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Object 7" manifest:media-type="application/vnd.sun.star.oleobject"/>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content.xml" manifest:media-type="text/xml"/>
  <manifest:file-entry manifest:full-path="ObjectReplacements/Object 6" manifest:media-type="application/x-openoffice-wmf;windows_formatname=&quot;Image WMF&quot;"/>
  <manifest:file-entry manifest:full-path="ObjectReplacements/Object 7" manifest:media-type="application/x-openoffice-wmf;windows_formatname=&quot;Image WMF&quot;"/>
  <manifest:file-entry manifest:full-path="ObjectReplacements/Object 1" manifest:media-type="application/x-openoffice-wmf;windows_formatname=&quot;Image WMF&quot;"/>
  <manifest:file-entry manifest:full-path="ObjectReplacements/Object 2" manifest:media-type="application/x-openoffice-wmf;windows_formatname=&quot;Image WMF&quot;"/>
  <manifest:file-entry manifest:full-path="ObjectReplacements/Object 4" manifest:media-type="application/x-openoffice-wmf;windows_formatname=&quot;Image WMF&quot;"/>
  <manifest:file-entry manifest:full-path="ObjectReplacements/Object 5" manifest:media-type="application/x-openoffice-wmf;windows_formatname=&quot;Image WMF&quot;"/>
  <manifest:file-entry manifest:full-path="settings.xml" manifest:media-type="text/xml"/>
  <manifest:file-entry manifest:full-path="Thumbnails/thumbnail.png" manifest:media-type="image/png"/>
  <manifest:file-entry manifest:full-path="Object 1" manifest:media-type="application/vnd.sun.star.oleobject"/>
  <manifest:file-entry manifest:full-path="Object 2" manifest:media-type="application/vnd.sun.star.oleobject"/>
  <manifest:file-entry manifest:full-path="styles.xml" manifest:media-type="text/xml"/>
  <manifest:file-entry manifest:full-path="Object 4" manifest:media-type="application/vnd.sun.star.oleobject"/>
  <manifest:file-entry manifest:full-path="Pictures/TablePreview1.svm" manifest:media-type=""/>
  <manifest:file-entry manifest:full-path="Object 5" manifest:media-type="application/vnd.sun.star.oleobject"/>
  <manifest:file-entry manifest:full-path="Object 6" manifest:media-type="application/vnd.sun.star.oleobjec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transition-type="semi-automatic" presentation:transition-speed="fast" presentation:background-visible="true" presentation:background-objects-visible="true" draw:fill="solid" draw:fill-color="#ffffff" presentation:display-footer="true" presentation:display-page-number="false" presentation:display-date-time="true" smil:direction="reverse">
        <presentation:sound xlink:href="../../Downloads/Documents/xen-docs/pres/DeviceDriverDevelopment.vor" xlink:type="simple" xlink:show="new" xlink:actuate="onRequest"/>
      </style:drawing-page-properties>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mil:direction="reverse"/>
    </style:style>
    <style:style style:name="gr1" style:family="graphic" style:parent-style-name="standard">
      <style:graphic-properties draw:stroke="none" draw:fill="none" draw:fill-color="#ffffff" draw:textarea-horizontal-align="right" draw:textarea-vertical-align="top" draw:auto-grow-height="true" draw:auto-grow-width="false" fo:min-height="0.529cm" fo:min-width="0cm" fo:padding-top="0cm" fo:padding-bottom="0cm" fo:padding-left="0cm" fo:padding-right="0cm" draw:shadow="hidden"/>
    </style:style>
    <style:style style:name="gr2" style:family="graphic" style:parent-style-name="standard">
      <style:graphic-properties draw:visible-area-left="0cm" draw:visible-area-top="0cm" draw:visible-area-width="5cm" draw:visible-area-height="5cm" draw:ole-draw-aspect="1"/>
    </style:style>
    <style:style style:name="gr3" style:family="graphic" style:parent-style-name="standard">
      <style:graphic-properties svg:stroke-width="0.152cm" svg:stroke-color="#808080" draw:marker-start-width="0.427cm" draw:marker-end-width="0.427cm" draw:textarea-horizontal-align="center" draw:textarea-vertical-align="middle" fo:padding-top="0.076cm" fo:padding-bottom="0.076cm" fo:padding-left="0.076cm" fo:padding-right="0.076cm"/>
    </style:style>
    <style:style style:name="gr4" style:family="graphic" style:parent-style-name="standard">
      <style:graphic-properties draw:stroke="none" draw:fill="none" draw:fill-color="#ffffff" draw:textarea-horizontal-align="left" draw:textarea-vertical-align="top" draw:auto-grow-height="true" draw:auto-grow-width="false" fo:min-height="0.755cm" fo:min-width="0cm" fo:padding-top="0cm" fo:padding-bottom="0cm" fo:padding-left="0cm" fo:padding-right="0cm" draw:shadow="hidden"/>
    </style:style>
    <style:style style:name="gr5" style:family="graphic">
      <style:graphic-properties style:protect="size"/>
    </style:style>
    <style:style style:name="gr6" style:family="graphic" style:parent-style-name="standard">
      <style:graphic-properties draw:fill-color="#e6e6e6" draw:textarea-horizontal-align="justify" draw:textarea-vertical-align="middle" draw:auto-grow-height="false"/>
    </style:style>
    <style:style style:name="gr7" style:family="graphic" style:parent-style-name="standard">
      <style:graphic-properties draw:fill-color="#e6e6e6" draw:textarea-horizontal-align="justify" draw:textarea-vertical-align="middle" draw:auto-grow-height="false"/>
    </style:style>
    <style:style style:name="gr8" style:family="graphic" style:parent-style-name="standard">
      <style:graphic-properties draw:fill-color="#ffff99" draw:textarea-horizontal-align="justify" draw:textarea-vertical-align="middle" draw:auto-grow-height="false"/>
    </style:style>
    <style:style style:name="gr9" style:family="graphic" style:parent-style-name="standard">
      <style:graphic-properties draw:fill-color="#ffcc99" draw:fill-image-width="0cm" draw:fill-image-height="0cm" draw:textarea-horizontal-align="justify" draw:textarea-vertical-align="middle" draw:auto-grow-height="false"/>
    </style:style>
    <style:style style:name="gr10"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1" style:family="graphic" style:parent-style-name="standard">
      <style:graphic-properties draw:fill-color="#ffcc99" draw:textarea-horizontal-align="justify" draw:textarea-vertical-align="middle" draw:auto-grow-height="false"/>
    </style:style>
    <style:style style:name="gr12" style:family="graphic" style:parent-style-name="objectwithoutfill">
      <style:graphic-properties draw:marker-end="Arrow" draw:marker-end-width="0.3cm" draw:fill="none" draw:textarea-horizontal-align="center" draw:textarea-vertical-align="middle"/>
    </style:style>
    <style:style style:name="gr13" style:family="graphic" style:parent-style-name="standard">
      <style:graphic-properties draw:fill-color="#23ff23" draw:textarea-horizontal-align="justify" draw:textarea-vertical-align="middle" draw:auto-grow-height="false"/>
    </style:style>
    <style:style style:name="gr14" style:family="graphic" style:parent-style-name="standard">
      <style:graphic-properties draw:fill-color="#ff0000" draw:textarea-horizontal-align="justify" draw:textarea-vertical-align="middle" draw:auto-grow-height="false"/>
    </style:style>
    <style:style style:name="gr15" style:family="graphic" style:parent-style-name="standard">
      <style:graphic-properties draw:fill-color="#ffff99" draw:fill-image-width="0cm" draw:fill-image-height="0cm" draw:textarea-horizontal-align="justify" draw:textarea-vertical-align="middle" draw:auto-grow-height="false"/>
    </style:style>
    <style:style style:name="gr16" style:family="graphic" style:parent-style-name="objectwithoutfill">
      <style:graphic-properties svg:stroke-width="0.4cm" svg:stroke-color="#ff0000" draw:marker-start-width="0.9cm" draw:marker-end-width="0.9cm" draw:fill="solid" draw:fill-color="#ff0000" draw:textarea-horizontal-align="center" draw:textarea-vertical-align="middle" fo:padding-top="0.2cm" fo:padding-bottom="0.2cm" fo:padding-left="0.2cm" fo:padding-right="0.2cm" draw:shadow="hidden"/>
    </style:style>
    <style:style style:name="gr17" style:family="graphic" style:parent-style-name="standard">
      <style:graphic-properties svg:stroke-width="0.1cm" draw:marker-start-width="0.35cm" draw:marker-end-width="0.35cm" draw:textarea-horizontal-align="center" draw:textarea-vertical-align="middle" fo:padding-top="0.05cm" fo:padding-bottom="0.05cm" fo:padding-left="0.05cm" fo:padding-right="0.05cm"/>
    </style:style>
    <style:style style:name="gr18" style:family="graphic" style:parent-style-name="objectwithoutfill" style:list-style-name="L1">
      <style:graphic-properties draw:stroke="solid" draw:stroke-dash="Dash_20_2" svg:stroke-width="0.1cm" svg:stroke-color="#000000" draw:marker-start="" draw:marker-start-width="0.45cm" draw:marker-start-center="false" draw:marker-end="" draw:marker-end-width="0.45cm" draw:marker-end-center="false" svg:stroke-opacity="100%" draw:stroke-linejoin="round" draw:fill="none" draw:fill-color="#00b8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05cm" fo:padding-bottom="0.05cm" fo:padding-left="0.05cm" fo:padding-right="0.0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9" style:family="graphic" style:parent-style-name="objectwithoutfill" style:list-style-name="L1">
      <style:graphic-properties draw:stroke="solid" draw:stroke-dash="Dash_20_2" svg:stroke-width="0.1cm" svg:stroke-color="#000000" draw:marker-start="" draw:marker-start-width="0.45cm" draw:marker-start-center="false" draw:marker-end="" draw:marker-end-width="0.45cm" draw:marker-end-center="false" svg:stroke-opacity="100%" draw:stroke-linejoin="round" draw:fill="none" draw:fill-color="#00b8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05cm" fo:padding-bottom="0.05cm" fo:padding-left="0.05cm" fo:padding-right="0.0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0" style:family="graphic" style:parent-style-name="objectwithoutfill" style:list-style-name="L1">
      <style:graphic-properties draw:stroke="solid" draw:stroke-dash="Dash_20_2" svg:stroke-width="0.1cm" svg:stroke-color="#000000" draw:marker-start="" draw:marker-start-width="0.45cm" draw:marker-start-center="false" draw:marker-end="" draw:marker-end-width="0.45cm" draw:marker-end-center="false" svg:stroke-opacity="100%" draw:stroke-linejoin="round" draw:fill="none" draw:fill-color="#00b8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05cm" fo:padding-bottom="0.05cm" fo:padding-left="0.05cm" fo:padding-right="0.0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1" style:family="graphic" style:parent-style-name="objectwithoutfill" style:list-style-name="L1">
      <style:graphic-properties draw:stroke="solid" draw:stroke-dash="Dash_20_2" svg:stroke-width="0.1cm" svg:stroke-color="#000000" draw:marker-start="" draw:marker-start-width="0.45cm" draw:marker-start-center="false" draw:marker-end="" draw:marker-end-width="0.45cm" draw:marker-end-center="false" svg:stroke-opacity="100%" draw:stroke-linejoin="round" draw:fill="none" draw:fill-color="#00b8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05cm" fo:padding-bottom="0.05cm" fo:padding-left="0.05cm" fo:padding-right="0.0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2" style:family="graphic" style:parent-style-name="objectwithoutfill" style:list-style-name="L1">
      <style:graphic-properties draw:stroke="solid" draw:stroke-dash="Dash_20_2" svg:stroke-width="0.1cm" svg:stroke-color="#000000" draw:marker-start="" draw:marker-start-width="0.45cm" draw:marker-start-center="false" draw:marker-end="" draw:marker-end-width="0.45cm" draw:marker-end-center="false" svg:stroke-opacity="100%" draw:stroke-linejoin="round" draw:fill="none" draw:fill-color="#00b8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05cm" fo:padding-bottom="0.05cm" fo:padding-left="0.05cm" fo:padding-right="0.0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3" style:family="graphic" style:parent-style-name="objectwithoutfill" style:list-style-name="L1">
      <style:graphic-properties draw:stroke="solid" draw:stroke-dash="Dash_20_2" svg:stroke-width="0.1cm" svg:stroke-color="#000000" draw:marker-start="" draw:marker-start-width="0.45cm" draw:marker-start-center="false" draw:marker-end="" draw:marker-end-width="0.45cm" draw:marker-end-center="false" svg:stroke-opacity="100%" draw:stroke-linejoin="round" draw:fill="none" draw:fill-color="#00b8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05cm" fo:padding-bottom="0.05cm" fo:padding-left="0.05cm" fo:padding-right="0.0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4" style:family="graphic" style:parent-style-name="objectwithoutfill" style:list-style-name="L1">
      <style:graphic-properties draw:stroke="solid" draw:stroke-dash="Dash_20_2" svg:stroke-width="0.1cm" svg:stroke-color="#000000" draw:marker-start="" draw:marker-start-width="0.45cm" draw:marker-start-center="false" draw:marker-end="" draw:marker-end-width="0.45cm" draw:marker-end-center="false" svg:stroke-opacity="100%" draw:stroke-linejoin="round" draw:fill="none" draw:fill-color="#00b8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05cm" fo:padding-bottom="0.05cm" fo:padding-left="0.05cm" fo:padding-right="0.0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5" style:family="graphic" style:parent-style-name="objectwithoutfill" style:list-style-name="L1">
      <style:graphic-properties draw:stroke="solid" draw:stroke-dash="Dash_20_2" svg:stroke-width="0.1cm" svg:stroke-color="#000000" draw:marker-start="" draw:marker-start-width="0.45cm" draw:marker-start-center="false" draw:marker-end="" draw:marker-end-width="0.45cm" draw:marker-end-center="false" svg:stroke-opacity="100%" draw:stroke-linejoin="round" draw:fill="none" draw:fill-color="#00b8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05cm" fo:padding-bottom="0.05cm" fo:padding-left="0.05cm" fo:padding-right="0.0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6" style:family="graphic" style:parent-style-name="objectwithoutfill" style:list-style-name="L1">
      <style:graphic-properties draw:stroke="solid" draw:stroke-dash="Dash_20_2" svg:stroke-width="0.1cm" svg:stroke-color="#000000" draw:marker-start="" draw:marker-start-width="0.45cm" draw:marker-start-center="false" draw:marker-end="" draw:marker-end-width="0.45cm" draw:marker-end-center="false" svg:stroke-opacity="100%" draw:stroke-linejoin="round" draw:fill="none" draw:fill-color="#00b8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05cm" fo:padding-bottom="0.05cm" fo:padding-left="0.05cm" fo:padding-right="0.0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7" style:family="graphic" style:parent-style-name="objectwithoutfill" style:list-style-name="L1">
      <style:graphic-properties draw:stroke="solid" draw:stroke-dash="Dash_20_2" svg:stroke-width="0.1cm" svg:stroke-color="#000000" draw:marker-start="" draw:marker-start-width="0.45cm" draw:marker-start-center="false" draw:marker-end="" draw:marker-end-width="0.45cm" draw:marker-end-center="false" svg:stroke-opacity="100%" draw:stroke-linejoin="round" draw:fill="none" draw:fill-color="#00b8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05cm" fo:padding-bottom="0.05cm" fo:padding-left="0.05cm" fo:padding-right="0.0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8" style:family="graphic" style:parent-style-name="objectwithoutfill" style:list-style-name="L1">
      <style:graphic-properties draw:stroke="solid" draw:stroke-dash="Dash_20_2" svg:stroke-width="0.1cm" svg:stroke-color="#000000" draw:marker-start="" draw:marker-start-width="0.45cm" draw:marker-start-center="false" draw:marker-end="" draw:marker-end-width="0.45cm" draw:marker-end-center="false" svg:stroke-opacity="100%" draw:stroke-linejoin="round" draw:fill="none" draw:fill-color="#00b8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05cm" fo:padding-bottom="0.05cm" fo:padding-left="0.05cm" fo:padding-right="0.0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9" style:family="graphic" style:parent-style-name="objectwithoutfill" style:list-style-name="L1">
      <style:graphic-properties draw:stroke="solid" draw:stroke-dash="Dash_20_2" svg:stroke-width="0.1cm" svg:stroke-color="#000000" draw:marker-start="" draw:marker-start-width="0.45cm" draw:marker-start-center="false" draw:marker-end="" draw:marker-end-width="0.45cm" draw:marker-end-center="false" svg:stroke-opacity="100%" draw:stroke-linejoin="round" draw:fill="none" draw:fill-color="#00b8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05cm" fo:padding-bottom="0.05cm" fo:padding-left="0.05cm" fo:padding-right="0.0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0" style:family="graphic" style:parent-style-name="objectwithoutfill">
      <style:graphic-properties svg:stroke-width="0.1cm" draw:marker-start-width="0.35cm" draw:marker-end-width="0.35cm" draw:fill="none" draw:textarea-horizontal-align="center" draw:textarea-vertical-align="middle" fo:padding-top="0.05cm" fo:padding-bottom="0.05cm" fo:padding-left="0.05cm" fo:padding-right="0.05cm"/>
    </style:style>
    <style:style style:name="gr31" style:family="graphic" style:parent-style-name="standard">
      <style:graphic-properties draw:stroke="none" svg:stroke-color="#000000" draw:fill="none" draw:fill-color="#ffffff" draw:textarea-horizontal-align="left" draw:auto-grow-height="true" draw:auto-grow-width="false" fo:min-height="0cm" fo:min-width="16.106cm"/>
    </style:style>
    <style:style style:name="gr32" style:family="graphic" style:parent-style-name="standard">
      <style:graphic-properties draw:textarea-horizontal-align="center" draw:textarea-vertical-align="middle"/>
    </style:style>
    <style:style style:name="gr33" style:family="graphic" style:parent-style-name="objectwithoutfill">
      <style:graphic-properties draw:fill="none" draw:textarea-horizontal-align="center" draw:textarea-vertical-align="middle"/>
    </style:style>
    <style:style style:name="gr34" style:family="graphic" style:parent-style-name="objectwithoutfill">
      <style:graphic-properties svg:stroke-width="0.1cm" draw:marker-start-width="0.45cm" draw:marker-end-width="0.45cm" draw:fill="none" draw:textarea-horizontal-align="center" draw:textarea-vertical-align="middle" fo:padding-top="0.05cm" fo:padding-bottom="0.05cm" fo:padding-left="0.05cm" fo:padding-right="0.05cm"/>
    </style:style>
    <style:style style:name="gr35" style:family="graphic" style:parent-style-name="standard">
      <style:graphic-properties svg:stroke-width="0.1cm" draw:marker-start-width="0.45cm" draw:marker-end="Arrow" draw:marker-end-width="0.45cm" draw:textarea-horizontal-align="center" draw:textarea-vertical-align="middle" fo:padding-top="0.05cm" fo:padding-bottom="0.05cm" fo:padding-left="0.05cm" fo:padding-right="0.05cm"/>
    </style:style>
    <style:style style:name="gr36" style:family="graphic" style:parent-style-name="standard">
      <style:graphic-properties draw:fill-color="#00ff00" draw:textarea-horizontal-align="justify" draw:textarea-vertical-align="middle" draw:auto-grow-height="false"/>
    </style:style>
    <style:style style:name="gr37" style:family="graphic" style:parent-style-name="objectwithoutfill" style:list-style-name="L1">
      <style:graphic-properties draw:stroke="solid" draw:stroke-dash="Dash_20_2" svg:stroke-width="0.1cm" svg:stroke-color="#000000" draw:marker-start="" draw:marker-start-width="0.45cm" draw:marker-start-center="false" draw:marker-end="" draw:marker-end-width="0.45cm" draw:marker-end-center="false" svg:stroke-opacity="100%" draw:stroke-linejoin="round" draw:fill="none" draw:fill-color="#00b8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05cm" fo:padding-bottom="0.05cm" fo:padding-left="0.05cm" fo:padding-right="0.0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8" style:family="graphic" style:parent-style-name="objectwithoutfill" style:list-style-name="L1">
      <style:graphic-properties draw:stroke="solid" draw:stroke-dash="Dash_20_2" svg:stroke-width="0.1cm" svg:stroke-color="#000000" draw:marker-start="" draw:marker-start-width="0.45cm" draw:marker-start-center="false" draw:marker-end="" draw:marker-end-width="0.45cm" draw:marker-end-center="false" svg:stroke-opacity="100%" draw:stroke-linejoin="round" draw:fill="none" draw:fill-color="#00b8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05cm" fo:padding-bottom="0.05cm" fo:padding-left="0.05cm" fo:padding-right="0.0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9" style:family="graphic" style:parent-style-name="objectwithoutfill" style:list-style-name="L1">
      <style:graphic-properties draw:stroke="solid" draw:stroke-dash="Dash_20_2" svg:stroke-width="0.1cm" svg:stroke-color="#000000" draw:marker-start="" draw:marker-start-width="0.45cm" draw:marker-start-center="false" draw:marker-end="" draw:marker-end-width="0.45cm" draw:marker-end-center="false" svg:stroke-opacity="100%" draw:stroke-linejoin="round" draw:fill="none" draw:fill-color="#00b8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05cm" fo:padding-bottom="0.05cm" fo:padding-left="0.05cm" fo:padding-right="0.0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0" style:family="graphic" style:parent-style-name="standard">
      <style:graphic-properties svg:stroke-width="0.1cm" draw:marker-start="Arrow" draw:marker-start-width="0.35cm" draw:marker-end-width="0.35cm" draw:textarea-horizontal-align="center" draw:textarea-vertical-align="middle" fo:padding-top="0.05cm" fo:padding-bottom="0.05cm" fo:padding-left="0.05cm" fo:padding-right="0.05cm"/>
    </style:style>
    <style:style style:name="gr41" style:family="graphic" style:parent-style-name="standard">
      <style:graphic-properties draw:marker-end="Arrow" draw:textarea-horizontal-align="center" draw:textarea-vertical-align="middle"/>
    </style:style>
    <style:style style:name="gr42" style:family="graphic" style:parent-style-name="standard">
      <style:graphic-properties draw:stroke="none" svg:stroke-color="#000000" draw:fill="none" draw:fill-color="#ffffff" draw:textarea-horizontal-align="left" draw:auto-grow-height="true" draw:auto-grow-width="false" fo:min-height="0cm" fo:min-width="13.503cm"/>
    </style:style>
    <style:style style:name="gr43" style:family="graphic" style:parent-style-name="objectwithoutfill" style:list-style-name="L1">
      <style:graphic-properties draw:stroke="solid" draw:stroke-dash="Dash_20_2" svg:stroke-width="0.1cm" svg:stroke-color="#000000" draw:marker-start="" draw:marker-start-width="0.45cm" draw:marker-start-center="false" draw:marker-end="" draw:marker-end-width="0.45cm" draw:marker-end-center="false" svg:stroke-opacity="100%" draw:stroke-linejoin="round" draw:fill="none" draw:fill-color="#00b8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05cm" fo:padding-bottom="0.05cm" fo:padding-left="0.05cm" fo:padding-right="0.0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4" style:family="graphic" style:parent-style-name="objectwithoutfill" style:list-style-name="L1">
      <style:graphic-properties draw:stroke="solid" draw:stroke-dash="Dash_20_2" svg:stroke-width="0.1cm" svg:stroke-color="#000000" draw:marker-start="" draw:marker-start-width="0.45cm" draw:marker-start-center="false" draw:marker-end="" draw:marker-end-width="0.45cm" draw:marker-end-center="false" svg:stroke-opacity="100%" draw:stroke-linejoin="round" draw:fill="none" draw:fill-color="#00b8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05cm" fo:padding-bottom="0.05cm" fo:padding-left="0.05cm" fo:padding-right="0.0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5" style:family="graphic" style:parent-style-name="objectwithoutfill" style:list-style-name="L1">
      <style:graphic-properties draw:stroke="solid" draw:stroke-dash="Dash_20_2" svg:stroke-width="0.1cm" svg:stroke-color="#000000" draw:marker-start="" draw:marker-start-width="0.45cm" draw:marker-start-center="false" draw:marker-end="" draw:marker-end-width="0.45cm" draw:marker-end-center="false" svg:stroke-opacity="100%" draw:stroke-linejoin="round" draw:fill="none" draw:fill-color="#00b8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05cm" fo:padding-bottom="0.05cm" fo:padding-left="0.05cm" fo:padding-right="0.0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6" style:family="graphic" style:parent-style-name="objectwithoutfill" style:list-style-name="L1">
      <style:graphic-properties draw:stroke="solid" draw:stroke-dash="Dash_20_2" svg:stroke-width="0cm" svg:stroke-color="#000000" draw:marker-start="" draw:marker-start-width="0.3cm" draw:marker-start-center="false" draw:marker-end="" draw:marker-end-width="0.3cm" draw:marker-end-center="false" svg:stroke-opacity="100%" draw:stroke-linejoin="round" draw:fill="none" draw:fill-color="#00b8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7" style:family="graphic" style:parent-style-name="objectwithoutfill" style:list-style-name="L1">
      <style:graphic-properties draw:stroke="solid" draw:stroke-dash="Dash_20_2" svg:stroke-width="0cm" svg:stroke-color="#000000" draw:marker-start="" draw:marker-start-width="0.3cm" draw:marker-start-center="false" draw:marker-end="" draw:marker-end-width="0.3cm" draw:marker-end-center="false" svg:stroke-opacity="100%" draw:stroke-linejoin="round" draw:fill="none" draw:fill-color="#00b8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8" style:family="graphic" style:parent-style-name="objectwithoutfill" style:list-style-name="L1">
      <style:graphic-properties draw:stroke="solid" draw:stroke-dash="Dash_20_2" svg:stroke-width="0cm" svg:stroke-color="#000000" draw:marker-start="" draw:marker-start-width="0.3cm" draw:marker-start-center="false" draw:marker-end="" draw:marker-end-width="0.3cm" draw:marker-end-center="false" svg:stroke-opacity="100%" draw:stroke-linejoin="round" draw:fill="none" draw:fill-color="#00b8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9" style:family="graphic" style:parent-style-name="standard">
      <style:graphic-properties svg:stroke-width="0cm" draw:marker-start-width="0.3cm" draw:marker-end="Arrow" draw:marker-end-width="0.3cm" draw:textarea-horizontal-align="center" draw:textarea-vertical-align="middle" fo:padding-top="0cm" fo:padding-bottom="0cm" fo:padding-left="0cm" fo:padding-right="0cm"/>
    </style:style>
    <style:style style:name="gr50" style:family="graphic" style:parent-style-name="objectwithoutfill">
      <style:graphic-properties svg:stroke-width="0cm" draw:marker-start-width="0.2cm" draw:marker-end-width="0.2cm" draw:fill="none" draw:textarea-horizontal-align="center" draw:textarea-vertical-align="middle" fo:padding-top="0cm" fo:padding-bottom="0cm" fo:padding-left="0cm" fo:padding-right="0cm"/>
    </style:style>
    <style:style style:name="gr51" style:family="graphic" style:parent-style-name="standard">
      <style:graphic-properties draw:stroke="none" draw:fill="none" fo:min-height="5.988cm"/>
    </style:style>
    <style:style style:name="gr52" style:family="graphic" style:parent-style-name="standard">
      <style:graphic-properties draw:stroke="none" draw:fill="none" fo:min-height="2.958cm"/>
    </style:style>
    <style:style style:name="gr53" style:family="graphic" style:parent-style-name="standard">
      <style:graphic-properties draw:stroke="none" draw:fill="none" fo:min-height="12.065cm"/>
    </style:style>
    <style:style style:name="gr54" style:family="graphic" style:parent-style-name="standard">
      <style:graphic-properties draw:stroke="none" draw:fill="none" fo:min-height="12.7cm"/>
    </style:style>
    <style:style style:name="gr55" style:family="graphic" style:parent-style-name="standard">
      <style:graphic-properties draw:fill="solid" draw:fill-color="#ffff99" draw:textarea-horizontal-align="justify" draw:textarea-vertical-align="middle" draw:auto-grow-height="false" draw:shadow="visible"/>
    </style:style>
    <style:style style:name="gr56" style:family="graphic" style:parent-style-name="objectwithoutfill">
      <style:graphic-properties svg:stroke-width="0.5cm" draw:marker-start-width="1.05cm" draw:marker-end="Arrow" draw:marker-end-width="1.05cm" draw:fill="none" draw:textarea-horizontal-align="center" draw:textarea-vertical-align="middle" fo:padding-top="0.25cm" fo:padding-bottom="0.25cm" fo:padding-left="0.25cm" fo:padding-right="0.25cm"/>
    </style:style>
    <style:style style:name="gr57" style:family="graphic" style:parent-style-name="standard">
      <style:graphic-properties draw:textarea-horizontal-align="justify" draw:textarea-vertical-align="middle" draw:auto-grow-height="false"/>
    </style:style>
    <style:style style:name="gr58" style:family="graphic" style:parent-style-name="standard">
      <style:graphic-properties draw:fill="solid" draw:fill-color="#e6e6e6" draw:textarea-horizontal-align="justify" draw:textarea-vertical-align="middle" draw:auto-grow-height="false"/>
    </style:style>
    <style:style style:name="gr59" style:family="graphic" style:parent-style-name="standard">
      <style:graphic-properties draw:stroke="none" svg:stroke-color="#000000" draw:fill="none" draw:fill-color="#ffffff" draw:textarea-horizontal-align="left" draw:auto-grow-height="true" draw:auto-grow-width="true" fo:min-height="0cm" fo:min-width="1.851cm"/>
    </style:style>
    <style:style style:name="gr60" style:family="graphic" style:parent-style-name="objectwithoutfill">
      <style:graphic-properties svg:stroke-width="0.2cm" draw:marker-start-width="0.5cm" draw:marker-end="Arrow" draw:marker-end-width="0.6cm" draw:fill="none" draw:textarea-horizontal-align="center" draw:textarea-vertical-align="middle" fo:padding-top="0.1cm" fo:padding-bottom="0.1cm" fo:padding-left="0.1cm" fo:padding-right="0.1cm"/>
    </style:style>
    <style:style style:name="gr61" style:family="graphic" style:parent-style-name="standard">
      <style:graphic-properties draw:stroke="none" svg:stroke-color="#000000" draw:fill="none" draw:fill-color="#ffffff" draw:textarea-horizontal-align="left" draw:auto-grow-height="true" draw:auto-grow-width="true" fo:min-height="0cm" fo:min-width="4.391cm"/>
    </style:style>
    <style:style style:name="gr62" style:family="graphic" style:parent-style-name="standard">
      <style:graphic-properties draw:fill="solid" draw:fill-color="#ffff99" draw:textarea-horizontal-align="justify" draw:textarea-vertical-align="middle" draw:auto-grow-height="false"/>
    </style:style>
    <style:style style:name="gr63" style:family="graphic" style:parent-style-name="standard">
      <style:graphic-properties draw:stroke="none" svg:stroke-color="#000000" draw:fill="none" draw:fill-color="#ffffff" draw:textarea-horizontal-align="left" draw:auto-grow-height="true" draw:auto-grow-width="false" fo:min-height="0cm" fo:min-width="3.81cm"/>
    </style:style>
    <style:style style:name="gr64" style:family="graphic" style:parent-style-name="objectwithoutfill">
      <style:graphic-properties svg:stroke-width="0.1cm" draw:marker-start-width="0.35cm" draw:marker-end="Arrow" draw:marker-end-width="0.45cm" draw:fill="none" draw:textarea-horizontal-align="center" draw:textarea-vertical-align="middle" fo:padding-top="0.05cm" fo:padding-bottom="0.05cm" fo:padding-left="0.05cm" fo:padding-right="0.05cm"/>
    </style:style>
    <style:style style:name="gr65" style:family="graphic" style:parent-style-name="standard">
      <style:graphic-properties draw:fill="solid" draw:fill-color="#e6e6e6" draw:textarea-horizontal-align="justify" draw:textarea-vertical-align="middle" draw:auto-grow-height="false" draw:shadow="hidden"/>
    </style:style>
    <style:style style:name="gr66" style:family="graphic" style:parent-style-name="standard">
      <style:graphic-properties draw:stroke="none" svg:stroke-color="#000000" draw:fill="none" draw:fill-color="#ffffff" draw:textarea-horizontal-align="left" draw:auto-grow-height="true" draw:auto-grow-width="false" fo:min-height="0cm" fo:min-width="1.905cm"/>
    </style:style>
    <style:style style:name="gr67" style:family="graphic" style:parent-style-name="objectwithoutfill">
      <style:graphic-properties svg:stroke-width="0.1cm" draw:marker-start="Arrow" draw:marker-start-width="0.45cm" draw:marker-end="Arrow" draw:marker-end-width="0.45cm" draw:fill="none" draw:textarea-horizontal-align="center" draw:textarea-vertical-align="middle" fo:padding-top="0.05cm" fo:padding-bottom="0.05cm" fo:padding-left="0.05cm" fo:padding-right="0.05cm"/>
    </style:style>
    <style:style style:name="gr68" style:family="graphic" style:parent-style-name="standard">
      <style:graphic-properties draw:stroke="none" svg:stroke-color="#000000" draw:fill="none" draw:fill-color="#ffffff" draw:textarea-horizontal-align="left" draw:auto-grow-height="true" draw:auto-grow-width="false" fo:min-height="0cm" fo:min-width="17.548cm"/>
    </style:style>
    <style:style style:name="gr69" style:family="graphic" style:parent-style-name="objectwithoutfill">
      <style:graphic-properties svg:stroke-width="0cm" draw:marker-start="Arrow" draw:marker-start-width="0.3cm" draw:marker-end="Arrow" draw:marker-end-width="0.3cm" draw:fill="none" draw:textarea-horizontal-align="center" draw:textarea-vertical-align="middle" fo:padding-top="0cm" fo:padding-bottom="0cm" fo:padding-left="0cm" fo:padding-right="0cm"/>
    </style:style>
    <style:style style:name="gr70" style:family="graphic" style:parent-style-name="standard">
      <style:graphic-properties draw:stroke="none" svg:stroke-color="#000000" draw:fill="none" draw:fill-color="#ffffff" draw:textarea-horizontal-align="left" draw:auto-grow-height="true" draw:auto-grow-width="true" fo:min-height="1.035cm" fo:min-width="1.7cm"/>
    </style:style>
    <style:style style:name="gr71" style:family="graphic" style:parent-style-name="standard">
      <style:graphic-properties draw:fill="solid" draw:fill-color="#ffff66" draw:textarea-horizontal-align="justify" draw:textarea-vertical-align="middle" draw:auto-grow-height="false"/>
    </style:style>
    <style:style style:name="gr72" style:family="graphic" style:parent-style-name="standard">
      <style:graphic-properties draw:fill="solid" draw:fill-color="#ffff99" draw:textarea-horizontal-align="justify" draw:textarea-vertical-align="middle" draw:auto-grow-height="false" draw:shadow="hidden"/>
    </style:style>
    <style:style style:name="gr73" style:family="graphic" style:parent-style-name="standard">
      <style:graphic-properties draw:stroke="none" svg:stroke-color="#000000" draw:fill="none" draw:fill-color="#ffffff" draw:textarea-horizontal-align="left" draw:auto-grow-height="true" draw:auto-grow-width="false" fo:min-height="0cm" fo:min-width="3.44cm"/>
    </style:style>
    <style:style style:name="gr74" style:family="graphic" style:parent-style-name="standard">
      <style:graphic-properties draw:stroke="none" svg:stroke-color="#000000" draw:fill="none" draw:fill-color="#ffffff" draw:textarea-horizontal-align="left" draw:auto-grow-height="true" draw:auto-grow-width="false" fo:min-height="0cm" fo:min-width="2.975cm"/>
    </style:style>
    <style:style style:name="pr1" style:family="presentation" style:parent-style-name="LTC_5f_OO_5f_Template-title">
      <style:graphic-properties draw:fill-color="#ffffff" draw:auto-grow-height="true" fo:min-height="3.747cm"/>
    </style:style>
    <style:style style:name="pr2" style:family="presentation" style:parent-style-name="LTC_5f_OO_5f_Template-outline1">
      <style:graphic-properties draw:stroke="none" draw:fill="none" draw:fill-color="#ffffff" draw:textarea-horizontal-align="left" draw:textarea-vertical-align="top" draw:auto-grow-height="true" draw:auto-grow-width="false" fo:min-height="3.017cm" fo:min-width="0cm" fo:padding-top="0cm" fo:padding-bottom="0cm" fo:padding-left="0cm" fo:padding-right="0cm" draw:shadow="hidden" draw:shadow-color="#808080"/>
    </style:style>
    <style:style style:name="pr3" style:family="presentation" style:parent-style-name="LTC_5f_OO_5f_Template-notes" style:list-style-name="L2">
      <style:graphic-properties draw:stroke="none" draw:fill="none" draw:fill-color="#ffffff" draw:auto-grow-height="true" fo:min-height="11.431cm" draw:shadow="hidden"/>
    </style:style>
    <style:style style:name="pr4" style:family="presentation" style:parent-style-name="LTC_5f_OO_5f_Template-title">
      <style:graphic-properties draw:fill-color="#ffffff" draw:auto-grow-height="true" fo:min-height="2.266cm"/>
    </style:style>
    <style:style style:name="pr5" style:family="presentation" style:parent-style-name="LTC_5f_OO_5f_Template-outline1">
      <style:graphic-properties draw:fill-color="#ffffff" draw:auto-grow-height="true" fo:min-height="16.078cm"/>
    </style:style>
    <style:style style:name="pr6" style:family="presentation" style:parent-style-name="LTC_5f_OO_5f_Template-notes">
      <style:graphic-properties draw:fill-color="#ffffff" draw:auto-grow-height="true" fo:min-height="11.431cm"/>
    </style:style>
    <style:style style:name="pr7" style:family="presentation" style:parent-style-name="LTC_5f_OO_5f_Template-title">
      <style:graphic-properties fo:min-height="2.266cm"/>
    </style:style>
    <style:style style:name="pr8" style:family="presentation" style:parent-style-name="LTC_5f_OO_5f_Template-outline1">
      <style:graphic-properties fo:min-height="14.743cm"/>
    </style:style>
    <style:style style:name="pr9" style:family="presentation" style:parent-style-name="LTC_5f_OO_5f_Template-notes">
      <style:graphic-properties draw:fill-color="#ffffff" fo:min-height="11.43cm"/>
    </style:style>
    <style:style style:name="pr10" style:family="presentation" style:parent-style-name="LTC_5f_OO_5f_Template-title">
      <style:graphic-properties draw:auto-grow-height="true" fo:min-height="2.266cm"/>
    </style:style>
    <style:style style:name="pr11" style:family="presentation" style:parent-style-name="LTC_5f_OO_5f_Template-outline1">
      <style:graphic-properties draw:auto-grow-height="true" fo:min-height="14.615cm"/>
    </style:style>
    <style:style style:name="pr12" style:family="presentation" style:parent-style-name="LTC_5f_OO_5f_Template-outline1">
      <style:graphic-properties fo:min-height="15.171cm"/>
    </style:style>
    <style:style style:name="pr13" style:family="presentation" style:parent-style-name="LTC_5f_OO_5f_Template-subtitle">
      <style:graphic-properties draw:fill-color="#ffffff" draw:auto-grow-height="true" fo:min-height="18.52cm"/>
    </style:style>
    <style:style style:name="pr14" style:family="presentation" style:parent-style-name="LTC_5f_OO_5f_Template-outline1">
      <style:graphic-properties fo:min-height="15.085cm"/>
    </style:style>
    <style:style style:name="pr15" style:family="presentation" style:parent-style-name="LTC_5f_OO_5f_Template-outline1">
      <style:graphic-properties fo:min-height="16.078cm"/>
    </style:style>
    <style:style style:name="pr16" style:family="presentation" style:parent-style-name="LTC_5f_OO_5f_Template-outline1">
      <style:graphic-properties fo:min-height="2.444cm"/>
    </style:style>
    <style:style style:name="pr17" style:family="presentation" style:parent-style-name="LTC_5f_OO_5f_Template-outline1">
      <style:graphic-properties fo:min-height="2.743cm"/>
    </style:style>
    <style:style style:name="pr18" style:family="presentation" style:parent-style-name="LTC_5f_OO_5f_Template-outline1">
      <style:graphic-properties fo:min-height="13.881cm"/>
    </style:style>
    <style:style style:name="pr19" style:family="presentation" style:parent-style-name="LTC_5f_OO_5f_Template-outline1">
      <style:graphic-properties fo:min-height="4.108cm"/>
    </style:style>
    <style:style style:name="pr20" style:family="presentation" style:parent-style-name="LTC_5f_OO_5f_Template-outline1">
      <style:graphic-properties fo:min-height="15.128cm"/>
    </style:style>
    <style:style style:name="co1" style:family="table-column">
      <style:table-column-properties style:column-width="3.508cm" style:use-optimal-column-width="false"/>
    </style:style>
    <style:style style:name="co2" style:family="table-column">
      <style:table-column-properties style:column-width="7.05cm" style:use-optimal-column-width="false"/>
    </style:style>
    <style:style style:name="ro1" style:family="table-row">
      <style:table-row-properties style:row-height="0.937cm"/>
    </style:style>
    <style:style style:name="ce1" style:family="table-cell">
      <style:graphic-properties style:repeat="repeat"/>
      <style:text-properties fo:font-weight="bold" style:font-weight-asian="bold" style:font-weight-complex="bold"/>
    </style:style>
    <style:style style:name="ce2" style:family="table-cell">
      <style:graphic-properties style:repeat="repeat"/>
      <style:paragraph-properties fo:text-align="end"/>
      <style:text-properties fo:font-family="'DejaVu Sans Mono'" style:font-family-generic="modern" style:font-pitch="fixed"/>
    </style:style>
    <style:style style:name="ce3" style:family="table-cell">
      <style:graphic-properties style:repeat="repeat"/>
    </style:style>
    <style:style style:name="ce4" style:family="table-cell">
      <style:graphic-properties style:repeat="repeat"/>
      <style:paragraph-properties fo:text-align="end"/>
    </style:style>
    <style:style style:name="P1" style:family="paragraph">
      <style:paragraph-properties fo:margin-left="0cm" fo:margin-right="0cm" fo:line-height="100%" fo:text-align="end" fo:text-indent="0cm"/>
    </style:style>
    <style:style style:name="P2" style:family="paragraph">
      <style:paragraph-properties style:writing-mode="lr-tb"/>
    </style:style>
    <style:style style:name="P3" style:family="paragraph">
      <style:paragraph-properties fo:margin-left="0cm" fo:margin-right="0cm" fo:text-align="start" fo:text-indent="0cm"/>
    </style:style>
    <style:style style:name="P4" style:family="paragraph">
      <style:paragraph-properties fo:margin-left="0cm" fo:margin-right="0cm" fo:text-align="start" fo:text-indent="0cm"/>
      <style:text-properties fo:font-weight="bold"/>
    </style:style>
    <style:style style:name="P5" style:family="paragraph">
      <style:paragraph-properties fo:text-align="center"/>
    </style:style>
    <style:style style:name="P6" style:family="paragraph">
      <style:paragraph-properties fo:margin-left="0cm" fo:margin-right="0cm" fo:margin-top="0cm" fo:margin-bottom="0cm" fo:line-height="100%" fo:text-indent="0cm" style:punctuation-wrap="simple" style:line-break="normal"/>
    </style:style>
    <style:style style:name="P7" style:family="paragraph">
      <style:paragraph-properties fo:margin-left="1.2cm" fo:margin-right="0cm" fo:text-indent="-0.9cm" style:writing-mode="lr-tb"/>
    </style:style>
    <style:style style:name="P8" style:family="paragraph">
      <style:paragraph-properties fo:margin-left="0cm" fo:margin-right="0cm" fo:line-height="100%" fo:text-indent="0cm"/>
    </style:style>
    <style:style style:name="P9" style:family="paragraph">
      <style:paragraph-properties fo:margin-left="0cm" fo:margin-right="0cm" fo:text-indent="0cm"/>
    </style:style>
    <style:style style:name="P10" style:family="paragraph">
      <style:paragraph-properties fo:margin-left="1.2cm" fo:margin-right="0cm" fo:text-indent="-0.9cm"/>
      <style:text-properties fo:font-size="32pt" style:font-size-asian="32pt" style:font-size-complex="32pt"/>
    </style:style>
    <style:style style:name="P11" style:family="paragraph">
      <style:paragraph-properties fo:margin-left="0.6cm" fo:margin-right="0cm" fo:text-indent="-0.6cm"/>
    </style:style>
    <style:style style:name="P12" style:family="paragraph">
      <style:paragraph-properties fo:text-align="center"/>
      <style:text-properties fo:font-size="32pt" style:font-size-asian="32pt" style:font-size-complex="32pt"/>
    </style:style>
    <style:style style:name="P13" style:family="paragraph">
      <style:text-properties fo:font-size="16pt" style:font-size-asian="16pt" style:font-size-complex="16pt"/>
    </style:style>
    <style:style style:name="P14" style:family="paragraph">
      <style:text-properties fo:font-size="26pt" style:font-size-asian="26pt" style:font-size-complex="26pt"/>
    </style:style>
    <style:style style:name="P15" style:family="paragraph">
      <style:text-properties fo:font-size="20pt"/>
    </style:style>
    <style:style style:name="P16" style:family="paragraph">
      <style:text-properties fo:font-size="24pt" style:font-size-asian="24pt" style:font-size-complex="24pt"/>
    </style:style>
    <style:style style:name="P17" style:family="paragraph">
      <style:paragraph-properties fo:margin-left="0cm" fo:margin-right="0cm" fo:text-indent="0cm"/>
      <style:text-properties fo:font-family="'DejaVu Sans'" style:font-family-generic="swiss" style:font-pitch="variable" fo:font-size="40pt" fo:font-weight="bold" style:font-size-asian="40pt" style:font-weight-asian="bold" style:font-size-complex="40pt" style:font-weight-complex="bold"/>
    </style:style>
    <style:style style:name="P18" style:family="paragraph">
      <style:text-properties fo:font-size="24pt"/>
    </style:style>
    <style:style style:name="P19" style:family="paragraph">
      <style:text-properties fo:font-family="'DejaVu Sans'" style:font-family-generic="swiss" style:font-pitch="variable"/>
    </style:style>
    <style:style style:name="P20" style:family="paragraph">
      <style:text-properties fo:font-family="'DejaVu Sans'" style:font-family-generic="swiss" style:font-pitch="variable" fo:font-size="24pt"/>
    </style:style>
    <style:style style:name="P21" style:family="paragraph">
      <style:text-properties fo:color="#ff0000"/>
    </style:style>
    <style:style style:name="P22" style:family="paragraph">
      <style:text-properties fo:color="#ff0000" fo:font-size="24pt"/>
    </style:style>
    <style:style style:name="P23" style:family="paragraph">
      <style:text-properties fo:font-family="'DejaVu Sans Mono'" style:font-family-generic="modern" style:font-pitch="fixed" fo:font-size="28pt" style:font-size-asian="28pt" style:font-size-complex="28pt"/>
    </style:style>
    <style:style style:name="P24" style:family="paragraph">
      <style:text-properties fo:font-family="'DejaVu Sans Mono'" style:font-family-generic="modern" style:font-pitch="fixed" fo:font-size="18pt" style:font-size-asian="18pt" style:font-size-complex="18pt"/>
    </style:style>
    <style:style style:name="P25" style:family="paragraph">
      <style:paragraph-properties fo:margin-left="0cm" fo:margin-right="0cm" fo:margin-top="0cm" fo:margin-bottom="0cm" fo:line-height="108%" fo:text-align="start" fo:text-indent="0cm" style:text-autospace="ideograph-alpha" style:punctuation-wrap="simple" style:line-break="normal" style:writing-mode="lr-tb" style:font-independent-line-spacing="fals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24pt" fo:letter-spacing="normal" fo:language="en" fo:country="US" fo:font-style="normal" fo:text-shadow="none" style:text-underline-style="none" fo:font-weight="normal" style:text-underline-mode="continuous" style:text-overline-mode="continuous" style:text-line-through-mode="continuous" style:letter-kerning="false" style:font-family-asian="Gothic" style:font-pitch-asian="variable" style:font-size-asian="24pt" style:language-asian="zxx" style:country-asian="none" style:font-style-asian="normal" style:font-weight-asian="normal" style:font-family-complex="Gothic" style:font-pitch-complex="variable" style:font-size-complex="24pt" style:language-complex="zxx" style:country-complex="none" style:font-style-complex="normal" style:font-weight-complex="normal" style:text-emphasize="none" style:text-scale="100%" style:font-relief="none" style:text-overline-style="none" style:text-overline-color="font-color" fo:hyphenate="false"/>
    </style:style>
    <style:style style:name="P26" style:family="paragraph">
      <style:text-properties fo:font-family="'DejaVu Sans Mono'" style:font-family-generic="modern" style:font-pitch="fixed" fo:font-size="16pt" style:font-size-asian="16pt" style:font-size-complex="16pt"/>
    </style:style>
    <style:style style:name="P27" style:family="paragraph">
      <style:text-properties fo:font-size="28pt" style:font-size-asian="28pt" style:font-size-complex="28pt"/>
    </style:style>
    <style:style style:name="P28" style:family="paragraph">
      <style:paragraph-properties fo:text-align="end"/>
    </style:style>
    <style:style style:name="P29" style:family="paragraph">
      <style:text-properties fo:font-size="12pt" style:font-size-asian="12pt" style:font-size-complex="12pt"/>
    </style:style>
    <style:style style:name="P30" style:family="paragraph">
      <style:text-properties fo:font-family="'DejaVu Sans'" style:font-family-generic="swiss" style:font-pitch="variable" fo:font-size="28pt" style:font-size-asian="28pt" style:font-size-complex="28pt"/>
    </style:style>
    <style:style style:name="P31" style:family="paragraph">
      <style:paragraph-properties fo:text-align="center"/>
      <style:text-properties fo:font-size="24pt"/>
    </style:style>
    <style:style style:name="P32" style:family="paragraph">
      <style:text-properties fo:font-size="12pt"/>
    </style:style>
    <style:style style:name="P33" style:family="paragraph">
      <style:text-properties fo:font-size="28pt"/>
    </style:style>
    <style:style style:name="P34" style:family="paragraph">
      <style:text-properties fo:font-family="'DejaVu Sans'" style:font-family-generic="swiss" style:font-pitch="variable" fo:font-size="24pt"/>
    </style:style>
    <style:style style:name="P35" style:family="paragraph">
      <style:text-properties fo:font-size="38pt" fo:font-weight="bold" style:font-size-asian="38pt" style:font-weight-asian="bold" style:font-size-complex="38pt" style:font-weight-complex="bold"/>
    </style:style>
    <style:style style:name="P36" style:family="paragraph">
      <style:text-properties fo:font-family="'DejaVu Sans'" style:font-family-generic="swiss" style:font-pitch="variable" fo:font-size="20pt" style:font-size-asian="20pt" style:font-size-complex="20pt"/>
    </style:style>
    <style:style style:name="P37" style:family="paragraph">
      <style:text-properties fo:font-family="'DejaVu Sans'" style:font-family-generic="swiss" style:font-pitch="variable" fo:font-size="20pt" fo:font-weight="bold" style:font-size-asian="20pt" style:font-weight-asian="bold" style:font-size-complex="20pt" style:font-weight-complex="bold"/>
    </style:style>
    <style:style style:name="P38" style:family="paragraph">
      <style:paragraph-properties fo:text-align="center"/>
      <style:text-properties fo:font-size="32pt"/>
    </style:style>
    <style:style style:name="P39" style:family="paragraph">
      <style:text-properties fo:font-size="24pt" fo:font-weight="bold" style:font-weight-asian="bold" style:font-weight-complex="bold"/>
    </style:style>
    <style:style style:name="P40" style:family="paragraph">
      <style:text-properties fo:font-family="'DejaVu Sans'" style:font-family-generic="swiss" style:font-pitch="variable" fo:font-size="20pt" fo:font-weight="normal" style:font-size-asian="20pt" style:font-weight-asian="normal" style:font-size-complex="20pt" style:font-weight-complex="normal"/>
    </style:style>
    <style:style style:name="T1" style:family="text">
      <style:text-properties fo:color="#000000" fo:font-family="Arial" style:font-family-generic="swiss" style:font-pitch="variable" fo:font-size="12pt" fo:language="en" fo:country="GB" style:font-size-asian="12pt" style:font-size-complex="12pt"/>
    </style:style>
    <style:style style:name="T2" style:family="text">
      <style:text-properties fo:font-family="Arial" style:font-family-generic="swiss" style:font-pitch="variable" fo:font-size="18pt" fo:language="en" fo:country="GB" fo:font-weight="bold" style:font-size-asian="18pt" style:font-size-complex="18pt"/>
    </style:style>
    <style:style style:name="T3" style:family="text">
      <style:text-properties fo:color="#727272" fo:font-family="Arial" style:font-family-generic="swiss" style:font-pitch="variable" fo:font-size="18pt" fo:language="en" fo:country="GB" fo:font-style="italic" fo:font-weight="bold" style:font-size-asian="18pt" style:font-size-complex="18pt"/>
    </style:style>
    <style:style style:name="T4" style:family="text">
      <style:text-properties fo:font-size="32pt" style:font-size-asian="32pt" style:font-size-complex="32pt"/>
    </style:style>
    <style:style style:name="T5" style:family="text">
      <style:text-properties fo:font-size="16pt" style:font-size-asian="16pt" style:font-size-complex="16pt"/>
    </style:style>
    <style:style style:name="T6" style:family="text">
      <style:text-properties fo:font-size="26pt" style:font-size-asian="26pt" style:font-size-complex="26pt"/>
    </style:style>
    <style:style style:name="T7" style:family="text">
      <style:text-properties fo:font-size="24pt" style:font-size-asian="24pt" style:font-size-complex="24pt"/>
    </style:style>
    <style:style style:name="T8" style:family="text">
      <style:text-properties fo:font-family="'DejaVu Sans'" style:font-family-generic="swiss" style:font-pitch="variable" fo:font-size="40pt" fo:font-weight="bold" style:font-size-asian="40pt" style:font-weight-asian="bold" style:font-size-complex="40pt" style:font-weight-complex="bold"/>
    </style:style>
    <style:style style:name="T9" style:family="text">
      <style:text-properties fo:font-weight="bold" style:font-weight-asian="bold" style:font-weight-complex="bold"/>
    </style:style>
    <style:style style:name="T10" style:family="text">
      <style:text-properties fo:font-size="24pt"/>
    </style:style>
    <style:style style:name="T11" style:family="text">
      <style:text-properties fo:font-family="'DejaVu Sans'" style:font-family-generic="swiss" style:font-pitch="variable"/>
    </style:style>
    <style:style style:name="T12" style:family="text">
      <style:text-properties fo:font-family="'DejaVu Sans'" style:font-family-generic="swiss" style:font-pitch="variable" fo:font-size="24pt"/>
    </style:style>
    <style:style style:name="T13" style:family="text">
      <style:text-properties fo:color="#ff0000"/>
    </style:style>
    <style:style style:name="T14" style:family="text">
      <style:text-properties fo:color="#ff0000" fo:font-size="24pt"/>
    </style:style>
    <style:style style:name="T15" style:family="text">
      <style:text-properties fo:font-family="'DejaVu Sans Mono'" style:font-family-generic="modern" style:font-pitch="fixed" fo:font-size="28pt" style:font-size-asian="28pt" style:font-size-complex="28pt"/>
    </style:style>
    <style:style style:name="T16" style:family="text">
      <style:text-properties fo:color="#ff0000" fo:font-family="'DejaVu Sans Mono'" style:font-family-generic="modern" style:font-pitch="fixed" fo:font-size="28pt" style:font-size-asian="28pt" style:font-size-complex="28pt"/>
    </style:style>
    <style:style style:name="T17" style:family="text">
      <style:text-properties fo:font-size="20pt" style:font-size-asian="20pt" style:font-size-complex="20pt"/>
    </style:style>
    <style:style style:name="T18" style:family="text">
      <style:text-properties fo:font-family="'DejaVu Sans Mono'" style:font-family-generic="modern" style:font-pitch="fixed" fo:font-size="20pt" style:font-size-asian="20pt" style:font-size-complex="20pt"/>
    </style:style>
    <style:style style:name="T19" style:family="text">
      <style:text-properties fo:font-size="18pt" style:font-size-asian="18pt" style:font-size-complex="18pt"/>
    </style:style>
    <style:style style:name="T20" style:family="text">
      <style:text-properties fo:font-family="'DejaVu Sans Mono'" style:font-family-generic="modern" style:font-pitch="fixed" fo:font-size="16pt" style:font-size-asian="16pt" style:font-size-complex="16pt"/>
    </style:style>
    <style:style style:name="T21" style:family="text">
      <style:text-properties fo:font-family="'DejaVu Sans Mono'" style:font-family-generic="modern" style:font-pitch="fixed" fo:font-size="16pt" fo:font-weight="bold" style:font-size-asian="16pt" style:font-weight-asian="bold" style:font-size-complex="16pt" style:font-weight-complex="bold"/>
    </style:style>
    <style:style style:name="T22" style:family="text">
      <style:text-properties fo:font-family="'DejaVu Sans Mono'" style:font-family-generic="modern" style:font-pitch="fixed" fo:font-size="18pt" style:font-size-asian="18pt" style:font-size-complex="18pt"/>
    </style:style>
    <style:style style:name="T23" style:family="text">
      <style:text-properties fo:font-family="'DejaVu Sans Mono'" style:font-family-generic="modern" style:font-pitch="fixed" fo:font-size="20pt" fo:font-weight="bold" style:font-size-asian="20pt" style:font-weight-asian="bold" style:font-size-complex="20pt" style:font-weight-complex="bold"/>
    </style:style>
    <style:style style:name="T24" style:family="text">
      <style:text-properties fo:font-weight="normal" style:font-weight-asian="normal" style:font-weight-complex="normal"/>
    </style:style>
    <style:style style:name="T25" style:family="text">
      <style:text-properties fo:font-size="32pt" fo:font-weight="bold" style:font-size-asian="32pt" style:font-weight-asian="bold" style:font-size-complex="32pt" style:font-weight-complex="bold"/>
    </style:style>
    <style:style style:name="T26" style:family="text">
      <style:text-properties fo:font-size="32pt" style:text-underline-style="solid" style:text-underline-width="auto" style:text-underline-color="font-color" fo:font-weight="bold" style:font-size-asian="32pt" style:font-weight-asian="bold" style:font-size-complex="32pt" style:font-weight-complex="bold"/>
    </style:style>
    <style:style style:name="T27" style:family="text">
      <style:text-properties fo:font-size="26pt" fo:font-weight="normal" style:font-size-asian="26pt" style:font-weight-asian="normal" style:font-size-complex="26pt" style:font-weight-complex="normal"/>
    </style:style>
    <style:style style:name="T28" style:family="text">
      <style:text-properties fo:font-size="22pt" fo:font-weight="normal" style:font-size-asian="22pt" style:font-weight-asian="normal" style:font-size-complex="22pt" style:font-weight-complex="normal"/>
    </style:style>
    <style:style style:name="T29" style:family="text">
      <style:text-properties fo:font-size="32pt" fo:font-weight="normal" style:font-size-asian="32pt" style:font-weight-asian="normal" style:font-size-complex="32pt" style:font-weight-complex="normal"/>
    </style:style>
    <style:style style:name="T30" style:family="text">
      <style:text-properties fo:font-family="'DejaVu Sans Mono'" style:font-family-generic="modern" style:font-pitch="fixed" fo:font-size="20pt" fo:font-weight="normal" style:font-size-asian="20pt" style:font-weight-asian="normal" style:font-size-complex="20pt" style:font-weight-complex="normal"/>
    </style:style>
    <style:style style:name="T31" style:family="text">
      <style:text-properties fo:font-size="20pt" fo:font-weight="normal" style:font-size-asian="20pt" style:font-weight-asian="normal" style:font-size-complex="20pt" style:font-weight-complex="normal"/>
    </style:style>
    <style:style style:name="T32" style:family="text">
      <style:text-properties fo:color="#ff0000" fo:font-family="'DejaVu Sans Mono'" style:font-family-generic="modern" style:font-pitch="fixed" fo:font-size="18pt" style:font-size-asian="18pt" style:font-size-complex="18pt"/>
    </style:style>
    <style:style style:name="T33" style:family="text">
      <style:text-properties fo:color="#00ae00" fo:font-family="'DejaVu Sans Mono'" style:font-family-generic="modern" style:font-pitch="fixed" fo:font-size="18pt" style:font-size-asian="18pt" style:font-size-complex="18pt"/>
    </style:style>
    <style:style style:name="T34" style:family="text">
      <style:text-properties fo:font-family="'DejaVu Sans Mono'" style:font-family-generic="modern" style:font-pitch="fixed" fo:font-size="24pt" fo:font-weight="normal" style:font-size-asian="24pt" style:font-weight-asian="normal" style:font-size-complex="24pt" style:font-weight-complex="normal"/>
    </style:style>
    <style:style style:name="T35" style:family="text">
      <style:text-properties fo:font-family="'DejaVu Sans Mono'" style:font-family-generic="modern" style:font-pitch="fixed" fo:font-size="22pt" fo:font-weight="normal" style:font-size-asian="22pt" style:font-weight-asian="normal" style:font-size-complex="22pt" style:font-weight-complex="normal"/>
    </style:style>
    <style:style style:name="T36" style:family="text">
      <style:text-properties fo:font-family="'Bitstream Vera Sans'" style:font-family-generic="swiss" fo:font-size="22pt" fo:font-weight="normal" style:font-size-asian="22pt" style:font-weight-asian="normal" style:font-size-complex="22pt" style:font-weight-complex="normal"/>
    </style:style>
    <style:style style:name="T37" style:family="text">
      <style:text-properties fo:font-family="'Bitstream Vera Sans'" style:font-family-generic="swiss" fo:font-size="26pt" fo:font-weight="normal" style:font-size-asian="26pt" style:font-weight-asian="normal" style:font-size-complex="26pt" style:font-weight-complex="normal"/>
    </style:style>
    <style:style style:name="T38" style:family="text">
      <style:text-properties fo:font-family="'Bitstream Vera Sans'" style:font-family-generic="swiss" fo:font-size="28pt" fo:font-weight="normal" style:font-size-asian="28pt" style:font-weight-asian="normal" style:font-size-complex="28pt" style:font-weight-complex="normal"/>
    </style:style>
    <style:style style:name="T39" style:family="text">
      <style:text-properties fo:font-family="'DejaVu Sans Mono'" style:font-family-generic="modern" style:font-pitch="fixed"/>
    </style:style>
    <style:style style:name="T40" style:family="text">
      <style:text-properties fo:font-family="'Bitstream Vera Sans'" style:font-family-generic="swiss" fo:font-size="20pt" fo:font-weight="normal" style:font-size-asian="20pt" style:font-weight-asian="normal" style:font-size-complex="20pt" style:font-weight-complex="normal"/>
    </style:style>
    <style:style style:name="T41" style:family="text">
      <style:text-properties fo:color="#ff0000" fo:font-family="'DejaVu Sans Mono'" style:font-family-generic="modern" style:font-pitch="fixed" fo:font-size="20pt" fo:font-weight="bold" style:font-size-asian="20pt" style:font-weight-asian="bold" style:font-size-complex="20pt" style:font-weight-complex="bold"/>
    </style:style>
    <style:style style:name="T42" style:family="text">
      <style:text-properties fo:font-family="'Bitstream Vera Sans'" style:font-family-generic="swiss" fo:font-size="28pt" fo:font-weight="bold" style:font-size-asian="28pt" style:font-weight-asian="bold" style:font-size-complex="28pt" style:font-weight-complex="bold"/>
    </style:style>
    <style:style style:name="T43" style:family="text">
      <style:text-properties fo:font-family="'Bitstream Vera Sans'" style:font-family-generic="swiss" fo:font-size="28pt" style:text-underline-style="none" fo:font-weight="normal" style:font-size-asian="28pt" style:font-weight-asian="normal" style:font-size-complex="28pt" style:font-weight-complex="normal"/>
    </style:style>
    <style:style style:name="T44" style:family="text">
      <style:text-properties fo:font-size="12pt" style:font-size-asian="12pt" style:font-size-complex="12pt"/>
    </style:style>
    <style:style style:name="T45" style:family="text">
      <style:text-properties fo:font-family="'DejaVu Sans'" style:font-family-generic="swiss" style:font-pitch="variable" fo:font-size="28pt" style:font-size-asian="28pt" style:font-size-complex="28pt"/>
    </style:style>
    <style:style style:name="T46" style:family="text">
      <style:text-properties fo:font-size="38pt" fo:font-weight="bold" style:font-size-asian="38pt" style:font-weight-asian="bold" style:font-size-complex="38pt" style:font-weight-complex="bold"/>
    </style:style>
    <style:style style:name="T47" style:family="text">
      <style:text-properties fo:font-size="24pt" fo:font-weight="bold" style:font-weight-asian="bold" style:font-weight-complex="bold"/>
    </style:style>
    <text:list-style style:name="L1">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LTC_5f_OO_5f_Template" presentation:presentation-page-layout-name="AL1T19" xml:id="id17" draw:id="id17">
        <office:forms form:automatic-focus="false" form:apply-design-mode="false"/>
        <draw:frame draw:style-name="gr1" draw:text-style-name="P2" draw:layer="layout" svg:width="15.063cm" svg:height="0.529cm" svg:x="5.292cm" svg:y="20.32cm">
          <draw:text-box>
            <text:p text:style-name="P1"><text:span text:style-name="T1">Linux is a registered trademark of Linus Torvalds. </text:span></text:p>
          </draw:text-box>
        </draw:frame>
        <draw:frame draw:style-name="gr2" draw:layer="layout" svg:width="27.94cm" svg:height="3.285cm" svg:x="0cm" svg:y="0.001cm">
          <draw:object-ole draw:class-id="00000000-0000-0000-0000-000000000000" xlink:href="./Object 2" xlink:type="simple" xlink:show="embed" xlink:actuate="onLoad"/>
          <draw:image xlink:href="./ObjectReplacements/Object 2" xlink:type="simple" xlink:show="embed" xlink:actuate="onLoad"/>
        </draw:frame>
        <draw:frame presentation:style-name="pr1" draw:text-style-name="P4" draw:layer="layout" svg:width="24.79cm" svg:height="3.747cm" svg:x="3.15cm" svg:y="4.022cm" presentation:class="title" presentation:user-transformed="true">
          <draw:text-box>
            <text:p text:style-name="P3">Big and Little Endian<text:line-break/>Inside out</text:p>
          </draw:text-box>
        </draw:frame>
        <draw:line draw:style-name="gr3" draw:text-style-name="P5" draw:layer="layout" svg:x1="3.234cm" svg:y1="7.643cm" svg:x2="27.94cm" svg:y2="7.643cm">
          <text:p/>
        </draw:line>
        <draw:frame presentation:style-name="pr2" draw:text-style-name="P7" draw:layer="layout" svg:width="20.525cm" svg:height="3.017cm" svg:x="4.952cm" svg:y="14.723cm" presentation:class="outline" presentation:user-transformed="true">
          <draw:text-box>
            <text:p text:style-name="P6"><text:span text:style-name="T2">Benjamin Herrenschmidt – </text:span><text:span text:style-name="T2"><text:a xlink:href="mailto:benh@kernel.crashing.org">benh@kernel.crashing.org</text:a></text:span></text:p>
            <text:p text:style-name="P6"><text:span text:style-name="T2">ADL/Ozlabs</text:span></text:p>
            <text:p text:style-name="P6"><text:span text:style-name="T2">IBM Linux Technology Center</text:span></text:p>
          </draw:text-box>
        </draw:frame>
        <draw:frame draw:style-name="gr4" draw:text-style-name="P2" draw:layer="layout" svg:width="18.817cm" svg:height="0.755cm" svg:x="4.93cm" svg:y="18.534cm">
          <draw:text-box>
            <text:p text:style-name="P8"><text:span text:style-name="T3">August 2012</text:span></text:p>
          </draw:text-box>
        </draw:frame>
        <anim:par presentation:node-type="timing-root">
          <anim:par smil:begin="id17.begin">
            <anim:audio xlink:href="../../Downloads/Documents/xen-docs/pres/DeviceDriverDevelopment.vor"/>
          </anim:par>
          <anim:seq smil:dur="0s" presentation:node-type="main-sequence"/>
        </anim:par>
        <presentation:notes draw:style-name="dp2">
          <draw:page-thumbnail draw:layer="layout" svg:width="12.33cm" svg:height="9.525cm" svg:x="3.36cm" svg:y="1.905cm" draw:page-number="1"/>
          <draw:frame presentation:style-name="pr3" draw:text-style-name="P9" draw:layer="layout" svg:width="13.97cm" svg:height="11.431cm" svg:x="2.54cm" svg:y="12.065cm" presentation:class="notes" presentation:placeholder="true">
            <draw:text-box/>
          </draw:frame>
        </presentation:notes>
      </draw:page>
      <draw:page draw:name="page2" draw:style-name="dp3" draw:master-page-name="LTC_5f_OO_5f_Template" presentation:presentation-page-layout-name="AL2T1">
        <office:forms form:automatic-focus="false" form:apply-design-mode="false"/>
        <draw:frame presentation:style-name="pr4" draw:text-style-name="P9" draw:layer="layout" svg:width="23.367cm" svg:height="2.266cm" svg:x="1.301cm" svg:y="1.301cm" presentation:class="title">
          <draw:text-box>
            <text:p text:style-name="P9">Agenda</text:p>
          </draw:text-box>
        </draw:frame>
        <draw:frame presentation:style-name="pr5" draw:text-style-name="P10" draw:layer="layout" svg:width="23.367cm" svg:height="16.078cm" svg:x="1.301cm" svg:y="3.744cm" presentation:class="outline" presentation:user-transformed="true">
          <draw:text-box>
            <text:list text:style-name="L3">
              <text:list-item>
                <text:p><text:span text:style-name="T4">Introduction</text:span></text:p>
                <text:p><text:span text:style-name="T4"/></text:p>
              </text:list-item>
              <text:list-item>
                <text:p><text:span text:style-name="T4">In your program memory...</text:span></text:p>
                <text:list>
                  <text:list-header>
                    <text:p><text:span text:style-name="T4">→ </text:span><text:span text:style-name="T4">Common issues</text:span></text:p>
                    <text:p><text:span text:style-name="T4"/></text:p>
                  </text:list-header>
                </text:list>
              </text:list-item>
              <text:list-item>
                <text:p><text:span text:style-name="T4">Files, network,...</text:span></text:p>
                <text:p><text:span text:style-name="T4"/></text:p>
              </text:list-item>
              <text:list-item>
                <text:p><text:span text:style-name="T4">I/O &amp; Busses</text:span></text:p>
                <text:p><text:span text:style-name="T4"/></text:p>
                <text:p><text:span text:style-name="T4"/></text:p>
              </text:list-item>
            </text:list>
          </draw:text-box>
        </draw:frame>
        <presentation:notes draw:style-name="dp2">
          <draw:page-thumbnail draw:style-name="gr5" draw:layer="layout" svg:width="12.33cm" svg:height="9.525cm" svg:x="3.36cm" svg:y="1.905cm" draw:page-number="2" presentation:class="page"/>
          <draw:frame presentation:style-name="pr6" draw:text-style-name="P11" draw:layer="layout" svg:width="13.97cm" svg:height="11.431cm" svg:x="2.54cm" svg:y="12.065cm" presentation:class="notes" presentation:placeholder="true">
            <draw:text-box/>
          </draw:frame>
        </presentation:notes>
      </draw:page>
      <draw:page draw:name="page3" draw:style-name="dp3" draw:master-page-name="LTC_5f_OO_5f_Template" presentation:presentation-page-layout-name="AL2T1">
        <office:forms form:automatic-focus="false" form:apply-design-mode="false"/>
        <draw:frame presentation:style-name="pr7" draw:layer="layout" svg:width="23.367cm" svg:height="2.266cm" svg:x="1.301cm" svg:y="1.301cm" presentation:class="title">
          <draw:text-box>
            <text:p>Introduction</text:p>
          </draw:text-box>
        </draw:frame>
        <draw:frame presentation:style-name="pr8" draw:layer="layout" svg:width="23.367cm" svg:height="14.743cm" svg:x="1.301cm" svg:y="5.079cm" presentation:class="outline" presentation:user-transformed="true">
          <draw:text-box>
            <text:list text:style-name="L3">
              <text:list-item>
                <text:p>Memory is generally abstracted as an ordered series of bytes regardless of the underlying memory bus width:</text:p>
                <text:p/>
              </text:list-item>
            </text:list>
          </draw:text-box>
        </draw:frame>
        <draw:custom-shape draw:style-name="gr6" draw:text-style-name="P12" draw:layer="layout" svg:width="1.878cm" svg:height="1.963cm" svg:x="3.542cm" svg:y="10.197cm">
          <text:p text:style-name="P5"><text:span text:style-name="T4">0</text:span></text:p>
          <draw:enhanced-geometry svg:viewBox="0 0 21600 21600" draw:type="rectangle" draw:enhanced-path="M 0 0 L 21600 0 21600 21600 0 21600 0 0 Z N"/>
        </draw:custom-shape>
        <draw:custom-shape draw:style-name="gr6" draw:text-style-name="P12" draw:layer="layout" svg:width="1.878cm" svg:height="1.963cm" svg:x="5.541cm" svg:y="10.196cm">
          <text:p text:style-name="P5"><text:span text:style-name="T4">1</text:span></text:p>
          <draw:enhanced-geometry svg:viewBox="0 0 21600 21600" draw:type="rectangle" draw:enhanced-path="M 0 0 L 21600 0 21600 21600 0 21600 0 0 Z N"/>
        </draw:custom-shape>
        <draw:custom-shape draw:style-name="gr6" draw:text-style-name="P12" draw:layer="layout" svg:width="1.878cm" svg:height="1.963cm" svg:x="7.541cm" svg:y="10.196cm">
          <text:p text:style-name="P5"><text:span text:style-name="T4">2</text:span></text:p>
          <draw:enhanced-geometry svg:viewBox="0 0 21600 21600" draw:type="rectangle" draw:enhanced-path="M 0 0 L 21600 0 21600 21600 0 21600 0 0 Z N"/>
        </draw:custom-shape>
        <draw:custom-shape draw:style-name="gr6" draw:text-style-name="P12" draw:layer="layout" svg:width="1.878cm" svg:height="1.963cm" svg:x="9.54cm" svg:y="10.195cm">
          <text:p text:style-name="P5"><text:span text:style-name="T4">3</text:span></text:p>
          <draw:enhanced-geometry svg:viewBox="0 0 21600 21600" draw:type="rectangle" draw:enhanced-path="M 0 0 L 21600 0 21600 21600 0 21600 0 0 Z N"/>
        </draw:custom-shape>
        <draw:custom-shape draw:style-name="gr6" draw:text-style-name="P12" draw:layer="layout" svg:width="1.878cm" svg:height="1.963cm" svg:x="11.539cm" svg:y="10.194cm">
          <text:p text:style-name="P5"><text:span text:style-name="T4">4</text:span></text:p>
          <draw:enhanced-geometry svg:viewBox="0 0 21600 21600" draw:type="rectangle" draw:enhanced-path="M 0 0 L 21600 0 21600 21600 0 21600 0 0 Z N"/>
        </draw:custom-shape>
        <draw:custom-shape draw:style-name="gr6" draw:text-style-name="P12" draw:layer="layout" svg:width="1.878cm" svg:height="1.963cm" svg:x="13.539cm" svg:y="10.194cm">
          <text:p text:style-name="P5"><text:span text:style-name="T4">5</text:span></text:p>
          <draw:enhanced-geometry svg:viewBox="0 0 21600 21600" draw:type="rectangle" draw:enhanced-path="M 0 0 L 21600 0 21600 21600 0 21600 0 0 Z N"/>
        </draw:custom-shape>
        <draw:custom-shape draw:style-name="gr6" draw:text-style-name="P12" draw:layer="layout" svg:width="1.878cm" svg:height="1.963cm" svg:x="15.538cm" svg:y="10.193cm">
          <text:p text:style-name="P5"><text:span text:style-name="T4">6</text:span></text:p>
          <draw:enhanced-geometry svg:viewBox="0 0 21600 21600" draw:type="rectangle" draw:enhanced-path="M 0 0 L 21600 0 21600 21600 0 21600 0 0 Z N"/>
        </draw:custom-shape>
        <draw:custom-shape draw:style-name="gr6" draw:text-style-name="P12" draw:layer="layout" svg:width="6.617cm" svg:height="1.963cm" svg:x="17.537cm" svg:y="10.192cm">
          <text:p text:style-name="P5"><text:span text:style-name="T4">...</text:span></text:p>
          <draw:enhanced-geometry svg:viewBox="0 0 21600 21600" draw:type="rectangle" draw:enhanced-path="M 0 0 L 21600 0 21600 21600 0 21600 0 0 Z N"/>
        </draw:custom-shape>
        <presentation:notes draw:style-name="dp2">
          <draw:page-thumbnail draw:style-name="gr5" draw:layer="layout" svg:width="12.33cm" svg:height="9.525cm" svg:x="3.36cm" svg:y="1.905cm" draw:page-number="3" presentation:class="page"/>
          <draw:frame presentation:style-name="pr9" draw:layer="layout" svg:width="13.97cm" svg:height="11.43cm" svg:x="2.54cm" svg:y="12.065cm" presentation:class="notes" presentation:placeholder="true">
            <draw:text-box/>
          </draw:frame>
        </presentation:notes>
      </draw:page>
      <draw:page draw:name="page4" draw:style-name="dp3" draw:master-page-name="LTC_5f_OO_5f_Template" presentation:presentation-page-layout-name="AL2T1">
        <office:forms form:automatic-focus="false" form:apply-design-mode="false"/>
        <draw:frame presentation:style-name="pr10" draw:layer="layout" svg:width="23.367cm" svg:height="2.266cm" svg:x="1.301cm" svg:y="1.301cm" presentation:class="title">
          <draw:text-box>
            <text:p>Introduction</text:p>
          </draw:text-box>
        </draw:frame>
        <draw:frame presentation:style-name="pr11" draw:layer="layout" svg:width="23.367cm" svg:height="14.615cm" svg:x="1.301cm" svg:y="5.207cm" presentation:class="outline" presentation:user-transformed="true">
          <draw:text-box>
            <text:list text:style-name="L3">
              <text:list-item>
                <text:p>How to store a &gt; 8-bit quantity ?</text:p>
                <text:list>
                  <text:list-header>
                    <text:p>→<text:tab/>16-bit value 0xAA55 at address 0:</text:p>
                  </text:list-header>
                </text:list>
              </text:list-item>
            </text:list>
          </draw:text-box>
        </draw:frame>
        <draw:custom-shape draw:style-name="gr7" draw:text-style-name="P12" draw:layer="layout" svg:width="1.878cm" svg:height="1.963cm" svg:x="7.541cm" svg:y="9.495cm">
          <text:p/>
          <draw:enhanced-geometry svg:viewBox="0 0 21600 21600" draw:type="rectangle" draw:enhanced-path="M 0 0 L 21600 0 21600 21600 0 21600 0 0 Z N"/>
        </draw:custom-shape>
        <draw:custom-shape draw:style-name="gr7" draw:text-style-name="P12" draw:layer="layout" svg:width="1.878cm" svg:height="1.963cm" svg:x="9.54cm" svg:y="9.495cm">
          <text:p/>
          <draw:enhanced-geometry svg:viewBox="0 0 21600 21600" draw:type="rectangle" draw:enhanced-path="M 0 0 L 21600 0 21600 21600 0 21600 0 0 Z N"/>
        </draw:custom-shape>
        <draw:custom-shape draw:style-name="gr7" draw:text-style-name="P12" draw:layer="layout" svg:width="1.878cm" svg:height="1.963cm" svg:x="11.582cm" svg:y="9.494cm">
          <text:p/>
          <draw:enhanced-geometry svg:viewBox="0 0 21600 21600" draw:type="rectangle" draw:enhanced-path="M 0 0 L 21600 0 21600 21600 0 21600 0 0 Z N"/>
        </draw:custom-shape>
        <draw:custom-shape draw:style-name="gr7" draw:text-style-name="P12" draw:layer="layout" svg:width="1.878cm" svg:height="1.963cm" svg:x="13.582cm" svg:y="9.494cm">
          <text:p/>
          <draw:enhanced-geometry svg:viewBox="0 0 21600 21600" draw:type="rectangle" draw:enhanced-path="M 0 0 L 21600 0 21600 21600 0 21600 0 0 Z N"/>
        </draw:custom-shape>
        <draw:custom-shape draw:style-name="gr7" draw:text-style-name="P12" draw:layer="layout" svg:width="1.878cm" svg:height="1.963cm" svg:x="15.581cm" svg:y="9.493cm">
          <text:p/>
          <draw:enhanced-geometry svg:viewBox="0 0 21600 21600" draw:type="rectangle" draw:enhanced-path="M 0 0 L 21600 0 21600 21600 0 21600 0 0 Z N"/>
        </draw:custom-shape>
        <draw:custom-shape draw:style-name="gr6" draw:text-style-name="P12" draw:layer="layout" svg:width="6.617cm" svg:height="1.963cm" svg:x="17.58cm" svg:y="9.492cm">
          <text:p text:style-name="P5"><text:span text:style-name="T4">...</text:span></text:p>
          <draw:enhanced-geometry svg:viewBox="0 0 21600 21600" draw:type="rectangle" draw:enhanced-path="M 0 0 L 21600 0 21600 21600 0 21600 0 0 Z N"/>
        </draw:custom-shape>
        <draw:custom-shape draw:style-name="gr8" draw:text-style-name="P12" draw:layer="layout" svg:width="1.878cm" svg:height="1.963cm" svg:x="3.541cm" svg:y="14.596cm">
          <text:p text:style-name="P5"><text:span text:style-name="T4">55</text:span></text:p>
          <draw:enhanced-geometry svg:viewBox="0 0 21600 21600" draw:type="rectangle" draw:enhanced-path="M 0 0 L 21600 0 21600 21600 0 21600 0 0 Z N"/>
        </draw:custom-shape>
        <draw:custom-shape draw:style-name="gr9" draw:text-style-name="P12" draw:layer="layout" svg:width="1.878cm" svg:height="1.963cm" svg:x="5.541cm" svg:y="14.596cm">
          <text:p text:style-name="P5"><text:span text:style-name="T4">AA</text:span></text:p>
          <draw:enhanced-geometry svg:viewBox="0 0 21600 21600" draw:type="rectangle" draw:enhanced-path="M 0 0 L 21600 0 21600 21600 0 21600 0 0 Z N"/>
        </draw:custom-shape>
        <draw:custom-shape draw:style-name="gr8" draw:text-style-name="P12" draw:layer="layout" svg:width="1.878cm" svg:height="1.963cm" svg:x="5.54cm" svg:y="9.495cm">
          <text:p text:style-name="P5"><text:span text:style-name="T4">55</text:span></text:p>
          <draw:enhanced-geometry svg:viewBox="0 0 21600 21600" draw:type="rectangle" draw:enhanced-path="M 0 0 L 21600 0 21600 21600 0 21600 0 0 Z N"/>
        </draw:custom-shape>
        <draw:custom-shape draw:style-name="gr9" draw:text-style-name="P12" draw:layer="layout" svg:width="1.878cm" svg:height="1.963cm" svg:x="3.54cm" svg:y="9.495cm">
          <text:p text:style-name="P5"><text:span text:style-name="T4">AA</text:span></text:p>
          <draw:enhanced-geometry svg:viewBox="0 0 21600 21600" draw:type="rectangle" draw:enhanced-path="M 0 0 L 21600 0 21600 21600 0 21600 0 0 Z N"/>
        </draw:custom-shape>
        <draw:frame draw:style-name="gr10" draw:text-style-name="P13" draw:layer="layout" svg:width="1.192cm" svg:height="0.624cm" svg:x="3.885cm" svg:y="11.58cm">
          <draw:text-box>
            <text:p><text:span text:style-name="T5">MSB</text:span></text:p>
          </draw:text-box>
        </draw:frame>
        <draw:frame draw:style-name="gr10" draw:text-style-name="P13" draw:layer="layout" svg:width="1.033cm" svg:height="0.624cm" svg:x="5.785cm" svg:y="11.58cm">
          <draw:text-box>
            <text:p><text:span text:style-name="T5">LSB</text:span></text:p>
          </draw:text-box>
        </draw:frame>
        <draw:frame draw:style-name="gr10" draw:text-style-name="P13" draw:layer="layout" svg:width="1.033cm" svg:height="0.624cm" svg:x="3.885cm" svg:y="16.78cm">
          <draw:text-box>
            <text:p><text:span text:style-name="T5">LSB</text:span></text:p>
          </draw:text-box>
        </draw:frame>
        <draw:frame draw:style-name="gr10" draw:text-style-name="P13" draw:layer="layout" svg:width="1.192cm" svg:height="0.624cm" svg:x="5.785cm" svg:y="16.78cm">
          <draw:text-box>
            <text:p><text:span text:style-name="T5">MSB</text:span></text:p>
          </draw:text-box>
        </draw:frame>
        <draw:frame draw:style-name="gr10" draw:text-style-name="P14" draw:layer="layout" svg:width="1.327cm" svg:height="1.017cm" svg:x="1.234cm" svg:y="9.929cm">
          <draw:text-box>
            <text:p><text:span text:style-name="T6">Big</text:span></text:p>
          </draw:text-box>
        </draw:frame>
        <draw:frame draw:style-name="gr10" draw:text-style-name="P14" draw:layer="layout" svg:width="1.985cm" svg:height="1.017cm" svg:x="1.035cm" svg:y="15.13cm">
          <draw:text-box>
            <text:p><text:span text:style-name="T6">Little</text:span></text:p>
          </draw:text-box>
        </draw:frame>
        <draw:custom-shape draw:style-name="gr7" draw:text-style-name="P12" draw:layer="layout" svg:width="1.878cm" svg:height="1.963cm" svg:x="7.541cm" svg:y="14.595cm">
          <text:p/>
          <draw:enhanced-geometry svg:viewBox="0 0 21600 21600" draw:type="rectangle" draw:enhanced-path="M 0 0 L 21600 0 21600 21600 0 21600 0 0 Z N"/>
        </draw:custom-shape>
        <draw:custom-shape draw:style-name="gr7" draw:text-style-name="P12" draw:layer="layout" svg:width="1.878cm" svg:height="1.963cm" svg:x="9.54cm" svg:y="14.594cm">
          <text:p/>
          <draw:enhanced-geometry svg:viewBox="0 0 21600 21600" draw:type="rectangle" draw:enhanced-path="M 0 0 L 21600 0 21600 21600 0 21600 0 0 Z N"/>
        </draw:custom-shape>
        <draw:custom-shape draw:style-name="gr7" draw:text-style-name="P12" draw:layer="layout" svg:width="1.878cm" svg:height="1.963cm" svg:x="11.582cm" svg:y="14.593cm">
          <text:p/>
          <draw:enhanced-geometry svg:viewBox="0 0 21600 21600" draw:type="rectangle" draw:enhanced-path="M 0 0 L 21600 0 21600 21600 0 21600 0 0 Z N"/>
        </draw:custom-shape>
        <draw:custom-shape draw:style-name="gr7" draw:text-style-name="P12" draw:layer="layout" svg:width="1.878cm" svg:height="1.963cm" svg:x="13.582cm" svg:y="14.593cm">
          <text:p/>
          <draw:enhanced-geometry svg:viewBox="0 0 21600 21600" draw:type="rectangle" draw:enhanced-path="M 0 0 L 21600 0 21600 21600 0 21600 0 0 Z N"/>
        </draw:custom-shape>
        <draw:custom-shape draw:style-name="gr7" draw:text-style-name="P12" draw:layer="layout" svg:width="1.878cm" svg:height="1.963cm" svg:x="15.581cm" svg:y="14.592cm">
          <text:p/>
          <draw:enhanced-geometry svg:viewBox="0 0 21600 21600" draw:type="rectangle" draw:enhanced-path="M 0 0 L 21600 0 21600 21600 0 21600 0 0 Z N"/>
        </draw:custom-shape>
        <draw:custom-shape draw:style-name="gr6" draw:text-style-name="P12" draw:layer="layout" svg:width="6.617cm" svg:height="1.963cm" svg:x="17.58cm" svg:y="14.591cm">
          <text:p text:style-name="P5"><text:span text:style-name="T4">...</text:span></text:p>
          <draw:enhanced-geometry svg:viewBox="0 0 21600 21600" draw:type="rectangle" draw:enhanced-path="M 0 0 L 21600 0 21600 21600 0 21600 0 0 Z N"/>
        </draw:custom-shape>
        <draw:frame draw:style-name="gr10" draw:layer="layout" svg:width="0.425cm" svg:height="0.937cm" svg:x="4.337cm" svg:y="8.49cm">
          <draw:text-box>
            <text:p>0</text:p>
          </draw:text-box>
        </draw:frame>
        <draw:frame draw:style-name="gr10" draw:layer="layout" svg:width="0.425cm" svg:height="0.937cm" svg:x="6.238cm" svg:y="8.491cm">
          <draw:text-box>
            <text:p>1</text:p>
          </draw:text-box>
        </draw:frame>
        <draw:frame draw:style-name="gr10" draw:layer="layout" svg:width="0.425cm" svg:height="0.937cm" svg:x="8.338cm" svg:y="8.491cm">
          <draw:text-box>
            <text:p>2</text:p>
          </draw:text-box>
        </draw:frame>
        <draw:frame draw:style-name="gr10" draw:layer="layout" svg:width="0.425cm" svg:height="0.937cm" svg:x="10.338cm" svg:y="8.491cm">
          <draw:text-box>
            <text:p>3</text:p>
          </draw:text-box>
        </draw:frame>
        <draw:frame draw:style-name="gr10" draw:layer="layout" svg:width="0.425cm" svg:height="0.937cm" svg:x="12.338cm" svg:y="8.491cm">
          <draw:text-box>
            <text:p>4</text:p>
          </draw:text-box>
        </draw:frame>
        <draw:frame draw:style-name="gr10" draw:layer="layout" svg:width="0.425cm" svg:height="0.937cm" svg:x="14.238cm" svg:y="8.491cm">
          <draw:text-box>
            <text:p>5</text:p>
          </draw:text-box>
        </draw:frame>
        <draw:frame draw:style-name="gr10" draw:layer="layout" svg:width="0.425cm" svg:height="0.937cm" svg:x="16.338cm" svg:y="8.491cm">
          <draw:text-box>
            <text:p>6</text:p>
          </draw:text-box>
        </draw:frame>
        <draw:frame draw:style-name="gr10" draw:layer="layout" svg:width="0.425cm" svg:height="0.937cm" svg:x="4.337cm" svg:y="13.69cm">
          <draw:text-box>
            <text:p>0</text:p>
          </draw:text-box>
        </draw:frame>
        <draw:frame draw:style-name="gr10" draw:layer="layout" svg:width="0.425cm" svg:height="0.937cm" svg:x="6.238cm" svg:y="13.691cm">
          <draw:text-box>
            <text:p>1</text:p>
          </draw:text-box>
        </draw:frame>
        <draw:frame draw:style-name="gr10" draw:layer="layout" svg:width="0.425cm" svg:height="0.937cm" svg:x="8.338cm" svg:y="13.691cm">
          <draw:text-box>
            <text:p>2</text:p>
          </draw:text-box>
        </draw:frame>
        <draw:frame draw:style-name="gr10" draw:layer="layout" svg:width="0.425cm" svg:height="0.937cm" svg:x="10.338cm" svg:y="13.691cm">
          <draw:text-box>
            <text:p>3</text:p>
          </draw:text-box>
        </draw:frame>
        <draw:frame draw:style-name="gr10" draw:layer="layout" svg:width="0.425cm" svg:height="0.937cm" svg:x="12.338cm" svg:y="13.691cm">
          <draw:text-box>
            <text:p>4</text:p>
          </draw:text-box>
        </draw:frame>
        <draw:frame draw:style-name="gr10" draw:layer="layout" svg:width="0.425cm" svg:height="0.937cm" svg:x="14.238cm" svg:y="13.691cm">
          <draw:text-box>
            <text:p>5</text:p>
          </draw:text-box>
        </draw:frame>
        <draw:frame draw:style-name="gr10" draw:layer="layout" svg:width="0.425cm" svg:height="0.937cm" svg:x="16.338cm" svg:y="13.691cm">
          <draw:text-box>
            <text:p>6</text:p>
          </draw:text-box>
        </draw:frame>
        <presentation:notes draw:style-name="dp2">
          <draw:page-thumbnail draw:style-name="gr5" draw:layer="layout" svg:width="12.33cm" svg:height="9.525cm" svg:x="3.36cm" svg:y="1.905cm" draw:page-number="4" presentation:class="page"/>
          <draw:frame presentation:style-name="pr9" draw:text-style-name="P15" draw:layer="layout" svg:width="13.97cm" svg:height="11.43cm" svg:x="2.54cm" svg:y="12.065cm" presentation:class="notes" presentation:placeholder="true">
            <draw:text-box/>
          </draw:frame>
        </presentation:notes>
      </draw:page>
      <draw:page draw:name="page5" draw:style-name="dp3" draw:master-page-name="LTC_5f_OO_5f_Template" presentation:presentation-page-layout-name="AL2T1">
        <office:forms form:automatic-focus="false" form:apply-design-mode="false"/>
        <draw:frame presentation:style-name="pr10" draw:layer="layout" svg:width="23.367cm" svg:height="2.266cm" svg:x="1.301cm" svg:y="1.301cm" presentation:class="title">
          <draw:text-box>
            <text:p>Introduction</text:p>
          </draw:text-box>
        </draw:frame>
        <draw:frame presentation:style-name="pr11" draw:layer="layout" svg:width="23.367cm" svg:height="14.615cm" svg:x="1.301cm" svg:y="5.207cm" presentation:class="outline" presentation:user-transformed="true">
          <draw:text-box>
            <text:list text:style-name="L3">
              <text:list-item>
                <text:p>How to store a &gt; 8-bit quantity ?</text:p>
                <text:list>
                  <text:list-header>
                    <text:p>→<text:tab/>32-bit value 0xDEADBEEF at address 0:</text:p>
                  </text:list-header>
                </text:list>
              </text:list-item>
            </text:list>
          </draw:text-box>
        </draw:frame>
        <draw:custom-shape draw:style-name="gr11" draw:text-style-name="P12" draw:layer="layout" svg:width="1.878cm" svg:height="1.963cm" svg:x="7.541cm" svg:y="9.495cm">
          <text:p text:style-name="P5"><text:span text:style-name="T4">BE</text:span></text:p>
          <draw:enhanced-geometry svg:viewBox="0 0 21600 21600" draw:type="rectangle" draw:enhanced-path="M 0 0 L 21600 0 21600 21600 0 21600 0 0 Z N"/>
        </draw:custom-shape>
        <draw:custom-shape draw:style-name="gr8" draw:text-style-name="P12" draw:layer="layout" svg:width="1.878cm" svg:height="1.963cm" svg:x="9.54cm" svg:y="9.495cm">
          <text:p text:style-name="P5"><text:span text:style-name="T4">EF</text:span></text:p>
          <draw:enhanced-geometry svg:viewBox="0 0 21600 21600" draw:type="rectangle" draw:enhanced-path="M 0 0 L 21600 0 21600 21600 0 21600 0 0 Z N"/>
        </draw:custom-shape>
        <draw:custom-shape draw:style-name="gr7" draw:text-style-name="P12" draw:layer="layout" svg:width="1.878cm" svg:height="1.963cm" svg:x="11.582cm" svg:y="9.494cm">
          <text:p/>
          <draw:enhanced-geometry svg:viewBox="0 0 21600 21600" draw:type="rectangle" draw:enhanced-path="M 0 0 L 21600 0 21600 21600 0 21600 0 0 Z N"/>
        </draw:custom-shape>
        <draw:custom-shape draw:style-name="gr7" draw:text-style-name="P12" draw:layer="layout" svg:width="1.878cm" svg:height="1.963cm" svg:x="13.582cm" svg:y="9.494cm">
          <text:p/>
          <draw:enhanced-geometry svg:viewBox="0 0 21600 21600" draw:type="rectangle" draw:enhanced-path="M 0 0 L 21600 0 21600 21600 0 21600 0 0 Z N"/>
        </draw:custom-shape>
        <draw:custom-shape draw:style-name="gr7" draw:text-style-name="P12" draw:layer="layout" svg:width="1.878cm" svg:height="1.963cm" svg:x="15.581cm" svg:y="9.493cm">
          <text:p/>
          <draw:enhanced-geometry svg:viewBox="0 0 21600 21600" draw:type="rectangle" draw:enhanced-path="M 0 0 L 21600 0 21600 21600 0 21600 0 0 Z N"/>
        </draw:custom-shape>
        <draw:custom-shape draw:style-name="gr6" draw:text-style-name="P12" draw:layer="layout" svg:width="6.617cm" svg:height="1.963cm" svg:x="17.58cm" svg:y="9.492cm">
          <text:p text:style-name="P5"><text:span text:style-name="T4">...</text:span></text:p>
          <draw:enhanced-geometry svg:viewBox="0 0 21600 21600" draw:type="rectangle" draw:enhanced-path="M 0 0 L 21600 0 21600 21600 0 21600 0 0 Z N"/>
        </draw:custom-shape>
        <draw:custom-shape draw:style-name="gr8" draw:text-style-name="P12" draw:layer="layout" svg:width="1.878cm" svg:height="1.963cm" svg:x="3.541cm" svg:y="14.596cm">
          <text:p text:style-name="P5"><text:span text:style-name="T4">EF</text:span></text:p>
          <draw:enhanced-geometry svg:viewBox="0 0 21600 21600" draw:type="rectangle" draw:enhanced-path="M 0 0 L 21600 0 21600 21600 0 21600 0 0 Z N"/>
        </draw:custom-shape>
        <draw:custom-shape draw:style-name="gr9" draw:text-style-name="P12" draw:layer="layout" svg:width="1.878cm" svg:height="1.963cm" svg:x="5.541cm" svg:y="14.596cm">
          <text:p text:style-name="P5"><text:span text:style-name="T4">BE</text:span></text:p>
          <draw:enhanced-geometry svg:viewBox="0 0 21600 21600" draw:type="rectangle" draw:enhanced-path="M 0 0 L 21600 0 21600 21600 0 21600 0 0 Z N"/>
        </draw:custom-shape>
        <draw:custom-shape draw:style-name="gr11" draw:text-style-name="P12" draw:layer="layout" svg:width="1.878cm" svg:height="1.963cm" svg:x="5.54cm" svg:y="9.495cm">
          <text:p text:style-name="P5"><text:span text:style-name="T4">AD</text:span></text:p>
          <draw:enhanced-geometry svg:viewBox="0 0 21600 21600" draw:type="rectangle" draw:enhanced-path="M 0 0 L 21600 0 21600 21600 0 21600 0 0 Z N"/>
        </draw:custom-shape>
        <draw:custom-shape draw:style-name="gr9" draw:text-style-name="P12" draw:layer="layout" svg:width="1.878cm" svg:height="1.963cm" svg:x="3.54cm" svg:y="9.495cm">
          <text:p text:style-name="P5"><text:span text:style-name="T4">DE</text:span></text:p>
          <draw:enhanced-geometry svg:viewBox="0 0 21600 21600" draw:type="rectangle" draw:enhanced-path="M 0 0 L 21600 0 21600 21600 0 21600 0 0 Z N"/>
        </draw:custom-shape>
        <draw:frame draw:style-name="gr10" draw:text-style-name="P13" draw:layer="layout" svg:width="1.192cm" svg:height="0.624cm" svg:x="3.885cm" svg:y="11.58cm">
          <draw:text-box>
            <text:p><text:span text:style-name="T5">MSB</text:span></text:p>
          </draw:text-box>
        </draw:frame>
        <draw:frame draw:style-name="gr10" draw:text-style-name="P13" draw:layer="layout" svg:width="1.033cm" svg:height="0.624cm" svg:x="10.085cm" svg:y="11.58cm">
          <draw:text-box>
            <text:p><text:span text:style-name="T5">LSB</text:span></text:p>
          </draw:text-box>
        </draw:frame>
        <draw:frame draw:style-name="gr10" draw:text-style-name="P13" draw:layer="layout" svg:width="1.033cm" svg:height="0.624cm" svg:x="3.885cm" svg:y="16.78cm">
          <draw:text-box>
            <text:p><text:span text:style-name="T5">LSB</text:span></text:p>
          </draw:text-box>
        </draw:frame>
        <draw:frame draw:style-name="gr10" draw:text-style-name="P13" draw:layer="layout" svg:width="1.192cm" svg:height="0.624cm" svg:x="9.885cm" svg:y="16.78cm">
          <draw:text-box>
            <text:p><text:span text:style-name="T5">MSB</text:span></text:p>
          </draw:text-box>
        </draw:frame>
        <draw:frame draw:style-name="gr10" draw:text-style-name="P14" draw:layer="layout" svg:width="1.327cm" svg:height="1.017cm" svg:x="1.234cm" svg:y="9.929cm">
          <draw:text-box>
            <text:p><text:span text:style-name="T6">Big</text:span></text:p>
          </draw:text-box>
        </draw:frame>
        <draw:frame draw:style-name="gr10" draw:text-style-name="P14" draw:layer="layout" svg:width="1.985cm" svg:height="1.017cm" svg:x="1.035cm" svg:y="15.13cm">
          <draw:text-box>
            <text:p><text:span text:style-name="T6">Little</text:span></text:p>
          </draw:text-box>
        </draw:frame>
        <draw:custom-shape draw:style-name="gr11" draw:text-style-name="P12" draw:layer="layout" svg:width="1.878cm" svg:height="1.963cm" svg:x="7.541cm" svg:y="14.595cm">
          <text:p text:style-name="P5"><text:span text:style-name="T4">AD</text:span></text:p>
          <draw:enhanced-geometry svg:viewBox="0 0 21600 21600" draw:type="rectangle" draw:enhanced-path="M 0 0 L 21600 0 21600 21600 0 21600 0 0 Z N"/>
        </draw:custom-shape>
        <draw:custom-shape draw:style-name="gr11" draw:text-style-name="P12" draw:layer="layout" svg:width="1.878cm" svg:height="1.963cm" svg:x="9.54cm" svg:y="14.594cm">
          <text:p text:style-name="P5"><text:span text:style-name="T4">DE</text:span></text:p>
          <draw:enhanced-geometry svg:viewBox="0 0 21600 21600" draw:type="rectangle" draw:enhanced-path="M 0 0 L 21600 0 21600 21600 0 21600 0 0 Z N"/>
        </draw:custom-shape>
        <draw:custom-shape draw:style-name="gr7" draw:text-style-name="P12" draw:layer="layout" svg:width="1.878cm" svg:height="1.963cm" svg:x="11.582cm" svg:y="14.593cm">
          <text:p/>
          <draw:enhanced-geometry svg:viewBox="0 0 21600 21600" draw:type="rectangle" draw:enhanced-path="M 0 0 L 21600 0 21600 21600 0 21600 0 0 Z N"/>
        </draw:custom-shape>
        <draw:custom-shape draw:style-name="gr7" draw:text-style-name="P12" draw:layer="layout" svg:width="1.878cm" svg:height="1.963cm" svg:x="13.582cm" svg:y="14.593cm">
          <text:p/>
          <draw:enhanced-geometry svg:viewBox="0 0 21600 21600" draw:type="rectangle" draw:enhanced-path="M 0 0 L 21600 0 21600 21600 0 21600 0 0 Z N"/>
        </draw:custom-shape>
        <draw:custom-shape draw:style-name="gr7" draw:text-style-name="P12" draw:layer="layout" svg:width="1.878cm" svg:height="1.963cm" svg:x="15.581cm" svg:y="14.592cm">
          <text:p/>
          <draw:enhanced-geometry svg:viewBox="0 0 21600 21600" draw:type="rectangle" draw:enhanced-path="M 0 0 L 21600 0 21600 21600 0 21600 0 0 Z N"/>
        </draw:custom-shape>
        <draw:custom-shape draw:style-name="gr6" draw:text-style-name="P12" draw:layer="layout" svg:width="6.617cm" svg:height="1.963cm" svg:x="17.58cm" svg:y="14.591cm">
          <text:p text:style-name="P5"><text:span text:style-name="T4">...</text:span></text:p>
          <draw:enhanced-geometry svg:viewBox="0 0 21600 21600" draw:type="rectangle" draw:enhanced-path="M 0 0 L 21600 0 21600 21600 0 21600 0 0 Z N"/>
        </draw:custom-shape>
        <draw:frame draw:style-name="gr10" draw:layer="layout" svg:width="0.425cm" svg:height="0.937cm" svg:x="4.337cm" svg:y="8.49cm">
          <draw:text-box>
            <text:p>0</text:p>
          </draw:text-box>
        </draw:frame>
        <draw:frame draw:style-name="gr10" draw:layer="layout" svg:width="0.425cm" svg:height="0.937cm" svg:x="6.238cm" svg:y="8.491cm">
          <draw:text-box>
            <text:p>1</text:p>
          </draw:text-box>
        </draw:frame>
        <draw:frame draw:style-name="gr10" draw:layer="layout" svg:width="0.425cm" svg:height="0.937cm" svg:x="8.338cm" svg:y="8.491cm">
          <draw:text-box>
            <text:p>2</text:p>
          </draw:text-box>
        </draw:frame>
        <draw:frame draw:style-name="gr10" draw:layer="layout" svg:width="0.425cm" svg:height="0.937cm" svg:x="10.338cm" svg:y="8.491cm">
          <draw:text-box>
            <text:p>3</text:p>
          </draw:text-box>
        </draw:frame>
        <draw:frame draw:style-name="gr10" draw:layer="layout" svg:width="0.425cm" svg:height="0.937cm" svg:x="12.338cm" svg:y="8.491cm">
          <draw:text-box>
            <text:p>4</text:p>
          </draw:text-box>
        </draw:frame>
        <draw:frame draw:style-name="gr10" draw:layer="layout" svg:width="0.425cm" svg:height="0.937cm" svg:x="14.238cm" svg:y="8.491cm">
          <draw:text-box>
            <text:p>5</text:p>
          </draw:text-box>
        </draw:frame>
        <draw:frame draw:style-name="gr10" draw:layer="layout" svg:width="0.425cm" svg:height="0.937cm" svg:x="16.338cm" svg:y="8.491cm">
          <draw:text-box>
            <text:p>6</text:p>
          </draw:text-box>
        </draw:frame>
        <draw:frame draw:style-name="gr10" draw:layer="layout" svg:width="0.425cm" svg:height="0.937cm" svg:x="4.337cm" svg:y="13.69cm">
          <draw:text-box>
            <text:p>0</text:p>
          </draw:text-box>
        </draw:frame>
        <draw:frame draw:style-name="gr10" draw:layer="layout" svg:width="0.425cm" svg:height="0.937cm" svg:x="6.238cm" svg:y="13.691cm">
          <draw:text-box>
            <text:p>1</text:p>
          </draw:text-box>
        </draw:frame>
        <draw:frame draw:style-name="gr10" draw:layer="layout" svg:width="0.425cm" svg:height="0.937cm" svg:x="8.338cm" svg:y="13.691cm">
          <draw:text-box>
            <text:p>2</text:p>
          </draw:text-box>
        </draw:frame>
        <draw:frame draw:style-name="gr10" draw:layer="layout" svg:width="0.425cm" svg:height="0.937cm" svg:x="10.338cm" svg:y="13.691cm">
          <draw:text-box>
            <text:p>3</text:p>
          </draw:text-box>
        </draw:frame>
        <draw:frame draw:style-name="gr10" draw:layer="layout" svg:width="0.425cm" svg:height="0.937cm" svg:x="12.338cm" svg:y="13.691cm">
          <draw:text-box>
            <text:p>4</text:p>
          </draw:text-box>
        </draw:frame>
        <draw:frame draw:style-name="gr10" draw:layer="layout" svg:width="0.425cm" svg:height="0.937cm" svg:x="14.238cm" svg:y="13.691cm">
          <draw:text-box>
            <text:p>5</text:p>
          </draw:text-box>
        </draw:frame>
        <draw:frame draw:style-name="gr10" draw:layer="layout" svg:width="0.425cm" svg:height="0.937cm" svg:x="16.338cm" svg:y="13.691cm">
          <draw:text-box>
            <text:p>6</text:p>
          </draw:text-box>
        </draw:frame>
        <presentation:notes draw:style-name="dp2">
          <draw:page-thumbnail draw:style-name="gr5" draw:layer="layout" svg:width="12.33cm" svg:height="9.525cm" svg:x="3.36cm" svg:y="1.905cm" draw:page-number="5" presentation:class="page"/>
          <draw:frame presentation:style-name="pr9" draw:text-style-name="P15" draw:layer="layout" svg:width="13.97cm" svg:height="11.43cm" svg:x="2.54cm" svg:y="12.065cm" presentation:class="notes" presentation:placeholder="true">
            <draw:text-box/>
          </draw:frame>
        </presentation:notes>
      </draw:page>
      <draw:page draw:name="page6" draw:style-name="dp3" draw:master-page-name="LTC_5f_OO_5f_Template" presentation:presentation-page-layout-name="AL2T1">
        <office:forms form:automatic-focus="false" form:apply-design-mode="false"/>
        <draw:frame presentation:style-name="pr10" draw:layer="layout" svg:width="23.367cm" svg:height="2.266cm" svg:x="1.301cm" svg:y="1.301cm" presentation:class="title">
          <draw:text-box>
            <text:p>Introduction</text:p>
          </draw:text-box>
        </draw:frame>
        <draw:frame presentation:style-name="pr11" draw:layer="layout" svg:width="23.367cm" svg:height="14.615cm" svg:x="1.301cm" svg:y="5.207cm" presentation:class="outline" presentation:user-transformed="true">
          <draw:text-box>
            <text:list text:style-name="L3">
              <text:list-item>
                <text:p>Why Big Endian ?</text:p>
                <text:p/>
                <text:p/>
                <text:p/>
                <text:p/>
                <text:p/>
                <text:p/>
              </text:list-item>
              <text:list-item>
                <text:p>More familiar to humans ? “Western world reading order”</text:p>
              </text:list-item>
              <text:list-item>
                <text:p>Large numbers easier to spot in a memory dump</text:p>
              </text:list-item>
            </text:list>
          </draw:text-box>
        </draw:frame>
        <draw:custom-shape draw:style-name="gr7" draw:text-style-name="P12" draw:layer="layout" svg:width="1.878cm" svg:height="1.963cm" svg:x="7.541cm" svg:y="9.495cm">
          <text:p/>
          <draw:enhanced-geometry svg:viewBox="0 0 21600 21600" draw:type="rectangle" draw:enhanced-path="M 0 0 L 21600 0 21600 21600 0 21600 0 0 Z N"/>
        </draw:custom-shape>
        <draw:custom-shape draw:style-name="gr7" draw:text-style-name="P12" draw:layer="layout" svg:width="1.878cm" svg:height="1.963cm" svg:x="9.54cm" svg:y="9.495cm">
          <text:p/>
          <draw:enhanced-geometry svg:viewBox="0 0 21600 21600" draw:type="rectangle" draw:enhanced-path="M 0 0 L 21600 0 21600 21600 0 21600 0 0 Z N"/>
        </draw:custom-shape>
        <draw:custom-shape draw:style-name="gr7" draw:text-style-name="P12" draw:layer="layout" svg:width="1.878cm" svg:height="1.963cm" svg:x="11.582cm" svg:y="9.494cm">
          <text:p/>
          <draw:enhanced-geometry svg:viewBox="0 0 21600 21600" draw:type="rectangle" draw:enhanced-path="M 0 0 L 21600 0 21600 21600 0 21600 0 0 Z N"/>
        </draw:custom-shape>
        <draw:custom-shape draw:style-name="gr7" draw:text-style-name="P12" draw:layer="layout" svg:width="1.878cm" svg:height="1.963cm" svg:x="13.582cm" svg:y="9.494cm">
          <text:p/>
          <draw:enhanced-geometry svg:viewBox="0 0 21600 21600" draw:type="rectangle" draw:enhanced-path="M 0 0 L 21600 0 21600 21600 0 21600 0 0 Z N"/>
        </draw:custom-shape>
        <draw:custom-shape draw:style-name="gr7" draw:text-style-name="P12" draw:layer="layout" svg:width="1.878cm" svg:height="1.963cm" svg:x="15.581cm" svg:y="9.493cm">
          <text:p/>
          <draw:enhanced-geometry svg:viewBox="0 0 21600 21600" draw:type="rectangle" draw:enhanced-path="M 0 0 L 21600 0 21600 21600 0 21600 0 0 Z N"/>
        </draw:custom-shape>
        <draw:custom-shape draw:style-name="gr6" draw:text-style-name="P12" draw:layer="layout" svg:width="6.617cm" svg:height="1.963cm" svg:x="17.58cm" svg:y="9.492cm">
          <text:p text:style-name="P5"><text:span text:style-name="T4">...</text:span></text:p>
          <draw:enhanced-geometry svg:viewBox="0 0 21600 21600" draw:type="rectangle" draw:enhanced-path="M 0 0 L 21600 0 21600 21600 0 21600 0 0 Z N"/>
        </draw:custom-shape>
        <draw:custom-shape draw:style-name="gr8" draw:text-style-name="P12" draw:layer="layout" svg:width="1.878cm" svg:height="1.963cm" svg:x="5.54cm" svg:y="9.495cm">
          <text:p text:style-name="P5"><text:span text:style-name="T4">55</text:span></text:p>
          <draw:enhanced-geometry svg:viewBox="0 0 21600 21600" draw:type="rectangle" draw:enhanced-path="M 0 0 L 21600 0 21600 21600 0 21600 0 0 Z N"/>
        </draw:custom-shape>
        <draw:custom-shape draw:style-name="gr9" draw:text-style-name="P12" draw:layer="layout" svg:width="1.878cm" svg:height="1.963cm" svg:x="3.54cm" svg:y="9.495cm">
          <text:p text:style-name="P5"><text:span text:style-name="T4">AA</text:span></text:p>
          <draw:enhanced-geometry svg:viewBox="0 0 21600 21600" draw:type="rectangle" draw:enhanced-path="M 0 0 L 21600 0 21600 21600 0 21600 0 0 Z N"/>
        </draw:custom-shape>
        <draw:frame draw:style-name="gr10" draw:text-style-name="P13" draw:layer="layout" svg:width="1.192cm" svg:height="0.624cm" svg:x="3.885cm" svg:y="11.58cm">
          <draw:text-box>
            <text:p><text:span text:style-name="T5">MSB</text:span></text:p>
          </draw:text-box>
        </draw:frame>
        <draw:frame draw:style-name="gr10" draw:text-style-name="P13" draw:layer="layout" svg:width="1.033cm" svg:height="0.624cm" svg:x="5.785cm" svg:y="11.58cm">
          <draw:text-box>
            <text:p><text:span text:style-name="T5">LSB</text:span></text:p>
          </draw:text-box>
        </draw:frame>
        <draw:frame draw:style-name="gr10" draw:layer="layout" svg:width="0.425cm" svg:height="0.937cm" svg:x="4.337cm" svg:y="8.49cm">
          <draw:text-box>
            <text:p>0</text:p>
          </draw:text-box>
        </draw:frame>
        <draw:frame draw:style-name="gr10" draw:layer="layout" svg:width="0.425cm" svg:height="0.937cm" svg:x="6.238cm" svg:y="8.491cm">
          <draw:text-box>
            <text:p>1</text:p>
          </draw:text-box>
        </draw:frame>
        <draw:frame draw:style-name="gr10" draw:layer="layout" svg:width="0.425cm" svg:height="0.937cm" svg:x="8.338cm" svg:y="8.491cm">
          <draw:text-box>
            <text:p>2</text:p>
          </draw:text-box>
        </draw:frame>
        <draw:frame draw:style-name="gr10" draw:layer="layout" svg:width="0.425cm" svg:height="0.937cm" svg:x="10.338cm" svg:y="8.491cm">
          <draw:text-box>
            <text:p>3</text:p>
          </draw:text-box>
        </draw:frame>
        <draw:frame draw:style-name="gr10" draw:layer="layout" svg:width="0.425cm" svg:height="0.937cm" svg:x="12.338cm" svg:y="8.491cm">
          <draw:text-box>
            <text:p>4</text:p>
          </draw:text-box>
        </draw:frame>
        <draw:frame draw:style-name="gr10" draw:layer="layout" svg:width="0.425cm" svg:height="0.937cm" svg:x="14.238cm" svg:y="8.491cm">
          <draw:text-box>
            <text:p>5</text:p>
          </draw:text-box>
        </draw:frame>
        <draw:frame draw:style-name="gr10" draw:layer="layout" svg:width="0.425cm" svg:height="0.937cm" svg:x="16.338cm" svg:y="8.491cm">
          <draw:text-box>
            <text:p>6</text:p>
          </draw:text-box>
        </draw:frame>
        <presentation:notes draw:style-name="dp2">
          <draw:page-thumbnail draw:style-name="gr5" draw:layer="layout" svg:width="12.33cm" svg:height="9.525cm" svg:x="3.36cm" svg:y="1.905cm" draw:page-number="6" presentation:class="page"/>
          <draw:frame presentation:style-name="pr9" draw:text-style-name="P15" draw:layer="layout" svg:width="13.97cm" svg:height="11.43cm" svg:x="2.54cm" svg:y="12.065cm" presentation:class="notes" presentation:placeholder="true">
            <draw:text-box/>
          </draw:frame>
        </presentation:notes>
      </draw:page>
      <draw:page draw:name="page7" draw:style-name="dp3" draw:master-page-name="LTC_5f_OO_5f_Template" presentation:presentation-page-layout-name="AL2T1">
        <office:forms form:automatic-focus="false" form:apply-design-mode="false"/>
        <draw:frame presentation:style-name="pr10" draw:layer="layout" svg:width="23.367cm" svg:height="2.266cm" svg:x="1.301cm" svg:y="1.301cm" presentation:class="title">
          <draw:text-box>
            <text:p>Introduction</text:p>
          </draw:text-box>
        </draw:frame>
        <draw:frame presentation:style-name="pr11" draw:layer="layout" svg:width="23.367cm" svg:height="14.615cm" svg:x="1.301cm" svg:y="5.207cm" presentation:class="outline" presentation:user-transformed="true">
          <draw:text-box>
            <text:list text:style-name="L3">
              <text:list-item>
                <text:p>Why Little Endian ?</text:p>
                <text:p/>
                <text:p/>
                <text:p/>
                <text:p/>
                <text:p/>
                <text:p/>
              </text:list-item>
              <text:list-item>
                <text:p>Order of carry propagation</text:p>
              </text:list-item>
              <text:list-item>
                <text:p>Sometimes allows ignoring of type size</text:p>
                <text:list>
                  <text:list-header>
                    <text:p>→ More dangerous than useful</text:p>
                  </text:list-header>
                </text:list>
              </text:list-item>
            </text:list>
          </draw:text-box>
        </draw:frame>
        <draw:custom-shape draw:style-name="gr8" draw:text-style-name="P12" draw:layer="layout" svg:width="1.878cm" svg:height="1.963cm" svg:x="3.541cm" svg:y="9.396cm">
          <text:p text:style-name="P5"><text:span text:style-name="T4">55</text:span></text:p>
          <draw:enhanced-geometry svg:viewBox="0 0 21600 21600" draw:type="rectangle" draw:enhanced-path="M 0 0 L 21600 0 21600 21600 0 21600 0 0 Z N"/>
        </draw:custom-shape>
        <draw:custom-shape draw:style-name="gr9" draw:text-style-name="P12" draw:layer="layout" svg:width="1.878cm" svg:height="1.963cm" svg:x="5.541cm" svg:y="9.396cm">
          <text:p text:style-name="P5"><text:span text:style-name="T4">AA</text:span></text:p>
          <draw:enhanced-geometry svg:viewBox="0 0 21600 21600" draw:type="rectangle" draw:enhanced-path="M 0 0 L 21600 0 21600 21600 0 21600 0 0 Z N"/>
        </draw:custom-shape>
        <draw:frame draw:style-name="gr10" draw:text-style-name="P13" draw:layer="layout" svg:width="1.033cm" svg:height="0.624cm" svg:x="3.885cm" svg:y="11.58cm">
          <draw:text-box>
            <text:p><text:span text:style-name="T5">LSB</text:span></text:p>
          </draw:text-box>
        </draw:frame>
        <draw:frame draw:style-name="gr10" draw:text-style-name="P13" draw:layer="layout" svg:width="1.192cm" svg:height="0.624cm" svg:x="5.785cm" svg:y="11.58cm">
          <draw:text-box>
            <text:p><text:span text:style-name="T5">MSB</text:span></text:p>
          </draw:text-box>
        </draw:frame>
        <draw:custom-shape draw:style-name="gr7" draw:text-style-name="P12" draw:layer="layout" svg:width="1.878cm" svg:height="1.963cm" svg:x="7.541cm" svg:y="9.395cm">
          <text:p/>
          <draw:enhanced-geometry svg:viewBox="0 0 21600 21600" draw:type="rectangle" draw:enhanced-path="M 0 0 L 21600 0 21600 21600 0 21600 0 0 Z N"/>
        </draw:custom-shape>
        <draw:custom-shape draw:style-name="gr7" draw:text-style-name="P12" draw:layer="layout" svg:width="1.878cm" svg:height="1.963cm" svg:x="9.54cm" svg:y="9.394cm">
          <text:p/>
          <draw:enhanced-geometry svg:viewBox="0 0 21600 21600" draw:type="rectangle" draw:enhanced-path="M 0 0 L 21600 0 21600 21600 0 21600 0 0 Z N"/>
        </draw:custom-shape>
        <draw:custom-shape draw:style-name="gr7" draw:text-style-name="P12" draw:layer="layout" svg:width="1.878cm" svg:height="1.963cm" svg:x="11.582cm" svg:y="9.393cm">
          <text:p/>
          <draw:enhanced-geometry svg:viewBox="0 0 21600 21600" draw:type="rectangle" draw:enhanced-path="M 0 0 L 21600 0 21600 21600 0 21600 0 0 Z N"/>
        </draw:custom-shape>
        <draw:custom-shape draw:style-name="gr7" draw:text-style-name="P12" draw:layer="layout" svg:width="1.878cm" svg:height="1.963cm" svg:x="13.582cm" svg:y="9.393cm">
          <text:p/>
          <draw:enhanced-geometry svg:viewBox="0 0 21600 21600" draw:type="rectangle" draw:enhanced-path="M 0 0 L 21600 0 21600 21600 0 21600 0 0 Z N"/>
        </draw:custom-shape>
        <draw:custom-shape draw:style-name="gr7" draw:text-style-name="P12" draw:layer="layout" svg:width="1.878cm" svg:height="1.963cm" svg:x="15.581cm" svg:y="9.392cm">
          <text:p/>
          <draw:enhanced-geometry svg:viewBox="0 0 21600 21600" draw:type="rectangle" draw:enhanced-path="M 0 0 L 21600 0 21600 21600 0 21600 0 0 Z N"/>
        </draw:custom-shape>
        <draw:custom-shape draw:style-name="gr6" draw:text-style-name="P12" draw:layer="layout" svg:width="6.617cm" svg:height="1.963cm" svg:x="17.58cm" svg:y="9.391cm">
          <text:p text:style-name="P5"><text:span text:style-name="T4">...</text:span></text:p>
          <draw:enhanced-geometry svg:viewBox="0 0 21600 21600" draw:type="rectangle" draw:enhanced-path="M 0 0 L 21600 0 21600 21600 0 21600 0 0 Z N"/>
        </draw:custom-shape>
        <draw:frame draw:style-name="gr10" draw:layer="layout" svg:width="0.425cm" svg:height="0.937cm" svg:x="4.337cm" svg:y="8.49cm">
          <draw:text-box>
            <text:p>0</text:p>
          </draw:text-box>
        </draw:frame>
        <draw:frame draw:style-name="gr10" draw:layer="layout" svg:width="0.425cm" svg:height="0.937cm" svg:x="6.238cm" svg:y="8.491cm">
          <draw:text-box>
            <text:p>1</text:p>
          </draw:text-box>
        </draw:frame>
        <draw:frame draw:style-name="gr10" draw:layer="layout" svg:width="0.425cm" svg:height="0.937cm" svg:x="8.338cm" svg:y="8.491cm">
          <draw:text-box>
            <text:p>2</text:p>
          </draw:text-box>
        </draw:frame>
        <draw:frame draw:style-name="gr10" draw:layer="layout" svg:width="0.425cm" svg:height="0.937cm" svg:x="10.338cm" svg:y="8.491cm">
          <draw:text-box>
            <text:p>3</text:p>
          </draw:text-box>
        </draw:frame>
        <draw:frame draw:style-name="gr10" draw:layer="layout" svg:width="0.425cm" svg:height="0.937cm" svg:x="12.338cm" svg:y="8.491cm">
          <draw:text-box>
            <text:p>4</text:p>
          </draw:text-box>
        </draw:frame>
        <draw:frame draw:style-name="gr10" draw:layer="layout" svg:width="0.425cm" svg:height="0.937cm" svg:x="14.238cm" svg:y="8.491cm">
          <draw:text-box>
            <text:p>5</text:p>
          </draw:text-box>
        </draw:frame>
        <draw:frame draw:style-name="gr10" draw:layer="layout" svg:width="0.425cm" svg:height="0.937cm" svg:x="16.338cm" svg:y="8.491cm">
          <draw:text-box>
            <text:p>6</text:p>
          </draw:text-box>
        </draw:frame>
        <presentation:notes draw:style-name="dp2">
          <draw:page-thumbnail draw:style-name="gr5" draw:layer="layout" svg:width="12.33cm" svg:height="9.525cm" svg:x="3.36cm" svg:y="1.905cm" draw:page-number="7" presentation:class="page"/>
          <draw:frame presentation:style-name="pr9" draw:text-style-name="P15" draw:layer="layout" svg:width="13.97cm" svg:height="11.43cm" svg:x="2.54cm" svg:y="12.065cm" presentation:class="notes" presentation:placeholder="true">
            <draw:text-box/>
          </draw:frame>
        </presentation:notes>
      </draw:page>
      <draw:page draw:name="page8" draw:style-name="dp3" draw:master-page-name="LTC_5f_OO_5f_Template" presentation:presentation-page-layout-name="AL2T1">
        <office:forms form:automatic-focus="false" form:apply-design-mode="false"/>
        <draw:frame presentation:style-name="pr7" draw:layer="layout" svg:width="23.367cm" svg:height="2.266cm" svg:x="1.301cm" svg:y="1.301cm" presentation:class="title">
          <draw:text-box>
            <text:p>Introduction</text:p>
          </draw:text-box>
        </draw:frame>
        <draw:frame presentation:style-name="pr12" draw:text-style-name="P16" draw:layer="layout" svg:width="24.099cm" svg:height="15.171cm" svg:x="1.301cm" svg:y="4.651cm" presentation:class="outline" presentation:user-transformed="true">
          <draw:text-box>
            <text:list text:style-name="L3">
              <text:list-item>
                <text:p><text:span text:style-name="T7">PDP Endian ?</text:span></text:p>
                <text:list>
                  <text:list-header>
                    <text:p><text:span text:style-name="T7">→ </text:span><text:span text:style-name="T7">You don't want to know</text:span></text:p>
                  </text:list-header>
                </text:list>
              </text:list-item>
              <text:list-item>
                <text:p><text:span text:style-name="T7">Proper terminology is Octet Order :-)</text:span></text:p>
                <text:list>
                  <text:list-item>
                    <text:p><text:span text:style-name="T7">Even “byte“ might mean something else</text:span></text:p>
                  </text:list-item>
                  <text:list-item>
                    <text:p><text:span text:style-name="T7">Endian can apply to grouping of any sub component types, not necessarily octets</text:span></text:p>
                  </text:list-item>
                  <text:list-item>
                    <text:p><text:span text:style-name="T7">Who cares ?</text:span></text:p>
                  </text:list-item>
                  <text:list-item>
                    <text:p><text:span text:style-name="T7">Big Endian → MSB first</text:span></text:p>
                  </text:list-item>
                  <text:list-item>
                    <text:p><text:span text:style-name="T7">Little Endian → LSB first</text:span></text:p>
                  </text:list-item>
                </text:list>
              </text:list-item>
              <text:list-item>
                <text:p><text:span text:style-name="T7">Why “endian” ? See Wikipedia :-)</text:span></text:p>
                <text:list>
                  <text:list-item>
                    <text:p><text:span text:style-name="T7">Gulliver's Travels</text:span></text:p>
                    <text:list>
                      <text:list-item>
                        <text:p><text:span text:style-name="T7">I haven't read it ...</text:span></text:p>
                      </text:list-item>
                    </text:list>
                  </text:list-item>
                </text:list>
              </text:list-item>
            </text:list>
          </draw:text-box>
        </draw:frame>
        <presentation:notes draw:style-name="dp2">
          <draw:page-thumbnail draw:style-name="gr5" draw:layer="layout" svg:width="12.33cm" svg:height="9.525cm" svg:x="3.36cm" svg:y="1.905cm" draw:page-number="8" presentation:class="page"/>
          <draw:frame presentation:style-name="pr9" draw:layer="layout" svg:width="13.97cm" svg:height="11.43cm" svg:x="2.54cm" svg:y="12.065cm" presentation:class="notes" presentation:placeholder="true">
            <draw:text-box/>
          </draw:frame>
        </presentation:notes>
      </draw:page>
      <draw:page draw:name="page9" draw:style-name="dp3" draw:master-page-name="LTC_5f_OO_5f_Template" presentation:presentation-page-layout-name="AL3T32">
        <office:forms form:automatic-focus="false" form:apply-design-mode="false"/>
        <draw:frame presentation:style-name="pr13" draw:text-style-name="P17" draw:layer="layout" svg:width="23.367cm" svg:height="18.52cm" svg:x="1.301cm" svg:y="1.301cm" presentation:class="subtitle">
          <draw:text-box>
            <text:list text:style-name="L2">
              <text:list-header>
                <text:p text:style-name="P9"><text:span text:style-name="T8">In your program memory</text:span></text:p>
              </text:list-header>
            </text:list>
          </draw:text-box>
        </draw:frame>
        <presentation:notes draw:style-name="dp2">
          <draw:page-thumbnail draw:style-name="gr5" draw:layer="layout" svg:width="12.33cm" svg:height="9.525cm" svg:x="3.36cm" svg:y="1.905cm" draw:page-number="9" presentation:class="page"/>
          <draw:frame presentation:style-name="pr9" draw:text-style-name="P15" draw:layer="layout" svg:width="13.97cm" svg:height="11.43cm" svg:x="2.54cm" svg:y="12.065cm" presentation:class="notes" presentation:placeholder="true">
            <draw:text-box/>
          </draw:frame>
        </presentation:notes>
      </draw:page>
      <draw:page draw:name="page10" draw:style-name="dp3" draw:master-page-name="LTC_5f_OO_5f_Template" presentation:presentation-page-layout-name="AL2T1">
        <office:forms form:automatic-focus="false" form:apply-design-mode="false"/>
        <draw:frame presentation:style-name="pr7" draw:layer="layout" svg:width="23.367cm" svg:height="2.266cm" svg:x="1.301cm" svg:y="1.301cm" presentation:class="title" presentation:user-transformed="true">
          <draw:text-box>
            <text:list text:style-name="L2">
              <text:list-header>
                <text:p>In your program memory</text:p>
              </text:list-header>
            </text:list>
          </draw:text-box>
        </draw:frame>
        <draw:frame presentation:style-name="pr14" draw:layer="layout" svg:width="23.367cm" svg:height="15.085cm" svg:x="1.301cm" svg:y="4.737cm" presentation:class="outline" presentation:user-transformed="true">
          <draw:text-box>
            <text:list text:style-name="L3">
              <text:list-item>
                <text:p>What can possibly go wrong ?</text:p>
                <text:list>
                  <text:list-header>
                    <text:p>→ <text:span text:style-name="T9">Wrong type sizes</text:span></text:p>
                    <text:p/>
                    <text:p>void foo(void *data)</text:p>
                    <text:p>{</text:p>
                    <text:list>
                      <text:list-header>
                        <text:p>printf(“data=%d\n”, *(char*)data);</text:p>
                      </text:list-header>
                    </text:list>
                    <text:p>}</text:p>
                  </text:list-header>
                </text:list>
                <text:p/>
                <text:list>
                  <text:list-header>
                    <text:p>int c = 1;</text:p>
                    <text:p>foo(&amp;c);</text:p>
                  </text:list-header>
                </text:list>
              </text:list-item>
            </text:list>
          </draw:text-box>
        </draw:frame>
        <presentation:notes draw:style-name="dp2">
          <draw:page-thumbnail draw:style-name="gr5" draw:layer="layout" svg:width="12.33cm" svg:height="9.525cm" svg:x="3.36cm" svg:y="1.905cm" draw:page-number="10" presentation:class="page"/>
          <draw:frame presentation:style-name="pr9" draw:text-style-name="P15" draw:layer="layout" svg:width="13.97cm" svg:height="11.43cm" svg:x="2.54cm" svg:y="12.065cm" presentation:class="notes" presentation:placeholder="true">
            <draw:text-box/>
          </draw:frame>
        </presentation:notes>
      </draw:page>
      <draw:page draw:name="page11" draw:style-name="dp3" draw:master-page-name="LTC_5f_OO_5f_Template" presentation:presentation-page-layout-name="AL2T1">
        <office:forms form:automatic-focus="false" form:apply-design-mode="false"/>
        <draw:frame presentation:style-name="pr7" draw:layer="layout" svg:width="23.367cm" svg:height="2.266cm" svg:x="1.301cm" svg:y="1.301cm" presentation:class="title" presentation:user-transformed="true">
          <draw:text-box>
            <text:list text:style-name="L2">
              <text:list-header>
                <text:p>In your program memory</text:p>
              </text:list-header>
            </text:list>
          </draw:text-box>
        </draw:frame>
        <draw:frame presentation:style-name="pr14" draw:layer="layout" svg:width="23.367cm" svg:height="15.085cm" svg:x="1.301cm" svg:y="4.737cm" presentation:class="outline" presentation:user-transformed="true">
          <draw:text-box>
            <text:list text:style-name="L3">
              <text:list-item>
                <text:list>
                  <text:list-header>
                    <text:p>void foo(void *data)</text:p>
                    <text:p>{</text:p>
                    <text:list>
                      <text:list-header>
                        <text:p>printf(“data=%d\n”, *(char *)data);</text:p>
                      </text:list-header>
                    </text:list>
                    <text:p>}</text:p>
                    <text:p/>
                    <text:p/>
                    <text:p/>
                  </text:list-header>
                </text:list>
                <text:p/>
                <text:p/>
                <text:p/>
                <text:list>
                  <text:list-header>
                    <text:p>int = 1;</text:p>
                    <text:p>foo(&amp;c);</text:p>
                  </text:list-header>
                </text:list>
              </text:list-item>
            </text:list>
          </draw:text-box>
        </draw:frame>
        <draw:custom-shape draw:style-name="gr6" draw:text-style-name="P12" draw:layer="layout" svg:width="1.878cm" svg:height="1.963cm" svg:x="7.54cm" svg:y="11.295cm">
          <text:p text:style-name="P5"><text:span text:style-name="T4">?</text:span></text:p>
          <draw:enhanced-geometry svg:viewBox="0 0 21600 21600" draw:type="rectangle" draw:enhanced-path="M 0 0 L 21600 0 21600 21600 0 21600 0 0 Z N"/>
        </draw:custom-shape>
        <draw:custom-shape draw:style-name="gr6" draw:text-style-name="P12" draw:layer="layout" svg:width="1.878cm" svg:height="1.963cm" svg:x="9.539cm" svg:y="11.294cm">
          <text:p text:style-name="P5"><text:span text:style-name="T4">?</text:span></text:p>
          <draw:enhanced-geometry svg:viewBox="0 0 21600 21600" draw:type="rectangle" draw:enhanced-path="M 0 0 L 21600 0 21600 21600 0 21600 0 0 Z N"/>
        </draw:custom-shape>
        <draw:custom-shape draw:style-name="gr6" draw:text-style-name="P12" draw:layer="layout" svg:width="1.878cm" svg:height="1.963cm" svg:x="11.581cm" svg:y="11.293cm">
          <text:p text:style-name="P5"><text:span text:style-name="T4">?</text:span></text:p>
          <draw:enhanced-geometry svg:viewBox="0 0 21600 21600" draw:type="rectangle" draw:enhanced-path="M 0 0 L 21600 0 21600 21600 0 21600 0 0 Z N"/>
        </draw:custom-shape>
        <draw:custom-shape draw:style-name="gr6" draw:text-style-name="P12" draw:layer="layout" svg:width="1.878cm" svg:height="1.963cm" svg:x="13.581cm" svg:y="11.293cm">
          <text:p text:style-name="P5"><text:span text:style-name="T4">?</text:span></text:p>
          <draw:enhanced-geometry svg:viewBox="0 0 21600 21600" draw:type="rectangle" draw:enhanced-path="M 0 0 L 21600 0 21600 21600 0 21600 0 0 Z N"/>
        </draw:custom-shape>
        <draw:custom-shape draw:style-name="gr6" draw:text-style-name="P12" draw:layer="layout" svg:width="1.878cm" svg:height="1.963cm" svg:x="15.58cm" svg:y="11.292cm">
          <text:p text:style-name="P5"><text:span text:style-name="T4">?</text:span></text:p>
          <draw:enhanced-geometry svg:viewBox="0 0 21600 21600" draw:type="rectangle" draw:enhanced-path="M 0 0 L 21600 0 21600 21600 0 21600 0 0 Z N"/>
        </draw:custom-shape>
        <draw:custom-shape draw:style-name="gr6" draw:text-style-name="P12" draw:layer="layout" svg:width="6.617cm" svg:height="1.963cm" svg:x="17.579cm" svg:y="11.291cm">
          <text:p text:style-name="P5"><text:span text:style-name="T4">...</text:span></text:p>
          <draw:enhanced-geometry svg:viewBox="0 0 21600 21600" draw:type="rectangle" draw:enhanced-path="M 0 0 L 21600 0 21600 21600 0 21600 0 0 Z N"/>
        </draw:custom-shape>
        <draw:frame draw:style-name="gr10" draw:layer="layout" svg:width="0.425cm" svg:height="0.937cm" svg:x="4.336cm" svg:y="10.39cm">
          <draw:text-box>
            <text:p>0</text:p>
          </draw:text-box>
        </draw:frame>
        <draw:frame draw:style-name="gr10" draw:layer="layout" svg:width="0.425cm" svg:height="0.937cm" svg:x="6.237cm" svg:y="10.391cm">
          <draw:text-box>
            <text:p>1</text:p>
          </draw:text-box>
        </draw:frame>
        <draw:frame draw:style-name="gr10" draw:layer="layout" svg:width="0.425cm" svg:height="0.937cm" svg:x="8.337cm" svg:y="10.391cm">
          <draw:text-box>
            <text:p>2</text:p>
          </draw:text-box>
        </draw:frame>
        <draw:frame draw:style-name="gr10" draw:layer="layout" svg:width="0.425cm" svg:height="0.937cm" svg:x="10.337cm" svg:y="10.391cm">
          <draw:text-box>
            <text:p>3</text:p>
          </draw:text-box>
        </draw:frame>
        <draw:frame draw:style-name="gr10" draw:layer="layout" svg:width="0.425cm" svg:height="0.937cm" svg:x="12.337cm" svg:y="10.391cm">
          <draw:text-box>
            <text:p>4</text:p>
          </draw:text-box>
        </draw:frame>
        <draw:frame draw:style-name="gr10" draw:layer="layout" svg:width="0.425cm" svg:height="0.937cm" svg:x="14.237cm" svg:y="10.391cm">
          <draw:text-box>
            <text:p>5</text:p>
          </draw:text-box>
        </draw:frame>
        <draw:frame draw:style-name="gr10" draw:layer="layout" svg:width="0.425cm" svg:height="0.937cm" svg:x="16.337cm" svg:y="10.391cm">
          <draw:text-box>
            <text:p>6</text:p>
          </draw:text-box>
        </draw:frame>
        <draw:custom-shape draw:style-name="gr6" draw:text-style-name="P12" draw:layer="layout" svg:width="1.878cm" svg:height="1.963cm" svg:x="3.54cm" svg:y="11.293cm">
          <text:p text:style-name="P5"><text:span text:style-name="T4">?</text:span></text:p>
          <draw:enhanced-geometry svg:viewBox="0 0 21600 21600" draw:type="rectangle" draw:enhanced-path="M 0 0 L 21600 0 21600 21600 0 21600 0 0 Z N"/>
        </draw:custom-shape>
        <draw:custom-shape draw:style-name="gr6" draw:text-style-name="P12" draw:layer="layout" svg:width="1.878cm" svg:height="1.963cm" svg:x="5.539cm" svg:y="11.292cm">
          <text:p text:style-name="P5"><text:span text:style-name="T4">?</text:span></text:p>
          <draw:enhanced-geometry svg:viewBox="0 0 21600 21600" draw:type="rectangle" draw:enhanced-path="M 0 0 L 21600 0 21600 21600 0 21600 0 0 Z N"/>
        </draw:custom-shape>
        <presentation:notes draw:style-name="dp2">
          <draw:page-thumbnail draw:style-name="gr5" draw:layer="layout" svg:width="12.33cm" svg:height="9.525cm" svg:x="3.36cm" svg:y="1.905cm" draw:page-number="11" presentation:class="page"/>
          <draw:frame presentation:style-name="pr9" draw:text-style-name="P15" draw:layer="layout" svg:width="13.97cm" svg:height="11.43cm" svg:x="2.54cm" svg:y="12.065cm" presentation:class="notes" presentation:placeholder="true">
            <draw:text-box/>
          </draw:frame>
        </presentation:notes>
      </draw:page>
      <draw:page draw:name="page12" draw:style-name="dp3" draw:master-page-name="LTC_5f_OO_5f_Template" presentation:presentation-page-layout-name="AL2T1">
        <office:forms form:automatic-focus="false" form:apply-design-mode="false"/>
        <draw:frame presentation:style-name="pr7" draw:layer="layout" svg:width="23.367cm" svg:height="2.266cm" svg:x="1.301cm" svg:y="1.301cm" presentation:class="title" presentation:user-transformed="true">
          <draw:text-box>
            <text:list text:style-name="L2">
              <text:list-header>
                <text:p>In your program memory</text:p>
              </text:list-header>
            </text:list>
          </draw:text-box>
        </draw:frame>
        <draw:frame presentation:style-name="pr14" draw:layer="layout" svg:width="23.367cm" svg:height="15.085cm" svg:x="1.301cm" svg:y="4.737cm" presentation:class="outline" presentation:user-transformed="true">
          <draw:text-box>
            <text:list text:style-name="L3">
              <text:list-item>
                <text:list>
                  <text:list-header>
                    <text:p>void foo(void *data)</text:p>
                    <text:p>{</text:p>
                    <text:list>
                      <text:list-header>
                        <text:p>printf(“data=%d\n”, *(char *)data);</text:p>
                      </text:list-header>
                    </text:list>
                    <text:p>}</text:p>
                    <text:p/>
                    <text:p/>
                    <text:p/>
                  </text:list-header>
                </text:list>
                <text:p/>
                <text:p/>
                <text:p/>
                <text:list>
                  <text:list-header>
                    <text:p>int = 1;</text:p>
                    <text:p>foo(&amp;c);</text:p>
                  </text:list-header>
                </text:list>
              </text:list-item>
            </text:list>
          </draw:text-box>
        </draw:frame>
        <draw:custom-shape draw:style-name="gr6" draw:text-style-name="P12" draw:layer="layout" svg:width="6.617cm" svg:height="1.963cm" svg:x="17.579cm" svg:y="11.291cm">
          <text:p text:style-name="P5"><text:span text:style-name="T4">...</text:span></text:p>
          <draw:enhanced-geometry svg:viewBox="0 0 21600 21600" draw:type="rectangle" draw:enhanced-path="M 0 0 L 21600 0 21600 21600 0 21600 0 0 Z N"/>
        </draw:custom-shape>
        <draw:frame draw:style-name="gr10" draw:text-style-name="P18" draw:layer="layout" svg:width="0.425cm" svg:height="0.937cm" svg:x="4.336cm" svg:y="10.39cm">
          <draw:text-box>
            <text:p><text:span text:style-name="T10">0</text:span></text:p>
          </draw:text-box>
        </draw:frame>
        <draw:frame draw:style-name="gr10" draw:text-style-name="P18" draw:layer="layout" svg:width="0.425cm" svg:height="0.937cm" svg:x="6.237cm" svg:y="10.391cm">
          <draw:text-box>
            <text:p><text:span text:style-name="T10">1</text:span></text:p>
          </draw:text-box>
        </draw:frame>
        <draw:frame draw:style-name="gr10" draw:text-style-name="P18" draw:layer="layout" svg:width="0.425cm" svg:height="0.937cm" svg:x="8.337cm" svg:y="10.391cm">
          <draw:text-box>
            <text:p><text:span text:style-name="T10">2</text:span></text:p>
          </draw:text-box>
        </draw:frame>
        <draw:frame draw:style-name="gr10" draw:text-style-name="P18" draw:layer="layout" svg:width="0.425cm" svg:height="0.937cm" svg:x="10.337cm" svg:y="10.391cm">
          <draw:text-box>
            <text:p><text:span text:style-name="T10">3</text:span></text:p>
          </draw:text-box>
        </draw:frame>
        <draw:frame draw:style-name="gr10" draw:text-style-name="P18" draw:layer="layout" svg:width="0.425cm" svg:height="0.937cm" svg:x="12.337cm" svg:y="10.391cm">
          <draw:text-box>
            <text:p><text:span text:style-name="T10">4</text:span></text:p>
          </draw:text-box>
        </draw:frame>
        <draw:frame draw:style-name="gr10" draw:text-style-name="P18" draw:layer="layout" svg:width="0.425cm" svg:height="0.937cm" svg:x="14.237cm" svg:y="10.391cm">
          <draw:text-box>
            <text:p><text:span text:style-name="T10">5</text:span></text:p>
          </draw:text-box>
        </draw:frame>
        <draw:frame draw:style-name="gr10" draw:text-style-name="P18" draw:layer="layout" svg:width="0.425cm" svg:height="0.937cm" svg:x="16.337cm" svg:y="10.391cm">
          <draw:text-box>
            <text:p><text:span text:style-name="T10">6</text:span></text:p>
          </draw:text-box>
        </draw:frame>
        <draw:line draw:style-name="gr12" draw:layer="layout" svg:x1="5.08cm" svg:y1="10.16cm" svg:x2="17.78cm" svg:y2="8.255cm">
          <text:p/>
        </draw:line>
        <draw:custom-shape draw:style-name="gr6" draw:text-style-name="P12" draw:layer="layout" svg:width="1.878cm" svg:height="1.963cm" svg:x="7.539cm" svg:y="11.293cm">
          <text:p text:style-name="P5"><text:span text:style-name="T4">?</text:span></text:p>
          <draw:enhanced-geometry svg:viewBox="0 0 21600 21600" draw:type="rectangle" draw:enhanced-path="M 0 0 L 21600 0 21600 21600 0 21600 0 0 Z N"/>
        </draw:custom-shape>
        <draw:custom-shape draw:style-name="gr6" draw:text-style-name="P12" draw:layer="layout" svg:width="1.878cm" svg:height="1.963cm" svg:x="9.538cm" svg:y="11.292cm">
          <text:p text:style-name="P5"><text:span text:style-name="T4">?</text:span></text:p>
          <draw:enhanced-geometry svg:viewBox="0 0 21600 21600" draw:type="rectangle" draw:enhanced-path="M 0 0 L 21600 0 21600 21600 0 21600 0 0 Z N"/>
        </draw:custom-shape>
        <draw:custom-shape draw:style-name="gr6" draw:text-style-name="P12" draw:layer="layout" svg:width="1.878cm" svg:height="1.963cm" svg:x="11.58cm" svg:y="11.291cm">
          <text:p text:style-name="P5"><text:span text:style-name="T4">?</text:span></text:p>
          <draw:enhanced-geometry svg:viewBox="0 0 21600 21600" draw:type="rectangle" draw:enhanced-path="M 0 0 L 21600 0 21600 21600 0 21600 0 0 Z N"/>
        </draw:custom-shape>
        <draw:custom-shape draw:style-name="gr6" draw:text-style-name="P12" draw:layer="layout" svg:width="1.878cm" svg:height="1.963cm" svg:x="13.58cm" svg:y="11.291cm">
          <text:p text:style-name="P5"><text:span text:style-name="T4">?</text:span></text:p>
          <draw:enhanced-geometry svg:viewBox="0 0 21600 21600" draw:type="rectangle" draw:enhanced-path="M 0 0 L 21600 0 21600 21600 0 21600 0 0 Z N"/>
        </draw:custom-shape>
        <draw:custom-shape draw:style-name="gr6" draw:text-style-name="P12" draw:layer="layout" svg:width="1.878cm" svg:height="1.963cm" svg:x="15.579cm" svg:y="11.29cm">
          <text:p text:style-name="P5"><text:span text:style-name="T4">?</text:span></text:p>
          <draw:enhanced-geometry svg:viewBox="0 0 21600 21600" draw:type="rectangle" draw:enhanced-path="M 0 0 L 21600 0 21600 21600 0 21600 0 0 Z N"/>
        </draw:custom-shape>
        <draw:custom-shape draw:style-name="gr8" draw:text-style-name="P12" draw:layer="layout" svg:width="1.878cm" svg:height="1.963cm" svg:x="3.539cm" svg:y="11.291cm">
          <text:p text:style-name="P5"><text:span text:style-name="T4">?</text:span></text:p>
          <draw:enhanced-geometry svg:viewBox="0 0 21600 21600" draw:type="rectangle" draw:enhanced-path="M 0 0 L 21600 0 21600 21600 0 21600 0 0 Z N"/>
        </draw:custom-shape>
        <draw:custom-shape draw:style-name="gr6" draw:text-style-name="P12" draw:layer="layout" svg:width="1.878cm" svg:height="1.963cm" svg:x="5.538cm" svg:y="11.29cm">
          <text:p text:style-name="P5"><text:span text:style-name="T4">?</text:span></text:p>
          <draw:enhanced-geometry svg:viewBox="0 0 21600 21600" draw:type="rectangle" draw:enhanced-path="M 0 0 L 21600 0 21600 21600 0 21600 0 0 Z N"/>
        </draw:custom-shape>
        <presentation:notes draw:style-name="dp2">
          <draw:page-thumbnail draw:style-name="gr5" draw:layer="layout" svg:width="12.33cm" svg:height="9.525cm" svg:x="3.36cm" svg:y="1.905cm" draw:page-number="12" presentation:class="page"/>
          <draw:frame presentation:style-name="pr9" draw:text-style-name="P15" draw:layer="layout" svg:width="13.97cm" svg:height="11.43cm" svg:x="2.54cm" svg:y="12.065cm" presentation:class="notes" presentation:placeholder="true">
            <draw:text-box/>
          </draw:frame>
        </presentation:notes>
      </draw:page>
      <draw:page draw:name="page13" draw:style-name="dp3" draw:master-page-name="LTC_5f_OO_5f_Template" presentation:presentation-page-layout-name="AL2T1">
        <office:forms form:automatic-focus="false" form:apply-design-mode="false"/>
        <draw:frame presentation:style-name="pr7" draw:layer="layout" svg:width="23.367cm" svg:height="2.266cm" svg:x="1.301cm" svg:y="1.301cm" presentation:class="title" presentation:user-transformed="true">
          <draw:text-box>
            <text:list text:style-name="L2">
              <text:list-header>
                <text:p>In your program memory</text:p>
              </text:list-header>
            </text:list>
          </draw:text-box>
        </draw:frame>
        <draw:frame presentation:style-name="pr14" draw:layer="layout" svg:width="23.367cm" svg:height="15.085cm" svg:x="1.301cm" svg:y="4.737cm" presentation:class="outline" presentation:user-transformed="true">
          <draw:text-box>
            <text:list text:style-name="L3">
              <text:list-item>
                <text:list>
                  <text:list-header>
                    <text:p>void foo(void *data)</text:p>
                    <text:p>{</text:p>
                    <text:list>
                      <text:list-header>
                        <text:p>printf(“data=%d\n”, *(char *)data);</text:p>
                      </text:list-header>
                    </text:list>
                    <text:p>}</text:p>
                    <text:p/>
                    <text:p/>
                    <text:p/>
                  </text:list-header>
                </text:list>
                <text:p/>
                <text:p/>
                <text:p/>
                <text:list>
                  <text:list-header>
                    <text:p>int = 1;</text:p>
                    <text:p>foo(&amp;c);</text:p>
                  </text:list-header>
                </text:list>
              </text:list-item>
            </text:list>
          </draw:text-box>
        </draw:frame>
        <draw:custom-shape draw:style-name="gr6" draw:text-style-name="P12" draw:layer="layout" svg:width="6.617cm" svg:height="1.963cm" svg:x="17.579cm" svg:y="11.291cm">
          <text:p text:style-name="P5"><text:span text:style-name="T4">...</text:span></text:p>
          <draw:enhanced-geometry svg:viewBox="0 0 21600 21600" draw:type="rectangle" draw:enhanced-path="M 0 0 L 21600 0 21600 21600 0 21600 0 0 Z N"/>
        </draw:custom-shape>
        <draw:frame draw:style-name="gr10" draw:text-style-name="P18" draw:layer="layout" svg:width="0.425cm" svg:height="0.937cm" svg:x="4.336cm" svg:y="10.39cm">
          <draw:text-box>
            <text:p><text:span text:style-name="T10">0</text:span></text:p>
          </draw:text-box>
        </draw:frame>
        <draw:frame draw:style-name="gr10" draw:text-style-name="P18" draw:layer="layout" svg:width="0.425cm" svg:height="0.937cm" svg:x="6.237cm" svg:y="10.391cm">
          <draw:text-box>
            <text:p><text:span text:style-name="T10">1</text:span></text:p>
          </draw:text-box>
        </draw:frame>
        <draw:frame draw:style-name="gr10" draw:text-style-name="P18" draw:layer="layout" svg:width="0.425cm" svg:height="0.937cm" svg:x="8.337cm" svg:y="10.391cm">
          <draw:text-box>
            <text:p><text:span text:style-name="T10">2</text:span></text:p>
          </draw:text-box>
        </draw:frame>
        <draw:frame draw:style-name="gr10" draw:text-style-name="P18" draw:layer="layout" svg:width="0.425cm" svg:height="0.937cm" svg:x="10.337cm" svg:y="10.391cm">
          <draw:text-box>
            <text:p><text:span text:style-name="T10">3</text:span></text:p>
          </draw:text-box>
        </draw:frame>
        <draw:frame draw:style-name="gr10" draw:text-style-name="P18" draw:layer="layout" svg:width="0.425cm" svg:height="0.937cm" svg:x="12.337cm" svg:y="10.391cm">
          <draw:text-box>
            <text:p><text:span text:style-name="T10">4</text:span></text:p>
          </draw:text-box>
        </draw:frame>
        <draw:frame draw:style-name="gr10" draw:text-style-name="P18" draw:layer="layout" svg:width="0.425cm" svg:height="0.937cm" svg:x="14.237cm" svg:y="10.391cm">
          <draw:text-box>
            <text:p><text:span text:style-name="T10">5</text:span></text:p>
          </draw:text-box>
        </draw:frame>
        <draw:frame draw:style-name="gr10" draw:text-style-name="P18" draw:layer="layout" svg:width="0.425cm" svg:height="0.937cm" svg:x="16.337cm" svg:y="10.391cm">
          <draw:text-box>
            <text:p><text:span text:style-name="T10">6</text:span></text:p>
          </draw:text-box>
        </draw:frame>
        <draw:line draw:style-name="gr12" draw:layer="layout" svg:x1="5.08cm" svg:y1="10.16cm" svg:x2="17.78cm" svg:y2="8.255cm">
          <text:p/>
        </draw:line>
        <draw:custom-shape draw:style-name="gr6" draw:text-style-name="P12" draw:layer="layout" svg:width="1.878cm" svg:height="1.963cm" svg:x="7.54cm" svg:y="13.693cm">
          <text:p text:style-name="P5"><text:span text:style-name="T4">00</text:span></text:p>
          <draw:enhanced-geometry svg:viewBox="0 0 21600 21600" draw:type="rectangle" draw:enhanced-path="M 0 0 L 21600 0 21600 21600 0 21600 0 0 Z N"/>
        </draw:custom-shape>
        <draw:custom-shape draw:style-name="gr6" draw:text-style-name="P12" draw:layer="layout" svg:width="1.878cm" svg:height="1.963cm" svg:x="9.539cm" svg:y="13.692cm">
          <text:p text:style-name="P5"><text:span text:style-name="T4">00</text:span></text:p>
          <draw:enhanced-geometry svg:viewBox="0 0 21600 21600" draw:type="rectangle" draw:enhanced-path="M 0 0 L 21600 0 21600 21600 0 21600 0 0 Z N"/>
        </draw:custom-shape>
        <draw:custom-shape draw:style-name="gr6" draw:text-style-name="P12" draw:layer="layout" svg:width="1.878cm" svg:height="1.963cm" svg:x="5.539cm" svg:y="13.69cm">
          <text:p text:style-name="P5"><text:span text:style-name="T4">00</text:span></text:p>
          <draw:enhanced-geometry svg:viewBox="0 0 21600 21600" draw:type="rectangle" draw:enhanced-path="M 0 0 L 21600 0 21600 21600 0 21600 0 0 Z N"/>
        </draw:custom-shape>
        <draw:line draw:style-name="gr12" draw:layer="layout" svg:x1="5.08cm" svg:y1="17.145cm" svg:x2="4.445cm" svg:y2="15.875cm">
          <text:p/>
        </draw:line>
        <draw:frame draw:style-name="gr10" draw:text-style-name="P19" draw:layer="layout" svg:width="5.3cm" svg:height="0.985cm" svg:x="12.405cm" svg:y="14.375cm">
          <draw:text-box>
            <text:p><text:span text:style-name="T11">Little Endian</text:span></text:p>
          </draw:text-box>
        </draw:frame>
        <draw:custom-shape draw:style-name="gr6" draw:text-style-name="P12" draw:layer="layout" svg:width="1.878cm" svg:height="1.963cm" svg:x="7.539cm" svg:y="11.293cm">
          <text:p text:style-name="P5"><text:span text:style-name="T4">?</text:span></text:p>
          <draw:enhanced-geometry svg:viewBox="0 0 21600 21600" draw:type="rectangle" draw:enhanced-path="M 0 0 L 21600 0 21600 21600 0 21600 0 0 Z N"/>
        </draw:custom-shape>
        <draw:custom-shape draw:style-name="gr6" draw:text-style-name="P12" draw:layer="layout" svg:width="1.878cm" svg:height="1.963cm" svg:x="9.538cm" svg:y="11.292cm">
          <text:p text:style-name="P5"><text:span text:style-name="T4">?</text:span></text:p>
          <draw:enhanced-geometry svg:viewBox="0 0 21600 21600" draw:type="rectangle" draw:enhanced-path="M 0 0 L 21600 0 21600 21600 0 21600 0 0 Z N"/>
        </draw:custom-shape>
        <draw:custom-shape draw:style-name="gr6" draw:text-style-name="P12" draw:layer="layout" svg:width="1.878cm" svg:height="1.963cm" svg:x="11.58cm" svg:y="11.291cm">
          <text:p text:style-name="P5"><text:span text:style-name="T4">?</text:span></text:p>
          <draw:enhanced-geometry svg:viewBox="0 0 21600 21600" draw:type="rectangle" draw:enhanced-path="M 0 0 L 21600 0 21600 21600 0 21600 0 0 Z N"/>
        </draw:custom-shape>
        <draw:custom-shape draw:style-name="gr6" draw:text-style-name="P12" draw:layer="layout" svg:width="1.878cm" svg:height="1.963cm" svg:x="13.58cm" svg:y="11.291cm">
          <text:p text:style-name="P5"><text:span text:style-name="T4">?</text:span></text:p>
          <draw:enhanced-geometry svg:viewBox="0 0 21600 21600" draw:type="rectangle" draw:enhanced-path="M 0 0 L 21600 0 21600 21600 0 21600 0 0 Z N"/>
        </draw:custom-shape>
        <draw:custom-shape draw:style-name="gr6" draw:text-style-name="P12" draw:layer="layout" svg:width="1.878cm" svg:height="1.963cm" svg:x="15.579cm" svg:y="11.29cm">
          <text:p text:style-name="P5"><text:span text:style-name="T4">?</text:span></text:p>
          <draw:enhanced-geometry svg:viewBox="0 0 21600 21600" draw:type="rectangle" draw:enhanced-path="M 0 0 L 21600 0 21600 21600 0 21600 0 0 Z N"/>
        </draw:custom-shape>
        <draw:custom-shape draw:style-name="gr8" draw:text-style-name="P12" draw:layer="layout" svg:width="1.878cm" svg:height="1.963cm" svg:x="3.539cm" svg:y="11.291cm">
          <text:p text:style-name="P5"><text:span text:style-name="T4">?</text:span></text:p>
          <draw:enhanced-geometry svg:viewBox="0 0 21600 21600" draw:type="rectangle" draw:enhanced-path="M 0 0 L 21600 0 21600 21600 0 21600 0 0 Z N"/>
        </draw:custom-shape>
        <draw:custom-shape draw:style-name="gr6" draw:text-style-name="P12" draw:layer="layout" svg:width="1.878cm" svg:height="1.963cm" svg:x="5.538cm" svg:y="11.29cm">
          <text:p text:style-name="P5"><text:span text:style-name="T4">?</text:span></text:p>
          <draw:enhanced-geometry svg:viewBox="0 0 21600 21600" draw:type="rectangle" draw:enhanced-path="M 0 0 L 21600 0 21600 21600 0 21600 0 0 Z N"/>
        </draw:custom-shape>
        <draw:custom-shape draw:style-name="gr6" draw:text-style-name="P12" draw:layer="layout" svg:width="1.878cm" svg:height="1.963cm" svg:x="3.538cm" svg:y="13.689cm">
          <text:p text:style-name="P5"><text:span text:style-name="T4">01</text:span></text:p>
          <draw:enhanced-geometry svg:viewBox="0 0 21600 21600" draw:type="rectangle" draw:enhanced-path="M 0 0 L 21600 0 21600 21600 0 21600 0 0 Z N"/>
        </draw:custom-shape>
        <presentation:notes draw:style-name="dp2">
          <draw:page-thumbnail draw:style-name="gr5" draw:layer="layout" svg:width="12.33cm" svg:height="9.525cm" svg:x="3.36cm" svg:y="1.905cm" draw:page-number="13" presentation:class="page"/>
          <draw:frame presentation:style-name="pr9" draw:text-style-name="P15" draw:layer="layout" svg:width="13.97cm" svg:height="11.43cm" svg:x="2.54cm" svg:y="12.065cm" presentation:class="notes" presentation:placeholder="true">
            <draw:text-box/>
          </draw:frame>
        </presentation:notes>
      </draw:page>
      <draw:page draw:name="page14" draw:style-name="dp3" draw:master-page-name="LTC_5f_OO_5f_Template" presentation:presentation-page-layout-name="AL2T1">
        <office:forms form:automatic-focus="false" form:apply-design-mode="false"/>
        <draw:frame presentation:style-name="pr7" draw:layer="layout" svg:width="23.367cm" svg:height="2.266cm" svg:x="1.301cm" svg:y="1.301cm" presentation:class="title" presentation:user-transformed="true">
          <draw:text-box>
            <text:list text:style-name="L2">
              <text:list-header>
                <text:p>In your program memory</text:p>
              </text:list-header>
            </text:list>
          </draw:text-box>
        </draw:frame>
        <draw:frame presentation:style-name="pr14" draw:layer="layout" svg:width="23.367cm" svg:height="15.085cm" svg:x="1.301cm" svg:y="4.737cm" presentation:class="outline" presentation:user-transformed="true">
          <draw:text-box>
            <text:list text:style-name="L3">
              <text:list-item>
                <text:list>
                  <text:list-header>
                    <text:p>void foo(void *data)</text:p>
                    <text:p>{</text:p>
                    <text:list>
                      <text:list-header>
                        <text:p>printf(“data=%d\n”, *(char *)data);</text:p>
                      </text:list-header>
                    </text:list>
                    <text:p>}</text:p>
                    <text:p/>
                    <text:p/>
                    <text:p/>
                  </text:list-header>
                </text:list>
                <text:p/>
                <text:p/>
                <text:p/>
                <text:list>
                  <text:list-header>
                    <text:p>int = 1;</text:p>
                    <text:p>foo(&amp;c);</text:p>
                  </text:list-header>
                </text:list>
              </text:list-item>
            </text:list>
          </draw:text-box>
        </draw:frame>
        <draw:custom-shape draw:style-name="gr6" draw:text-style-name="P12" draw:layer="layout" svg:width="6.617cm" svg:height="1.963cm" svg:x="17.579cm" svg:y="11.291cm">
          <text:p text:style-name="P5"><text:span text:style-name="T4">...</text:span></text:p>
          <draw:enhanced-geometry svg:viewBox="0 0 21600 21600" draw:type="rectangle" draw:enhanced-path="M 0 0 L 21600 0 21600 21600 0 21600 0 0 Z N"/>
        </draw:custom-shape>
        <draw:frame draw:style-name="gr10" draw:text-style-name="P18" draw:layer="layout" svg:width="0.425cm" svg:height="0.937cm" svg:x="4.336cm" svg:y="10.39cm">
          <draw:text-box>
            <text:p><text:span text:style-name="T10">0</text:span></text:p>
          </draw:text-box>
        </draw:frame>
        <draw:frame draw:style-name="gr10" draw:text-style-name="P18" draw:layer="layout" svg:width="0.425cm" svg:height="0.937cm" svg:x="6.237cm" svg:y="10.391cm">
          <draw:text-box>
            <text:p><text:span text:style-name="T10">1</text:span></text:p>
          </draw:text-box>
        </draw:frame>
        <draw:frame draw:style-name="gr10" draw:text-style-name="P18" draw:layer="layout" svg:width="0.425cm" svg:height="0.937cm" svg:x="8.337cm" svg:y="10.391cm">
          <draw:text-box>
            <text:p><text:span text:style-name="T10">2</text:span></text:p>
          </draw:text-box>
        </draw:frame>
        <draw:frame draw:style-name="gr10" draw:text-style-name="P18" draw:layer="layout" svg:width="0.425cm" svg:height="0.937cm" svg:x="10.337cm" svg:y="10.391cm">
          <draw:text-box>
            <text:p><text:span text:style-name="T10">3</text:span></text:p>
          </draw:text-box>
        </draw:frame>
        <draw:frame draw:style-name="gr10" draw:text-style-name="P18" draw:layer="layout" svg:width="0.425cm" svg:height="0.937cm" svg:x="12.337cm" svg:y="10.391cm">
          <draw:text-box>
            <text:p><text:span text:style-name="T10">4</text:span></text:p>
          </draw:text-box>
        </draw:frame>
        <draw:frame draw:style-name="gr10" draw:text-style-name="P18" draw:layer="layout" svg:width="0.425cm" svg:height="0.937cm" svg:x="14.237cm" svg:y="10.391cm">
          <draw:text-box>
            <text:p><text:span text:style-name="T10">5</text:span></text:p>
          </draw:text-box>
        </draw:frame>
        <draw:frame draw:style-name="gr10" draw:text-style-name="P18" draw:layer="layout" svg:width="0.425cm" svg:height="0.937cm" svg:x="16.337cm" svg:y="10.391cm">
          <draw:text-box>
            <text:p><text:span text:style-name="T10">6</text:span></text:p>
          </draw:text-box>
        </draw:frame>
        <draw:line draw:style-name="gr12" draw:layer="layout" svg:x1="5.08cm" svg:y1="10.16cm" svg:x2="17.78cm" svg:y2="8.255cm">
          <text:p/>
        </draw:line>
        <draw:custom-shape draw:style-name="gr6" draw:text-style-name="P12" draw:layer="layout" svg:width="1.878cm" svg:height="1.963cm" svg:x="7.54cm" svg:y="13.693cm">
          <text:p text:style-name="P5"><text:span text:style-name="T4">00</text:span></text:p>
          <draw:enhanced-geometry svg:viewBox="0 0 21600 21600" draw:type="rectangle" draw:enhanced-path="M 0 0 L 21600 0 21600 21600 0 21600 0 0 Z N"/>
        </draw:custom-shape>
        <draw:custom-shape draw:style-name="gr6" draw:text-style-name="P12" draw:layer="layout" svg:width="1.878cm" svg:height="1.963cm" svg:x="9.539cm" svg:y="13.692cm">
          <text:p text:style-name="P5"><text:span text:style-name="T4">00</text:span></text:p>
          <draw:enhanced-geometry svg:viewBox="0 0 21600 21600" draw:type="rectangle" draw:enhanced-path="M 0 0 L 21600 0 21600 21600 0 21600 0 0 Z N"/>
        </draw:custom-shape>
        <draw:custom-shape draw:style-name="gr6" draw:text-style-name="P12" draw:layer="layout" svg:width="1.878cm" svg:height="1.963cm" svg:x="5.539cm" svg:y="13.69cm">
          <text:p text:style-name="P5"><text:span text:style-name="T4">00</text:span></text:p>
          <draw:enhanced-geometry svg:viewBox="0 0 21600 21600" draw:type="rectangle" draw:enhanced-path="M 0 0 L 21600 0 21600 21600 0 21600 0 0 Z N"/>
        </draw:custom-shape>
        <draw:line draw:style-name="gr12" draw:layer="layout" svg:x1="5.08cm" svg:y1="17.145cm" svg:x2="4.445cm" svg:y2="15.875cm">
          <text:p/>
        </draw:line>
        <draw:frame draw:style-name="gr10" draw:text-style-name="P20" draw:layer="layout" svg:width="5.3cm" svg:height="0.985cm" svg:x="12.405cm" svg:y="14.375cm">
          <draw:text-box>
            <text:p><text:span text:style-name="T12">Little Endian</text:span></text:p>
          </draw:text-box>
        </draw:frame>
        <draw:custom-shape draw:style-name="gr6" draw:text-style-name="P12" draw:layer="layout" svg:width="1.878cm" svg:height="1.963cm" svg:x="7.539cm" svg:y="11.293cm">
          <text:p text:style-name="P5"><text:span text:style-name="T4">00</text:span></text:p>
          <draw:enhanced-geometry svg:viewBox="0 0 21600 21600" draw:type="rectangle" draw:enhanced-path="M 0 0 L 21600 0 21600 21600 0 21600 0 0 Z N"/>
        </draw:custom-shape>
        <draw:custom-shape draw:style-name="gr6" draw:text-style-name="P12" draw:layer="layout" svg:width="1.878cm" svg:height="1.963cm" svg:x="9.538cm" svg:y="11.292cm">
          <text:p text:style-name="P5"><text:span text:style-name="T4">00</text:span></text:p>
          <draw:enhanced-geometry svg:viewBox="0 0 21600 21600" draw:type="rectangle" draw:enhanced-path="M 0 0 L 21600 0 21600 21600 0 21600 0 0 Z N"/>
        </draw:custom-shape>
        <draw:custom-shape draw:style-name="gr6" draw:text-style-name="P12" draw:layer="layout" svg:width="1.878cm" svg:height="1.963cm" svg:x="11.58cm" svg:y="11.291cm">
          <text:p text:style-name="P5"><text:span text:style-name="T4">?</text:span></text:p>
          <draw:enhanced-geometry svg:viewBox="0 0 21600 21600" draw:type="rectangle" draw:enhanced-path="M 0 0 L 21600 0 21600 21600 0 21600 0 0 Z N"/>
        </draw:custom-shape>
        <draw:custom-shape draw:style-name="gr6" draw:text-style-name="P12" draw:layer="layout" svg:width="1.878cm" svg:height="1.963cm" svg:x="13.58cm" svg:y="11.291cm">
          <text:p text:style-name="P5"><text:span text:style-name="T4">?</text:span></text:p>
          <draw:enhanced-geometry svg:viewBox="0 0 21600 21600" draw:type="rectangle" draw:enhanced-path="M 0 0 L 21600 0 21600 21600 0 21600 0 0 Z N"/>
        </draw:custom-shape>
        <draw:custom-shape draw:style-name="gr6" draw:text-style-name="P12" draw:layer="layout" svg:width="1.878cm" svg:height="1.963cm" svg:x="15.579cm" svg:y="11.29cm">
          <text:p text:style-name="P5"><text:span text:style-name="T4">?</text:span></text:p>
          <draw:enhanced-geometry svg:viewBox="0 0 21600 21600" draw:type="rectangle" draw:enhanced-path="M 0 0 L 21600 0 21600 21600 0 21600 0 0 Z N"/>
        </draw:custom-shape>
        <draw:custom-shape draw:style-name="gr13" draw:text-style-name="P12" draw:layer="layout" svg:width="1.878cm" svg:height="1.963cm" svg:x="3.539cm" svg:y="11.291cm">
          <text:p text:style-name="P5"><text:span text:style-name="T4">01</text:span></text:p>
          <draw:enhanced-geometry svg:viewBox="0 0 21600 21600" draw:type="rectangle" draw:enhanced-path="M 0 0 L 21600 0 21600 21600 0 21600 0 0 Z N"/>
        </draw:custom-shape>
        <draw:custom-shape draw:style-name="gr6" draw:text-style-name="P12" draw:layer="layout" svg:width="1.878cm" svg:height="1.963cm" svg:x="5.538cm" svg:y="11.29cm">
          <text:p text:style-name="P5"><text:span text:style-name="T4">00</text:span></text:p>
          <draw:enhanced-geometry svg:viewBox="0 0 21600 21600" draw:type="rectangle" draw:enhanced-path="M 0 0 L 21600 0 21600 21600 0 21600 0 0 Z N"/>
        </draw:custom-shape>
        <draw:custom-shape draw:style-name="gr6" draw:text-style-name="P12" draw:layer="layout" svg:width="1.878cm" svg:height="1.963cm" svg:x="3.538cm" svg:y="13.689cm">
          <text:p text:style-name="P5"><text:span text:style-name="T4">01</text:span></text:p>
          <draw:enhanced-geometry svg:viewBox="0 0 21600 21600" draw:type="rectangle" draw:enhanced-path="M 0 0 L 21600 0 21600 21600 0 21600 0 0 Z N"/>
        </draw:custom-shape>
        <presentation:notes draw:style-name="dp2">
          <draw:page-thumbnail draw:style-name="gr5" draw:layer="layout" svg:width="12.33cm" svg:height="9.525cm" svg:x="3.36cm" svg:y="1.905cm" draw:page-number="14" presentation:class="page"/>
          <draw:frame presentation:style-name="pr9" draw:text-style-name="P15" draw:layer="layout" svg:width="13.97cm" svg:height="11.43cm" svg:x="2.54cm" svg:y="12.065cm" presentation:class="notes" presentation:placeholder="true">
            <draw:text-box/>
          </draw:frame>
        </presentation:notes>
      </draw:page>
      <draw:page draw:name="page15" draw:style-name="dp3" draw:master-page-name="LTC_5f_OO_5f_Template" presentation:presentation-page-layout-name="AL2T1">
        <office:forms form:automatic-focus="false" form:apply-design-mode="false"/>
        <draw:frame presentation:style-name="pr7" draw:layer="layout" svg:width="23.367cm" svg:height="2.266cm" svg:x="1.301cm" svg:y="1.301cm" presentation:class="title" presentation:user-transformed="true">
          <draw:text-box>
            <text:list text:style-name="L2">
              <text:list-header>
                <text:p>In your program memory</text:p>
              </text:list-header>
            </text:list>
          </draw:text-box>
        </draw:frame>
        <draw:frame presentation:style-name="pr14" draw:layer="layout" svg:width="23.367cm" svg:height="15.085cm" svg:x="1.301cm" svg:y="4.737cm" presentation:class="outline" presentation:user-transformed="true">
          <draw:text-box>
            <text:list text:style-name="L3">
              <text:list-item>
                <text:list>
                  <text:list-header>
                    <text:p>void foo(void *data)</text:p>
                    <text:p>{</text:p>
                    <text:list>
                      <text:list-header>
                        <text:p>printf(“data=%d\n”, *(char *)data);</text:p>
                      </text:list-header>
                    </text:list>
                    <text:p>}</text:p>
                    <text:p/>
                    <text:p/>
                    <text:p/>
                  </text:list-header>
                </text:list>
                <text:p/>
                <text:p/>
                <text:p/>
                <text:list>
                  <text:list-header>
                    <text:p>int = 1;</text:p>
                    <text:p>foo(&amp;c);</text:p>
                  </text:list-header>
                </text:list>
              </text:list-item>
            </text:list>
          </draw:text-box>
        </draw:frame>
        <draw:frame draw:style-name="gr10" draw:text-style-name="P18" draw:layer="layout" svg:width="0.425cm" svg:height="0.937cm" svg:x="4.336cm" svg:y="10.39cm">
          <draw:text-box>
            <text:p><text:span text:style-name="T10">0</text:span></text:p>
          </draw:text-box>
        </draw:frame>
        <draw:frame draw:style-name="gr10" draw:text-style-name="P18" draw:layer="layout" svg:width="0.425cm" svg:height="0.937cm" svg:x="6.237cm" svg:y="10.391cm">
          <draw:text-box>
            <text:p><text:span text:style-name="T10">1</text:span></text:p>
          </draw:text-box>
        </draw:frame>
        <draw:frame draw:style-name="gr10" draw:text-style-name="P18" draw:layer="layout" svg:width="0.425cm" svg:height="0.937cm" svg:x="8.337cm" svg:y="10.391cm">
          <draw:text-box>
            <text:p><text:span text:style-name="T10">2</text:span></text:p>
          </draw:text-box>
        </draw:frame>
        <draw:frame draw:style-name="gr10" draw:text-style-name="P18" draw:layer="layout" svg:width="0.425cm" svg:height="0.937cm" svg:x="10.337cm" svg:y="10.391cm">
          <draw:text-box>
            <text:p><text:span text:style-name="T10">3</text:span></text:p>
          </draw:text-box>
        </draw:frame>
        <draw:frame draw:style-name="gr10" draw:text-style-name="P18" draw:layer="layout" svg:width="0.425cm" svg:height="0.937cm" svg:x="12.337cm" svg:y="10.391cm">
          <draw:text-box>
            <text:p><text:span text:style-name="T10">4</text:span></text:p>
          </draw:text-box>
        </draw:frame>
        <draw:frame draw:style-name="gr10" draw:text-style-name="P18" draw:layer="layout" svg:width="0.425cm" svg:height="0.937cm" svg:x="14.237cm" svg:y="10.391cm">
          <draw:text-box>
            <text:p><text:span text:style-name="T10">5</text:span></text:p>
          </draw:text-box>
        </draw:frame>
        <draw:frame draw:style-name="gr10" draw:text-style-name="P18" draw:layer="layout" svg:width="0.425cm" svg:height="0.937cm" svg:x="16.337cm" svg:y="10.391cm">
          <draw:text-box>
            <text:p><text:span text:style-name="T10">6</text:span></text:p>
          </draw:text-box>
        </draw:frame>
        <draw:line draw:style-name="gr12" draw:layer="layout" svg:x1="5.08cm" svg:y1="10.16cm" svg:x2="17.78cm" svg:y2="8.255cm">
          <text:p/>
        </draw:line>
        <draw:custom-shape draw:style-name="gr6" draw:text-style-name="P12" draw:layer="layout" svg:width="1.878cm" svg:height="1.963cm" svg:x="7.54cm" svg:y="13.693cm">
          <text:p text:style-name="P5"><text:span text:style-name="T4">00</text:span></text:p>
          <draw:enhanced-geometry svg:viewBox="0 0 21600 21600" draw:type="rectangle" draw:enhanced-path="M 0 0 L 21600 0 21600 21600 0 21600 0 0 Z N"/>
        </draw:custom-shape>
        <draw:custom-shape draw:style-name="gr6" draw:text-style-name="P12" draw:layer="layout" svg:width="1.878cm" svg:height="1.963cm" svg:x="9.539cm" svg:y="13.692cm">
          <text:p text:style-name="P5"><text:span text:style-name="T4">01</text:span></text:p>
          <draw:enhanced-geometry svg:viewBox="0 0 21600 21600" draw:type="rectangle" draw:enhanced-path="M 0 0 L 21600 0 21600 21600 0 21600 0 0 Z N"/>
        </draw:custom-shape>
        <draw:custom-shape draw:style-name="gr6" draw:text-style-name="P12" draw:layer="layout" svg:width="1.878cm" svg:height="1.963cm" svg:x="5.539cm" svg:y="13.69cm">
          <text:p text:style-name="P5"><text:span text:style-name="T4">00</text:span></text:p>
          <draw:enhanced-geometry svg:viewBox="0 0 21600 21600" draw:type="rectangle" draw:enhanced-path="M 0 0 L 21600 0 21600 21600 0 21600 0 0 Z N"/>
        </draw:custom-shape>
        <draw:line draw:style-name="gr12" draw:layer="layout" svg:x1="5.08cm" svg:y1="17.145cm" svg:x2="4.445cm" svg:y2="15.875cm">
          <text:p/>
        </draw:line>
        <draw:frame draw:style-name="gr10" draw:text-style-name="P20" draw:layer="layout" svg:width="4.525cm" svg:height="0.985cm" svg:x="12.405cm" svg:y="14.375cm">
          <draw:text-box>
            <text:p><text:span text:style-name="T12">Big Endian</text:span></text:p>
          </draw:text-box>
        </draw:frame>
        <draw:custom-shape draw:style-name="gr6" draw:text-style-name="P12" draw:layer="layout" svg:width="6.617cm" svg:height="1.963cm" svg:x="17.579cm" svg:y="11.289cm">
          <text:p text:style-name="P5"><text:span text:style-name="T4">...</text:span></text:p>
          <draw:enhanced-geometry svg:viewBox="0 0 21600 21600" draw:type="rectangle" draw:enhanced-path="M 0 0 L 21600 0 21600 21600 0 21600 0 0 Z N"/>
        </draw:custom-shape>
        <draw:custom-shape draw:style-name="gr6" draw:text-style-name="P12" draw:layer="layout" svg:width="1.878cm" svg:height="1.963cm" svg:x="7.539cm" svg:y="11.291cm">
          <text:p text:style-name="P5"><text:span text:style-name="T4">?</text:span></text:p>
          <draw:enhanced-geometry svg:viewBox="0 0 21600 21600" draw:type="rectangle" draw:enhanced-path="M 0 0 L 21600 0 21600 21600 0 21600 0 0 Z N"/>
        </draw:custom-shape>
        <draw:custom-shape draw:style-name="gr6" draw:text-style-name="P12" draw:layer="layout" svg:width="1.878cm" svg:height="1.963cm" svg:x="9.538cm" svg:y="11.29cm">
          <text:p text:style-name="P5"><text:span text:style-name="T4">?</text:span></text:p>
          <draw:enhanced-geometry svg:viewBox="0 0 21600 21600" draw:type="rectangle" draw:enhanced-path="M 0 0 L 21600 0 21600 21600 0 21600 0 0 Z N"/>
        </draw:custom-shape>
        <draw:custom-shape draw:style-name="gr6" draw:text-style-name="P12" draw:layer="layout" svg:width="1.878cm" svg:height="1.963cm" svg:x="11.58cm" svg:y="11.289cm">
          <text:p text:style-name="P5"><text:span text:style-name="T4">?</text:span></text:p>
          <draw:enhanced-geometry svg:viewBox="0 0 21600 21600" draw:type="rectangle" draw:enhanced-path="M 0 0 L 21600 0 21600 21600 0 21600 0 0 Z N"/>
        </draw:custom-shape>
        <draw:custom-shape draw:style-name="gr6" draw:text-style-name="P12" draw:layer="layout" svg:width="1.878cm" svg:height="1.963cm" svg:x="13.58cm" svg:y="11.289cm">
          <text:p text:style-name="P5"><text:span text:style-name="T4">?</text:span></text:p>
          <draw:enhanced-geometry svg:viewBox="0 0 21600 21600" draw:type="rectangle" draw:enhanced-path="M 0 0 L 21600 0 21600 21600 0 21600 0 0 Z N"/>
        </draw:custom-shape>
        <draw:custom-shape draw:style-name="gr6" draw:text-style-name="P12" draw:layer="layout" svg:width="1.878cm" svg:height="1.963cm" svg:x="15.579cm" svg:y="11.288cm">
          <text:p text:style-name="P5"><text:span text:style-name="T4">?</text:span></text:p>
          <draw:enhanced-geometry svg:viewBox="0 0 21600 21600" draw:type="rectangle" draw:enhanced-path="M 0 0 L 21600 0 21600 21600 0 21600 0 0 Z N"/>
        </draw:custom-shape>
        <draw:custom-shape draw:style-name="gr8" draw:text-style-name="P12" draw:layer="layout" svg:width="1.878cm" svg:height="1.963cm" svg:x="3.539cm" svg:y="11.289cm">
          <text:p text:style-name="P5"><text:span text:style-name="T4">?</text:span></text:p>
          <draw:enhanced-geometry svg:viewBox="0 0 21600 21600" draw:type="rectangle" draw:enhanced-path="M 0 0 L 21600 0 21600 21600 0 21600 0 0 Z N"/>
        </draw:custom-shape>
        <draw:custom-shape draw:style-name="gr6" draw:text-style-name="P12" draw:layer="layout" svg:width="1.878cm" svg:height="1.963cm" svg:x="5.538cm" svg:y="11.288cm">
          <text:p text:style-name="P5"><text:span text:style-name="T4">?</text:span></text:p>
          <draw:enhanced-geometry svg:viewBox="0 0 21600 21600" draw:type="rectangle" draw:enhanced-path="M 0 0 L 21600 0 21600 21600 0 21600 0 0 Z N"/>
        </draw:custom-shape>
        <draw:custom-shape draw:style-name="gr6" draw:text-style-name="P12" draw:layer="layout" svg:width="1.878cm" svg:height="1.963cm" svg:x="3.538cm" svg:y="13.689cm">
          <text:p text:style-name="P5"><text:span text:style-name="T4">00</text:span></text:p>
          <draw:enhanced-geometry svg:viewBox="0 0 21600 21600" draw:type="rectangle" draw:enhanced-path="M 0 0 L 21600 0 21600 21600 0 21600 0 0 Z N"/>
        </draw:custom-shape>
        <presentation:notes draw:style-name="dp2">
          <draw:page-thumbnail draw:style-name="gr5" draw:layer="layout" svg:width="12.33cm" svg:height="9.525cm" svg:x="3.36cm" svg:y="1.905cm" draw:page-number="15" presentation:class="page"/>
          <draw:frame presentation:style-name="pr9" draw:text-style-name="P15" draw:layer="layout" svg:width="13.97cm" svg:height="11.43cm" svg:x="2.54cm" svg:y="12.065cm" presentation:class="notes" presentation:placeholder="true">
            <draw:text-box/>
          </draw:frame>
        </presentation:notes>
      </draw:page>
      <draw:page draw:name="page16" draw:style-name="dp3" draw:master-page-name="LTC_5f_OO_5f_Template" presentation:presentation-page-layout-name="AL2T1">
        <office:forms form:automatic-focus="false" form:apply-design-mode="false"/>
        <draw:frame presentation:style-name="pr7" draw:layer="layout" svg:width="23.367cm" svg:height="2.266cm" svg:x="1.301cm" svg:y="1.301cm" presentation:class="title" presentation:user-transformed="true">
          <draw:text-box>
            <text:list text:style-name="L2">
              <text:list-header>
                <text:p>In your program memory</text:p>
              </text:list-header>
            </text:list>
          </draw:text-box>
        </draw:frame>
        <draw:frame presentation:style-name="pr14" draw:layer="layout" svg:width="23.367cm" svg:height="15.085cm" svg:x="1.301cm" svg:y="4.737cm" presentation:class="outline" presentation:user-transformed="true">
          <draw:text-box>
            <text:list text:style-name="L3">
              <text:list-item>
                <text:list>
                  <text:list-header>
                    <text:p>void foo(void *data)</text:p>
                    <text:p>{</text:p>
                    <text:list>
                      <text:list-header>
                        <text:p>printf(“data=%d\n”, *(char *)data);</text:p>
                      </text:list-header>
                    </text:list>
                    <text:p>}</text:p>
                    <text:p/>
                    <text:p/>
                    <text:p/>
                  </text:list-header>
                </text:list>
                <text:p/>
                <text:p/>
                <text:p/>
                <text:list>
                  <text:list-header>
                    <text:p>int = 1;</text:p>
                    <text:p>foo(&amp;c);</text:p>
                  </text:list-header>
                </text:list>
              </text:list-item>
            </text:list>
          </draw:text-box>
        </draw:frame>
        <draw:frame draw:style-name="gr10" draw:text-style-name="P18" draw:layer="layout" svg:width="0.425cm" svg:height="0.937cm" svg:x="4.336cm" svg:y="10.39cm">
          <draw:text-box>
            <text:p><text:span text:style-name="T10">0</text:span></text:p>
          </draw:text-box>
        </draw:frame>
        <draw:frame draw:style-name="gr10" draw:text-style-name="P18" draw:layer="layout" svg:width="0.425cm" svg:height="0.937cm" svg:x="6.237cm" svg:y="10.391cm">
          <draw:text-box>
            <text:p><text:span text:style-name="T10">1</text:span></text:p>
          </draw:text-box>
        </draw:frame>
        <draw:frame draw:style-name="gr10" draw:text-style-name="P18" draw:layer="layout" svg:width="0.425cm" svg:height="0.937cm" svg:x="8.337cm" svg:y="10.391cm">
          <draw:text-box>
            <text:p><text:span text:style-name="T10">2</text:span></text:p>
          </draw:text-box>
        </draw:frame>
        <draw:frame draw:style-name="gr10" draw:text-style-name="P18" draw:layer="layout" svg:width="0.425cm" svg:height="0.937cm" svg:x="10.337cm" svg:y="10.391cm">
          <draw:text-box>
            <text:p><text:span text:style-name="T10">3</text:span></text:p>
          </draw:text-box>
        </draw:frame>
        <draw:frame draw:style-name="gr10" draw:text-style-name="P18" draw:layer="layout" svg:width="0.425cm" svg:height="0.937cm" svg:x="12.337cm" svg:y="10.391cm">
          <draw:text-box>
            <text:p><text:span text:style-name="T10">4</text:span></text:p>
          </draw:text-box>
        </draw:frame>
        <draw:frame draw:style-name="gr10" draw:text-style-name="P18" draw:layer="layout" svg:width="0.425cm" svg:height="0.937cm" svg:x="14.237cm" svg:y="10.391cm">
          <draw:text-box>
            <text:p><text:span text:style-name="T10">5</text:span></text:p>
          </draw:text-box>
        </draw:frame>
        <draw:frame draw:style-name="gr10" draw:text-style-name="P18" draw:layer="layout" svg:width="0.425cm" svg:height="0.937cm" svg:x="16.337cm" svg:y="10.391cm">
          <draw:text-box>
            <text:p><text:span text:style-name="T10">6</text:span></text:p>
          </draw:text-box>
        </draw:frame>
        <draw:line draw:style-name="gr12" draw:layer="layout" svg:x1="5.08cm" svg:y1="10.16cm" svg:x2="17.78cm" svg:y2="8.255cm">
          <text:p/>
        </draw:line>
        <draw:custom-shape draw:style-name="gr6" draw:text-style-name="P12" draw:layer="layout" svg:width="1.878cm" svg:height="1.963cm" svg:x="7.54cm" svg:y="13.693cm">
          <text:p text:style-name="P5"><text:span text:style-name="T4">00</text:span></text:p>
          <draw:enhanced-geometry svg:viewBox="0 0 21600 21600" draw:type="rectangle" draw:enhanced-path="M 0 0 L 21600 0 21600 21600 0 21600 0 0 Z N"/>
        </draw:custom-shape>
        <draw:custom-shape draw:style-name="gr6" draw:text-style-name="P12" draw:layer="layout" svg:width="1.878cm" svg:height="1.963cm" svg:x="9.539cm" svg:y="13.692cm">
          <text:p text:style-name="P5"><text:span text:style-name="T4">01</text:span></text:p>
          <draw:enhanced-geometry svg:viewBox="0 0 21600 21600" draw:type="rectangle" draw:enhanced-path="M 0 0 L 21600 0 21600 21600 0 21600 0 0 Z N"/>
        </draw:custom-shape>
        <draw:custom-shape draw:style-name="gr6" draw:text-style-name="P12" draw:layer="layout" svg:width="1.878cm" svg:height="1.963cm" svg:x="5.539cm" svg:y="13.69cm">
          <text:p text:style-name="P5"><text:span text:style-name="T4">00</text:span></text:p>
          <draw:enhanced-geometry svg:viewBox="0 0 21600 21600" draw:type="rectangle" draw:enhanced-path="M 0 0 L 21600 0 21600 21600 0 21600 0 0 Z N"/>
        </draw:custom-shape>
        <draw:line draw:style-name="gr12" draw:layer="layout" svg:x1="5.08cm" svg:y1="17.145cm" svg:x2="4.445cm" svg:y2="15.875cm">
          <text:p/>
        </draw:line>
        <draw:frame draw:style-name="gr10" draw:text-style-name="P20" draw:layer="layout" svg:width="4.525cm" svg:height="0.985cm" svg:x="12.405cm" svg:y="14.375cm">
          <draw:text-box>
            <text:p><text:span text:style-name="T12">Big Endian</text:span></text:p>
          </draw:text-box>
        </draw:frame>
        <draw:custom-shape draw:style-name="gr6" draw:text-style-name="P12" draw:layer="layout" svg:width="6.617cm" svg:height="1.963cm" svg:x="17.579cm" svg:y="11.289cm">
          <text:p text:style-name="P5"><text:span text:style-name="T4">...</text:span></text:p>
          <draw:enhanced-geometry svg:viewBox="0 0 21600 21600" draw:type="rectangle" draw:enhanced-path="M 0 0 L 21600 0 21600 21600 0 21600 0 0 Z N"/>
        </draw:custom-shape>
        <draw:custom-shape draw:style-name="gr6" draw:text-style-name="P12" draw:layer="layout" svg:width="1.878cm" svg:height="1.963cm" svg:x="7.539cm" svg:y="11.291cm">
          <text:p text:style-name="P5"><text:span text:style-name="T4">00</text:span></text:p>
          <draw:enhanced-geometry svg:viewBox="0 0 21600 21600" draw:type="rectangle" draw:enhanced-path="M 0 0 L 21600 0 21600 21600 0 21600 0 0 Z N"/>
        </draw:custom-shape>
        <draw:custom-shape draw:style-name="gr6" draw:text-style-name="P12" draw:layer="layout" svg:width="1.878cm" svg:height="1.963cm" svg:x="9.538cm" svg:y="11.29cm">
          <text:p text:style-name="P5"><text:span text:style-name="T4">01</text:span></text:p>
          <draw:enhanced-geometry svg:viewBox="0 0 21600 21600" draw:type="rectangle" draw:enhanced-path="M 0 0 L 21600 0 21600 21600 0 21600 0 0 Z N"/>
        </draw:custom-shape>
        <draw:custom-shape draw:style-name="gr6" draw:text-style-name="P12" draw:layer="layout" svg:width="1.878cm" svg:height="1.963cm" svg:x="11.58cm" svg:y="11.289cm">
          <text:p text:style-name="P5"><text:span text:style-name="T4">?</text:span></text:p>
          <draw:enhanced-geometry svg:viewBox="0 0 21600 21600" draw:type="rectangle" draw:enhanced-path="M 0 0 L 21600 0 21600 21600 0 21600 0 0 Z N"/>
        </draw:custom-shape>
        <draw:custom-shape draw:style-name="gr6" draw:text-style-name="P12" draw:layer="layout" svg:width="1.878cm" svg:height="1.963cm" svg:x="13.58cm" svg:y="11.289cm">
          <text:p text:style-name="P5"><text:span text:style-name="T4">?</text:span></text:p>
          <draw:enhanced-geometry svg:viewBox="0 0 21600 21600" draw:type="rectangle" draw:enhanced-path="M 0 0 L 21600 0 21600 21600 0 21600 0 0 Z N"/>
        </draw:custom-shape>
        <draw:custom-shape draw:style-name="gr6" draw:text-style-name="P12" draw:layer="layout" svg:width="1.878cm" svg:height="1.963cm" svg:x="15.579cm" svg:y="11.288cm">
          <text:p text:style-name="P5"><text:span text:style-name="T4">?</text:span></text:p>
          <draw:enhanced-geometry svg:viewBox="0 0 21600 21600" draw:type="rectangle" draw:enhanced-path="M 0 0 L 21600 0 21600 21600 0 21600 0 0 Z N"/>
        </draw:custom-shape>
        <draw:custom-shape draw:style-name="gr14" draw:text-style-name="P12" draw:layer="layout" svg:width="1.878cm" svg:height="1.963cm" svg:x="3.539cm" svg:y="11.289cm">
          <text:p text:style-name="P5"><text:span text:style-name="T4">00</text:span></text:p>
          <draw:enhanced-geometry svg:viewBox="0 0 21600 21600" draw:type="rectangle" draw:enhanced-path="M 0 0 L 21600 0 21600 21600 0 21600 0 0 Z N"/>
        </draw:custom-shape>
        <draw:custom-shape draw:style-name="gr6" draw:text-style-name="P12" draw:layer="layout" svg:width="1.878cm" svg:height="1.963cm" svg:x="5.538cm" svg:y="11.288cm">
          <text:p text:style-name="P5"><text:span text:style-name="T4">00</text:span></text:p>
          <draw:enhanced-geometry svg:viewBox="0 0 21600 21600" draw:type="rectangle" draw:enhanced-path="M 0 0 L 21600 0 21600 21600 0 21600 0 0 Z N"/>
        </draw:custom-shape>
        <draw:custom-shape draw:style-name="gr6" draw:text-style-name="P12" draw:layer="layout" svg:width="1.878cm" svg:height="1.963cm" svg:x="3.538cm" svg:y="13.689cm">
          <text:p text:style-name="P5"><text:span text:style-name="T4">00</text:span></text:p>
          <draw:enhanced-geometry svg:viewBox="0 0 21600 21600" draw:type="rectangle" draw:enhanced-path="M 0 0 L 21600 0 21600 21600 0 21600 0 0 Z N"/>
        </draw:custom-shape>
        <presentation:notes draw:style-name="dp2">
          <draw:page-thumbnail draw:style-name="gr5" draw:layer="layout" svg:width="12.33cm" svg:height="9.525cm" svg:x="3.36cm" svg:y="1.905cm" draw:page-number="16" presentation:class="page"/>
          <draw:frame presentation:style-name="pr9" draw:text-style-name="P15" draw:layer="layout" svg:width="13.97cm" svg:height="11.43cm" svg:x="2.54cm" svg:y="12.065cm" presentation:class="notes" presentation:placeholder="true">
            <draw:text-box/>
          </draw:frame>
        </presentation:notes>
      </draw:page>
      <draw:page draw:name="page17" draw:style-name="dp3" draw:master-page-name="LTC_5f_OO_5f_Template" presentation:presentation-page-layout-name="AL2T1">
        <office:forms form:automatic-focus="false" form:apply-design-mode="false"/>
        <draw:frame presentation:style-name="pr7" draw:layer="layout" svg:width="23.367cm" svg:height="2.266cm" svg:x="1.301cm" svg:y="1.301cm" presentation:class="title" presentation:user-transformed="true">
          <draw:text-box>
            <text:list text:style-name="L2">
              <text:list-header>
                <text:p>In your program memory</text:p>
              </text:list-header>
            </text:list>
          </draw:text-box>
        </draw:frame>
        <draw:frame presentation:style-name="pr14" draw:layer="layout" svg:width="23.367cm" svg:height="15.085cm" svg:x="1.301cm" svg:y="4.737cm" presentation:class="outline" presentation:user-transformed="true">
          <draw:text-box>
            <text:list text:style-name="L3">
              <text:list-item>
                <text:list>
                  <text:list-header>
                    <text:p>void foo(void *data)</text:p>
                    <text:p>{</text:p>
                    <text:list>
                      <text:list-header>
                        <text:p>printf(“data=%d\n”, *(<text:span text:style-name="T9">char</text:span> *)data);</text:p>
                      </text:list-header>
                    </text:list>
                    <text:p>}</text:p>
                    <text:p/>
                    <text:p/>
                    <text:p/>
                  </text:list-header>
                </text:list>
                <text:p/>
                <text:p/>
                <text:p/>
                <text:list>
                  <text:list-header>
                    <text:p><text:span text:style-name="T9">int</text:span> = 1;</text:p>
                    <text:p>foo(&amp;c);</text:p>
                  </text:list-header>
                </text:list>
              </text:list-item>
            </text:list>
          </draw:text-box>
        </draw:frame>
        <draw:custom-shape draw:style-name="gr6" draw:text-style-name="P12" draw:layer="layout" svg:width="1.878cm" svg:height="1.963cm" svg:x="7.54cm" svg:y="11.295cm">
          <text:p text:style-name="P5"><text:span text:style-name="T4">?</text:span></text:p>
          <draw:enhanced-geometry svg:viewBox="0 0 21600 21600" draw:type="rectangle" draw:enhanced-path="M 0 0 L 21600 0 21600 21600 0 21600 0 0 Z N"/>
        </draw:custom-shape>
        <draw:custom-shape draw:style-name="gr6" draw:text-style-name="P12" draw:layer="layout" svg:width="1.878cm" svg:height="1.963cm" svg:x="9.539cm" svg:y="11.294cm">
          <text:p text:style-name="P5"><text:span text:style-name="T4">?</text:span></text:p>
          <draw:enhanced-geometry svg:viewBox="0 0 21600 21600" draw:type="rectangle" draw:enhanced-path="M 0 0 L 21600 0 21600 21600 0 21600 0 0 Z N"/>
        </draw:custom-shape>
        <draw:custom-shape draw:style-name="gr6" draw:text-style-name="P12" draw:layer="layout" svg:width="1.878cm" svg:height="1.963cm" svg:x="11.581cm" svg:y="11.293cm">
          <text:p text:style-name="P5"><text:span text:style-name="T4">?</text:span></text:p>
          <draw:enhanced-geometry svg:viewBox="0 0 21600 21600" draw:type="rectangle" draw:enhanced-path="M 0 0 L 21600 0 21600 21600 0 21600 0 0 Z N"/>
        </draw:custom-shape>
        <draw:custom-shape draw:style-name="gr6" draw:text-style-name="P12" draw:layer="layout" svg:width="1.878cm" svg:height="1.963cm" svg:x="13.581cm" svg:y="11.293cm">
          <text:p text:style-name="P5"><text:span text:style-name="T4">?</text:span></text:p>
          <draw:enhanced-geometry svg:viewBox="0 0 21600 21600" draw:type="rectangle" draw:enhanced-path="M 0 0 L 21600 0 21600 21600 0 21600 0 0 Z N"/>
        </draw:custom-shape>
        <draw:custom-shape draw:style-name="gr6" draw:text-style-name="P12" draw:layer="layout" svg:width="1.878cm" svg:height="1.963cm" svg:x="15.58cm" svg:y="11.292cm">
          <text:p text:style-name="P5"><text:span text:style-name="T4">?</text:span></text:p>
          <draw:enhanced-geometry svg:viewBox="0 0 21600 21600" draw:type="rectangle" draw:enhanced-path="M 0 0 L 21600 0 21600 21600 0 21600 0 0 Z N"/>
        </draw:custom-shape>
        <draw:custom-shape draw:style-name="gr6" draw:text-style-name="P12" draw:layer="layout" svg:width="6.617cm" svg:height="1.963cm" svg:x="17.579cm" svg:y="11.291cm">
          <text:p text:style-name="P5"><text:span text:style-name="T4">...</text:span></text:p>
          <draw:enhanced-geometry svg:viewBox="0 0 21600 21600" draw:type="rectangle" draw:enhanced-path="M 0 0 L 21600 0 21600 21600 0 21600 0 0 Z N"/>
        </draw:custom-shape>
        <draw:frame draw:style-name="gr10" draw:text-style-name="P18" draw:layer="layout" svg:width="0.425cm" svg:height="0.937cm" svg:x="4.336cm" svg:y="10.39cm">
          <draw:text-box>
            <text:p><text:span text:style-name="T10">0</text:span></text:p>
          </draw:text-box>
        </draw:frame>
        <draw:frame draw:style-name="gr10" draw:text-style-name="P18" draw:layer="layout" svg:width="0.425cm" svg:height="0.937cm" svg:x="6.237cm" svg:y="10.391cm">
          <draw:text-box>
            <text:p><text:span text:style-name="T10">1</text:span></text:p>
          </draw:text-box>
        </draw:frame>
        <draw:frame draw:style-name="gr10" draw:text-style-name="P18" draw:layer="layout" svg:width="0.425cm" svg:height="0.937cm" svg:x="8.337cm" svg:y="10.391cm">
          <draw:text-box>
            <text:p><text:span text:style-name="T10">2</text:span></text:p>
          </draw:text-box>
        </draw:frame>
        <draw:frame draw:style-name="gr10" draw:text-style-name="P18" draw:layer="layout" svg:width="0.425cm" svg:height="0.937cm" svg:x="10.337cm" svg:y="10.391cm">
          <draw:text-box>
            <text:p><text:span text:style-name="T10">3</text:span></text:p>
          </draw:text-box>
        </draw:frame>
        <draw:frame draw:style-name="gr10" draw:text-style-name="P18" draw:layer="layout" svg:width="0.425cm" svg:height="0.937cm" svg:x="12.337cm" svg:y="10.391cm">
          <draw:text-box>
            <text:p><text:span text:style-name="T10">4</text:span></text:p>
          </draw:text-box>
        </draw:frame>
        <draw:frame draw:style-name="gr10" draw:text-style-name="P18" draw:layer="layout" svg:width="0.425cm" svg:height="0.937cm" svg:x="14.237cm" svg:y="10.391cm">
          <draw:text-box>
            <text:p><text:span text:style-name="T10">5</text:span></text:p>
          </draw:text-box>
        </draw:frame>
        <draw:frame draw:style-name="gr10" draw:text-style-name="P18" draw:layer="layout" svg:width="0.425cm" svg:height="0.937cm" svg:x="16.337cm" svg:y="10.391cm">
          <draw:text-box>
            <text:p><text:span text:style-name="T10">6</text:span></text:p>
          </draw:text-box>
        </draw:frame>
        <draw:custom-shape draw:style-name="gr6" draw:text-style-name="P12" draw:layer="layout" svg:width="1.878cm" svg:height="1.963cm" svg:x="3.54cm" svg:y="11.293cm">
          <text:p text:style-name="P5"><text:span text:style-name="T4">?</text:span></text:p>
          <draw:enhanced-geometry svg:viewBox="0 0 21600 21600" draw:type="rectangle" draw:enhanced-path="M 0 0 L 21600 0 21600 21600 0 21600 0 0 Z N"/>
        </draw:custom-shape>
        <draw:custom-shape draw:style-name="gr6" draw:text-style-name="P12" draw:layer="layout" svg:width="1.878cm" svg:height="1.963cm" svg:x="5.539cm" svg:y="11.292cm">
          <text:p text:style-name="P5"><text:span text:style-name="T4">?</text:span></text:p>
          <draw:enhanced-geometry svg:viewBox="0 0 21600 21600" draw:type="rectangle" draw:enhanced-path="M 0 0 L 21600 0 21600 21600 0 21600 0 0 Z N"/>
        </draw:custom-shape>
        <presentation:notes draw:style-name="dp2">
          <draw:page-thumbnail draw:style-name="gr5" draw:layer="layout" svg:width="12.33cm" svg:height="9.525cm" svg:x="3.36cm" svg:y="1.905cm" draw:page-number="17" presentation:class="page"/>
          <draw:frame presentation:style-name="pr9" draw:text-style-name="P15" draw:layer="layout" svg:width="13.97cm" svg:height="11.43cm" svg:x="2.54cm" svg:y="12.065cm" presentation:class="notes" presentation:placeholder="true">
            <draw:text-box/>
          </draw:frame>
        </presentation:notes>
      </draw:page>
      <draw:page draw:name="page18" draw:style-name="dp3" draw:master-page-name="LTC_5f_OO_5f_Template" presentation:presentation-page-layout-name="AL2T1">
        <office:forms form:automatic-focus="false" form:apply-design-mode="false"/>
        <draw:frame presentation:style-name="pr7" draw:layer="layout" svg:width="23.367cm" svg:height="2.266cm" svg:x="1.301cm" svg:y="1.301cm" presentation:class="title" presentation:user-transformed="true">
          <draw:text-box>
            <text:list text:style-name="L2">
              <text:list-header>
                <text:p>In your program memory</text:p>
              </text:list-header>
            </text:list>
          </draw:text-box>
        </draw:frame>
        <draw:frame presentation:style-name="pr14" draw:layer="layout" svg:width="23.367cm" svg:height="15.085cm" svg:x="1.301cm" svg:y="4.737cm" presentation:class="outline" presentation:user-transformed="true">
          <draw:text-box>
            <text:list text:style-name="L3">
              <text:list-item>
                <text:list>
                  <text:list-header>
                    <text:p>void foo(void *data)</text:p>
                    <text:p>{</text:p>
                    <text:list>
                      <text:list-header>
                        <text:p>printf(“data=%d\n”, *(<text:span text:style-name="T9">int </text:span>*)data);</text:p>
                      </text:list-header>
                    </text:list>
                    <text:p>}</text:p>
                    <text:p/>
                    <text:p/>
                    <text:p/>
                  </text:list-header>
                </text:list>
                <text:p/>
                <text:p/>
                <text:p/>
                <text:list>
                  <text:list-header>
                    <text:p><text:span text:style-name="T9">char</text:span> = 1;</text:p>
                    <text:p>foo(&amp;c);</text:p>
                  </text:list-header>
                </text:list>
              </text:list-item>
            </text:list>
          </draw:text-box>
        </draw:frame>
        <draw:custom-shape draw:style-name="gr6" draw:text-style-name="P12" draw:layer="layout" svg:width="1.878cm" svg:height="1.963cm" svg:x="7.54cm" svg:y="11.295cm">
          <text:p text:style-name="P5"><text:span text:style-name="T4">?</text:span></text:p>
          <draw:enhanced-geometry svg:viewBox="0 0 21600 21600" draw:type="rectangle" draw:enhanced-path="M 0 0 L 21600 0 21600 21600 0 21600 0 0 Z N"/>
        </draw:custom-shape>
        <draw:custom-shape draw:style-name="gr6" draw:text-style-name="P12" draw:layer="layout" svg:width="1.878cm" svg:height="1.963cm" svg:x="9.539cm" svg:y="11.294cm">
          <text:p text:style-name="P5"><text:span text:style-name="T4">?</text:span></text:p>
          <draw:enhanced-geometry svg:viewBox="0 0 21600 21600" draw:type="rectangle" draw:enhanced-path="M 0 0 L 21600 0 21600 21600 0 21600 0 0 Z N"/>
        </draw:custom-shape>
        <draw:custom-shape draw:style-name="gr6" draw:text-style-name="P12" draw:layer="layout" svg:width="1.878cm" svg:height="1.963cm" svg:x="11.581cm" svg:y="11.293cm">
          <text:p text:style-name="P5"><text:span text:style-name="T4">?</text:span></text:p>
          <draw:enhanced-geometry svg:viewBox="0 0 21600 21600" draw:type="rectangle" draw:enhanced-path="M 0 0 L 21600 0 21600 21600 0 21600 0 0 Z N"/>
        </draw:custom-shape>
        <draw:custom-shape draw:style-name="gr6" draw:text-style-name="P12" draw:layer="layout" svg:width="1.878cm" svg:height="1.963cm" svg:x="13.581cm" svg:y="11.293cm">
          <text:p text:style-name="P5"><text:span text:style-name="T4">?</text:span></text:p>
          <draw:enhanced-geometry svg:viewBox="0 0 21600 21600" draw:type="rectangle" draw:enhanced-path="M 0 0 L 21600 0 21600 21600 0 21600 0 0 Z N"/>
        </draw:custom-shape>
        <draw:custom-shape draw:style-name="gr6" draw:text-style-name="P12" draw:layer="layout" svg:width="1.878cm" svg:height="1.963cm" svg:x="15.58cm" svg:y="11.292cm">
          <text:p text:style-name="P5"><text:span text:style-name="T4">?</text:span></text:p>
          <draw:enhanced-geometry svg:viewBox="0 0 21600 21600" draw:type="rectangle" draw:enhanced-path="M 0 0 L 21600 0 21600 21600 0 21600 0 0 Z N"/>
        </draw:custom-shape>
        <draw:custom-shape draw:style-name="gr6" draw:text-style-name="P12" draw:layer="layout" svg:width="6.617cm" svg:height="1.963cm" svg:x="17.579cm" svg:y="11.291cm">
          <text:p text:style-name="P5"><text:span text:style-name="T4">...</text:span></text:p>
          <draw:enhanced-geometry svg:viewBox="0 0 21600 21600" draw:type="rectangle" draw:enhanced-path="M 0 0 L 21600 0 21600 21600 0 21600 0 0 Z N"/>
        </draw:custom-shape>
        <draw:frame draw:style-name="gr10" draw:text-style-name="P18" draw:layer="layout" svg:width="0.425cm" svg:height="0.937cm" svg:x="4.336cm" svg:y="10.39cm">
          <draw:text-box>
            <text:p><text:span text:style-name="T10">0</text:span></text:p>
          </draw:text-box>
        </draw:frame>
        <draw:frame draw:style-name="gr10" draw:text-style-name="P18" draw:layer="layout" svg:width="0.425cm" svg:height="0.937cm" svg:x="6.237cm" svg:y="10.391cm">
          <draw:text-box>
            <text:p><text:span text:style-name="T10">1</text:span></text:p>
          </draw:text-box>
        </draw:frame>
        <draw:frame draw:style-name="gr10" draw:text-style-name="P18" draw:layer="layout" svg:width="0.425cm" svg:height="0.937cm" svg:x="8.337cm" svg:y="10.391cm">
          <draw:text-box>
            <text:p><text:span text:style-name="T10">2</text:span></text:p>
          </draw:text-box>
        </draw:frame>
        <draw:frame draw:style-name="gr10" draw:text-style-name="P18" draw:layer="layout" svg:width="0.425cm" svg:height="0.937cm" svg:x="10.337cm" svg:y="10.391cm">
          <draw:text-box>
            <text:p><text:span text:style-name="T10">3</text:span></text:p>
          </draw:text-box>
        </draw:frame>
        <draw:frame draw:style-name="gr10" draw:text-style-name="P18" draw:layer="layout" svg:width="0.425cm" svg:height="0.937cm" svg:x="12.337cm" svg:y="10.391cm">
          <draw:text-box>
            <text:p><text:span text:style-name="T10">4</text:span></text:p>
          </draw:text-box>
        </draw:frame>
        <draw:frame draw:style-name="gr10" draw:text-style-name="P18" draw:layer="layout" svg:width="0.425cm" svg:height="0.937cm" svg:x="14.237cm" svg:y="10.391cm">
          <draw:text-box>
            <text:p><text:span text:style-name="T10">5</text:span></text:p>
          </draw:text-box>
        </draw:frame>
        <draw:frame draw:style-name="gr10" draw:text-style-name="P18" draw:layer="layout" svg:width="0.425cm" svg:height="0.937cm" svg:x="16.337cm" svg:y="10.391cm">
          <draw:text-box>
            <text:p><text:span text:style-name="T10">6</text:span></text:p>
          </draw:text-box>
        </draw:frame>
        <draw:custom-shape draw:style-name="gr6" draw:text-style-name="P12" draw:layer="layout" svg:width="1.878cm" svg:height="1.963cm" svg:x="3.54cm" svg:y="11.293cm">
          <text:p text:style-name="P5"><text:span text:style-name="T4">?</text:span></text:p>
          <draw:enhanced-geometry svg:viewBox="0 0 21600 21600" draw:type="rectangle" draw:enhanced-path="M 0 0 L 21600 0 21600 21600 0 21600 0 0 Z N"/>
        </draw:custom-shape>
        <draw:custom-shape draw:style-name="gr6" draw:text-style-name="P12" draw:layer="layout" svg:width="1.878cm" svg:height="1.963cm" svg:x="5.539cm" svg:y="11.292cm">
          <text:p text:style-name="P5"><text:span text:style-name="T4">?</text:span></text:p>
          <draw:enhanced-geometry svg:viewBox="0 0 21600 21600" draw:type="rectangle" draw:enhanced-path="M 0 0 L 21600 0 21600 21600 0 21600 0 0 Z N"/>
        </draw:custom-shape>
        <presentation:notes draw:style-name="dp2">
          <draw:page-thumbnail draw:style-name="gr5" draw:layer="layout" svg:width="12.33cm" svg:height="9.525cm" svg:x="3.36cm" svg:y="1.905cm" draw:page-number="18" presentation:class="page"/>
          <draw:frame presentation:style-name="pr9" draw:text-style-name="P15" draw:layer="layout" svg:width="13.97cm" svg:height="11.43cm" svg:x="2.54cm" svg:y="12.065cm" presentation:class="notes" presentation:placeholder="true">
            <draw:text-box/>
          </draw:frame>
        </presentation:notes>
      </draw:page>
      <draw:page draw:name="page19" draw:style-name="dp3" draw:master-page-name="LTC_5f_OO_5f_Template" presentation:presentation-page-layout-name="AL2T1">
        <office:forms form:automatic-focus="false" form:apply-design-mode="false"/>
        <draw:frame presentation:style-name="pr7" draw:layer="layout" svg:width="23.367cm" svg:height="2.266cm" svg:x="1.301cm" svg:y="1.301cm" presentation:class="title" presentation:user-transformed="true">
          <draw:text-box>
            <text:list text:style-name="L2">
              <text:list-header>
                <text:p>In your program memory</text:p>
              </text:list-header>
            </text:list>
          </draw:text-box>
        </draw:frame>
        <draw:frame presentation:style-name="pr14" draw:layer="layout" svg:width="23.367cm" svg:height="15.085cm" svg:x="1.301cm" svg:y="4.737cm" presentation:class="outline" presentation:user-transformed="true">
          <draw:text-box>
            <text:list text:style-name="L3">
              <text:list-item>
                <text:list>
                  <text:list-header>
                    <text:p>void foo(void *data)</text:p>
                    <text:p>{</text:p>
                    <text:list>
                      <text:list-header>
                        <text:p>printf(“data=%d\n”, *(<text:span text:style-name="T9">int </text:span>*)data);</text:p>
                      </text:list-header>
                    </text:list>
                    <text:p>}</text:p>
                    <text:p/>
                    <text:p/>
                    <text:p/>
                  </text:list-header>
                </text:list>
                <text:p/>
                <text:p/>
                <text:p/>
                <text:list>
                  <text:list-header>
                    <text:p><text:span text:style-name="T9">char</text:span> = 1;</text:p>
                    <text:p>foo(&amp;c);</text:p>
                  </text:list-header>
                </text:list>
              </text:list-item>
            </text:list>
          </draw:text-box>
        </draw:frame>
        <draw:custom-shape draw:style-name="gr6" draw:text-style-name="P12" draw:layer="layout" svg:width="1.878cm" svg:height="1.963cm" svg:x="7.54cm" svg:y="11.295cm">
          <text:p text:style-name="P5"><text:span text:style-name="T4">?</text:span></text:p>
          <draw:enhanced-geometry svg:viewBox="0 0 21600 21600" draw:type="rectangle" draw:enhanced-path="M 0 0 L 21600 0 21600 21600 0 21600 0 0 Z N"/>
        </draw:custom-shape>
        <draw:custom-shape draw:style-name="gr6" draw:text-style-name="P12" draw:layer="layout" svg:width="1.878cm" svg:height="1.963cm" svg:x="9.539cm" svg:y="11.294cm">
          <text:p text:style-name="P5"><text:span text:style-name="T4">?</text:span></text:p>
          <draw:enhanced-geometry svg:viewBox="0 0 21600 21600" draw:type="rectangle" draw:enhanced-path="M 0 0 L 21600 0 21600 21600 0 21600 0 0 Z N"/>
        </draw:custom-shape>
        <draw:custom-shape draw:style-name="gr6" draw:text-style-name="P12" draw:layer="layout" svg:width="1.878cm" svg:height="1.963cm" svg:x="11.581cm" svg:y="11.293cm">
          <text:p text:style-name="P5"><text:span text:style-name="T4">?</text:span></text:p>
          <draw:enhanced-geometry svg:viewBox="0 0 21600 21600" draw:type="rectangle" draw:enhanced-path="M 0 0 L 21600 0 21600 21600 0 21600 0 0 Z N"/>
        </draw:custom-shape>
        <draw:custom-shape draw:style-name="gr6" draw:text-style-name="P12" draw:layer="layout" svg:width="1.878cm" svg:height="1.963cm" svg:x="13.581cm" svg:y="11.293cm">
          <text:p text:style-name="P5"><text:span text:style-name="T4">?</text:span></text:p>
          <draw:enhanced-geometry svg:viewBox="0 0 21600 21600" draw:type="rectangle" draw:enhanced-path="M 0 0 L 21600 0 21600 21600 0 21600 0 0 Z N"/>
        </draw:custom-shape>
        <draw:custom-shape draw:style-name="gr6" draw:text-style-name="P12" draw:layer="layout" svg:width="1.878cm" svg:height="1.963cm" svg:x="15.58cm" svg:y="11.292cm">
          <text:p text:style-name="P5"><text:span text:style-name="T4">?</text:span></text:p>
          <draw:enhanced-geometry svg:viewBox="0 0 21600 21600" draw:type="rectangle" draw:enhanced-path="M 0 0 L 21600 0 21600 21600 0 21600 0 0 Z N"/>
        </draw:custom-shape>
        <draw:custom-shape draw:style-name="gr6" draw:text-style-name="P12" draw:layer="layout" svg:width="6.617cm" svg:height="1.963cm" svg:x="17.579cm" svg:y="11.291cm">
          <text:p text:style-name="P5"><text:span text:style-name="T4">...</text:span></text:p>
          <draw:enhanced-geometry svg:viewBox="0 0 21600 21600" draw:type="rectangle" draw:enhanced-path="M 0 0 L 21600 0 21600 21600 0 21600 0 0 Z N"/>
        </draw:custom-shape>
        <draw:frame draw:style-name="gr10" draw:text-style-name="P18" draw:layer="layout" svg:width="0.425cm" svg:height="0.937cm" svg:x="4.336cm" svg:y="10.39cm">
          <draw:text-box>
            <text:p><text:span text:style-name="T10">0</text:span></text:p>
          </draw:text-box>
        </draw:frame>
        <draw:frame draw:style-name="gr10" draw:text-style-name="P18" draw:layer="layout" svg:width="0.425cm" svg:height="0.937cm" svg:x="6.237cm" svg:y="10.391cm">
          <draw:text-box>
            <text:p><text:span text:style-name="T10">1</text:span></text:p>
          </draw:text-box>
        </draw:frame>
        <draw:frame draw:style-name="gr10" draw:text-style-name="P18" draw:layer="layout" svg:width="0.425cm" svg:height="0.937cm" svg:x="8.337cm" svg:y="10.391cm">
          <draw:text-box>
            <text:p><text:span text:style-name="T10">2</text:span></text:p>
          </draw:text-box>
        </draw:frame>
        <draw:frame draw:style-name="gr10" draw:text-style-name="P18" draw:layer="layout" svg:width="0.425cm" svg:height="0.937cm" svg:x="10.337cm" svg:y="10.391cm">
          <draw:text-box>
            <text:p><text:span text:style-name="T10">3</text:span></text:p>
          </draw:text-box>
        </draw:frame>
        <draw:frame draw:style-name="gr10" draw:text-style-name="P18" draw:layer="layout" svg:width="0.425cm" svg:height="0.937cm" svg:x="12.337cm" svg:y="10.391cm">
          <draw:text-box>
            <text:p><text:span text:style-name="T10">4</text:span></text:p>
          </draw:text-box>
        </draw:frame>
        <draw:frame draw:style-name="gr10" draw:text-style-name="P18" draw:layer="layout" svg:width="0.425cm" svg:height="0.937cm" svg:x="14.237cm" svg:y="10.391cm">
          <draw:text-box>
            <text:p><text:span text:style-name="T10">5</text:span></text:p>
          </draw:text-box>
        </draw:frame>
        <draw:frame draw:style-name="gr10" draw:text-style-name="P18" draw:layer="layout" svg:width="0.425cm" svg:height="0.937cm" svg:x="16.337cm" svg:y="10.391cm">
          <draw:text-box>
            <text:p><text:span text:style-name="T10">6</text:span></text:p>
          </draw:text-box>
        </draw:frame>
        <draw:custom-shape draw:style-name="gr6" draw:text-style-name="P12" draw:layer="layout" svg:width="1.878cm" svg:height="1.963cm" svg:x="3.54cm" svg:y="11.293cm">
          <text:p text:style-name="P5"><text:span text:style-name="T4">?</text:span></text:p>
          <draw:enhanced-geometry svg:viewBox="0 0 21600 21600" draw:type="rectangle" draw:enhanced-path="M 0 0 L 21600 0 21600 21600 0 21600 0 0 Z N"/>
        </draw:custom-shape>
        <draw:custom-shape draw:style-name="gr6" draw:text-style-name="P12" draw:layer="layout" svg:width="1.878cm" svg:height="1.963cm" svg:x="5.539cm" svg:y="11.292cm">
          <text:p text:style-name="P5"><text:span text:style-name="T4">?</text:span></text:p>
          <draw:enhanced-geometry svg:viewBox="0 0 21600 21600" draw:type="rectangle" draw:enhanced-path="M 0 0 L 21600 0 21600 21600 0 21600 0 0 Z N"/>
        </draw:custom-shape>
        <draw:line draw:style-name="gr12" draw:layer="layout" svg:x1="5.079cm" svg:y1="17.143cm" svg:x2="4.444cm" svg:y2="15.873cm">
          <text:p/>
        </draw:line>
        <draw:custom-shape draw:style-name="gr6" draw:text-style-name="P12" draw:layer="layout" svg:width="1.878cm" svg:height="1.963cm" svg:x="3.537cm" svg:y="13.687cm">
          <text:p text:style-name="P5"><text:span text:style-name="T4">01</text:span></text:p>
          <draw:enhanced-geometry svg:viewBox="0 0 21600 21600" draw:type="rectangle" draw:enhanced-path="M 0 0 L 21600 0 21600 21600 0 21600 0 0 Z N"/>
        </draw:custom-shape>
        <presentation:notes draw:style-name="dp2">
          <draw:page-thumbnail draw:style-name="gr5" draw:layer="layout" svg:width="12.33cm" svg:height="9.525cm" svg:x="3.36cm" svg:y="1.905cm" draw:page-number="19" presentation:class="page"/>
          <draw:frame presentation:style-name="pr9" draw:text-style-name="P15" draw:layer="layout" svg:width="13.97cm" svg:height="11.43cm" svg:x="2.54cm" svg:y="12.065cm" presentation:class="notes" presentation:placeholder="true">
            <draw:text-box/>
          </draw:frame>
        </presentation:notes>
      </draw:page>
      <draw:page draw:name="page20" draw:style-name="dp3" draw:master-page-name="LTC_5f_OO_5f_Template" presentation:presentation-page-layout-name="AL2T1">
        <office:forms form:automatic-focus="false" form:apply-design-mode="false"/>
        <draw:frame presentation:style-name="pr7" draw:layer="layout" svg:width="23.367cm" svg:height="2.266cm" svg:x="1.301cm" svg:y="1.301cm" presentation:class="title" presentation:user-transformed="true">
          <draw:text-box>
            <text:list text:style-name="L2">
              <text:list-header>
                <text:p>In your program memory</text:p>
              </text:list-header>
            </text:list>
          </draw:text-box>
        </draw:frame>
        <draw:frame presentation:style-name="pr14" draw:layer="layout" svg:width="23.367cm" svg:height="15.085cm" svg:x="1.301cm" svg:y="4.737cm" presentation:class="outline" presentation:user-transformed="true">
          <draw:text-box>
            <text:list text:style-name="L3">
              <text:list-item>
                <text:list>
                  <text:list-header>
                    <text:p>void foo(void *data)</text:p>
                    <text:p>{</text:p>
                    <text:list>
                      <text:list-header>
                        <text:p>printf(“data=%d\n”, *(<text:span text:style-name="T9">int </text:span>*)data);</text:p>
                      </text:list-header>
                    </text:list>
                    <text:p>}</text:p>
                    <text:p/>
                    <text:p/>
                    <text:p/>
                  </text:list-header>
                </text:list>
                <text:p/>
                <text:p/>
                <text:p/>
                <text:list>
                  <text:list-header>
                    <text:p><text:span text:style-name="T9">char</text:span> = 1;</text:p>
                    <text:p>foo(&amp;c);</text:p>
                  </text:list-header>
                </text:list>
              </text:list-item>
            </text:list>
          </draw:text-box>
        </draw:frame>
        <draw:custom-shape draw:style-name="gr8" draw:text-style-name="P12" draw:layer="layout" svg:width="1.878cm" svg:height="1.963cm" svg:x="7.54cm" svg:y="11.295cm">
          <text:p text:style-name="P5"><text:span text:style-name="T4">?</text:span></text:p>
          <draw:enhanced-geometry svg:viewBox="0 0 21600 21600" draw:type="rectangle" draw:enhanced-path="M 0 0 L 21600 0 21600 21600 0 21600 0 0 Z N"/>
        </draw:custom-shape>
        <draw:custom-shape draw:style-name="gr15" draw:text-style-name="P12" draw:layer="layout" svg:width="1.878cm" svg:height="1.963cm" svg:x="9.539cm" svg:y="11.294cm">
          <text:p text:style-name="P5"><text:span text:style-name="T4">?</text:span></text:p>
          <draw:enhanced-geometry svg:viewBox="0 0 21600 21600" draw:type="rectangle" draw:enhanced-path="M 0 0 L 21600 0 21600 21600 0 21600 0 0 Z N"/>
        </draw:custom-shape>
        <draw:custom-shape draw:style-name="gr6" draw:text-style-name="P12" draw:layer="layout" svg:width="1.878cm" svg:height="1.963cm" svg:x="11.581cm" svg:y="11.293cm">
          <text:p text:style-name="P5"><text:span text:style-name="T4">?</text:span></text:p>
          <draw:enhanced-geometry svg:viewBox="0 0 21600 21600" draw:type="rectangle" draw:enhanced-path="M 0 0 L 21600 0 21600 21600 0 21600 0 0 Z N"/>
        </draw:custom-shape>
        <draw:custom-shape draw:style-name="gr6" draw:text-style-name="P12" draw:layer="layout" svg:width="1.878cm" svg:height="1.963cm" svg:x="13.581cm" svg:y="11.293cm">
          <text:p text:style-name="P5"><text:span text:style-name="T4">?</text:span></text:p>
          <draw:enhanced-geometry svg:viewBox="0 0 21600 21600" draw:type="rectangle" draw:enhanced-path="M 0 0 L 21600 0 21600 21600 0 21600 0 0 Z N"/>
        </draw:custom-shape>
        <draw:custom-shape draw:style-name="gr6" draw:text-style-name="P12" draw:layer="layout" svg:width="1.878cm" svg:height="1.963cm" svg:x="15.58cm" svg:y="11.292cm">
          <text:p text:style-name="P5"><text:span text:style-name="T4">?</text:span></text:p>
          <draw:enhanced-geometry svg:viewBox="0 0 21600 21600" draw:type="rectangle" draw:enhanced-path="M 0 0 L 21600 0 21600 21600 0 21600 0 0 Z N"/>
        </draw:custom-shape>
        <draw:custom-shape draw:style-name="gr6" draw:text-style-name="P12" draw:layer="layout" svg:width="6.617cm" svg:height="1.963cm" svg:x="17.579cm" svg:y="11.291cm">
          <text:p text:style-name="P5"><text:span text:style-name="T4">...</text:span></text:p>
          <draw:enhanced-geometry svg:viewBox="0 0 21600 21600" draw:type="rectangle" draw:enhanced-path="M 0 0 L 21600 0 21600 21600 0 21600 0 0 Z N"/>
        </draw:custom-shape>
        <draw:frame draw:style-name="gr10" draw:text-style-name="P18" draw:layer="layout" svg:width="0.425cm" svg:height="0.937cm" svg:x="4.336cm" svg:y="10.39cm">
          <draw:text-box>
            <text:p><text:span text:style-name="T10">0</text:span></text:p>
          </draw:text-box>
        </draw:frame>
        <draw:frame draw:style-name="gr10" draw:text-style-name="P18" draw:layer="layout" svg:width="0.425cm" svg:height="0.937cm" svg:x="6.237cm" svg:y="10.391cm">
          <draw:text-box>
            <text:p><text:span text:style-name="T10">1</text:span></text:p>
          </draw:text-box>
        </draw:frame>
        <draw:frame draw:style-name="gr10" draw:text-style-name="P18" draw:layer="layout" svg:width="0.425cm" svg:height="0.937cm" svg:x="8.337cm" svg:y="10.391cm">
          <draw:text-box>
            <text:p><text:span text:style-name="T10">2</text:span></text:p>
          </draw:text-box>
        </draw:frame>
        <draw:frame draw:style-name="gr10" draw:text-style-name="P18" draw:layer="layout" svg:width="0.425cm" svg:height="0.937cm" svg:x="10.337cm" svg:y="10.391cm">
          <draw:text-box>
            <text:p><text:span text:style-name="T10">3</text:span></text:p>
          </draw:text-box>
        </draw:frame>
        <draw:frame draw:style-name="gr10" draw:text-style-name="P18" draw:layer="layout" svg:width="0.425cm" svg:height="0.937cm" svg:x="12.337cm" svg:y="10.391cm">
          <draw:text-box>
            <text:p><text:span text:style-name="T10">4</text:span></text:p>
          </draw:text-box>
        </draw:frame>
        <draw:frame draw:style-name="gr10" draw:text-style-name="P18" draw:layer="layout" svg:width="0.425cm" svg:height="0.937cm" svg:x="14.237cm" svg:y="10.391cm">
          <draw:text-box>
            <text:p><text:span text:style-name="T10">5</text:span></text:p>
          </draw:text-box>
        </draw:frame>
        <draw:frame draw:style-name="gr10" draw:text-style-name="P18" draw:layer="layout" svg:width="0.425cm" svg:height="0.937cm" svg:x="16.337cm" svg:y="10.391cm">
          <draw:text-box>
            <text:p><text:span text:style-name="T10">6</text:span></text:p>
          </draw:text-box>
        </draw:frame>
        <draw:custom-shape draw:style-name="gr8" draw:text-style-name="P12" draw:layer="layout" svg:width="1.878cm" svg:height="1.963cm" svg:x="3.54cm" svg:y="11.293cm">
          <text:p text:style-name="P5"><text:span text:style-name="T4">01</text:span></text:p>
          <draw:enhanced-geometry svg:viewBox="0 0 21600 21600" draw:type="rectangle" draw:enhanced-path="M 0 0 L 21600 0 21600 21600 0 21600 0 0 Z N"/>
        </draw:custom-shape>
        <draw:custom-shape draw:style-name="gr8" draw:text-style-name="P12" draw:layer="layout" svg:width="1.878cm" svg:height="1.963cm" svg:x="5.539cm" svg:y="11.292cm">
          <text:p text:style-name="P5"><text:span text:style-name="T4">?</text:span></text:p>
          <draw:enhanced-geometry svg:viewBox="0 0 21600 21600" draw:type="rectangle" draw:enhanced-path="M 0 0 L 21600 0 21600 21600 0 21600 0 0 Z N"/>
        </draw:custom-shape>
        <draw:line draw:style-name="gr12" draw:layer="layout" svg:x1="5.079cm" svg:y1="17.143cm" svg:x2="4.444cm" svg:y2="15.873cm">
          <text:p/>
        </draw:line>
        <draw:custom-shape draw:style-name="gr6" draw:text-style-name="P12" draw:layer="layout" svg:width="1.878cm" svg:height="1.963cm" svg:x="3.537cm" svg:y="13.687cm">
          <text:p text:style-name="P5"><text:span text:style-name="T4">01</text:span></text:p>
          <draw:enhanced-geometry svg:viewBox="0 0 21600 21600" draw:type="rectangle" draw:enhanced-path="M 0 0 L 21600 0 21600 21600 0 21600 0 0 Z N"/>
        </draw:custom-shape>
        <draw:line draw:style-name="gr12" draw:layer="layout" svg:x1="8.255cm" svg:y1="10.16cm" svg:x2="16.51cm" svg:y2="8.255cm">
          <text:p/>
        </draw:line>
        <draw:line draw:style-name="gr16" draw:layer="layout" svg:x1="6.35cm" svg:y1="13.97cm" svg:x2="10.795cm" svg:y2="13.97cm">
          <text:p/>
        </draw:line>
        <draw:frame draw:style-name="gr10" draw:text-style-name="P21" draw:layer="layout" svg:width="3.575cm" svg:height="0.937cm" svg:x="6.833cm" svg:y="14.475cm">
          <draw:text-box>
            <text:p><text:span text:style-name="T13">Undefined</text:span></text:p>
          </draw:text-box>
        </draw:frame>
        <presentation:notes draw:style-name="dp2">
          <draw:page-thumbnail draw:style-name="gr5" draw:layer="layout" svg:width="12.33cm" svg:height="9.525cm" svg:x="3.36cm" svg:y="1.905cm" draw:page-number="20" presentation:class="page"/>
          <draw:frame presentation:style-name="pr9" draw:text-style-name="P15" draw:layer="layout" svg:width="13.97cm" svg:height="11.43cm" svg:x="2.54cm" svg:y="12.065cm" presentation:class="notes" presentation:placeholder="true">
            <draw:text-box/>
          </draw:frame>
        </presentation:notes>
      </draw:page>
      <draw:page draw:name="page21" draw:style-name="dp3" draw:master-page-name="LTC_5f_OO_5f_Template" presentation:presentation-page-layout-name="AL2T1">
        <office:forms form:automatic-focus="false" form:apply-design-mode="false"/>
        <draw:frame presentation:style-name="pr7" draw:layer="layout" svg:width="23.367cm" svg:height="2.266cm" svg:x="1.301cm" svg:y="1.301cm" presentation:class="title" presentation:user-transformed="true">
          <draw:text-box>
            <text:list text:style-name="L2">
              <text:list-header>
                <text:p>In your program memory</text:p>
              </text:list-header>
            </text:list>
          </draw:text-box>
        </draw:frame>
        <draw:frame presentation:style-name="pr14" draw:layer="layout" svg:width="23.367cm" svg:height="15.085cm" svg:x="1.301cm" svg:y="4.737cm" presentation:class="outline" presentation:user-transformed="true">
          <draw:text-box>
            <text:list text:style-name="L3">
              <text:list-item>
                <text:list>
                  <text:list-header>
                    <text:p>void foo(void *data)</text:p>
                    <text:p>{</text:p>
                    <text:list>
                      <text:list-header>
                        <text:p>printf(“data=%d\n”, *(<text:span text:style-name="T9">int </text:span>*)data);</text:p>
                      </text:list-header>
                    </text:list>
                    <text:p>}</text:p>
                    <text:p/>
                    <text:p/>
                    <text:p/>
                  </text:list-header>
                </text:list>
                <text:p/>
                <text:p/>
                <text:p/>
                <text:list>
                  <text:list-header>
                    <text:p><text:span text:style-name="T9">char</text:span> = 1;</text:p>
                    <text:p>foo(&amp;c);</text:p>
                  </text:list-header>
                </text:list>
              </text:list-item>
            </text:list>
          </draw:text-box>
        </draw:frame>
        <draw:custom-shape draw:style-name="gr8" draw:text-style-name="P12" draw:layer="layout" svg:width="1.878cm" svg:height="1.963cm" svg:x="7.54cm" svg:y="11.295cm">
          <text:p text:style-name="P5"><text:span text:style-name="T4">?</text:span></text:p>
          <draw:enhanced-geometry svg:viewBox="0 0 21600 21600" draw:type="rectangle" draw:enhanced-path="M 0 0 L 21600 0 21600 21600 0 21600 0 0 Z N"/>
        </draw:custom-shape>
        <draw:custom-shape draw:style-name="gr15" draw:text-style-name="P12" draw:layer="layout" svg:width="1.878cm" svg:height="1.963cm" svg:x="9.539cm" svg:y="11.294cm">
          <text:p text:style-name="P5"><text:span text:style-name="T4">?</text:span></text:p>
          <draw:enhanced-geometry svg:viewBox="0 0 21600 21600" draw:type="rectangle" draw:enhanced-path="M 0 0 L 21600 0 21600 21600 0 21600 0 0 Z N"/>
        </draw:custom-shape>
        <draw:custom-shape draw:style-name="gr6" draw:text-style-name="P12" draw:layer="layout" svg:width="1.878cm" svg:height="1.963cm" svg:x="11.581cm" svg:y="11.293cm">
          <text:p text:style-name="P5"><text:span text:style-name="T4">?</text:span></text:p>
          <draw:enhanced-geometry svg:viewBox="0 0 21600 21600" draw:type="rectangle" draw:enhanced-path="M 0 0 L 21600 0 21600 21600 0 21600 0 0 Z N"/>
        </draw:custom-shape>
        <draw:custom-shape draw:style-name="gr6" draw:text-style-name="P12" draw:layer="layout" svg:width="1.878cm" svg:height="1.963cm" svg:x="13.581cm" svg:y="11.293cm">
          <text:p text:style-name="P5"><text:span text:style-name="T4">?</text:span></text:p>
          <draw:enhanced-geometry svg:viewBox="0 0 21600 21600" draw:type="rectangle" draw:enhanced-path="M 0 0 L 21600 0 21600 21600 0 21600 0 0 Z N"/>
        </draw:custom-shape>
        <draw:custom-shape draw:style-name="gr6" draw:text-style-name="P12" draw:layer="layout" svg:width="1.878cm" svg:height="1.963cm" svg:x="15.58cm" svg:y="11.292cm">
          <text:p text:style-name="P5"><text:span text:style-name="T4">?</text:span></text:p>
          <draw:enhanced-geometry svg:viewBox="0 0 21600 21600" draw:type="rectangle" draw:enhanced-path="M 0 0 L 21600 0 21600 21600 0 21600 0 0 Z N"/>
        </draw:custom-shape>
        <draw:custom-shape draw:style-name="gr6" draw:text-style-name="P12" draw:layer="layout" svg:width="6.617cm" svg:height="1.963cm" svg:x="17.579cm" svg:y="11.291cm">
          <text:p text:style-name="P5"><text:span text:style-name="T4">...</text:span></text:p>
          <draw:enhanced-geometry svg:viewBox="0 0 21600 21600" draw:type="rectangle" draw:enhanced-path="M 0 0 L 21600 0 21600 21600 0 21600 0 0 Z N"/>
        </draw:custom-shape>
        <draw:frame draw:style-name="gr10" draw:text-style-name="P18" draw:layer="layout" svg:width="0.425cm" svg:height="0.937cm" svg:x="4.336cm" svg:y="10.39cm">
          <draw:text-box>
            <text:p><text:span text:style-name="T10">0</text:span></text:p>
          </draw:text-box>
        </draw:frame>
        <draw:frame draw:style-name="gr10" draw:text-style-name="P18" draw:layer="layout" svg:width="0.425cm" svg:height="0.937cm" svg:x="6.237cm" svg:y="10.391cm">
          <draw:text-box>
            <text:p><text:span text:style-name="T10">1</text:span></text:p>
          </draw:text-box>
        </draw:frame>
        <draw:frame draw:style-name="gr10" draw:text-style-name="P18" draw:layer="layout" svg:width="0.425cm" svg:height="0.937cm" svg:x="8.337cm" svg:y="10.391cm">
          <draw:text-box>
            <text:p><text:span text:style-name="T10">2</text:span></text:p>
          </draw:text-box>
        </draw:frame>
        <draw:frame draw:style-name="gr10" draw:text-style-name="P18" draw:layer="layout" svg:width="0.425cm" svg:height="0.937cm" svg:x="10.337cm" svg:y="10.391cm">
          <draw:text-box>
            <text:p><text:span text:style-name="T10">3</text:span></text:p>
          </draw:text-box>
        </draw:frame>
        <draw:frame draw:style-name="gr10" draw:text-style-name="P18" draw:layer="layout" svg:width="0.425cm" svg:height="0.937cm" svg:x="12.337cm" svg:y="10.391cm">
          <draw:text-box>
            <text:p><text:span text:style-name="T10">4</text:span></text:p>
          </draw:text-box>
        </draw:frame>
        <draw:frame draw:style-name="gr10" draw:text-style-name="P18" draw:layer="layout" svg:width="0.425cm" svg:height="0.937cm" svg:x="14.237cm" svg:y="10.391cm">
          <draw:text-box>
            <text:p><text:span text:style-name="T10">5</text:span></text:p>
          </draw:text-box>
        </draw:frame>
        <draw:frame draw:style-name="gr10" draw:text-style-name="P18" draw:layer="layout" svg:width="0.425cm" svg:height="0.937cm" svg:x="16.337cm" svg:y="10.391cm">
          <draw:text-box>
            <text:p><text:span text:style-name="T10">6</text:span></text:p>
          </draw:text-box>
        </draw:frame>
        <draw:custom-shape draw:style-name="gr8" draw:text-style-name="P12" draw:layer="layout" svg:width="1.878cm" svg:height="1.963cm" svg:x="3.54cm" svg:y="11.293cm">
          <text:p text:style-name="P5"><text:span text:style-name="T4">01</text:span></text:p>
          <draw:enhanced-geometry svg:viewBox="0 0 21600 21600" draw:type="rectangle" draw:enhanced-path="M 0 0 L 21600 0 21600 21600 0 21600 0 0 Z N"/>
        </draw:custom-shape>
        <draw:custom-shape draw:style-name="gr8" draw:text-style-name="P12" draw:layer="layout" svg:width="1.878cm" svg:height="1.963cm" svg:x="5.539cm" svg:y="11.292cm">
          <text:p text:style-name="P5"><text:span text:style-name="T4">?</text:span></text:p>
          <draw:enhanced-geometry svg:viewBox="0 0 21600 21600" draw:type="rectangle" draw:enhanced-path="M 0 0 L 21600 0 21600 21600 0 21600 0 0 Z N"/>
        </draw:custom-shape>
        <draw:line draw:style-name="gr12" draw:layer="layout" svg:x1="5.079cm" svg:y1="17.143cm" svg:x2="4.444cm" svg:y2="15.873cm">
          <text:p/>
        </draw:line>
        <draw:custom-shape draw:style-name="gr6" draw:text-style-name="P12" draw:layer="layout" svg:width="1.878cm" svg:height="1.963cm" svg:x="3.537cm" svg:y="13.687cm">
          <text:p text:style-name="P5"><text:span text:style-name="T4">01</text:span></text:p>
          <draw:enhanced-geometry svg:viewBox="0 0 21600 21600" draw:type="rectangle" draw:enhanced-path="M 0 0 L 21600 0 21600 21600 0 21600 0 0 Z N"/>
        </draw:custom-shape>
        <draw:line draw:style-name="gr12" draw:layer="layout" svg:x1="8.255cm" svg:y1="10.16cm" svg:x2="16.51cm" svg:y2="8.255cm">
          <text:p/>
        </draw:line>
        <draw:line draw:style-name="gr16" draw:layer="layout" svg:x1="6.35cm" svg:y1="13.97cm" svg:x2="10.795cm" svg:y2="13.97cm">
          <text:p/>
        </draw:line>
        <draw:frame draw:style-name="gr10" draw:text-style-name="P22" draw:layer="layout" svg:width="3.575cm" svg:height="0.937cm" svg:x="6.833cm" svg:y="14.475cm">
          <draw:text-box>
            <text:p><text:span text:style-name="T14">Undefined</text:span></text:p>
          </draw:text-box>
        </draw:frame>
        <draw:frame draw:style-name="gr10" draw:text-style-name="P23" draw:layer="layout" svg:width="8.33cm" svg:height="2.393cm" svg:x="14.605cm" svg:y="15.107cm">
          <draw:text-box>
            <text:p><text:span text:style-name="T15">BE: 0x01</text:span><text:span text:style-name="T16">??????</text:span></text:p>
            <text:p><text:span text:style-name="T15">LE: 0x</text:span><text:span text:style-name="T16">??????</text:span><text:span text:style-name="T15">01</text:span></text:p>
          </draw:text-box>
        </draw:frame>
        <presentation:notes draw:style-name="dp2">
          <draw:page-thumbnail draw:style-name="gr5" draw:layer="layout" svg:width="12.33cm" svg:height="9.525cm" svg:x="3.36cm" svg:y="1.905cm" draw:page-number="21" presentation:class="page"/>
          <draw:frame presentation:style-name="pr9" draw:text-style-name="P15" draw:layer="layout" svg:width="13.97cm" svg:height="11.43cm" svg:x="2.54cm" svg:y="12.065cm" presentation:class="notes" presentation:placeholder="true">
            <draw:text-box/>
          </draw:frame>
        </presentation:notes>
      </draw:page>
      <draw:page draw:name="page22" draw:style-name="dp3" draw:master-page-name="LTC_5f_OO_5f_Template" presentation:presentation-page-layout-name="AL2T1">
        <office:forms form:automatic-focus="false" form:apply-design-mode="false"/>
        <draw:frame presentation:style-name="pr7" draw:layer="layout" svg:width="23.367cm" svg:height="2.266cm" svg:x="1.301cm" svg:y="1.301cm" presentation:class="title">
          <draw:text-box>
            <text:list text:style-name="L2">
              <text:list-header>
                <text:p>In your program memory</text:p>
              </text:list-header>
            </text:list>
          </draw:text-box>
        </draw:frame>
        <draw:frame presentation:style-name="pr15" draw:layer="layout" svg:width="23.367cm" svg:height="16.078cm" svg:x="1.301cm" svg:y="3.744cm" presentation:class="outline" presentation:user-transformed="true">
          <draw:text-box>
            <text:list text:style-name="L3">
              <text:list-item>
                <text:p>Typically happens with unions:</text:p>
                <text:list>
                  <text:list-header>
                    <text:p><text:span text:style-name="T17">union bar {</text:span></text:p>
                    <text:list>
                      <text:list-header>
                        <text:p><text:span text:style-name="T17">short small_bar;</text:span></text:p>
                        <text:p><text:span text:style-name="T17">long large_bar;</text:span></text:p>
                      </text:list-header>
                    </text:list>
                    <text:p><text:span text:style-name="T17">};</text:span></text:p>
                    <text:p><text:span text:style-name="T17"/></text:p>
                    <text:p><text:span text:style-name="T17">void get_bar(union bar *out)</text:span></text:p>
                    <text:p><text:span text:style-name="T17">{</text:span></text:p>
                    <text:list>
                      <text:list-header>
                        <text:p><text:span text:style-name="T17">memset(out, 0, sizeof(union bar));</text:span></text:p>
                        <text:p><text:span text:style-name="T17">out-&gt;small_bar = 1;</text:span></text:p>
                      </text:list-header>
                    </text:list>
                    <text:p><text:span text:style-name="T17">}</text:span></text:p>
                    <text:p><text:span text:style-name="T17">void foo_bar(union bar *in)</text:span></text:p>
                    <text:p><text:span text:style-name="T17">{</text:span></text:p>
                    <text:list>
                      <text:list-header>
                        <text:p><text:span text:style-name="T17">printf(“bar is %ld\n”, in-&gt;large_bar);</text:span></text:p>
                      </text:list-header>
                    </text:list>
                    <text:p><text:span text:style-name="T17">}</text:span></text:p>
                  </text:list-header>
                </text:list>
              </text:list-item>
            </text:list>
          </draw:text-box>
        </draw:frame>
        <presentation:notes draw:style-name="dp2">
          <draw:page-thumbnail draw:style-name="gr5" draw:layer="layout" svg:width="12.33cm" svg:height="9.525cm" svg:x="3.36cm" svg:y="1.905cm" draw:page-number="22" presentation:class="page"/>
          <draw:frame presentation:style-name="pr9" draw:layer="layout" svg:width="13.97cm" svg:height="11.43cm" svg:x="2.54cm" svg:y="12.065cm" presentation:class="notes" presentation:placeholder="true">
            <draw:text-box/>
          </draw:frame>
        </presentation:notes>
      </draw:page>
      <draw:page draw:name="page23" draw:style-name="dp3" draw:master-page-name="LTC_5f_OO_5f_Template" presentation:presentation-page-layout-name="AL2T1">
        <office:forms form:automatic-focus="false" form:apply-design-mode="false"/>
        <draw:frame presentation:style-name="pr7" draw:layer="layout" svg:width="23.367cm" svg:height="2.266cm" svg:x="1.301cm" svg:y="1.301cm" presentation:class="title" presentation:user-transformed="true">
          <draw:text-box>
            <text:list text:style-name="L2">
              <text:list-header>
                <text:p>In your program memory</text:p>
              </text:list-header>
            </text:list>
          </draw:text-box>
        </draw:frame>
        <draw:frame presentation:style-name="pr15" draw:layer="layout" svg:width="23.367cm" svg:height="16.078cm" svg:x="1.301cm" svg:y="3.744cm" presentation:class="outline">
          <draw:text-box>
            <text:list text:style-name="L3">
              <text:list-item>
                <text:p>Or with weak typing / casts</text:p>
                <text:list>
                  <text:list-header>
                    <text:p>→ ioctls</text:p>
                    <text:p/>
                  </text:list-header>
                </text:list>
              </text:list-item>
              <text:list-item>
                <text:p>Recent example: BPF(Packet Filter):</text:p>
                <text:list>
                  <text:list-header>
                    <text:p><text:span text:style-name="T18">#include &lt;pcap-bpf.h&gt; </text:span></text:p>
                    <text:p><text:span text:style-name="T18"/></text:p>
                    <text:p><text:span text:style-name="T18">struct bpf_program prg; </text:span></text:p>
                    <text:p><text:span text:style-name="T18"/></text:p>
                    <text:p><text:span text:style-name="T18">prg.... = ….</text:span></text:p>
                    <text:p><text:span text:style-name="T18">setsockopt(fd, SOL_SOCKET, SO_ATTACH_FILTER, &amp;prg, sizeof(prg));</text:span></text:p>
                    <text:p/>
                    <text:p>→ Does not work on Big Endian... why ?</text:p>
                  </text:list-header>
                </text:list>
              </text:list-item>
            </text:list>
          </draw:text-box>
        </draw:frame>
        <presentation:notes draw:style-name="dp2">
          <draw:page-thumbnail draw:style-name="gr5" draw:layer="layout" svg:width="12.33cm" svg:height="9.525cm" svg:x="3.36cm" svg:y="1.905cm" draw:page-number="23" presentation:class="page"/>
          <draw:frame presentation:style-name="pr9" draw:layer="layout" svg:width="13.97cm" svg:height="11.43cm" svg:x="2.54cm" svg:y="12.065cm" presentation:class="notes" presentation:placeholder="true">
            <draw:text-box/>
          </draw:frame>
        </presentation:notes>
      </draw:page>
      <draw:page draw:name="page24" draw:style-name="dp3" draw:master-page-name="LTC_5f_OO_5f_Template" presentation:presentation-page-layout-name="AL2T1">
        <office:forms form:automatic-focus="false" form:apply-design-mode="false"/>
        <draw:frame presentation:style-name="pr7" draw:layer="layout" svg:width="23.367cm" svg:height="2.266cm" svg:x="1.301cm" svg:y="1.301cm" presentation:class="title">
          <draw:text-box>
            <text:list text:style-name="L2">
              <text:list-header>
                <text:p>In your program memory</text:p>
              </text:list-header>
            </text:list>
          </draw:text-box>
        </draw:frame>
        <draw:frame presentation:style-name="pr15" draw:layer="layout" svg:width="23.367cm" svg:height="16.078cm" svg:x="3.137cm" svg:y="3.744cm" presentation:class="outline" presentation:user-transformed="true">
          <draw:text-box>
            <text:list text:style-name="L3">
              <text:list-item>
                <text:p>Where does struct bpf_program comes from ?</text:p>
                <text:list>
                  <text:list-header>
                    <text:p><text:span text:style-name="T19">#include &lt;pcap-bpf.h&gt; </text:span></text:p>
                    <text:list>
                      <text:list-header>
                        <text:p>→ Not a kernel header</text:p>
                        <text:p/>
                      </text:list-header>
                    </text:list>
                  </text:list-header>
                </text:list>
              </text:list-item>
              <text:list-item>
                <text:p>What does the kernel expect ?</text:p>
                <text:p><text:s/><text:span text:style-name="T20">case SO_ATTACH_FILTER:</text:span></text:p>
                <text:p><text:span text:style-name="T20"><text:s text:c="6"/></text:span><text:span text:style-name="T20">ret = -EINVAL;</text:span></text:p>
                <text:p><text:span text:style-name="T20"><text:s text:c="6"/></text:span><text:span text:style-name="T20">if (optlen == sizeof(struct sock_fprog)) {</text:span></text:p>
                <text:p><text:span text:style-name="T20"><text:s text:c="13"/></text:span><text:span text:style-name="T21"><text:s/></text:span><text:span text:style-name="T21">struct sock_fprog</text:span><text:span text:style-name="T20"> fprog;</text:span></text:p>
                <text:p><text:span text:style-name="T20"><text:s text:c="14"/></text:span><text:span text:style-name="T20">ret = -EFAULT;</text:span></text:p>
                <text:p><text:span text:style-name="T20"><text:s text:c="14"/></text:span><text:span text:style-name="T20">if (copy_from_user(&amp;fprog, optval, sizeof(fprog)))</text:span></text:p>
                <text:p><text:span text:style-name="T20"><text:s text:c="22"/></text:span><text:span text:style-name="T20">break;</text:span></text:p>
                <text:p><text:span text:style-name="T20"><text:s text:c="14"/></text:span><text:span text:style-name="T20">ret = sk_attach_filter(&amp;fprog, sk);</text:span></text:p>
                <text:list>
                  <text:list-header>
                    <text:p><text:span text:style-name="T17">…</text:span><text:span text:style-name="T17">/...</text:span></text:p>
                  </text:list-header>
                </text:list>
              </text:list-item>
            </text:list>
          </draw:text-box>
        </draw:frame>
        <presentation:notes draw:style-name="dp2">
          <draw:page-thumbnail draw:style-name="gr5" draw:layer="layout" svg:width="12.33cm" svg:height="9.525cm" svg:x="3.36cm" svg:y="1.905cm" draw:page-number="24" presentation:class="page"/>
          <draw:frame presentation:style-name="pr9" draw:layer="layout" svg:width="13.97cm" svg:height="11.43cm" svg:x="2.54cm" svg:y="12.065cm" presentation:class="notes" presentation:placeholder="true">
            <draw:text-box/>
          </draw:frame>
        </presentation:notes>
      </draw:page>
      <draw:page draw:name="page25" draw:style-name="dp3" draw:master-page-name="LTC_5f_OO_5f_Template" presentation:presentation-page-layout-name="AL2T1">
        <office:forms form:automatic-focus="false" form:apply-design-mode="false"/>
        <draw:frame presentation:style-name="pr7" draw:layer="layout" svg:width="23.367cm" svg:height="2.266cm" svg:x="1.301cm" svg:y="1.301cm" presentation:class="title" presentation:user-transformed="true">
          <draw:text-box>
            <text:list text:style-name="L2">
              <text:list-header>
                <text:p>In your program memory</text:p>
              </text:list-header>
            </text:list>
          </draw:text-box>
        </draw:frame>
        <draw:frame presentation:style-name="pr15" draw:layer="layout" svg:width="23.367cm" svg:height="16.078cm" svg:x="1.301cm" svg:y="3.744cm" presentation:class="outline" presentation:user-transformed="true">
          <draw:text-box>
            <text:list text:style-name="L3">
              <text:list-item>
                <text:p>Let's compare them:</text:p>
                <text:p/>
              </text:list-item>
            </text:list>
          </draw:text-box>
        </draw:frame>
        <draw:frame draw:style-name="gr10" draw:text-style-name="P24" draw:layer="layout" svg:width="13.028cm" svg:height="3.932cm" svg:x="5.146cm" svg:y="5.933cm">
          <draw:text-box>
            <text:p><text:span text:style-name="T22">struct bpf_program {</text:span></text:p>
            <text:p><text:span text:style-name="T22"><text:s text:c="8"/></text:span><text:span text:style-name="T22">u_int bf_len;</text:span></text:p>
            <text:p><text:span text:style-name="T22"><text:s text:c="8"/></text:span><text:span text:style-name="T22">struct bpf_insn *bf_insns;</text:span></text:p>
            <text:p><text:span text:style-name="T22">};</text:span></text:p>
            <text:p><text:span text:style-name="T22"/></text:p>
          </draw:text-box>
        </draw:frame>
        <draw:frame draw:style-name="gr10" draw:text-style-name="P24" draw:layer="layout" svg:width="16.093cm" svg:height="3.134cm" svg:x="4.911cm" svg:y="15.739cm">
          <draw:text-box>
            <text:p><text:span text:style-name="T22">struct sock_fprog {</text:span></text:p>
            <text:p><text:span text:style-name="T22"><text:s text:c="8"/></text:span><text:span text:style-name="T22">unsigned short len;</text:span></text:p>
            <text:p><text:span text:style-name="T22"><text:s text:c="8"/></text:span><text:span text:style-name="T22">struct sock_filter __user *filter;</text:span></text:p>
            <text:p><text:span text:style-name="T22">};</text:span></text:p>
          </draw:text-box>
        </draw:frame>
        <draw:custom-shape draw:style-name="gr7" draw:text-style-name="P12" draw:layer="layout" svg:width="1.878cm" svg:height="1.963cm" svg:x="11.709cm" svg:y="11.345cm">
          <text:p/>
          <draw:enhanced-geometry svg:viewBox="0 0 21600 21600" draw:type="rectangle" draw:enhanced-path="M 0 0 L 21600 0 21600 21600 0 21600 0 0 Z N"/>
        </draw:custom-shape>
        <draw:custom-shape draw:style-name="gr7" draw:text-style-name="P12" draw:layer="layout" svg:width="1.878cm" svg:height="1.963cm" svg:x="13.709cm" svg:y="11.345cm">
          <text:p/>
          <draw:enhanced-geometry svg:viewBox="0 0 21600 21600" draw:type="rectangle" draw:enhanced-path="M 0 0 L 21600 0 21600 21600 0 21600 0 0 Z N"/>
        </draw:custom-shape>
        <draw:custom-shape draw:style-name="gr7" draw:text-style-name="P12" draw:layer="layout" svg:width="1.878cm" svg:height="1.963cm" svg:x="15.708cm" svg:y="11.344cm">
          <text:p/>
          <draw:enhanced-geometry svg:viewBox="0 0 21600 21600" draw:type="rectangle" draw:enhanced-path="M 0 0 L 21600 0 21600 21600 0 21600 0 0 Z N"/>
        </draw:custom-shape>
        <draw:custom-shape draw:style-name="gr6" draw:text-style-name="P12" draw:layer="layout" svg:width="4.565cm" svg:height="1.963cm" svg:x="19.759cm" svg:y="11.343cm">
          <text:p text:style-name="P5"><text:span text:style-name="T4">...</text:span></text:p>
          <draw:enhanced-geometry svg:viewBox="0 0 21600 21600" draw:type="rectangle" draw:enhanced-path="M 0 0 L 21600 0 21600 21600 0 21600 0 0 Z N"/>
        </draw:custom-shape>
        <draw:connector draw:style-name="gr17" draw:layer="layout" svg:x1="19.076cm" svg:y1="16.985cm" svg:x2="15.654cm" svg:y2="13.702cm" draw:end-shape="id1" draw:end-glue-point="0" svg:d="m19076 16985v-1366h-3422v-1917">
          <text:p/>
        </draw:connector>
        <draw:custom-shape draw:style-name="gr7" draw:text-style-name="P12" draw:layer="layout" svg:width="1.878cm" svg:height="1.963cm" svg:x="17.707cm" svg:y="11.343cm">
          <text:p/>
          <draw:enhanced-geometry svg:viewBox="0 0 21600 21600" draw:type="rectangle" draw:enhanced-path="M 0 0 L 21600 0 21600 21600 0 21600 0 0 Z N"/>
        </draw:custom-shape>
        <draw:g>
          <draw:line draw:style-name="gr18" draw:text-style-name="P25" xml:id="id1" draw:id="id1" draw:layer="layout" svg:x1="11.716cm" svg:y1="13.702cm" svg:x2="19.593cm" svg:y2="13.702cm">
            <text:p/>
          </draw:line>
          <draw:line draw:style-name="gr19" draw:text-style-name="P25" draw:layer="layout" svg:x1="11.719cm" svg:y1="13.427cm" svg:x2="11.719cm" svg:y2="13.704cm">
            <text:p/>
          </draw:line>
          <draw:line draw:style-name="gr20" draw:text-style-name="P25" draw:layer="layout" svg:x1="19.588cm" svg:y1="13.427cm" svg:x2="19.588cm" svg:y2="13.704cm">
            <text:p/>
          </draw:line>
        </draw:g>
        <draw:g xml:id="id2" draw:id="id2">
          <draw:line draw:style-name="gr21" draw:text-style-name="P25" draw:layer="layout" svg:x1="3.716cm" svg:y1="13.702cm" svg:x2="7.596cm" svg:y2="13.702cm">
            <text:p/>
          </draw:line>
          <draw:line draw:style-name="gr22" draw:text-style-name="P25" draw:layer="layout" svg:x1="3.717cm" svg:y1="13.427cm" svg:x2="3.717cm" svg:y2="13.704cm">
            <text:p/>
          </draw:line>
          <draw:line draw:style-name="gr23" draw:text-style-name="P25" draw:layer="layout" svg:x1="7.594cm" svg:y1="13.427cm" svg:x2="7.594cm" svg:y2="13.704cm">
            <text:p/>
          </draw:line>
        </draw:g>
        <draw:connector draw:style-name="gr17" draw:layer="layout" svg:x1="14.339cm" svg:y1="16.217cm" svg:x2="5.656cm" svg:y2="13.704cm" draw:end-shape="id2" draw:end-glue-point="2" svg:d="m14339 16217v-981h-8683v-1532">
          <text:p/>
        </draw:connector>
        <draw:g xml:id="id4" draw:id="id4">
          <draw:line draw:style-name="gr24" draw:text-style-name="P25" draw:layer="layout" svg:x1="3.716cm" svg:y1="10.902cm" svg:x2="11.593cm" svg:y2="10.902cm">
            <text:p/>
          </draw:line>
          <draw:line draw:style-name="gr25" draw:text-style-name="P25" draw:layer="layout" svg:x1="3.719cm" svg:y1="10.904cm" svg:x2="3.719cm" svg:y2="11.181cm">
            <text:p/>
          </draw:line>
          <draw:line draw:style-name="gr26" draw:text-style-name="P25" draw:layer="layout" svg:x1="11.588cm" svg:y1="10.904cm" svg:x2="11.588cm" svg:y2="11.181cm">
            <text:p/>
          </draw:line>
        </draw:g>
        <draw:g xml:id="id3" draw:id="id3">
          <draw:line draw:style-name="gr27" draw:text-style-name="P25" draw:layer="layout" svg:x1="11.716cm" svg:y1="10.902cm" svg:x2="19.593cm" svg:y2="10.902cm">
            <text:p/>
          </draw:line>
          <draw:line draw:style-name="gr28" draw:text-style-name="P25" draw:layer="layout" svg:x1="11.719cm" svg:y1="10.904cm" svg:x2="11.719cm" svg:y2="11.181cm">
            <text:p/>
          </draw:line>
          <draw:line draw:style-name="gr29" draw:text-style-name="P25" draw:layer="layout" svg:x1="19.588cm" svg:y1="10.904cm" svg:x2="19.588cm" svg:y2="11.181cm">
            <text:p/>
          </draw:line>
        </draw:g>
        <draw:connector draw:style-name="gr17" draw:layer="layout" svg:x1="16.131cm" svg:y1="8.492cm" svg:x2="15.654cm" svg:y2="10.902cm" draw:end-shape="id3" draw:end-glue-point="0" svg:d="m16131 8492v930h-477v1480">
          <text:p/>
        </draw:connector>
        <draw:connector draw:style-name="gr17" draw:layer="layout" svg:x1="6.572cm" svg:y1="7.041cm" svg:x2="7.654cm" svg:y2="10.902cm" draw:end-shape="id4" draw:end-glue-point="0" svg:d="m6572 7041v1656h1082v2205">
          <text:p/>
        </draw:connector>
        <draw:line draw:style-name="gr30" draw:layer="layout" svg:x1="7.98cm" svg:y1="7.041cm" svg:x2="6.572cm" svg:y2="7.041cm">
          <text:p/>
        </draw:line>
        <draw:custom-shape draw:style-name="gr7" draw:text-style-name="P12" draw:layer="layout" svg:width="1.878cm" svg:height="1.963cm" svg:x="3.708cm" svg:y="11.344cm">
          <text:p/>
          <draw:enhanced-geometry svg:viewBox="0 0 21600 21600" draw:type="rectangle" draw:enhanced-path="M 0 0 L 21600 0 21600 21600 0 21600 0 0 Z N"/>
        </draw:custom-shape>
        <draw:custom-shape draw:style-name="gr7" draw:text-style-name="P12" draw:layer="layout" svg:width="1.878cm" svg:height="1.963cm" svg:x="5.708cm" svg:y="11.344cm">
          <text:p/>
          <draw:enhanced-geometry svg:viewBox="0 0 21600 21600" draw:type="rectangle" draw:enhanced-path="M 0 0 L 21600 0 21600 21600 0 21600 0 0 Z N"/>
        </draw:custom-shape>
        <draw:custom-shape draw:style-name="gr7" draw:text-style-name="P12" draw:layer="layout" svg:width="1.878cm" svg:height="1.963cm" svg:x="7.707cm" svg:y="11.343cm">
          <text:p/>
          <draw:enhanced-geometry svg:viewBox="0 0 21600 21600" draw:type="rectangle" draw:enhanced-path="M 0 0 L 21600 0 21600 21600 0 21600 0 0 Z N"/>
        </draw:custom-shape>
        <draw:custom-shape draw:style-name="gr7" draw:text-style-name="P12" draw:layer="layout" svg:width="1.878cm" svg:height="1.963cm" svg:x="9.706cm" svg:y="11.342cm">
          <text:p/>
          <draw:enhanced-geometry svg:viewBox="0 0 21600 21600" draw:type="rectangle" draw:enhanced-path="M 0 0 L 21600 0 21600 21600 0 21600 0 0 Z N"/>
        </draw:custom-shape>
        <presentation:notes draw:style-name="dp2">
          <draw:page-thumbnail draw:style-name="gr5" draw:layer="layout" svg:width="12.33cm" svg:height="9.525cm" svg:x="3.36cm" svg:y="1.905cm" draw:page-number="25" presentation:class="page"/>
          <draw:frame presentation:style-name="pr9" draw:layer="layout" svg:width="13.97cm" svg:height="11.43cm" svg:x="2.54cm" svg:y="12.065cm" presentation:class="notes" presentation:placeholder="true">
            <draw:text-box/>
          </draw:frame>
        </presentation:notes>
      </draw:page>
      <draw:page draw:name="page26" draw:style-name="dp3" draw:master-page-name="LTC_5f_OO_5f_Template" presentation:presentation-page-layout-name="AL2T1">
        <office:forms form:automatic-focus="false" form:apply-design-mode="false"/>
        <draw:frame presentation:style-name="pr7" draw:layer="layout" svg:width="23.367cm" svg:height="2.266cm" svg:x="1.301cm" svg:y="1.301cm" presentation:class="title" presentation:user-transformed="true">
          <draw:text-box>
            <text:list text:style-name="L2">
              <text:list-header>
                <text:p>In your program memory</text:p>
              </text:list-header>
            </text:list>
          </draw:text-box>
        </draw:frame>
        <draw:frame presentation:style-name="pr16" draw:layer="layout" svg:width="23.367cm" svg:height="2.444cm" svg:x="1.301cm" svg:y="3.744cm" presentation:class="outline" presentation:user-transformed="true">
          <draw:text-box>
            <text:list text:style-name="L3">
              <text:list-item>
                <text:p><text:span text:style-name="T9">Little Endian </text:span>writes 0x142 into “len”:</text:p>
                <text:p/>
              </text:list-item>
            </text:list>
          </draw:text-box>
        </draw:frame>
        <draw:frame draw:style-name="gr31" draw:text-style-name="P24" draw:layer="layout" svg:width="16.106cm" svg:height="3.932cm" svg:x="5.146cm" svg:y="5.933cm">
          <draw:text-box>
            <text:p><text:span text:style-name="T22">struct bpf_program {</text:span></text:p>
            <text:p><text:span text:style-name="T22"><text:s text:c="8"/></text:span><text:span text:style-name="T22">u_int bf_len;</text:span></text:p>
            <text:p><text:span text:style-name="T22"><text:s text:c="8"/></text:span><text:span text:style-name="T22">struct bpf_insn *bf_insns;</text:span></text:p>
            <text:p><text:span text:style-name="T22">};</text:span></text:p>
            <text:p><text:span text:style-name="T22"/></text:p>
          </draw:text-box>
        </draw:frame>
        <draw:frame draw:style-name="gr10" draw:text-style-name="P24" draw:layer="layout" svg:width="16.093cm" svg:height="3.134cm" svg:x="4.911cm" svg:y="15.739cm">
          <draw:text-box>
            <text:p><text:span text:style-name="T22">struct sock_fprog {</text:span></text:p>
            <text:p><text:span text:style-name="T22"><text:s text:c="8"/></text:span><text:span text:style-name="T22">unsigned short len;</text:span></text:p>
            <text:p><text:span text:style-name="T22"><text:s text:c="8"/></text:span><text:span text:style-name="T22">struct sock_filter __user *filter;</text:span></text:p>
            <text:p><text:span text:style-name="T22">};</text:span></text:p>
          </draw:text-box>
        </draw:frame>
        <draw:custom-shape draw:style-name="gr6" draw:text-style-name="P12" draw:layer="layout" svg:width="1.878cm" svg:height="1.963cm" svg:x="3.712cm" svg:y="11.348cm">
          <text:p text:style-name="P5"><text:span text:style-name="T4">42</text:span></text:p>
          <draw:enhanced-geometry svg:viewBox="0 0 21600 21600" draw:type="rectangle" draw:enhanced-path="M 0 0 L 21600 0 21600 21600 0 21600 0 0 Z N"/>
        </draw:custom-shape>
        <draw:custom-shape draw:style-name="gr6" draw:text-style-name="P12" draw:layer="layout" svg:width="1.878cm" svg:height="1.963cm" svg:x="5.711cm" svg:y="11.347cm">
          <text:p text:style-name="P5"><text:span text:style-name="T4">01</text:span></text:p>
          <draw:enhanced-geometry svg:viewBox="0 0 21600 21600" draw:type="rectangle" draw:enhanced-path="M 0 0 L 21600 0 21600 21600 0 21600 0 0 Z N"/>
        </draw:custom-shape>
        <draw:custom-shape draw:style-name="gr6" draw:text-style-name="P12" draw:layer="layout" svg:width="1.878cm" svg:height="1.963cm" svg:x="7.711cm" svg:y="11.347cm">
          <text:p text:style-name="P5"><text:span text:style-name="T4">00</text:span></text:p>
          <draw:enhanced-geometry svg:viewBox="0 0 21600 21600" draw:type="rectangle" draw:enhanced-path="M 0 0 L 21600 0 21600 21600 0 21600 0 0 Z N"/>
        </draw:custom-shape>
        <draw:custom-shape draw:style-name="gr6" draw:text-style-name="P12" draw:layer="layout" svg:width="1.878cm" svg:height="1.963cm" svg:x="9.71cm" svg:y="11.346cm">
          <text:p text:style-name="P5"><text:span text:style-name="T4">00</text:span></text:p>
          <draw:enhanced-geometry svg:viewBox="0 0 21600 21600" draw:type="rectangle" draw:enhanced-path="M 0 0 L 21600 0 21600 21600 0 21600 0 0 Z N"/>
        </draw:custom-shape>
        <draw:custom-shape draw:style-name="gr6" draw:text-style-name="P12" draw:layer="layout" svg:width="1.878cm" svg:height="1.963cm" svg:x="11.709cm" svg:y="11.345cm">
          <text:p text:style-name="P5"><text:span text:style-name="T4">.</text:span></text:p>
          <draw:enhanced-geometry svg:viewBox="0 0 21600 21600" draw:type="rectangle" draw:enhanced-path="M 0 0 L 21600 0 21600 21600 0 21600 0 0 Z N"/>
        </draw:custom-shape>
        <draw:custom-shape draw:style-name="gr6" draw:text-style-name="P12" draw:layer="layout" svg:width="1.878cm" svg:height="1.963cm" svg:x="13.709cm" svg:y="11.345cm">
          <text:p text:style-name="P5"><text:span text:style-name="T4">.</text:span></text:p>
          <draw:enhanced-geometry svg:viewBox="0 0 21600 21600" draw:type="rectangle" draw:enhanced-path="M 0 0 L 21600 0 21600 21600 0 21600 0 0 Z N"/>
        </draw:custom-shape>
        <draw:custom-shape draw:style-name="gr6" draw:text-style-name="P12" draw:layer="layout" svg:width="1.878cm" svg:height="1.963cm" svg:x="15.708cm" svg:y="11.344cm">
          <text:p text:style-name="P5"><text:span text:style-name="T4">.</text:span></text:p>
          <draw:enhanced-geometry svg:viewBox="0 0 21600 21600" draw:type="rectangle" draw:enhanced-path="M 0 0 L 21600 0 21600 21600 0 21600 0 0 Z N"/>
        </draw:custom-shape>
        <draw:custom-shape draw:style-name="gr6" draw:text-style-name="P12" draw:layer="layout" svg:width="4.565cm" svg:height="1.963cm" svg:x="19.759cm" svg:y="11.343cm">
          <text:p text:style-name="P5"><text:span text:style-name="T4">...</text:span></text:p>
          <draw:enhanced-geometry svg:viewBox="0 0 21600 21600" draw:type="rectangle" draw:enhanced-path="M 0 0 L 21600 0 21600 21600 0 21600 0 0 Z N"/>
        </draw:custom-shape>
        <draw:connector draw:style-name="gr32" draw:layer="layout" svg:x1="19.076cm" svg:y1="16.985cm" svg:x2="15.654cm" svg:y2="13.702cm" svg:d="m19076 16985v-1391h-3422v-1892">
          <text:p/>
        </draw:connector>
        <draw:custom-shape draw:style-name="gr6" draw:text-style-name="P12" draw:layer="layout" svg:width="1.878cm" svg:height="1.963cm" svg:x="17.707cm" svg:y="11.343cm">
          <text:p text:style-name="P5"><text:span text:style-name="T4">.</text:span></text:p>
          <draw:enhanced-geometry svg:viewBox="0 0 21600 21600" draw:type="rectangle" draw:enhanced-path="M 0 0 L 21600 0 21600 21600 0 21600 0 0 Z N"/>
        </draw:custom-shape>
        <draw:g>
          <draw:line draw:style-name="gr33" draw:layer="layout" svg:x1="11.716cm" svg:y1="13.702cm" svg:x2="19.593cm" svg:y2="13.702cm">
            <text:p/>
          </draw:line>
          <draw:line draw:style-name="gr33" draw:layer="layout" svg:x1="11.719cm" svg:y1="13.427cm" svg:x2="11.719cm" svg:y2="13.704cm">
            <text:p/>
          </draw:line>
          <draw:line draw:style-name="gr33" draw:layer="layout" svg:x1="19.588cm" svg:y1="13.427cm" svg:x2="19.588cm" svg:y2="13.704cm">
            <text:p/>
          </draw:line>
        </draw:g>
        <draw:g xml:id="id5" draw:id="id5">
          <draw:line draw:style-name="gr33" draw:layer="layout" svg:x1="3.716cm" svg:y1="13.702cm" svg:x2="7.596cm" svg:y2="13.702cm">
            <text:p/>
          </draw:line>
          <draw:line draw:style-name="gr33" draw:layer="layout" svg:x1="3.717cm" svg:y1="13.427cm" svg:x2="3.717cm" svg:y2="13.704cm">
            <text:p/>
          </draw:line>
          <draw:line draw:style-name="gr33" draw:layer="layout" svg:x1="7.594cm" svg:y1="13.427cm" svg:x2="7.594cm" svg:y2="13.704cm">
            <text:p/>
          </draw:line>
        </draw:g>
        <draw:connector draw:style-name="gr32" draw:layer="layout" svg:x1="14.339cm" svg:y1="16.217cm" svg:x2="5.656cm" svg:y2="13.704cm" draw:end-shape="id5" draw:end-glue-point="2" svg:d="m14339 16217v-1006h-8683v-1507">
          <text:p/>
        </draw:connector>
        <draw:g xml:id="id7" draw:id="id7">
          <draw:line draw:style-name="gr34" draw:layer="layout" svg:x1="3.716cm" svg:y1="10.902cm" svg:x2="11.593cm" svg:y2="10.902cm">
            <text:p/>
          </draw:line>
          <draw:line draw:style-name="gr34" draw:layer="layout" svg:x1="3.719cm" svg:y1="10.904cm" svg:x2="3.719cm" svg:y2="11.181cm">
            <text:p/>
          </draw:line>
          <draw:line draw:style-name="gr34" draw:layer="layout" svg:x1="11.588cm" svg:y1="10.904cm" svg:x2="11.588cm" svg:y2="11.181cm">
            <text:p/>
          </draw:line>
        </draw:g>
        <draw:g xml:id="id6" draw:id="id6">
          <draw:line draw:style-name="gr33" draw:layer="layout" svg:x1="11.716cm" svg:y1="10.902cm" svg:x2="19.593cm" svg:y2="10.902cm">
            <text:p/>
          </draw:line>
          <draw:line draw:style-name="gr33" draw:layer="layout" svg:x1="11.719cm" svg:y1="10.904cm" svg:x2="11.719cm" svg:y2="11.181cm">
            <text:p/>
          </draw:line>
          <draw:line draw:style-name="gr33" draw:layer="layout" svg:x1="19.588cm" svg:y1="10.904cm" svg:x2="19.588cm" svg:y2="11.181cm">
            <text:p/>
          </draw:line>
        </draw:g>
        <draw:connector draw:style-name="gr32" draw:layer="layout" svg:x1="16.131cm" svg:y1="8.492cm" svg:x2="15.654cm" svg:y2="10.902cm" draw:end-shape="id6" draw:end-glue-point="0" svg:d="m16131 8492v955h-477v1455">
          <text:p/>
        </draw:connector>
        <draw:connector draw:style-name="gr35" draw:layer="layout" svg:x1="6.572cm" svg:y1="7.041cm" svg:x2="7.654cm" svg:y2="10.902cm" draw:end-shape="id7" draw:end-glue-point="0" svg:d="m6572 7041v1656h1082v2205">
          <text:p/>
        </draw:connector>
        <draw:line draw:style-name="gr30" draw:layer="layout" svg:x1="7.98cm" svg:y1="7.041cm" svg:x2="6.572cm" svg:y2="7.041cm">
          <text:p/>
        </draw:line>
        <draw:frame draw:style-name="gr10" draw:layer="layout" svg:width="1.602cm" svg:height="0.937cm" svg:x="22.631cm" svg:y="6.212cm">
          <draw:text-box>
            <text:p>User</text:p>
          </draw:text-box>
        </draw:frame>
        <draw:frame draw:style-name="gr10" draw:layer="layout" svg:width="2.307cm" svg:height="0.937cm" svg:x="22.631cm" svg:y="16.213cm">
          <draw:text-box>
            <text:p>Kernel</text:p>
          </draw:text-box>
        </draw:frame>
        <presentation:notes draw:style-name="dp2">
          <draw:page-thumbnail draw:style-name="gr5" draw:layer="layout" svg:width="12.33cm" svg:height="9.525cm" svg:x="3.36cm" svg:y="1.905cm" draw:page-number="26" presentation:class="page"/>
          <draw:frame presentation:style-name="pr9" draw:text-style-name="P15" draw:layer="layout" svg:width="13.97cm" svg:height="11.43cm" svg:x="2.54cm" svg:y="12.065cm" presentation:class="notes" presentation:placeholder="true">
            <draw:text-box/>
          </draw:frame>
        </presentation:notes>
      </draw:page>
      <draw:page draw:name="page27" draw:style-name="dp3" draw:master-page-name="LTC_5f_OO_5f_Template" presentation:presentation-page-layout-name="AL2T1">
        <office:forms form:automatic-focus="false" form:apply-design-mode="false"/>
        <draw:frame presentation:style-name="pr7" draw:layer="layout" svg:width="23.367cm" svg:height="2.266cm" svg:x="1.301cm" svg:y="1.301cm" presentation:class="title" presentation:user-transformed="true">
          <draw:text-box>
            <text:list text:style-name="L2">
              <text:list-header>
                <text:p>In your program memory</text:p>
              </text:list-header>
            </text:list>
          </draw:text-box>
        </draw:frame>
        <draw:frame presentation:style-name="pr16" draw:layer="layout" svg:width="23.367cm" svg:height="2.444cm" svg:x="1.301cm" svg:y="3.744cm" presentation:class="outline" presentation:user-transformed="true">
          <draw:text-box>
            <text:list text:style-name="L3">
              <text:list-item>
                <text:p><text:span text:style-name="T9">Little Endian </text:span>writes 0x142 into “len”:</text:p>
                <text:p/>
              </text:list-item>
            </text:list>
          </draw:text-box>
        </draw:frame>
        <draw:frame draw:style-name="gr31" draw:text-style-name="P24" draw:layer="layout" svg:width="16.106cm" svg:height="3.932cm" svg:x="5.146cm" svg:y="5.933cm">
          <draw:text-box>
            <text:p><text:span text:style-name="T22">struct bpf_program {</text:span></text:p>
            <text:p><text:span text:style-name="T22"><text:s text:c="8"/></text:span><text:span text:style-name="T22">u_int bf_len;</text:span></text:p>
            <text:p><text:span text:style-name="T22"><text:s text:c="8"/></text:span><text:span text:style-name="T22">struct bpf_insn *bf_insns;</text:span></text:p>
            <text:p><text:span text:style-name="T22">};</text:span></text:p>
            <text:p><text:span text:style-name="T22"/></text:p>
          </draw:text-box>
        </draw:frame>
        <draw:frame draw:style-name="gr10" draw:text-style-name="P24" draw:layer="layout" svg:width="16.093cm" svg:height="3.134cm" svg:x="4.911cm" svg:y="15.739cm">
          <draw:text-box>
            <text:p><text:span text:style-name="T22">struct sock_fprog {</text:span></text:p>
            <text:p><text:span text:style-name="T22"><text:s text:c="8"/></text:span><text:span text:style-name="T22">unsigned short len;</text:span></text:p>
            <text:p><text:span text:style-name="T22"><text:s text:c="8"/></text:span><text:span text:style-name="T22">struct sock_filter __user *filter;</text:span></text:p>
            <text:p><text:span text:style-name="T22">};</text:span></text:p>
          </draw:text-box>
        </draw:frame>
        <draw:custom-shape draw:style-name="gr36" draw:text-style-name="P12" draw:layer="layout" svg:width="1.878cm" svg:height="1.963cm" svg:x="3.712cm" svg:y="11.348cm">
          <text:p text:style-name="P5"><text:span text:style-name="T4">42</text:span></text:p>
          <draw:enhanced-geometry svg:viewBox="0 0 21600 21600" draw:type="rectangle" draw:enhanced-path="M 0 0 L 21600 0 21600 21600 0 21600 0 0 Z N"/>
        </draw:custom-shape>
        <draw:custom-shape draw:style-name="gr36" draw:text-style-name="P12" draw:layer="layout" svg:width="1.878cm" svg:height="1.963cm" svg:x="5.711cm" svg:y="11.347cm">
          <text:p text:style-name="P5"><text:span text:style-name="T4">01</text:span></text:p>
          <draw:enhanced-geometry svg:viewBox="0 0 21600 21600" draw:type="rectangle" draw:enhanced-path="M 0 0 L 21600 0 21600 21600 0 21600 0 0 Z N"/>
        </draw:custom-shape>
        <draw:custom-shape draw:style-name="gr6" draw:text-style-name="P12" draw:layer="layout" svg:width="1.878cm" svg:height="1.963cm" svg:x="7.711cm" svg:y="11.347cm">
          <text:p text:style-name="P5"><text:span text:style-name="T4">00</text:span></text:p>
          <draw:enhanced-geometry svg:viewBox="0 0 21600 21600" draw:type="rectangle" draw:enhanced-path="M 0 0 L 21600 0 21600 21600 0 21600 0 0 Z N"/>
        </draw:custom-shape>
        <draw:custom-shape draw:style-name="gr6" draw:text-style-name="P12" draw:layer="layout" svg:width="1.878cm" svg:height="1.963cm" svg:x="9.71cm" svg:y="11.346cm">
          <text:p text:style-name="P5"><text:span text:style-name="T4">00</text:span></text:p>
          <draw:enhanced-geometry svg:viewBox="0 0 21600 21600" draw:type="rectangle" draw:enhanced-path="M 0 0 L 21600 0 21600 21600 0 21600 0 0 Z N"/>
        </draw:custom-shape>
        <draw:custom-shape draw:style-name="gr6" draw:text-style-name="P12" draw:layer="layout" svg:width="1.878cm" svg:height="1.963cm" svg:x="11.709cm" svg:y="11.345cm">
          <text:p text:style-name="P5"><text:span text:style-name="T4">.</text:span></text:p>
          <draw:enhanced-geometry svg:viewBox="0 0 21600 21600" draw:type="rectangle" draw:enhanced-path="M 0 0 L 21600 0 21600 21600 0 21600 0 0 Z N"/>
        </draw:custom-shape>
        <draw:custom-shape draw:style-name="gr6" draw:text-style-name="P12" draw:layer="layout" svg:width="1.878cm" svg:height="1.963cm" svg:x="13.709cm" svg:y="11.345cm">
          <text:p text:style-name="P5"><text:span text:style-name="T4">.</text:span></text:p>
          <draw:enhanced-geometry svg:viewBox="0 0 21600 21600" draw:type="rectangle" draw:enhanced-path="M 0 0 L 21600 0 21600 21600 0 21600 0 0 Z N"/>
        </draw:custom-shape>
        <draw:custom-shape draw:style-name="gr6" draw:text-style-name="P12" draw:layer="layout" svg:width="1.878cm" svg:height="1.963cm" svg:x="15.708cm" svg:y="11.344cm">
          <text:p text:style-name="P5"><text:span text:style-name="T4">.</text:span></text:p>
          <draw:enhanced-geometry svg:viewBox="0 0 21600 21600" draw:type="rectangle" draw:enhanced-path="M 0 0 L 21600 0 21600 21600 0 21600 0 0 Z N"/>
        </draw:custom-shape>
        <draw:custom-shape draw:style-name="gr6" draw:text-style-name="P12" draw:layer="layout" svg:width="4.565cm" svg:height="1.963cm" svg:x="19.759cm" svg:y="11.343cm">
          <text:p text:style-name="P5"><text:span text:style-name="T4">...</text:span></text:p>
          <draw:enhanced-geometry svg:viewBox="0 0 21600 21600" draw:type="rectangle" draw:enhanced-path="M 0 0 L 21600 0 21600 21600 0 21600 0 0 Z N"/>
        </draw:custom-shape>
        <draw:connector draw:style-name="gr32" draw:layer="layout" svg:x1="19.076cm" svg:y1="16.985cm" svg:x2="15.654cm" svg:y2="13.702cm" svg:d="m19076 16985v-1391h-3422v-1892">
          <text:p/>
        </draw:connector>
        <draw:custom-shape draw:style-name="gr6" draw:text-style-name="P12" draw:layer="layout" svg:width="1.878cm" svg:height="1.963cm" svg:x="17.707cm" svg:y="11.343cm">
          <text:p text:style-name="P5"><text:span text:style-name="T4">.</text:span></text:p>
          <draw:enhanced-geometry svg:viewBox="0 0 21600 21600" draw:type="rectangle" draw:enhanced-path="M 0 0 L 21600 0 21600 21600 0 21600 0 0 Z N"/>
        </draw:custom-shape>
        <draw:g>
          <draw:line draw:style-name="gr33" draw:layer="layout" svg:x1="11.716cm" svg:y1="13.702cm" svg:x2="19.593cm" svg:y2="13.702cm">
            <text:p/>
          </draw:line>
          <draw:line draw:style-name="gr33" draw:layer="layout" svg:x1="11.719cm" svg:y1="13.427cm" svg:x2="11.719cm" svg:y2="13.704cm">
            <text:p/>
          </draw:line>
          <draw:line draw:style-name="gr33" draw:layer="layout" svg:x1="19.588cm" svg:y1="13.427cm" svg:x2="19.588cm" svg:y2="13.704cm">
            <text:p/>
          </draw:line>
        </draw:g>
        <draw:g xml:id="id8" draw:id="id8">
          <draw:line draw:style-name="gr37" draw:text-style-name="P25" draw:layer="layout" svg:x1="3.716cm" svg:y1="13.702cm" svg:x2="7.596cm" svg:y2="13.702cm">
            <text:p/>
          </draw:line>
          <draw:line draw:style-name="gr38" draw:text-style-name="P25" draw:layer="layout" svg:x1="3.717cm" svg:y1="13.427cm" svg:x2="3.717cm" svg:y2="13.704cm">
            <text:p/>
          </draw:line>
          <draw:line draw:style-name="gr39" draw:text-style-name="P25" draw:layer="layout" svg:x1="7.594cm" svg:y1="13.427cm" svg:x2="7.594cm" svg:y2="13.704cm">
            <text:p/>
          </draw:line>
        </draw:g>
        <draw:connector draw:style-name="gr40" draw:layer="layout" svg:x1="14.339cm" svg:y1="16.217cm" svg:x2="5.656cm" svg:y2="13.704cm" draw:end-shape="id8" draw:end-glue-point="2" svg:d="m14339 16217v-981h-8683v-1532">
          <text:p/>
        </draw:connector>
        <draw:g xml:id="id10" draw:id="id10">
          <draw:line draw:style-name="gr33" draw:layer="layout" svg:x1="3.716cm" svg:y1="10.902cm" svg:x2="11.593cm" svg:y2="10.902cm">
            <text:p/>
          </draw:line>
          <draw:line draw:style-name="gr33" draw:layer="layout" svg:x1="3.719cm" svg:y1="10.904cm" svg:x2="3.719cm" svg:y2="11.181cm">
            <text:p/>
          </draw:line>
          <draw:line draw:style-name="gr33" draw:layer="layout" svg:x1="11.588cm" svg:y1="10.904cm" svg:x2="11.588cm" svg:y2="11.181cm">
            <text:p/>
          </draw:line>
        </draw:g>
        <draw:g xml:id="id9" draw:id="id9">
          <draw:line draw:style-name="gr33" draw:layer="layout" svg:x1="11.716cm" svg:y1="10.902cm" svg:x2="19.593cm" svg:y2="10.902cm">
            <text:p/>
          </draw:line>
          <draw:line draw:style-name="gr33" draw:layer="layout" svg:x1="11.719cm" svg:y1="10.904cm" svg:x2="11.719cm" svg:y2="11.181cm">
            <text:p/>
          </draw:line>
          <draw:line draw:style-name="gr33" draw:layer="layout" svg:x1="19.588cm" svg:y1="10.904cm" svg:x2="19.588cm" svg:y2="11.181cm">
            <text:p/>
          </draw:line>
        </draw:g>
        <draw:connector draw:style-name="gr32" draw:layer="layout" svg:x1="16.131cm" svg:y1="8.492cm" svg:x2="15.654cm" svg:y2="10.902cm" draw:end-shape="id9" draw:end-glue-point="0" svg:d="m16131 8492v955h-477v1455">
          <text:p/>
        </draw:connector>
        <draw:connector draw:style-name="gr41" draw:layer="layout" svg:x1="6.572cm" svg:y1="7.041cm" svg:x2="7.654cm" svg:y2="10.902cm" draw:end-shape="id10" draw:end-glue-point="0" svg:d="m6572 7041v1680h1082v2181">
          <text:p/>
        </draw:connector>
        <draw:line draw:style-name="gr33" draw:layer="layout" svg:x1="7.98cm" svg:y1="7.041cm" svg:x2="6.572cm" svg:y2="7.041cm">
          <text:p/>
        </draw:line>
        <draw:frame draw:style-name="gr10" draw:text-style-name="P18" draw:layer="layout" svg:width="1.602cm" svg:height="0.937cm" svg:x="22.631cm" svg:y="6.212cm">
          <draw:text-box>
            <text:p><text:span text:style-name="T10">User</text:span></text:p>
          </draw:text-box>
        </draw:frame>
        <draw:frame draw:style-name="gr10" draw:text-style-name="P18" draw:layer="layout" svg:width="2.307cm" svg:height="0.937cm" svg:x="22.631cm" svg:y="16.213cm">
          <draw:text-box>
            <text:p><text:span text:style-name="T10">Kernel</text:span></text:p>
          </draw:text-box>
        </draw:frame>
        <presentation:notes draw:style-name="dp2">
          <draw:page-thumbnail draw:style-name="gr5" draw:layer="layout" svg:width="12.33cm" svg:height="9.525cm" svg:x="3.36cm" svg:y="1.905cm" draw:page-number="27" presentation:class="page"/>
          <draw:frame presentation:style-name="pr9" draw:text-style-name="P15" draw:layer="layout" svg:width="13.97cm" svg:height="11.43cm" svg:x="2.54cm" svg:y="12.065cm" presentation:class="notes" presentation:placeholder="true">
            <draw:text-box/>
          </draw:frame>
        </presentation:notes>
      </draw:page>
      <draw:page draw:name="page28" draw:style-name="dp3" draw:master-page-name="LTC_5f_OO_5f_Template" presentation:presentation-page-layout-name="AL2T1">
        <office:forms form:automatic-focus="false" form:apply-design-mode="false"/>
        <draw:frame presentation:style-name="pr7" draw:layer="layout" svg:width="23.367cm" svg:height="2.266cm" svg:x="1.301cm" svg:y="1.301cm" presentation:class="title" presentation:user-transformed="true">
          <draw:text-box>
            <text:list text:style-name="L2">
              <text:list-header>
                <text:p>In your program memory</text:p>
              </text:list-header>
            </text:list>
          </draw:text-box>
        </draw:frame>
        <draw:frame presentation:style-name="pr16" draw:layer="layout" svg:width="23.367cm" svg:height="2.444cm" svg:x="1.301cm" svg:y="3.744cm" presentation:class="outline" presentation:user-transformed="true">
          <draw:text-box>
            <text:list text:style-name="L3">
              <text:list-item>
                <text:p><text:span text:style-name="T9">Big Endian </text:span>writes 0x142 into “len”:</text:p>
              </text:list-item>
            </text:list>
          </draw:text-box>
        </draw:frame>
        <draw:frame draw:style-name="gr42" draw:text-style-name="P24" draw:layer="layout" svg:width="13.503cm" svg:height="3.932cm" svg:x="5.146cm" svg:y="5.933cm">
          <draw:text-box>
            <text:p><text:span text:style-name="T22">struct bpf_program {</text:span></text:p>
            <text:p><text:span text:style-name="T22"><text:s text:c="8"/></text:span><text:span text:style-name="T22">u_int bf_len;</text:span></text:p>
            <text:p><text:span text:style-name="T22"><text:s text:c="8"/></text:span><text:span text:style-name="T22">struct bpf_insn *bf_insns;</text:span></text:p>
            <text:p><text:span text:style-name="T22">};</text:span></text:p>
            <text:p><text:span text:style-name="T22"/></text:p>
          </draw:text-box>
        </draw:frame>
        <draw:frame draw:style-name="gr10" draw:text-style-name="P24" draw:layer="layout" svg:width="16.093cm" svg:height="3.134cm" svg:x="4.911cm" svg:y="15.739cm">
          <draw:text-box>
            <text:p><text:span text:style-name="T22">struct sock_fprog {</text:span></text:p>
            <text:p><text:span text:style-name="T22"><text:s text:c="8"/></text:span><text:span text:style-name="T22">unsigned short len;</text:span></text:p>
            <text:p><text:span text:style-name="T22"><text:s text:c="8"/></text:span><text:span text:style-name="T22">struct sock_filter __user *filter;</text:span></text:p>
            <text:p><text:span text:style-name="T22">};</text:span></text:p>
          </draw:text-box>
        </draw:frame>
        <draw:custom-shape draw:style-name="gr6" draw:text-style-name="P12" draw:layer="layout" svg:width="1.878cm" svg:height="1.963cm" svg:x="11.709cm" svg:y="11.345cm">
          <text:p text:style-name="P5"><text:span text:style-name="T4">.</text:span></text:p>
          <draw:enhanced-geometry svg:viewBox="0 0 21600 21600" draw:type="rectangle" draw:enhanced-path="M 0 0 L 21600 0 21600 21600 0 21600 0 0 Z N"/>
        </draw:custom-shape>
        <draw:custom-shape draw:style-name="gr6" draw:text-style-name="P12" draw:layer="layout" svg:width="1.878cm" svg:height="1.963cm" svg:x="13.709cm" svg:y="11.345cm">
          <text:p text:style-name="P5"><text:span text:style-name="T4">.</text:span></text:p>
          <draw:enhanced-geometry svg:viewBox="0 0 21600 21600" draw:type="rectangle" draw:enhanced-path="M 0 0 L 21600 0 21600 21600 0 21600 0 0 Z N"/>
        </draw:custom-shape>
        <draw:custom-shape draw:style-name="gr6" draw:text-style-name="P12" draw:layer="layout" svg:width="1.878cm" svg:height="1.963cm" svg:x="15.708cm" svg:y="11.344cm">
          <text:p text:style-name="P5"><text:span text:style-name="T4">.</text:span></text:p>
          <draw:enhanced-geometry svg:viewBox="0 0 21600 21600" draw:type="rectangle" draw:enhanced-path="M 0 0 L 21600 0 21600 21600 0 21600 0 0 Z N"/>
        </draw:custom-shape>
        <draw:custom-shape draw:style-name="gr6" draw:text-style-name="P12" draw:layer="layout" svg:width="4.565cm" svg:height="1.963cm" svg:x="19.759cm" svg:y="11.343cm">
          <text:p text:style-name="P5"><text:span text:style-name="T4">...</text:span></text:p>
          <draw:enhanced-geometry svg:viewBox="0 0 21600 21600" draw:type="rectangle" draw:enhanced-path="M 0 0 L 21600 0 21600 21600 0 21600 0 0 Z N"/>
        </draw:custom-shape>
        <draw:connector draw:style-name="gr32" draw:layer="layout" svg:x1="19.076cm" svg:y1="16.985cm" svg:x2="15.654cm" svg:y2="13.702cm" svg:d="m19076 16985v-1391h-3422v-1892">
          <text:p/>
        </draw:connector>
        <draw:custom-shape draw:style-name="gr6" draw:text-style-name="P12" draw:layer="layout" svg:width="1.878cm" svg:height="1.963cm" svg:x="17.707cm" svg:y="11.343cm">
          <text:p text:style-name="P5"><text:span text:style-name="T4">.</text:span></text:p>
          <draw:enhanced-geometry svg:viewBox="0 0 21600 21600" draw:type="rectangle" draw:enhanced-path="M 0 0 L 21600 0 21600 21600 0 21600 0 0 Z N"/>
        </draw:custom-shape>
        <draw:g>
          <draw:line draw:style-name="gr33" draw:layer="layout" svg:x1="11.716cm" svg:y1="13.702cm" svg:x2="19.593cm" svg:y2="13.702cm">
            <text:p/>
          </draw:line>
          <draw:line draw:style-name="gr33" draw:layer="layout" svg:x1="11.719cm" svg:y1="13.427cm" svg:x2="11.719cm" svg:y2="13.704cm">
            <text:p/>
          </draw:line>
          <draw:line draw:style-name="gr33" draw:layer="layout" svg:x1="19.588cm" svg:y1="13.427cm" svg:x2="19.588cm" svg:y2="13.704cm">
            <text:p/>
          </draw:line>
        </draw:g>
        <draw:g xml:id="id11" draw:id="id11">
          <draw:line draw:style-name="gr33" draw:layer="layout" svg:x1="3.716cm" svg:y1="13.702cm" svg:x2="7.596cm" svg:y2="13.702cm">
            <text:p/>
          </draw:line>
          <draw:line draw:style-name="gr33" draw:layer="layout" svg:x1="3.717cm" svg:y1="13.427cm" svg:x2="3.717cm" svg:y2="13.704cm">
            <text:p/>
          </draw:line>
          <draw:line draw:style-name="gr33" draw:layer="layout" svg:x1="7.594cm" svg:y1="13.427cm" svg:x2="7.594cm" svg:y2="13.704cm">
            <text:p/>
          </draw:line>
        </draw:g>
        <draw:connector draw:style-name="gr32" draw:layer="layout" svg:x1="14.339cm" svg:y1="16.217cm" svg:x2="5.656cm" svg:y2="13.704cm" draw:end-shape="id11" draw:end-glue-point="2" svg:d="m14339 16217v-1006h-8683v-1507">
          <text:p/>
        </draw:connector>
        <draw:g xml:id="id12" draw:id="id12">
          <draw:line draw:style-name="gr33" draw:layer="layout" svg:x1="11.716cm" svg:y1="10.902cm" svg:x2="19.593cm" svg:y2="10.902cm">
            <text:p/>
          </draw:line>
          <draw:line draw:style-name="gr33" draw:layer="layout" svg:x1="11.719cm" svg:y1="10.904cm" svg:x2="11.719cm" svg:y2="11.181cm">
            <text:p/>
          </draw:line>
          <draw:line draw:style-name="gr33" draw:layer="layout" svg:x1="19.588cm" svg:y1="10.904cm" svg:x2="19.588cm" svg:y2="11.181cm">
            <text:p/>
          </draw:line>
        </draw:g>
        <draw:connector draw:style-name="gr32" draw:layer="layout" svg:x1="16.131cm" svg:y1="8.492cm" svg:x2="15.654cm" svg:y2="10.902cm" draw:end-shape="id12" draw:end-glue-point="0" svg:d="m16131 8492v955h-477v1455">
          <text:p/>
        </draw:connector>
        <draw:frame draw:style-name="gr10" draw:layer="layout" svg:width="1.602cm" svg:height="0.937cm" svg:x="22.632cm" svg:y="6.212cm">
          <draw:text-box>
            <text:p>User</text:p>
          </draw:text-box>
        </draw:frame>
        <draw:frame draw:style-name="gr10" draw:layer="layout" svg:width="2.307cm" svg:height="0.937cm" svg:x="22.632cm" svg:y="16.213cm">
          <draw:text-box>
            <text:p>Kernel</text:p>
          </draw:text-box>
        </draw:frame>
        <draw:custom-shape draw:style-name="gr6" draw:text-style-name="P12" draw:layer="layout" svg:width="1.878cm" svg:height="1.963cm" svg:x="3.667cm" svg:y="11.298cm">
          <text:p text:style-name="P5"><text:span text:style-name="T4">00</text:span></text:p>
          <draw:enhanced-geometry svg:viewBox="0 0 21600 21600" draw:type="rectangle" draw:enhanced-path="M 0 0 L 21600 0 21600 21600 0 21600 0 0 Z N"/>
        </draw:custom-shape>
        <draw:custom-shape draw:style-name="gr6" draw:text-style-name="P12" draw:layer="layout" svg:width="1.878cm" svg:height="1.963cm" svg:x="5.666cm" svg:y="11.297cm">
          <text:p text:style-name="P5"><text:span text:style-name="T4">00</text:span></text:p>
          <draw:enhanced-geometry svg:viewBox="0 0 21600 21600" draw:type="rectangle" draw:enhanced-path="M 0 0 L 21600 0 21600 21600 0 21600 0 0 Z N"/>
        </draw:custom-shape>
        <draw:custom-shape draw:style-name="gr6" draw:text-style-name="P12" draw:layer="layout" svg:width="1.878cm" svg:height="1.963cm" svg:x="7.666cm" svg:y="11.297cm">
          <text:p text:style-name="P5"><text:span text:style-name="T4">01</text:span></text:p>
          <draw:enhanced-geometry svg:viewBox="0 0 21600 21600" draw:type="rectangle" draw:enhanced-path="M 0 0 L 21600 0 21600 21600 0 21600 0 0 Z N"/>
        </draw:custom-shape>
        <draw:custom-shape draw:style-name="gr6" draw:text-style-name="P12" draw:layer="layout" svg:width="1.878cm" svg:height="1.963cm" svg:x="9.665cm" svg:y="11.296cm">
          <text:p text:style-name="P5"><text:span text:style-name="T4">42</text:span></text:p>
          <draw:enhanced-geometry svg:viewBox="0 0 21600 21600" draw:type="rectangle" draw:enhanced-path="M 0 0 L 21600 0 21600 21600 0 21600 0 0 Z N"/>
        </draw:custom-shape>
        <draw:g xml:id="id13" draw:id="id13">
          <draw:line draw:style-name="gr34" draw:layer="layout" svg:x1="3.671cm" svg:y1="10.852cm" svg:x2="11.548cm" svg:y2="10.852cm">
            <text:p/>
          </draw:line>
          <draw:line draw:style-name="gr34" draw:layer="layout" svg:x1="3.674cm" svg:y1="10.854cm" svg:x2="3.674cm" svg:y2="11.131cm">
            <text:p/>
          </draw:line>
          <draw:line draw:style-name="gr34" draw:layer="layout" svg:x1="11.543cm" svg:y1="10.854cm" svg:x2="11.543cm" svg:y2="11.131cm">
            <text:p/>
          </draw:line>
        </draw:g>
        <draw:connector draw:style-name="gr35" draw:layer="layout" svg:x1="6.527cm" svg:y1="6.991cm" svg:x2="7.609cm" svg:y2="10.852cm" draw:end-shape="id13" draw:end-glue-point="0" svg:d="m6527 6991v1656h1082v2205">
          <text:p/>
        </draw:connector>
        <draw:line draw:style-name="gr30" draw:layer="layout" svg:x1="7.935cm" svg:y1="6.991cm" svg:x2="6.527cm" svg:y2="6.991cm">
          <text:p/>
        </draw:line>
        <presentation:notes draw:style-name="dp2">
          <draw:page-thumbnail draw:style-name="gr5" draw:layer="layout" svg:width="12.33cm" svg:height="9.525cm" svg:x="3.36cm" svg:y="1.905cm" draw:page-number="28" presentation:class="page"/>
          <draw:frame presentation:style-name="pr9" draw:text-style-name="P15" draw:layer="layout" svg:width="13.97cm" svg:height="11.43cm" svg:x="2.54cm" svg:y="12.065cm" presentation:class="notes" presentation:placeholder="true">
            <draw:text-box/>
          </draw:frame>
        </presentation:notes>
      </draw:page>
      <draw:page draw:name="page29" draw:style-name="dp3" draw:master-page-name="LTC_5f_OO_5f_Template" presentation:presentation-page-layout-name="AL2T1">
        <office:forms form:automatic-focus="false" form:apply-design-mode="false"/>
        <draw:frame presentation:style-name="pr7" draw:layer="layout" svg:width="23.367cm" svg:height="2.266cm" svg:x="1.301cm" svg:y="1.301cm" presentation:class="title" presentation:user-transformed="true">
          <draw:text-box>
            <text:list text:style-name="L2">
              <text:list-header>
                <text:p>In your program memory</text:p>
              </text:list-header>
            </text:list>
          </draw:text-box>
        </draw:frame>
        <draw:frame presentation:style-name="pr16" draw:layer="layout" svg:width="23.367cm" svg:height="2.444cm" svg:x="1.301cm" svg:y="3.744cm" presentation:class="outline" presentation:user-transformed="true">
          <draw:text-box>
            <text:list text:style-name="L3">
              <text:list-item>
                <text:p><text:span text:style-name="T9">Big Endian </text:span>writes 0x142 into “len”:</text:p>
                <text:p/>
              </text:list-item>
            </text:list>
          </draw:text-box>
        </draw:frame>
        <draw:frame draw:style-name="gr42" draw:text-style-name="P24" draw:layer="layout" svg:width="13.503cm" svg:height="3.932cm" svg:x="5.146cm" svg:y="5.933cm">
          <draw:text-box>
            <text:p><text:span text:style-name="T22">struct bpf_program {</text:span></text:p>
            <text:p><text:span text:style-name="T22"><text:s text:c="8"/></text:span><text:span text:style-name="T22">u_int bf_len;</text:span></text:p>
            <text:p><text:span text:style-name="T22"><text:s text:c="8"/></text:span><text:span text:style-name="T22">struct bpf_insn *bf_insns;</text:span></text:p>
            <text:p><text:span text:style-name="T22">};</text:span></text:p>
            <text:p><text:span text:style-name="T22"/></text:p>
          </draw:text-box>
        </draw:frame>
        <draw:frame draw:style-name="gr10" draw:text-style-name="P24" draw:layer="layout" svg:width="16.093cm" svg:height="3.134cm" svg:x="4.911cm" svg:y="15.739cm">
          <draw:text-box>
            <text:p><text:span text:style-name="T22">struct sock_fprog {</text:span></text:p>
            <text:p><text:span text:style-name="T22"><text:s text:c="8"/></text:span><text:span text:style-name="T22">unsigned short len;</text:span></text:p>
            <text:p><text:span text:style-name="T22"><text:s text:c="8"/></text:span><text:span text:style-name="T22">struct sock_filter __user *filter;</text:span></text:p>
            <text:p><text:span text:style-name="T22">};</text:span></text:p>
          </draw:text-box>
        </draw:frame>
        <draw:custom-shape draw:style-name="gr6" draw:text-style-name="P12" draw:layer="layout" svg:width="1.878cm" svg:height="1.963cm" svg:x="11.709cm" svg:y="11.345cm">
          <text:p text:style-name="P5"><text:span text:style-name="T4">.</text:span></text:p>
          <draw:enhanced-geometry svg:viewBox="0 0 21600 21600" draw:type="rectangle" draw:enhanced-path="M 0 0 L 21600 0 21600 21600 0 21600 0 0 Z N"/>
        </draw:custom-shape>
        <draw:custom-shape draw:style-name="gr6" draw:text-style-name="P12" draw:layer="layout" svg:width="1.878cm" svg:height="1.963cm" svg:x="13.709cm" svg:y="11.345cm">
          <text:p text:style-name="P5"><text:span text:style-name="T4">.</text:span></text:p>
          <draw:enhanced-geometry svg:viewBox="0 0 21600 21600" draw:type="rectangle" draw:enhanced-path="M 0 0 L 21600 0 21600 21600 0 21600 0 0 Z N"/>
        </draw:custom-shape>
        <draw:custom-shape draw:style-name="gr6" draw:text-style-name="P12" draw:layer="layout" svg:width="1.878cm" svg:height="1.963cm" svg:x="15.708cm" svg:y="11.344cm">
          <text:p text:style-name="P5"><text:span text:style-name="T4">.</text:span></text:p>
          <draw:enhanced-geometry svg:viewBox="0 0 21600 21600" draw:type="rectangle" draw:enhanced-path="M 0 0 L 21600 0 21600 21600 0 21600 0 0 Z N"/>
        </draw:custom-shape>
        <draw:custom-shape draw:style-name="gr6" draw:text-style-name="P12" draw:layer="layout" svg:width="4.565cm" svg:height="1.963cm" svg:x="19.759cm" svg:y="11.343cm">
          <text:p text:style-name="P5"><text:span text:style-name="T4">...</text:span></text:p>
          <draw:enhanced-geometry svg:viewBox="0 0 21600 21600" draw:type="rectangle" draw:enhanced-path="M 0 0 L 21600 0 21600 21600 0 21600 0 0 Z N"/>
        </draw:custom-shape>
        <draw:connector draw:style-name="gr32" draw:layer="layout" svg:x1="19.076cm" svg:y1="16.985cm" svg:x2="15.654cm" svg:y2="13.702cm" svg:d="m19076 16985v-1391h-3422v-1892">
          <text:p/>
        </draw:connector>
        <draw:custom-shape draw:style-name="gr6" draw:text-style-name="P12" draw:layer="layout" svg:width="1.878cm" svg:height="1.963cm" svg:x="17.707cm" svg:y="11.343cm">
          <text:p text:style-name="P5"><text:span text:style-name="T4">.</text:span></text:p>
          <draw:enhanced-geometry svg:viewBox="0 0 21600 21600" draw:type="rectangle" draw:enhanced-path="M 0 0 L 21600 0 21600 21600 0 21600 0 0 Z N"/>
        </draw:custom-shape>
        <draw:g>
          <draw:line draw:style-name="gr33" draw:layer="layout" svg:x1="11.716cm" svg:y1="13.702cm" svg:x2="19.593cm" svg:y2="13.702cm">
            <text:p/>
          </draw:line>
          <draw:line draw:style-name="gr33" draw:layer="layout" svg:x1="11.719cm" svg:y1="13.427cm" svg:x2="11.719cm" svg:y2="13.704cm">
            <text:p/>
          </draw:line>
          <draw:line draw:style-name="gr33" draw:layer="layout" svg:x1="19.588cm" svg:y1="13.427cm" svg:x2="19.588cm" svg:y2="13.704cm">
            <text:p/>
          </draw:line>
        </draw:g>
        <draw:g xml:id="id14" draw:id="id14">
          <draw:line draw:style-name="gr43" draw:text-style-name="P25" draw:layer="layout" svg:x1="3.716cm" svg:y1="13.702cm" svg:x2="7.596cm" svg:y2="13.702cm">
            <text:p/>
          </draw:line>
          <draw:line draw:style-name="gr44" draw:text-style-name="P25" draw:layer="layout" svg:x1="3.717cm" svg:y1="13.427cm" svg:x2="3.717cm" svg:y2="13.704cm">
            <text:p/>
          </draw:line>
          <draw:line draw:style-name="gr45" draw:text-style-name="P25" draw:layer="layout" svg:x1="7.594cm" svg:y1="13.427cm" svg:x2="7.594cm" svg:y2="13.704cm">
            <text:p/>
          </draw:line>
        </draw:g>
        <draw:connector draw:style-name="gr40" draw:layer="layout" svg:x1="14.339cm" svg:y1="16.217cm" svg:x2="5.656cm" svg:y2="13.704cm" draw:end-shape="id14" draw:end-glue-point="2" svg:d="m14339 16217v-981h-8683v-1532">
          <text:p/>
        </draw:connector>
        <draw:g xml:id="id15" draw:id="id15">
          <draw:line draw:style-name="gr33" draw:layer="layout" svg:x1="11.716cm" svg:y1="10.902cm" svg:x2="19.593cm" svg:y2="10.902cm">
            <text:p/>
          </draw:line>
          <draw:line draw:style-name="gr33" draw:layer="layout" svg:x1="11.719cm" svg:y1="10.904cm" svg:x2="11.719cm" svg:y2="11.181cm">
            <text:p/>
          </draw:line>
          <draw:line draw:style-name="gr33" draw:layer="layout" svg:x1="19.588cm" svg:y1="10.904cm" svg:x2="19.588cm" svg:y2="11.181cm">
            <text:p/>
          </draw:line>
        </draw:g>
        <draw:connector draw:style-name="gr32" draw:layer="layout" svg:x1="16.131cm" svg:y1="8.492cm" svg:x2="15.654cm" svg:y2="10.902cm" draw:end-shape="id15" draw:end-glue-point="0" svg:d="m16131 8492v955h-477v1455">
          <text:p/>
        </draw:connector>
        <draw:frame draw:style-name="gr10" draw:text-style-name="P18" draw:layer="layout" svg:width="1.602cm" svg:height="0.937cm" svg:x="22.632cm" svg:y="6.212cm">
          <draw:text-box>
            <text:p><text:span text:style-name="T10">User</text:span></text:p>
          </draw:text-box>
        </draw:frame>
        <draw:frame draw:style-name="gr10" draw:text-style-name="P18" draw:layer="layout" svg:width="2.307cm" svg:height="0.937cm" svg:x="22.632cm" svg:y="16.213cm">
          <draw:text-box>
            <text:p><text:span text:style-name="T10">Kernel</text:span></text:p>
          </draw:text-box>
        </draw:frame>
        <draw:custom-shape draw:style-name="gr14" draw:text-style-name="P12" draw:layer="layout" svg:width="1.878cm" svg:height="1.963cm" svg:x="3.667cm" svg:y="11.298cm">
          <text:p text:style-name="P5"><text:span text:style-name="T4">00</text:span></text:p>
          <draw:enhanced-geometry svg:viewBox="0 0 21600 21600" draw:type="rectangle" draw:enhanced-path="M 0 0 L 21600 0 21600 21600 0 21600 0 0 Z N"/>
        </draw:custom-shape>
        <draw:custom-shape draw:style-name="gr14" draw:text-style-name="P12" draw:layer="layout" svg:width="1.878cm" svg:height="1.963cm" svg:x="5.666cm" svg:y="11.297cm">
          <text:p text:style-name="P5"><text:span text:style-name="T4">00</text:span></text:p>
          <draw:enhanced-geometry svg:viewBox="0 0 21600 21600" draw:type="rectangle" draw:enhanced-path="M 0 0 L 21600 0 21600 21600 0 21600 0 0 Z N"/>
        </draw:custom-shape>
        <draw:custom-shape draw:style-name="gr6" draw:text-style-name="P12" draw:layer="layout" svg:width="1.878cm" svg:height="1.963cm" svg:x="7.666cm" svg:y="11.297cm">
          <text:p text:style-name="P5"><text:span text:style-name="T4">01</text:span></text:p>
          <draw:enhanced-geometry svg:viewBox="0 0 21600 21600" draw:type="rectangle" draw:enhanced-path="M 0 0 L 21600 0 21600 21600 0 21600 0 0 Z N"/>
        </draw:custom-shape>
        <draw:custom-shape draw:style-name="gr6" draw:text-style-name="P12" draw:layer="layout" svg:width="1.878cm" svg:height="1.963cm" svg:x="9.665cm" svg:y="11.296cm">
          <text:p text:style-name="P5"><text:span text:style-name="T4">42</text:span></text:p>
          <draw:enhanced-geometry svg:viewBox="0 0 21600 21600" draw:type="rectangle" draw:enhanced-path="M 0 0 L 21600 0 21600 21600 0 21600 0 0 Z N"/>
        </draw:custom-shape>
        <draw:g xml:id="id16" draw:id="id16">
          <draw:line draw:style-name="gr46" draw:text-style-name="P25" draw:layer="layout" svg:x1="3.671cm" svg:y1="10.852cm" svg:x2="11.548cm" svg:y2="10.852cm">
            <text:p/>
          </draw:line>
          <draw:line draw:style-name="gr47" draw:text-style-name="P25" draw:layer="layout" svg:x1="3.674cm" svg:y1="10.854cm" svg:x2="3.674cm" svg:y2="11.131cm">
            <text:p/>
          </draw:line>
          <draw:line draw:style-name="gr48" draw:text-style-name="P25" draw:layer="layout" svg:x1="11.543cm" svg:y1="10.854cm" svg:x2="11.543cm" svg:y2="11.131cm">
            <text:p/>
          </draw:line>
        </draw:g>
        <draw:connector draw:style-name="gr49" draw:layer="layout" svg:x1="6.527cm" svg:y1="6.991cm" svg:x2="7.609cm" svg:y2="10.852cm" draw:end-shape="id16" draw:end-glue-point="0" svg:d="m6527 6991v1680h1082v2181">
          <text:p/>
        </draw:connector>
        <draw:line draw:style-name="gr50" draw:layer="layout" svg:x1="7.935cm" svg:y1="6.991cm" svg:x2="6.527cm" svg:y2="6.991cm">
          <text:p/>
        </draw:line>
        <presentation:notes draw:style-name="dp2">
          <draw:page-thumbnail draw:style-name="gr5" draw:layer="layout" svg:width="12.33cm" svg:height="9.525cm" svg:x="3.36cm" svg:y="1.905cm" draw:page-number="29" presentation:class="page"/>
          <draw:frame presentation:style-name="pr9" draw:text-style-name="P15" draw:layer="layout" svg:width="13.97cm" svg:height="11.43cm" svg:x="2.54cm" svg:y="12.065cm" presentation:class="notes" presentation:placeholder="true">
            <draw:text-box/>
          </draw:frame>
        </presentation:notes>
      </draw:page>
      <draw:page draw:name="page30" draw:style-name="dp3" draw:master-page-name="LTC_5f_OO_5f_Template" presentation:presentation-page-layout-name="AL2T1">
        <office:forms form:automatic-focus="false" form:apply-design-mode="false"/>
        <draw:frame presentation:style-name="pr7" draw:layer="layout" svg:width="23.367cm" svg:height="2.266cm" svg:x="1.301cm" svg:y="1.301cm" presentation:class="title">
          <draw:text-box>
            <text:list text:style-name="L2">
              <text:list-header>
                <text:p>In your program memory</text:p>
              </text:list-header>
            </text:list>
          </draw:text-box>
        </draw:frame>
        <draw:frame presentation:style-name="pr17" draw:layer="layout" svg:width="23.367cm" svg:height="5.913cm" svg:x="1.301cm" svg:y="3.744cm" presentation:class="outline" presentation:user-transformed="true">
          <draw:text-box>
            <text:list text:style-name="L3">
              <text:list-item>
                <text:p>Google code search SO_ATTACH_FILTER and watch...</text:p>
                <text:list>
                  <text:list-item>
                    <text:p>It got better after I mail bombed them …</text:p>
                  </text:list-item>
                </text:list>
                <text:p/>
                <text:p><text:s text:c="3"/></text:p>
              </text:list-item>
            </text:list>
          </draw:text-box>
        </draw:frame>
        <draw:frame draw:style-name="gr10" draw:text-style-name="P13" draw:layer="layout" svg:width="24.584cm" svg:height="10.533cm" svg:x="0.469cm" svg:y="7.852cm">
          <draw:text-box>
            <text:list text:style-name="L1">
              <text:list-header>
                <text:p><text:span text:style-name="T20"><text:s text:c="3"/></text:span><text:span text:style-name="T20">struct bpf_program bpf;</text:span></text:p>
                <text:p><text:span text:style-name="T20"><text:s text:c="3"/></text:span><text:span text:style-name="T20">if(-1 == pcap_compile(pcap, &amp;bpf, filter_expr.c_str(), 1,</text:span></text:p>
                <text:list>
                  <text:list-item>
                    <text:list>
                      <text:list-header>
                        <text:p><text:span text:style-name="T20">PCAP_NETMASK_UNKNOWN)) {</text:span></text:p>
                        <text:p><text:span text:style-name="T20">…</text:span><text:span text:style-name="T20">/...</text:span></text:p>
                      </text:list-header>
                    </text:list>
                    <text:p><text:span text:style-name="T20">}</text:span></text:p>
                    <text:p><text:span text:style-name="T20"/></text:p>
                  </text:list-item>
                </text:list>
                <text:p><text:span text:style-name="T20"><text:s text:c="3"/></text:span><text:span text:style-name="T20">.../...</text:span></text:p>
                <text:p><text:span text:style-name="T20"/></text:p>
                <text:p><text:span text:style-name="T20"><text:s text:c="3"/></text:span><text:span text:style-name="T20">// DANGER: bpf_program and sock_fprog are defined to be the same</text:span></text:p>
                <text:p><text:span text:style-name="T20"><text:tab/></text:span><text:span text:style-name="T20">// but this is purely a structural equivalence that may break in</text:span></text:p>
                <text:p><text:span text:style-name="T20"><text:tab/></text:span><text:span text:style-name="T20">// future.</text:span></text:p>
                <text:p><text:span text:style-name="T20"><text:s text:c="3"/></text:span><text:span text:style-name="T20">struct sock_fprog *filt_prog = </text:span><text:span text:style-name="T21">reinterpret_cast</text:span><text:span text:style-name="T20">&lt;sock_fprog*&gt;(&amp;bpf);</text:span></text:p>
                <text:p><text:span text:style-name="T20"><text:s text:c="3"/></text:span><text:span text:style-name="T20">if(-1 == setsockopt(socket_, SOL_SOCKET, SO_ATTACH_FILTER, filt_prog,</text:span></text:p>
                <text:list>
                  <text:list-item>
                    <text:list>
                      <text:list-header>
                        <text:p><text:span text:style-name="T20">sizeof(sock_fprog))) {</text:span></text:p>
                      </text:list-header>
                    </text:list>
                  </text:list-item>
                </text:list>
                <text:p><text:span text:style-name="T5"/></text:p>
              </text:list-header>
            </text:list>
          </draw:text-box>
        </draw:frame>
        <presentation:notes draw:style-name="dp2">
          <draw:page-thumbnail draw:style-name="gr5" draw:layer="layout" svg:width="12.33cm" svg:height="9.525cm" svg:x="3.36cm" svg:y="1.905cm" draw:page-number="30" presentation:class="page"/>
          <draw:frame presentation:style-name="pr9" draw:layer="layout" svg:width="13.97cm" svg:height="11.43cm" svg:x="2.54cm" svg:y="12.065cm" presentation:class="notes" presentation:placeholder="true">
            <draw:text-box/>
          </draw:frame>
        </presentation:notes>
      </draw:page>
      <draw:page draw:name="page31" draw:style-name="dp3" draw:master-page-name="LTC_5f_OO_5f_Template" presentation:presentation-page-layout-name="AL2T1">
        <office:forms form:automatic-focus="false" form:apply-design-mode="false"/>
        <draw:frame presentation:style-name="pr7" draw:layer="layout" svg:width="23.367cm" svg:height="2.266cm" svg:x="1.301cm" svg:y="1.301cm" presentation:class="title">
          <draw:text-box>
            <text:list text:style-name="L2">
              <text:list-header>
                <text:p>In your program memory</text:p>
              </text:list-header>
            </text:list>
          </draw:text-box>
        </draw:frame>
        <draw:frame presentation:style-name="pr18" draw:layer="layout" svg:width="25.369cm" svg:height="13.881cm" svg:x="1.301cm" svg:y="3.744cm" presentation:class="outline" presentation:user-transformed="true">
          <draw:text-box>
            <text:list text:style-name="L3">
              <text:list-item>
                <text:p>Or another one... Can't find bpf_program</text:p>
                <text:p>in the kernel headers ? Let's make it up !</text:p>
                <text:p><text:span text:style-name="T22"/></text:p>
                <text:p><text:span text:style-name="T22"><text:s text:c="7"/></text:span><text:span text:style-name="T18">struct bpf_program {</text:span></text:p>
                <text:p><text:span text:style-name="T18"><text:s text:c="15"/></text:span><text:span text:style-name="T23">ulong</text:span><text:span text:style-name="T18"> bf_len;</text:span></text:p>
                <text:p><text:span text:style-name="T18"><text:s text:c="15"/></text:span><text:span text:style-name="T18">void *bf_insns;</text:span></text:p>
                <text:p><text:span text:style-name="T18"><text:s text:c="7"/></text:span><text:span text:style-name="T18">} *bpf_program = create_bpf_program(shelf, slot);</text:span></text:p>
                <text:p><text:span text:style-name="T18"/></text:p>
                <text:p><text:span text:style-name="T18"><text:s text:c="7"/></text:span><text:span text:style-name="T18">setsockopt(s, SOL_SOCKET, SO_ATTACH_FILTER, </text:span><text:span text:style-name="T18"><text:tab/></text:span><text:span text:style-name="T18"><text:tab/></text:span><text:span text:style-name="T18"><text:tab/></text:span><text:span text:style-name="T18"><text:tab/></text:span><text:span text:style-name="T18"><text:tab/></text:span><text:span text:style-name="T18"><text:tab/></text:span><text:span text:style-name="T18">bpf_program, sizeof(*bpf_program));</text:span></text:p>
                <text:p><text:span text:style-name="T18"><text:s text:c="7"/></text:span><text:span text:style-name="T18">free_bpf_program(bpf_program);</text:span></text:p>
                <text:p><text:span text:style-name="T22"/></text:p>
              </text:list-item>
            </text:list>
          </draw:text-box>
        </draw:frame>
        <presentation:notes draw:style-name="dp2">
          <draw:page-thumbnail draw:style-name="gr5" draw:layer="layout" svg:width="12.33cm" svg:height="9.525cm" svg:x="3.36cm" svg:y="1.905cm" draw:page-number="31" presentation:class="page"/>
          <draw:frame presentation:style-name="pr9" draw:layer="layout" svg:width="13.97cm" svg:height="11.43cm" svg:x="2.54cm" svg:y="12.065cm" presentation:class="notes" presentation:placeholder="true">
            <draw:text-box/>
          </draw:frame>
        </presentation:notes>
      </draw:page>
      <draw:page draw:name="page32" draw:style-name="dp3" draw:master-page-name="LTC_5f_OO_5f_Template" presentation:presentation-page-layout-name="AL2T1">
        <office:forms form:automatic-focus="false" form:apply-design-mode="false"/>
        <draw:frame presentation:style-name="pr7" draw:layer="layout" svg:width="23.367cm" svg:height="2.266cm" svg:x="1.301cm" svg:y="1.301cm" presentation:class="title">
          <draw:text-box>
            <text:list text:style-name="L2">
              <text:list-header>
                <text:p>In your program memory</text:p>
              </text:list-header>
            </text:list>
          </draw:text-box>
        </draw:frame>
        <draw:frame presentation:style-name="pr19" draw:layer="layout" svg:width="23.367cm" svg:height="11.451cm" svg:x="1.301cm" svg:y="4.144cm" presentation:class="outline" presentation:user-transformed="true">
          <draw:text-box>
            <text:list text:style-name="L3">
              <text:list-item>
                <text:p>Marshallers often use printf-style format strings</text:p>
                <text:list>
                  <text:list-header>
                    <text:p>→ Easy to mix up your types</text:p>
                  </text:list-header>
                </text:list>
              </text:list-item>
              <text:list-item>
                <text:p>From qemu (fixed now):</text:p>
                <text:p/>
                <text:p/>
                <text:p/>
                <text:p/>
                <text:p/>
              </text:list-item>
              <text:list-item>
                <text:p>“b” means byte, pdu_unmarshal does:</text:p>
              </text:list-item>
            </text:list>
          </draw:text-box>
        </draw:frame>
        <draw:frame draw:style-name="gr51" draw:text-style-name="P24" draw:layer="layout" svg:width="23.335cm" svg:height="5.988cm" svg:x="1.28cm" svg:y="7.973cm">
          <draw:text-box>
            <text:p><text:span text:style-name="T22"/></text:p>
            <text:p><text:span text:style-name="T22"><text:s text:c="4"/></text:span><text:span text:style-name="T22">int32_t mode;</text:span></text:p>
            <text:p><text:span text:style-name="T22"/></text:p>
            <text:p><text:span text:style-name="T22"><text:s text:c="4"/></text:span><text:span text:style-name="T22">.../...</text:span></text:p>
            <text:p><text:span text:style-name="T22"/></text:p>
            <text:p><text:span text:style-name="T22"><text:s text:c="4"/></text:span><text:span text:style-name="T22">err = pdu_unmarshal(pdu, offset, "db", &amp;fid, &amp;mode);</text:span></text:p>
          </draw:text-box>
        </draw:frame>
        <draw:frame draw:style-name="gr52" draw:text-style-name="P26" draw:layer="layout" svg:width="27.397cm" svg:height="2.958cm" svg:x="0cm" svg:y="15.976cm">
          <draw:text-box>
            <text:p><text:span text:style-name="T20"><text:s text:c="8"/></text:span><text:span text:style-name="T20">case 'b': {</text:span></text:p>
            <text:p><text:span text:style-name="T20"><text:s text:c="12"/></text:span><text:span text:style-name="T20">uint8_t *valp = va_arg(ap, uint8_t *);</text:span></text:p>
            <text:p><text:span text:style-name="T20"><text:s text:c="12"/></text:span><text:span text:style-name="T20">copied = v9fs_unpack(valp, out_sg, out_num, offset, sizeof(*valp));</text:span></text:p>
          </draw:text-box>
        </draw:frame>
        <presentation:notes draw:style-name="dp2">
          <draw:page-thumbnail draw:style-name="gr5" draw:layer="layout" svg:width="12.33cm" svg:height="9.525cm" svg:x="3.36cm" svg:y="1.905cm" draw:page-number="32" presentation:class="page"/>
          <draw:frame presentation:style-name="pr9" draw:layer="layout" svg:width="13.97cm" svg:height="11.43cm" svg:x="2.54cm" svg:y="12.065cm" presentation:class="notes" presentation:placeholder="true">
            <draw:text-box/>
          </draw:frame>
        </presentation:notes>
      </draw:page>
      <draw:page draw:name="page33" draw:style-name="dp3" draw:master-page-name="LTC_5f_OO_5f_Template" presentation:presentation-page-layout-name="AL2T1">
        <office:forms form:automatic-focus="false" form:apply-design-mode="false"/>
        <draw:frame presentation:style-name="pr7" draw:layer="layout" svg:width="23.367cm" svg:height="2.266cm" svg:x="1.301cm" svg:y="1.301cm" presentation:class="title">
          <draw:text-box>
            <text:list text:style-name="L2">
              <text:list-header>
                <text:p>In your program memory</text:p>
              </text:list-header>
            </text:list>
          </draw:text-box>
        </draw:frame>
        <draw:frame presentation:style-name="pr15" draw:layer="layout" svg:width="23.367cm" svg:height="16.078cm" svg:x="1.301cm" svg:y="3.744cm" presentation:class="outline">
          <draw:text-box>
            <text:list text:style-name="L3">
              <text:list-item>
                <text:p>Use strong typing !</text:p>
              </text:list-item>
              <text:list-item>
                <text:p>Use strong typing !</text:p>
              </text:list-item>
              <text:list-item>
                <text:p>Use strong typing !</text:p>
              </text:list-item>
              <text:list-item>
                <text:p>Use strong typing !</text:p>
              </text:list-item>
              <text:list-item>
                <text:p>Use strong typing !</text:p>
                <text:list>
                  <text:list-item>
                    <text:p><text:s/>I don't mean type hard on your keyboard !</text:p>
                  </text:list-item>
                </text:list>
              </text:list-item>
              <text:list-item>
                <text:p>Casts of scalar type pointers are BAD</text:p>
                <text:list>
                  <text:list-item>
                    <text:p>Use accessors, keep the close</text:p>
                  </text:list-item>
                </text:list>
              </text:list-item>
              <text:list-item>
                <text:p>Beware of what you do with unions</text:p>
              </text:list-item>
              <text:list-item>
                <text:p>Ioctl arguments:</text:p>
                <text:list>
                  <text:list-item>
                    <text:p>In the <text:span text:style-name="T9">kernel headers </text:span>or <text:span text:style-name="T9">glibc</text:span></text:p>
                  </text:list-item>
                  <text:list-item>
                    <text:p><text:span text:style-name="T24">Not</text:span><text:span text:style-name="T9"> </text:span>librandomcrap. And don't make it up</text:p>
                  </text:list-item>
                </text:list>
              </text:list-item>
            </text:list>
          </draw:text-box>
        </draw:frame>
        <presentation:notes draw:style-name="dp2">
          <draw:page-thumbnail draw:style-name="gr5" draw:layer="layout" svg:width="12.33cm" svg:height="9.525cm" svg:x="3.36cm" svg:y="1.905cm" draw:page-number="33" presentation:class="page"/>
          <draw:frame presentation:style-name="pr9" draw:layer="layout" svg:width="13.97cm" svg:height="11.43cm" svg:x="2.54cm" svg:y="12.065cm" presentation:class="notes" presentation:placeholder="true">
            <draw:text-box/>
          </draw:frame>
        </presentation:notes>
      </draw:page>
      <draw:page draw:name="page34" draw:style-name="dp3" draw:master-page-name="LTC_5f_OO_5f_Template" presentation:presentation-page-layout-name="AL3T32">
        <office:forms form:automatic-focus="false" form:apply-design-mode="false"/>
        <draw:frame presentation:style-name="pr13" draw:text-style-name="P17" draw:layer="layout" svg:width="23.367cm" svg:height="18.52cm" svg:x="1.301cm" svg:y="1.301cm" presentation:class="subtitle">
          <draw:text-box>
            <text:list text:style-name="L2">
              <text:list-header>
                <text:p text:style-name="P9"><text:span text:style-name="T8">Files, network,...</text:span></text:p>
              </text:list-header>
            </text:list>
          </draw:text-box>
        </draw:frame>
        <presentation:notes draw:style-name="dp2">
          <draw:page-thumbnail draw:style-name="gr5" draw:layer="layout" svg:width="12.33cm" svg:height="9.525cm" svg:x="3.36cm" svg:y="1.905cm" draw:page-number="34" presentation:class="page"/>
          <draw:frame presentation:style-name="pr9" draw:text-style-name="P15" draw:layer="layout" svg:width="13.97cm" svg:height="11.43cm" svg:x="2.54cm" svg:y="12.065cm" presentation:class="notes" presentation:placeholder="true">
            <draw:text-box/>
          </draw:frame>
        </presentation:notes>
      </draw:page>
      <draw:page draw:name="page35" draw:style-name="dp3" draw:master-page-name="LTC_5f_OO_5f_Template" presentation:presentation-page-layout-name="AL2T1">
        <office:forms form:automatic-focus="false" form:apply-design-mode="false"/>
        <draw:frame presentation:style-name="pr7" draw:layer="layout" svg:width="23.367cm" svg:height="2.266cm" svg:x="1.301cm" svg:y="1.301cm" presentation:class="title">
          <draw:text-box>
            <text:list text:style-name="L2">
              <text:list-header>
                <text:p><text:span text:style-name="T4">Files, network,...</text:span></text:p>
              </text:list-header>
            </text:list>
          </draw:text-box>
        </draw:frame>
        <draw:frame presentation:style-name="pr20" draw:layer="layout" svg:width="23.367cm" svg:height="15.128cm" svg:x="1.301cm" svg:y="4.694cm" presentation:class="outline" presentation:user-transformed="true">
          <draw:text-box>
            <text:list text:style-name="L3">
              <text:list-item>
                <text:p>If you don't have to, don't use binary formats</text:p>
                <text:p/>
                <text:list>
                  <text:list-item>
                    <text:p>Text files don't have endian problems</text:p>
                    <text:list>
                      <text:list-item>
                        <text:p>Or integer alignment problems</text:p>
                      </text:list-item>
                      <text:list-item>
                        <text:p>Or bitfield format problems</text:p>
                      </text:list-item>
                      <text:list-item>
                        <text:p>...</text:p>
                      </text:list-item>
                    </text:list>
                  </text:list-item>
                  <text:list-item>
                    <text:p>XML sucks but it doesn't have endian problems :-)</text:p>
                  </text:list-item>
                  <text:list-item>
                    <text:p>The performance gain isn't always worth it</text:p>
                    <text:list>
                      <text:list-item>
                        <text:p>Text is human readable</text:p>
                        <text:list>
                          <text:list-header>
                            <text:p>→ developer readable too !</text:p>
                          </text:list-header>
                        </text:list>
                      </text:list-item>
                      <text:list-item>
                        <text:p>Text is easier to extend</text:p>
                      </text:list-item>
                      <text:list-item>
                        <text:p>Etc...</text:p>
                        <text:p/>
                      </text:list-item>
                    </text:list>
                  </text:list-item>
                </text:list>
              </text:list-item>
            </text:list>
          </draw:text-box>
        </draw:frame>
        <presentation:notes draw:style-name="dp2">
          <draw:page-thumbnail draw:style-name="gr5" draw:layer="layout" svg:width="12.33cm" svg:height="9.525cm" svg:x="3.36cm" svg:y="1.905cm" draw:page-number="35" presentation:class="page"/>
          <draw:frame presentation:style-name="pr9" draw:layer="layout" svg:width="13.97cm" svg:height="11.43cm" svg:x="2.54cm" svg:y="12.065cm" presentation:class="notes" presentation:placeholder="true">
            <draw:text-box/>
          </draw:frame>
        </presentation:notes>
      </draw:page>
      <draw:page draw:name="page36" draw:style-name="dp3" draw:master-page-name="LTC_5f_OO_5f_Template" presentation:presentation-page-layout-name="AL2T1">
        <office:forms form:automatic-focus="false" form:apply-design-mode="false"/>
        <draw:frame presentation:style-name="pr7" draw:layer="layout" svg:width="23.367cm" svg:height="2.266cm" svg:x="1.301cm" svg:y="1.301cm" presentation:class="title">
          <draw:text-box>
            <text:list text:style-name="L2">
              <text:list-header>
                <text:p><text:span text:style-name="T4">Files, network,...</text:span></text:p>
              </text:list-header>
            </text:list>
          </draw:text-box>
        </draw:frame>
        <draw:frame presentation:style-name="pr20" draw:layer="layout" svg:width="23.367cm" svg:height="15.128cm" svg:x="1.301cm" svg:y="4.694cm" presentation:class="outline" presentation:user-transformed="true">
          <draw:text-box>
            <text:list text:style-name="L3">
              <text:list-item>
                <text:p>If you think you do have to use binary formats</text:p>
                <text:list>
                  <text:list-header>
                    <text:p/>
                    <text:p/>
                    <text:p><text:span text:style-name="T25">Think again!</text:span></text:p>
                  </text:list-header>
                </text:list>
              </text:list-item>
            </text:list>
          </draw:text-box>
        </draw:frame>
        <presentation:notes draw:style-name="dp2">
          <draw:page-thumbnail draw:style-name="gr5" draw:layer="layout" svg:width="12.33cm" svg:height="9.525cm" svg:x="3.36cm" svg:y="1.905cm" draw:page-number="36" presentation:class="page"/>
          <draw:frame presentation:style-name="pr9" draw:text-style-name="P15" draw:layer="layout" svg:width="13.97cm" svg:height="11.43cm" svg:x="2.54cm" svg:y="12.065cm" presentation:class="notes" presentation:placeholder="true">
            <draw:text-box/>
          </draw:frame>
        </presentation:notes>
      </draw:page>
      <draw:page draw:name="page37" draw:style-name="dp3" draw:master-page-name="LTC_5f_OO_5f_Template" presentation:presentation-page-layout-name="AL2T1">
        <office:forms form:automatic-focus="false" form:apply-design-mode="false"/>
        <draw:frame presentation:style-name="pr7" draw:layer="layout" svg:width="23.367cm" svg:height="2.266cm" svg:x="1.301cm" svg:y="1.301cm" presentation:class="title">
          <draw:text-box>
            <text:list text:style-name="L2">
              <text:list-header>
                <text:p><text:span text:style-name="T4">Files, network,...</text:span></text:p>
              </text:list-header>
            </text:list>
          </draw:text-box>
        </draw:frame>
        <draw:frame presentation:style-name="pr20" draw:layer="layout" svg:width="23.367cm" svg:height="15.128cm" svg:x="1.301cm" svg:y="4.694cm" presentation:class="outline" presentation:user-transformed="true">
          <draw:text-box>
            <text:list text:style-name="L3">
              <text:list-item>
                <text:p>If you think you really do...</text:p>
                <text:p/>
                <text:p/>
                <text:list>
                  <text:list-header>
                    <text:p><text:span text:style-name="T25">Chose </text:span><text:span text:style-name="T26">one</text:span><text:span text:style-name="T25"> byte order</text:span></text:p>
                    <text:p><text:span text:style-name="T27"/></text:p>
                    <text:p><text:span text:style-name="T25"/></text:p>
                  </text:list-header>
                </text:list>
              </text:list-item>
              <text:list-item>
                <text:p><text:span text:style-name="T27">Decide once and for all if your data will be stored LE or BE</text:span></text:p>
              </text:list-item>
              <text:list-item>
                <text:p><text:span text:style-name="T27">There are little chances that the performance difference matters</text:span></text:p>
                <text:list>
                  <text:list-header>
                    <text:p><text:span text:style-name="T27">→</text:span><text:span text:style-name="T28"> </text:span><text:span text:style-name="T28">Are you targetting 8-bit, 12Mhz microcontrollers ?</text:span></text:p>
                  </text:list-header>
                </text:list>
              </text:list-item>
            </text:list>
          </draw:text-box>
        </draw:frame>
        <presentation:notes draw:style-name="dp2">
          <draw:page-thumbnail draw:style-name="gr5" draw:layer="layout" svg:width="12.33cm" svg:height="9.525cm" svg:x="3.36cm" svg:y="1.905cm" draw:page-number="37" presentation:class="page"/>
          <draw:frame presentation:style-name="pr9" draw:text-style-name="P15" draw:layer="layout" svg:width="13.97cm" svg:height="11.43cm" svg:x="2.54cm" svg:y="12.065cm" presentation:class="notes" presentation:placeholder="true">
            <draw:text-box/>
          </draw:frame>
        </presentation:notes>
      </draw:page>
      <draw:page draw:name="page38" draw:style-name="dp3" draw:master-page-name="LTC_5f_OO_5f_Template" presentation:presentation-page-layout-name="AL2T1">
        <office:forms form:automatic-focus="false" form:apply-design-mode="false"/>
        <draw:frame presentation:style-name="pr7" draw:layer="layout" svg:width="23.367cm" svg:height="2.266cm" svg:x="1.301cm" svg:y="1.301cm" presentation:class="title">
          <draw:text-box>
            <text:list text:style-name="L2">
              <text:list-header>
                <text:p><text:span text:style-name="T4">Files, network,...</text:span></text:p>
              </text:list-header>
            </text:list>
          </draw:text-box>
        </draw:frame>
        <draw:frame presentation:style-name="pr20" draw:layer="layout" svg:width="23.367cm" svg:height="15.128cm" svg:x="1.301cm" svg:y="4.694cm" presentation:class="outline" presentation:user-transformed="true">
          <draw:text-box>
            <text:list text:style-name="L3">
              <text:list-item>
                <text:p>If you are going to do it...</text:p>
                <text:p><text:span text:style-name="T25"/></text:p>
                <text:p><text:span text:style-name="T29"><text:s/></text:span><text:span text:style-name="T25">Avoid reading / writing struct's</text:span></text:p>
                <text:list>
                  <text:list-header>
                    <text:p><text:span text:style-name="T25"/></text:p>
                  </text:list-header>
                </text:list>
              </text:list-item>
              <text:list-item>
                <text:p><text:span text:style-name="T27">Try to use streaming constructs</text:span></text:p>
                <text:list>
                  <text:list-item>
                    <text:p><text:span text:style-name="T27">write_u32(file, data);</text:span></text:p>
                  </text:list-item>
                  <text:list-item>
                    <text:p><text:span text:style-name="T27">data = read_u32(file);</text:span></text:p>
                  </text:list-item>
                  <text:list-item>
                    <text:p><text:span text:style-name="T27">strongly typed</text:span></text:p>
                  </text:list-item>
                  <text:list-item>
                    <text:p><text:span text:style-name="T27">can be slower</text:span></text:p>
                  </text:list-item>
                </text:list>
              </text:list-item>
            </text:list>
          </draw:text-box>
        </draw:frame>
        <presentation:notes draw:style-name="dp2">
          <draw:page-thumbnail draw:style-name="gr5" draw:layer="layout" svg:width="12.33cm" svg:height="9.525cm" svg:x="3.36cm" svg:y="1.905cm" draw:page-number="38" presentation:class="page"/>
          <draw:frame presentation:style-name="pr9" draw:text-style-name="P15" draw:layer="layout" svg:width="13.97cm" svg:height="11.43cm" svg:x="2.54cm" svg:y="12.065cm" presentation:class="notes" presentation:placeholder="true">
            <draw:text-box/>
          </draw:frame>
        </presentation:notes>
      </draw:page>
      <draw:page draw:name="page39" draw:style-name="dp3" draw:master-page-name="LTC_5f_OO_5f_Template" presentation:presentation-page-layout-name="AL2T1">
        <office:forms form:automatic-focus="false" form:apply-design-mode="false"/>
        <draw:frame presentation:style-name="pr7" draw:layer="layout" svg:width="23.367cm" svg:height="2.266cm" svg:x="1.301cm" svg:y="1.301cm" presentation:class="title">
          <draw:text-box>
            <text:list text:style-name="L2">
              <text:list-header>
                <text:p><text:span text:style-name="T4">Files, network,...</text:span></text:p>
              </text:list-header>
            </text:list>
          </draw:text-box>
        </draw:frame>
        <draw:frame presentation:style-name="pr20" draw:layer="layout" svg:width="23.367cm" svg:height="15.128cm" svg:x="1.301cm" svg:y="4.694cm" presentation:class="outline" presentation:user-transformed="true">
          <draw:text-box>
            <text:list text:style-name="L3">
              <text:list-item>
                <text:p><text:span text:style-name="T27">If you're going to do structs, use accessors !</text:span></text:p>
                <text:list>
                  <text:list-item>
                    <text:p><text:span text:style-name="T27">Don't access fields directly</text:span></text:p>
                  </text:list-item>
                  <text:list-item>
                    <text:p><text:span text:style-name="T27">Type-size based accessors work fine, for example the kernel ones:</text:span></text:p>
                    <text:p><text:span text:style-name="T30"/></text:p>
                    <text:p><text:span text:style-name="T30">cpu_to_{le,be}{16,32,64}</text:span></text:p>
                    <text:p><text:span text:style-name="T30">{le,be}{16,32,64}_to_cpu</text:span></text:p>
                    <text:p><text:span text:style-name="T30"/></text:p>
                  </text:list-item>
                  <text:list-item>
                    <text:p><text:span text:style-name="T27">Consider adding strong typing</text:span></text:p>
                  </text:list-item>
                  <text:list-item>
                    <text:p><text:span text:style-name="T27">Forget about bitfields</text:span></text:p>
                    <text:list>
                      <text:list-item>
                        <text:p><text:span text:style-name="T31">Their layout changes with the weather</text:span></text:p>
                      </text:list-item>
                    </text:list>
                  </text:list-item>
                </text:list>
              </text:list-item>
            </text:list>
          </draw:text-box>
        </draw:frame>
        <presentation:notes draw:style-name="dp2">
          <draw:page-thumbnail draw:style-name="gr5" draw:layer="layout" svg:width="12.33cm" svg:height="9.525cm" svg:x="3.36cm" svg:y="1.905cm" draw:page-number="39" presentation:class="page"/>
          <draw:frame presentation:style-name="pr9" draw:text-style-name="P15" draw:layer="layout" svg:width="13.97cm" svg:height="11.43cm" svg:x="2.54cm" svg:y="12.065cm" presentation:class="notes" presentation:placeholder="true">
            <draw:text-box/>
          </draw:frame>
        </presentation:notes>
      </draw:page>
      <draw:page draw:name="page40" draw:style-name="dp3" draw:master-page-name="LTC_5f_OO_5f_Template" presentation:presentation-page-layout-name="AL2T1">
        <office:forms form:automatic-focus="false" form:apply-design-mode="false"/>
        <draw:frame presentation:style-name="pr7" draw:layer="layout" svg:width="23.367cm" svg:height="2.266cm" svg:x="1.301cm" svg:y="1.301cm" presentation:class="title">
          <draw:text-box>
            <text:list text:style-name="L2">
              <text:list-header>
                <text:p><text:span text:style-name="T4">Files, network,...</text:span></text:p>
              </text:list-header>
            </text:list>
          </draw:text-box>
        </draw:frame>
        <draw:frame presentation:style-name="pr20" draw:layer="layout" svg:width="23.367cm" svg:height="15.128cm" svg:x="1.301cm" svg:y="4.694cm" presentation:class="outline" presentation:user-transformed="true">
          <draw:text-box>
            <text:list text:style-name="L3">
              <text:list-item>
                <text:p><text:span text:style-name="T27">Strong typing example:</text:span></text:p>
                <text:p><text:span text:style-name="T27"/></text:p>
              </text:list-item>
            </text:list>
          </draw:text-box>
        </draw:frame>
        <draw:frame draw:style-name="gr53" draw:text-style-name="P24" draw:layer="layout" svg:width="22.354cm" svg:height="12.065cm" svg:x="1.905cm" svg:y="6.35cm">
          <draw:text-box>
            <text:p><text:span text:style-name="T22">#include &lt;stdint.h&gt;</text:span></text:p>
            <text:p><text:span text:style-name="T22">#include &lt;endian.h&gt;</text:span></text:p>
            <text:p><text:span text:style-name="T22"/></text:p>
            <text:p><text:span text:style-name="T22">typedef struct { uint32_t _val; }</text:span><text:span text:style-name="T22"><text:tab/></text:span><text:span text:style-name="T22">f_u32;</text:span></text:p>
            <text:p><text:span text:style-name="T22"/></text:p>
            <text:p><text:span text:style-name="T22">static inline uint32_t f_u32_toh(f_u32 v)</text:span></text:p>
            <text:p><text:span text:style-name="T22">{</text:span></text:p>
            <text:p><text:span text:style-name="T22"><text:tab/></text:span><text:span text:style-name="T22">return be32toh(v._val);</text:span></text:p>
            <text:p><text:span text:style-name="T22">}</text:span></text:p>
            <text:p><text:span text:style-name="T22"/></text:p>
            <text:p><text:span text:style-name="T22">static inline f_u32 hto_f_u32(v)</text:span></text:p>
            <text:p><text:span text:style-name="T22">{</text:span></text:p>
            <text:p><text:span text:style-name="T22"><text:tab/></text:span><text:span text:style-name="T22">f_u32 t = { ._val = htobe32(v) };</text:span></text:p>
            <text:p><text:span text:style-name="T22"><text:tab/></text:span><text:span text:style-name="T22">return t;</text:span></text:p>
            <text:p><text:span text:style-name="T22">}</text:span></text:p>
          </draw:text-box>
        </draw:frame>
        <presentation:notes draw:style-name="dp2">
          <draw:page-thumbnail draw:style-name="gr5" draw:layer="layout" svg:width="12.33cm" svg:height="9.525cm" svg:x="3.36cm" svg:y="1.905cm" draw:page-number="40" presentation:class="page"/>
          <draw:frame presentation:style-name="pr9" draw:text-style-name="P15" draw:layer="layout" svg:width="13.97cm" svg:height="11.43cm" svg:x="2.54cm" svg:y="12.065cm" presentation:class="notes" presentation:placeholder="true">
            <draw:text-box/>
          </draw:frame>
        </presentation:notes>
      </draw:page>
      <draw:page draw:name="page41" draw:style-name="dp3" draw:master-page-name="LTC_5f_OO_5f_Template" presentation:presentation-page-layout-name="AL2T1">
        <office:forms form:automatic-focus="false" form:apply-design-mode="false"/>
        <draw:frame presentation:style-name="pr7" draw:layer="layout" svg:width="23.367cm" svg:height="2.266cm" svg:x="1.301cm" svg:y="1.301cm" presentation:class="title">
          <draw:text-box>
            <text:list text:style-name="L2">
              <text:list-header>
                <text:p><text:span text:style-name="T4">Files, network,...</text:span></text:p>
              </text:list-header>
            </text:list>
          </draw:text-box>
        </draw:frame>
        <draw:frame presentation:style-name="pr20" draw:layer="layout" svg:width="23.367cm" svg:height="15.128cm" svg:x="1.301cm" svg:y="4.694cm" presentation:class="outline" presentation:user-transformed="true">
          <draw:text-box>
            <text:list text:style-name="L3">
              <text:list-item>
                <text:p><text:span text:style-name="T27">Strong typing example:</text:span></text:p>
                <text:p><text:span text:style-name="T27"/></text:p>
              </text:list-item>
            </text:list>
          </draw:text-box>
        </draw:frame>
        <draw:frame draw:style-name="gr54" draw:text-style-name="P24" draw:layer="layout" svg:width="24.765cm" svg:height="12.7cm" svg:x="1.905cm" svg:y="6.35cm">
          <draw:text-box>
            <text:p><text:span text:style-name="T22">struct foo {</text:span></text:p>
            <text:p><text:span text:style-name="T22"><text:tab/></text:span><text:span text:style-name="T22">f_u32</text:span><text:span text:style-name="T22"><text:tab/></text:span><text:span text:style-name="T22">bar;</text:span></text:p>
            <text:p><text:span text:style-name="T22">};</text:span></text:p>
            <text:p><text:span text:style-name="T22"/></text:p>
            <text:p><text:span text:style-name="T22">void main(void)</text:span></text:p>
            <text:p><text:span text:style-name="T22">{</text:span></text:p>
            <text:p><text:span text:style-name="T22"><text:tab/></text:span><text:span text:style-name="T22">struct foo foo;</text:span></text:p>
            <text:p><text:span text:style-name="T22"/></text:p>
            <text:p><text:span text:style-name="T32"><text:tab/></text:span><text:span text:style-name="T32">foo.bar = 1;</text:span></text:p>
            <text:p><text:span text:style-name="T22">}</text:span></text:p>
            <text:p><text:span text:style-name="T22"/></text:p>
            <text:p><text:span text:style-name="T32"/></text:p>
            <text:p><text:span text:style-name="T32"/></text:p>
          </draw:text-box>
        </draw:frame>
        <presentation:notes draw:style-name="dp2">
          <draw:page-thumbnail draw:style-name="gr5" draw:layer="layout" svg:width="12.33cm" svg:height="9.525cm" svg:x="3.36cm" svg:y="1.905cm" draw:page-number="41" presentation:class="page"/>
          <draw:frame presentation:style-name="pr9" draw:text-style-name="P15" draw:layer="layout" svg:width="13.97cm" svg:height="11.43cm" svg:x="2.54cm" svg:y="12.065cm" presentation:class="notes" presentation:placeholder="true">
            <draw:text-box/>
          </draw:frame>
        </presentation:notes>
      </draw:page>
      <draw:page draw:name="page42" draw:style-name="dp3" draw:master-page-name="LTC_5f_OO_5f_Template" presentation:presentation-page-layout-name="AL2T1">
        <office:forms form:automatic-focus="false" form:apply-design-mode="false"/>
        <draw:frame presentation:style-name="pr7" draw:layer="layout" svg:width="23.367cm" svg:height="2.266cm" svg:x="1.301cm" svg:y="1.301cm" presentation:class="title">
          <draw:text-box>
            <text:list text:style-name="L2">
              <text:list-header>
                <text:p><text:span text:style-name="T4">Files, network,...</text:span></text:p>
              </text:list-header>
            </text:list>
          </draw:text-box>
        </draw:frame>
        <draw:frame presentation:style-name="pr20" draw:layer="layout" svg:width="23.367cm" svg:height="15.128cm" svg:x="1.301cm" svg:y="4.694cm" presentation:class="outline" presentation:user-transformed="true">
          <draw:text-box>
            <text:list text:style-name="L3">
              <text:list-item>
                <text:p><text:span text:style-name="T27">Strong typing example:</text:span></text:p>
                <text:p><text:span text:style-name="T27"/></text:p>
              </text:list-item>
            </text:list>
          </draw:text-box>
        </draw:frame>
        <draw:frame draw:style-name="gr54" draw:text-style-name="P24" draw:layer="layout" svg:width="24.765cm" svg:height="12.7cm" svg:x="1.905cm" svg:y="6.35cm">
          <draw:text-box>
            <text:p><text:span text:style-name="T22">struct foo {</text:span></text:p>
            <text:p><text:span text:style-name="T22"><text:tab/></text:span><text:span text:style-name="T22">f_u32</text:span><text:span text:style-name="T22"><text:tab/></text:span><text:span text:style-name="T22">bar;</text:span></text:p>
            <text:p><text:span text:style-name="T22">};</text:span></text:p>
            <text:p><text:span text:style-name="T22"/></text:p>
            <text:p><text:span text:style-name="T22">void main(void)</text:span></text:p>
            <text:p><text:span text:style-name="T22">{</text:span></text:p>
            <text:p><text:span text:style-name="T22"><text:tab/></text:span><text:span text:style-name="T22">struct foo foo;</text:span></text:p>
            <text:p><text:span text:style-name="T22"/></text:p>
            <text:p><text:span text:style-name="T32"><text:tab/></text:span><text:span text:style-name="T32">foo.bar = 1;</text:span></text:p>
            <text:p><text:span text:style-name="T22">}</text:span></text:p>
            <text:p><text:span text:style-name="T22"/></text:p>
            <text:p><text:span text:style-name="T32">strongtype.c:25:10: error: incompatible types when assigning to type ‘f_u32’ from type ‘int’</text:span></text:p>
            <text:p><text:span text:style-name="T32"/></text:p>
            <text:p><text:span text:style-name="T32"/></text:p>
          </draw:text-box>
        </draw:frame>
        <presentation:notes draw:style-name="dp2">
          <draw:page-thumbnail draw:style-name="gr5" draw:layer="layout" svg:width="12.33cm" svg:height="9.525cm" svg:x="3.36cm" svg:y="1.905cm" draw:page-number="42" presentation:class="page"/>
          <draw:frame presentation:style-name="pr9" draw:text-style-name="P15" draw:layer="layout" svg:width="13.97cm" svg:height="11.43cm" svg:x="2.54cm" svg:y="12.065cm" presentation:class="notes" presentation:placeholder="true">
            <draw:text-box/>
          </draw:frame>
        </presentation:notes>
      </draw:page>
      <draw:page draw:name="page43" draw:style-name="dp3" draw:master-page-name="LTC_5f_OO_5f_Template" presentation:presentation-page-layout-name="AL2T1">
        <office:forms form:automatic-focus="false" form:apply-design-mode="false"/>
        <draw:frame presentation:style-name="pr7" draw:layer="layout" svg:width="23.367cm" svg:height="2.266cm" svg:x="1.301cm" svg:y="1.301cm" presentation:class="title">
          <draw:text-box>
            <text:list text:style-name="L2">
              <text:list-header>
                <text:p><text:span text:style-name="T4">Files, network,...</text:span></text:p>
              </text:list-header>
            </text:list>
          </draw:text-box>
        </draw:frame>
        <draw:frame presentation:style-name="pr20" draw:layer="layout" svg:width="23.367cm" svg:height="15.128cm" svg:x="1.301cm" svg:y="4.694cm" presentation:class="outline" presentation:user-transformed="true">
          <draw:text-box>
            <text:list text:style-name="L3">
              <text:list-item>
                <text:p><text:span text:style-name="T27">Strong typing example:</text:span></text:p>
                <text:p><text:span text:style-name="T27"/></text:p>
              </text:list-item>
            </text:list>
          </draw:text-box>
        </draw:frame>
        <draw:frame draw:style-name="gr54" draw:text-style-name="P24" draw:layer="layout" svg:width="24.765cm" svg:height="12.7cm" svg:x="1.905cm" svg:y="6.35cm">
          <draw:text-box>
            <text:p><text:span text:style-name="T22"/></text:p>
            <text:p><text:span text:style-name="T22">struct foo {</text:span></text:p>
            <text:p><text:span text:style-name="T22"><text:tab/></text:span><text:span text:style-name="T22">f_u32</text:span><text:span text:style-name="T22"><text:tab/></text:span><text:span text:style-name="T22">bar;</text:span></text:p>
            <text:p><text:span text:style-name="T22">};</text:span></text:p>
            <text:p><text:span text:style-name="T22"/></text:p>
            <text:p><text:span text:style-name="T22">void main(void)</text:span></text:p>
            <text:p><text:span text:style-name="T22">{</text:span></text:p>
            <text:p><text:span text:style-name="T22"><text:tab/></text:span><text:span text:style-name="T22">struct foo foo;</text:span></text:p>
            <text:p><text:span text:style-name="T22"/></text:p>
            <text:p><text:span text:style-name="T33"><text:tab/></text:span><text:span text:style-name="T33">foo.bar = hto_f_u32(1);</text:span></text:p>
            <text:p><text:span text:style-name="T22">}</text:span></text:p>
            <text:p><text:span text:style-name="T22"/></text:p>
            <text:p><text:span text:style-name="T32"/></text:p>
            <text:p><text:span text:style-name="T32"/></text:p>
          </draw:text-box>
        </draw:frame>
        <presentation:notes draw:style-name="dp2">
          <draw:page-thumbnail draw:style-name="gr5" draw:layer="layout" svg:width="12.33cm" svg:height="9.525cm" svg:x="3.36cm" svg:y="1.905cm" draw:page-number="43" presentation:class="page"/>
          <draw:frame presentation:style-name="pr9" draw:text-style-name="P15" draw:layer="layout" svg:width="13.97cm" svg:height="11.43cm" svg:x="2.54cm" svg:y="12.065cm" presentation:class="notes" presentation:placeholder="true">
            <draw:text-box/>
          </draw:frame>
        </presentation:notes>
      </draw:page>
      <draw:page draw:name="page44" draw:style-name="dp3" draw:master-page-name="LTC_5f_OO_5f_Template" presentation:presentation-page-layout-name="AL2T1">
        <office:forms form:automatic-focus="false" form:apply-design-mode="false"/>
        <draw:frame presentation:style-name="pr7" draw:layer="layout" svg:width="23.367cm" svg:height="2.266cm" svg:x="1.301cm" svg:y="1.301cm" presentation:class="title">
          <draw:text-box>
            <text:list text:style-name="L2">
              <text:list-header>
                <text:p><text:span text:style-name="T4">Files, network,...</text:span></text:p>
              </text:list-header>
            </text:list>
          </draw:text-box>
        </draw:frame>
        <draw:frame presentation:style-name="pr20" draw:layer="layout" svg:width="23.367cm" svg:height="15.128cm" svg:x="1.301cm" svg:y="4.694cm" presentation:class="outline" presentation:user-transformed="true">
          <draw:text-box>
            <text:list text:style-name="L3">
              <text:list-item>
                <text:p><text:span text:style-name="T27">Caveats:</text:span></text:p>
                <text:list>
                  <text:list-item>
                    <text:p><text:span text:style-name="T27">&lt;endian.h&gt; is a Linux-ism</text:span></text:p>
                    <text:list>
                      <text:list-item>
                        <text:p><text:span text:style-name="T27">BSD uses &lt;sys/endian.h&gt;</text:span></text:p>
                        <text:p><text:span text:style-name="T27">(among others)</text:span></text:p>
                      </text:list-item>
                      <text:list-item>
                        <text:p><text:span text:style-name="T27">Just hide it in accessors</text:span></text:p>
                      </text:list-item>
                    </text:list>
                  </text:list-item>
                  <text:list-item>
                    <text:p><text:span text:style-name="T27">Unions will still get you</text:span></text:p>
                  </text:list-item>
                  <text:list-item>
                    <text:p><text:span text:style-name="T27">Don't use bitfields</text:span></text:p>
                  </text:list-item>
                </text:list>
              </text:list-item>
            </text:list>
          </draw:text-box>
        </draw:frame>
        <presentation:notes draw:style-name="dp2">
          <draw:page-thumbnail draw:style-name="gr5" draw:layer="layout" svg:width="12.33cm" svg:height="9.525cm" svg:x="3.36cm" svg:y="1.905cm" draw:page-number="44" presentation:class="page"/>
          <draw:frame presentation:style-name="pr9" draw:text-style-name="P15" draw:layer="layout" svg:width="13.97cm" svg:height="11.43cm" svg:x="2.54cm" svg:y="12.065cm" presentation:class="notes" presentation:placeholder="true">
            <draw:text-box/>
          </draw:frame>
        </presentation:notes>
      </draw:page>
      <draw:page draw:name="page45" draw:style-name="dp3" draw:master-page-name="LTC_5f_OO_5f_Template" presentation:presentation-page-layout-name="AL2T1">
        <office:forms form:automatic-focus="false" form:apply-design-mode="false"/>
        <draw:frame presentation:style-name="pr7" draw:layer="layout" svg:width="23.367cm" svg:height="2.266cm" svg:x="1.301cm" svg:y="1.301cm" presentation:class="title">
          <draw:text-box>
            <text:list text:style-name="L2">
              <text:list-header>
                <text:p><text:span text:style-name="T4">Files, network,...</text:span></text:p>
              </text:list-header>
            </text:list>
          </draw:text-box>
        </draw:frame>
        <draw:frame presentation:style-name="pr20" draw:layer="layout" svg:width="23.367cm" svg:height="15.128cm" svg:x="1.301cm" svg:y="4.694cm" presentation:class="outline" presentation:user-transformed="true">
          <draw:text-box>
            <text:list text:style-name="L3">
              <text:list-item>
                <text:p><text:span text:style-name="T27">Rob Pike says it's a non issue just do bytes always (see his blog). However...</text:span></text:p>
                <text:list>
                  <text:list-item>
                    <text:p><text:span text:style-name="T28">Do you really want to see that every time you read an unsigned int ?</text:span></text:p>
                    <text:p><text:span text:style-name="T34"/></text:p>
                    <text:p><text:span text:style-name="T35">i = (data[0]&lt;&lt;0) | (data[1]&lt;&lt;8) | (data[2]&lt;&lt;16) | (data[3]&lt;&lt;24);</text:span></text:p>
                    <text:p><text:span text:style-name="T36"/></text:p>
                  </text:list-item>
                  <text:list-item>
                    <text:p><text:span text:style-name="T36">So you just put it in an accessor</text:span></text:p>
                    <text:list>
                      <text:list-item>
                        <text:p><text:span text:style-name="T36">Give you a fallback if you don't have &lt;endian.h&gt;</text:span></text:p>
                      </text:list-item>
                      <text:list-item>
                        <text:p><text:span text:style-name="T36">However it's fairly slow</text:span></text:p>
                      </text:list-item>
                    </text:list>
                  </text:list-item>
                  <text:list-item>
                    <text:p><text:span text:style-name="T36">It doesn't matter how you do it as long as you use accessors</text:span></text:p>
                  </text:list-item>
                </text:list>
              </text:list-item>
            </text:list>
          </draw:text-box>
        </draw:frame>
        <presentation:notes draw:style-name="dp2">
          <draw:page-thumbnail draw:style-name="gr5" draw:layer="layout" svg:width="12.33cm" svg:height="9.525cm" svg:x="3.36cm" svg:y="1.905cm" draw:page-number="45" presentation:class="page"/>
          <draw:frame presentation:style-name="pr9" draw:text-style-name="P15" draw:layer="layout" svg:width="13.97cm" svg:height="11.43cm" svg:x="2.54cm" svg:y="12.065cm" presentation:class="notes" presentation:placeholder="true">
            <draw:text-box/>
          </draw:frame>
        </presentation:notes>
      </draw:page>
      <draw:page draw:name="page46" draw:style-name="dp3" draw:master-page-name="LTC_5f_OO_5f_Template" presentation:presentation-page-layout-name="AL2T1">
        <office:forms form:automatic-focus="false" form:apply-design-mode="false"/>
        <draw:frame presentation:style-name="pr7" draw:layer="layout" svg:width="23.367cm" svg:height="2.266cm" svg:x="1.301cm" svg:y="1.301cm" presentation:class="title">
          <draw:text-box>
            <text:list text:style-name="L2">
              <text:list-header>
                <text:p><text:span text:style-name="T4">Files, network,...</text:span></text:p>
              </text:list-header>
            </text:list>
          </draw:text-box>
        </draw:frame>
        <draw:frame presentation:style-name="pr20" draw:layer="layout" svg:width="23.367cm" svg:height="15.128cm" svg:x="1.301cm" svg:y="4.694cm" presentation:class="outline" presentation:user-transformed="true">
          <draw:text-box>
            <text:list text:style-name="L3">
              <text:list-item>
                <text:p><text:span text:style-name="T37">Another approach: annotations</text:span></text:p>
                <text:list>
                  <text:list-item>
                    <text:p><text:span text:style-name="T37">Sparse allow type annotation</text:span></text:p>
                  </text:list-item>
                  <text:list-item>
                    <text:p><text:span text:style-name="T37">Warnings when missing the accessors</text:span></text:p>
                    <text:list>
                      <text:list-item>
                        <text:p><text:span text:style-name="T37">But only if you make C=1</text:span></text:p>
                      </text:list-item>
                      <text:list-item>
                        <text:p><text:span text:style-name="T37">Most people don't due to sparse </text:span></text:p>
                        <text:list>
                          <text:list-header>
                            <text:p><text:span text:style-name="T37">→ </text:span><text:span text:style-name="T37">noise &amp; false positives</text:span></text:p>
                          </text:list-header>
                        </text:list>
                      </text:list-item>
                    </text:list>
                  </text:list-item>
                  <text:list-item>
                    <text:p><text:span text:style-name="T37">Handy for fixing an existing project progressively</text:span></text:p>
                  </text:list-item>
                  <text:list-item>
                    <text:p><text:span text:style-name="T37">Strong typing is preferrable for new work</text:span></text:p>
                  </text:list-item>
                </text:list>
              </text:list-item>
            </text:list>
          </draw:text-box>
        </draw:frame>
        <presentation:notes draw:style-name="dp2">
          <draw:page-thumbnail draw:style-name="gr5" draw:layer="layout" svg:width="12.33cm" svg:height="9.525cm" svg:x="3.36cm" svg:y="1.905cm" draw:page-number="46" presentation:class="page"/>
          <draw:frame presentation:style-name="pr9" draw:text-style-name="P15" draw:layer="layout" svg:width="13.97cm" svg:height="11.43cm" svg:x="2.54cm" svg:y="12.065cm" presentation:class="notes" presentation:placeholder="true">
            <draw:text-box/>
          </draw:frame>
        </presentation:notes>
      </draw:page>
      <draw:page draw:name="page47" draw:style-name="dp3" draw:master-page-name="LTC_5f_OO_5f_Template" presentation:presentation-page-layout-name="AL2T1">
        <office:forms form:automatic-focus="false" form:apply-design-mode="false"/>
        <draw:frame presentation:style-name="pr7" draw:layer="layout" svg:width="23.367cm" svg:height="2.266cm" svg:x="1.301cm" svg:y="1.301cm" presentation:class="title">
          <draw:text-box>
            <text:list text:style-name="L2">
              <text:list-header>
                <text:p><text:span text:style-name="T4">Files, network,...</text:span></text:p>
              </text:list-header>
            </text:list>
          </draw:text-box>
        </draw:frame>
        <draw:frame presentation:style-name="pr20" draw:layer="layout" svg:width="23.367cm" svg:height="15.128cm" svg:x="1.301cm" svg:y="4.294cm" presentation:class="outline" presentation:user-transformed="true">
          <draw:text-box>
            <text:list text:style-name="L3">
              <text:list-item>
                <text:p><text:span text:style-name="T37">Yet another approach: Using an IDL</text:span></text:p>
                <text:list>
                  <text:list-item>
                    <text:p><text:span text:style-name="T36">Describe all your data in a dedicated language</text:span></text:p>
                    <text:list>
                      <text:list-header>
                        <text:p><text:span text:style-name="T36">→ </text:span><text:span text:style-name="T36">Eften esoteric (academia ?)</text:span></text:p>
                      </text:list-header>
                    </text:list>
                  </text:list-item>
                  <text:list-item>
                    <text:p><text:span text:style-name="T36">Process those through an IDL compiler</text:span></text:p>
                    <text:list>
                      <text:list-item>
                        <text:p><text:span text:style-name="T36">Spits out headers &amp; code</text:span></text:p>
                      </text:list-item>
                    </text:list>
                  </text:list-item>
                  <text:list-item>
                    <text:p><text:span text:style-name="T36">Resulting functions access &amp; convert the structures</text:span></text:p>
                  </text:list-item>
                  <text:list-item>
                    <text:p><text:span text:style-name="T36">It's a PITA … but probably worth it for large projects if done properly from day1</text:span></text:p>
                  </text:list-item>
                  <text:list-item>
                    <text:p><text:span text:style-name="T36">Can we make one that parses existing .h files and spits out accessors for structures ?</text:span></text:p>
                    <text:list>
                      <text:list-item>
                        <text:p><text:span text:style-name="T36">Problem of unions, annotations ?</text:span></text:p>
                      </text:list-item>
                      <text:list-item>
                        <text:p><text:span text:style-name="T36">Using sparse ?</text:span></text:p>
                      </text:list-item>
                    </text:list>
                  </text:list-item>
                </text:list>
              </text:list-item>
            </text:list>
          </draw:text-box>
        </draw:frame>
        <presentation:notes draw:style-name="dp2">
          <draw:page-thumbnail draw:style-name="gr5" draw:layer="layout" svg:width="12.33cm" svg:height="9.525cm" svg:x="3.36cm" svg:y="1.905cm" draw:page-number="47" presentation:class="page"/>
          <draw:frame presentation:style-name="pr9" draw:text-style-name="P15" draw:layer="layout" svg:width="13.97cm" svg:height="11.43cm" svg:x="2.54cm" svg:y="12.065cm" presentation:class="notes" presentation:placeholder="true">
            <draw:text-box/>
          </draw:frame>
        </presentation:notes>
      </draw:page>
      <draw:page draw:name="page48" draw:style-name="dp3" draw:master-page-name="LTC_5f_OO_5f_Template" presentation:presentation-page-layout-name="AL2T1">
        <office:forms form:automatic-focus="false" form:apply-design-mode="false"/>
        <draw:frame presentation:style-name="pr7" draw:layer="layout" svg:width="23.367cm" svg:height="2.266cm" svg:x="1.301cm" svg:y="1.301cm" presentation:class="title">
          <draw:text-box>
            <text:list text:style-name="L2">
              <text:list-header>
                <text:p><text:span text:style-name="T4">Files, network,...</text:span></text:p>
              </text:list-header>
            </text:list>
          </draw:text-box>
        </draw:frame>
        <draw:frame presentation:style-name="pr20" draw:text-style-name="P27" draw:layer="layout" svg:width="23.367cm" svg:height="15.128cm" svg:x="1.301cm" svg:y="4.294cm" presentation:class="outline" presentation:user-transformed="true">
          <draw:text-box>
            <text:list text:style-name="L3">
              <text:list-item>
                <text:p><text:span text:style-name="T38">I avoided Marshallers/umarshallers</text:span></text:p>
                <text:list>
                  <text:list-item>
                    <text:p><text:span text:style-name="T38">Generally not strongly typed</text:span></text:p>
                    <text:list>
                      <text:list-item>
                        <text:p><text:span text:style-name="T38">Often use va_list's</text:span></text:p>
                        <text:p><text:span text:style-name="T38">→ </text:span><text:span text:style-name="T38">printf() style</text:span></text:p>
                      </text:list-item>
                      <text:list-item>
                        <text:p><text:span text:style-name="T38">Sensitive to the bugs described in the first part.</text:span></text:p>
                      </text:list-item>
                    </text:list>
                  </text:list-item>
                  <text:list-item>
                    <text:p><text:span text:style-name="T38">They often solve other problems</text:span></text:p>
                    <text:list>
                      <text:list-item>
                        <text:p><text:span text:style-name="T38">data alignment/layout</text:span></text:p>
                      </text:list-item>
                      <text:list-item>
                        <text:p><text:span text:style-name="T38">Transport issues</text:span></text:p>
                      </text:list-item>
                      <text:list-item>
                        <text:p><text:span text:style-name="T38">...</text:span></text:p>
                      </text:list-item>
                    </text:list>
                  </text:list-item>
                </text:list>
              </text:list-item>
            </text:list>
          </draw:text-box>
        </draw:frame>
        <presentation:notes draw:style-name="dp2">
          <draw:page-thumbnail draw:style-name="gr5" draw:layer="layout" svg:width="12.33cm" svg:height="9.525cm" svg:x="3.36cm" svg:y="1.905cm" draw:page-number="48" presentation:class="page"/>
          <draw:frame presentation:style-name="pr9" draw:text-style-name="P15" draw:layer="layout" svg:width="13.97cm" svg:height="11.43cm" svg:x="2.54cm" svg:y="12.065cm" presentation:class="notes" presentation:placeholder="true">
            <draw:text-box/>
          </draw:frame>
        </presentation:notes>
      </draw:page>
      <draw:page draw:name="page49" draw:style-name="dp3" draw:master-page-name="LTC_5f_OO_5f_Template" presentation:presentation-page-layout-name="AL3T32">
        <office:forms form:automatic-focus="false" form:apply-design-mode="false"/>
        <draw:frame presentation:style-name="pr13" draw:text-style-name="P17" draw:layer="layout" svg:width="23.367cm" svg:height="18.52cm" svg:x="1.301cm" svg:y="1.301cm" presentation:class="subtitle">
          <draw:text-box>
            <text:list text:style-name="L2">
              <text:list-header>
                <text:p text:style-name="P9"><text:span text:style-name="T8">I/O &amp; Busses</text:span></text:p>
              </text:list-header>
            </text:list>
          </draw:text-box>
        </draw:frame>
        <presentation:notes draw:style-name="dp2">
          <draw:page-thumbnail draw:style-name="gr5" draw:layer="layout" svg:width="12.33cm" svg:height="9.525cm" svg:x="3.36cm" svg:y="1.905cm" draw:page-number="49" presentation:class="page"/>
          <draw:frame presentation:style-name="pr9" draw:text-style-name="P15" draw:layer="layout" svg:width="13.97cm" svg:height="11.43cm" svg:x="2.54cm" svg:y="12.065cm" presentation:class="notes" presentation:placeholder="true">
            <draw:text-box/>
          </draw:frame>
        </presentation:notes>
      </draw:page>
      <draw:page draw:name="page50" draw:style-name="dp3" draw:master-page-name="LTC_5f_OO_5f_Template" presentation:presentation-page-layout-name="AL2T1">
        <office:forms form:automatic-focus="false" form:apply-design-mode="false"/>
        <draw:frame presentation:style-name="pr7" draw:layer="layout" svg:width="23.367cm" svg:height="2.266cm" svg:x="1.301cm" svg:y="1.301cm" presentation:class="title">
          <draw:text-box>
            <text:list text:style-name="L2">
              <text:list-header>
                <text:p><text:span text:style-name="T4">I/O &amp; Busses</text:span></text:p>
              </text:list-header>
            </text:list>
          </draw:text-box>
        </draw:frame>
        <draw:frame presentation:style-name="pr20" draw:text-style-name="P27" draw:layer="layout" svg:width="23.367cm" svg:height="15.128cm" svg:x="1.301cm" svg:y="4.294cm" presentation:class="outline" presentation:user-transformed="true">
          <draw:text-box>
            <text:list text:style-name="L3">
              <text:list-item>
                <text:p><text:span text:style-name="T38">32-bit PCI 2.x is a good example</text:span></text:p>
                <text:list>
                  <text:list-item>
                    <text:p><text:span text:style-name="T38">Concepts apply mostly everywhere</text:span></text:p>
                    <text:p><text:span text:style-name="T38"/></text:p>
                  </text:list-item>
                </text:list>
              </text:list-item>
              <text:list-item>
                <text:p><text:span text:style-name="T38">What does endianness means to an IO bus ?</text:span></text:p>
                <text:p><text:span text:style-name="T38"/></text:p>
              </text:list-item>
              <text:list-item>
                <text:p><text:span text:style-name="T38">How does the CPU endianness and IO bus relate to each other ?</text:span></text:p>
                <text:p><text:span text:style-name="T38"/></text:p>
              </text:list-item>
            </text:list>
          </draw:text-box>
        </draw:frame>
        <presentation:notes draw:style-name="dp2">
          <draw:page-thumbnail draw:style-name="gr5" draw:layer="layout" svg:width="12.33cm" svg:height="9.525cm" svg:x="3.36cm" svg:y="1.905cm" draw:page-number="50" presentation:class="page"/>
          <draw:frame presentation:style-name="pr9" draw:text-style-name="P15" draw:layer="layout" svg:width="13.97cm" svg:height="11.43cm" svg:x="2.54cm" svg:y="12.065cm" presentation:class="notes" presentation:placeholder="true">
            <draw:text-box/>
          </draw:frame>
        </presentation:notes>
      </draw:page>
      <draw:page draw:name="page51" draw:style-name="dp3" draw:master-page-name="LTC_5f_OO_5f_Template" presentation:presentation-page-layout-name="AL2T1">
        <office:forms form:automatic-focus="false" form:apply-design-mode="false"/>
        <draw:frame presentation:style-name="pr7" draw:layer="layout" svg:width="23.367cm" svg:height="2.266cm" svg:x="1.301cm" svg:y="1.301cm" presentation:class="title">
          <draw:text-box>
            <text:list text:style-name="L2">
              <text:list-header>
                <text:p><text:span text:style-name="T4">I/O &amp; Busses</text:span></text:p>
              </text:list-header>
            </text:list>
          </draw:text-box>
        </draw:frame>
        <draw:frame presentation:style-name="pr20" draw:text-style-name="P27" draw:layer="layout" svg:width="23.367cm" svg:height="15.128cm" svg:x="1.301cm" svg:y="4.294cm" presentation:class="outline" presentation:user-transformed="true">
          <draw:text-box>
            <text:list text:style-name="L3">
              <text:list-item>
                <text:p><text:span text:style-name="T38">Let's start with an example: MyStorageDevice</text:span></text:p>
                <text:list>
                  <text:list-item>
                    <text:p><text:span text:style-name="T38">Some 32-bit registers</text:span></text:p>
                    <text:list>
                      <text:list-item>
                        <text:p><text:span text:style-name="T38">Configuration (timings)</text:span></text:p>
                      </text:list-item>
                      <text:list-item>
                        <text:p><text:span text:style-name="T38">Commands</text:span></text:p>
                      </text:list-item>
                      <text:list-item>
                        <text:p><text:span text:style-name="T38">Status</text:span></text:p>
                      </text:list-item>
                    </text:list>
                  </text:list-item>
                  <text:list-item>
                    <text:p><text:span text:style-name="T38">A 32-bit wide data register (FIFO)</text:span></text:p>
                    <text:list>
                      <text:list-item>
                        <text:p><text:span text:style-name="T38">“</text:span><text:span text:style-name="T38">Streams” data</text:span></text:p>
                      </text:list-item>
                    </text:list>
                  </text:list-item>
                  <text:list-item>
                    <text:p><text:span text:style-name="T38">Device is advertised as “Little Endian”</text:span></text:p>
                    <text:list>
                      <text:list-item>
                        <text:p><text:span text:style-name="T38">Or is just a PCI device...</text:span></text:p>
                      </text:list-item>
                    </text:list>
                  </text:list-item>
                </text:list>
              </text:list-item>
            </text:list>
          </draw:text-box>
        </draw:frame>
        <presentation:notes draw:style-name="dp2">
          <draw:page-thumbnail draw:style-name="gr5" draw:layer="layout" svg:width="12.33cm" svg:height="9.525cm" svg:x="3.36cm" svg:y="1.905cm" draw:page-number="51" presentation:class="page"/>
          <draw:frame presentation:style-name="pr9" draw:text-style-name="P15" draw:layer="layout" svg:width="13.97cm" svg:height="11.43cm" svg:x="2.54cm" svg:y="12.065cm" presentation:class="notes" presentation:placeholder="true">
            <draw:text-box/>
          </draw:frame>
        </presentation:notes>
      </draw:page>
      <draw:page draw:name="page52" draw:style-name="dp3" draw:master-page-name="LTC_5f_OO_5f_Template" presentation:presentation-page-layout-name="AL2T1">
        <office:forms form:automatic-focus="false" form:apply-design-mode="false"/>
        <draw:frame presentation:style-name="pr7" draw:layer="layout" svg:width="23.367cm" svg:height="2.266cm" svg:x="1.301cm" svg:y="1.301cm" presentation:class="title">
          <draw:text-box>
            <text:list text:style-name="L2">
              <text:list-header>
                <text:p><text:span text:style-name="T4">IO Busses</text:span></text:p>
              </text:list-header>
            </text:list>
          </draw:text-box>
        </draw:frame>
        <draw:frame presentation:style-name="pr20" draw:text-style-name="P27" draw:layer="layout" svg:width="23.367cm" svg:height="15.128cm" svg:x="1.301cm" svg:y="4.294cm" presentation:class="outline" presentation:user-transformed="true">
          <draw:text-box>
            <text:list text:style-name="L3">
              <text:list-item>
                <text:p><text:span text:style-name="T38">Device documentation register map:</text:span></text:p>
              </text:list-item>
            </text:list>
          </draw:text-box>
        </draw:frame>
        <draw:frame draw:style-name="standard" draw:layer="layout" svg:width="10.557cm" svg:height="5.999cm" svg:x="7.104cm" svg:y="8.454cm">
          <table:table table:template-name="default" table:use-first-row-styles="true" table:use-banding-rows-styles="true">
            <table:table-column table:style-name="co1"/>
            <table:table-column table:style-name="co2"/>
            <table:table-row table:style-name="ro1" table:default-cell-style-name="ce1">
              <table:table-cell>
                <text:p><text:span text:style-name="T9">Offset</text:span></text:p>
              </table:table-cell>
              <table:table-cell>
                <text:p><text:span text:style-name="T9">Name</text:span></text:p>
              </table:table-cell>
            </table:table-row>
            <table:table-row table:style-name="ro1">
              <table:table-cell table:style-name="ce2">
                <text:p text:style-name="P28"><text:span text:style-name="T39">0</text:span></text:p>
              </table:table-cell>
              <table:table-cell table:style-name="ce3">
                <text:p>CONFIG</text:p>
              </table:table-cell>
            </table:table-row>
            <table:table-row table:style-name="ro1">
              <table:table-cell table:style-name="ce4">
                <text:p text:style-name="P28">4</text:p>
              </table:table-cell>
              <table:table-cell table:style-name="ce3">
                <text:p>TIMING</text:p>
              </table:table-cell>
            </table:table-row>
            <table:table-row table:style-name="ro1">
              <table:table-cell table:style-name="ce4">
                <text:p text:style-name="P28">8</text:p>
              </table:table-cell>
              <table:table-cell table:style-name="ce3">
                <text:p>COMMAND</text:p>
              </table:table-cell>
            </table:table-row>
            <table:table-row table:style-name="ro1">
              <table:table-cell table:style-name="ce2">
                <text:p text:style-name="P28"><text:span text:style-name="T39">12</text:span></text:p>
              </table:table-cell>
              <table:table-cell table:style-name="ce3">
                <text:p>STATUS</text:p>
              </table:table-cell>
            </table:table-row>
            <table:table-row table:style-name="ro1">
              <table:table-cell table:style-name="ce2">
                <text:p text:style-name="P28"><text:span text:style-name="T39">14</text:span></text:p>
              </table:table-cell>
              <table:table-cell table:style-name="ce3">
                <text:p>DATA</text:p>
              </table:table-cell>
            </table:table-row>
          </table:table>
          <draw:image xlink:href="Pictures/TablePreview1.svm" xlink:type="simple" xlink:show="embed" xlink:actuate="onLoad"/>
        </draw:frame>
        <draw:line draw:style-name="gr12" draw:layer="layout" svg:x1="19.885cm" svg:y1="13.975cm" svg:x2="17.98cm" svg:y2="13.975cm">
          <text:p/>
        </draw:line>
        <draw:frame draw:style-name="gr10" draw:layer="layout" svg:width="3.363cm" svg:height="0.937cm" svg:x="20.52cm" svg:y="13.675cm">
          <draw:text-box>
            <text:p>Our FIFO</text:p>
          </draw:text-box>
        </draw:frame>
        <presentation:notes draw:style-name="dp2">
          <draw:page-thumbnail draw:style-name="gr5" draw:layer="layout" svg:width="12.33cm" svg:height="9.525cm" svg:x="3.36cm" svg:y="1.905cm" draw:page-number="52" presentation:class="page"/>
          <draw:frame presentation:style-name="pr9" draw:text-style-name="P15" draw:layer="layout" svg:width="13.97cm" svg:height="11.43cm" svg:x="2.54cm" svg:y="12.065cm" presentation:class="notes" presentation:placeholder="true">
            <draw:text-box/>
          </draw:frame>
        </presentation:notes>
      </draw:page>
      <draw:page draw:name="page53" draw:style-name="dp3" draw:master-page-name="LTC_5f_OO_5f_Template" presentation:presentation-page-layout-name="AL2T1">
        <office:forms form:automatic-focus="false" form:apply-design-mode="false"/>
        <draw:frame presentation:style-name="pr7" draw:layer="layout" svg:width="23.367cm" svg:height="2.266cm" svg:x="1.301cm" svg:y="1.301cm" presentation:class="title">
          <draw:text-box>
            <text:list text:style-name="L2">
              <text:list-header>
                <text:p><text:span text:style-name="T4">IO Busses</text:span></text:p>
              </text:list-header>
            </text:list>
          </draw:text-box>
        </draw:frame>
        <draw:frame presentation:style-name="pr20" draw:text-style-name="P27" draw:layer="layout" svg:width="23.367cm" svg:height="15.128cm" svg:x="1.301cm" svg:y="4.294cm" presentation:class="outline" presentation:user-transformed="true">
          <draw:text-box>
            <text:list text:style-name="L3">
              <text:list-item>
                <text:p><text:span text:style-name="T38">How do I access the config register ?</text:span></text:p>
                <text:list>
                  <text:list-header>
                    <text:p><text:span text:style-name="T38"/></text:p>
                    <text:p><text:span text:style-name="T34">writel(value, base + REG_CONFIG);</text:span></text:p>
                  </text:list-header>
                </text:list>
                <text:p><text:span text:style-name="T34"/></text:p>
              </text:list-item>
              <text:list-item>
                <text:p><text:span text:style-name="T38">What do that do (simplified, no barriers) ?</text:span></text:p>
                <text:list>
                  <text:list-item>
                    <text:p><text:span text:style-name="T38">Little Endian:</text:span></text:p>
                    <text:p><text:span text:style-name="T30"/></text:p>
                    <text:p><text:span text:style-name="T30">*(u32 *)(base + REG_CONFIG) = value;</text:span></text:p>
                    <text:p><text:span text:style-name="T40"/></text:p>
                  </text:list-item>
                  <text:list-item>
                    <text:p><text:span text:style-name="T38">Big Endian:</text:span></text:p>
                    <text:p><text:span text:style-name="T30"/></text:p>
                    <text:p><text:span text:style-name="T30">*(u32 *)(base + REG_CONFIG) = swap32(value);</text:span></text:p>
                  </text:list-item>
                </text:list>
              </text:list-item>
            </text:list>
          </draw:text-box>
        </draw:frame>
        <presentation:notes draw:style-name="dp2">
          <draw:page-thumbnail draw:style-name="gr5" draw:layer="layout" svg:width="12.33cm" svg:height="9.525cm" svg:x="3.36cm" svg:y="1.905cm" draw:page-number="53" presentation:class="page"/>
          <draw:frame presentation:style-name="pr9" draw:text-style-name="P15" draw:layer="layout" svg:width="13.97cm" svg:height="11.43cm" svg:x="2.54cm" svg:y="12.065cm" presentation:class="notes" presentation:placeholder="true">
            <draw:text-box/>
          </draw:frame>
        </presentation:notes>
      </draw:page>
      <draw:page draw:name="page54" draw:style-name="dp3" draw:master-page-name="LTC_5f_OO_5f_Template" presentation:presentation-page-layout-name="AL2T1">
        <office:forms form:automatic-focus="false" form:apply-design-mode="false"/>
        <draw:frame presentation:style-name="pr7" draw:layer="layout" svg:width="23.367cm" svg:height="2.266cm" svg:x="1.301cm" svg:y="1.301cm" presentation:class="title">
          <draw:text-box>
            <text:list text:style-name="L2">
              <text:list-header>
                <text:p><text:span text:style-name="T4">IO Busses</text:span></text:p>
              </text:list-header>
            </text:list>
          </draw:text-box>
        </draw:frame>
        <draw:frame presentation:style-name="pr20" draw:text-style-name="P27" draw:layer="layout" svg:width="23.367cm" svg:height="15.128cm" svg:x="1.301cm" svg:y="4.294cm" presentation:class="outline" presentation:user-transformed="true">
          <draw:text-box>
            <text:list text:style-name="L3">
              <text:list-item>
                <text:p><text:span text:style-name="T38">How do I access the fifo ?</text:span></text:p>
                <text:list>
                  <text:list-header>
                    <text:p><text:span text:style-name="T38"/></text:p>
                  </text:list-header>
                  <text:list-item>
                    <text:p><text:span text:style-name="T38">Can I use writel or readl ?</text:span></text:p>
                    <text:p><text:span text:style-name="T38"/></text:p>
                  </text:list-item>
                  <text:list-item>
                    <text:p><text:span text:style-name="T38">Is this correct ?</text:span></text:p>
                    <text:p><text:span text:style-name="T38"/></text:p>
                    <text:p><text:span text:style-name="T30">while(count--)</text:span></text:p>
                    <text:list>
                      <text:list-header>
                        <text:p><text:span text:style-name="T30">*(buf++) = readl(base + REG_FIFO);</text:span></text:p>
                        <text:p><text:span text:style-name="T30"/></text:p>
                      </text:list-header>
                    </text:list>
                  </text:list-item>
                </text:list>
              </text:list-item>
            </text:list>
          </draw:text-box>
        </draw:frame>
        <presentation:notes draw:style-name="dp2">
          <draw:page-thumbnail draw:style-name="gr5" draw:layer="layout" svg:width="12.33cm" svg:height="9.525cm" svg:x="3.36cm" svg:y="1.905cm" draw:page-number="54" presentation:class="page"/>
          <draw:frame presentation:style-name="pr9" draw:text-style-name="P15" draw:layer="layout" svg:width="13.97cm" svg:height="11.43cm" svg:x="2.54cm" svg:y="12.065cm" presentation:class="notes" presentation:placeholder="true">
            <draw:text-box/>
          </draw:frame>
        </presentation:notes>
      </draw:page>
      <draw:page draw:name="page55" draw:style-name="dp3" draw:master-page-name="LTC_5f_OO_5f_Template" presentation:presentation-page-layout-name="AL2T1">
        <office:forms form:automatic-focus="false" form:apply-design-mode="false"/>
        <draw:frame presentation:style-name="pr7" draw:layer="layout" svg:width="23.367cm" svg:height="2.266cm" svg:x="1.301cm" svg:y="1.301cm" presentation:class="title">
          <draw:text-box>
            <text:list text:style-name="L2">
              <text:list-header>
                <text:p><text:span text:style-name="T4">IO Busses</text:span></text:p>
              </text:list-header>
            </text:list>
          </draw:text-box>
        </draw:frame>
        <draw:frame presentation:style-name="pr20" draw:text-style-name="P27" draw:layer="layout" svg:width="23.367cm" svg:height="15.128cm" svg:x="1.301cm" svg:y="4.294cm" presentation:class="outline" presentation:user-transformed="true">
          <draw:text-box>
            <text:list text:style-name="L3">
              <text:list-item>
                <text:p><text:span text:style-name="T38">The “new” iomap accessors gives a clue:</text:span></text:p>
                <text:p><text:span text:style-name="T30"/></text:p>
                <text:p><text:span text:style-name="T30">extern void iowrite8(u8, void __iomem *);</text:span></text:p>
                <text:p><text:span text:style-name="T30">extern void iowrite16(u16, void __iomem *);</text:span></text:p>
                <text:p><text:span text:style-name="T30">extern void iowrite16be(u16, void __iomem *);</text:span></text:p>
                <text:p><text:span text:style-name="T30">extern void iowrite32(u32, void __iomem *);</text:span></text:p>
                <text:p><text:span text:style-name="T30">extern void iowrite32be(u32, void __iomem *);</text:span></text:p>
                <text:p><text:span text:style-name="T30"><text:s text:c="3"/></text:span><text:span text:style-name="T30">../..</text:span></text:p>
                <text:p><text:span text:style-name="T30">extern void ioread8</text:span><text:span text:style-name="T23">_rep</text:span><text:span text:style-name="T30">(void __iomem *port, void *buf, unsigned long count);</text:span></text:p>
                <text:p><text:span text:style-name="T30">extern void ioread16</text:span><text:span text:style-name="T23">_rep</text:span><text:span text:style-name="T30">(void __iomem *port, void *buf, unsigned long count);</text:span></text:p>
                <text:p><text:span text:style-name="T30">extern void ioread32</text:span><text:span text:style-name="T23">_rep</text:span><text:span text:style-name="T30">(void __iomem *port, void *buf, unsigned long count);</text:span></text:p>
              </text:list-item>
            </text:list>
          </draw:text-box>
        </draw:frame>
        <presentation:notes draw:style-name="dp2">
          <draw:page-thumbnail draw:style-name="gr5" draw:layer="layout" svg:width="12.33cm" svg:height="9.525cm" svg:x="3.36cm" svg:y="1.905cm" draw:page-number="55" presentation:class="page"/>
          <draw:frame presentation:style-name="pr9" draw:text-style-name="P15" draw:layer="layout" svg:width="13.97cm" svg:height="11.43cm" svg:x="2.54cm" svg:y="12.065cm" presentation:class="notes" presentation:placeholder="true">
            <draw:text-box/>
          </draw:frame>
        </presentation:notes>
      </draw:page>
      <draw:page draw:name="page56" draw:style-name="dp3" draw:master-page-name="LTC_5f_OO_5f_Template" presentation:presentation-page-layout-name="AL2T1">
        <office:forms form:automatic-focus="false" form:apply-design-mode="false"/>
        <draw:frame presentation:style-name="pr7" draw:layer="layout" svg:width="23.367cm" svg:height="2.266cm" svg:x="1.301cm" svg:y="1.301cm" presentation:class="title">
          <draw:text-box>
            <text:list text:style-name="L2">
              <text:list-header>
                <text:p><text:span text:style-name="T4">IO Busses</text:span></text:p>
              </text:list-header>
            </text:list>
          </draw:text-box>
        </draw:frame>
        <draw:frame presentation:style-name="pr20" draw:text-style-name="P27" draw:layer="layout" svg:width="23.367cm" svg:height="15.128cm" svg:x="1.301cm" svg:y="4.294cm" presentation:class="outline" presentation:user-transformed="true">
          <draw:text-box>
            <text:list text:style-name="L3">
              <text:list-item>
                <text:p><text:span text:style-name="T38">The “new” iomap accessors gives a clue:</text:span></text:p>
                <text:p><text:span text:style-name="T30"/></text:p>
                <text:p><text:span text:style-name="T30">extern void iowrite8(u8, void __iomem *);</text:span></text:p>
                <text:p><text:span text:style-name="T30">extern void iowrite16(u16, void __iomem *);</text:span></text:p>
                <text:p><text:span text:style-name="T30">extern void iowrite16be(u16, void __iomem *);</text:span></text:p>
                <text:p><text:span text:style-name="T30">extern void iowrite32(u32, void __iomem *);</text:span></text:p>
                <text:p><text:span text:style-name="T30">extern void iowrite32be(u32, void __iomem *);</text:span></text:p>
                <text:p><text:span text:style-name="T30"><text:s text:c="3"/></text:span><text:span text:style-name="T30">../.. ←</text:span><text:span text:style-name="T41"> What was here ?</text:span></text:p>
                <text:p><text:span text:style-name="T30">extern void ioread8_rep(void __iomem *port, void *buf, unsigned long count);</text:span></text:p>
                <text:p><text:span text:style-name="T30">extern void ioread16_rep(void __iomem *port, void *buf, unsigned long count);</text:span></text:p>
                <text:p><text:span text:style-name="T30">extern void ioread32_rep(void __iomem *port, void *buf, unsigned long count);</text:span></text:p>
              </text:list-item>
            </text:list>
          </draw:text-box>
        </draw:frame>
        <presentation:notes draw:style-name="dp2">
          <draw:page-thumbnail draw:style-name="gr5" draw:layer="layout" svg:width="12.33cm" svg:height="9.525cm" svg:x="3.36cm" svg:y="1.905cm" draw:page-number="56" presentation:class="page"/>
          <draw:frame presentation:style-name="pr9" draw:text-style-name="P15" draw:layer="layout" svg:width="13.97cm" svg:height="11.43cm" svg:x="2.54cm" svg:y="12.065cm" presentation:class="notes" presentation:placeholder="true">
            <draw:text-box/>
          </draw:frame>
        </presentation:notes>
      </draw:page>
      <draw:page draw:name="page57" draw:style-name="dp3" draw:master-page-name="LTC_5f_OO_5f_Template" presentation:presentation-page-layout-name="AL2T1">
        <office:forms form:automatic-focus="false" form:apply-design-mode="false"/>
        <draw:frame presentation:style-name="pr7" draw:layer="layout" svg:width="23.367cm" svg:height="2.266cm" svg:x="1.301cm" svg:y="1.301cm" presentation:class="title">
          <draw:text-box>
            <text:list text:style-name="L2">
              <text:list-header>
                <text:p><text:span text:style-name="T4">IO Busses</text:span></text:p>
              </text:list-header>
            </text:list>
          </draw:text-box>
        </draw:frame>
        <draw:frame presentation:style-name="pr20" draw:text-style-name="P27" draw:layer="layout" svg:width="23.367cm" svg:height="15.128cm" svg:x="1.301cm" svg:y="4.294cm" presentation:class="outline" presentation:user-transformed="true">
          <draw:text-box>
            <text:list text:style-name="L3">
              <text:list-item>
                <text:p><text:span text:style-name="T38">The “new” iomap accessors gives a clue:</text:span></text:p>
                <text:p><text:span text:style-name="T30"/></text:p>
                <text:p><text:span text:style-name="T30">/*</text:span></text:p>
                <text:p><text:span text:style-name="T30"><text:s/></text:span><text:span text:style-name="T30">* "string" versions of the above. Note that they</text:span></text:p>
                <text:p><text:span text:style-name="T30"><text:s/></text:span><text:span text:style-name="T30">* use native byte ordering for the accesses (on</text:span></text:p>
                <text:p><text:span text:style-name="T30"><text:s/></text:span><text:span text:style-name="T30">* the assumption that IO and memory agree on a</text:span></text:p>
                <text:p><text:span text:style-name="T30"><text:s/></text:span><text:span text:style-name="T30">* byte order, and CPU byteorder is irrelevant).</text:span></text:p>
                <text:p><text:span text:style-name="T30"><text:s/></text:span><text:span text:style-name="T30">*</text:span></text:p>
                <text:p><text:span text:style-name="T30"><text:s text:c="2"/></text:span><text:span text:style-name="T30">../..</text:span></text:p>
                <text:p><text:span text:style-name="T30"/></text:p>
              </text:list-item>
            </text:list>
          </draw:text-box>
        </draw:frame>
        <presentation:notes draw:style-name="dp2">
          <draw:page-thumbnail draw:style-name="gr5" draw:layer="layout" svg:width="12.33cm" svg:height="9.525cm" svg:x="3.36cm" svg:y="1.905cm" draw:page-number="57" presentation:class="page"/>
          <draw:frame presentation:style-name="pr9" draw:text-style-name="P15" draw:layer="layout" svg:width="13.97cm" svg:height="11.43cm" svg:x="2.54cm" svg:y="12.065cm" presentation:class="notes" presentation:placeholder="true">
            <draw:text-box/>
          </draw:frame>
        </presentation:notes>
      </draw:page>
      <draw:page draw:name="page58" draw:style-name="dp3" draw:master-page-name="LTC_5f_OO_5f_Template" presentation:presentation-page-layout-name="AL2T1">
        <office:forms form:automatic-focus="false" form:apply-design-mode="false"/>
        <draw:frame presentation:style-name="pr7" draw:layer="layout" svg:width="23.367cm" svg:height="2.266cm" svg:x="1.301cm" svg:y="1.301cm" presentation:class="title">
          <draw:text-box>
            <text:list text:style-name="L2">
              <text:list-header>
                <text:p><text:span text:style-name="T4">IO Busses</text:span></text:p>
              </text:list-header>
            </text:list>
          </draw:text-box>
        </draw:frame>
        <draw:frame presentation:style-name="pr20" draw:text-style-name="P27" draw:layer="layout" svg:width="25.369cm" svg:height="15.128cm" svg:x="1.301cm" svg:y="4.294cm" presentation:class="outline" presentation:user-transformed="true">
          <draw:text-box>
            <text:list text:style-name="L3">
              <text:list-item>
                <text:p><text:span text:style-name="T38">The answer is thus … No</text:span></text:p>
                <text:list>
                  <text:list-item>
                    <text:p><text:span text:style-name="T38">You do </text:span><text:span text:style-name="T42">NOT</text:span><text:span text:style-name="T38"> byteswap accesses to a FIFO</text:span></text:p>
                    <text:list>
                      <text:list-item>
                        <text:p><text:span text:style-name="T38">Unless your HW guy is on crack</text:span></text:p>
                      </text:list-item>
                      <text:list-item>
                        <text:p><text:span text:style-name="T38">But why ?</text:span></text:p>
                      </text:list-item>
                    </text:list>
                  </text:list-item>
                </text:list>
              </text:list-item>
            </text:list>
          </draw:text-box>
        </draw:frame>
        <presentation:notes draw:style-name="dp2">
          <draw:page-thumbnail draw:style-name="gr5" draw:layer="layout" svg:width="12.33cm" svg:height="9.525cm" svg:x="3.36cm" svg:y="1.905cm" draw:page-number="58" presentation:class="page"/>
          <draw:frame presentation:style-name="pr9" draw:text-style-name="P15" draw:layer="layout" svg:width="13.97cm" svg:height="11.43cm" svg:x="2.54cm" svg:y="12.065cm" presentation:class="notes" presentation:placeholder="true">
            <draw:text-box/>
          </draw:frame>
        </presentation:notes>
      </draw:page>
      <draw:page draw:name="page59" draw:style-name="dp3" draw:master-page-name="LTC_5f_OO_5f_Template" presentation:presentation-page-layout-name="AL2T1">
        <office:forms form:automatic-focus="false" form:apply-design-mode="false"/>
        <draw:frame presentation:style-name="pr7" draw:layer="layout" svg:width="23.367cm" svg:height="2.266cm" svg:x="1.301cm" svg:y="1.301cm" presentation:class="title">
          <draw:text-box>
            <text:list text:style-name="L2">
              <text:list-header>
                <text:p><text:span text:style-name="T4">IO Busses</text:span></text:p>
              </text:list-header>
            </text:list>
          </draw:text-box>
        </draw:frame>
        <draw:frame presentation:style-name="pr20" draw:text-style-name="P27" draw:layer="layout" svg:width="23.367cm" svg:height="15.128cm" svg:x="1.301cm" svg:y="4.294cm" presentation:class="outline" presentation:user-transformed="true">
          <draw:text-box>
            <text:list text:style-name="L3">
              <text:list-item>
                <text:p><text:span text:style-name="T38">Endianness is not really about the device or a piece of memory...</text:span></text:p>
                <text:list>
                  <text:list-item>
                    <text:p><text:span text:style-name="T38">Attribute of an given “number” of more than 8-bits</text:span></text:p>
                    <text:list>
                      <text:list-item>
                        <text:p><text:span text:style-name="T43">Content of a register</text:span></text:p>
                      </text:list-item>
                      <text:list-item>
                        <text:p><text:span text:style-name="T38">Fields of structures DMA'd to/from memory</text:span></text:p>
                        <text:list>
                          <text:list-header>
                            <text:p><text:span text:style-name="T38">→ </text:span><text:span text:style-name="T38">Individual fields</text:span></text:p>
                          </text:list-header>
                        </text:list>
                      </text:list-item>
                    </text:list>
                  </text:list-item>
                </text:list>
              </text:list-item>
              <text:list-item>
                <text:p><text:span text:style-name="T38">So what about our FIFO ?</text:span></text:p>
                <text:list>
                  <text:list-item>
                    <text:p><text:span text:style-name="T38">It's a “window” to a bag of bytes</text:span></text:p>
                    <text:list>
                      <text:list-item>
                        <text:p><text:span text:style-name="T38">A piece of memory</text:span></text:p>
                      </text:list-item>
                    </text:list>
                  </text:list-item>
                </text:list>
              </text:list-item>
            </text:list>
          </draw:text-box>
        </draw:frame>
        <presentation:notes draw:style-name="dp2">
          <draw:page-thumbnail draw:style-name="gr5" draw:layer="layout" svg:width="12.33cm" svg:height="9.525cm" svg:x="3.36cm" svg:y="1.905cm" draw:page-number="59" presentation:class="page"/>
          <draw:frame presentation:style-name="pr9" draw:text-style-name="P15" draw:layer="layout" svg:width="13.97cm" svg:height="11.43cm" svg:x="2.54cm" svg:y="12.065cm" presentation:class="notes" presentation:placeholder="true">
            <draw:text-box/>
          </draw:frame>
        </presentation:notes>
      </draw:page>
      <draw:page draw:name="page60" draw:style-name="dp3" draw:master-page-name="LTC_5f_OO_5f_Template" presentation:presentation-page-layout-name="AL2T1">
        <office:forms form:automatic-focus="false" form:apply-design-mode="false"/>
        <draw:frame presentation:style-name="pr7" draw:layer="layout" svg:width="23.367cm" svg:height="2.266cm" svg:x="1.301cm" svg:y="1.301cm" presentation:class="title">
          <draw:text-box>
            <text:list text:style-name="L2">
              <text:list-header>
                <text:p><text:span text:style-name="T4">IO Busses</text:span></text:p>
              </text:list-header>
            </text:list>
          </draw:text-box>
        </draw:frame>
        <draw:frame presentation:style-name="pr20" draw:text-style-name="P27" draw:layer="layout" svg:width="23.367cm" svg:height="15.128cm" svg:x="1.301cm" svg:y="4.294cm" presentation:class="outline" presentation:user-transformed="true">
          <draw:text-box>
            <text:list text:style-name="L3">
              <text:list-item>
                <text:p><text:span text:style-name="T38">Storage:</text:span></text:p>
                <text:p><text:span text:style-name="T38"/></text:p>
                <text:p><text:span text:style-name="T38"/></text:p>
                <text:p><text:span text:style-name="T38"/></text:p>
                <text:p><text:span text:style-name="T38"/></text:p>
                <text:p><text:span text:style-name="T38"/></text:p>
                <text:p><text:span text:style-name="T38"/></text:p>
              </text:list-item>
              <text:list-item>
                <text:p><text:span text:style-name="T38">Memory:</text:span></text:p>
                <text:p><text:span text:style-name="T38"/></text:p>
              </text:list-item>
            </text:list>
          </draw:text-box>
        </draw:frame>
        <draw:custom-shape draw:style-name="gr55" draw:text-style-name="P12" draw:layer="layout" svg:width="1.878cm" svg:height="1.963cm" svg:x="3.141cm" svg:y="8.895cm">
          <text:p text:style-name="P5"><text:span text:style-name="T4">AA</text:span></text:p>
          <draw:enhanced-geometry svg:viewBox="0 0 21600 21600" draw:type="rectangle" draw:enhanced-path="M 0 0 L 21600 0 21600 21600 0 21600 0 0 Z N"/>
        </draw:custom-shape>
        <draw:custom-shape draw:style-name="gr55" draw:text-style-name="P12" draw:layer="layout" svg:width="1.878cm" svg:height="1.963cm" svg:x="5.14cm" svg:y="8.894cm">
          <text:p text:style-name="P5"><text:span text:style-name="T4">BB</text:span></text:p>
          <draw:enhanced-geometry svg:viewBox="0 0 21600 21600" draw:type="rectangle" draw:enhanced-path="M 0 0 L 21600 0 21600 21600 0 21600 0 0 Z N"/>
        </draw:custom-shape>
        <draw:custom-shape draw:style-name="gr55" draw:text-style-name="P12" draw:layer="layout" svg:width="1.878cm" svg:height="1.963cm" svg:x="7.14cm" svg:y="8.894cm">
          <text:p text:style-name="P5"><text:span text:style-name="T4">CC</text:span></text:p>
          <draw:enhanced-geometry svg:viewBox="0 0 21600 21600" draw:type="rectangle" draw:enhanced-path="M 0 0 L 21600 0 21600 21600 0 21600 0 0 Z N"/>
        </draw:custom-shape>
        <draw:custom-shape draw:style-name="gr55" draw:text-style-name="P12" draw:layer="layout" svg:width="1.878cm" svg:height="1.963cm" svg:x="9.139cm" svg:y="8.893cm">
          <text:p text:style-name="P5"><text:span text:style-name="T4">DD</text:span></text:p>
          <draw:enhanced-geometry svg:viewBox="0 0 21600 21600" draw:type="rectangle" draw:enhanced-path="M 0 0 L 21600 0 21600 21600 0 21600 0 0 Z N"/>
        </draw:custom-shape>
        <draw:line draw:style-name="gr56" draw:layer="layout" svg:x1="7.22cm" svg:y1="11.63cm" svg:x2="7.22cm" svg:y2="14.17cm">
          <text:p/>
        </draw:line>
        <draw:custom-shape draw:style-name="gr6" draw:text-style-name="P12" draw:layer="layout" svg:width="1.878cm" svg:height="1.963cm" svg:x="3.141cm" svg:y="16.694cm">
          <text:p text:style-name="P5"><text:span text:style-name="T4">AA</text:span></text:p>
          <draw:enhanced-geometry svg:viewBox="0 0 21600 21600" draw:type="rectangle" draw:enhanced-path="M 0 0 L 21600 0 21600 21600 0 21600 0 0 Z N"/>
        </draw:custom-shape>
        <draw:custom-shape draw:style-name="gr6" draw:text-style-name="P12" draw:layer="layout" svg:width="1.878cm" svg:height="1.963cm" svg:x="5.14cm" svg:y="16.693cm">
          <text:p text:style-name="P5"><text:span text:style-name="T4">BB</text:span></text:p>
          <draw:enhanced-geometry svg:viewBox="0 0 21600 21600" draw:type="rectangle" draw:enhanced-path="M 0 0 L 21600 0 21600 21600 0 21600 0 0 Z N"/>
        </draw:custom-shape>
        <draw:custom-shape draw:style-name="gr6" draw:text-style-name="P12" draw:layer="layout" svg:width="1.878cm" svg:height="1.963cm" svg:x="7.14cm" svg:y="16.693cm">
          <text:p text:style-name="P5"><text:span text:style-name="T4">CC</text:span></text:p>
          <draw:enhanced-geometry svg:viewBox="0 0 21600 21600" draw:type="rectangle" draw:enhanced-path="M 0 0 L 21600 0 21600 21600 0 21600 0 0 Z N"/>
        </draw:custom-shape>
        <draw:custom-shape draw:style-name="gr6" draw:text-style-name="P12" draw:layer="layout" svg:width="1.878cm" svg:height="1.963cm" svg:x="9.139cm" svg:y="16.692cm">
          <text:p text:style-name="P5"><text:span text:style-name="T4">DD</text:span></text:p>
          <draw:enhanced-geometry svg:viewBox="0 0 21600 21600" draw:type="rectangle" draw:enhanced-path="M 0 0 L 21600 0 21600 21600 0 21600 0 0 Z N"/>
        </draw:custom-shape>
        <draw:custom-shape draw:style-name="gr6" draw:text-style-name="P12" draw:layer="layout" svg:width="1.878cm" svg:height="1.963cm" svg:x="11.138cm" svg:y="16.691cm">
          <text:p text:style-name="P5"><text:span text:style-name="T4">??</text:span></text:p>
          <draw:enhanced-geometry svg:viewBox="0 0 21600 21600" draw:type="rectangle" draw:enhanced-path="M 0 0 L 21600 0 21600 21600 0 21600 0 0 Z N"/>
        </draw:custom-shape>
        <draw:custom-shape draw:style-name="gr6" draw:text-style-name="P12" draw:layer="layout" svg:width="1.878cm" svg:height="1.963cm" svg:x="13.138cm" svg:y="16.691cm">
          <text:p text:style-name="P5"><text:span text:style-name="T4">??</text:span></text:p>
          <draw:enhanced-geometry svg:viewBox="0 0 21600 21600" draw:type="rectangle" draw:enhanced-path="M 0 0 L 21600 0 21600 21600 0 21600 0 0 Z N"/>
        </draw:custom-shape>
        <draw:custom-shape draw:style-name="gr6" draw:text-style-name="P12" draw:layer="layout" svg:width="1.878cm" svg:height="1.963cm" svg:x="15.137cm" svg:y="16.69cm">
          <text:p text:style-name="P5"><text:span text:style-name="T4">??</text:span></text:p>
          <draw:enhanced-geometry svg:viewBox="0 0 21600 21600" draw:type="rectangle" draw:enhanced-path="M 0 0 L 21600 0 21600 21600 0 21600 0 0 Z N"/>
        </draw:custom-shape>
        <draw:custom-shape draw:style-name="gr6" draw:text-style-name="P12" draw:layer="layout" svg:width="6.617cm" svg:height="1.963cm" svg:x="19.129cm" svg:y="16.689cm">
          <text:p text:style-name="P5"><text:span text:style-name="T4">...</text:span></text:p>
          <draw:enhanced-geometry svg:viewBox="0 0 21600 21600" draw:type="rectangle" draw:enhanced-path="M 0 0 L 21600 0 21600 21600 0 21600 0 0 Z N"/>
        </draw:custom-shape>
        <draw:custom-shape draw:style-name="gr6" draw:text-style-name="P12" draw:layer="layout" svg:width="1.878cm" svg:height="1.963cm" svg:x="17.136cm" svg:y="16.689cm">
          <text:p text:style-name="P5"><text:span text:style-name="T4">??</text:span></text:p>
          <draw:enhanced-geometry svg:viewBox="0 0 21600 21600" draw:type="rectangle" draw:enhanced-path="M 0 0 L 21600 0 21600 21600 0 21600 0 0 Z N"/>
        </draw:custom-shape>
        <draw:custom-shape draw:style-name="gr6" draw:text-style-name="P12" draw:layer="layout" svg:width="1.878cm" svg:height="1.963cm" svg:x="3.141cm" svg:y="6.494cm">
          <text:p text:style-name="P5"><text:span text:style-name="T4">AA</text:span></text:p>
          <draw:enhanced-geometry svg:viewBox="0 0 21600 21600" draw:type="rectangle" draw:enhanced-path="M 0 0 L 21600 0 21600 21600 0 21600 0 0 Z N"/>
        </draw:custom-shape>
        <draw:custom-shape draw:style-name="gr6" draw:text-style-name="P12" draw:layer="layout" svg:width="1.878cm" svg:height="1.963cm" svg:x="5.14cm" svg:y="6.493cm">
          <text:p text:style-name="P5"><text:span text:style-name="T4">BB</text:span></text:p>
          <draw:enhanced-geometry svg:viewBox="0 0 21600 21600" draw:type="rectangle" draw:enhanced-path="M 0 0 L 21600 0 21600 21600 0 21600 0 0 Z N"/>
        </draw:custom-shape>
        <draw:custom-shape draw:style-name="gr6" draw:text-style-name="P12" draw:layer="layout" svg:width="1.878cm" svg:height="1.963cm" svg:x="7.14cm" svg:y="6.493cm">
          <text:p text:style-name="P5"><text:span text:style-name="T4">CC</text:span></text:p>
          <draw:enhanced-geometry svg:viewBox="0 0 21600 21600" draw:type="rectangle" draw:enhanced-path="M 0 0 L 21600 0 21600 21600 0 21600 0 0 Z N"/>
        </draw:custom-shape>
        <draw:custom-shape draw:style-name="gr6" draw:text-style-name="P12" draw:layer="layout" svg:width="1.878cm" svg:height="1.963cm" svg:x="9.139cm" svg:y="6.492cm">
          <text:p text:style-name="P5"><text:span text:style-name="T4">DD</text:span></text:p>
          <draw:enhanced-geometry svg:viewBox="0 0 21600 21600" draw:type="rectangle" draw:enhanced-path="M 0 0 L 21600 0 21600 21600 0 21600 0 0 Z N"/>
        </draw:custom-shape>
        <draw:custom-shape draw:style-name="gr6" draw:text-style-name="P12" draw:layer="layout" svg:width="1.878cm" svg:height="1.963cm" svg:x="11.138cm" svg:y="6.491cm">
          <text:p text:style-name="P5"><text:span text:style-name="T4">EE</text:span></text:p>
          <draw:enhanced-geometry svg:viewBox="0 0 21600 21600" draw:type="rectangle" draw:enhanced-path="M 0 0 L 21600 0 21600 21600 0 21600 0 0 Z N"/>
        </draw:custom-shape>
        <draw:custom-shape draw:style-name="gr6" draw:text-style-name="P12" draw:layer="layout" svg:width="1.878cm" svg:height="1.963cm" svg:x="13.138cm" svg:y="6.491cm">
          <text:p text:style-name="P5"><text:span text:style-name="T4">FF</text:span></text:p>
          <draw:enhanced-geometry svg:viewBox="0 0 21600 21600" draw:type="rectangle" draw:enhanced-path="M 0 0 L 21600 0 21600 21600 0 21600 0 0 Z N"/>
        </draw:custom-shape>
        <draw:custom-shape draw:style-name="gr6" draw:text-style-name="P12" draw:layer="layout" svg:width="1.878cm" svg:height="1.963cm" svg:x="15.137cm" svg:y="6.49cm">
          <text:p text:style-name="P5"><text:span text:style-name="T4">AA</text:span></text:p>
          <draw:enhanced-geometry svg:viewBox="0 0 21600 21600" draw:type="rectangle" draw:enhanced-path="M 0 0 L 21600 0 21600 21600 0 21600 0 0 Z N"/>
        </draw:custom-shape>
        <draw:custom-shape draw:style-name="gr6" draw:text-style-name="P12" draw:layer="layout" svg:width="6.617cm" svg:height="1.963cm" svg:x="19.129cm" svg:y="6.489cm">
          <text:p text:style-name="P5"><text:span text:style-name="T4">...</text:span></text:p>
          <draw:enhanced-geometry svg:viewBox="0 0 21600 21600" draw:type="rectangle" draw:enhanced-path="M 0 0 L 21600 0 21600 21600 0 21600 0 0 Z N"/>
        </draw:custom-shape>
        <draw:custom-shape draw:style-name="gr6" draw:text-style-name="P12" draw:layer="layout" svg:width="1.878cm" svg:height="1.963cm" svg:x="17.136cm" svg:y="6.489cm">
          <text:p text:style-name="P5"><text:span text:style-name="T4">BB</text:span></text:p>
          <draw:enhanced-geometry svg:viewBox="0 0 21600 21600" draw:type="rectangle" draw:enhanced-path="M 0 0 L 21600 0 21600 21600 0 21600 0 0 Z N"/>
        </draw:custom-shape>
        <draw:frame draw:style-name="gr10" draw:layer="layout" svg:width="1.835cm" svg:height="0.937cm" svg:x="12.065cm" svg:y="9.625cm">
          <draw:text-box>
            <text:p>FIFO</text:p>
          </draw:text-box>
        </draw:frame>
        <draw:frame draw:style-name="gr10" draw:text-style-name="P18" draw:layer="layout" svg:width="0.425cm" svg:height="0.937cm" svg:x="3.936cm" svg:y="5.49cm">
          <draw:text-box>
            <text:p><text:span text:style-name="T10">0</text:span></text:p>
          </draw:text-box>
        </draw:frame>
        <draw:frame draw:style-name="gr10" draw:text-style-name="P18" draw:layer="layout" svg:width="0.425cm" svg:height="0.937cm" svg:x="5.837cm" svg:y="5.491cm">
          <draw:text-box>
            <text:p><text:span text:style-name="T10">1</text:span></text:p>
          </draw:text-box>
        </draw:frame>
        <draw:frame draw:style-name="gr10" draw:text-style-name="P18" draw:layer="layout" svg:width="0.425cm" svg:height="0.937cm" svg:x="7.937cm" svg:y="5.491cm">
          <draw:text-box>
            <text:p><text:span text:style-name="T10">2</text:span></text:p>
          </draw:text-box>
        </draw:frame>
        <draw:frame draw:style-name="gr10" draw:text-style-name="P18" draw:layer="layout" svg:width="0.425cm" svg:height="0.937cm" svg:x="9.937cm" svg:y="5.491cm">
          <draw:text-box>
            <text:p><text:span text:style-name="T10">3</text:span></text:p>
          </draw:text-box>
        </draw:frame>
        <draw:frame draw:style-name="gr10" draw:text-style-name="P18" draw:layer="layout" svg:width="0.425cm" svg:height="0.937cm" svg:x="11.937cm" svg:y="5.491cm">
          <draw:text-box>
            <text:p><text:span text:style-name="T10">4</text:span></text:p>
          </draw:text-box>
        </draw:frame>
        <draw:frame draw:style-name="gr10" draw:text-style-name="P18" draw:layer="layout" svg:width="0.425cm" svg:height="0.937cm" svg:x="13.837cm" svg:y="5.491cm">
          <draw:text-box>
            <text:p><text:span text:style-name="T10">5</text:span></text:p>
          </draw:text-box>
        </draw:frame>
        <draw:frame draw:style-name="gr10" draw:text-style-name="P18" draw:layer="layout" svg:width="0.425cm" svg:height="0.937cm" svg:x="15.937cm" svg:y="5.491cm">
          <draw:text-box>
            <text:p><text:span text:style-name="T10">6</text:span></text:p>
          </draw:text-box>
        </draw:frame>
        <draw:frame draw:style-name="gr10" draw:text-style-name="P18" draw:layer="layout" svg:width="0.425cm" svg:height="0.937cm" svg:x="17.838cm" svg:y="5.492cm">
          <draw:text-box>
            <text:p><text:span text:style-name="T10">7</text:span></text:p>
          </draw:text-box>
        </draw:frame>
        <draw:frame draw:style-name="gr10" draw:text-style-name="P18" draw:layer="layout" svg:width="0.425cm" svg:height="0.937cm" svg:x="15.938cm" svg:y="5.492cm">
          <draw:text-box>
            <text:p><text:span text:style-name="T10">6</text:span></text:p>
          </draw:text-box>
        </draw:frame>
        <draw:frame draw:style-name="gr10" draw:text-style-name="P18" draw:layer="layout" svg:width="0.425cm" svg:height="0.937cm" svg:x="3.937cm" svg:y="15.691cm">
          <draw:text-box>
            <text:p><text:span text:style-name="T10">0</text:span></text:p>
          </draw:text-box>
        </draw:frame>
        <draw:frame draw:style-name="gr10" draw:text-style-name="P18" draw:layer="layout" svg:width="0.425cm" svg:height="0.937cm" svg:x="5.838cm" svg:y="15.692cm">
          <draw:text-box>
            <text:p><text:span text:style-name="T10">1</text:span></text:p>
          </draw:text-box>
        </draw:frame>
        <draw:frame draw:style-name="gr10" draw:text-style-name="P18" draw:layer="layout" svg:width="0.425cm" svg:height="0.937cm" svg:x="7.938cm" svg:y="15.692cm">
          <draw:text-box>
            <text:p><text:span text:style-name="T10">2</text:span></text:p>
          </draw:text-box>
        </draw:frame>
        <draw:frame draw:style-name="gr10" draw:text-style-name="P18" draw:layer="layout" svg:width="0.425cm" svg:height="0.937cm" svg:x="9.938cm" svg:y="15.692cm">
          <draw:text-box>
            <text:p><text:span text:style-name="T10">3</text:span></text:p>
          </draw:text-box>
        </draw:frame>
        <draw:frame draw:style-name="gr10" draw:text-style-name="P18" draw:layer="layout" svg:width="0.425cm" svg:height="0.937cm" svg:x="11.938cm" svg:y="15.692cm">
          <draw:text-box>
            <text:p><text:span text:style-name="T10">4</text:span></text:p>
          </draw:text-box>
        </draw:frame>
        <draw:frame draw:style-name="gr10" draw:text-style-name="P18" draw:layer="layout" svg:width="0.425cm" svg:height="0.937cm" svg:x="13.838cm" svg:y="15.692cm">
          <draw:text-box>
            <text:p><text:span text:style-name="T10">5</text:span></text:p>
          </draw:text-box>
        </draw:frame>
        <draw:frame draw:style-name="gr10" draw:text-style-name="P18" draw:layer="layout" svg:width="0.425cm" svg:height="0.937cm" svg:x="15.938cm" svg:y="15.692cm">
          <draw:text-box>
            <text:p><text:span text:style-name="T10">6</text:span></text:p>
          </draw:text-box>
        </draw:frame>
        <draw:frame draw:style-name="gr10" draw:text-style-name="P18" draw:layer="layout" svg:width="0.425cm" svg:height="0.937cm" svg:x="17.839cm" svg:y="15.693cm">
          <draw:text-box>
            <text:p><text:span text:style-name="T10">7</text:span></text:p>
          </draw:text-box>
        </draw:frame>
        <draw:frame draw:style-name="gr10" draw:text-style-name="P18" draw:layer="layout" svg:width="0.425cm" svg:height="0.937cm" svg:x="15.939cm" svg:y="15.693cm">
          <draw:text-box>
            <text:p><text:span text:style-name="T10">6</text:span></text:p>
          </draw:text-box>
        </draw:frame>
        <presentation:notes draw:style-name="dp2">
          <draw:page-thumbnail draw:style-name="gr5" draw:layer="layout" svg:width="12.33cm" svg:height="9.525cm" svg:x="3.36cm" svg:y="1.905cm" draw:page-number="60" presentation:class="page"/>
          <draw:frame presentation:style-name="pr9" draw:text-style-name="P15" draw:layer="layout" svg:width="13.97cm" svg:height="11.43cm" svg:x="2.54cm" svg:y="12.065cm" presentation:class="notes" presentation:placeholder="true">
            <draw:text-box/>
          </draw:frame>
        </presentation:notes>
      </draw:page>
      <draw:page draw:name="page61" draw:style-name="dp3" draw:master-page-name="LTC_5f_OO_5f_Template" presentation:presentation-page-layout-name="AL2T1">
        <office:forms form:automatic-focus="false" form:apply-design-mode="false"/>
        <draw:frame presentation:style-name="pr7" draw:layer="layout" svg:width="23.367cm" svg:height="2.266cm" svg:x="1.301cm" svg:y="1.301cm" presentation:class="title">
          <draw:text-box>
            <text:list text:style-name="L2">
              <text:list-header>
                <text:p><text:span text:style-name="T4">IO Busses</text:span></text:p>
              </text:list-header>
            </text:list>
          </draw:text-box>
        </draw:frame>
        <draw:frame presentation:style-name="pr20" draw:text-style-name="P27" draw:layer="layout" svg:width="23.367cm" svg:height="15.128cm" svg:x="1.301cm" svg:y="4.294cm" presentation:class="outline" presentation:user-transformed="true">
          <draw:text-box>
            <text:list text:style-name="L3">
              <text:list-item>
                <text:p><text:span text:style-name="T38">Trick to remember it</text:span></text:p>
                <text:list>
                  <text:list-item>
                    <text:p><text:span text:style-name="T38">Not quite correct but does the job</text:span></text:p>
                  </text:list-item>
                </text:list>
              </text:list-item>
            </text:list>
          </draw:text-box>
        </draw:frame>
        <draw:custom-shape draw:style-name="gr57" draw:text-style-name="P5" draw:layer="layout" svg:width="4.445cm" svg:height="1.905cm" svg:x="3.81cm" svg:y="8.925cm">
          <text:p text:style-name="P5">Device</text:p>
          <draw:enhanced-geometry svg:viewBox="0 0 21600 21600" draw:type="rectangle" draw:enhanced-path="M 0 0 L 21600 0 21600 21600 0 21600 0 0 Z N"/>
        </draw:custom-shape>
        <draw:custom-shape draw:style-name="gr57" draw:text-style-name="P5" draw:layer="layout" svg:width="4.766cm" svg:height="1.905cm" svg:x="11.609cm" svg:y="8.924cm">
          <text:p text:style-name="P5">CPU</text:p>
          <draw:enhanced-geometry svg:viewBox="0 0 21600 21600" draw:type="rectangle" draw:enhanced-path="M 0 0 L 21600 0 21600 21600 0 21600 0 0 Z N"/>
        </draw:custom-shape>
        <draw:custom-shape draw:style-name="gr57" draw:text-style-name="P5" draw:layer="layout" svg:width="4.766cm" svg:height="1.905cm" svg:x="19.808cm" svg:y="8.923cm">
          <text:p text:style-name="P5">Memory</text:p>
          <draw:enhanced-geometry svg:viewBox="0 0 21600 21600" draw:type="rectangle" draw:enhanced-path="M 0 0 L 21600 0 21600 21600 0 21600 0 0 Z N"/>
        </draw:custom-shape>
        <draw:line draw:style-name="gr33" draw:layer="layout" svg:x1="8.69cm" svg:y1="10.83cm" svg:x2="11.23cm" svg:y2="8.925cm">
          <text:p/>
        </draw:line>
        <draw:line draw:style-name="gr33" draw:layer="layout" svg:x1="8.69cm" svg:y1="8.925cm" svg:x2="11.23cm" svg:y2="10.83cm">
          <text:p/>
        </draw:line>
        <draw:line draw:style-name="gr33" draw:layer="layout" svg:x1="16.889cm" svg:y1="10.83cm" svg:x2="19.429cm" svg:y2="8.925cm">
          <text:p/>
        </draw:line>
        <draw:line draw:style-name="gr33" draw:layer="layout" svg:x1="16.889cm" svg:y1="8.925cm" svg:x2="19.429cm" svg:y2="10.83cm">
          <text:p/>
        </draw:line>
        <draw:custom-shape draw:style-name="gr57" draw:text-style-name="P5" draw:layer="layout" svg:width="4.445cm" svg:height="1.905cm" svg:x="3.808cm" svg:y="14.224cm">
          <text:p text:style-name="P5">Device</text:p>
          <draw:enhanced-geometry svg:viewBox="0 0 21600 21600" draw:type="rectangle" draw:enhanced-path="M 0 0 L 21600 0 21600 21600 0 21600 0 0 Z N"/>
        </draw:custom-shape>
        <draw:custom-shape draw:style-name="gr57" draw:text-style-name="P5" draw:layer="layout" svg:width="4.766cm" svg:height="1.905cm" svg:x="11.607cm" svg:y="14.223cm">
          <text:p text:style-name="P5">CPU</text:p>
          <draw:enhanced-geometry svg:viewBox="0 0 21600 21600" draw:type="rectangle" draw:enhanced-path="M 0 0 L 21600 0 21600 21600 0 21600 0 0 Z N"/>
        </draw:custom-shape>
        <draw:custom-shape draw:style-name="gr57" draw:text-style-name="P5" draw:layer="layout" svg:width="4.766cm" svg:height="1.905cm" svg:x="19.806cm" svg:y="14.222cm">
          <text:p text:style-name="P5">Memory</text:p>
          <draw:enhanced-geometry svg:viewBox="0 0 21600 21600" draw:type="rectangle" draw:enhanced-path="M 0 0 L 21600 0 21600 21600 0 21600 0 0 Z N"/>
        </draw:custom-shape>
        <draw:line draw:style-name="gr33" draw:layer="layout" svg:x1="8.688cm" svg:y1="16.129cm" svg:x2="11.228cm" svg:y2="16.129cm">
          <text:p/>
        </draw:line>
        <draw:line draw:style-name="gr33" draw:layer="layout" svg:x1="8.688cm" svg:y1="14.224cm" svg:x2="11.228cm" svg:y2="14.224cm">
          <text:p/>
        </draw:line>
        <draw:line draw:style-name="gr33" draw:layer="layout" svg:x1="16.887cm" svg:y1="16.129cm" svg:x2="19.427cm" svg:y2="16.129cm">
          <text:p/>
        </draw:line>
        <draw:line draw:style-name="gr33" draw:layer="layout" svg:x1="16.887cm" svg:y1="14.224cm" svg:x2="19.427cm" svg:y2="14.224cm">
          <text:p/>
        </draw:line>
        <draw:frame draw:style-name="gr10" draw:layer="layout" svg:width="1.035cm" svg:height="0.937cm" svg:x="1.301cm" svg:y="9.356cm">
          <draw:text-box>
            <text:p>LE</text:p>
          </draw:text-box>
        </draw:frame>
        <draw:frame draw:style-name="gr10" draw:layer="layout" svg:width="1.084cm" svg:height="0.937cm" svg:x="1.302cm" svg:y="14.757cm">
          <draw:text-box>
            <text:p>BE</text:p>
          </draw:text-box>
        </draw:frame>
        <presentation:notes draw:style-name="dp2">
          <draw:page-thumbnail draw:style-name="gr5" draw:layer="layout" svg:width="12.33cm" svg:height="9.525cm" svg:x="3.36cm" svg:y="1.905cm" draw:page-number="61" presentation:class="page"/>
          <draw:frame presentation:style-name="pr9" draw:text-style-name="P15" draw:layer="layout" svg:width="13.97cm" svg:height="11.43cm" svg:x="2.54cm" svg:y="12.065cm" presentation:class="notes" presentation:placeholder="true">
            <draw:text-box/>
          </draw:frame>
        </presentation:notes>
      </draw:page>
      <draw:page draw:name="page62" draw:style-name="dp3" draw:master-page-name="LTC_5f_OO_5f_Template" presentation:presentation-page-layout-name="AL2T1">
        <office:forms form:automatic-focus="false" form:apply-design-mode="false"/>
        <draw:frame presentation:style-name="pr7" draw:layer="layout" svg:width="23.367cm" svg:height="2.266cm" svg:x="1.301cm" svg:y="1.301cm" presentation:class="title">
          <draw:text-box>
            <text:list text:style-name="L2">
              <text:list-header>
                <text:p><text:span text:style-name="T4">IO Busses</text:span></text:p>
              </text:list-header>
            </text:list>
          </draw:text-box>
        </draw:frame>
        <draw:frame presentation:style-name="pr20" draw:text-style-name="P27" draw:layer="layout" svg:width="23.367cm" svg:height="15.128cm" svg:x="1.301cm" svg:y="4.294cm" presentation:class="outline" presentation:user-transformed="true">
          <draw:text-box>
            <text:list text:style-name="L3">
              <text:list-item>
                <text:p><text:span text:style-name="T38">How is it all wired up ? CPU bus:</text:span></text:p>
                <text:p><text:span text:style-name="T38"/></text:p>
                <text:p><text:span text:style-name="T38"/></text:p>
                <text:p><text:span text:style-name="T38"/></text:p>
              </text:list-item>
              <text:list-item>
                <text:p><text:span text:style-name="T38">Which one is byte 0 ?</text:span></text:p>
              </text:list-item>
            </text:list>
          </draw:text-box>
        </draw:frame>
        <draw:custom-shape draw:style-name="gr58" draw:text-style-name="P5" draw:layer="layout" svg:width="4.445cm" svg:height="1.27cm" svg:x="3.175cm" svg:y="5.95cm">
          <text:p text:style-name="P5">AA</text:p>
          <draw:enhanced-geometry svg:viewBox="0 0 21600 21600" draw:type="rectangle" draw:enhanced-path="M 0 0 L 21600 0 21600 21600 0 21600 0 0 Z N"/>
        </draw:custom-shape>
        <draw:custom-shape draw:style-name="gr58" draw:text-style-name="P5" draw:layer="layout" svg:width="4.445cm" svg:height="1.27cm" svg:x="7.774cm" svg:y="5.949cm">
          <text:p text:style-name="P5">BB</text:p>
          <draw:enhanced-geometry svg:viewBox="0 0 21600 21600" draw:type="rectangle" draw:enhanced-path="M 0 0 L 21600 0 21600 21600 0 21600 0 0 Z N"/>
        </draw:custom-shape>
        <draw:custom-shape draw:style-name="gr58" draw:text-style-name="P5" draw:layer="layout" svg:width="4.445cm" svg:height="1.27cm" svg:x="12.374cm" svg:y="5.949cm">
          <text:p text:style-name="P5">CC</text:p>
          <draw:enhanced-geometry svg:viewBox="0 0 21600 21600" draw:type="rectangle" draw:enhanced-path="M 0 0 L 21600 0 21600 21600 0 21600 0 0 Z N"/>
        </draw:custom-shape>
        <draw:custom-shape draw:style-name="gr58" draw:text-style-name="P5" draw:layer="layout" svg:width="4.445cm" svg:height="1.27cm" svg:x="16.974cm" svg:y="5.949cm">
          <text:p text:style-name="P5">DD</text:p>
          <draw:enhanced-geometry svg:viewBox="0 0 21600 21600" draw:type="rectangle" draw:enhanced-path="M 0 0 L 21600 0 21600 21600 0 21600 0 0 Z N"/>
        </draw:custom-shape>
        <draw:frame draw:style-name="gr59" draw:layer="layout" svg:width="3.732cm" svg:height="0.937cm" svg:x="3.229cm" svg:y="7.555cm">
          <draw:text-box>
            <text:p>31<text:span text:style-name="T44">(*) </text:span><text:span text:style-name="T7">- MSB</text:span></text:p>
          </draw:text-box>
        </draw:frame>
        <draw:frame draw:style-name="gr10" draw:layer="layout" svg:width="2.682cm" svg:height="0.937cm" svg:x="18.63cm" svg:y="7.556cm">
          <draw:text-box>
            <text:p>0 - LSB</text:p>
          </draw:text-box>
        </draw:frame>
        <draw:frame draw:style-name="gr10" draw:text-style-name="P29" draw:layer="layout" svg:width="7.683cm" svg:height="0.469cm" svg:x="0.635cm" svg:y="19.05cm">
          <draw:text-box>
            <text:p><text:span text:style-name="T44">(*) We use a sane bit numbering, ie, not IBM</text:span></text:p>
          </draw:text-box>
        </draw:frame>
        <draw:custom-shape draw:style-name="gr58" draw:text-style-name="P5" draw:layer="layout" svg:width="4.445cm" svg:height="1.27cm" svg:x="3.174cm" svg:y="15.549cm">
          <text:p text:style-name="P5">AA</text:p>
          <draw:enhanced-geometry svg:viewBox="0 0 21600 21600" draw:type="rectangle" draw:enhanced-path="M 0 0 L 21600 0 21600 21600 0 21600 0 0 Z N"/>
        </draw:custom-shape>
        <draw:line draw:style-name="gr60" draw:layer="layout" svg:x1="5.38cm" svg:y1="12.23cm" svg:x2="5.38cm" svg:y2="14.77cm">
          <text:p/>
        </draw:line>
        <draw:frame draw:style-name="gr10" draw:text-style-name="P30" draw:layer="layout" svg:width="5.279cm" svg:height="1.151cm" svg:x="9.635cm" svg:y="12.366cm">
          <draw:text-box>
            <text:p><text:span text:style-name="T45">Big Endian</text:span></text:p>
          </draw:text-box>
        </draw:frame>
        <presentation:notes draw:style-name="dp2">
          <draw:page-thumbnail draw:style-name="gr5" draw:layer="layout" svg:width="12.33cm" svg:height="9.525cm" svg:x="3.36cm" svg:y="1.905cm" draw:page-number="62" presentation:class="page"/>
          <draw:frame presentation:style-name="pr9" draw:text-style-name="P15" draw:layer="layout" svg:width="13.97cm" svg:height="11.43cm" svg:x="2.54cm" svg:y="12.065cm" presentation:class="notes" presentation:placeholder="true">
            <draw:text-box/>
          </draw:frame>
        </presentation:notes>
      </draw:page>
      <draw:page draw:name="page63" draw:style-name="dp3" draw:master-page-name="LTC_5f_OO_5f_Template" presentation:presentation-page-layout-name="AL2T1">
        <office:forms form:automatic-focus="false" form:apply-design-mode="false"/>
        <draw:frame presentation:style-name="pr7" draw:layer="layout" svg:width="23.367cm" svg:height="2.266cm" svg:x="1.301cm" svg:y="1.301cm" presentation:class="title">
          <draw:text-box>
            <text:list text:style-name="L2">
              <text:list-header>
                <text:p><text:span text:style-name="T4">IO Busses</text:span></text:p>
              </text:list-header>
            </text:list>
          </draw:text-box>
        </draw:frame>
        <draw:frame presentation:style-name="pr20" draw:text-style-name="P27" draw:layer="layout" svg:width="23.367cm" svg:height="15.128cm" svg:x="1.301cm" svg:y="4.294cm" presentation:class="outline" presentation:user-transformed="true">
          <draw:text-box>
            <text:list text:style-name="L3">
              <text:list-item>
                <text:p><text:span text:style-name="T38">How is it all wired up ? CPU bus:</text:span></text:p>
                <text:p><text:span text:style-name="T38"/></text:p>
                <text:p><text:span text:style-name="T38"/></text:p>
                <text:p><text:span text:style-name="T38"/></text:p>
              </text:list-item>
              <text:list-item>
                <text:p><text:span text:style-name="T38">Which one is byte 0 ?</text:span></text:p>
              </text:list-item>
            </text:list>
          </draw:text-box>
        </draw:frame>
        <draw:custom-shape draw:style-name="gr58" draw:text-style-name="P31" draw:layer="layout" svg:width="4.445cm" svg:height="1.27cm" svg:x="3.175cm" svg:y="5.95cm">
          <text:p text:style-name="P31">AA</text:p>
          <draw:enhanced-geometry svg:viewBox="0 0 21600 21600" draw:type="rectangle" draw:enhanced-path="M 0 0 L 21600 0 21600 21600 0 21600 0 0 Z N"/>
        </draw:custom-shape>
        <draw:custom-shape draw:style-name="gr58" draw:text-style-name="P31" draw:layer="layout" svg:width="4.445cm" svg:height="1.27cm" svg:x="7.774cm" svg:y="5.949cm">
          <text:p text:style-name="P31">BB</text:p>
          <draw:enhanced-geometry svg:viewBox="0 0 21600 21600" draw:type="rectangle" draw:enhanced-path="M 0 0 L 21600 0 21600 21600 0 21600 0 0 Z N"/>
        </draw:custom-shape>
        <draw:custom-shape draw:style-name="gr58" draw:text-style-name="P31" draw:layer="layout" svg:width="4.445cm" svg:height="1.27cm" svg:x="12.374cm" svg:y="5.949cm">
          <text:p text:style-name="P31">CC</text:p>
          <draw:enhanced-geometry svg:viewBox="0 0 21600 21600" draw:type="rectangle" draw:enhanced-path="M 0 0 L 21600 0 21600 21600 0 21600 0 0 Z N"/>
        </draw:custom-shape>
        <draw:custom-shape draw:style-name="gr58" draw:text-style-name="P31" draw:layer="layout" svg:width="4.445cm" svg:height="1.27cm" svg:x="16.974cm" svg:y="5.949cm">
          <text:p text:style-name="P31">DD</text:p>
          <draw:enhanced-geometry svg:viewBox="0 0 21600 21600" draw:type="rectangle" draw:enhanced-path="M 0 0 L 21600 0 21600 21600 0 21600 0 0 Z N"/>
        </draw:custom-shape>
        <draw:frame draw:style-name="gr61" draw:text-style-name="P18" draw:layer="layout" svg:width="4.391cm" svg:height="0.937cm" svg:x="3.229cm" svg:y="7.555cm">
          <draw:text-box>
            <text:p text:style-name="P18">31<text:span text:style-name="T44">(*) </text:span><text:span text:style-name="T7">- MSB</text:span></text:p>
          </draw:text-box>
        </draw:frame>
        <draw:frame draw:style-name="gr10" draw:text-style-name="P18" draw:layer="layout" svg:width="2.682cm" svg:height="0.937cm" svg:x="18.63cm" svg:y="7.556cm">
          <draw:text-box>
            <text:p text:style-name="P18">0 - LSB</text:p>
          </draw:text-box>
        </draw:frame>
        <draw:frame draw:style-name="gr10" draw:text-style-name="P29" draw:layer="layout" svg:width="7.669cm" svg:height="0.471cm" svg:x="0.635cm" svg:y="19.05cm">
          <draw:text-box>
            <text:p text:style-name="P32"><text:span text:style-name="T44">(*) We use a sane bit numbering, ie, not IBM</text:span></text:p>
          </draw:text-box>
        </draw:frame>
        <draw:custom-shape draw:style-name="gr58" draw:text-style-name="P31" draw:layer="layout" svg:width="4.445cm" svg:height="1.27cm" svg:x="16.674cm" svg:y="15.549cm">
          <text:p text:style-name="P31">DD</text:p>
          <draw:enhanced-geometry svg:viewBox="0 0 21600 21600" draw:type="rectangle" draw:enhanced-path="M 0 0 L 21600 0 21600 21600 0 21600 0 0 Z N"/>
        </draw:custom-shape>
        <draw:line draw:style-name="gr60" draw:layer="layout" svg:x1="18.88cm" svg:y1="12.23cm" svg:x2="18.88cm" svg:y2="14.77cm">
          <text:p/>
        </draw:line>
        <draw:frame draw:style-name="gr10" draw:text-style-name="P30" draw:layer="layout" svg:width="6.183cm" svg:height="1.151cm" svg:x="9.635cm" svg:y="12.366cm">
          <draw:text-box>
            <text:p text:style-name="P33"><text:span text:style-name="T45">Little Endian</text:span></text:p>
          </draw:text-box>
        </draw:frame>
        <presentation:notes draw:style-name="dp2">
          <draw:page-thumbnail draw:style-name="gr5" draw:layer="layout" svg:width="12.33cm" svg:height="9.525cm" svg:x="3.36cm" svg:y="1.905cm" draw:page-number="63" presentation:class="page"/>
          <draw:frame presentation:style-name="pr9" draw:text-style-name="P15" draw:layer="layout" svg:width="13.97cm" svg:height="11.43cm" svg:x="2.54cm" svg:y="12.065cm" presentation:class="notes" presentation:placeholder="true">
            <draw:text-box/>
          </draw:frame>
        </presentation:notes>
      </draw:page>
      <draw:page draw:name="page64" draw:style-name="dp3" draw:master-page-name="LTC_5f_OO_5f_Template" presentation:presentation-page-layout-name="AL2T1">
        <office:forms form:automatic-focus="false" form:apply-design-mode="false"/>
        <draw:frame presentation:style-name="pr7" draw:layer="layout" svg:width="23.367cm" svg:height="2.266cm" svg:x="1.301cm" svg:y="1.301cm" presentation:class="title">
          <draw:text-box>
            <text:list text:style-name="L2">
              <text:list-header>
                <text:p><text:span text:style-name="T4">IO Busses</text:span></text:p>
              </text:list-header>
            </text:list>
          </draw:text-box>
        </draw:frame>
        <draw:frame presentation:style-name="pr20" draw:text-style-name="P27" draw:layer="layout" svg:width="23.367cm" svg:height="15.128cm" svg:x="1.301cm" svg:y="4.294cm" presentation:class="outline" presentation:user-transformed="true">
          <draw:text-box>
            <text:list text:style-name="L3">
              <text:list-item>
                <text:p><text:span text:style-name="T38">How does it connect to the IO bus ?</text:span></text:p>
                <text:p><text:span text:style-name="T38"/></text:p>
                <text:p><text:span text:style-name="T38"/></text:p>
                <text:p><text:span text:style-name="T42"><text:s text:c="6"/></text:span><text:span text:style-name="T42">Byte address invariance</text:span></text:p>
                <text:p><text:span text:style-name="T42"/></text:p>
                <text:p><text:span text:style-name="T38"/></text:p>
              </text:list-item>
              <text:list-item>
                <text:p><text:span text:style-name="T38">PCI specification says</text:span></text:p>
                <text:list>
                  <text:list-item>
                    <text:p><text:span text:style-name="T38">Data byte 0 is in AD[7:0]</text:span></text:p>
                    <text:p><text:span text:style-name="T38">(btw, that means Little Endian)</text:span></text:p>
                  </text:list-item>
                </text:list>
              </text:list-item>
            </text:list>
          </draw:text-box>
        </draw:frame>
        <presentation:notes draw:style-name="dp2">
          <draw:page-thumbnail draw:style-name="gr5" draw:layer="layout" svg:width="12.33cm" svg:height="9.525cm" svg:x="3.36cm" svg:y="1.905cm" draw:page-number="64" presentation:class="page"/>
          <draw:frame presentation:style-name="pr9" draw:text-style-name="P15" draw:layer="layout" svg:width="13.97cm" svg:height="11.43cm" svg:x="2.54cm" svg:y="12.065cm" presentation:class="notes" presentation:placeholder="true">
            <draw:text-box/>
          </draw:frame>
        </presentation:notes>
      </draw:page>
      <draw:page draw:name="page65" draw:style-name="dp3" draw:master-page-name="LTC_5f_OO_5f_Template" presentation:presentation-page-layout-name="AL2T1">
        <office:forms form:automatic-focus="false" form:apply-design-mode="false"/>
        <draw:frame presentation:style-name="pr7" draw:layer="layout" svg:width="23.367cm" svg:height="2.266cm" svg:x="1.301cm" svg:y="1.301cm" presentation:class="title">
          <draw:text-box>
            <text:list text:style-name="L2">
              <text:list-header>
                <text:p><text:span text:style-name="T4">IO Busses</text:span></text:p>
              </text:list-header>
            </text:list>
          </draw:text-box>
        </draw:frame>
        <draw:frame presentation:style-name="pr20" draw:text-style-name="P27" draw:layer="layout" svg:width="23.367cm" svg:height="15.128cm" svg:x="1.301cm" svg:y="4.294cm" presentation:class="outline" presentation:user-transformed="true">
          <draw:text-box>
            <text:list text:style-name="L3">
              <text:list-item>
                <text:p>CPU Bus</text:p>
                <text:p/>
                <text:p/>
                <text:p/>
                <text:p/>
                <text:p/>
                <text:p/>
                <text:p/>
              </text:list-item>
              <text:list-item>
                <text:p>PCI Bus</text:p>
              </text:list-item>
            </text:list>
          </draw:text-box>
        </draw:frame>
        <draw:custom-shape draw:style-name="gr58" draw:text-style-name="P31" draw:layer="layout" svg:width="4.445cm" svg:height="1.27cm" svg:x="3.173cm" svg:y="5.949cm">
          <text:p text:style-name="P31">AA</text:p>
          <draw:enhanced-geometry svg:viewBox="0 0 21600 21600" draw:type="rectangle" draw:enhanced-path="M 0 0 L 21600 0 21600 21600 0 21600 0 0 Z N"/>
        </draw:custom-shape>
        <draw:custom-shape draw:style-name="gr58" draw:text-style-name="P31" draw:layer="layout" svg:width="4.445cm" svg:height="1.27cm" svg:x="7.772cm" svg:y="5.948cm">
          <text:p text:style-name="P31">BB</text:p>
          <draw:enhanced-geometry svg:viewBox="0 0 21600 21600" draw:type="rectangle" draw:enhanced-path="M 0 0 L 21600 0 21600 21600 0 21600 0 0 Z N"/>
        </draw:custom-shape>
        <draw:custom-shape draw:style-name="gr58" draw:text-style-name="P31" draw:layer="layout" svg:width="4.445cm" svg:height="1.27cm" svg:x="12.372cm" svg:y="5.948cm">
          <text:p text:style-name="P31">CC</text:p>
          <draw:enhanced-geometry svg:viewBox="0 0 21600 21600" draw:type="rectangle" draw:enhanced-path="M 0 0 L 21600 0 21600 21600 0 21600 0 0 Z N"/>
        </draw:custom-shape>
        <draw:custom-shape draw:style-name="gr58" draw:text-style-name="P31" draw:layer="layout" svg:width="4.445cm" svg:height="1.27cm" svg:x="16.972cm" svg:y="5.948cm">
          <text:p text:style-name="P31">DD</text:p>
          <draw:enhanced-geometry svg:viewBox="0 0 21600 21600" draw:type="rectangle" draw:enhanced-path="M 0 0 L 21600 0 21600 21600 0 21600 0 0 Z N"/>
        </draw:custom-shape>
        <draw:frame draw:style-name="gr61" draw:text-style-name="P18" draw:layer="layout" svg:width="4.391cm" svg:height="0.937cm" svg:x="3.227cm" svg:y="7.554cm">
          <draw:text-box>
            <text:p text:style-name="P18"><text:span text:style-name="T44"><text:s/></text:span><text:span text:style-name="T7">31 - </text:span><text:span text:style-name="T7">MSB</text:span></text:p>
          </draw:text-box>
        </draw:frame>
        <draw:frame draw:style-name="gr10" draw:text-style-name="P18" draw:layer="layout" svg:width="2.682cm" svg:height="0.937cm" svg:x="18.628cm" svg:y="7.555cm">
          <draw:text-box>
            <text:p text:style-name="P18">0 - LSB</text:p>
          </draw:text-box>
        </draw:frame>
        <draw:custom-shape draw:style-name="gr58" draw:text-style-name="P31" draw:layer="layout" svg:width="4.445cm" svg:height="1.27cm" svg:x="3.173cm" svg:y="16.249cm">
          <text:p text:style-name="P31">??</text:p>
          <draw:enhanced-geometry svg:viewBox="0 0 21600 21600" draw:type="rectangle" draw:enhanced-path="M 0 0 L 21600 0 21600 21600 0 21600 0 0 Z N"/>
        </draw:custom-shape>
        <draw:custom-shape draw:style-name="gr58" draw:text-style-name="P31" draw:layer="layout" svg:width="4.445cm" svg:height="1.27cm" svg:x="7.772cm" svg:y="16.248cm">
          <text:p text:style-name="P31">??</text:p>
          <draw:enhanced-geometry svg:viewBox="0 0 21600 21600" draw:type="rectangle" draw:enhanced-path="M 0 0 L 21600 0 21600 21600 0 21600 0 0 Z N"/>
        </draw:custom-shape>
        <draw:custom-shape draw:style-name="gr58" draw:text-style-name="P31" draw:layer="layout" svg:width="4.445cm" svg:height="1.27cm" svg:x="12.372cm" svg:y="16.248cm">
          <text:p text:style-name="P31">??</text:p>
          <draw:enhanced-geometry svg:viewBox="0 0 21600 21600" draw:type="rectangle" draw:enhanced-path="M 0 0 L 21600 0 21600 21600 0 21600 0 0 Z N"/>
        </draw:custom-shape>
        <draw:custom-shape draw:style-name="gr58" draw:text-style-name="P31" draw:layer="layout" svg:width="4.445cm" svg:height="1.27cm" svg:x="16.972cm" svg:y="16.248cm">
          <text:p text:style-name="P31">??</text:p>
          <draw:enhanced-geometry svg:viewBox="0 0 21600 21600" draw:type="rectangle" draw:enhanced-path="M 0 0 L 21600 0 21600 21600 0 21600 0 0 Z N"/>
        </draw:custom-shape>
        <draw:frame draw:style-name="gr61" draw:text-style-name="P18" draw:layer="layout" svg:width="4.391cm" svg:height="0.937cm" svg:x="3.227cm" svg:y="17.854cm">
          <draw:text-box>
            <text:p text:style-name="P18">31<text:span text:style-name="T44"> </text:span><text:span text:style-name="T7">- MSB</text:span></text:p>
          </draw:text-box>
        </draw:frame>
        <draw:frame draw:style-name="gr10" draw:text-style-name="P18" draw:layer="layout" svg:width="2.682cm" svg:height="0.937cm" svg:x="18.628cm" svg:y="17.855cm">
          <draw:text-box>
            <text:p text:style-name="P18">0 - LSB</text:p>
          </draw:text-box>
        </draw:frame>
        <presentation:notes draw:style-name="dp2">
          <office:forms form:automatic-focus="false" form:apply-design-mode="false"/>
          <draw:page-thumbnail draw:style-name="gr5" draw:layer="layout" svg:width="12.33cm" svg:height="9.525cm" svg:x="3.36cm" svg:y="1.905cm" draw:page-number="65" presentation:class="page"/>
          <draw:frame presentation:style-name="pr9" draw:text-style-name="P15" draw:layer="layout" svg:width="13.97cm" svg:height="11.43cm" svg:x="2.54cm" svg:y="12.065cm" presentation:class="notes" presentation:placeholder="true">
            <draw:text-box/>
          </draw:frame>
        </presentation:notes>
      </draw:page>
      <draw:page draw:name="page66" draw:style-name="dp3" draw:master-page-name="LTC_5f_OO_5f_Template" presentation:presentation-page-layout-name="AL2T1">
        <office:forms form:automatic-focus="false" form:apply-design-mode="false"/>
        <draw:frame presentation:style-name="pr7" draw:layer="layout" svg:width="23.367cm" svg:height="2.266cm" svg:x="1.301cm" svg:y="1.301cm" presentation:class="title">
          <draw:text-box>
            <text:list text:style-name="L2">
              <text:list-header>
                <text:p><text:span text:style-name="T4">IO Busses</text:span></text:p>
              </text:list-header>
            </text:list>
          </draw:text-box>
        </draw:frame>
        <draw:frame presentation:style-name="pr20" draw:text-style-name="P27" draw:layer="layout" svg:width="23.367cm" svg:height="15.128cm" svg:x="1.301cm" svg:y="4.294cm" presentation:class="outline" presentation:user-transformed="true">
          <draw:text-box>
            <text:list text:style-name="L3">
              <text:list-item>
                <text:p>CPU Bus</text:p>
                <text:p/>
                <text:p/>
                <text:p/>
                <text:p/>
                <text:p/>
                <text:p/>
                <text:p/>
              </text:list-item>
              <text:list-item>
                <text:p>PCI Bus</text:p>
              </text:list-item>
            </text:list>
          </draw:text-box>
        </draw:frame>
        <draw:custom-shape draw:style-name="gr58" draw:text-style-name="P31" draw:layer="layout" svg:width="4.445cm" svg:height="1.27cm" svg:x="3.173cm" svg:y="5.949cm">
          <text:p text:style-name="P31">AA</text:p>
          <draw:enhanced-geometry svg:viewBox="0 0 21600 21600" draw:type="rectangle" draw:enhanced-path="M 0 0 L 21600 0 21600 21600 0 21600 0 0 Z N"/>
        </draw:custom-shape>
        <draw:custom-shape draw:style-name="gr58" draw:text-style-name="P31" draw:layer="layout" svg:width="4.445cm" svg:height="1.27cm" svg:x="7.772cm" svg:y="5.948cm">
          <text:p text:style-name="P31">BB</text:p>
          <draw:enhanced-geometry svg:viewBox="0 0 21600 21600" draw:type="rectangle" draw:enhanced-path="M 0 0 L 21600 0 21600 21600 0 21600 0 0 Z N"/>
        </draw:custom-shape>
        <draw:custom-shape draw:style-name="gr58" draw:text-style-name="P31" draw:layer="layout" svg:width="4.445cm" svg:height="1.27cm" svg:x="12.372cm" svg:y="5.948cm">
          <text:p text:style-name="P31">CC</text:p>
          <draw:enhanced-geometry svg:viewBox="0 0 21600 21600" draw:type="rectangle" draw:enhanced-path="M 0 0 L 21600 0 21600 21600 0 21600 0 0 Z N"/>
        </draw:custom-shape>
        <draw:custom-shape draw:style-name="gr58" draw:text-style-name="P31" draw:layer="layout" svg:width="4.445cm" svg:height="1.27cm" svg:x="16.972cm" svg:y="5.948cm">
          <text:p text:style-name="P31">DD</text:p>
          <draw:enhanced-geometry svg:viewBox="0 0 21600 21600" draw:type="rectangle" draw:enhanced-path="M 0 0 L 21600 0 21600 21600 0 21600 0 0 Z N"/>
        </draw:custom-shape>
        <draw:frame draw:style-name="gr61" draw:text-style-name="P18" draw:layer="layout" svg:width="4.391cm" svg:height="0.937cm" svg:x="3.227cm" svg:y="7.554cm">
          <draw:text-box>
            <text:p text:style-name="P18">31<text:span text:style-name="T44"> </text:span><text:span text:style-name="T7">- MSB</text:span></text:p>
          </draw:text-box>
        </draw:frame>
        <draw:frame draw:style-name="gr10" draw:text-style-name="P18" draw:layer="layout" svg:width="2.682cm" svg:height="0.937cm" svg:x="18.628cm" svg:y="7.555cm">
          <draw:text-box>
            <text:p text:style-name="P18">0 - LSB</text:p>
          </draw:text-box>
        </draw:frame>
        <draw:custom-shape draw:style-name="gr58" draw:text-style-name="P31" draw:layer="layout" svg:width="4.445cm" svg:height="1.27cm" svg:x="3.173cm" svg:y="16.249cm">
          <text:p text:style-name="P31">??</text:p>
          <draw:enhanced-geometry svg:viewBox="0 0 21600 21600" draw:type="rectangle" draw:enhanced-path="M 0 0 L 21600 0 21600 21600 0 21600 0 0 Z N"/>
        </draw:custom-shape>
        <draw:custom-shape draw:style-name="gr58" draw:text-style-name="P31" draw:layer="layout" svg:width="4.445cm" svg:height="1.27cm" svg:x="7.772cm" svg:y="16.248cm">
          <text:p text:style-name="P31">??</text:p>
          <draw:enhanced-geometry svg:viewBox="0 0 21600 21600" draw:type="rectangle" draw:enhanced-path="M 0 0 L 21600 0 21600 21600 0 21600 0 0 Z N"/>
        </draw:custom-shape>
        <draw:custom-shape draw:style-name="gr58" draw:text-style-name="P31" draw:layer="layout" svg:width="4.445cm" svg:height="1.27cm" svg:x="12.372cm" svg:y="16.248cm">
          <text:p text:style-name="P31">??</text:p>
          <draw:enhanced-geometry svg:viewBox="0 0 21600 21600" draw:type="rectangle" draw:enhanced-path="M 0 0 L 21600 0 21600 21600 0 21600 0 0 Z N"/>
        </draw:custom-shape>
        <draw:custom-shape draw:style-name="gr62" draw:text-style-name="P31" draw:layer="layout" svg:width="4.445cm" svg:height="1.27cm" svg:x="16.972cm" svg:y="16.248cm">
          <text:p text:style-name="P31">??</text:p>
          <draw:enhanced-geometry svg:viewBox="0 0 21600 21600" draw:type="rectangle" draw:enhanced-path="M 0 0 L 21600 0 21600 21600 0 21600 0 0 Z N"/>
        </draw:custom-shape>
        <draw:frame draw:style-name="gr61" draw:text-style-name="P18" draw:layer="layout" svg:width="4.391cm" svg:height="0.937cm" svg:x="3.227cm" svg:y="17.854cm">
          <draw:text-box>
            <text:p text:style-name="P18">31<text:span text:style-name="T44"> </text:span><text:span text:style-name="T7">- MSB</text:span></text:p>
          </draw:text-box>
        </draw:frame>
        <draw:frame draw:style-name="gr10" draw:text-style-name="P18" draw:layer="layout" svg:width="2.682cm" svg:height="0.937cm" svg:x="18.628cm" svg:y="17.855cm">
          <draw:text-box>
            <text:p text:style-name="P18">0 - LSB</text:p>
          </draw:text-box>
        </draw:frame>
        <draw:frame draw:style-name="gr63" draw:text-style-name="P34" draw:layer="layout" svg:width="3.81cm" svg:height="0.985cm" svg:x="10.795cm" svg:y="11.465cm">
          <draw:text-box>
            <text:p text:style-name="P34">Byte 0</text:p>
          </draw:text-box>
        </draw:frame>
        <draw:line draw:style-name="gr64" draw:layer="layout" svg:x1="12.065cm" svg:y1="12.7cm" svg:x2="18.415cm" svg:y2="15.875cm">
          <text:p/>
        </draw:line>
        <presentation:notes draw:style-name="dp2">
          <office:forms form:automatic-focus="false" form:apply-design-mode="false"/>
          <draw:page-thumbnail draw:style-name="gr5" draw:layer="layout" svg:width="12.33cm" svg:height="9.525cm" svg:x="3.36cm" svg:y="1.905cm" draw:page-number="66" presentation:class="page"/>
          <draw:frame presentation:style-name="pr9" draw:text-style-name="P15" draw:layer="layout" svg:width="13.97cm" svg:height="11.43cm" svg:x="2.54cm" svg:y="12.065cm" presentation:class="notes" presentation:placeholder="true">
            <draw:text-box/>
          </draw:frame>
        </presentation:notes>
      </draw:page>
      <draw:page draw:name="page67" draw:style-name="dp3" draw:master-page-name="LTC_5f_OO_5f_Template" presentation:presentation-page-layout-name="AL2T1">
        <office:forms form:automatic-focus="false" form:apply-design-mode="false"/>
        <draw:frame presentation:style-name="pr7" draw:layer="layout" svg:width="23.367cm" svg:height="2.266cm" svg:x="1.301cm" svg:y="1.301cm" presentation:class="title">
          <draw:text-box>
            <text:list text:style-name="L2">
              <text:list-header>
                <text:p><text:span text:style-name="T4">IO Busses</text:span></text:p>
              </text:list-header>
            </text:list>
          </draw:text-box>
        </draw:frame>
        <draw:frame presentation:style-name="pr20" draw:text-style-name="P27" draw:layer="layout" svg:width="23.367cm" svg:height="15.128cm" svg:x="1.301cm" svg:y="4.294cm" presentation:class="outline" presentation:user-transformed="true">
          <draw:text-box>
            <text:list text:style-name="L3">
              <text:list-item>
                <text:p>CPU Bus – <text:span text:style-name="T9">Little Endian</text:span></text:p>
                <text:p/>
                <text:p/>
                <text:p/>
                <text:p/>
                <text:p/>
                <text:p/>
                <text:p/>
              </text:list-item>
              <text:list-item>
                <text:p>PCI Bus</text:p>
              </text:list-item>
            </text:list>
          </draw:text-box>
        </draw:frame>
        <draw:custom-shape draw:style-name="gr58" draw:text-style-name="P31" draw:layer="layout" svg:width="4.445cm" svg:height="1.27cm" svg:x="3.173cm" svg:y="5.949cm">
          <text:p text:style-name="P31">AA</text:p>
          <draw:enhanced-geometry svg:viewBox="0 0 21600 21600" draw:type="rectangle" draw:enhanced-path="M 0 0 L 21600 0 21600 21600 0 21600 0 0 Z N"/>
        </draw:custom-shape>
        <draw:custom-shape draw:style-name="gr58" draw:text-style-name="P31" draw:layer="layout" svg:width="4.445cm" svg:height="1.27cm" svg:x="7.772cm" svg:y="5.948cm">
          <text:p text:style-name="P31">BB</text:p>
          <draw:enhanced-geometry svg:viewBox="0 0 21600 21600" draw:type="rectangle" draw:enhanced-path="M 0 0 L 21600 0 21600 21600 0 21600 0 0 Z N"/>
        </draw:custom-shape>
        <draw:custom-shape draw:style-name="gr58" draw:text-style-name="P31" draw:layer="layout" svg:width="4.445cm" svg:height="1.27cm" svg:x="12.372cm" svg:y="5.948cm">
          <text:p text:style-name="P31">CC</text:p>
          <draw:enhanced-geometry svg:viewBox="0 0 21600 21600" draw:type="rectangle" draw:enhanced-path="M 0 0 L 21600 0 21600 21600 0 21600 0 0 Z N"/>
        </draw:custom-shape>
        <draw:custom-shape draw:style-name="gr62" draw:text-style-name="P31" draw:layer="layout" svg:width="4.445cm" svg:height="1.27cm" svg:x="16.972cm" svg:y="5.948cm">
          <text:p text:style-name="P31">DD</text:p>
          <draw:enhanced-geometry svg:viewBox="0 0 21600 21600" draw:type="rectangle" draw:enhanced-path="M 0 0 L 21600 0 21600 21600 0 21600 0 0 Z N"/>
        </draw:custom-shape>
        <draw:frame draw:style-name="gr61" draw:text-style-name="P18" draw:layer="layout" svg:width="4.391cm" svg:height="0.937cm" svg:x="3.227cm" svg:y="7.554cm">
          <draw:text-box>
            <text:p text:style-name="P18">31<text:span text:style-name="T44"> </text:span><text:span text:style-name="T7">- MSB</text:span></text:p>
          </draw:text-box>
        </draw:frame>
        <draw:frame draw:style-name="gr10" draw:text-style-name="P18" draw:layer="layout" svg:width="2.682cm" svg:height="0.937cm" svg:x="18.628cm" svg:y="7.555cm">
          <draw:text-box>
            <text:p text:style-name="P18">0 - LSB</text:p>
          </draw:text-box>
        </draw:frame>
        <draw:custom-shape draw:style-name="gr58" draw:text-style-name="P31" draw:layer="layout" svg:width="4.445cm" svg:height="1.27cm" svg:x="3.173cm" svg:y="16.249cm">
          <text:p text:style-name="P31">AA</text:p>
          <draw:enhanced-geometry svg:viewBox="0 0 21600 21600" draw:type="rectangle" draw:enhanced-path="M 0 0 L 21600 0 21600 21600 0 21600 0 0 Z N"/>
        </draw:custom-shape>
        <draw:custom-shape draw:style-name="gr58" draw:text-style-name="P31" draw:layer="layout" svg:width="4.445cm" svg:height="1.27cm" svg:x="7.772cm" svg:y="16.248cm">
          <text:p text:style-name="P31">BB</text:p>
          <draw:enhanced-geometry svg:viewBox="0 0 21600 21600" draw:type="rectangle" draw:enhanced-path="M 0 0 L 21600 0 21600 21600 0 21600 0 0 Z N"/>
        </draw:custom-shape>
        <draw:custom-shape draw:style-name="gr58" draw:text-style-name="P31" draw:layer="layout" svg:width="4.445cm" svg:height="1.27cm" svg:x="12.372cm" svg:y="16.248cm">
          <text:p text:style-name="P31">CC</text:p>
          <draw:enhanced-geometry svg:viewBox="0 0 21600 21600" draw:type="rectangle" draw:enhanced-path="M 0 0 L 21600 0 21600 21600 0 21600 0 0 Z N"/>
        </draw:custom-shape>
        <draw:custom-shape draw:style-name="gr62" draw:text-style-name="P31" draw:layer="layout" svg:width="4.445cm" svg:height="1.27cm" svg:x="16.972cm" svg:y="16.248cm">
          <text:p text:style-name="P31">DD</text:p>
          <draw:enhanced-geometry svg:viewBox="0 0 21600 21600" draw:type="rectangle" draw:enhanced-path="M 0 0 L 21600 0 21600 21600 0 21600 0 0 Z N"/>
        </draw:custom-shape>
        <draw:frame draw:style-name="gr61" draw:text-style-name="P18" draw:layer="layout" svg:width="4.391cm" svg:height="0.937cm" svg:x="3.227cm" svg:y="17.854cm">
          <draw:text-box>
            <text:p text:style-name="P18">31<text:span text:style-name="T44"> </text:span><text:span text:style-name="T7">- MSB</text:span></text:p>
          </draw:text-box>
        </draw:frame>
        <draw:frame draw:style-name="gr10" draw:text-style-name="P18" draw:layer="layout" svg:width="2.682cm" svg:height="0.937cm" svg:x="18.628cm" svg:y="17.855cm">
          <draw:text-box>
            <text:p text:style-name="P18">0 - LSB</text:p>
          </draw:text-box>
        </draw:frame>
        <draw:frame draw:style-name="gr63" draw:text-style-name="P34" draw:layer="layout" svg:width="3.81cm" svg:height="0.987cm" svg:x="14.995cm" svg:y="11.465cm">
          <draw:text-box>
            <text:p text:style-name="P34">Byte 0</text:p>
          </draw:text-box>
        </draw:frame>
        <draw:line draw:style-name="gr64" draw:layer="layout" svg:x1="19.215cm" svg:y1="9.025cm" svg:x2="19.215cm" svg:y2="15.375cm">
          <text:p/>
        </draw:line>
        <presentation:notes draw:style-name="dp2">
          <office:forms form:automatic-focus="false" form:apply-design-mode="false"/>
          <draw:page-thumbnail draw:style-name="gr5" draw:layer="layout" svg:width="12.33cm" svg:height="9.525cm" svg:x="3.36cm" svg:y="1.905cm" draw:page-number="67" presentation:class="page"/>
          <draw:frame presentation:style-name="pr9" draw:text-style-name="P15" draw:layer="layout" svg:width="13.97cm" svg:height="11.43cm" svg:x="2.54cm" svg:y="12.065cm" presentation:class="notes" presentation:placeholder="true">
            <draw:text-box/>
          </draw:frame>
        </presentation:notes>
      </draw:page>
      <draw:page draw:name="page68" draw:style-name="dp3" draw:master-page-name="LTC_5f_OO_5f_Template" presentation:presentation-page-layout-name="AL2T1">
        <office:forms form:automatic-focus="false" form:apply-design-mode="false"/>
        <draw:frame presentation:style-name="pr7" draw:layer="layout" svg:width="23.367cm" svg:height="2.266cm" svg:x="1.301cm" svg:y="1.301cm" presentation:class="title">
          <draw:text-box>
            <text:list text:style-name="L2">
              <text:list-header>
                <text:p><text:span text:style-name="T4">IO Busses</text:span></text:p>
              </text:list-header>
            </text:list>
          </draw:text-box>
        </draw:frame>
        <draw:frame presentation:style-name="pr20" draw:text-style-name="P27" draw:layer="layout" svg:width="23.367cm" svg:height="15.128cm" svg:x="1.301cm" svg:y="4.294cm" presentation:class="outline" presentation:user-transformed="true">
          <draw:text-box>
            <text:list text:style-name="L3">
              <text:list-item>
                <text:p>CPU Bus – <text:span text:style-name="T9">Big Endian</text:span></text:p>
                <text:p/>
                <text:p/>
                <text:p/>
                <text:p/>
                <text:p/>
                <text:p/>
                <text:p/>
              </text:list-item>
              <text:list-item>
                <text:p>PCI Bus</text:p>
              </text:list-item>
            </text:list>
          </draw:text-box>
        </draw:frame>
        <draw:custom-shape draw:style-name="gr62" draw:text-style-name="P31" draw:layer="layout" svg:width="4.445cm" svg:height="1.27cm" svg:x="3.173cm" svg:y="5.949cm">
          <text:p text:style-name="P31">AA</text:p>
          <draw:enhanced-geometry svg:viewBox="0 0 21600 21600" draw:type="rectangle" draw:enhanced-path="M 0 0 L 21600 0 21600 21600 0 21600 0 0 Z N"/>
        </draw:custom-shape>
        <draw:custom-shape draw:style-name="gr58" draw:text-style-name="P31" draw:layer="layout" svg:width="4.445cm" svg:height="1.27cm" svg:x="7.772cm" svg:y="5.948cm">
          <text:p text:style-name="P31">BB</text:p>
          <draw:enhanced-geometry svg:viewBox="0 0 21600 21600" draw:type="rectangle" draw:enhanced-path="M 0 0 L 21600 0 21600 21600 0 21600 0 0 Z N"/>
        </draw:custom-shape>
        <draw:custom-shape draw:style-name="gr58" draw:text-style-name="P31" draw:layer="layout" svg:width="4.445cm" svg:height="1.27cm" svg:x="12.372cm" svg:y="5.948cm">
          <text:p text:style-name="P31">CC</text:p>
          <draw:enhanced-geometry svg:viewBox="0 0 21600 21600" draw:type="rectangle" draw:enhanced-path="M 0 0 L 21600 0 21600 21600 0 21600 0 0 Z N"/>
        </draw:custom-shape>
        <draw:custom-shape draw:style-name="gr58" draw:text-style-name="P31" draw:layer="layout" svg:width="4.445cm" svg:height="1.27cm" svg:x="16.972cm" svg:y="5.948cm">
          <text:p text:style-name="P31">DD</text:p>
          <draw:enhanced-geometry svg:viewBox="0 0 21600 21600" draw:type="rectangle" draw:enhanced-path="M 0 0 L 21600 0 21600 21600 0 21600 0 0 Z N"/>
        </draw:custom-shape>
        <draw:frame draw:style-name="gr61" draw:text-style-name="P18" draw:layer="layout" svg:width="4.391cm" svg:height="0.937cm" svg:x="3.227cm" svg:y="7.554cm">
          <draw:text-box>
            <text:p text:style-name="P18">31<text:span text:style-name="T44"> </text:span><text:span text:style-name="T7">- MSB</text:span></text:p>
          </draw:text-box>
        </draw:frame>
        <draw:frame draw:style-name="gr10" draw:text-style-name="P18" draw:layer="layout" svg:width="2.682cm" svg:height="0.937cm" svg:x="18.628cm" svg:y="7.555cm">
          <draw:text-box>
            <text:p text:style-name="P18">0 - LSB</text:p>
          </draw:text-box>
        </draw:frame>
        <draw:custom-shape draw:style-name="gr58" draw:text-style-name="P31" draw:layer="layout" svg:width="4.445cm" svg:height="1.27cm" svg:x="3.173cm" svg:y="16.249cm">
          <text:p text:style-name="P31">DD</text:p>
          <draw:enhanced-geometry svg:viewBox="0 0 21600 21600" draw:type="rectangle" draw:enhanced-path="M 0 0 L 21600 0 21600 21600 0 21600 0 0 Z N"/>
        </draw:custom-shape>
        <draw:custom-shape draw:style-name="gr58" draw:text-style-name="P31" draw:layer="layout" svg:width="4.445cm" svg:height="1.27cm" svg:x="7.772cm" svg:y="16.248cm">
          <text:p text:style-name="P31">CC</text:p>
          <draw:enhanced-geometry svg:viewBox="0 0 21600 21600" draw:type="rectangle" draw:enhanced-path="M 0 0 L 21600 0 21600 21600 0 21600 0 0 Z N"/>
        </draw:custom-shape>
        <draw:custom-shape draw:style-name="gr58" draw:text-style-name="P31" draw:layer="layout" svg:width="4.445cm" svg:height="1.27cm" svg:x="12.372cm" svg:y="16.248cm">
          <text:p text:style-name="P31">BB</text:p>
          <draw:enhanced-geometry svg:viewBox="0 0 21600 21600" draw:type="rectangle" draw:enhanced-path="M 0 0 L 21600 0 21600 21600 0 21600 0 0 Z N"/>
        </draw:custom-shape>
        <draw:custom-shape draw:style-name="gr62" draw:text-style-name="P31" draw:layer="layout" svg:width="4.445cm" svg:height="1.27cm" svg:x="16.972cm" svg:y="16.248cm">
          <text:p text:style-name="P31">AA</text:p>
          <draw:enhanced-geometry svg:viewBox="0 0 21600 21600" draw:type="rectangle" draw:enhanced-path="M 0 0 L 21600 0 21600 21600 0 21600 0 0 Z N"/>
        </draw:custom-shape>
        <draw:frame draw:style-name="gr61" draw:text-style-name="P18" draw:layer="layout" svg:width="4.391cm" svg:height="0.937cm" svg:x="3.227cm" svg:y="17.854cm">
          <draw:text-box>
            <text:p text:style-name="P18">31<text:span text:style-name="T44"> </text:span><text:span text:style-name="T7">- MSB</text:span></text:p>
          </draw:text-box>
        </draw:frame>
        <draw:frame draw:style-name="gr10" draw:text-style-name="P18" draw:layer="layout" svg:width="2.682cm" svg:height="0.937cm" svg:x="18.628cm" svg:y="17.855cm">
          <draw:text-box>
            <text:p text:style-name="P18">0 - LSB</text:p>
          </draw:text-box>
        </draw:frame>
        <draw:frame draw:style-name="gr63" draw:text-style-name="P34" draw:layer="layout" svg:width="3.81cm" svg:height="0.985cm" svg:x="12.695cm" svg:y="10.865cm">
          <draw:text-box>
            <text:p text:style-name="P34">Byte 0</text:p>
          </draw:text-box>
        </draw:frame>
        <draw:line draw:style-name="gr64" draw:layer="layout" svg:x1="5.715cm" svg:y1="8.89cm" svg:x2="19.215cm" svg:y2="15.375cm">
          <text:p/>
        </draw:line>
        <presentation:notes draw:style-name="dp2">
          <office:forms form:automatic-focus="false" form:apply-design-mode="false"/>
          <draw:page-thumbnail draw:style-name="gr5" draw:layer="layout" svg:width="12.33cm" svg:height="9.525cm" svg:x="3.36cm" svg:y="1.905cm" draw:page-number="68" presentation:class="page"/>
          <draw:frame presentation:style-name="pr9" draw:text-style-name="P15" draw:layer="layout" svg:width="13.97cm" svg:height="11.43cm" svg:x="2.54cm" svg:y="12.065cm" presentation:class="notes" presentation:placeholder="true">
            <draw:text-box/>
          </draw:frame>
        </presentation:notes>
      </draw:page>
      <draw:page draw:name="page69" draw:style-name="dp3" draw:master-page-name="LTC_5f_OO_5f_Template" presentation:presentation-page-layout-name="AL2T1">
        <office:forms form:automatic-focus="false" form:apply-design-mode="false"/>
        <draw:frame presentation:style-name="pr7" draw:layer="layout" svg:width="23.367cm" svg:height="2.266cm" svg:x="1.301cm" svg:y="1.301cm" presentation:class="title">
          <draw:text-box>
            <text:list text:style-name="L2">
              <text:list-header>
                <text:p><text:span text:style-name="T4">IO Busses</text:span></text:p>
              </text:list-header>
            </text:list>
          </draw:text-box>
        </draw:frame>
        <draw:frame presentation:style-name="pr20" draw:text-style-name="P27" draw:layer="layout" svg:width="23.367cm" svg:height="15.128cm" svg:x="1.301cm" svg:y="4.294cm" presentation:class="outline" presentation:user-transformed="true">
          <draw:text-box>
            <text:list text:style-name="L3">
              <text:list-item>
                <text:p><text:span text:style-name="T38">Big endian to PCI: swap </text:span><text:span text:style-name="T42">data </text:span><text:span text:style-name="T38">lanes in HW</text:span></text:p>
              </text:list-item>
            </text:list>
          </draw:text-box>
        </draw:frame>
        <draw:frame draw:style-name="gr59" draw:text-style-name="P18" draw:layer="layout" svg:width="1.851cm" svg:height="0.937cm" svg:x="4.929cm" svg:y="7.855cm">
          <draw:text-box>
            <text:p><text:span text:style-name="T10">31</text:span></text:p>
          </draw:text-box>
        </draw:frame>
        <draw:frame draw:style-name="gr10" draw:text-style-name="P18" draw:layer="layout" svg:width="0.425cm" svg:height="0.937cm" svg:x="22.73cm" svg:y="7.856cm">
          <draw:text-box>
            <text:p><text:span text:style-name="T10">0</text:span></text:p>
          </draw:text-box>
        </draw:frame>
        <draw:custom-shape draw:style-name="gr58" draw:text-style-name="P31" draw:layer="layout" svg:width="4.445cm" svg:height="1.27cm" svg:x="4.873cm" svg:y="6.549cm">
          <text:p text:style-name="P5"><text:span text:style-name="T10">AA</text:span></text:p>
          <draw:enhanced-geometry svg:viewBox="0 0 21600 21600" draw:type="rectangle" draw:enhanced-path="M 0 0 L 21600 0 21600 21600 0 21600 0 0 Z N"/>
        </draw:custom-shape>
        <draw:custom-shape draw:style-name="gr65" draw:text-style-name="P31" draw:layer="layout" svg:width="4.445cm" svg:height="1.27cm" svg:x="9.472cm" svg:y="6.549cm">
          <text:p text:style-name="P5"><text:span text:style-name="T10">BB</text:span></text:p>
          <draw:enhanced-geometry svg:viewBox="0 0 21600 21600" draw:type="rectangle" draw:enhanced-path="M 0 0 L 21600 0 21600 21600 0 21600 0 0 Z N"/>
        </draw:custom-shape>
        <draw:custom-shape draw:style-name="gr65" draw:text-style-name="P31" draw:layer="layout" svg:width="4.445cm" svg:height="1.27cm" svg:x="14.072cm" svg:y="6.549cm">
          <text:p text:style-name="P5"><text:span text:style-name="T10">CC</text:span></text:p>
          <draw:enhanced-geometry svg:viewBox="0 0 21600 21600" draw:type="rectangle" draw:enhanced-path="M 0 0 L 21600 0 21600 21600 0 21600 0 0 Z N"/>
        </draw:custom-shape>
        <draw:custom-shape draw:style-name="gr65" draw:text-style-name="P31" draw:layer="layout" svg:width="4.445cm" svg:height="1.27cm" svg:x="18.672cm" svg:y="6.548cm">
          <text:p text:style-name="P5"><text:span text:style-name="T10">DD</text:span></text:p>
          <draw:enhanced-geometry svg:viewBox="0 0 21600 21600" draw:type="rectangle" draw:enhanced-path="M 0 0 L 21600 0 21600 21600 0 21600 0 0 Z N"/>
        </draw:custom-shape>
        <draw:frame draw:style-name="gr66" draw:text-style-name="P18" draw:layer="layout" svg:width="2.97cm" svg:height="0.937cm" svg:x="1.27cm" svg:y="6.72cm">
          <draw:text-box>
            <text:p><text:span text:style-name="T10">BE CPU</text:span></text:p>
          </draw:text-box>
        </draw:frame>
        <draw:custom-shape draw:style-name="gr65" draw:text-style-name="P31" draw:layer="layout" svg:width="4.445cm" svg:height="1.27cm" svg:x="4.869cm" svg:y="15.549cm">
          <text:p text:style-name="P5"><text:span text:style-name="T10">DD</text:span></text:p>
          <draw:enhanced-geometry svg:viewBox="0 0 21600 21600" draw:type="rectangle" draw:enhanced-path="M 0 0 L 21600 0 21600 21600 0 21600 0 0 Z N"/>
        </draw:custom-shape>
        <draw:custom-shape draw:style-name="gr65" draw:text-style-name="P31" draw:layer="layout" svg:width="4.445cm" svg:height="1.27cm" svg:x="9.468cm" svg:y="15.548cm">
          <text:p text:style-name="P5"><text:span text:style-name="T10">CC</text:span></text:p>
          <draw:enhanced-geometry svg:viewBox="0 0 21600 21600" draw:type="rectangle" draw:enhanced-path="M 0 0 L 21600 0 21600 21600 0 21600 0 0 Z N"/>
        </draw:custom-shape>
        <draw:custom-shape draw:style-name="gr65" draw:text-style-name="P31" draw:layer="layout" svg:width="4.445cm" svg:height="1.27cm" svg:x="14.068cm" svg:y="15.548cm">
          <text:p text:style-name="P5"><text:span text:style-name="T10">BB</text:span></text:p>
          <draw:enhanced-geometry svg:viewBox="0 0 21600 21600" draw:type="rectangle" draw:enhanced-path="M 0 0 L 21600 0 21600 21600 0 21600 0 0 Z N"/>
        </draw:custom-shape>
        <draw:custom-shape draw:style-name="gr58" draw:text-style-name="P31" draw:layer="layout" svg:width="4.445cm" svg:height="1.27cm" svg:x="18.668cm" svg:y="15.548cm">
          <text:p text:style-name="P5"><text:span text:style-name="T10">AA</text:span></text:p>
          <draw:enhanced-geometry svg:viewBox="0 0 21600 21600" draw:type="rectangle" draw:enhanced-path="M 0 0 L 21600 0 21600 21600 0 21600 0 0 Z N"/>
        </draw:custom-shape>
        <draw:frame draw:style-name="gr59" draw:text-style-name="P18" draw:layer="layout" svg:width="1.851cm" svg:height="0.937cm" svg:x="4.927cm" svg:y="17.055cm">
          <draw:text-box>
            <text:p><text:span text:style-name="T10">31</text:span></text:p>
          </draw:text-box>
        </draw:frame>
        <draw:frame draw:style-name="gr10" draw:text-style-name="P18" draw:layer="layout" svg:width="0.425cm" svg:height="0.937cm" svg:x="22.728cm" svg:y="17.056cm">
          <draw:text-box>
            <text:p><text:span text:style-name="T10">0</text:span></text:p>
          </draw:text-box>
        </draw:frame>
        <draw:frame draw:style-name="gr10" draw:text-style-name="P18" draw:layer="layout" svg:width="1.319cm" svg:height="0.937cm" svg:x="2.335cm" svg:y="15.84cm">
          <draw:text-box>
            <text:p><text:span text:style-name="T10">PCI</text:span></text:p>
          </draw:text-box>
        </draw:frame>
        <draw:g>
          <draw:line draw:style-name="gr67" draw:layer="layout" svg:x1="7.415cm" svg:y1="8.355cm" svg:x2="20.115cm" svg:y2="14.07cm">
            <text:p/>
          </draw:line>
          <draw:line draw:style-name="gr67" draw:layer="layout" svg:x1="11.86cm" svg:y1="8.306cm" svg:x2="16.305cm" svg:y2="14.07cm">
            <text:p/>
          </draw:line>
          <draw:line draw:style-name="gr67" draw:layer="layout" svg:x1="16.305cm" svg:y1="8.355cm" svg:x2="11.86cm" svg:y2="14.07cm">
            <text:p/>
          </draw:line>
          <draw:line draw:style-name="gr67" draw:layer="layout" svg:x1="20.75cm" svg:y1="8.355cm" svg:x2="7.415cm" svg:y2="14.07cm">
            <text:p/>
          </draw:line>
        </draw:g>
        <draw:frame draw:style-name="gr68" draw:text-style-name="P35" draw:layer="layout" svg:width="17.548cm" svg:height="1.487cm" svg:x="5.312cm" svg:y="17.515cm">
          <draw:text-box>
            <text:p><text:span text:style-name="T46"><text:s text:c="6"/></text:span><text:span text:style-name="T46">Byte address invariance</text:span></text:p>
          </draw:text-box>
        </draw:frame>
        <draw:frame draw:style-name="gr10" draw:text-style-name="P36" draw:layer="layout" svg:width="2.292cm" svg:height="0.822cm" svg:x="6.085cm" svg:y="5.615cm">
          <draw:text-box>
            <text:p text:style-name="P36">Byte 0</text:p>
          </draw:text-box>
        </draw:frame>
        <draw:frame draw:style-name="gr10" draw:text-style-name="P36" draw:layer="layout" svg:width="2.292cm" svg:height="0.822cm" svg:x="10.685cm" svg:y="5.615cm">
          <draw:text-box>
            <text:p text:style-name="P36">Byte 1</text:p>
          </draw:text-box>
        </draw:frame>
        <draw:frame draw:style-name="gr10" draw:text-style-name="P36" draw:layer="layout" svg:width="2.292cm" svg:height="0.822cm" svg:x="15.285cm" svg:y="5.615cm">
          <draw:text-box>
            <text:p text:style-name="P36">Byte 2</text:p>
          </draw:text-box>
        </draw:frame>
        <draw:frame draw:style-name="gr10" draw:text-style-name="P36" draw:layer="layout" svg:width="2.292cm" svg:height="0.822cm" svg:x="19.885cm" svg:y="5.615cm">
          <draw:text-box>
            <text:p text:style-name="P36">Byte 3</text:p>
          </draw:text-box>
        </draw:frame>
        <draw:frame draw:style-name="gr10" draw:text-style-name="P36" draw:layer="layout" svg:width="2.292cm" svg:height="0.822cm" svg:x="6.085cm" svg:y="14.715cm">
          <draw:text-box>
            <text:p text:style-name="P36">Byte 3</text:p>
          </draw:text-box>
        </draw:frame>
        <draw:frame draw:style-name="gr10" draw:text-style-name="P36" draw:layer="layout" svg:width="2.292cm" svg:height="0.822cm" svg:x="10.685cm" svg:y="14.715cm">
          <draw:text-box>
            <text:p text:style-name="P36">Byte 2</text:p>
          </draw:text-box>
        </draw:frame>
        <draw:frame draw:style-name="gr10" draw:text-style-name="P36" draw:layer="layout" svg:width="2.517cm" svg:height="0.822cm" svg:x="15.285cm" svg:y="14.715cm">
          <draw:text-box>
            <text:p text:style-name="P36">Byte 1 </text:p>
          </draw:text-box>
        </draw:frame>
        <draw:frame draw:style-name="gr10" draw:text-style-name="P36" draw:layer="layout" svg:width="2.292cm" svg:height="0.822cm" svg:x="19.885cm" svg:y="14.715cm">
          <draw:text-box>
            <text:p text:style-name="P36">Byte 0</text:p>
          </draw:text-box>
        </draw:frame>
        <presentation:notes draw:style-name="dp2">
          <draw:page-thumbnail draw:style-name="gr5" draw:layer="layout" svg:width="12.33cm" svg:height="9.525cm" svg:x="3.36cm" svg:y="1.905cm" draw:page-number="69" presentation:class="page"/>
          <draw:frame presentation:style-name="pr9" draw:text-style-name="P15" draw:layer="layout" svg:width="13.97cm" svg:height="11.43cm" svg:x="2.54cm" svg:y="12.065cm" presentation:class="notes" presentation:placeholder="true">
            <draw:text-box/>
          </draw:frame>
        </presentation:notes>
      </draw:page>
      <draw:page draw:name="page70" draw:style-name="dp3" draw:master-page-name="LTC_5f_OO_5f_Template" presentation:presentation-page-layout-name="AL2T1">
        <office:forms form:automatic-focus="false" form:apply-design-mode="false"/>
        <draw:frame presentation:style-name="pr7" draw:layer="layout" svg:width="23.367cm" svg:height="2.266cm" svg:x="1.301cm" svg:y="1.301cm" presentation:class="title">
          <draw:text-box>
            <text:list text:style-name="L2">
              <text:list-header>
                <text:p><text:span text:style-name="T4">IO Busses</text:span></text:p>
              </text:list-header>
            </text:list>
          </draw:text-box>
        </draw:frame>
        <draw:frame presentation:style-name="pr20" draw:text-style-name="P27" draw:layer="layout" svg:width="23.367cm" svg:height="15.128cm" svg:x="1.301cm" svg:y="4.294cm" presentation:class="outline" presentation:user-transformed="true">
          <draw:text-box>
            <text:list text:style-name="L3">
              <text:list-item>
                <text:p><text:span text:style-name="T38">What do that mean for our device register ?</text:span></text:p>
              </text:list-item>
            </text:list>
          </draw:text-box>
        </draw:frame>
        <draw:frame draw:style-name="gr59" draw:text-style-name="P18" draw:layer="layout" svg:width="1.851cm" svg:height="0.937cm" svg:x="4.929cm" svg:y="7.855cm">
          <draw:text-box>
            <text:p><text:span text:style-name="T10">31</text:span></text:p>
          </draw:text-box>
        </draw:frame>
        <draw:frame draw:style-name="gr10" draw:text-style-name="P18" draw:layer="layout" svg:width="0.425cm" svg:height="0.937cm" svg:x="22.73cm" svg:y="7.856cm">
          <draw:text-box>
            <text:p><text:span text:style-name="T10">0</text:span></text:p>
          </draw:text-box>
        </draw:frame>
        <draw:custom-shape draw:style-name="gr58" draw:text-style-name="P31" draw:layer="layout" svg:width="4.445cm" svg:height="1.27cm" svg:x="4.873cm" svg:y="6.549cm">
          <text:p text:style-name="P5"><text:span text:style-name="T10">AA</text:span></text:p>
          <draw:enhanced-geometry svg:viewBox="0 0 21600 21600" draw:type="rectangle" draw:enhanced-path="M 0 0 L 21600 0 21600 21600 0 21600 0 0 Z N"/>
        </draw:custom-shape>
        <draw:custom-shape draw:style-name="gr65" draw:text-style-name="P31" draw:layer="layout" svg:width="4.445cm" svg:height="1.27cm" svg:x="9.472cm" svg:y="6.549cm">
          <text:p text:style-name="P5"><text:span text:style-name="T10">BB</text:span></text:p>
          <draw:enhanced-geometry svg:viewBox="0 0 21600 21600" draw:type="rectangle" draw:enhanced-path="M 0 0 L 21600 0 21600 21600 0 21600 0 0 Z N"/>
        </draw:custom-shape>
        <draw:custom-shape draw:style-name="gr65" draw:text-style-name="P31" draw:layer="layout" svg:width="4.445cm" svg:height="1.27cm" svg:x="14.072cm" svg:y="6.549cm">
          <text:p text:style-name="P5"><text:span text:style-name="T10">CC</text:span></text:p>
          <draw:enhanced-geometry svg:viewBox="0 0 21600 21600" draw:type="rectangle" draw:enhanced-path="M 0 0 L 21600 0 21600 21600 0 21600 0 0 Z N"/>
        </draw:custom-shape>
        <draw:custom-shape draw:style-name="gr65" draw:text-style-name="P31" draw:layer="layout" svg:width="4.445cm" svg:height="1.27cm" svg:x="18.672cm" svg:y="6.548cm">
          <text:p text:style-name="P5"><text:span text:style-name="T10">DD</text:span></text:p>
          <draw:enhanced-geometry svg:viewBox="0 0 21600 21600" draw:type="rectangle" draw:enhanced-path="M 0 0 L 21600 0 21600 21600 0 21600 0 0 Z N"/>
        </draw:custom-shape>
        <draw:custom-shape draw:style-name="gr65" draw:text-style-name="P31" draw:layer="layout" svg:width="4.445cm" svg:height="1.27cm" svg:x="4.869cm" svg:y="15.549cm">
          <text:p text:style-name="P5"><text:span text:style-name="T10">DD</text:span></text:p>
          <draw:enhanced-geometry svg:viewBox="0 0 21600 21600" draw:type="rectangle" draw:enhanced-path="M 0 0 L 21600 0 21600 21600 0 21600 0 0 Z N"/>
        </draw:custom-shape>
        <draw:custom-shape draw:style-name="gr65" draw:text-style-name="P31" draw:layer="layout" svg:width="4.445cm" svg:height="1.27cm" svg:x="9.468cm" svg:y="15.548cm">
          <text:p text:style-name="P5"><text:span text:style-name="T10">CC</text:span></text:p>
          <draw:enhanced-geometry svg:viewBox="0 0 21600 21600" draw:type="rectangle" draw:enhanced-path="M 0 0 L 21600 0 21600 21600 0 21600 0 0 Z N"/>
        </draw:custom-shape>
        <draw:custom-shape draw:style-name="gr65" draw:text-style-name="P31" draw:layer="layout" svg:width="4.445cm" svg:height="1.27cm" svg:x="14.068cm" svg:y="15.548cm">
          <text:p text:style-name="P5"><text:span text:style-name="T10">BB</text:span></text:p>
          <draw:enhanced-geometry svg:viewBox="0 0 21600 21600" draw:type="rectangle" draw:enhanced-path="M 0 0 L 21600 0 21600 21600 0 21600 0 0 Z N"/>
        </draw:custom-shape>
        <draw:custom-shape draw:style-name="gr58" draw:text-style-name="P31" draw:layer="layout" svg:width="4.445cm" svg:height="1.27cm" svg:x="18.668cm" svg:y="15.548cm">
          <text:p text:style-name="P5"><text:span text:style-name="T10">AA</text:span></text:p>
          <draw:enhanced-geometry svg:viewBox="0 0 21600 21600" draw:type="rectangle" draw:enhanced-path="M 0 0 L 21600 0 21600 21600 0 21600 0 0 Z N"/>
        </draw:custom-shape>
        <draw:frame draw:style-name="gr59" draw:text-style-name="P18" draw:layer="layout" svg:width="1.851cm" svg:height="0.937cm" svg:x="4.927cm" svg:y="17.055cm">
          <draw:text-box>
            <text:p><text:span text:style-name="T10">31</text:span></text:p>
          </draw:text-box>
        </draw:frame>
        <draw:frame draw:style-name="gr10" draw:text-style-name="P18" draw:layer="layout" svg:width="0.425cm" svg:height="0.937cm" svg:x="22.728cm" svg:y="17.056cm">
          <draw:text-box>
            <text:p><text:span text:style-name="T10">0</text:span></text:p>
          </draw:text-box>
        </draw:frame>
        <draw:frame draw:style-name="gr10" draw:text-style-name="P18" draw:layer="layout" svg:width="1.319cm" svg:height="0.937cm" svg:x="2.335cm" svg:y="15.84cm">
          <draw:text-box>
            <text:p><text:span text:style-name="T10">PCI</text:span></text:p>
          </draw:text-box>
        </draw:frame>
        <draw:frame draw:style-name="gr10" draw:text-style-name="P36" draw:layer="layout" svg:width="2.292cm" svg:height="0.822cm" svg:x="6.085cm" svg:y="5.615cm">
          <draw:text-box>
            <text:p text:style-name="P36">Byte 0</text:p>
          </draw:text-box>
        </draw:frame>
        <draw:frame draw:style-name="gr10" draw:text-style-name="P36" draw:layer="layout" svg:width="2.292cm" svg:height="0.822cm" svg:x="10.685cm" svg:y="5.615cm">
          <draw:text-box>
            <text:p text:style-name="P36">Byte 1</text:p>
          </draw:text-box>
        </draw:frame>
        <draw:frame draw:style-name="gr10" draw:text-style-name="P36" draw:layer="layout" svg:width="2.292cm" svg:height="0.822cm" svg:x="15.285cm" svg:y="5.615cm">
          <draw:text-box>
            <text:p text:style-name="P36">Byte 2</text:p>
          </draw:text-box>
        </draw:frame>
        <draw:frame draw:style-name="gr10" draw:text-style-name="P36" draw:layer="layout" svg:width="2.292cm" svg:height="0.822cm" svg:x="19.885cm" svg:y="5.615cm">
          <draw:text-box>
            <text:p text:style-name="P36">Byte 3</text:p>
          </draw:text-box>
        </draw:frame>
        <draw:frame draw:style-name="gr10" draw:text-style-name="P36" draw:layer="layout" svg:width="2.292cm" svg:height="0.822cm" svg:x="6.085cm" svg:y="14.715cm">
          <draw:text-box>
            <text:p text:style-name="P36">Byte 3</text:p>
          </draw:text-box>
        </draw:frame>
        <draw:frame draw:style-name="gr10" draw:text-style-name="P36" draw:layer="layout" svg:width="2.292cm" svg:height="0.822cm" svg:x="10.685cm" svg:y="14.715cm">
          <draw:text-box>
            <text:p text:style-name="P36">Byte 2</text:p>
          </draw:text-box>
        </draw:frame>
        <draw:frame draw:style-name="gr10" draw:text-style-name="P36" draw:layer="layout" svg:width="2.517cm" svg:height="0.822cm" svg:x="15.285cm" svg:y="14.715cm">
          <draw:text-box>
            <text:p text:style-name="P36">Byte 1 </text:p>
          </draw:text-box>
        </draw:frame>
        <draw:frame draw:style-name="gr10" draw:text-style-name="P36" draw:layer="layout" svg:width="2.292cm" svg:height="0.822cm" svg:x="19.885cm" svg:y="14.715cm">
          <draw:text-box>
            <text:p text:style-name="P36">Byte 0</text:p>
          </draw:text-box>
        </draw:frame>
        <draw:frame draw:style-name="gr66" draw:text-style-name="P18" draw:layer="layout" svg:width="2.97cm" svg:height="0.937cm" svg:x="1.27cm" svg:y="6.721cm">
          <draw:text-box>
            <text:p><text:span text:style-name="T10">BE CPU</text:span></text:p>
          </draw:text-box>
        </draw:frame>
        <draw:line draw:style-name="gr67" draw:layer="layout" svg:x1="7.416cm" svg:y1="8.355cm" svg:x2="20.116cm" svg:y2="14.07cm">
          <text:p/>
        </draw:line>
        <draw:line draw:style-name="gr69" draw:layer="layout" svg:x1="11.861cm" svg:y1="8.306cm" svg:x2="16.306cm" svg:y2="14.07cm">
          <text:p/>
        </draw:line>
        <draw:line draw:style-name="gr69" draw:layer="layout" svg:x1="16.306cm" svg:y1="8.355cm" svg:x2="11.861cm" svg:y2="14.07cm">
          <text:p/>
        </draw:line>
        <draw:line draw:style-name="gr69" draw:layer="layout" svg:x1="20.751cm" svg:y1="8.355cm" svg:x2="7.416cm" svg:y2="14.07cm">
          <text:p/>
        </draw:line>
        <draw:frame draw:style-name="gr10" draw:layer="layout" svg:width="1.791cm" svg:height="0.937cm" svg:x="6.35cm" svg:y="9.46cm">
          <draw:text-box>
            <text:p>MSB</text:p>
          </draw:text-box>
        </draw:frame>
        <draw:frame draw:style-name="gr10" draw:layer="layout" svg:width="1.554cm" svg:height="0.937cm" svg:x="20.451cm" svg:y="12.361cm">
          <draw:text-box>
            <text:p>LSB</text:p>
          </draw:text-box>
        </draw:frame>
        <presentation:notes draw:style-name="dp2">
          <draw:page-thumbnail draw:style-name="gr5" draw:layer="layout" svg:width="12.33cm" svg:height="9.525cm" svg:x="3.36cm" svg:y="1.905cm" draw:page-number="70" presentation:class="page"/>
          <draw:frame presentation:style-name="pr9" draw:text-style-name="P15" draw:layer="layout" svg:width="13.97cm" svg:height="11.43cm" svg:x="2.54cm" svg:y="12.065cm" presentation:class="notes" presentation:placeholder="true">
            <draw:text-box/>
          </draw:frame>
        </presentation:notes>
      </draw:page>
      <draw:page draw:name="page71" draw:style-name="dp3" draw:master-page-name="LTC_5f_OO_5f_Template" presentation:presentation-page-layout-name="AL2T1">
        <office:forms form:automatic-focus="false" form:apply-design-mode="false"/>
        <draw:frame presentation:style-name="pr7" draw:layer="layout" svg:width="23.367cm" svg:height="2.266cm" svg:x="1.301cm" svg:y="1.301cm" presentation:class="title">
          <draw:text-box>
            <text:list text:style-name="L2">
              <text:list-header>
                <text:p><text:span text:style-name="T4">IO Busses</text:span></text:p>
              </text:list-header>
            </text:list>
          </draw:text-box>
        </draw:frame>
        <draw:frame presentation:style-name="pr20" draw:text-style-name="P27" draw:layer="layout" svg:width="23.367cm" svg:height="15.128cm" svg:x="1.301cm" svg:y="4.294cm" presentation:class="outline" presentation:user-transformed="true">
          <draw:text-box>
            <text:list text:style-name="L3">
              <text:list-item>
                <text:p><text:span text:style-name="T38">What do that mean for our FIFO ?</text:span></text:p>
              </text:list-item>
            </text:list>
          </draw:text-box>
        </draw:frame>
        <draw:frame draw:style-name="gr70" draw:text-style-name="P18" draw:layer="layout" svg:width="1.7cm" svg:height="1.035cm" svg:x="5.08cm" svg:y="7.855cm">
          <draw:text-box>
            <text:p text:style-name="P18"><text:span text:style-name="T10">31</text:span></text:p>
          </draw:text-box>
        </draw:frame>
        <draw:frame draw:style-name="gr10" draw:text-style-name="P18" draw:layer="layout" svg:width="0.425cm" svg:height="0.937cm" svg:x="22.73cm" svg:y="7.856cm">
          <draw:text-box>
            <text:p text:style-name="P18"><text:span text:style-name="T10">0</text:span></text:p>
          </draw:text-box>
        </draw:frame>
        <draw:custom-shape draw:style-name="gr58" draw:text-style-name="P31" draw:layer="layout" svg:width="4.445cm" svg:height="1.27cm" svg:x="4.873cm" svg:y="6.549cm">
          <text:p text:style-name="P31"><text:span text:style-name="T10">AA</text:span></text:p>
          <draw:enhanced-geometry svg:viewBox="0 0 21600 21600" draw:type="rectangle" draw:enhanced-path="M 0 0 L 21600 0 21600 21600 0 21600 0 0 Z N"/>
        </draw:custom-shape>
        <draw:custom-shape draw:style-name="gr65" draw:text-style-name="P31" draw:layer="layout" svg:width="4.445cm" svg:height="1.27cm" svg:x="9.472cm" svg:y="6.549cm">
          <text:p text:style-name="P31"><text:span text:style-name="T10">BB</text:span></text:p>
          <draw:enhanced-geometry svg:viewBox="0 0 21600 21600" draw:type="rectangle" draw:enhanced-path="M 0 0 L 21600 0 21600 21600 0 21600 0 0 Z N"/>
        </draw:custom-shape>
        <draw:custom-shape draw:style-name="gr65" draw:text-style-name="P31" draw:layer="layout" svg:width="4.445cm" svg:height="1.27cm" svg:x="14.072cm" svg:y="6.549cm">
          <text:p text:style-name="P31"><text:span text:style-name="T10">CC</text:span></text:p>
          <draw:enhanced-geometry svg:viewBox="0 0 21600 21600" draw:type="rectangle" draw:enhanced-path="M 0 0 L 21600 0 21600 21600 0 21600 0 0 Z N"/>
        </draw:custom-shape>
        <draw:custom-shape draw:style-name="gr65" draw:text-style-name="P31" draw:layer="layout" svg:width="4.445cm" svg:height="1.27cm" svg:x="18.672cm" svg:y="6.548cm">
          <text:p text:style-name="P31"><text:span text:style-name="T10">DD</text:span></text:p>
          <draw:enhanced-geometry svg:viewBox="0 0 21600 21600" draw:type="rectangle" draw:enhanced-path="M 0 0 L 21600 0 21600 21600 0 21600 0 0 Z N"/>
        </draw:custom-shape>
        <draw:custom-shape draw:style-name="gr65" draw:text-style-name="P31" draw:layer="layout" svg:width="4.445cm" svg:height="1.27cm" svg:x="4.869cm" svg:y="15.549cm">
          <text:p text:style-name="P31"><text:span text:style-name="T10">DD</text:span></text:p>
          <draw:enhanced-geometry svg:viewBox="0 0 21600 21600" draw:type="rectangle" draw:enhanced-path="M 0 0 L 21600 0 21600 21600 0 21600 0 0 Z N"/>
        </draw:custom-shape>
        <draw:custom-shape draw:style-name="gr65" draw:text-style-name="P31" draw:layer="layout" svg:width="4.445cm" svg:height="1.27cm" svg:x="9.468cm" svg:y="15.548cm">
          <text:p text:style-name="P31"><text:span text:style-name="T10">CC</text:span></text:p>
          <draw:enhanced-geometry svg:viewBox="0 0 21600 21600" draw:type="rectangle" draw:enhanced-path="M 0 0 L 21600 0 21600 21600 0 21600 0 0 Z N"/>
        </draw:custom-shape>
        <draw:custom-shape draw:style-name="gr65" draw:text-style-name="P31" draw:layer="layout" svg:width="4.445cm" svg:height="1.27cm" svg:x="14.068cm" svg:y="15.548cm">
          <text:p text:style-name="P31"><text:span text:style-name="T10">BB</text:span></text:p>
          <draw:enhanced-geometry svg:viewBox="0 0 21600 21600" draw:type="rectangle" draw:enhanced-path="M 0 0 L 21600 0 21600 21600 0 21600 0 0 Z N"/>
        </draw:custom-shape>
        <draw:custom-shape draw:style-name="gr58" draw:text-style-name="P31" draw:layer="layout" svg:width="4.445cm" svg:height="1.27cm" svg:x="18.668cm" svg:y="15.548cm">
          <text:p text:style-name="P31"><text:span text:style-name="T10">AA</text:span></text:p>
          <draw:enhanced-geometry svg:viewBox="0 0 21600 21600" draw:type="rectangle" draw:enhanced-path="M 0 0 L 21600 0 21600 21600 0 21600 0 0 Z N"/>
        </draw:custom-shape>
        <draw:frame draw:style-name="gr59" draw:text-style-name="P18" draw:layer="layout" svg:width="1.851cm" svg:height="0.937cm" svg:x="4.927cm" svg:y="17.055cm">
          <draw:text-box>
            <text:p text:style-name="P18"><text:span text:style-name="T10">31</text:span></text:p>
          </draw:text-box>
        </draw:frame>
        <draw:frame draw:style-name="gr10" draw:text-style-name="P18" draw:layer="layout" svg:width="0.425cm" svg:height="0.937cm" svg:x="22.728cm" svg:y="17.056cm">
          <draw:text-box>
            <text:p text:style-name="P18"><text:span text:style-name="T10">0</text:span></text:p>
          </draw:text-box>
        </draw:frame>
        <draw:frame draw:style-name="gr10" draw:text-style-name="P18" draw:layer="layout" svg:width="1.319cm" svg:height="0.937cm" svg:x="2.335cm" svg:y="15.84cm">
          <draw:text-box>
            <text:p text:style-name="P18"><text:span text:style-name="T10">PCI</text:span></text:p>
          </draw:text-box>
        </draw:frame>
        <draw:frame draw:style-name="gr10" draw:text-style-name="P36" draw:layer="layout" svg:width="2.292cm" svg:height="0.822cm" svg:x="6.085cm" svg:y="5.615cm">
          <draw:text-box>
            <text:p text:style-name="P36">Byte 0</text:p>
          </draw:text-box>
        </draw:frame>
        <draw:frame draw:style-name="gr10" draw:text-style-name="P36" draw:layer="layout" svg:width="2.292cm" svg:height="0.822cm" svg:x="10.685cm" svg:y="5.615cm">
          <draw:text-box>
            <text:p text:style-name="P36">Byte 1</text:p>
          </draw:text-box>
        </draw:frame>
        <draw:frame draw:style-name="gr10" draw:text-style-name="P36" draw:layer="layout" svg:width="2.292cm" svg:height="0.822cm" svg:x="15.285cm" svg:y="5.615cm">
          <draw:text-box>
            <text:p text:style-name="P36">Byte 2</text:p>
          </draw:text-box>
        </draw:frame>
        <draw:frame draw:style-name="gr10" draw:text-style-name="P36" draw:layer="layout" svg:width="2.292cm" svg:height="0.822cm" svg:x="19.885cm" svg:y="5.615cm">
          <draw:text-box>
            <text:p text:style-name="P36">Byte 3</text:p>
          </draw:text-box>
        </draw:frame>
        <draw:frame draw:style-name="gr10" draw:text-style-name="P36" draw:layer="layout" svg:width="2.292cm" svg:height="0.822cm" svg:x="6.085cm" svg:y="14.715cm">
          <draw:text-box>
            <text:p text:style-name="P36">Byte 3</text:p>
          </draw:text-box>
        </draw:frame>
        <draw:frame draw:style-name="gr10" draw:text-style-name="P36" draw:layer="layout" svg:width="2.292cm" svg:height="0.822cm" svg:x="10.685cm" svg:y="14.715cm">
          <draw:text-box>
            <text:p text:style-name="P36">Byte 2</text:p>
          </draw:text-box>
        </draw:frame>
        <draw:frame draw:style-name="gr10" draw:text-style-name="P36" draw:layer="layout" svg:width="2.517cm" svg:height="0.822cm" svg:x="15.285cm" svg:y="14.715cm">
          <draw:text-box>
            <text:p text:style-name="P36">Byte 1 </text:p>
          </draw:text-box>
        </draw:frame>
        <draw:frame draw:style-name="gr10" draw:text-style-name="P36" draw:layer="layout" svg:width="2.292cm" svg:height="0.822cm" svg:x="19.885cm" svg:y="14.715cm">
          <draw:text-box>
            <text:p text:style-name="P36">Byte 0</text:p>
          </draw:text-box>
        </draw:frame>
        <draw:g>
          <draw:line draw:style-name="gr67" draw:layer="layout" svg:x1="7.416cm" svg:y1="8.355cm" svg:x2="20.116cm" svg:y2="14.07cm">
            <text:p/>
          </draw:line>
          <draw:line draw:style-name="gr67" draw:layer="layout" svg:x1="11.861cm" svg:y1="8.306cm" svg:x2="16.306cm" svg:y2="14.07cm">
            <text:p/>
          </draw:line>
          <draw:line draw:style-name="gr67" draw:layer="layout" svg:x1="16.306cm" svg:y1="8.355cm" svg:x2="11.861cm" svg:y2="14.07cm">
            <text:p/>
          </draw:line>
          <draw:line draw:style-name="gr67" draw:layer="layout" svg:x1="20.751cm" svg:y1="8.355cm" svg:x2="7.416cm" svg:y2="14.07cm">
            <text:p/>
          </draw:line>
        </draw:g>
        <draw:frame draw:style-name="gr66" draw:text-style-name="P18" draw:layer="layout" svg:width="2.97cm" svg:height="0.937cm" svg:x="1.27cm" svg:y="6.721cm">
          <draw:text-box>
            <text:p text:style-name="P18"><text:span text:style-name="T10">BE CPU</text:span></text:p>
          </draw:text-box>
        </draw:frame>
        <presentation:notes draw:style-name="dp2">
          <office:forms form:automatic-focus="false" form:apply-design-mode="false"/>
          <draw:page-thumbnail draw:style-name="gr5" draw:layer="layout" svg:width="12.33cm" svg:height="9.525cm" svg:x="3.36cm" svg:y="1.905cm" draw:page-number="71" presentation:class="page"/>
          <draw:frame presentation:style-name="pr9" draw:text-style-name="P15" draw:layer="layout" svg:width="13.97cm" svg:height="11.43cm" svg:x="2.54cm" svg:y="12.065cm" presentation:class="notes" presentation:placeholder="true">
            <draw:text-box/>
          </draw:frame>
        </presentation:notes>
      </draw:page>
      <draw:page draw:name="page72" draw:style-name="dp3" draw:master-page-name="LTC_5f_OO_5f_Template" presentation:presentation-page-layout-name="AL2T1">
        <office:forms form:automatic-focus="false" form:apply-design-mode="false"/>
        <draw:frame presentation:style-name="pr7" draw:layer="layout" svg:width="23.367cm" svg:height="2.266cm" svg:x="1.301cm" svg:y="1.301cm" presentation:class="title">
          <draw:text-box>
            <text:list text:style-name="L2">
              <text:list-header>
                <text:p><text:span text:style-name="T4">IO Busses</text:span></text:p>
              </text:list-header>
            </text:list>
          </draw:text-box>
        </draw:frame>
        <draw:frame presentation:style-name="pr20" draw:text-style-name="P27" draw:layer="layout" svg:width="23.367cm" svg:height="15.128cm" svg:x="1.301cm" svg:y="4.294cm" presentation:class="outline" presentation:user-transformed="true">
          <draw:text-box>
            <text:list text:style-name="L3">
              <text:list-item>
                <text:p><text:span text:style-name="T38">What do that mean for our FIFO ?</text:span></text:p>
              </text:list-item>
            </text:list>
          </draw:text-box>
        </draw:frame>
        <draw:frame draw:style-name="gr59" draw:text-style-name="P18" draw:layer="layout" svg:width="1.851cm" svg:height="0.937cm" svg:x="4.929cm" svg:y="7.855cm">
          <draw:text-box>
            <text:p text:style-name="P18"><text:span text:style-name="T10">31</text:span></text:p>
          </draw:text-box>
        </draw:frame>
        <draw:frame draw:style-name="gr10" draw:text-style-name="P18" draw:layer="layout" svg:width="0.425cm" svg:height="0.937cm" svg:x="22.73cm" svg:y="7.856cm">
          <draw:text-box>
            <text:p text:style-name="P18"><text:span text:style-name="T10">0</text:span></text:p>
          </draw:text-box>
        </draw:frame>
        <draw:custom-shape draw:style-name="gr71" draw:text-style-name="P31" draw:layer="layout" svg:width="4.445cm" svg:height="1.27cm" svg:x="4.873cm" svg:y="6.549cm">
          <text:p text:style-name="P31"><text:span text:style-name="T10">AA</text:span></text:p>
          <draw:enhanced-geometry svg:viewBox="0 0 21600 21600" draw:type="rectangle" draw:enhanced-path="M 0 0 L 21600 0 21600 21600 0 21600 0 0 Z N"/>
        </draw:custom-shape>
        <draw:custom-shape draw:style-name="gr65" draw:text-style-name="P31" draw:layer="layout" svg:width="4.445cm" svg:height="1.27cm" svg:x="9.472cm" svg:y="6.549cm">
          <text:p text:style-name="P31"><text:span text:style-name="T10">BB</text:span></text:p>
          <draw:enhanced-geometry svg:viewBox="0 0 21600 21600" draw:type="rectangle" draw:enhanced-path="M 0 0 L 21600 0 21600 21600 0 21600 0 0 Z N"/>
        </draw:custom-shape>
        <draw:custom-shape draw:style-name="gr65" draw:text-style-name="P31" draw:layer="layout" svg:width="4.445cm" svg:height="1.27cm" svg:x="14.072cm" svg:y="6.549cm">
          <text:p text:style-name="P31"><text:span text:style-name="T10">CC</text:span></text:p>
          <draw:enhanced-geometry svg:viewBox="0 0 21600 21600" draw:type="rectangle" draw:enhanced-path="M 0 0 L 21600 0 21600 21600 0 21600 0 0 Z N"/>
        </draw:custom-shape>
        <draw:custom-shape draw:style-name="gr65" draw:text-style-name="P31" draw:layer="layout" svg:width="4.445cm" svg:height="1.27cm" svg:x="18.672cm" svg:y="6.548cm">
          <text:p text:style-name="P31"><text:span text:style-name="T10">DD</text:span></text:p>
          <draw:enhanced-geometry svg:viewBox="0 0 21600 21600" draw:type="rectangle" draw:enhanced-path="M 0 0 L 21600 0 21600 21600 0 21600 0 0 Z N"/>
        </draw:custom-shape>
        <draw:custom-shape draw:style-name="gr65" draw:text-style-name="P31" draw:layer="layout" svg:width="4.445cm" svg:height="1.27cm" svg:x="4.869cm" svg:y="15.549cm">
          <text:p text:style-name="P31"><text:span text:style-name="T10">DD</text:span></text:p>
          <draw:enhanced-geometry svg:viewBox="0 0 21600 21600" draw:type="rectangle" draw:enhanced-path="M 0 0 L 21600 0 21600 21600 0 21600 0 0 Z N"/>
        </draw:custom-shape>
        <draw:custom-shape draw:style-name="gr65" draw:text-style-name="P31" draw:layer="layout" svg:width="4.445cm" svg:height="1.27cm" svg:x="9.468cm" svg:y="15.548cm">
          <text:p text:style-name="P31"><text:span text:style-name="T10">CC</text:span></text:p>
          <draw:enhanced-geometry svg:viewBox="0 0 21600 21600" draw:type="rectangle" draw:enhanced-path="M 0 0 L 21600 0 21600 21600 0 21600 0 0 Z N"/>
        </draw:custom-shape>
        <draw:custom-shape draw:style-name="gr65" draw:text-style-name="P31" draw:layer="layout" svg:width="4.445cm" svg:height="1.27cm" svg:x="14.068cm" svg:y="15.548cm">
          <text:p text:style-name="P31"><text:span text:style-name="T10">BB</text:span></text:p>
          <draw:enhanced-geometry svg:viewBox="0 0 21600 21600" draw:type="rectangle" draw:enhanced-path="M 0 0 L 21600 0 21600 21600 0 21600 0 0 Z N"/>
        </draw:custom-shape>
        <draw:custom-shape draw:style-name="gr62" draw:text-style-name="P31" draw:layer="layout" svg:width="4.445cm" svg:height="1.27cm" svg:x="18.668cm" svg:y="15.548cm">
          <text:p text:style-name="P31"><text:span text:style-name="T10">AA</text:span></text:p>
          <draw:enhanced-geometry svg:viewBox="0 0 21600 21600" draw:type="rectangle" draw:enhanced-path="M 0 0 L 21600 0 21600 21600 0 21600 0 0 Z N"/>
        </draw:custom-shape>
        <draw:frame draw:style-name="gr59" draw:text-style-name="P18" draw:layer="layout" svg:width="1.851cm" svg:height="0.937cm" svg:x="4.927cm" svg:y="17.055cm">
          <draw:text-box>
            <text:p text:style-name="P18"><text:span text:style-name="T10">31</text:span></text:p>
          </draw:text-box>
        </draw:frame>
        <draw:frame draw:style-name="gr10" draw:text-style-name="P18" draw:layer="layout" svg:width="0.425cm" svg:height="0.937cm" svg:x="22.728cm" svg:y="17.056cm">
          <draw:text-box>
            <text:p text:style-name="P18"><text:span text:style-name="T10">0</text:span></text:p>
          </draw:text-box>
        </draw:frame>
        <draw:frame draw:style-name="gr10" draw:text-style-name="P18" draw:layer="layout" svg:width="1.319cm" svg:height="0.937cm" svg:x="2.335cm" svg:y="15.84cm">
          <draw:text-box>
            <text:p text:style-name="P18"><text:span text:style-name="T10">PCI</text:span></text:p>
          </draw:text-box>
        </draw:frame>
        <draw:frame draw:style-name="gr10" draw:text-style-name="P36" draw:layer="layout" svg:width="2.292cm" svg:height="0.822cm" svg:x="6.085cm" svg:y="5.615cm">
          <draw:text-box>
            <text:p text:style-name="P36">Byte 0</text:p>
          </draw:text-box>
        </draw:frame>
        <draw:frame draw:style-name="gr10" draw:text-style-name="P36" draw:layer="layout" svg:width="2.292cm" svg:height="0.822cm" svg:x="10.685cm" svg:y="5.615cm">
          <draw:text-box>
            <text:p text:style-name="P36">Byte 1</text:p>
          </draw:text-box>
        </draw:frame>
        <draw:frame draw:style-name="gr10" draw:text-style-name="P36" draw:layer="layout" svg:width="2.292cm" svg:height="0.822cm" svg:x="15.285cm" svg:y="5.615cm">
          <draw:text-box>
            <text:p text:style-name="P36">Byte 2</text:p>
          </draw:text-box>
        </draw:frame>
        <draw:frame draw:style-name="gr10" draw:text-style-name="P36" draw:layer="layout" svg:width="2.292cm" svg:height="0.822cm" svg:x="19.885cm" svg:y="5.615cm">
          <draw:text-box>
            <text:p text:style-name="P36">Byte 3</text:p>
          </draw:text-box>
        </draw:frame>
        <draw:frame draw:style-name="gr10" draw:text-style-name="P36" draw:layer="layout" svg:width="2.292cm" svg:height="0.822cm" svg:x="6.085cm" svg:y="14.715cm">
          <draw:text-box>
            <text:p text:style-name="P36">Byte 3</text:p>
          </draw:text-box>
        </draw:frame>
        <draw:frame draw:style-name="gr10" draw:text-style-name="P36" draw:layer="layout" svg:width="2.292cm" svg:height="0.822cm" svg:x="10.685cm" svg:y="14.715cm">
          <draw:text-box>
            <text:p text:style-name="P36">Byte 2</text:p>
          </draw:text-box>
        </draw:frame>
        <draw:frame draw:style-name="gr10" draw:text-style-name="P36" draw:layer="layout" svg:width="2.517cm" svg:height="0.822cm" svg:x="15.285cm" svg:y="14.715cm">
          <draw:text-box>
            <text:p text:style-name="P36">Byte 1 </text:p>
          </draw:text-box>
        </draw:frame>
        <draw:frame draw:style-name="gr10" draw:text-style-name="P36" draw:layer="layout" svg:width="2.292cm" svg:height="0.822cm" svg:x="19.885cm" svg:y="14.715cm">
          <draw:text-box>
            <text:p text:style-name="P36">Byte 0</text:p>
          </draw:text-box>
        </draw:frame>
        <draw:g>
          <draw:line draw:style-name="gr67" draw:layer="layout" svg:x1="7.416cm" svg:y1="8.355cm" svg:x2="20.116cm" svg:y2="14.07cm">
            <text:p/>
          </draw:line>
          <draw:line draw:style-name="gr67" draw:layer="layout" svg:x1="11.861cm" svg:y1="8.306cm" svg:x2="16.306cm" svg:y2="14.07cm">
            <text:p/>
          </draw:line>
          <draw:line draw:style-name="gr67" draw:layer="layout" svg:x1="16.306cm" svg:y1="8.355cm" svg:x2="11.861cm" svg:y2="14.07cm">
            <text:p/>
          </draw:line>
          <draw:line draw:style-name="gr67" draw:layer="layout" svg:x1="20.751cm" svg:y1="8.355cm" svg:x2="7.416cm" svg:y2="14.07cm">
            <text:p/>
          </draw:line>
        </draw:g>
        <draw:frame draw:style-name="gr66" draw:text-style-name="P18" draw:layer="layout" svg:width="2.97cm" svg:height="0.937cm" svg:x="1.27cm" svg:y="6.721cm">
          <draw:text-box>
            <text:p><text:span text:style-name="T10">BE CPU</text:span></text:p>
          </draw:text-box>
        </draw:frame>
        <presentation:notes draw:style-name="dp2">
          <office:forms form:automatic-focus="false" form:apply-design-mode="false"/>
          <draw:page-thumbnail draw:style-name="gr5" draw:layer="layout" svg:width="12.33cm" svg:height="9.525cm" svg:x="3.36cm" svg:y="1.905cm" draw:page-number="72" presentation:class="page"/>
          <draw:frame presentation:style-name="pr9" draw:text-style-name="P15" draw:layer="layout" svg:width="13.97cm" svg:height="11.43cm" svg:x="2.54cm" svg:y="12.065cm" presentation:class="notes" presentation:placeholder="true">
            <draw:text-box/>
          </draw:frame>
        </presentation:notes>
      </draw:page>
      <draw:page draw:name="page73" draw:style-name="dp3" draw:master-page-name="LTC_5f_OO_5f_Template" presentation:presentation-page-layout-name="AL2T1">
        <office:forms form:automatic-focus="false" form:apply-design-mode="false"/>
        <draw:frame presentation:style-name="pr7" draw:layer="layout" svg:width="23.367cm" svg:height="2.266cm" svg:x="1.301cm" svg:y="1.301cm" presentation:class="title">
          <draw:text-box>
            <text:list text:style-name="L2">
              <text:list-header>
                <text:p><text:span text:style-name="T4">IO Busses</text:span></text:p>
              </text:list-header>
            </text:list>
          </draw:text-box>
        </draw:frame>
        <draw:frame presentation:style-name="pr20" draw:text-style-name="P27" draw:layer="layout" svg:width="23.367cm" svg:height="15.128cm" svg:x="1.301cm" svg:y="4.294cm" presentation:class="outline" presentation:user-transformed="true">
          <draw:text-box>
            <text:list text:style-name="L3">
              <text:list-item>
                <text:p><text:span text:style-name="T38">What do that mean for our FIFO ?</text:span></text:p>
              </text:list-item>
            </text:list>
          </draw:text-box>
        </draw:frame>
        <draw:custom-shape draw:style-name="gr62" draw:text-style-name="P31" draw:layer="layout" svg:width="4.445cm" svg:height="1.27cm" svg:x="4.873cm" svg:y="10.449cm">
          <text:p text:style-name="P31"><text:span text:style-name="T10">AA</text:span></text:p>
          <draw:enhanced-geometry svg:viewBox="0 0 21600 21600" draw:type="rectangle" draw:enhanced-path="M 0 0 L 21600 0 21600 21600 0 21600 0 0 Z N"/>
        </draw:custom-shape>
        <draw:custom-shape draw:style-name="gr65" draw:text-style-name="P31" draw:layer="layout" svg:width="4.445cm" svg:height="1.27cm" svg:x="9.472cm" svg:y="10.449cm">
          <text:p text:style-name="P31"><text:span text:style-name="T10">BB</text:span></text:p>
          <draw:enhanced-geometry svg:viewBox="0 0 21600 21600" draw:type="rectangle" draw:enhanced-path="M 0 0 L 21600 0 21600 21600 0 21600 0 0 Z N"/>
        </draw:custom-shape>
        <draw:custom-shape draw:style-name="gr65" draw:text-style-name="P31" draw:layer="layout" svg:width="4.445cm" svg:height="1.27cm" svg:x="14.072cm" svg:y="10.449cm">
          <text:p text:style-name="P31"><text:span text:style-name="T10">CC</text:span></text:p>
          <draw:enhanced-geometry svg:viewBox="0 0 21600 21600" draw:type="rectangle" draw:enhanced-path="M 0 0 L 21600 0 21600 21600 0 21600 0 0 Z N"/>
        </draw:custom-shape>
        <draw:custom-shape draw:style-name="gr65" draw:text-style-name="P31" draw:layer="layout" svg:width="4.445cm" svg:height="1.27cm" svg:x="18.672cm" svg:y="10.448cm">
          <text:p text:style-name="P31"><text:span text:style-name="T10">DD</text:span></text:p>
          <draw:enhanced-geometry svg:viewBox="0 0 21600 21600" draw:type="rectangle" draw:enhanced-path="M 0 0 L 21600 0 21600 21600 0 21600 0 0 Z N"/>
        </draw:custom-shape>
        <draw:custom-shape draw:style-name="gr65" draw:text-style-name="P31" draw:layer="layout" svg:width="4.445cm" svg:height="1.27cm" svg:x="4.869cm" svg:y="13.749cm">
          <text:p text:style-name="P31"><text:span text:style-name="T10">DD</text:span></text:p>
          <draw:enhanced-geometry svg:viewBox="0 0 21600 21600" draw:type="rectangle" draw:enhanced-path="M 0 0 L 21600 0 21600 21600 0 21600 0 0 Z N"/>
        </draw:custom-shape>
        <draw:custom-shape draw:style-name="gr65" draw:text-style-name="P31" draw:layer="layout" svg:width="4.445cm" svg:height="1.27cm" svg:x="9.468cm" svg:y="13.748cm">
          <text:p text:style-name="P31"><text:span text:style-name="T10">CC</text:span></text:p>
          <draw:enhanced-geometry svg:viewBox="0 0 21600 21600" draw:type="rectangle" draw:enhanced-path="M 0 0 L 21600 0 21600 21600 0 21600 0 0 Z N"/>
        </draw:custom-shape>
        <draw:custom-shape draw:style-name="gr65" draw:text-style-name="P31" draw:layer="layout" svg:width="4.445cm" svg:height="1.27cm" svg:x="14.068cm" svg:y="13.748cm">
          <text:p text:style-name="P31"><text:span text:style-name="T10">BB</text:span></text:p>
          <draw:enhanced-geometry svg:viewBox="0 0 21600 21600" draw:type="rectangle" draw:enhanced-path="M 0 0 L 21600 0 21600 21600 0 21600 0 0 Z N"/>
        </draw:custom-shape>
        <draw:custom-shape draw:style-name="gr62" draw:text-style-name="P31" draw:layer="layout" svg:width="4.445cm" svg:height="1.27cm" svg:x="18.668cm" svg:y="13.748cm">
          <text:p text:style-name="P31"><text:span text:style-name="T10">AA</text:span></text:p>
          <draw:enhanced-geometry svg:viewBox="0 0 21600 21600" draw:type="rectangle" draw:enhanced-path="M 0 0 L 21600 0 21600 21600 0 21600 0 0 Z N"/>
        </draw:custom-shape>
        <draw:frame draw:style-name="gr10" draw:text-style-name="P18" draw:layer="layout" svg:width="1.319cm" svg:height="0.937cm" svg:x="2.335cm" svg:y="14.04cm">
          <draw:text-box>
            <text:p text:style-name="P18"><text:span text:style-name="T10">PCI</text:span></text:p>
          </draw:text-box>
        </draw:frame>
        <draw:frame draw:style-name="gr10" draw:text-style-name="P36" draw:layer="layout" svg:width="2.292cm" svg:height="0.822cm" svg:x="6.085cm" svg:y="9.515cm">
          <draw:text-box>
            <text:p text:style-name="P36">Byte 0</text:p>
          </draw:text-box>
        </draw:frame>
        <draw:frame draw:style-name="gr10" draw:text-style-name="P36" draw:layer="layout" svg:width="2.292cm" svg:height="0.822cm" svg:x="10.685cm" svg:y="9.515cm">
          <draw:text-box>
            <text:p text:style-name="P36">Byte 1</text:p>
          </draw:text-box>
        </draw:frame>
        <draw:frame draw:style-name="gr10" draw:text-style-name="P36" draw:layer="layout" svg:width="2.292cm" svg:height="0.822cm" svg:x="15.285cm" svg:y="9.515cm">
          <draw:text-box>
            <text:p text:style-name="P36">Byte 2</text:p>
          </draw:text-box>
        </draw:frame>
        <draw:frame draw:style-name="gr10" draw:text-style-name="P36" draw:layer="layout" svg:width="2.292cm" svg:height="0.822cm" svg:x="19.885cm" svg:y="9.515cm">
          <draw:text-box>
            <text:p text:style-name="P36">Byte 3</text:p>
          </draw:text-box>
        </draw:frame>
        <draw:frame draw:style-name="gr10" draw:text-style-name="P36" draw:layer="layout" svg:width="2.292cm" svg:height="0.822cm" svg:x="6.085cm" svg:y="12.915cm">
          <draw:text-box>
            <text:p text:style-name="P36">Byte 3</text:p>
          </draw:text-box>
        </draw:frame>
        <draw:frame draw:style-name="gr10" draw:text-style-name="P36" draw:layer="layout" svg:width="2.292cm" svg:height="0.822cm" svg:x="10.685cm" svg:y="12.915cm">
          <draw:text-box>
            <text:p text:style-name="P36">Byte 2</text:p>
          </draw:text-box>
        </draw:frame>
        <draw:frame draw:style-name="gr10" draw:text-style-name="P36" draw:layer="layout" svg:width="2.517cm" svg:height="0.822cm" svg:x="15.285cm" svg:y="12.915cm">
          <draw:text-box>
            <text:p text:style-name="P36">Byte 1 </text:p>
          </draw:text-box>
        </draw:frame>
        <draw:frame draw:style-name="gr10" draw:text-style-name="P36" draw:layer="layout" svg:width="2.292cm" svg:height="0.822cm" svg:x="19.885cm" svg:y="12.915cm">
          <draw:text-box>
            <text:p text:style-name="P36">Byte 0</text:p>
          </draw:text-box>
        </draw:frame>
        <draw:frame draw:style-name="gr66" draw:text-style-name="P18" draw:layer="layout" svg:width="2.97cm" svg:height="0.937cm" svg:x="1.27cm" svg:y="10.721cm">
          <draw:text-box>
            <text:p><text:span text:style-name="T10">BE CPU</text:span></text:p>
          </draw:text-box>
        </draw:frame>
        <presentation:notes draw:style-name="dp2">
          <office:forms form:automatic-focus="false" form:apply-design-mode="false"/>
          <draw:page-thumbnail draw:style-name="gr5" draw:layer="layout" svg:width="12.33cm" svg:height="9.525cm" svg:x="3.36cm" svg:y="1.905cm" draw:page-number="73" presentation:class="page"/>
          <draw:frame presentation:style-name="pr9" draw:text-style-name="P15" draw:layer="layout" svg:width="13.97cm" svg:height="11.43cm" svg:x="2.54cm" svg:y="12.065cm" presentation:class="notes" presentation:placeholder="true">
            <draw:text-box/>
          </draw:frame>
        </presentation:notes>
      </draw:page>
      <draw:page draw:name="page74" draw:style-name="dp3" draw:master-page-name="LTC_5f_OO_5f_Template" presentation:presentation-page-layout-name="AL2T1">
        <office:forms form:automatic-focus="false" form:apply-design-mode="false"/>
        <draw:frame presentation:style-name="pr7" draw:layer="layout" svg:width="23.367cm" svg:height="2.266cm" svg:x="1.301cm" svg:y="1.301cm" presentation:class="title">
          <draw:text-box>
            <text:list text:style-name="L2">
              <text:list-header>
                <text:p><text:span text:style-name="T4">IO Busses</text:span></text:p>
              </text:list-header>
            </text:list>
          </draw:text-box>
        </draw:frame>
        <draw:frame presentation:style-name="pr20" draw:text-style-name="P27" draw:layer="layout" svg:width="23.367cm" svg:height="15.128cm" svg:x="1.301cm" svg:y="4.294cm" presentation:class="outline" presentation:user-transformed="true">
          <draw:text-box>
            <text:list text:style-name="L3">
              <text:list-item>
                <text:p><text:span text:style-name="T38">What do that mean for our FIFO ?</text:span></text:p>
              </text:list-item>
            </text:list>
          </draw:text-box>
        </draw:frame>
        <draw:custom-shape draw:style-name="gr62" draw:text-style-name="P31" draw:layer="layout" svg:width="4.445cm" svg:height="1.27cm" svg:x="4.873cm" svg:y="10.449cm">
          <text:p text:style-name="P31"><text:span text:style-name="T10">AA</text:span></text:p>
          <draw:enhanced-geometry svg:viewBox="0 0 21600 21600" draw:type="rectangle" draw:enhanced-path="M 0 0 L 21600 0 21600 21600 0 21600 0 0 Z N"/>
        </draw:custom-shape>
        <draw:custom-shape draw:style-name="gr65" draw:text-style-name="P31" draw:layer="layout" svg:width="4.445cm" svg:height="1.27cm" svg:x="9.472cm" svg:y="10.449cm">
          <text:p text:style-name="P31"><text:span text:style-name="T10">BB</text:span></text:p>
          <draw:enhanced-geometry svg:viewBox="0 0 21600 21600" draw:type="rectangle" draw:enhanced-path="M 0 0 L 21600 0 21600 21600 0 21600 0 0 Z N"/>
        </draw:custom-shape>
        <draw:custom-shape draw:style-name="gr65" draw:text-style-name="P31" draw:layer="layout" svg:width="4.445cm" svg:height="1.27cm" svg:x="14.072cm" svg:y="10.449cm">
          <text:p text:style-name="P31"><text:span text:style-name="T10">CC</text:span></text:p>
          <draw:enhanced-geometry svg:viewBox="0 0 21600 21600" draw:type="rectangle" draw:enhanced-path="M 0 0 L 21600 0 21600 21600 0 21600 0 0 Z N"/>
        </draw:custom-shape>
        <draw:custom-shape draw:style-name="gr65" draw:text-style-name="P31" draw:layer="layout" svg:width="4.445cm" svg:height="1.27cm" svg:x="18.672cm" svg:y="10.448cm">
          <text:p text:style-name="P31"><text:span text:style-name="T10">DD</text:span></text:p>
          <draw:enhanced-geometry svg:viewBox="0 0 21600 21600" draw:type="rectangle" draw:enhanced-path="M 0 0 L 21600 0 21600 21600 0 21600 0 0 Z N"/>
        </draw:custom-shape>
        <draw:frame draw:style-name="gr66" draw:text-style-name="P18" draw:layer="layout" svg:width="3.38cm" svg:height="0.937cm" svg:x="1.13cm" svg:y="10.62cm">
          <draw:text-box>
            <text:p text:style-name="P18"><text:span text:style-name="T10">BE CPU</text:span></text:p>
          </draw:text-box>
        </draw:frame>
        <draw:custom-shape draw:style-name="gr65" draw:text-style-name="P31" draw:layer="layout" svg:width="4.445cm" svg:height="1.27cm" svg:x="4.869cm" svg:y="13.749cm">
          <text:p text:style-name="P31"><text:span text:style-name="T10">DD</text:span></text:p>
          <draw:enhanced-geometry svg:viewBox="0 0 21600 21600" draw:type="rectangle" draw:enhanced-path="M 0 0 L 21600 0 21600 21600 0 21600 0 0 Z N"/>
        </draw:custom-shape>
        <draw:custom-shape draw:style-name="gr65" draw:text-style-name="P31" draw:layer="layout" svg:width="4.445cm" svg:height="1.27cm" svg:x="9.468cm" svg:y="13.748cm">
          <text:p text:style-name="P31"><text:span text:style-name="T10">CC</text:span></text:p>
          <draw:enhanced-geometry svg:viewBox="0 0 21600 21600" draw:type="rectangle" draw:enhanced-path="M 0 0 L 21600 0 21600 21600 0 21600 0 0 Z N"/>
        </draw:custom-shape>
        <draw:custom-shape draw:style-name="gr65" draw:text-style-name="P31" draw:layer="layout" svg:width="4.445cm" svg:height="1.27cm" svg:x="14.068cm" svg:y="13.748cm">
          <text:p text:style-name="P31"><text:span text:style-name="T10">BB</text:span></text:p>
          <draw:enhanced-geometry svg:viewBox="0 0 21600 21600" draw:type="rectangle" draw:enhanced-path="M 0 0 L 21600 0 21600 21600 0 21600 0 0 Z N"/>
        </draw:custom-shape>
        <draw:custom-shape draw:style-name="gr62" draw:text-style-name="P31" draw:layer="layout" svg:width="4.445cm" svg:height="1.27cm" svg:x="18.668cm" svg:y="13.748cm">
          <text:p text:style-name="P31"><text:span text:style-name="T10">AA</text:span></text:p>
          <draw:enhanced-geometry svg:viewBox="0 0 21600 21600" draw:type="rectangle" draw:enhanced-path="M 0 0 L 21600 0 21600 21600 0 21600 0 0 Z N"/>
        </draw:custom-shape>
        <draw:frame draw:style-name="gr10" draw:text-style-name="P18" draw:layer="layout" svg:width="1.319cm" svg:height="0.937cm" svg:x="2.335cm" svg:y="14.04cm">
          <draw:text-box>
            <text:p text:style-name="P18"><text:span text:style-name="T10">PCI</text:span></text:p>
          </draw:text-box>
        </draw:frame>
        <draw:frame draw:style-name="gr10" draw:text-style-name="P37" draw:layer="layout" svg:width="2.559cm" svg:height="0.822cm" svg:x="6.085cm" svg:y="9.515cm">
          <draw:text-box>
            <text:p text:style-name="P37"><text:span text:style-name="T9">Byte 0</text:span></text:p>
          </draw:text-box>
        </draw:frame>
        <draw:frame draw:style-name="gr10" draw:text-style-name="P36" draw:layer="layout" svg:width="2.292cm" svg:height="0.822cm" svg:x="10.685cm" svg:y="9.515cm">
          <draw:text-box>
            <text:p text:style-name="P36">Byte 1</text:p>
          </draw:text-box>
        </draw:frame>
        <draw:frame draw:style-name="gr10" draw:text-style-name="P36" draw:layer="layout" svg:width="2.292cm" svg:height="0.822cm" svg:x="15.285cm" svg:y="9.515cm">
          <draw:text-box>
            <text:p text:style-name="P36">Byte 2</text:p>
          </draw:text-box>
        </draw:frame>
        <draw:frame draw:style-name="gr10" draw:text-style-name="P36" draw:layer="layout" svg:width="2.292cm" svg:height="0.822cm" svg:x="19.885cm" svg:y="9.515cm">
          <draw:text-box>
            <text:p text:style-name="P36">Byte 3</text:p>
          </draw:text-box>
        </draw:frame>
        <draw:frame draw:style-name="gr10" draw:text-style-name="P36" draw:layer="layout" svg:width="2.292cm" svg:height="0.822cm" svg:x="6.085cm" svg:y="12.915cm">
          <draw:text-box>
            <text:p text:style-name="P36">Byte 3</text:p>
          </draw:text-box>
        </draw:frame>
        <draw:frame draw:style-name="gr10" draw:text-style-name="P36" draw:layer="layout" svg:width="2.292cm" svg:height="0.822cm" svg:x="10.685cm" svg:y="12.915cm">
          <draw:text-box>
            <text:p text:style-name="P36">Byte 2</text:p>
          </draw:text-box>
        </draw:frame>
        <draw:frame draw:style-name="gr10" draw:text-style-name="P36" draw:layer="layout" svg:width="2.517cm" svg:height="0.822cm" svg:x="15.285cm" svg:y="12.915cm">
          <draw:text-box>
            <text:p text:style-name="P36">Byte 1 </text:p>
          </draw:text-box>
        </draw:frame>
        <draw:frame draw:style-name="gr10" draw:text-style-name="P37" draw:layer="layout" svg:width="2.559cm" svg:height="0.822cm" svg:x="19.885cm" svg:y="12.915cm">
          <draw:text-box>
            <text:p text:style-name="P37"><text:span text:style-name="T9">Byte 0</text:span></text:p>
          </draw:text-box>
        </draw:frame>
        <draw:custom-shape draw:style-name="gr8" draw:text-style-name="P12" draw:layer="layout" svg:width="1.878cm" svg:height="1.963cm" svg:x="4.941cm" svg:y="6.495cm">
          <text:p text:style-name="P38"><text:span text:style-name="T4">AA</text:span></text:p>
          <draw:enhanced-geometry svg:viewBox="0 0 21600 21600" draw:type="rectangle" draw:enhanced-path="M 0 0 L 21600 0 21600 21600 0 21600 0 0 Z N"/>
        </draw:custom-shape>
        <draw:custom-shape draw:style-name="gr6" draw:text-style-name="P12" draw:layer="layout" svg:width="1.878cm" svg:height="1.963cm" svg:x="6.94cm" svg:y="6.494cm">
          <text:p text:style-name="P38"><text:span text:style-name="T4">BB</text:span></text:p>
          <draw:enhanced-geometry svg:viewBox="0 0 21600 21600" draw:type="rectangle" draw:enhanced-path="M 0 0 L 21600 0 21600 21600 0 21600 0 0 Z N"/>
        </draw:custom-shape>
        <draw:custom-shape draw:style-name="gr6" draw:text-style-name="P12" draw:layer="layout" svg:width="1.878cm" svg:height="1.963cm" svg:x="8.94cm" svg:y="6.494cm">
          <text:p text:style-name="P38"><text:span text:style-name="T4">CC</text:span></text:p>
          <draw:enhanced-geometry svg:viewBox="0 0 21600 21600" draw:type="rectangle" draw:enhanced-path="M 0 0 L 21600 0 21600 21600 0 21600 0 0 Z N"/>
        </draw:custom-shape>
        <draw:custom-shape draw:style-name="gr6" draw:text-style-name="P12" draw:layer="layout" svg:width="1.878cm" svg:height="1.963cm" svg:x="10.939cm" svg:y="6.493cm">
          <text:p text:style-name="P38"><text:span text:style-name="T4">DD</text:span></text:p>
          <draw:enhanced-geometry svg:viewBox="0 0 21600 21600" draw:type="rectangle" draw:enhanced-path="M 0 0 L 21600 0 21600 21600 0 21600 0 0 Z N"/>
        </draw:custom-shape>
        <draw:custom-shape draw:style-name="gr6" draw:text-style-name="P12" draw:layer="layout" svg:width="1.878cm" svg:height="1.963cm" svg:x="12.938cm" svg:y="6.492cm">
          <text:p text:style-name="P38"><text:span text:style-name="T4">.</text:span></text:p>
          <draw:enhanced-geometry svg:viewBox="0 0 21600 21600" draw:type="rectangle" draw:enhanced-path="M 0 0 L 21600 0 21600 21600 0 21600 0 0 Z N"/>
        </draw:custom-shape>
        <draw:custom-shape draw:style-name="gr6" draw:text-style-name="P12" draw:layer="layout" svg:width="1.878cm" svg:height="1.963cm" svg:x="14.938cm" svg:y="6.492cm">
          <text:p text:style-name="P38"><text:span text:style-name="T4">.</text:span></text:p>
          <draw:enhanced-geometry svg:viewBox="0 0 21600 21600" draw:type="rectangle" draw:enhanced-path="M 0 0 L 21600 0 21600 21600 0 21600 0 0 Z N"/>
        </draw:custom-shape>
        <draw:custom-shape draw:style-name="gr6" draw:text-style-name="P12" draw:layer="layout" svg:width="1.878cm" svg:height="1.963cm" svg:x="16.937cm" svg:y="6.491cm">
          <text:p text:style-name="P38"><text:span text:style-name="T4">.</text:span></text:p>
          <draw:enhanced-geometry svg:viewBox="0 0 21600 21600" draw:type="rectangle" draw:enhanced-path="M 0 0 L 21600 0 21600 21600 0 21600 0 0 Z N"/>
        </draw:custom-shape>
        <draw:custom-shape draw:style-name="gr6" draw:text-style-name="P12" draw:layer="layout" svg:width="6.617cm" svg:height="1.963cm" svg:x="20.929cm" svg:y="6.49cm">
          <text:p text:style-name="P38"><text:span text:style-name="T4">...</text:span></text:p>
          <draw:enhanced-geometry svg:viewBox="0 0 21600 21600" draw:type="rectangle" draw:enhanced-path="M 0 0 L 21600 0 21600 21600 0 21600 0 0 Z N"/>
        </draw:custom-shape>
        <draw:custom-shape draw:style-name="gr6" draw:text-style-name="P12" draw:layer="layout" svg:width="1.878cm" svg:height="1.963cm" svg:x="18.936cm" svg:y="6.49cm">
          <text:p text:style-name="P12">.</text:p>
          <draw:enhanced-geometry svg:viewBox="0 0 21600 21600" draw:type="rectangle" draw:enhanced-path="M 0 0 L 21600 0 21600 21600 0 21600 0 0 Z N"/>
        </draw:custom-shape>
        <draw:frame draw:style-name="gr10" draw:text-style-name="P39" draw:layer="layout" svg:width="0.425cm" svg:height="0.937cm" svg:x="5.736cm" svg:y="5.491cm">
          <draw:text-box>
            <text:p text:style-name="P39"><text:span text:style-name="T47">0</text:span></text:p>
          </draw:text-box>
        </draw:frame>
        <draw:frame draw:style-name="gr10" draw:text-style-name="P18" draw:layer="layout" svg:width="0.425cm" svg:height="0.937cm" svg:x="7.637cm" svg:y="5.492cm">
          <draw:text-box>
            <text:p text:style-name="P18"><text:span text:style-name="T10">1</text:span></text:p>
          </draw:text-box>
        </draw:frame>
        <draw:frame draw:style-name="gr10" draw:text-style-name="P18" draw:layer="layout" svg:width="0.425cm" svg:height="0.937cm" svg:x="9.737cm" svg:y="5.492cm">
          <draw:text-box>
            <text:p text:style-name="P18"><text:span text:style-name="T10">2</text:span></text:p>
          </draw:text-box>
        </draw:frame>
        <draw:frame draw:style-name="gr10" draw:text-style-name="P18" draw:layer="layout" svg:width="0.425cm" svg:height="0.937cm" svg:x="11.737cm" svg:y="5.492cm">
          <draw:text-box>
            <text:p text:style-name="P18"><text:span text:style-name="T10">3</text:span></text:p>
          </draw:text-box>
        </draw:frame>
        <draw:frame draw:style-name="gr10" draw:text-style-name="P18" draw:layer="layout" svg:width="0.425cm" svg:height="0.937cm" svg:x="13.737cm" svg:y="5.492cm">
          <draw:text-box>
            <text:p text:style-name="P18"><text:span text:style-name="T10">4</text:span></text:p>
          </draw:text-box>
        </draw:frame>
        <draw:frame draw:style-name="gr10" draw:text-style-name="P18" draw:layer="layout" svg:width="0.425cm" svg:height="0.937cm" svg:x="15.637cm" svg:y="5.492cm">
          <draw:text-box>
            <text:p text:style-name="P18"><text:span text:style-name="T10">5</text:span></text:p>
          </draw:text-box>
        </draw:frame>
        <draw:frame draw:style-name="gr10" draw:text-style-name="P18" draw:layer="layout" svg:width="0.425cm" svg:height="0.937cm" svg:x="17.737cm" svg:y="5.492cm">
          <draw:text-box>
            <text:p text:style-name="P18"><text:span text:style-name="T10">6</text:span></text:p>
          </draw:text-box>
        </draw:frame>
        <draw:frame draw:style-name="gr10" draw:text-style-name="P18" draw:layer="layout" svg:width="0.425cm" svg:height="0.937cm" svg:x="19.638cm" svg:y="5.493cm">
          <draw:text-box>
            <text:p text:style-name="P18"><text:span text:style-name="T10">7</text:span></text:p>
          </draw:text-box>
        </draw:frame>
        <draw:frame draw:style-name="gr10" draw:text-style-name="P18" draw:layer="layout" svg:width="0.425cm" svg:height="0.937cm" svg:x="17.738cm" svg:y="5.493cm">
          <draw:text-box>
            <text:p text:style-name="P18"><text:span text:style-name="T10">6</text:span></text:p>
          </draw:text-box>
        </draw:frame>
        <draw:frame draw:style-name="gr66" draw:text-style-name="P18" draw:layer="layout" svg:width="2.94cm" svg:height="0.937cm" svg:x="1.301cm" svg:y="7.021cm">
          <draw:text-box>
            <text:p text:style-name="P18"><text:span text:style-name="T10">Memory</text:span></text:p>
          </draw:text-box>
        </draw:frame>
        <draw:custom-shape draw:style-name="gr15" draw:text-style-name="P12" draw:layer="layout" svg:width="1.878cm" svg:height="1.963cm" svg:x="4.942cm" svg:y="17.096cm">
          <text:p text:style-name="P38"><text:span text:style-name="T4">AA</text:span></text:p>
          <draw:enhanced-geometry svg:viewBox="0 0 21600 21600" draw:type="rectangle" draw:enhanced-path="M 0 0 L 21600 0 21600 21600 0 21600 0 0 Z N"/>
        </draw:custom-shape>
        <draw:custom-shape draw:style-name="gr6" draw:text-style-name="P12" draw:layer="layout" svg:width="1.878cm" svg:height="1.963cm" svg:x="6.941cm" svg:y="17.095cm">
          <text:p text:style-name="P38"><text:span text:style-name="T4">BB</text:span></text:p>
          <draw:enhanced-geometry svg:viewBox="0 0 21600 21600" draw:type="rectangle" draw:enhanced-path="M 0 0 L 21600 0 21600 21600 0 21600 0 0 Z N"/>
        </draw:custom-shape>
        <draw:custom-shape draw:style-name="gr6" draw:text-style-name="P12" draw:layer="layout" svg:width="1.878cm" svg:height="1.963cm" svg:x="8.941cm" svg:y="17.095cm">
          <text:p text:style-name="P38"><text:span text:style-name="T4">CC</text:span></text:p>
          <draw:enhanced-geometry svg:viewBox="0 0 21600 21600" draw:type="rectangle" draw:enhanced-path="M 0 0 L 21600 0 21600 21600 0 21600 0 0 Z N"/>
        </draw:custom-shape>
        <draw:custom-shape draw:style-name="gr6" draw:text-style-name="P12" draw:layer="layout" svg:width="1.878cm" svg:height="1.963cm" svg:x="10.94cm" svg:y="17.094cm">
          <text:p text:style-name="P38"><text:span text:style-name="T4">DD</text:span></text:p>
          <draw:enhanced-geometry svg:viewBox="0 0 21600 21600" draw:type="rectangle" draw:enhanced-path="M 0 0 L 21600 0 21600 21600 0 21600 0 0 Z N"/>
        </draw:custom-shape>
        <draw:custom-shape draw:style-name="gr6" draw:text-style-name="P12" draw:layer="layout" svg:width="1.878cm" svg:height="1.963cm" svg:x="12.939cm" svg:y="17.093cm">
          <text:p text:style-name="P38"><text:span text:style-name="T4">.</text:span></text:p>
          <draw:enhanced-geometry svg:viewBox="0 0 21600 21600" draw:type="rectangle" draw:enhanced-path="M 0 0 L 21600 0 21600 21600 0 21600 0 0 Z N"/>
        </draw:custom-shape>
        <draw:custom-shape draw:style-name="gr6" draw:text-style-name="P12" draw:layer="layout" svg:width="1.878cm" svg:height="1.963cm" svg:x="14.939cm" svg:y="17.093cm">
          <text:p text:style-name="P38"><text:span text:style-name="T4">.</text:span></text:p>
          <draw:enhanced-geometry svg:viewBox="0 0 21600 21600" draw:type="rectangle" draw:enhanced-path="M 0 0 L 21600 0 21600 21600 0 21600 0 0 Z N"/>
        </draw:custom-shape>
        <draw:custom-shape draw:style-name="gr6" draw:text-style-name="P12" draw:layer="layout" svg:width="1.878cm" svg:height="1.963cm" svg:x="16.938cm" svg:y="17.092cm">
          <text:p text:style-name="P38"><text:span text:style-name="T4">.</text:span></text:p>
          <draw:enhanced-geometry svg:viewBox="0 0 21600 21600" draw:type="rectangle" draw:enhanced-path="M 0 0 L 21600 0 21600 21600 0 21600 0 0 Z N"/>
        </draw:custom-shape>
        <draw:custom-shape draw:style-name="gr6" draw:text-style-name="P12" draw:layer="layout" svg:width="6.617cm" svg:height="1.963cm" svg:x="20.93cm" svg:y="17.091cm">
          <text:p text:style-name="P38"><text:span text:style-name="T4">...</text:span></text:p>
          <draw:enhanced-geometry svg:viewBox="0 0 21600 21600" draw:type="rectangle" draw:enhanced-path="M 0 0 L 21600 0 21600 21600 0 21600 0 0 Z N"/>
        </draw:custom-shape>
        <draw:custom-shape draw:style-name="gr6" draw:text-style-name="P12" draw:layer="layout" svg:width="1.878cm" svg:height="1.963cm" svg:x="18.937cm" svg:y="17.091cm">
          <text:p text:style-name="P38"><text:span text:style-name="T4">.</text:span></text:p>
          <draw:enhanced-geometry svg:viewBox="0 0 21600 21600" draw:type="rectangle" draw:enhanced-path="M 0 0 L 21600 0 21600 21600 0 21600 0 0 Z N"/>
        </draw:custom-shape>
        <draw:frame draw:style-name="gr10" draw:text-style-name="P39" draw:layer="layout" svg:width="0.425cm" svg:height="0.937cm" svg:x="5.737cm" svg:y="16.092cm">
          <draw:text-box>
            <text:p text:style-name="P39"><text:span text:style-name="T47">0</text:span></text:p>
          </draw:text-box>
        </draw:frame>
        <draw:frame draw:style-name="gr10" draw:text-style-name="P18" draw:layer="layout" svg:width="0.425cm" svg:height="0.937cm" svg:x="7.638cm" svg:y="16.093cm">
          <draw:text-box>
            <text:p text:style-name="P18"><text:span text:style-name="T10">1</text:span></text:p>
          </draw:text-box>
        </draw:frame>
        <draw:frame draw:style-name="gr10" draw:text-style-name="P18" draw:layer="layout" svg:width="0.425cm" svg:height="0.937cm" svg:x="9.738cm" svg:y="16.093cm">
          <draw:text-box>
            <text:p text:style-name="P18"><text:span text:style-name="T10">2</text:span></text:p>
          </draw:text-box>
        </draw:frame>
        <draw:frame draw:style-name="gr10" draw:text-style-name="P18" draw:layer="layout" svg:width="0.425cm" svg:height="0.937cm" svg:x="11.738cm" svg:y="16.093cm">
          <draw:text-box>
            <text:p text:style-name="P18"><text:span text:style-name="T10">3</text:span></text:p>
          </draw:text-box>
        </draw:frame>
        <draw:frame draw:style-name="gr10" draw:text-style-name="P18" draw:layer="layout" svg:width="0.425cm" svg:height="0.937cm" svg:x="13.738cm" svg:y="16.093cm">
          <draw:text-box>
            <text:p text:style-name="P18"><text:span text:style-name="T10">4</text:span></text:p>
          </draw:text-box>
        </draw:frame>
        <draw:frame draw:style-name="gr10" draw:text-style-name="P18" draw:layer="layout" svg:width="0.425cm" svg:height="0.937cm" svg:x="15.638cm" svg:y="16.093cm">
          <draw:text-box>
            <text:p text:style-name="P18"><text:span text:style-name="T10">5</text:span></text:p>
          </draw:text-box>
        </draw:frame>
        <draw:frame draw:style-name="gr10" draw:text-style-name="P18" draw:layer="layout" svg:width="0.425cm" svg:height="0.937cm" svg:x="17.738cm" svg:y="16.093cm">
          <draw:text-box>
            <text:p text:style-name="P18"><text:span text:style-name="T10">6</text:span></text:p>
          </draw:text-box>
        </draw:frame>
        <draw:frame draw:style-name="gr10" draw:text-style-name="P18" draw:layer="layout" svg:width="0.425cm" svg:height="0.937cm" svg:x="19.639cm" svg:y="16.094cm">
          <draw:text-box>
            <text:p text:style-name="P18"><text:span text:style-name="T10">7</text:span></text:p>
          </draw:text-box>
        </draw:frame>
        <draw:frame draw:style-name="gr10" draw:text-style-name="P18" draw:layer="layout" svg:width="0.425cm" svg:height="0.937cm" svg:x="17.739cm" svg:y="16.094cm">
          <draw:text-box>
            <text:p text:style-name="P18"><text:span text:style-name="T10">6</text:span></text:p>
          </draw:text-box>
        </draw:frame>
        <draw:frame draw:style-name="gr66" draw:text-style-name="P18" draw:layer="layout" svg:width="2.94cm" svg:height="0.937cm" svg:x="1.302cm" svg:y="17.622cm">
          <draw:text-box>
            <text:p text:style-name="P18"><text:span text:style-name="T10">Storage</text:span></text:p>
          </draw:text-box>
        </draw:frame>
        <draw:frame draw:style-name="gr10" draw:layer="layout" svg:width="0.614cm" svg:height="0.937cm" svg:x="24.622cm" svg:y="12.065cm">
          <draw:text-box>
            <text:p>X</text:p>
          </draw:text-box>
        </draw:frame>
        <presentation:notes draw:style-name="dp2">
          <office:forms form:automatic-focus="false" form:apply-design-mode="false"/>
          <draw:page-thumbnail draw:style-name="gr5" draw:layer="layout" svg:width="12.33cm" svg:height="9.525cm" svg:x="3.36cm" svg:y="1.905cm" draw:page-number="74" presentation:class="page"/>
          <draw:frame presentation:style-name="pr9" draw:text-style-name="P15" draw:layer="layout" svg:width="13.97cm" svg:height="11.43cm" svg:x="2.54cm" svg:y="12.065cm" presentation:class="notes" presentation:placeholder="true">
            <draw:text-box/>
          </draw:frame>
        </presentation:notes>
      </draw:page>
      <draw:page draw:name="page75" draw:style-name="dp3" draw:master-page-name="LTC_5f_OO_5f_Template" presentation:presentation-page-layout-name="AL2T1">
        <office:forms form:automatic-focus="false" form:apply-design-mode="false"/>
        <draw:frame presentation:style-name="pr7" draw:layer="layout" svg:width="23.367cm" svg:height="2.266cm" svg:x="1.301cm" svg:y="1.301cm" presentation:class="title">
          <draw:text-box>
            <text:list text:style-name="L2">
              <text:list-header>
                <text:p><text:span text:style-name="T4">IO Busses</text:span></text:p>
              </text:list-header>
            </text:list>
          </draw:text-box>
        </draw:frame>
        <draw:frame presentation:style-name="pr20" draw:text-style-name="P27" draw:layer="layout" svg:width="23.367cm" svg:height="15.128cm" svg:x="1.301cm" svg:y="4.294cm" presentation:class="outline" presentation:user-transformed="true">
          <draw:text-box>
            <text:list text:style-name="L3">
              <text:list-item>
                <text:p><text:span text:style-name="T38">What do that mean for our FIFO ?</text:span></text:p>
              </text:list-item>
            </text:list>
          </draw:text-box>
        </draw:frame>
        <draw:custom-shape draw:style-name="gr58" draw:text-style-name="P31" draw:layer="layout" svg:width="4.445cm" svg:height="1.27cm" svg:x="4.873cm" svg:y="10.449cm">
          <text:p text:style-name="P31"><text:span text:style-name="T10">DD</text:span></text:p>
          <draw:enhanced-geometry svg:viewBox="0 0 21600 21600" draw:type="rectangle" draw:enhanced-path="M 0 0 L 21600 0 21600 21600 0 21600 0 0 Z N"/>
        </draw:custom-shape>
        <draw:custom-shape draw:style-name="gr65" draw:text-style-name="P31" draw:layer="layout" svg:width="4.445cm" svg:height="1.27cm" svg:x="9.472cm" svg:y="10.449cm">
          <text:p text:style-name="P31"><text:span text:style-name="T10">CC</text:span></text:p>
          <draw:enhanced-geometry svg:viewBox="0 0 21600 21600" draw:type="rectangle" draw:enhanced-path="M 0 0 L 21600 0 21600 21600 0 21600 0 0 Z N"/>
        </draw:custom-shape>
        <draw:custom-shape draw:style-name="gr65" draw:text-style-name="P31" draw:layer="layout" svg:width="4.445cm" svg:height="1.27cm" svg:x="14.072cm" svg:y="10.449cm">
          <text:p text:style-name="P31"><text:span text:style-name="T10">BB</text:span></text:p>
          <draw:enhanced-geometry svg:viewBox="0 0 21600 21600" draw:type="rectangle" draw:enhanced-path="M 0 0 L 21600 0 21600 21600 0 21600 0 0 Z N"/>
        </draw:custom-shape>
        <draw:custom-shape draw:style-name="gr72" draw:text-style-name="P31" draw:layer="layout" svg:width="4.445cm" svg:height="1.27cm" svg:x="18.672cm" svg:y="10.448cm">
          <text:p text:style-name="P31"><text:span text:style-name="T10">AA</text:span></text:p>
          <draw:enhanced-geometry svg:viewBox="0 0 21600 21600" draw:type="rectangle" draw:enhanced-path="M 0 0 L 21600 0 21600 21600 0 21600 0 0 Z N"/>
        </draw:custom-shape>
        <draw:frame draw:style-name="gr66" draw:text-style-name="P18" draw:layer="layout" svg:width="3.38cm" svg:height="0.937cm" svg:x="1.13cm" svg:y="10.62cm">
          <draw:text-box>
            <text:p text:style-name="P18"><text:span text:style-name="T10">LE CPU</text:span></text:p>
          </draw:text-box>
        </draw:frame>
        <draw:custom-shape draw:style-name="gr65" draw:text-style-name="P31" draw:layer="layout" svg:width="4.445cm" svg:height="1.27cm" svg:x="4.869cm" svg:y="13.749cm">
          <text:p text:style-name="P31"><text:span text:style-name="T10">DD</text:span></text:p>
          <draw:enhanced-geometry svg:viewBox="0 0 21600 21600" draw:type="rectangle" draw:enhanced-path="M 0 0 L 21600 0 21600 21600 0 21600 0 0 Z N"/>
        </draw:custom-shape>
        <draw:custom-shape draw:style-name="gr65" draw:text-style-name="P31" draw:layer="layout" svg:width="4.445cm" svg:height="1.27cm" svg:x="9.468cm" svg:y="13.748cm">
          <text:p text:style-name="P31"><text:span text:style-name="T10">CC</text:span></text:p>
          <draw:enhanced-geometry svg:viewBox="0 0 21600 21600" draw:type="rectangle" draw:enhanced-path="M 0 0 L 21600 0 21600 21600 0 21600 0 0 Z N"/>
        </draw:custom-shape>
        <draw:custom-shape draw:style-name="gr65" draw:text-style-name="P31" draw:layer="layout" svg:width="4.445cm" svg:height="1.27cm" svg:x="14.068cm" svg:y="13.748cm">
          <text:p text:style-name="P31"><text:span text:style-name="T10">BB</text:span></text:p>
          <draw:enhanced-geometry svg:viewBox="0 0 21600 21600" draw:type="rectangle" draw:enhanced-path="M 0 0 L 21600 0 21600 21600 0 21600 0 0 Z N"/>
        </draw:custom-shape>
        <draw:custom-shape draw:style-name="gr62" draw:text-style-name="P31" draw:layer="layout" svg:width="4.445cm" svg:height="1.27cm" svg:x="18.668cm" svg:y="13.748cm">
          <text:p text:style-name="P31"><text:span text:style-name="T10">AA</text:span></text:p>
          <draw:enhanced-geometry svg:viewBox="0 0 21600 21600" draw:type="rectangle" draw:enhanced-path="M 0 0 L 21600 0 21600 21600 0 21600 0 0 Z N"/>
        </draw:custom-shape>
        <draw:frame draw:style-name="gr10" draw:text-style-name="P18" draw:layer="layout" svg:width="1.319cm" svg:height="0.937cm" svg:x="2.335cm" svg:y="14.04cm">
          <draw:text-box>
            <text:p text:style-name="P18"><text:span text:style-name="T10">PCI</text:span></text:p>
          </draw:text-box>
        </draw:frame>
        <draw:frame draw:style-name="gr73" draw:text-style-name="P40" draw:layer="layout" svg:width="3.44cm" svg:height="0.822cm" svg:x="6.085cm" svg:y="9.515cm">
          <draw:text-box>
            <text:p text:style-name="P40"><text:span text:style-name="T24">Byte 3</text:span></text:p>
          </draw:text-box>
        </draw:frame>
        <draw:frame draw:style-name="gr10" draw:text-style-name="P36" draw:layer="layout" svg:width="2.292cm" svg:height="0.822cm" svg:x="10.685cm" svg:y="9.515cm">
          <draw:text-box>
            <text:p text:style-name="P36">Byte 2</text:p>
          </draw:text-box>
        </draw:frame>
        <draw:frame draw:style-name="gr10" draw:text-style-name="P36" draw:layer="layout" svg:width="2.292cm" svg:height="0.822cm" svg:x="15.285cm" svg:y="9.515cm">
          <draw:text-box>
            <text:p text:style-name="P36">Byte 1</text:p>
          </draw:text-box>
        </draw:frame>
        <draw:frame draw:style-name="gr10" draw:text-style-name="P37" draw:layer="layout" svg:width="2.559cm" svg:height="0.822cm" svg:x="19.885cm" svg:y="9.515cm">
          <draw:text-box>
            <text:p text:style-name="P37"><text:span text:style-name="T9">Byte 0</text:span></text:p>
          </draw:text-box>
        </draw:frame>
        <draw:frame draw:style-name="gr10" draw:text-style-name="P36" draw:layer="layout" svg:width="2.292cm" svg:height="0.822cm" svg:x="6.085cm" svg:y="12.915cm">
          <draw:text-box>
            <text:p text:style-name="P36">Byte 3</text:p>
          </draw:text-box>
        </draw:frame>
        <draw:frame draw:style-name="gr10" draw:text-style-name="P36" draw:layer="layout" svg:width="2.292cm" svg:height="0.822cm" svg:x="10.685cm" svg:y="12.915cm">
          <draw:text-box>
            <text:p text:style-name="P36">Byte 2</text:p>
          </draw:text-box>
        </draw:frame>
        <draw:frame draw:style-name="gr10" draw:text-style-name="P36" draw:layer="layout" svg:width="2.517cm" svg:height="0.822cm" svg:x="15.285cm" svg:y="12.915cm">
          <draw:text-box>
            <text:p text:style-name="P36">Byte 1 </text:p>
          </draw:text-box>
        </draw:frame>
        <draw:frame draw:style-name="gr74" draw:text-style-name="P37" draw:layer="layout" svg:width="2.975cm" svg:height="0.822cm" svg:x="19.885cm" svg:y="12.915cm">
          <draw:text-box>
            <text:p text:style-name="P37"><text:span text:style-name="T9">Byte 0</text:span></text:p>
          </draw:text-box>
        </draw:frame>
        <draw:custom-shape draw:style-name="gr8" draw:text-style-name="P12" draw:layer="layout" svg:width="1.878cm" svg:height="1.963cm" svg:x="4.941cm" svg:y="6.495cm">
          <text:p text:style-name="P38"><text:span text:style-name="T4">AA</text:span></text:p>
          <draw:enhanced-geometry svg:viewBox="0 0 21600 21600" draw:type="rectangle" draw:enhanced-path="M 0 0 L 21600 0 21600 21600 0 21600 0 0 Z N"/>
        </draw:custom-shape>
        <draw:custom-shape draw:style-name="gr6" draw:text-style-name="P12" draw:layer="layout" svg:width="1.878cm" svg:height="1.963cm" svg:x="6.94cm" svg:y="6.494cm">
          <text:p text:style-name="P38"><text:span text:style-name="T4">BB</text:span></text:p>
          <draw:enhanced-geometry svg:viewBox="0 0 21600 21600" draw:type="rectangle" draw:enhanced-path="M 0 0 L 21600 0 21600 21600 0 21600 0 0 Z N"/>
        </draw:custom-shape>
        <draw:custom-shape draw:style-name="gr6" draw:text-style-name="P12" draw:layer="layout" svg:width="1.878cm" svg:height="1.963cm" svg:x="8.94cm" svg:y="6.494cm">
          <text:p text:style-name="P38"><text:span text:style-name="T4">CC</text:span></text:p>
          <draw:enhanced-geometry svg:viewBox="0 0 21600 21600" draw:type="rectangle" draw:enhanced-path="M 0 0 L 21600 0 21600 21600 0 21600 0 0 Z N"/>
        </draw:custom-shape>
        <draw:custom-shape draw:style-name="gr6" draw:text-style-name="P12" draw:layer="layout" svg:width="1.878cm" svg:height="1.963cm" svg:x="10.939cm" svg:y="6.493cm">
          <text:p text:style-name="P38"><text:span text:style-name="T4">DD</text:span></text:p>
          <draw:enhanced-geometry svg:viewBox="0 0 21600 21600" draw:type="rectangle" draw:enhanced-path="M 0 0 L 21600 0 21600 21600 0 21600 0 0 Z N"/>
        </draw:custom-shape>
        <draw:custom-shape draw:style-name="gr6" draw:text-style-name="P12" draw:layer="layout" svg:width="1.878cm" svg:height="1.963cm" svg:x="12.938cm" svg:y="6.492cm">
          <text:p text:style-name="P38"><text:span text:style-name="T4">.</text:span></text:p>
          <draw:enhanced-geometry svg:viewBox="0 0 21600 21600" draw:type="rectangle" draw:enhanced-path="M 0 0 L 21600 0 21600 21600 0 21600 0 0 Z N"/>
        </draw:custom-shape>
        <draw:custom-shape draw:style-name="gr6" draw:text-style-name="P12" draw:layer="layout" svg:width="1.878cm" svg:height="1.963cm" svg:x="14.938cm" svg:y="6.492cm">
          <text:p text:style-name="P38"><text:span text:style-name="T4">.</text:span></text:p>
          <draw:enhanced-geometry svg:viewBox="0 0 21600 21600" draw:type="rectangle" draw:enhanced-path="M 0 0 L 21600 0 21600 21600 0 21600 0 0 Z N"/>
        </draw:custom-shape>
        <draw:custom-shape draw:style-name="gr6" draw:text-style-name="P12" draw:layer="layout" svg:width="1.878cm" svg:height="1.963cm" svg:x="16.937cm" svg:y="6.491cm">
          <text:p text:style-name="P38"><text:span text:style-name="T4">.</text:span></text:p>
          <draw:enhanced-geometry svg:viewBox="0 0 21600 21600" draw:type="rectangle" draw:enhanced-path="M 0 0 L 21600 0 21600 21600 0 21600 0 0 Z N"/>
        </draw:custom-shape>
        <draw:custom-shape draw:style-name="gr6" draw:text-style-name="P12" draw:layer="layout" svg:width="6.617cm" svg:height="1.963cm" svg:x="20.929cm" svg:y="6.49cm">
          <text:p text:style-name="P38"><text:span text:style-name="T4">...</text:span></text:p>
          <draw:enhanced-geometry svg:viewBox="0 0 21600 21600" draw:type="rectangle" draw:enhanced-path="M 0 0 L 21600 0 21600 21600 0 21600 0 0 Z N"/>
        </draw:custom-shape>
        <draw:custom-shape draw:style-name="gr6" draw:text-style-name="P12" draw:layer="layout" svg:width="1.878cm" svg:height="1.963cm" svg:x="18.936cm" svg:y="6.49cm">
          <text:p text:style-name="P12">.</text:p>
          <draw:enhanced-geometry svg:viewBox="0 0 21600 21600" draw:type="rectangle" draw:enhanced-path="M 0 0 L 21600 0 21600 21600 0 21600 0 0 Z N"/>
        </draw:custom-shape>
        <draw:frame draw:style-name="gr10" draw:text-style-name="P39" draw:layer="layout" svg:width="0.425cm" svg:height="0.937cm" svg:x="5.736cm" svg:y="5.491cm">
          <draw:text-box>
            <text:p text:style-name="P39"><text:span text:style-name="T47">0</text:span></text:p>
          </draw:text-box>
        </draw:frame>
        <draw:frame draw:style-name="gr10" draw:text-style-name="P18" draw:layer="layout" svg:width="0.425cm" svg:height="0.937cm" svg:x="7.637cm" svg:y="5.492cm">
          <draw:text-box>
            <text:p text:style-name="P18"><text:span text:style-name="T10">1</text:span></text:p>
          </draw:text-box>
        </draw:frame>
        <draw:frame draw:style-name="gr10" draw:text-style-name="P18" draw:layer="layout" svg:width="0.425cm" svg:height="0.937cm" svg:x="9.737cm" svg:y="5.492cm">
          <draw:text-box>
            <text:p text:style-name="P18"><text:span text:style-name="T10">2</text:span></text:p>
          </draw:text-box>
        </draw:frame>
        <draw:frame draw:style-name="gr10" draw:text-style-name="P18" draw:layer="layout" svg:width="0.425cm" svg:height="0.937cm" svg:x="11.737cm" svg:y="5.492cm">
          <draw:text-box>
            <text:p text:style-name="P18"><text:span text:style-name="T10">3</text:span></text:p>
          </draw:text-box>
        </draw:frame>
        <draw:frame draw:style-name="gr10" draw:text-style-name="P18" draw:layer="layout" svg:width="0.425cm" svg:height="0.937cm" svg:x="13.737cm" svg:y="5.492cm">
          <draw:text-box>
            <text:p text:style-name="P18"><text:span text:style-name="T10">4</text:span></text:p>
          </draw:text-box>
        </draw:frame>
        <draw:frame draw:style-name="gr10" draw:text-style-name="P18" draw:layer="layout" svg:width="0.425cm" svg:height="0.937cm" svg:x="15.637cm" svg:y="5.492cm">
          <draw:text-box>
            <text:p text:style-name="P18"><text:span text:style-name="T10">5</text:span></text:p>
          </draw:text-box>
        </draw:frame>
        <draw:frame draw:style-name="gr10" draw:text-style-name="P18" draw:layer="layout" svg:width="0.425cm" svg:height="0.937cm" svg:x="17.737cm" svg:y="5.492cm">
          <draw:text-box>
            <text:p text:style-name="P18"><text:span text:style-name="T10">6</text:span></text:p>
          </draw:text-box>
        </draw:frame>
        <draw:frame draw:style-name="gr10" draw:text-style-name="P18" draw:layer="layout" svg:width="0.425cm" svg:height="0.937cm" svg:x="19.638cm" svg:y="5.493cm">
          <draw:text-box>
            <text:p text:style-name="P18"><text:span text:style-name="T10">7</text:span></text:p>
          </draw:text-box>
        </draw:frame>
        <draw:frame draw:style-name="gr10" draw:text-style-name="P18" draw:layer="layout" svg:width="0.425cm" svg:height="0.937cm" svg:x="17.738cm" svg:y="5.493cm">
          <draw:text-box>
            <text:p text:style-name="P18"><text:span text:style-name="T10">6</text:span></text:p>
          </draw:text-box>
        </draw:frame>
        <draw:frame draw:style-name="gr66" draw:text-style-name="P18" draw:layer="layout" svg:width="2.94cm" svg:height="0.937cm" svg:x="1.301cm" svg:y="7.021cm">
          <draw:text-box>
            <text:p text:style-name="P18"><text:span text:style-name="T10">Memory</text:span></text:p>
          </draw:text-box>
        </draw:frame>
        <draw:custom-shape draw:style-name="gr15" draw:text-style-name="P12" draw:layer="layout" svg:width="1.878cm" svg:height="1.963cm" svg:x="4.942cm" svg:y="17.096cm">
          <text:p text:style-name="P38"><text:span text:style-name="T4">AA</text:span></text:p>
          <draw:enhanced-geometry svg:viewBox="0 0 21600 21600" draw:type="rectangle" draw:enhanced-path="M 0 0 L 21600 0 21600 21600 0 21600 0 0 Z N"/>
        </draw:custom-shape>
        <draw:custom-shape draw:style-name="gr6" draw:text-style-name="P12" draw:layer="layout" svg:width="1.878cm" svg:height="1.963cm" svg:x="6.941cm" svg:y="17.095cm">
          <text:p text:style-name="P38"><text:span text:style-name="T4">BB</text:span></text:p>
          <draw:enhanced-geometry svg:viewBox="0 0 21600 21600" draw:type="rectangle" draw:enhanced-path="M 0 0 L 21600 0 21600 21600 0 21600 0 0 Z N"/>
        </draw:custom-shape>
        <draw:custom-shape draw:style-name="gr6" draw:text-style-name="P12" draw:layer="layout" svg:width="1.878cm" svg:height="1.963cm" svg:x="8.941cm" svg:y="17.095cm">
          <text:p text:style-name="P38"><text:span text:style-name="T4">CC</text:span></text:p>
          <draw:enhanced-geometry svg:viewBox="0 0 21600 21600" draw:type="rectangle" draw:enhanced-path="M 0 0 L 21600 0 21600 21600 0 21600 0 0 Z N"/>
        </draw:custom-shape>
        <draw:custom-shape draw:style-name="gr6" draw:text-style-name="P12" draw:layer="layout" svg:width="1.878cm" svg:height="1.963cm" svg:x="10.94cm" svg:y="17.094cm">
          <text:p text:style-name="P38"><text:span text:style-name="T4">DD</text:span></text:p>
          <draw:enhanced-geometry svg:viewBox="0 0 21600 21600" draw:type="rectangle" draw:enhanced-path="M 0 0 L 21600 0 21600 21600 0 21600 0 0 Z N"/>
        </draw:custom-shape>
        <draw:custom-shape draw:style-name="gr6" draw:text-style-name="P12" draw:layer="layout" svg:width="1.878cm" svg:height="1.963cm" svg:x="12.939cm" svg:y="17.093cm">
          <text:p text:style-name="P38"><text:span text:style-name="T4">.</text:span></text:p>
          <draw:enhanced-geometry svg:viewBox="0 0 21600 21600" draw:type="rectangle" draw:enhanced-path="M 0 0 L 21600 0 21600 21600 0 21600 0 0 Z N"/>
        </draw:custom-shape>
        <draw:custom-shape draw:style-name="gr6" draw:text-style-name="P12" draw:layer="layout" svg:width="1.878cm" svg:height="1.963cm" svg:x="14.939cm" svg:y="17.093cm">
          <text:p text:style-name="P38"><text:span text:style-name="T4">.</text:span></text:p>
          <draw:enhanced-geometry svg:viewBox="0 0 21600 21600" draw:type="rectangle" draw:enhanced-path="M 0 0 L 21600 0 21600 21600 0 21600 0 0 Z N"/>
        </draw:custom-shape>
        <draw:custom-shape draw:style-name="gr6" draw:text-style-name="P12" draw:layer="layout" svg:width="1.878cm" svg:height="1.963cm" svg:x="16.938cm" svg:y="17.092cm">
          <text:p text:style-name="P38"><text:span text:style-name="T4">.</text:span></text:p>
          <draw:enhanced-geometry svg:viewBox="0 0 21600 21600" draw:type="rectangle" draw:enhanced-path="M 0 0 L 21600 0 21600 21600 0 21600 0 0 Z N"/>
        </draw:custom-shape>
        <draw:custom-shape draw:style-name="gr6" draw:text-style-name="P12" draw:layer="layout" svg:width="6.617cm" svg:height="1.963cm" svg:x="20.93cm" svg:y="17.091cm">
          <text:p text:style-name="P38"><text:span text:style-name="T4">...</text:span></text:p>
          <draw:enhanced-geometry svg:viewBox="0 0 21600 21600" draw:type="rectangle" draw:enhanced-path="M 0 0 L 21600 0 21600 21600 0 21600 0 0 Z N"/>
        </draw:custom-shape>
        <draw:custom-shape draw:style-name="gr6" draw:text-style-name="P12" draw:layer="layout" svg:width="1.878cm" svg:height="1.963cm" svg:x="18.937cm" svg:y="17.091cm">
          <text:p text:style-name="P38"><text:span text:style-name="T4">.</text:span></text:p>
          <draw:enhanced-geometry svg:viewBox="0 0 21600 21600" draw:type="rectangle" draw:enhanced-path="M 0 0 L 21600 0 21600 21600 0 21600 0 0 Z N"/>
        </draw:custom-shape>
        <draw:frame draw:style-name="gr10" draw:text-style-name="P39" draw:layer="layout" svg:width="0.425cm" svg:height="0.937cm" svg:x="5.737cm" svg:y="16.092cm">
          <draw:text-box>
            <text:p text:style-name="P39"><text:span text:style-name="T47">0</text:span></text:p>
          </draw:text-box>
        </draw:frame>
        <draw:frame draw:style-name="gr10" draw:text-style-name="P18" draw:layer="layout" svg:width="0.425cm" svg:height="0.937cm" svg:x="7.638cm" svg:y="16.093cm">
          <draw:text-box>
            <text:p text:style-name="P18"><text:span text:style-name="T10">1</text:span></text:p>
          </draw:text-box>
        </draw:frame>
        <draw:frame draw:style-name="gr10" draw:text-style-name="P18" draw:layer="layout" svg:width="0.425cm" svg:height="0.937cm" svg:x="9.738cm" svg:y="16.093cm">
          <draw:text-box>
            <text:p text:style-name="P18"><text:span text:style-name="T10">2</text:span></text:p>
          </draw:text-box>
        </draw:frame>
        <draw:frame draw:style-name="gr10" draw:text-style-name="P18" draw:layer="layout" svg:width="0.425cm" svg:height="0.937cm" svg:x="11.738cm" svg:y="16.093cm">
          <draw:text-box>
            <text:p text:style-name="P18"><text:span text:style-name="T10">3</text:span></text:p>
          </draw:text-box>
        </draw:frame>
        <draw:frame draw:style-name="gr10" draw:text-style-name="P18" draw:layer="layout" svg:width="0.425cm" svg:height="0.937cm" svg:x="13.738cm" svg:y="16.093cm">
          <draw:text-box>
            <text:p text:style-name="P18"><text:span text:style-name="T10">4</text:span></text:p>
          </draw:text-box>
        </draw:frame>
        <draw:frame draw:style-name="gr10" draw:text-style-name="P18" draw:layer="layout" svg:width="0.425cm" svg:height="0.937cm" svg:x="15.638cm" svg:y="16.093cm">
          <draw:text-box>
            <text:p text:style-name="P18"><text:span text:style-name="T10">5</text:span></text:p>
          </draw:text-box>
        </draw:frame>
        <draw:frame draw:style-name="gr10" draw:text-style-name="P18" draw:layer="layout" svg:width="0.425cm" svg:height="0.937cm" svg:x="17.738cm" svg:y="16.093cm">
          <draw:text-box>
            <text:p text:style-name="P18"><text:span text:style-name="T10">6</text:span></text:p>
          </draw:text-box>
        </draw:frame>
        <draw:frame draw:style-name="gr10" draw:text-style-name="P18" draw:layer="layout" svg:width="0.425cm" svg:height="0.937cm" svg:x="19.639cm" svg:y="16.094cm">
          <draw:text-box>
            <text:p text:style-name="P18"><text:span text:style-name="T10">7</text:span></text:p>
          </draw:text-box>
        </draw:frame>
        <draw:frame draw:style-name="gr10" draw:text-style-name="P18" draw:layer="layout" svg:width="0.425cm" svg:height="0.937cm" svg:x="17.739cm" svg:y="16.094cm">
          <draw:text-box>
            <text:p text:style-name="P18"><text:span text:style-name="T10">6</text:span></text:p>
          </draw:text-box>
        </draw:frame>
        <draw:frame draw:style-name="gr66" draw:text-style-name="P18" draw:layer="layout" svg:width="2.94cm" svg:height="0.937cm" svg:x="1.302cm" svg:y="17.622cm">
          <draw:text-box>
            <text:p text:style-name="P18"><text:span text:style-name="T10">Storage</text:span></text:p>
          </draw:text-box>
        </draw:frame>
        <presentation:notes draw:style-name="dp2">
          <office:forms form:automatic-focus="false" form:apply-design-mode="false"/>
          <draw:page-thumbnail draw:style-name="gr5" draw:layer="layout" svg:width="12.33cm" svg:height="9.525cm" svg:x="3.36cm" svg:y="1.905cm" draw:page-number="75" presentation:class="page"/>
          <draw:frame presentation:style-name="pr9" draw:text-style-name="P15" draw:layer="layout" svg:width="13.97cm" svg:height="11.43cm" svg:x="2.54cm" svg:y="12.065cm" presentation:class="notes" presentation:placeholder="true">
            <draw:text-box/>
          </draw:frame>
        </presentation:notes>
      </draw:page>
      <draw:page draw:name="page76" draw:style-name="dp3" draw:master-page-name="LTC_5f_OO_5f_Template" presentation:presentation-page-layout-name="AL2T1">
        <office:forms form:automatic-focus="false" form:apply-design-mode="false"/>
        <draw:frame presentation:style-name="pr7" draw:layer="layout" svg:width="23.367cm" svg:height="2.266cm" svg:x="1.301cm" svg:y="1.301cm" presentation:class="title">
          <draw:text-box>
            <text:list text:style-name="L2">
              <text:list-header>
                <text:p><text:span text:style-name="T4">IO Busses</text:span></text:p>
              </text:list-header>
            </text:list>
          </draw:text-box>
        </draw:frame>
        <draw:frame presentation:style-name="pr20" draw:text-style-name="P27" draw:layer="layout" svg:width="23.367cm" svg:height="15.128cm" svg:x="1.301cm" svg:y="4.294cm" presentation:class="outline" presentation:user-transformed="true">
          <draw:text-box>
            <text:list text:style-name="L3">
              <text:list-item>
                <text:p><text:span text:style-name="T38">Memory , storage, bus space</text:span></text:p>
                <text:list>
                  <text:list-item>
                    <text:p><text:span text:style-name="T38">It's all just a series of bytes</text:span></text:p>
                  </text:list-item>
                  <text:list-item>
                    <text:p><text:span text:style-name="T38">Transport</text:span></text:p>
                    <text:list>
                      <text:list-item>
                        <text:p><text:span text:style-name="T38">No endianness</text:span></text:p>
                      </text:list-item>
                    </text:list>
                  </text:list-item>
                </text:list>
              </text:list-item>
              <text:list-item>
                <text:p><text:span text:style-name="T38">Endiannes is a property of an item of data</text:span></text:p>
                <text:list>
                  <text:list-item>
                    <text:p><text:span text:style-name="T38">The FIFO has no endian</text:span></text:p>
                  </text:list-item>
                  <text:list-item>
                    <text:p><text:span text:style-name="T38">It's just “copied” to memory</text:span></text:p>
                  </text:list-item>
                  <text:list-item>
                    <text:p><text:span text:style-name="T38">Data in it might have endianness</text:span></text:p>
                    <text:list>
                      <text:list-item>
                        <text:p><text:span text:style-name="T38">Will be interpreted from memory</text:span></text:p>
                      </text:list-item>
                    </text:list>
                  </text:list-item>
                </text:list>
              </text:list-item>
            </text:list>
          </draw:text-box>
        </draw:frame>
        <presentation:notes draw:style-name="dp2">
          <office:forms form:automatic-focus="false" form:apply-design-mode="false"/>
          <draw:page-thumbnail draw:style-name="gr5" draw:layer="layout" svg:width="12.33cm" svg:height="9.525cm" svg:x="3.36cm" svg:y="1.905cm" draw:page-number="76" presentation:class="page"/>
          <draw:frame presentation:style-name="pr9" draw:text-style-name="P15" draw:layer="layout" svg:width="13.97cm" svg:height="11.43cm" svg:x="2.54cm" svg:y="12.065cm" presentation:class="notes" presentation:placeholder="true">
            <draw:text-box/>
          </draw:frame>
        </presentation:notes>
      </draw:page>
      <draw:page draw:name="page77" draw:style-name="dp3" draw:master-page-name="LTC_5f_OO_5f_Template" presentation:presentation-page-layout-name="AL2T1">
        <office:forms form:automatic-focus="false" form:apply-design-mode="false"/>
        <draw:frame presentation:style-name="pr7" draw:layer="layout" svg:width="23.367cm" svg:height="2.266cm" svg:x="1.301cm" svg:y="1.301cm" presentation:class="title">
          <draw:text-box>
            <text:list text:style-name="L2">
              <text:list-header>
                <text:p><text:span text:style-name="T4">IO Busses</text:span></text:p>
              </text:list-header>
            </text:list>
          </draw:text-box>
        </draw:frame>
        <draw:frame presentation:style-name="pr20" draw:text-style-name="P27" draw:layer="layout" svg:width="23.367cm" svg:height="15.128cm" svg:x="1.301cm" svg:y="4.294cm" presentation:class="outline" presentation:user-transformed="true">
          <draw:text-box>
            <text:list text:style-name="L3">
              <text:list-item>
                <text:p><text:span text:style-name="T38">What about graphics ?</text:span></text:p>
              </text:list-item>
            </text:list>
          </draw:text-box>
        </draw:frame>
        <presentation:notes draw:style-name="dp2">
          <office:forms form:automatic-focus="false" form:apply-design-mode="false"/>
          <draw:page-thumbnail draw:style-name="gr5" draw:layer="layout" svg:width="12.33cm" svg:height="9.525cm" svg:x="3.36cm" svg:y="1.905cm" draw:page-number="77" presentation:class="page"/>
          <draw:frame presentation:style-name="pr9" draw:text-style-name="P15" draw:layer="layout" svg:width="13.97cm" svg:height="11.43cm" svg:x="2.54cm" svg:y="12.065cm" presentation:class="notes" presentation:placeholder="true">
            <draw:text-box/>
          </draw:frame>
        </presentation:notes>
      </draw:page>
      <presentation:settings presentation:force-manual="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draw:stroke-dash draw:name="Dash_20_2" draw:display-name="Dash 2"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fo:color="#000000" fo:font-family="'Times New Roman'" style:font-family-generic="roman" style:font-pitch="variable" fo:font-size="24pt" fo:language="en" fo:country="US" style:font-family-asian="'Bitstream Vera Sans'" style:font-pitch-asian="variable" style:font-size-asian="24pt" style:language-asian="zxx" style:country-asian="none" style:font-family-complex="Tahoma, Lucidasans, 'Lucida Sans', 'Arial Unicode MS'"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style:name="standard">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8%"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24pt" fo:font-style="normal" fo:text-shadow="none" style:text-underline-style="none" fo:font-weight="normal" style:font-family-asian="Gothic" style:font-pitch-asian="variable" style:font-size-asian="24pt" style:font-style-asian="normal" style:font-weight-asian="normal" style:font-family-complex="Gothic"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DejaVu Sans'" style:font-family-generic="roman" style:font-pitch="variable" fo:font-size="18pt" style:letter-kerning="true" style:font-family-asian="'DejaVu Sans'" style:font-family-generic-asian="system" style:font-pitch-asian="variable" style:font-size-asian="18pt" style:font-family-complex="'Lohit Hindi'"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LTC_5f_OO_5f_Template-background" style:display-name="LTC_OO_Template-background" style:family="presentation">
      <style:graphic-properties draw:stroke="none" draw:fill="none"/>
    </style:style>
    <style:style style:name="LTC_5f_OO_5f_Template-backgroundobjects" style:display-name="LTC_OO_Template-backgroundobjects" style:family="presentation">
      <style:graphic-properties draw:shadow="hidden" draw:shadow-offset-x="0.3cm" draw:shadow-offset-y="0.3cm" draw:shadow-color="#808080"/>
    </style:style>
    <style:style style:name="LTC_5f_OO_5f_Template-notes" style:display-name="LTC_OO_Template-notes" style:family="presentation">
      <style:graphic-properties draw:stroke="none" draw:fill="none">
        <text:list-style style:name="LTC_5f_OO_5f_Template-notes" style:display-name="LTC_OO_Template-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cm"/>
      <style:text-properties style:use-window-font-color="true" style:text-outline="false" style:text-line-through-style="none" fo:font-family="'Nimbus Roman No9 L'" style:font-family-generic="roman" style:font-pitch="variable" fo:font-size="20pt" fo:font-style="normal" fo:text-shadow="none" style:text-underline-style="none" fo:font-weight="normal" style:font-family-asian="Gothic" style:font-pitch-asian="variable" style:font-size-asian="20pt" style:font-style-asian="normal" style:font-weight-asian="normal" style:font-family-complex="Lucidasans" style:font-pitch-complex="variable" style:font-size-complex="20pt" style:font-style-complex="normal" style:font-weight-complex="normal" style:font-relief="none"/>
    </style:style>
    <style:style style:name="LTC_5f_OO_5f_Template-outline1" style:display-name="LTC_OO_Template-outline1" style:family="presentation">
      <style:graphic-properties draw:stroke="none" draw:fill="none">
        <text:list-style style:name="LTC_5f_OO_5f_Template-outline1" style:display-name="LTC_OO_Templa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254cm" fo:text-indent="0cm">
        <style:tab-stops/>
      </style:paragraph-properties>
      <style:text-properties style:use-window-font-color="true" style:text-outline="false" style:text-line-through-style="none" fo:font-family="'Bitstream Vera Sans'" style:font-pitch="variable" fo:font-size="26pt" fo:font-style="normal" fo:text-shadow="none" style:text-underline-style="none" fo:font-weight="normal" style:font-family-asian="Gothic" style:font-pitch-asian="variable" style:font-size-asian="32pt" style:font-style-asian="normal" style:font-weight-asian="normal" style:font-family-complex="Lucidasans" style:font-pitch-complex="variable" style:font-size-complex="32pt" style:font-style-complex="normal" style:font-weight-complex="normal" style:font-relief="none"/>
    </style:style>
    <style:style style:name="LTC_5f_OO_5f_Template-outline2" style:display-name="LTC_OO_Template-outline2" style:family="presentation" style:parent-style-name="LTC_5f_OO_5f_Template-outline1">
      <style:paragraph-properties fo:margin-left="2.4cm" fo:margin-right="0cm" fo:margin-top="0cm" fo:margin-bottom="0.152cm" fo:text-indent="-0.8cm"/>
      <style:text-properties fo:font-family="'Bitstream Vera Sans'" style:font-pitch="variable" fo:font-size="24pt" style:font-size-asian="28pt" style:font-size-complex="28pt"/>
    </style:style>
    <style:style style:name="LTC_5f_OO_5f_Template-outline3" style:display-name="LTC_OO_Template-outline3" style:family="presentation" style:parent-style-name="LTC_5f_OO_5f_Template-outline2">
      <style:paragraph-properties fo:margin-left="3.6cm" fo:margin-right="0cm" fo:margin-top="0cm" fo:margin-bottom="0.152cm" fo:text-indent="-0.6cm"/>
      <style:text-properties fo:font-family="'Bitstream Vera Sans'" style:font-pitch="variable" fo:font-size="22pt" style:font-size-asian="24pt" style:font-size-complex="24pt"/>
    </style:style>
    <style:style style:name="LTC_5f_OO_5f_Template-outline4" style:display-name="LTC_OO_Template-outline4" style:family="presentation" style:parent-style-name="LTC_5f_OO_5f_Template-outline3">
      <style:paragraph-properties fo:margin-left="4.8cm" fo:margin-right="0cm" fo:margin-top="0cm" fo:margin-bottom="0.102cm" fo:text-indent="-0.6cm"/>
      <style:text-properties fo:font-family="'Bitstream Vera Sans'" style:font-pitch="variable" fo:font-size="18pt" style:font-size-asian="20pt" style:font-size-complex="20pt"/>
    </style:style>
    <style:style style:name="LTC_5f_OO_5f_Template-outline5" style:display-name="LTC_OO_Template-outline5" style:family="presentation" style:parent-style-name="LTC_5f_OO_5f_Template-outline4">
      <style:paragraph-properties fo:margin-left="6cm" fo:margin-right="0cm" fo:margin-top="0cm" fo:margin-bottom="0.051cm" fo:text-indent="-0.6cm"/>
      <style:text-properties fo:font-family="'Bitstream Vera Sans'" style:font-pitch="variable" fo:font-size="18pt" style:font-size-asian="20pt" style:font-size-complex="20pt"/>
    </style:style>
    <style:style style:name="LTC_5f_OO_5f_Template-outline6" style:display-name="LTC_OO_Template-outline6" style:family="presentation" style:parent-style-name="LTC_5f_OO_5f_Template-outline5">
      <style:paragraph-properties fo:margin-left="7.2cm" fo:margin-right="0cm" fo:margin-top="0cm" fo:margin-bottom="0.051cm" fo:text-indent="-0.6cm"/>
      <style:text-properties fo:font-family="'Bitstream Vera Sans'" style:font-pitch="variable" fo:font-size="18pt" style:font-size-asian="20pt" style:font-size-complex="20pt"/>
    </style:style>
    <style:style style:name="LTC_5f_OO_5f_Template-outline7" style:display-name="LTC_OO_Template-outline7" style:family="presentation" style:parent-style-name="LTC_5f_OO_5f_Template-outline6">
      <style:paragraph-properties fo:margin-left="8.4cm" fo:margin-right="0cm" fo:margin-top="0cm" fo:margin-bottom="0.051cm" fo:text-indent="-0.6cm"/>
      <style:text-properties fo:font-family="'Bitstream Vera Sans'" style:font-pitch="variable" fo:font-size="18pt" style:font-size-asian="20pt" style:font-size-complex="20pt"/>
    </style:style>
    <style:style style:name="LTC_5f_OO_5f_Template-outline8" style:display-name="LTC_OO_Template-outline8" style:family="presentation" style:parent-style-name="LTC_5f_OO_5f_Template-outline7">
      <style:paragraph-properties fo:margin-left="9.6cm" fo:margin-right="0cm" fo:margin-top="0cm" fo:margin-bottom="0.051cm" fo:text-indent="-0.6cm"/>
      <style:text-properties fo:font-family="'Bitstream Vera Sans'" style:font-pitch="variable" fo:font-size="18pt" style:font-size-asian="20pt" style:font-size-complex="20pt"/>
    </style:style>
    <style:style style:name="LTC_5f_OO_5f_Template-outline9" style:display-name="LTC_OO_Template-outline9" style:family="presentation" style:parent-style-name="LTC_5f_OO_5f_Template-outline8">
      <style:paragraph-properties fo:margin-left="10.8cm" fo:margin-right="0cm" fo:margin-top="0cm" fo:margin-bottom="0.051cm" fo:text-indent="-0.6cm"/>
      <style:text-properties fo:font-family="'Bitstream Vera Sans'" style:font-pitch="variable" fo:font-size="18pt" style:font-size-asian="20pt" style:font-size-complex="20pt"/>
    </style:style>
    <style:style style:name="LTC_5f_OO_5f_Template-subtitle" style:display-name="LTC_OO_Template-subtitle" style:family="presentation">
      <style:graphic-properties draw:stroke="none" draw:fill="none" draw:textarea-vertical-align="middle">
        <text:list-style style:name="LTC_5f_OO_5f_Template-subtitle" style:display-name="LTC_OO_Templat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Nimbus Roman No9 L'" style:font-family-generic="roman" style:font-pitch="variable" fo:font-size="32pt" fo:font-style="normal" fo:text-shadow="none" style:text-underline-style="none" fo:font-weight="normal" style:font-family-asian="Gothic" style:font-pitch-asian="variable" style:font-size-asian="32pt" style:font-style-asian="normal" style:font-weight-asian="normal" style:font-family-complex="Lucidasans" style:font-pitch-complex="variable" style:font-size-complex="32pt" style:font-style-complex="normal" style:font-weight-complex="normal" style:font-relief="none"/>
    </style:style>
    <style:style style:name="LTC_5f_OO_5f_Template-title" style:display-name="LTC_OO_Template-title" style:family="presentation">
      <style:graphic-properties draw:stroke="none" draw:fill="none" draw:textarea-vertical-align="middle">
        <text:list-style style:name="LTC_5f_OO_5f_Template-title" style:display-name="LTC_OO_Templat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Bitstream Vera Sans'" style:font-pitch="variable" fo:font-size="40pt" fo:font-style="normal" fo:text-shadow="none" style:text-underline-style="none" fo:font-weight="bold" style:font-family-asian="Gothic" style:font-pitch-asian="variable" style:font-size-asian="44pt" style:font-style-asian="normal" style:font-weight-asian="normal" style:font-family-complex="Lucidasans" style:font-pitch-complex="variable" style:font-size-complex="44pt" style:font-style-complex="normal" style:font-weight-complex="normal" style:font-relief="none"/>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DejaVu Sans'"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DejaVu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DejaVu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DejaVu Sans'"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19">
      <presentation:placeholder presentation:object="title" svg:x="2.058cm" svg:y="1.743cm" svg:width="23.912cm" svg:height="3.507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cm" fo:margin-bottom="0cm" fo:margin-left="0cm" fo:margin-right="0cm" fo:page-width="21.59cm" fo:page-height="27.94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visible-area-left="0cm" draw:visible-area-top="0cm" draw:visible-area-width="5cm" draw:visible-area-height="5cm" draw:ole-draw-aspect="1"/>
    </style:style>
    <style:style style:name="Mgr2" style:family="graphic" style:parent-style-name="standard">
      <style:graphic-properties draw:stroke="none" draw:fill="solid" draw:fill-color="#ffffff" draw:textarea-horizontal-align="center" draw:textarea-vertical-align="middle" draw:shadow="hidden"/>
    </style:style>
    <style:style style:name="Mgr3" style:family="graphic" style:parent-style-name="standard">
      <style:graphic-properties draw:stroke="none" draw:fill="solid" draw:fill-color="#000000" draw:textarea-horizontal-align="center" draw:textarea-vertical-align="middle" draw:shadow="hidden"/>
    </style:style>
    <style:style style:name="Mgr4" style:family="graphic" style:parent-style-name="standard">
      <style:graphic-properties draw:stroke="none" draw:fill="solid" draw:fill-color="#2f2f2f" draw:textarea-horizontal-align="center" draw:textarea-vertical-align="middle" draw:shadow="hidden"/>
    </style:style>
    <style:style style:name="Mgr5" style:family="graphic" style:parent-style-name="standard">
      <style:graphic-properties draw:stroke="none" draw:fill="solid" draw:fill-color="#404040" draw:textarea-horizontal-align="center" draw:textarea-vertical-align="middle" draw:shadow="hidden"/>
    </style:style>
    <style:style style:name="Mgr6" style:family="graphic" style:parent-style-name="standard">
      <style:graphic-properties draw:stroke="none" draw:fill="solid" draw:fill-color="#5f5f5f" draw:textarea-horizontal-align="center" draw:textarea-vertical-align="middle" draw:shadow="hidden"/>
    </style:style>
    <style:style style:name="Mgr7" style:family="graphic" style:parent-style-name="standard">
      <style:graphic-properties draw:stroke="none" draw:fill="solid" draw:fill-color="#727272" draw:textarea-horizontal-align="center" draw:textarea-vertical-align="middle" draw:shadow="hidden"/>
    </style:style>
    <style:style style:name="Mgr8" style:family="graphic" style:parent-style-name="standard">
      <style:graphic-properties draw:stroke="none" draw:fill="solid" draw:fill-color="#808080" draw:textarea-horizontal-align="center" draw:textarea-vertical-align="middle" draw:shadow="hidden"/>
    </style:style>
    <style:style style:name="Mgr9" style:family="graphic" style:parent-style-name="standard">
      <style:graphic-properties draw:stroke="none" draw:fill="solid" draw:fill-color="#004041" draw:textarea-horizontal-align="center" draw:textarea-vertical-align="middle" draw:shadow="hidden"/>
    </style:style>
    <style:style style:name="Mgr10" style:family="graphic" style:parent-style-name="standard">
      <style:graphic-properties draw:stroke="none" draw:fill="solid" draw:fill-color="#003100" draw:textarea-horizontal-align="center" draw:textarea-vertical-align="middle" draw:shadow="hidden"/>
    </style:style>
    <style:style style:name="Mgr11" style:family="graphic" style:parent-style-name="standard">
      <style:graphic-properties draw:stroke="none" draw:fill="solid" draw:fill-color="#e1e1e1" draw:textarea-horizontal-align="center" draw:textarea-vertical-align="middle" draw:shadow="hidden"/>
    </style:style>
    <style:style style:name="Mgr12" style:family="graphic" style:parent-style-name="standard">
      <style:graphic-properties draw:stroke="none" draw:fill="solid" draw:fill-color="#d2d2d2" draw:textarea-horizontal-align="center" draw:textarea-vertical-align="middle" draw:shadow="hidden"/>
    </style:style>
    <style:style style:name="Mgr13" style:family="graphic" style:parent-style-name="standard">
      <style:graphic-properties draw:stroke="none" draw:fill="solid" draw:fill-color="#c0c0c0" draw:textarea-horizontal-align="center" draw:textarea-vertical-align="middle" draw:shadow="hidden"/>
    </style:style>
    <style:style style:name="Mgr14" style:family="graphic" style:parent-style-name="standard">
      <style:graphic-properties draw:stroke="none" draw:fill="solid" draw:fill-color="#622152" draw:textarea-horizontal-align="center" draw:textarea-vertical-align="middle" draw:shadow="hidden"/>
    </style:style>
    <style:style style:name="Mgr15" style:family="graphic" style:parent-style-name="standard">
      <style:graphic-properties draw:stroke="none" draw:fill="solid" draw:fill-color="#8f8f8f" draw:textarea-horizontal-align="center" draw:textarea-vertical-align="middle" draw:shadow="hidden"/>
    </style:style>
    <style:style style:name="Mgr16" style:family="graphic" style:parent-style-name="standard">
      <style:graphic-properties draw:stroke="none" draw:fill="solid" draw:fill-color="#424200" draw:textarea-horizontal-align="center" draw:textarea-vertical-align="middle" draw:shadow="hidden"/>
    </style:style>
    <style:style style:name="Mgr17" style:family="graphic" style:parent-style-name="standard">
      <style:graphic-properties draw:stroke="none" draw:fill="solid" draw:fill-color="#b2b2b2" draw:textarea-horizontal-align="center" draw:textarea-vertical-align="middle" draw:shadow="hidden"/>
    </style:style>
    <style:style style:name="Mgr18" style:family="graphic" style:parent-style-name="standard">
      <style:graphic-properties draw:stroke="none" draw:fill="solid" draw:fill-color="#a2a2a2" draw:textarea-horizontal-align="center" draw:textarea-vertical-align="middle" draw:shadow="hidden"/>
    </style:style>
    <style:style style:name="Mgr19" style:family="graphic" style:parent-style-name="standard">
      <style:graphic-properties draw:stroke="none" draw:fill="solid" draw:fill-color="#f1e0ff" draw:textarea-horizontal-align="center" draw:textarea-vertical-align="middle" draw:shadow="hidden"/>
    </style:style>
    <style:style style:name="Mgr20" style:family="graphic" style:parent-style-name="standard">
      <style:graphic-properties draw:stroke="none" draw:fill="solid" draw:fill-color="#82c168" draw:textarea-horizontal-align="center" draw:textarea-vertical-align="middle" draw:shadow="hidden"/>
    </style:style>
    <style:style style:name="Mgr21" style:family="graphic" style:parent-style-name="standard">
      <style:graphic-properties draw:stroke="none" draw:fill="solid" draw:fill-color="#efefef" draw:textarea-horizontal-align="center" draw:textarea-vertical-align="middle" draw:shadow="hidden"/>
    </style:style>
    <style:style style:name="Mgr22" style:family="graphic" style:parent-style-name="standard">
      <style:graphic-properties draw:stroke="none" draw:fill="solid" draw:fill-color="#c1ffd5" draw:textarea-horizontal-align="center" draw:textarea-vertical-align="middle" draw:shadow="hidden"/>
    </style:style>
    <style:style style:name="Mgr23" style:family="graphic" style:parent-style-name="standard">
      <style:graphic-properties draw:stroke="none" draw:fill="solid" draw:fill-color="#ffe118" draw:textarea-horizontal-align="center" draw:textarea-vertical-align="middle" draw:shadow="hidden"/>
    </style:style>
    <style:style style:name="Mgr24" style:family="graphic" style:parent-style-name="standard">
      <style:graphic-properties draw:stroke="none" draw:fill="solid" draw:fill-color="#ffbf18" draw:textarea-horizontal-align="center" draw:textarea-vertical-align="middle" draw:shadow="hidden"/>
    </style:style>
    <style:style style:name="Mgr25" style:family="graphic" style:parent-style-name="standard">
      <style:graphic-properties draw:stroke="none" draw:fill="solid" draw:fill-color="#bfbf00" draw:textarea-horizontal-align="center" draw:textarea-vertical-align="middle" draw:shadow="hidden"/>
    </style:style>
    <style:style style:name="Mgr26" style:family="graphic" style:parent-style-name="standard">
      <style:graphic-properties draw:stroke="none" draw:fill="solid" draw:fill-color="#e1e100" draw:textarea-horizontal-align="center" draw:textarea-vertical-align="middle" draw:shadow="hidden"/>
    </style:style>
    <style:style style:name="Mgr27" style:family="graphic" style:parent-style-name="standard">
      <style:graphic-properties draw:stroke="none" draw:fill="solid" draw:fill-color="#626200" draw:textarea-horizontal-align="center" draw:textarea-vertical-align="middle" draw:shadow="hidden"/>
    </style:style>
    <style:style style:name="Mgr28" style:family="graphic" style:parent-style-name="standard">
      <style:graphic-properties draw:stroke="none" draw:fill="solid" draw:fill-color="#a1a100" draw:textarea-horizontal-align="center" draw:textarea-vertical-align="middle" draw:shadow="hidden"/>
    </style:style>
    <style:style style:name="Mgr29" style:family="graphic" style:parent-style-name="standard">
      <style:graphic-properties draw:stroke="none" draw:fill="solid" draw:fill-color="#e26200" draw:textarea-horizontal-align="center" draw:textarea-vertical-align="middle" draw:shadow="hidden"/>
    </style:style>
    <style:style style:name="Mgr30" style:family="graphic" style:parent-style-name="standard">
      <style:graphic-properties draw:stroke="none" draw:fill="solid" draw:fill-color="#818100" draw:textarea-horizontal-align="center" draw:textarea-vertical-align="middle" draw:shadow="hidden"/>
    </style:style>
    <style:style style:name="Mgr31" style:family="graphic" style:parent-style-name="standard">
      <style:graphic-properties draw:stroke="none" draw:fill="solid" draw:fill-color="#ffc0b6" draw:textarea-horizontal-align="center" draw:textarea-vertical-align="middle" draw:shadow="hidden"/>
    </style:style>
    <style:style style:name="Mgr32" style:family="graphic" style:parent-style-name="standard">
      <style:graphic-properties draw:stroke="none" draw:fill="solid" draw:fill-color="#bf4100" draw:textarea-horizontal-align="center" draw:textarea-vertical-align="middle" draw:shadow="hidden"/>
    </style:style>
    <style:style style:name="Mgr33" style:family="graphic" style:parent-style-name="standard">
      <style:graphic-properties draw:stroke="none" draw:fill="solid" draw:fill-color="#824200" draw:textarea-horizontal-align="center" draw:textarea-vertical-align="middle" draw:shadow="hidden"/>
    </style:style>
    <style:style style:name="Mgr34" style:family="graphic" style:parent-style-name="standard">
      <style:graphic-properties draw:stroke="none" draw:fill="solid" draw:fill-color="#ffc0e4" draw:textarea-horizontal-align="center" draw:textarea-vertical-align="middle" draw:shadow="hidden"/>
    </style:style>
    <style:style style:name="Mgr35" style:family="graphic" style:parent-style-name="standard">
      <style:graphic-properties draw:stroke="none" draw:fill="solid" draw:fill-color="#c0c27c" draw:textarea-horizontal-align="center" draw:textarea-vertical-align="middle" draw:shadow="hidden"/>
    </style:style>
    <style:style style:name="Mgr36" style:family="graphic" style:parent-style-name="standard">
      <style:graphic-properties draw:stroke="none" draw:fill="solid" draw:fill-color="#ffc281" draw:textarea-horizontal-align="center" draw:textarea-vertical-align="middle" draw:shadow="hidden"/>
    </style:style>
    <style:style style:name="Mgr37" style:family="graphic" style:parent-style-name="standard">
      <style:graphic-properties draw:stroke="none" draw:fill="solid" draw:fill-color="#ff8100" draw:textarea-horizontal-align="center" draw:textarea-vertical-align="middle" draw:shadow="hidden"/>
    </style:style>
    <style:style style:name="Mgr38" style:family="graphic" style:parent-style-name="standard">
      <style:graphic-properties draw:stroke="none" draw:fill="solid" draw:fill-color="#d2b06a" draw:textarea-horizontal-align="center" draw:textarea-vertical-align="middle" draw:shadow="hidden"/>
    </style:style>
    <style:style style:name="Mgr39" style:family="graphic" style:parent-style-name="standard">
      <style:graphic-properties draw:stroke="none" draw:fill="solid" draw:fill-color="#e0a175" draw:textarea-horizontal-align="center" draw:textarea-vertical-align="middle" draw:shadow="hidden"/>
    </style:style>
    <style:style style:name="Mgr40" style:family="graphic" style:parent-style-name="standard">
      <style:graphic-properties draw:stroke="none" svg:stroke-width="0.026cm" svg:stroke-color="#000000" draw:fill="solid" draw:fill-color="#ffffff" draw:textarea-horizontal-align="center" draw:textarea-vertical-align="middle" draw:shadow="hidden" style:protect="position size"/>
    </style:style>
    <style:style style:name="Mgr41" style:family="graphic" style:parent-style-name="standard">
      <style:graphic-properties draw:stroke="none" draw:fill="none" draw:fill-color="#ffffff" draw:textarea-horizontal-align="right" draw:textarea-vertical-align="top" draw:auto-grow-height="true" draw:auto-grow-width="false" fo:min-height="1.094cm" fo:min-width="0cm" fo:padding-top="0.13cm" fo:padding-bottom="0.13cm" fo:padding-left="0.25cm" fo:padding-right="0.25cm" draw:shadow="hidden"/>
    </style:style>
    <style:style style:name="Mgr42" style:family="graphic" style:parent-style-name="standard">
      <style:graphic-properties draw:stroke="solid" svg:stroke-width="0.035cm" svg:stroke-color="#ffffff" draw:fill="none" draw:fill-color="#ffffff" draw:textarea-horizontal-align="center" draw:textarea-vertical-align="middle" fo:padding-top="0.017cm" fo:padding-bottom="0.017cm" fo:padding-left="0.017cm" fo:padding-right="0.017cm" draw:shadow="hidden"/>
    </style:style>
    <style:style style:name="Mgr43" style:family="graphic" style:parent-style-name="standard">
      <style:graphic-properties draw:stroke="none" draw:fill="none" draw:fill-color="#ffffff" draw:textarea-horizontal-align="right" draw:textarea-vertical-align="top" draw:auto-grow-height="true" draw:auto-grow-width="false" fo:min-height="0.529cm" fo:min-width="0cm" fo:padding-top="0cm" fo:padding-bottom="0cm" fo:padding-left="0cm" fo:padding-right="0cm" draw:shadow="hidden"/>
    </style:style>
    <style:style style:name="Mpr1" style:family="presentation" style:parent-style-name="LTC_5f_OO_5f_Template-title">
      <style:graphic-properties draw:stroke="none" draw:fill="none" draw:fill-color="#ffffff" draw:textarea-horizontal-align="justify" draw:textarea-vertical-align="middle" draw:auto-grow-height="false" draw:auto-grow-width="false" fo:min-height="2.267cm" fo:min-width="0cm" fo:padding-top="0.13cm" fo:padding-bottom="0.13cm" fo:padding-left="0.25cm" fo:padding-right="0.25cm" draw:shadow="hidden" draw:shadow-color="#808080"/>
    </style:style>
    <style:style style:name="Mpr2" style:family="presentation" style:parent-style-name="LTC_5f_OO_5f_Template-outline1" style:list-style-name="ML4">
      <style:graphic-properties draw:stroke="none" draw:fill="none" draw:fill-color="#ffffff" draw:textarea-horizontal-align="left" draw:textarea-vertical-align="top" draw:auto-grow-height="false" draw:auto-grow-width="false" fo:min-height="16.079cm" fo:min-width="0cm" fo:padding-top="0.13cm" fo:padding-bottom="0.13cm" fo:padding-left="0.25cm" fo:padding-right="0.25cm" draw:shadow="hidden" draw:shadow-color="#808080"/>
    </style:style>
    <style:style style:name="Mpr3" style:family="presentation" style:parent-style-name="Default-title">
      <style:graphic-properties draw:stroke="none" draw:fill="none" draw:fill-color="#ffffff" draw:textarea-horizontal-align="left" draw:textarea-vertical-align="top" draw:auto-grow-height="false" draw:auto-grow-width="false" fo:min-height="4.565cm" fo:min-width="0cm" fo:padding-top="0.13cm" fo:padding-bottom="0.13cm" fo:padding-left="0.25cm" fo:padding-right="0.25cm" draw:shadow="hidden" draw:shadow-color="#808080"/>
    </style:style>
    <style:style style:name="Mpr4" style:family="presentation" style:parent-style-name="Default-outline1" style:list-style-name="ML5">
      <style:graphic-properties draw:stroke="none" draw:fill="none" draw:fill-color="#ffffff" draw:textarea-horizontal-align="left" draw:textarea-vertical-align="top" draw:auto-grow-height="false" draw:auto-grow-width="false" fo:min-height="13.538cm" fo:min-width="0cm" fo:padding-top="0cm" fo:padding-bottom="0cm" fo:padding-left="0cm" fo:padding-right="0cm" draw:shadow="hidden" draw:shadow-color="#808080"/>
    </style:style>
    <style:style style:name="Mpr5" style:family="presentation" style:parent-style-name="Default-backgroundobjects">
      <style:graphic-properties svg:stroke-width="0.127cm" svg:stroke-color="#808080" draw:marker-start-width="0.178cm" draw:marker-end-width="0.178cm" draw:textarea-horizontal-align="center" draw:textarea-vertical-align="middle" fo:padding-top="0.063cm" fo:padding-bottom="0.063cm" fo:padding-left="0.063cm" fo:padding-right="0.063cm"/>
    </style:style>
    <style:style style:name="MP1" style:family="paragraph">
      <style:paragraph-properties fo:text-align="center"/>
    </style:style>
    <style:style style:name="MP2" style:family="paragraph">
      <style:paragraph-properties fo:margin-left="0cm" fo:margin-right="0cm" fo:text-indent="0cm"/>
    </style:style>
    <style:style style:name="MP3" style:family="paragraph">
      <style:paragraph-properties fo:margin-left="0cm" fo:margin-right="0cm" fo:text-indent="0cm" style:writing-mode="lr-tb"/>
    </style:style>
    <style:style style:name="MP4" style:family="paragraph">
      <style:paragraph-properties fo:margin-left="2.4cm" fo:margin-right="0cm" fo:margin-top="0cm" fo:margin-bottom="0.152cm" fo:line-height="100%" fo:text-align="start" fo:text-indent="-0.8cm" style:text-autospace="ideograph-alpha" style:punctuation-wrap="simple" style:line-break="strict" style:writing-mode="lr-tb">
        <style:tab-stops/>
      </style:paragraph-properties>
      <style:text-properties fo:hyphenate="false"/>
    </style:style>
    <style:style style:name="MP5" style:family="paragraph">
      <style:paragraph-properties fo:margin-left="3.6cm" fo:margin-right="0cm" fo:margin-top="0cm" fo:margin-bottom="0.152cm" fo:line-height="100%" fo:text-align="start" fo:text-indent="-0.6cm" style:text-autospace="ideograph-alpha" style:punctuation-wrap="simple" style:line-break="strict" style:writing-mode="lr-tb">
        <style:tab-stops/>
      </style:paragraph-properties>
      <style:text-properties fo:hyphenate="false"/>
    </style:style>
    <style:style style:name="MP6" style:family="paragraph">
      <style:paragraph-properties fo:margin-left="4.8cm" fo:margin-right="0cm" fo:margin-top="0cm" fo:margin-bottom="0.102cm" fo:line-height="100%" fo:text-align="start" fo:text-indent="-0.6cm" style:text-autospace="ideograph-alpha" style:punctuation-wrap="simple" style:line-break="strict" style:writing-mode="lr-tb">
        <style:tab-stops/>
      </style:paragraph-properties>
      <style:text-properties fo:hyphenate="false"/>
    </style:style>
    <style:style style:name="MP7" style:family="paragraph">
      <style:paragraph-properties fo:margin-left="6cm" fo:margin-right="0cm" fo:margin-top="0cm" fo:margin-bottom="0.051cm" fo:line-height="100%" fo:text-align="start" fo:text-indent="-0.6cm" style:text-autospace="ideograph-alpha" style:punctuation-wrap="simple" style:line-break="strict" style:writing-mode="lr-tb">
        <style:tab-stops/>
      </style:paragraph-properties>
      <style:text-properties fo:hyphenate="false"/>
    </style:style>
    <style:style style:name="MP8" style:family="paragraph">
      <style:paragraph-properties fo:margin-left="7.2cm" fo:margin-right="0cm" fo:margin-top="0cm" fo:margin-bottom="0.051cm" fo:line-height="100%" fo:text-align="start" fo:text-indent="-0.6cm" style:text-autospace="ideograph-alpha" style:punctuation-wrap="simple" style:line-break="strict" style:writing-mode="lr-tb">
        <style:tab-stops/>
      </style:paragraph-properties>
      <style:text-properties fo:hyphenate="false"/>
    </style:style>
    <style:style style:name="MP9" style:family="paragraph">
      <style:paragraph-properties fo:margin-left="8.4cm" fo:margin-right="0cm" fo:margin-top="0cm" fo:margin-bottom="0.051cm" fo:line-height="100%" fo:text-align="start" fo:text-indent="-0.6cm" style:text-autospace="ideograph-alpha" style:punctuation-wrap="simple" style:line-break="strict" style:writing-mode="lr-tb">
        <style:tab-stops/>
      </style:paragraph-properties>
      <style:text-properties fo:hyphenate="false"/>
    </style:style>
    <style:style style:name="MP10" style:family="paragraph">
      <style:paragraph-properties fo:margin-left="9.6cm" fo:margin-right="0cm" fo:margin-top="0cm" fo:margin-bottom="0.051cm" fo:line-height="100%" fo:text-align="start" fo:text-indent="-0.6cm" style:text-autospace="ideograph-alpha" style:punctuation-wrap="simple" style:line-break="strict" style:writing-mode="lr-tb">
        <style:tab-stops/>
      </style:paragraph-properties>
      <style:text-properties fo:hyphenate="false"/>
    </style:style>
    <style:style style:name="MP11" style:family="paragraph">
      <style:paragraph-properties fo:margin-left="10.8cm" fo:margin-right="0cm" fo:margin-top="0cm" fo:margin-bottom="0.051cm" fo:line-height="100%" fo:text-align="start" fo:text-indent="-0.6cm" style:text-autospace="ideograph-alpha" style:punctuation-wrap="simple" style:line-break="strict" style:writing-mode="lr-tb">
        <style:tab-stops/>
      </style:paragraph-properties>
      <style:text-properties fo:hyphenate="false"/>
    </style:style>
    <style:style style:name="MP12" style:family="paragraph">
      <style:paragraph-properties fo:margin-left="0.89cm" fo:margin-right="0cm" fo:text-indent="-0.89cm" style:writing-mode="lr-tb"/>
    </style:style>
    <style:style style:name="MP13" style:family="paragraph">
      <style:paragraph-properties fo:margin-left="0cm" fo:margin-right="0cm" fo:line-height="101%" fo:text-align="end" fo:text-indent="0cm"/>
    </style:style>
    <style:style style:name="MP14" style:family="paragraph">
      <style:paragraph-properties style:writing-mode="lr-tb"/>
    </style:style>
    <style:style style:name="MP15" style:family="paragraph">
      <style:paragraph-properties fo:text-align="center"/>
      <style:text-properties fo:font-size="24pt"/>
    </style:style>
    <style:style style:name="MP16" style:family="paragraph">
      <style:paragraph-properties fo:margin-left="0cm" fo:margin-right="0cm" fo:text-align="start" fo:text-indent="0cm"/>
    </style:style>
    <style:style style:name="MP17" style:family="paragraph">
      <style:paragraph-properties fo:margin-left="0cm" fo:margin-right="0cm" fo:text-align="start" fo:text-indent="0cm" style:writing-mode="lr-tb"/>
      <style:text-properties fo:font-family="'Bitstream Vera Sans'" style:font-pitch="variable" fo:font-weight="bold"/>
    </style:style>
    <style:style style:name="MP18" style:family="paragraph">
      <style:paragraph-properties fo:margin-left="0.635cm" fo:margin-right="0cm" fo:text-indent="-0.635cm" style:writing-mode="lr-tb"/>
    </style:style>
    <style:style style:name="MP19" style:family="paragraph">
      <style:paragraph-properties fo:margin-left="0cm" fo:margin-right="0cm" fo:line-height="100%" fo:text-align="end" fo:text-indent="0cm"/>
    </style:style>
    <style:style style:name="MT1" style:family="text">
      <style:text-properties style:use-window-font-color="true" style:text-outline="false" style:text-line-through-style="none" style:text-position="0% 100%" fo:font-family="'Bitstream Vera Sans'" style:font-pitch="variable" fo:font-size="24pt" fo:letter-spacing="normal" fo:language="en" fo:country="US" fo:font-style="normal" fo:text-shadow="none" style:text-underline-style="none" fo:font-weight="normal" style:text-underline-mode="continuous" style:text-overline-mode="continuous" style:text-line-through-mode="continuous" style:letter-kerning="true" style:font-family-asian="'DejaVu Sans'" style:font-family-generic-asian="system" style:font-pitch-asian="variable" style:font-size-asian="28pt" style:language-asian="zxx" style:country-asian="none" style:font-style-asian="normal" style:font-weight-asian="normal" style:font-family-complex="'DejaVu Sans'" style:font-family-generic-complex="system" style:font-pitch-complex="variable" style:font-size-complex="28pt" style:language-complex="zxx" style:country-complex="none" style:font-style-complex="normal" style:font-weight-complex="normal" style:text-emphasize="none" style:text-scale="100%" style:font-relief="none" style:text-overline-style="none" style:text-overline-color="font-color"/>
    </style:style>
    <style:style style:name="MT2" style:family="text">
      <style:text-properties style:use-window-font-color="true" style:text-outline="false" style:text-line-through-style="none" style:text-position="0% 100%" fo:font-family="'Bitstream Vera Sans'" style:font-pitch="variable" fo:font-size="22pt" fo:letter-spacing="normal" fo:language="en" fo:country="US" fo:font-style="normal" fo:text-shadow="none" style:text-underline-style="none" fo:font-weight="normal" style:text-underline-mode="continuous" style:text-overline-mode="continuous" style:text-line-through-mode="continuous" style:letter-kerning="true" style:font-family-asian="'DejaVu Sans'" style:font-family-generic-asian="system" style:font-pitch-asian="variable" style:font-size-asian="24pt" style:language-asian="zxx" style:country-asian="none" style:font-style-asian="normal" style:font-weight-asian="normal" style:font-family-complex="'DejaVu Sans'" style:font-family-generic-complex="system" style:font-pitch-complex="variable" style:font-size-complex="24pt" style:language-complex="zxx" style:country-complex="none" style:font-style-complex="normal" style:font-weight-complex="normal" style:text-emphasize="none" style:text-scale="100%" style:font-relief="none" style:text-overline-style="none" style:text-overline-color="font-color"/>
    </style:style>
    <style:style style:name="MT3" style:family="text">
      <style:text-properties style:use-window-font-color="true" style:text-outline="false" style:text-line-through-style="none" style:text-position="0% 100%" fo:font-family="'Bitstream Vera Sans'" style:font-pitch="variable" fo:font-size="18pt" fo:letter-spacing="normal" fo:language="en" fo:country="US" fo:font-style="normal" fo:text-shadow="none" style:text-underline-style="none" fo:font-weight="normal" style:text-underline-mode="continuous" style:text-overline-mode="continuous" style:text-line-through-mode="continuous" style:letter-kerning="true" style:font-family-asian="'DejaVu Sans'" style:font-family-generic-asian="system" style:font-pitch-asian="variable" style:font-size-asian="20pt" style:language-asian="zxx" style:country-asian="none" style:font-style-asian="normal" style:font-weight-asian="normal" style:font-family-complex="'DejaVu Sans'" style:font-family-generic-complex="system" style:font-pitch-complex="variable" style:font-size-complex="20pt" style:language-complex="zxx" style:country-complex="none" style:font-style-complex="normal" style:font-weight-complex="normal" style:text-emphasize="none" style:text-scale="100%" style:font-relief="none" style:text-overline-style="none" style:text-overline-color="font-color"/>
    </style:style>
    <style:style style:name="MT4" style:family="text">
      <style:text-properties fo:color="#000000" fo:font-size="10pt" fo:language="en" fo:country="GB" style:font-family-asian="Arial" style:font-family-generic-asian="swiss" style:font-pitch-asian="variable" style:font-size-asian="10pt" style:font-family-complex="Arial" style:font-family-generic-complex="swiss" style:font-pitch-complex="variable" style:font-size-complex="10pt"/>
    </style:style>
    <style:style style:name="MT5" style:family="text">
      <style:text-properties fo:font-family="'Bitstream Vera Sans'" style:font-pitch="variable" fo:font-weight="bold"/>
    </style:style>
    <style:style style:name="MT6" style:family="text">
      <style:text-properties fo:color="#000000" fo:font-family="Arial" style:font-family-generic="swiss" style:font-pitch="variable" fo:font-size="12pt" fo:language="en" fo:country="GB" style:font-size-asian="12pt" style:font-size-complex="12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ML4">
      <text:list-level-style-bullet text:level="1" text:bullet-char="●">
        <style:list-level-properties text:min-label-width="0.8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min-label-width="0.635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2">
      <draw:page-thumbnail draw:layer="backgroundobjects" svg:width="6.665cm" svg:height="5.15cm" svg:x="1.905cm" svg:y="4.409cm" draw:page-number="1"/>
      <draw:page-thumbnail draw:layer="backgroundobjects" svg:width="6.665cm" svg:height="5.15cm" svg:x="10.477cm" svg:y="4.409cm"/>
      <draw:page-thumbnail draw:layer="backgroundobjects" svg:width="6.665cm" svg:height="5.15cm" svg:x="1.905cm" svg:y="15.839cm"/>
      <draw:page-thumbnail draw:layer="backgroundobjects" svg:width="6.665cm" svg:height="5.15cm" svg:x="10.477cm" svg:y="15.839cm"/>
    </style:handout-master>
    <style:master-page style:name="LTC_5f_OO_5f_Template" style:display-name="LTC_OO_Template" style:page-layout-name="PM0" draw:style-name="Mdp1">
      <draw:frame draw:style-name="Mgr1" draw:layer="backgroundobjects" svg:width="15.465cm" svg:height="16.933cm" svg:x="6.605cm" svg:y="1.992cm">
        <draw:object-ole draw:class-id="00000000-0000-0000-0000-000000000000" xlink:href="./Object 4" xlink:type="simple" xlink:show="embed" xlink:actuate="onLoad"/>
        <draw:image xlink:href="./ObjectReplacements/Object 4" xlink:type="simple" xlink:show="embed" xlink:actuate="onLoad"/>
      </draw:frame>
      <draw:frame draw:style-name="Mgr1" draw:layer="backgroundobjects" svg:width="27.94cm" svg:height="2.818cm" svg:x="0cm" svg:y="18.772cm">
        <draw:object-ole draw:class-id="00000000-0000-0000-0000-000000000000" xlink:href="./Object 1" xlink:type="simple" xlink:show="embed" xlink:actuate="onLoad"/>
        <draw:image xlink:href="./ObjectReplacements/Object 1" xlink:type="simple" xlink:show="embed" xlink:actuate="onLoad"/>
      </draw:frame>
      <draw:g>
        <draw:polygon draw:style-name="Mgr2" draw:text-style-name="MP1" draw:layer="backgroundobjects" svg:width="0.393cm" svg:height="0.082cm" svg:x="24.455cm" svg:y="20.557cm" svg:viewBox="0 0 394 83" draw:points="28,0 0,83 394,83 394,0">
          <text:p/>
        </draw:polygon>
        <draw:polygon draw:style-name="Mgr2" draw:text-style-name="MP1" draw:layer="backgroundobjects" svg:width="0.372cm" svg:height="0.082cm" svg:x="24.59cm" svg:y="21.256cm" svg:viewBox="0 0 373 83" draw:points="373,0 0,0 0,83 373,83">
          <text:p/>
        </draw:polygon>
        <draw:polygon draw:style-name="Mgr2" draw:text-style-name="MP1" draw:layer="backgroundobjects" svg:width="0.231cm" svg:height="0.082cm" svg:x="24.577cm" svg:y="20.975cm" svg:viewBox="0 0 232 83" draw:points="232,83 232,0 0,0 4,83">
          <text:p/>
        </draw:polygon>
        <draw:polygon draw:style-name="Mgr2" draw:text-style-name="MP1" draw:layer="backgroundobjects" svg:width="0.231cm" svg:height="0.082cm" svg:x="24.577cm" svg:y="20.865cm" svg:viewBox="0 0 232 83" draw:points="232,83 232,0 0,0 0,83">
          <text:p/>
        </draw:polygon>
        <draw:polygon draw:style-name="Mgr2" draw:text-style-name="MP1" draw:layer="backgroundobjects" svg:width="0.482cm" svg:height="0.081cm" svg:x="24.489cm" svg:y="20.404cm" svg:viewBox="0 0 483 82" draw:points="34,0 0,82 483,82 483,0">
          <text:p/>
        </draw:polygon>
        <draw:polygon draw:style-name="Mgr2" draw:text-style-name="MP1" draw:layer="backgroundobjects" svg:width="0.434cm" svg:height="0.077cm" svg:x="24.533cm" svg:y="20.263cm" svg:viewBox="0 0 435 78" draw:points="435,78 435,0 38,0 0,78">
          <text:p/>
        </draw:polygon>
        <draw:polygon draw:style-name="Mgr2" draw:text-style-name="MP1" draw:layer="backgroundobjects" svg:width="0.359cm" svg:height="0.082cm" svg:x="24.221cm" svg:y="20.865cm" svg:viewBox="0 0 360 83" draw:points="0,0 16,83 333,83 360,0">
          <text:p/>
        </draw:polygon>
        <draw:polygon draw:style-name="Mgr2" draw:text-style-name="MP1" draw:layer="backgroundobjects" svg:width="0.372cm" svg:height="0.077cm" svg:x="24.59cm" svg:y="21.125cm" svg:viewBox="0 0 373 78" draw:points="373,78 373,0 0,0 0,78">
          <text:p/>
        </draw:polygon>
        <draw:polygon draw:style-name="Mgr2" draw:text-style-name="MP1" draw:layer="backgroundobjects" svg:width="0.653cm" svg:height="0.082cm" svg:x="23.083cm" svg:y="20.707cm" svg:viewBox="0 0 654 83" draw:points="0,0 0,83 582,80 585,80 593,80 597,70 597,70 604,59 614,54 619,45 628,38 632,36 636,25 645,20 645,20 650,16 654,6 654,6 654,0 654,0">
          <text:p/>
        </draw:polygon>
        <draw:polygon draw:style-name="Mgr2" draw:text-style-name="MP1" draw:layer="backgroundobjects" svg:width="0.825cm" svg:height="0.081cm" svg:x="22.942cm" svg:y="21.125cm" svg:viewBox="0 0 826 82" draw:points="0,0 0,82 800,82 804,66 804,62 813,47 817,29 822,24 822,14 822,5 826,0">
          <text:p/>
        </draw:polygon>
        <draw:polygon draw:style-name="Mgr2" draw:text-style-name="MP1" draw:layer="backgroundobjects" svg:width="0.512cm" svg:height="0.082cm" svg:x="22.353cm" svg:y="21.256cm" svg:viewBox="0 0 513 83" draw:points="0,0 0,83 513,83 513,0">
          <text:p/>
        </draw:polygon>
        <draw:polygon draw:style-name="Mgr2" draw:text-style-name="MP1" draw:layer="backgroundobjects" svg:width="0.226cm" svg:height="0.082cm" svg:x="23.083cm" svg:y="20.557cm" svg:viewBox="0 0 227 83" draw:points="227,83 227,0 0,0 0,83">
          <text:p/>
        </draw:polygon>
        <draw:polygon draw:style-name="Mgr2" draw:text-style-name="MP1" draw:layer="backgroundobjects" svg:width="0.737cm" svg:height="0.082cm" svg:x="22.942cm" svg:y="21.256cm" svg:viewBox="0 0 738 83" draw:points="0,0 0,83 579,83 588,78 602,72 611,72 611,72 619,72 628,68 646,59 650,59 655,59 655,59 655,59 664,53 681,49 695,37 703,33 717,30 720,25 723,19 731,14 731,4 738,0">
          <text:p/>
        </draw:polygon>
        <draw:polygon draw:style-name="Mgr2" draw:text-style-name="MP1" draw:layer="backgroundobjects" svg:width="0.266cm" svg:height="0.082cm" svg:x="24.27cm" svg:y="20.975cm" svg:viewBox="0 0 267 83" draw:points="0,0 26,83 246,83 267,0">
          <text:p/>
        </draw:polygon>
        <draw:polygon draw:style-name="Mgr2" draw:text-style-name="MP1" draw:layer="backgroundobjects" svg:width="0.051cm" svg:height="0.082cm" svg:x="24.384cm" svg:y="21.256cm" svg:viewBox="0 0 52 83" draw:points="0,0 22,83 22,83 52,0">
          <text:p/>
        </draw:polygon>
        <draw:polygon draw:style-name="Mgr2" draw:text-style-name="MP1" draw:layer="backgroundobjects" svg:width="0.165cm" svg:height="0.077cm" svg:x="24.318cm" svg:y="21.125cm" svg:viewBox="0 0 166 78" draw:points="0,0 26,78 141,78 166,0">
          <text:p/>
        </draw:polygon>
        <draw:polygon draw:style-name="Mgr2" draw:text-style-name="MP1" draw:layer="backgroundobjects" svg:width="0.653cm" svg:height="0.082cm" svg:x="23.083cm" svg:y="20.865cm" svg:viewBox="0 0 654 83" draw:points="0,0 0,83 654,83 654,83 654,80 654,80 654,80 654,80 654,80 654,80 654,80 654,80 654,73 654,68 645,68 645,64 645,64 645,64 645,57 636,57 636,57 636,52 636,47 632,47 632,47 632,47 628,38 614,17 604,17 597,14 597,8 589,3 585,3 582,0">
          <text:p/>
        </draw:polygon>
        <draw:polygon draw:style-name="Mgr2" draw:text-style-name="MP1" draw:layer="backgroundobjects" svg:width="0.371cm" svg:height="0.082cm" svg:x="23.83cm" svg:y="21.256cm" svg:viewBox="0 0 372 83" draw:points="372,83 372,0 0,0 0,83">
          <text:p/>
        </draw:polygon>
        <draw:polygon draw:style-name="Mgr2" draw:text-style-name="MP1" draw:layer="backgroundobjects" svg:width="0.226cm" svg:height="0.073cm" svg:x="23.083cm" svg:y="20.975cm" svg:viewBox="0 0 227 74" draw:points="0,0 0,74 227,74 227,0">
          <text:p/>
        </draw:polygon>
        <draw:polygon draw:style-name="Mgr2" draw:text-style-name="MP1" draw:layer="backgroundobjects" svg:width="0.394cm" svg:height="0.082cm" svg:x="23.962cm" svg:y="20.557cm" svg:viewBox="0 0 395 83" draw:points="395,83 364,0 0,3 0,83">
          <text:p/>
        </draw:polygon>
        <draw:polygon draw:style-name="Mgr2" draw:text-style-name="MP1" draw:layer="backgroundobjects" svg:width="0.812cm" svg:height="0.081cm" svg:x="22.942cm" svg:y="20.404cm" svg:viewBox="0 0 813 82" draw:points="804,36 804,28 795,12 791,8 791,3 787,0 0,0 0,82 813,82 813,82 813,82 813,78 813,78 809,68 809,63 804,59 804,53 804,48">
          <text:p/>
        </draw:polygon>
        <draw:polygon draw:style-name="Mgr2" draw:text-style-name="MP1" draw:layer="backgroundobjects" svg:width="0.226cm" svg:height="0.073cm" svg:x="22.49cm" svg:y="20.975cm" svg:viewBox="0 0 227 74" draw:points="0,0 0,74 227,74 227,0">
          <text:p/>
        </draw:polygon>
        <draw:polygon draw:style-name="Mgr2" draw:text-style-name="MP1" draw:layer="backgroundobjects" svg:width="0.226cm" svg:height="0.078cm" svg:x="22.49cm" svg:y="20.707cm" svg:viewBox="0 0 227 79" draw:points="0,0 0,79 227,79 227,0">
          <text:p/>
        </draw:polygon>
        <draw:polygon draw:style-name="Mgr2" draw:text-style-name="MP1" draw:layer="backgroundobjects" svg:width="0.754cm" svg:height="0.077cm" svg:x="22.933cm" svg:y="20.263cm" svg:viewBox="0 0 755 78" draw:points="663,15 654,8 637,3 619,0 600,0 596,0 591,0 583,0 0,0 0,78 755,78 738,68 732,58 725,48 712,44 698,37 685,27 672,23">
          <text:p/>
        </draw:polygon>
        <draw:polygon draw:style-name="Mgr2" draw:text-style-name="MP1" draw:layer="backgroundobjects" svg:width="0.512cm" svg:height="0.077cm" svg:x="22.353cm" svg:y="21.125cm" svg:viewBox="0 0 513 78" draw:points="513,78 513,0 0,0 0,74">
          <text:p/>
        </draw:polygon>
        <draw:polygon draw:style-name="Mgr2" draw:text-style-name="MP1" draw:layer="backgroundobjects" svg:width="0.227cm" svg:height="0.073cm" svg:x="22.498cm" svg:y="20.865cm" svg:viewBox="0 0 228 74" draw:points="228,74 228,0 0,0 0,74">
          <text:p/>
        </draw:polygon>
        <draw:polygon draw:style-name="Mgr2" draw:text-style-name="MP1" draw:layer="backgroundobjects" svg:width="0.512cm" svg:height="0.081cm" svg:x="22.348cm" svg:y="20.404cm" svg:viewBox="0 0 513 82" draw:points="0,0 0,82 513,82 513,3">
          <text:p/>
        </draw:polygon>
        <draw:polygon draw:style-name="Mgr2" draw:text-style-name="MP1" draw:layer="backgroundobjects" svg:width="0.512cm" svg:height="0.077cm" svg:x="22.348cm" svg:y="20.263cm" svg:viewBox="0 0 513 78" draw:points="0,0 0,78 513,78 513,0">
          <text:p/>
        </draw:polygon>
        <draw:polygon draw:style-name="Mgr2" draw:text-style-name="MP1" draw:layer="backgroundobjects" svg:width="0.23cm" svg:height="0.082cm" svg:x="22.49cm" svg:y="20.557cm" svg:viewBox="0 0 231 83" draw:points="231,83 231,0 0,0 0,83">
          <text:p/>
        </draw:polygon>
        <draw:polygon draw:style-name="Mgr2" draw:text-style-name="MP1" draw:layer="backgroundobjects" svg:width="0.226cm" svg:height="0.082cm" svg:x="23.962cm" svg:y="20.975cm" svg:viewBox="0 0 227 83" draw:points="227,83 227,0 0,0 0,83">
          <text:p/>
        </draw:polygon>
        <draw:polygon draw:style-name="Mgr2" draw:text-style-name="MP1" draw:layer="backgroundobjects" svg:width="0.486cm" svg:height="0.081cm" svg:x="23.83cm" svg:y="20.404cm" svg:viewBox="0 0 487 82" draw:points="487,82 451,0 0,0 0,82">
          <text:p/>
        </draw:polygon>
        <draw:polygon draw:style-name="Mgr2" draw:text-style-name="MP1" draw:layer="backgroundobjects" svg:width="0.877cm" svg:height="0.078cm" svg:x="23.962cm" svg:y="20.707cm" svg:viewBox="0 0 878 79" draw:points="878,79 878,0 472,0 444,58 413,0 0,0 0,79 220,79 220,36 246,79 637,79 654,36 654,79">
          <text:p/>
        </draw:polygon>
        <draw:polygon draw:style-name="Mgr2" draw:text-style-name="MP1" draw:layer="backgroundobjects" svg:width="0.226cm" svg:height="0.082cm" svg:x="23.962cm" svg:y="20.865cm" svg:viewBox="0 0 227 83" draw:points="227,83 227,0 0,0 0,83">
          <text:p/>
        </draw:polygon>
        <draw:polygon draw:style-name="Mgr2" draw:text-style-name="MP1" draw:layer="backgroundobjects" svg:width="0.249cm" svg:height="0.077cm" svg:x="23.513cm" svg:y="20.562cm" svg:viewBox="0 0 250 78" draw:points="0,0 0,78 228,78 228,78 232,74 237,68 237,63 241,58 241,52 241,52 241,48 246,40 246,29 246,29 246,29 246,29 246,19 250,10 250,10 250,0 250,0">
          <text:p/>
        </draw:polygon>
        <draw:polygon draw:style-name="Mgr2" draw:text-style-name="MP1" draw:layer="backgroundobjects" svg:width="0.245cm" svg:height="0.073cm" svg:x="23.522cm" svg:y="20.975cm" svg:viewBox="0 0 246 74" draw:points="246,74 246,63 246,57 246,42 246,32 242,23 237,13 237,3 233,0 0,0 0,74">
          <text:p/>
        </draw:polygon>
        <draw:polygon draw:style-name="Mgr2" draw:text-style-name="MP1" draw:layer="backgroundobjects" svg:width="0.371cm" svg:height="0.077cm" svg:x="23.83cm" svg:y="21.125cm" svg:viewBox="0 0 372 78" draw:points="372,78 372,0 0,0 0,78">
          <text:p/>
        </draw:polygon>
        <draw:polygon draw:style-name="Mgr2" draw:text-style-name="MP1" draw:layer="backgroundobjects" svg:width="0.429cm" svg:height="0.077cm" svg:x="23.83cm" svg:y="20.263cm" svg:viewBox="0 0 430 78" draw:points="430,78 398,0 0,0 0,78">
          <text:p/>
        </draw:polygon>
      </draw:g>
      <draw:g>
        <draw:polygon draw:style-name="Mgr3" draw:text-style-name="MP1" draw:layer="backgroundobjects" svg:width="1.248cm" svg:height="1.817cm" svg:x="25.739cm" svg:y="19.385cm" svg:viewBox="0 0 1249 1818" draw:points="906,374 906,370 903,356 903,336 903,332 903,323 903,313 901,294 901,285 901,271 896,260 892,241 883,216 879,213 874,207 870,204 870,198 856,163 852,154 852,148 848,141 843,137 831,124 824,109 809,101 801,90 787,81 778,72 765,63 756,52 743,42 725,37 712,34 699,29 689,19 680,19 662,10 649,4 644,4 613,0 604,0 590,0 581,0 568,0 542,0 542,0 533,0 533,0 533,0 533,4 533,4 528,4 524,10 519,10 514,10 510,10 510,15 505,15 501,15 490,15 490,19 487,19 478,29 460,37 456,37 451,37 447,37 443,42 421,52 421,58 414,58 404,68 391,72 387,81 372,96 368,105 359,116 351,128 343,141 338,154 334,168 329,184 325,198 320,216 316,232 316,254 312,267 307,294 307,329 307,356 307,374 307,406 307,434 312,467 316,495 316,510 316,533 316,553 320,576 320,591 325,622 325,642 325,665 325,669 325,673 325,673 325,678 325,681 325,687 325,691 325,701 325,701 325,705 325,715 320,715 320,715 320,721 316,726 316,735 316,735 312,740 312,745 307,747 303,763 294,772 290,785 285,800 284,804 275,815 271,825 263,839 259,849 250,859 241,874 237,881 222,892 222,902 209,912 200,919 200,925 200,931 196,939 192,947 192,951 183,961 174,966 165,972 165,981 161,981 156,986 152,991 143,999 143,1005 143,1008 143,1008 143,1014 143,1014 143,1019 143,1024 143,1024 143,1024 139,1024 139,1024 139,1033 134,1033 134,1033 134,1039 130,1044 125,1047 121,1047 121,1052 121,1052 121,1058 121,1058 121,1063 121,1067 113,1082 109,1088 109,1104 104,1121 95,1141 91,1156 91,1161 91,1164 77,1199 76,1223 76,1228 76,1228 76,1228 76,1228 72,1237 67,1241 63,1261 49,1285 43,1298 43,1303 38,1314 38,1314 38,1319 38,1319 38,1319 38,1319 38,1319 38,1323 38,1323 38,1328 34,1323 34,1328 34,1328 29,1336 29,1336 29,1340 29,1345 29,1345 29,1349 25,1349 21,1349 21,1349 21,1349 21,1349 16,1349 7,1356 3,1367 0,1384 0,1389 0,1396 0,1408 0,1418 0,1447 0,1474 0,1484 0,1492 3,1498 3,1498 3,1508 7,1502 16,1498 21,1498 29,1492 34,1484 38,1484 43,1484 49,1479 58,1479 63,1479 72,1479 76,1484 77,1484 77,1484 87,1492 91,1492 100,1498 113,1512 121,1512 121,1517 130,1526 139,1535 147,1540 152,1546 156,1559 156,1559 156,1559 161,1570 170,1574 178,1584 183,1599 196,1617 200,1621 205,1636 205,1641 222,1666 232,1678 241,1693 241,1697 254,1718 263,1731 271,1744 280,1763 280,1767 284,1767 285,1781 294,1791 303,1804 316,1818 316,1818 351,1808 351,1808 351,1808 356,1804 356,1804 359,1804 364,1804 364,1804 368,1799 372,1799 372,1795 378,1795 382,1791 382,1791 387,1789 387,1786 387,1786 387,1786 387,1786 387,1786 387,1781 387,1777 387,1767 387,1763 387,1753 387,1744 387,1740 382,1731 378,1726 378,1726 378,1726 378,1723 378,1723 378,1723 378,1723 372,1723 372,1723 372,1723 368,1723 368,1718 368,1707 364,1707 364,1707 364,1697 359,1697 356,1693 351,1693 351,1693 347,1688 343,1684 338,1684 338,1688 334,1688 334,1684 329,1684 329,1678 325,1678 325,1678 329,1670 325,1666 325,1666 320,1661 316,1661 307,1661 303,1661 294,1646 294,1646 285,1636 285,1630 284,1621 271,1617 271,1617 263,1617 263,1612 259,1607 259,1607 250,1603 232,1589 218,1574 200,1565 192,1559 187,1546 183,1535 170,1526 165,1526 165,1526 161,1526 161,1522 152,1517 152,1512 147,1512 147,1502 143,1498 143,1492 121,1466 113,1463 87,1437 91,1437 91,1437 91,1437 91,1437 91,1437 91,1433 91,1433 91,1433 91,1433 91,1433 91,1433 91,1433 91,1428 76,1422 72,1404 82,1377 87,1323 100,1281 104,1266 109,1247 109,1241 113,1237 121,1223 121,1223 121,1217 121,1201 130,1190 130,1179 134,1170 143,1156 147,1137 152,1127 165,1088 170,1088 174,1082 183,1074 187,1072 192,1067 200,1058 205,1058 205,1058 209,1058 214,1058 214,1063 214,1067 214,1067 214,1067 214,1067 214,1067 214,1071 209,1072 209,1072 205,1074 205,1074 205,1079 205,1079 200,1079 200,1079 200,1079 200,1079 196,1079 192,1082 183,1093 178,1118 165,1132 161,1156 152,1164 147,1175 143,1190 143,1199 139,1217 134,1228 130,1237 125,1241 121,1241 121,1247 121,1247 121,1251 121,1255 121,1261 121,1261 121,1271 113,1271 113,1271 113,1271 113,1274 113,1281 113,1281 113,1281 113,1281 109,1281 109,1281 109,1281 109,1285 109,1294 109,1298 109,1303 104,1303 104,1309 109,1356 109,1372 109,1377 109,1384 109,1389 109,1400 109,1400 109,1413 109,1418 113,1422 113,1433 113,1442 113,1447 121,1457 121,1463 121,1463 121,1463 125,1463 130,1463 130,1466 130,1466 134,1466 134,1466 134,1466 139,1466 139,1466 143,1463 143,1463 143,1463 143,1463 143,1463 143,1457 143,1457 143,1457 143,1453 143,1447 143,1447 143,1447 143,1442 143,1433 143,1422 147,1413 147,1400 147,1400 147,1389 147,1381 147,1367 147,1356 143,1349 143,1349 143,1349 143,1345 143,1336 147,1336 147,1336 147,1328 152,1323 152,1323 156,1323 152,1303 156,1298 161,1298 161,1294 161,1294 161,1294 161,1289 161,1289 161,1285 161,1285 165,1285 165,1281 165,1281 161,1281 161,1281 161,1274 161,1274 165,1274 165,1274 165,1274 170,1274 165,1247 165,1247 165,1247 165,1247 174,1237 178,1228 183,1228 187,1217 196,1199 205,1175 237,1108 241,1098 241,1088 241,1082 241,1074 250,1058 250,1058 254,1052 254,1052 254,1052 259,1047 259,1044 259,1033 259,1033 263,1033 263,1033 263,1033 263,1024 263,1019 263,1014 263,1014 263,1014 263,1014 263,999 263,999 263,999 271,999 271,999 271,999 271,999 271,999 271,1005 275,1008 275,999 275,996 275,991 280,986 280,981 280,972 284,966 284,961 284,958 284,961 284,961 280,961 280,961 275,961 275,958 275,958 275,951 280,947 284,939 285,936 290,925 290,925 294,925 294,925 294,916 303,892 307,881 307,881 307,881 307,878 303,874 307,874 312,874 312,874 316,874 316,874 316,874 316,863 316,863 316,863 320,859 320,859 320,859 320,859 325,859 325,839 334,839 338,825 343,815 343,815 351,811 351,807 356,804 356,804 359,804 359,800 364,800 364,800 364,795 364,772 364,758 359,715 364,715 364,715 368,715 368,715 368,715 372,710 372,705 372,701 372,697 372,691 368,687 368,681 368,678 372,681 347,642 347,636 343,630 343,622 343,613 351,591 351,591 356,586 364,576 368,570 368,557 372,553 372,548 372,548 372,543 372,543 372,543 368,537 368,530 364,524 364,510 359,504 356,495 351,486 351,476 351,471 351,471 351,458 351,449 351,430 351,409 351,402 356,399 356,394 356,394 359,374 364,360 368,352 372,336 372,336 372,332 387,329 387,329 387,323 396,323 404,319 409,319 414,319 421,319 425,323 429,323 438,323 443,329 447,332 451,332 460,336 469,341 478,352 487,356 487,356 487,356 482,356 482,356 482,356 482,356 482,356 482,360 482,360 482,360 482,360 482,364 482,364 482,364 482,370 482,374 487,379 487,399 490,402 490,414 490,414 490,426 490,430 490,434 490,439 490,449 490,458 490,458 490,463 487,467 490,471 492,471 492,467 496,467 505,467 505,467 505,467 505,467 510,463 524,463 533,463 542,463 546,463 555,467 564,467 573,467 573,467 573,471 573,471 573,471 573,471 573,471 573,471 577,463 577,458 577,452 577,449 573,449 573,444 568,439 568,439 568,439 564,439 564,444 568,449 568,449 568,449 568,449 568,449 568,449 568,452 568,452 568,452 568,452 568,452 568,452 564,452 564,452 564,452 564,449 555,449 555,449 550,449 550,449 546,449 546,449 546,444 546,444 537,444 533,444 524,444 519,444 510,444 510,444 505,439 501,434 492,434 496,430 496,430 501,426 501,419 501,414 501,409 496,406 505,409 505,414 510,414 510,414 514,414 519,414 524,414 528,414 542,406 546,419 546,426 546,426 546,430 550,430 550,430 564,430 564,430 568,430 568,430 568,430 568,430 568,430 568,430 573,430 573,426 573,409 573,399 573,394 573,384 581,360 581,356 586,352 590,341 590,336 592,336 599,332 604,329 608,323 617,319 631,313 644,313 649,303 662,303 680,303 689,303 689,303 697,308 697,313 712,323 712,323 712,329 717,329 717,332 717,332 717,332 717,332 725,332 730,336 730,336 734,336 734,336 739,336 739,336 739,347 743,356 748,360 748,364 748,364 748,370 752,379 756,399 756,399 756,399 756,409 756,430 756,444 756,463 756,467 756,467 756,467 756,467 756,471 756,471 756,476 756,476 756,481 756,486 756,489 756,495 756,495 752,495 752,499 752,499 752,504 752,510 748,515 748,524 748,524 748,524 748,524 748,524 743,530 739,533 739,533 748,543 752,548 756,548 756,553 756,557 765,567 765,570 765,570 765,586 765,613 756,630 756,642 748,665 752,665 752,669 756,673 756,673 756,678 756,681 756,681 756,681 756,681 765,701 770,721 778,740 783,758 796,785 805,800 809,804 814,804 824,815 831,835 828,839 831,859 839,874 839,874 843,881 848,897 848,907 852,916 852,925 856,939 856,947 861,961 861,961 861,981 865,981 870,981 870,981 870,981 870,981 870,981 870,981 870,981 874,981 874,981 874,981 874,981 874,976 874,976 874,972 874,972 874,972 874,972 874,972 874,966 874,966 874,966 874,961 874,958 874,958 874,958 879,958 879,961 879,961 879,966 879,966 879,972 879,976 879,981 879,981 879,986 879,991 879,991 879,991 879,991 879,991 879,991 874,991 874,991 874,991 874,991 870,991 879,999 883,1008 892,1014 901,1024 903,1033 903,1044 906,1058 915,1058 915,1063 915,1063 931,1108 936,1113 940,1121 940,1132 949,1137 953,1150 953,1161 953,1170 958,1179 958,1179 958,1190 958,1195 963,1201 968,1217 968,1228 972,1241 972,1247 972,1261 972,1274 972,1274 972,1298 972,1319 977,1340 977,1356 977,1381 977,1396 977,1422 972,1442 972,1442 972,1442 972,1498 972,1498 972,1498 972,1502 968,1508 968,1512 972,1512 972,1512 972,1517 972,1517 972,1517 977,1517 981,1512 985,1498 990,1498 990,1492 994,1484 999,1474 1007,1470 1012,1466 1012,1466 1021,1466 1025,1463 1030,1463 1030,1463 1030,1463 1047,1457 1052,1442 1052,1437 1056,1433 1065,1422 1065,1422 1068,1418 1068,1408 1068,1404 1068,1404 1073,1400 1073,1396 1073,1389 1077,1384 1077,1381 1077,1377 1077,1377 1077,1372 1077,1372 1081,1349 1086,1336 1086,1314 1090,1289 1090,1274 1090,1261 1090,1251 1090,1228 1086,1206 1086,1206 1086,1206 1081,1201 1081,1199 1077,1195 1073,1179 1068,1175 1068,1164 1052,1127 1052,1127 1047,1127 1047,1127 1047,1127 1043,1121 1043,1118 1043,1113 1034,1098 1030,1093 1030,1088 1030,1088 1025,1082 1021,1079 972,1044 953,1044 940,1024 940,1019 940,1019 940,1019 953,1019 963,1019 972,1024 981,1024 990,1024 994,1033 999,1033 1003,1033 1007,1044 1016,1047 1025,1058 1030,1058 1034,1067 1034,1072 1038,1072 1043,1082 1047,1088 1052,1098 1065,1118 1073,1132 1077,1137 1081,1145 1090,1161 1095,1170 1095,1175 1104,1195 1104,1199 1104,1217 1104,1228 1104,1237 1104,1237 1104,1255 1104,1271 1104,1285 1104,1289 1104,1303 1104,1319 1104,1319 1099,1323 1099,1336 1099,1340 1099,1345 1095,1356 1095,1363 1095,1367 1095,1372 1090,1384 1086,1389 1081,1396 1077,1413 1073,1418 1073,1422 1073,1422 1068,1433 1073,1437 1073,1447 1073,1457 1073,1463 1073,1463 1068,1463 1068,1466 1068,1466 1065,1466 1065,1466 1065,1466 1065,1466 1060,1470 1060,1470 1060,1470 1056,1470 1056,1470 1052,1474 1052,1474 1043,1474 1043,1474 1038,1474 1034,1474 1034,1474 1030,1474 1021,1484 1012,1492 1007,1498 1003,1498 994,1508 990,1512 990,1522 990,1526 990,1535 990,1535 990,1546 990,1554 990,1559 990,1570 990,1574 990,1592 990,1607 990,1612 994,1621 1003,1636 1007,1646 1012,1646 1016,1651 1030,1656 1034,1661 1043,1661 1052,1661 1060,1661 1068,1661 1077,1661 1086,1661 1104,1661 1104,1661 1110,1661 1114,1656 1119,1651 1123,1646 1127,1646 1132,1646 1132,1646 1136,1646 1136,1646 1139,1646 1148,1641 1152,1630 1161,1627 1161,1621 1165,1621 1165,1621 1165,1617 1170,1617 1174,1612 1174,1607 1178,1607 1178,1603 1187,1603 1192,1599 1192,1589 1196,1580 1196,1574 1196,1570 1205,1570 1205,1565 1209,1559 1214,1546 1214,1540 1214,1535 1214,1535 1214,1535 1214,1535 1209,1526 1187,1559 1178,1559 1174,1565 1170,1570 1165,1570 1165,1570 1161,1565 1156,1559 1152,1559 1148,1559 1152,1559 1152,1554 1152,1554 1152,1554 1152,1546 1156,1546 1156,1546 1156,1540 1161,1540 1161,1540 1161,1535 1161,1535 1161,1535 1161,1535 1161,1535 1161,1526 1161,1526 1165,1522 1165,1508 1165,1502 1165,1498 1161,1498 1161,1492 1152,1492 1139,1484 1136,1484 1123,1484 1114,1479 1108,1474 1104,1470 1095,1466 1081,1463 1090,1463 1090,1463 1104,1463 1110,1463 1119,1463 1123,1463 1132,1463 1139,1463 1156,1466 1165,1470 1178,1474 1192,1484 1196,1492 1205,1498 1209,1498 1214,1508 1214,1508 1214,1512 1214,1512 1214,1517 1214,1517 1214,1522 1214,1526 1218,1526 1223,1535 1223,1535 1227,1535 1231,1535 1231,1526 1231,1517 1231,1512 1231,1512 1236,1508 1240,1498 1240,1498 1240,1492 1240,1492 1245,1484 1245,1474 1245,1474 1245,1474 1245,1466 1245,1463 1245,1463 1245,1463 1245,1447 1245,1437 1245,1433 1245,1433 1249,1422 1249,1422 1249,1422 1249,1418 1249,1408 1249,1396 1249,1389 1249,1389 1249,1384 1249,1377 1245,1356 1245,1345 1245,1328 1245,1319 1245,1303 1236,1274 1231,1247 1231,1223 1223,1201 1223,1195 1218,1179 1214,1170 1209,1161 1209,1156 1205,1156 1205,1150 1196,1141 1196,1141 1196,1118 1161,1044 1161,1039 1161,1039 1156,1033 1152,1024 1148,1014 1143,999 1139,999 1139,999 1136,999 1136,996 1136,991 1132,991 1132,986 1132,981 1127,976 1127,972 1127,972 1127,972 1110,951 1104,936 1081,916 1077,907 1068,897 1056,878 1047,863 1043,855 1030,835 1016,811 1012,815 1012,821 1007,815 1003,811 994,804 994,804 990,800 990,800 990,795 990,785 990,777 1003,795 990,763 990,763 990,763 985,763 985,763 985,763 985,763 985,767 981,767 981,772 977,767 977,767 977,767 972,763 972,763 977,758 977,758 977,758 977,758 977,752 981,747 981,747 977,745 977,745 977,745 968,715 953,691 940,669 931,656 931,636 923,625 919,617 919,613 915,586 915,576 915,570 915,553 915,548 915,537 915,515 915,499 906,499 906,499 906,481 906,467 906,434 903,406 903,388">
          <text:p/>
        </draw:polygon>
        <draw:polygon draw:style-name="Mgr3" draw:text-style-name="MP1" draw:layer="backgroundobjects" svg:width="0.087cm" svg:height="0.082cm" svg:x="26.699cm" svg:y="20.506cm" svg:viewBox="0 0 88 83" draw:points="44,0 66,10 66,10 70,10 70,13 70,13 75,19 79,19 79,19 88,49 84,53 79,53 79,58 79,62 75,62 70,67 70,67 66,72 66,72 66,72 57,72 48,72 31,83 26,83 17,83 4,83 0,58 4,53 8,42 8,33 8,24 17,19 26,13 26,10 31,4 39,4">
          <text:p/>
        </draw:polygon>
        <draw:polygon draw:style-name="Mgr3" draw:text-style-name="MP1" draw:layer="backgroundobjects" svg:width="0.125cm" svg:height="0.134cm" svg:x="26.388cm" svg:y="19.469cm" svg:viewBox="0 0 126 135" draw:points="108,106 91,106 81,106 76,106 76,111 72,111 63,115 49,121 49,121 49,121 36,126 21,135 21,135 16,135 16,135 16,131 12,121 7,106 2,106 2,96 0,87 0,77 0,69 0,60 2,56 2,47 7,38 12,35 16,24 16,19 21,9 21,0 33,0 44,3 47,9 49,9 49,9 67,15 76,19 86,24 91,28 95,35 104,38 104,47 113,56 117,60 122,69 126,77 126,90 126,96 126,96 126,96 122,102 122,102 122,102 122,102 117,102 117,106">
          <text:p/>
        </draw:polygon>
        <draw:polygon draw:style-name="Mgr3" draw:text-style-name="MP1" draw:layer="backgroundobjects" svg:width="0.085cm" svg:height="0.087cm" svg:x="26.406cm" svg:y="19.666cm" svg:viewBox="0 0 86 88" draw:points="31,27 29,23 29,23 29,23 26,17 23,17 19,17 16,14 16,14 8,14 8,14 4,14 4,14 4,8 0,8 0,4 0,0 0,0 4,0 16,0 31,4 46,14 51,14 55,17 60,17 68,23 68,23 73,33 77,38 77,51 77,60 77,66 86,71 86,74 86,74 86,81 86,88 86,88 86,88 86,88 86,88 86,88 77,78 77,74 77,71 73,66 68,60 60,51 51,38">
          <text:p/>
        </draw:polygon>
        <draw:polygon draw:style-name="Mgr3" draw:text-style-name="MP1" draw:layer="backgroundobjects" svg:width="0.073cm" svg:height="0.064cm" svg:x="26.138cm" svg:y="19.68cm" svg:viewBox="0 0 74 65" draw:points="39,22 34,17 34,17 16,6 16,6 7,6 7,6 7,6 3,2 3,2 3,0 3,0 0,0 7,0 16,0 16,0 21,0 25,0 30,0 34,0 39,2 39,2 47,6 52,6 56,6 56,12 61,17 61,22 65,27 70,38 74,47 74,47 74,52 74,65 70,52 65,52 61,47 56,47 56,47 52,44">
          <text:p/>
        </draw:polygon>
        <draw:polygon draw:style-name="Mgr3" draw:text-style-name="MP1" draw:layer="backgroundobjects" svg:width="0.091cm" svg:height="0.098cm" svg:x="26.546cm" svg:y="20.045cm" svg:viewBox="0 0 92 99" draw:points="50,22 68,22 89,51 89,51 89,57 89,57 92,65 89,65 89,71 89,77 89,77 89,77 89,81 89,81 86,86 82,86 82,86 82,91 77,95 73,95 73,95 73,95 68,95 59,99 55,95 50,95 50,95 38,95 33,95 33,95 33,86 29,86 29,77 29,77 29,71 24,65 20,65 15,65 15,57 15,51 15,51 15,46 15,41 12,36 7,36 3,31 3,22 3,22 3,17 0,9 0,0 7,0 12,0 15,0 24,0 24,5 29,5 33,9 42,9 50,13">
          <text:p/>
        </draw:polygon>
        <draw:polygon draw:style-name="Mgr3" draw:text-style-name="MP1" draw:layer="backgroundobjects" svg:width="0.029cm" svg:height="0.034cm" svg:x="26.023cm" svg:y="20.194cm" svg:viewBox="0 0 30 35" draw:points="30,13 30,20 25,24 21,30 21,35 21,35 21,35 10,35 10,35 5,35 5,35 5,35 1,35 1,30 1,30 0,24 5,0 5,0 10,0 21,3 21,8 25,8 30,8">
          <text:p/>
        </draw:polygon>
        <draw:polygon draw:style-name="Mgr3" draw:text-style-name="MP1" draw:layer="backgroundobjects" svg:width="0.087cm" svg:height="0.082cm" svg:x="26.699cm" svg:y="20.506cm" svg:viewBox="0 0 88 83" draw:points="66,10 44,0 39,4 31,4 26,10 26,13 17,19 8,24 8,33 8,42 4,53 0,58 4,83 17,83 26,83 31,83 48,72 57,72 66,72 66,72 66,72 70,67 70,67 75,62 79,62 79,58 79,53 84,53 88,49 79,19 79,19 75,19 70,13 70,13 70,10">
          <text:p/>
        </draw:polygon>
        <draw:polygon draw:style-name="Mgr3" draw:text-style-name="MP1" draw:layer="backgroundobjects" svg:width="0.064cm" svg:height="0.065cm" svg:x="26.713cm" svg:y="20.506cm" svg:viewBox="0 0 65 66" draw:points="18,4 32,0 41,4 65,23 65,43 56,47 56,56 51,56 51,56 47,61 41,61 37,61 32,61 32,61 32,66 28,66 28,66 18,66 13,66 13,66 9,61 9,61 9,61 9,56 4,56 4,52 0,43 0,43 0,36 0,27 4,23 9,18 9,13 9,13 9,4 13,4">
          <text:p/>
        </draw:polygon>
        <draw:polygon draw:style-name="Mgr4" draw:text-style-name="MP1" draw:layer="backgroundobjects" svg:width="0.064cm" svg:height="0.065cm" svg:x="26.713cm" svg:y="20.506cm" svg:viewBox="0 0 65 66" draw:points="41,4 32,0 18,4 13,4 9,4 9,13 9,13 9,18 4,23 0,27 0,36 0,43 0,43 4,52 4,56 9,56 9,61 9,61 9,61 13,66 13,66 18,66 28,66 28,66 32,66 32,61 32,61 37,61 41,61 47,61 51,56 51,56 56,56 56,47 65,43 65,23">
          <text:p/>
        </draw:polygon>
        <draw:polygon draw:style-name="Mgr4" draw:text-style-name="MP1" draw:layer="backgroundobjects" svg:width="0.043cm" svg:height="0.052cm" svg:x="26.721cm" svg:y="20.523cm" svg:viewBox="0 0 44 53" draw:points="12,0 30,0 30,0 30,5 35,5 39,5 39,10 39,10 39,14 39,14 39,19 44,23 39,28 39,34 39,34 39,39 39,39 39,39 39,39 39,39 39,42 30,48 30,48 21,48 21,53 17,53 12,53 8,53 3,48 3,48 0,48 0,42 0,39 0,34 0,14 3,10">
          <text:p/>
        </draw:polygon>
        <draw:polygon draw:style-name="Mgr4" draw:text-style-name="MP1" draw:layer="backgroundobjects" svg:width="0.043cm" svg:height="0.052cm" svg:x="26.721cm" svg:y="20.523cm" svg:viewBox="0 0 44 53" draw:points="30,0 12,0 3,10 0,14 0,34 0,39 0,42 0,48 3,48 3,48 8,53 12,53 17,53 21,53 21,48 30,48 30,48 39,42 39,39 39,39 39,39 39,39 39,39 39,34 39,34 39,28 44,23 39,19 39,14 39,14 39,10 39,10 39,5 35,5 30,5">
          <text:p/>
        </draw:polygon>
        <draw:polygon draw:style-name="Mgr4" draw:text-style-name="MP1" draw:layer="backgroundobjects" svg:width="0.029cm" svg:height="0.03cm" svg:x="26.726cm" svg:y="20.528cm" svg:viewBox="0 0 30 31" draw:points="30,8 30,12 26,17 26,23 26,23 26,23 21,28 21,28 21,28 17,28 17,31 17,31 17,31 17,31 17,31 17,31 12,31 12,28 8,28 3,28 3,23 0,23 0,17 0,12 3,8 3,3 8,3 12,0 12,0 17,0 17,0 21,0 21,0 26,0 26,0 30,3 30,3">
          <text:p/>
        </draw:polygon>
        <draw:polygon draw:style-name="Mgr5" draw:text-style-name="MP1" draw:layer="backgroundobjects" svg:width="0.029cm" svg:height="0.03cm" svg:x="26.726cm" svg:y="20.528cm" svg:viewBox="0 0 30 31" draw:points="0,23 3,23 3,28 8,28 12,28 12,31 17,31 17,31 17,31 17,31 17,31 17,31 17,28 21,28 21,28 21,28 26,23 26,23 26,23 26,17 30,12 30,8 30,3 30,3 26,0 26,0 21,0 21,0 17,0 17,0 12,0 12,0 8,3 3,3 3,8 0,12 0,17">
          <text:p/>
        </draw:polygon>
        <draw:polygon draw:style-name="Mgr3" draw:text-style-name="MP1" draw:layer="backgroundobjects" svg:width="0.125cm" svg:height="0.134cm" svg:x="26.388cm" svg:y="19.469cm" svg:viewBox="0 0 126 135" draw:points="91,106 108,106 117,106 117,102 122,102 122,102 122,102 122,102 126,96 126,96 126,96 126,90 126,77 122,69 117,60 113,56 104,47 104,38 95,35 91,28 86,24 76,19 67,15 49,9 49,9 47,9 44,3 33,0 21,0 21,9 16,19 16,24 12,35 7,38 2,47 2,56 0,60 0,69 0,77 0,87 2,96 2,106 7,106 12,121 16,131 16,135 16,135 21,135 21,135 36,126 49,121 49,121 49,121 63,115 72,111 76,111 76,106 81,106">
          <text:p/>
        </draw:polygon>
        <draw:polygon draw:style-name="Mgr3" draw:text-style-name="MP1" draw:layer="backgroundobjects" svg:width="0.108cm" svg:height="0.111cm" svg:x="26.401cm" svg:y="19.478cm" svg:viewBox="0 0 109 112" draw:points="12,0 16,0 23,0 33,6 33,6 37,10 46,15 58,15 67,19 71,26 78,26 82,34 82,38 91,47 96,53 100,60 105,68 109,78 96,81 82,93 78,93 71,98 67,98 62,98 62,98 62,98 62,98 58,98 46,102 37,107 33,107 29,112 23,112 20,112 16,112 12,112 7,112 7,112 7,102 3,98 3,93 3,81 3,78 0,68 0,60 0,53 0,47 0,42 3,38 3,26 3,19 7,15 7,6">
          <text:p/>
        </draw:polygon>
        <draw:polygon draw:style-name="Mgr4" draw:text-style-name="MP1" draw:layer="backgroundobjects" svg:width="0.108cm" svg:height="0.111cm" svg:x="26.401cm" svg:y="19.478cm" svg:viewBox="0 0 109 112" draw:points="16,0 12,0 7,6 7,15 3,19 3,26 3,38 0,42 0,47 0,53 0,60 0,68 3,78 3,81 3,93 3,98 7,102 7,112 7,112 12,112 16,112 20,112 23,112 29,112 33,107 37,107 46,102 58,98 62,98 62,98 62,98 62,98 67,98 71,98 78,93 82,93 96,81 109,78 105,68 100,60 96,53 91,47 82,38 82,34 78,26 71,26 67,19 58,15 46,15 37,10 33,6 33,6 23,0">
          <text:p/>
        </draw:polygon>
        <draw:polygon draw:style-name="Mgr4" draw:text-style-name="MP1" draw:layer="backgroundobjects" svg:width="0.085cm" svg:height="0.089cm" svg:x="26.406cm" svg:y="19.487cm" svg:viewBox="0 0 86 90" draw:points="13,0 16,0 19,0 26,0 29,0 31,4 46,4 51,4 55,8 60,15 68,15 68,23 73,27 77,32 77,36 77,42 86,51 86,56 77,66 68,69 64,75 60,81 55,81 46,86 31,86 29,86 26,86 26,86 23,86 23,86 19,86 16,86 16,86 13,86 13,90 8,90 4,90 4,81 0,69 0,56 0,42 0,32 4,18 4,8">
          <text:p/>
        </draw:polygon>
        <draw:polygon draw:style-name="Mgr4" draw:text-style-name="MP1" draw:layer="backgroundobjects" svg:width="0.085cm" svg:height="0.089cm" svg:x="26.406cm" svg:y="19.487cm" svg:viewBox="0 0 86 90" draw:points="16,0 13,0 4,8 4,18 0,32 0,42 0,56 0,69 4,81 4,90 8,90 13,90 13,86 16,86 16,86 19,86 23,86 23,86 26,86 26,86 29,86 31,86 46,86 55,81 60,81 64,75 68,69 77,66 86,56 86,51 77,42 77,36 77,32 73,27 68,23 68,15 60,15 55,8 51,4 46,4 31,4 29,0 26,0 19,0">
          <text:p/>
        </draw:polygon>
        <draw:polygon draw:style-name="Mgr4" draw:text-style-name="MP1" draw:layer="backgroundobjects" svg:width="0.068cm" svg:height="0.081cm" svg:x="26.41cm" svg:y="19.491cm" svg:viewBox="0 0 69 82" draw:points="7,82 3,82 0,66 0,57 0,46 0,36 0,28 3,18 7,8 14,0 21,0 25,0 25,0 28,0 28,4 40,4 45,4 51,8 56,8 56,18 60,23 65,23 65,32 65,32 65,36 69,46 65,48 65,52 60,57 56,61 56,66 51,66 40,72 40,72 28,78 28,78 25,78 25,82 21,82 14,82 14,82 11,82">
          <text:p/>
        </draw:polygon>
        <draw:polygon draw:style-name="Mgr5" draw:text-style-name="MP1" draw:layer="backgroundobjects" svg:width="0.068cm" svg:height="0.081cm" svg:x="26.41cm" svg:y="19.491cm" svg:viewBox="0 0 69 82" draw:points="3,82 7,82 11,82 14,82 14,82 21,82 25,82 25,78 28,78 28,78 40,72 40,72 51,66 56,66 56,61 60,57 65,52 65,48 69,46 65,36 65,32 65,32 65,23 60,23 56,18 56,8 51,8 45,4 40,4 28,4 28,0 25,0 25,0 21,0 14,0 7,8 3,18 0,28 0,36 0,46 0,57 0,66">
          <text:p/>
        </draw:polygon>
        <draw:polygon draw:style-name="Mgr5" draw:text-style-name="MP1" draw:layer="backgroundobjects" svg:width="0.05cm" svg:height="0.072cm" svg:x="26.415cm" svg:y="19.495cm" svg:viewBox="0 0 51 73" draw:points="7,73 7,73 0,61 0,48 0,41 0,32 0,28 4,19 7,4 10,0 17,0 20,0 29,0 29,0 29,4 38,4 38,4 38,4 42,19 42,19 47,19 47,19 47,28 51,32 51,41 51,41 51,43 47,48 47,48 47,48 42,52 38,58 38,58 38,58 38,58 29,61 29,61 20,67 14,67">
          <text:p/>
        </draw:polygon>
        <draw:polygon draw:style-name="Mgr6" draw:text-style-name="MP1" draw:layer="backgroundobjects" svg:width="0.05cm" svg:height="0.072cm" svg:x="26.415cm" svg:y="19.495cm" svg:viewBox="0 0 51 73" draw:points="7,73 7,73 14,67 20,67 29,61 29,61 38,58 38,58 38,58 38,58 42,52 47,48 47,48 47,48 51,43 51,41 51,41 51,32 47,28 47,19 47,19 42,19 42,19 38,4 38,4 38,4 29,4 29,0 29,0 20,0 17,0 10,0 7,4 4,19 0,28 0,32 0,41 0,48 0,61">
          <text:p/>
        </draw:polygon>
        <draw:polygon draw:style-name="Mgr6" draw:text-style-name="MP1" draw:layer="backgroundobjects" svg:width="0.042cm" svg:height="0.055cm" svg:x="26.423cm" svg:y="19.504cm" svg:viewBox="0 0 43 56" draw:points="16,56 9,56 6,56 2,56 2,56 2,56 2,53 0,43 0,34 0,26 2,22 2,12 6,7 12,0 16,0 16,0 24,3 24,7 34,7 34,12 38,12 43,16 43,22 43,22 43,26 43,26 38,34 34,37 34,43 24,47 24,47 24,53 24,53 24,53 24,53 24,53">
          <text:p/>
        </draw:polygon>
        <draw:polygon draw:style-name="Mgr6" draw:text-style-name="MP1" draw:layer="backgroundobjects" svg:width="0.042cm" svg:height="0.055cm" svg:x="26.423cm" svg:y="19.504cm" svg:viewBox="0 0 43 56" draw:points="2,56 2,56 2,56 6,56 9,56 16,56 16,56 16,56 16,56 16,56 24,53 24,53 24,53 24,53 24,53 24,47 24,47 34,43 34,37 38,34 43,26 43,26 43,22 43,22 43,16 38,12 34,12 34,7 24,7 24,3 16,0 16,0 12,0 6,7 2,12 2,22 0,26 0,34 0,43 2,53">
          <text:p/>
        </draw:polygon>
        <draw:polygon draw:style-name="Mgr6" draw:text-style-name="MP1" draw:layer="backgroundobjects" svg:width="0.028cm" svg:height="0.037cm" svg:x="26.423cm" svg:y="19.513cm" svg:viewBox="0 0 29 38" draw:points="6,38 2,38 2,28 0,28 0,21 0,21 0,13 2,9 2,9 6,9 6,6 9,0 12,0 12,0 12,0 20,0 20,0 29,6 29,9 29,9 29,13 29,13 29,21 29,21 29,21 29,24 20,28 20,28 20,28 20,28 20,32 12,32 12,32 12,38">
          <text:p/>
        </draw:polygon>
        <draw:polygon draw:style-name="Mgr7" draw:text-style-name="MP1" draw:layer="backgroundobjects" svg:width="0.028cm" svg:height="0.037cm" svg:x="26.423cm" svg:y="19.513cm" svg:viewBox="0 0 29 38" draw:points="2,38 6,38 12,38 12,32 12,32 20,32 20,28 20,28 20,28 20,28 29,24 29,21 29,21 29,21 29,13 29,13 29,9 29,9 29,6 20,0 20,0 12,0 12,0 12,0 9,0 6,6 6,9 2,9 2,9 0,13 0,21 0,21 0,28 2,28">
          <text:p/>
        </draw:polygon>
        <draw:polygon draw:style-name="Mgr7" draw:text-style-name="MP1" draw:layer="backgroundobjects" svg:width="0.011cm" svg:height="0.016cm" svg:x="26.432cm" svg:y="19.525cm" svg:viewBox="0 0 12 17" draw:points="0,17 0,4 0,4 2,0 2,0 6,0 6,0 6,0 6,0 12,0 12,0 12,4 12,4 12,4 12,4 12,4 12,4 12,13 12,13 6,13 6,13 6,13 6,13">
          <text:p/>
        </draw:polygon>
        <draw:polygon draw:style-name="Mgr8" draw:text-style-name="MP1" draw:layer="backgroundobjects" svg:width="0.011cm" svg:height="0.016cm" svg:x="26.432cm" svg:y="19.525cm" svg:viewBox="0 0 12 17" draw:points="0,4 0,17 6,13 6,13 6,13 6,13 12,13 12,13 12,4 12,4 12,4 12,4 12,4 12,4 12,0 12,0 6,0 6,0 6,0 6,0 2,0 2,0">
          <text:p/>
        </draw:polygon>
        <draw:polygon draw:style-name="Mgr4" draw:text-style-name="MP1" draw:layer="backgroundobjects" svg:width="0.072cm" svg:height="0.082cm" svg:x="26.423cm" svg:y="19.671cm" svg:viewBox="0 0 73 83" draw:points="20,0 0,0 3,10 6,10 9,13 12,13 6,4 9,4 16,4 16,10 20,10 20,10 29,10 38,13 46,13 46,19 51,19 55,23 55,28 55,40 60,51 60,56 60,66 60,61 64,66 64,69 64,73 73,83 73,83 73,83 73,83 73,83 73,83 73,76 73,69 73,69 73,66 64,61 64,56 64,40 64,33 60,28 55,19 55,19 46,13 42,13 38,10 29,10">
          <text:p/>
        </draw:polygon>
        <draw:polygon draw:style-name="Mgr3" draw:text-style-name="MP1" draw:layer="backgroundobjects" svg:width="0.037cm" svg:height="0.021cm" svg:x="26.406cm" svg:y="19.666cm" svg:viewBox="0 0 38 22" draw:points="12,3 38,3 17,0 3,0 0,0 0,0 0,3 0,8 3,8 3,13 3,13 8,13 8,13 17,13 17,13 24,18 27,18 30,18 34,22 34,22 34,22 30,18 27,18 24,13 17,13">
          <text:p/>
        </draw:polygon>
        <draw:polygon draw:style-name="Mgr4" draw:text-style-name="MP1" draw:layer="backgroundobjects" svg:width="0.003cm" svg:height="0.004cm" svg:x="26.445cm" svg:y="19.688cm" svg:viewBox="0 0 4 5" draw:points="0,0 0,0 4,5">
          <text:p/>
        </draw:polygon>
        <draw:polygon draw:style-name="Mgr4" draw:text-style-name="MP1" draw:layer="backgroundobjects" svg:width="0.05cm" svg:height="0.052cm" svg:x="26.428cm" svg:y="19.675cm" svg:viewBox="0 0 51 53" draw:points="11,18 11,18 29,27 38,34 47,43 51,49 51,53 51,43 51,39 47,34 47,22 47,18 42,13 38,13 38,9 29,9 20,4 11,4 11,4 8,4 8,0 2,0 0,0 4,9 8,13">
          <text:p/>
        </draw:polygon>
        <draw:polygon draw:style-name="Mgr4" draw:text-style-name="MP1" draw:layer="backgroundobjects" svg:width="0.034cm" svg:height="0.021cm" svg:x="26.445cm" svg:y="19.68cm" svg:viewBox="0 0 35 22" draw:points="30,22 26,17 17,17 12,13 12,8 3,8 3,8 0,2 0,0 3,0 3,2 12,2 21,8 26,8 26,8 30,13 35,22">
          <text:p/>
        </draw:polygon>
        <draw:polygon draw:style-name="Mgr6" draw:text-style-name="MP1" draw:layer="backgroundobjects" svg:width="0.034cm" svg:height="0.021cm" svg:x="26.445cm" svg:y="19.68cm" svg:viewBox="0 0 35 22" draw:points="0,0 0,2 3,8 3,8 12,8 12,13 17,17 26,17 30,22 35,22 30,13 26,8 26,8 21,8 12,2 3,2 3,0">
          <text:p/>
        </draw:polygon>
        <draw:polygon draw:style-name="Mgr5" draw:text-style-name="MP1" draw:layer="backgroundobjects" svg:width="0.047cm" svg:height="0.034cm" svg:x="26.155cm" svg:y="19.688cm" svg:viewBox="0 0 48 35" draw:points="17,9 21,14 48,35 48,35 48,35 48,30 48,25 44,21 44,14 39,9 39,4 35,0 30,0 26,0 21,0 17,0 17,0 12,0 8,0 3,0 0,0">
          <text:p/>
        </draw:polygon>
        <draw:polygon draw:style-name="Mgr4" draw:text-style-name="MP1" draw:layer="backgroundobjects" svg:width="0.065cm" svg:height="0.047cm" svg:x="26.147cm" svg:y="19.684cm" svg:viewBox="0 0 66 48" draw:points="26,15 8,4 13,4 17,4 22,4 26,4 26,4 31,4 36,4 40,4 45,4 49,10 49,15 54,21 54,26 58,32 58,38 58,43 58,43 58,43 31,21 45,43 49,43 49,43 49,48 54,48 54,48 58,48 58,48 58,48 63,48 66,48 66,48 63,38 58,26 54,21 54,15 49,10 49,4 45,4 45,4 36,4 31,0 31,0 26,0 22,0 17,0 13,0 13,0 8,0 0,0 8,4">
          <text:p/>
        </draw:polygon>
        <draw:polygon draw:style-name="Mgr3" draw:text-style-name="MP1" draw:layer="backgroundobjects" svg:width="0.065cm" svg:height="0.029cm" svg:x="26.138cm" svg:y="19.68cm" svg:viewBox="0 0 66 30" draw:points="0,0 4,0 4,0 4,3 4,3 8,9 8,9 8,9 17,9 17,9 8,3 17,3 22,3 22,3 26,3 31,3 35,3 39,3 39,3 44,9 53,9 53,9 57,9 57,13 62,18 62,23 66,30 62,23 62,18 57,13 57,9 53,9 48,9 39,3 39,3 35,0 31,0 26,0 22,0 17,0 17,0 8,0">
          <text:p/>
        </draw:polygon>
        <draw:polygon draw:style-name="Mgr3" draw:text-style-name="MP1" draw:layer="backgroundobjects" svg:width="0.02cm" svg:height="0.02cm" svg:x="26.191cm" svg:y="19.724cm" svg:viewBox="0 0 21 21" draw:points="18,7 21,21 21,7 21,2 18,2 13,2 13,2 13,2 9,2 9,2 4,2 4,0 4,0 0,0 4,2 4,2 9,2 13,7">
          <text:p/>
        </draw:polygon>
        <draw:polygon draw:style-name="Mgr4" draw:text-style-name="MP1" draw:layer="backgroundobjects" svg:width="0.091cm" svg:height="0.098cm" svg:x="26.546cm" svg:y="20.045cm" svg:viewBox="0 0 92 99" draw:points="68,22 50,22 50,13 42,9 33,9 29,5 24,5 24,0 15,0 12,0 7,0 0,0 0,9 3,17 3,22 3,22 3,31 7,36 12,36 15,41 15,46 15,51 15,51 15,57 15,65 20,65 24,65 29,71 29,77 29,77 29,86 33,86 33,95 33,95 38,95 50,95 50,95 55,95 59,99 68,95 73,95 73,95 73,95 77,95 82,91 82,86 82,86 86,86 89,81 89,81 89,77 89,77 89,77 89,71 89,65 92,65 89,57 89,57 89,51 89,51">
          <text:p/>
        </draw:polygon>
        <draw:polygon draw:style-name="Mgr4" draw:text-style-name="MP1" draw:layer="backgroundobjects" svg:width="0.087cm" svg:height="0.094cm" svg:x="26.55cm" svg:y="20.045cm" svg:viewBox="0 0 88 95" draw:points="73,31 73,31 73,36 78,40 78,40 82,46 82,46 82,51 85,51 88,51 88,57 88,57 88,60 88,65 88,65 88,71 88,71 85,76 82,81 82,85 78,85 73,85 69,95 64,95 58,95 58,95 53,95 49,91 37,85 32,85 26,81 26,76 26,71 26,65 26,65 21,60 21,51 17,46 9,31 4,17 0,5 4,0 4,0 12,0 12,0 12,0 21,9 32,9 37,17 49,22 49,22 58,22 64,22 69,22 73,27">
          <text:p/>
        </draw:polygon>
        <draw:polygon draw:style-name="Mgr4" draw:text-style-name="MP1" draw:layer="backgroundobjects" svg:width="0.087cm" svg:height="0.094cm" svg:x="26.55cm" svg:y="20.045cm" svg:viewBox="0 0 88 95" draw:points="73,31 73,31 73,27 69,22 64,22 58,22 49,22 49,22 37,17 32,9 21,9 12,0 12,0 12,0 32,22 26,22 26,22 26,27 26,31 26,31 26,36 26,40 26,40 32,46 32,46 32,51 37,51 41,51 49,51 49,51 58,51 58,51 58,51 58,51 58,51 58,51 64,51 64,51 64,51 69,51 69,46 69,46 69,46 69,40 69,40 69,40 69,40 69,36 73,51 73,51 78,51 78,51 82,57 82,60 85,65 85,65 85,65 82,65 82,65 82,65 78,65 78,65 73,65 73,71 73,76 73,81 58,85 58,85 49,85 49,85 37,85 37,81 32,76 32,76 32,71 32,65 32,65 32,65 26,60 26,51 21,46 12,36 12,31 9,22 9,17 4,9 4,0 4,0 0,5 4,17 9,31 17,46 21,51 21,60 26,65 26,65 26,71 26,76 26,81 32,85 37,85 49,91 53,95 58,95 58,95 64,95 69,95 73,85 78,85 82,85 82,81 85,76 88,71 88,71 88,65 88,65 88,60 88,57 88,57 88,51 85,51 82,51 82,46 82,46 78,40 78,40 73,36">
          <text:p/>
        </draw:polygon>
        <draw:polygon draw:style-name="Mgr5" draw:text-style-name="MP1" draw:layer="backgroundobjects" svg:width="0.073cm" svg:height="0.085cm" svg:x="26.555cm" svg:y="20.045cm" svg:viewBox="0 0 74 86" draw:points="70,66 74,66 74,66 74,66 70,61 70,58 65,52 65,52 61,52 61,52 56,36 56,40 56,40 56,40 56,40 56,48 56,48 56,48 56,52 52,52 52,52 52,52 47,52 47,52 47,52 47,52 47,52 47,52 39,52 39,52 34,52 30,52 25,52 25,48 25,48 21,40 21,40 21,36 21,30 21,30 21,27 21,22 21,22 25,22 7,0 0,0 0,9 4,17 4,22 7,30 7,36 16,48 21,52 21,61 25,66 25,66 25,66 25,72 25,77 25,77 30,82 30,86 39,86 39,86 47,86 47,86 61,82 61,77 61,72 61,66 65,66 65,66">
          <text:p/>
        </draw:polygon>
        <draw:polygon draw:style-name="Mgr3" draw:text-style-name="MP1" draw:layer="backgroundobjects" svg:width="0.029cm" svg:height="0.034cm" svg:x="26.023cm" svg:y="20.194cm" svg:viewBox="0 0 30 35" draw:points="0,24 1,30 1,30 1,35 5,35 5,35 5,35 10,35 10,35 21,35 21,35 21,35 21,30 25,24 30,20 30,13 30,13 30,8 25,8 21,8 21,3 10,0 5,0 5,0">
          <text:p/>
        </draw:polygon>
        <draw:polygon draw:style-name="Mgr9" draw:text-style-name="MP1" draw:layer="backgroundobjects" svg:width="0.011cm" svg:height="0.125cm" svg:x="26.63cm" svg:y="19.772cm" svg:viewBox="0 0 12 126" draw:points="3,126 3,126 12,126 3,0 0,13 0,31 3,60 3,93 3,107">
          <text:p/>
        </draw:polygon>
        <draw:polygon draw:style-name="Mgr10" draw:text-style-name="MP1" draw:layer="backgroundobjects" svg:width="0.016cm" svg:height="0.029cm" svg:x="26.704cm" svg:y="20.136cm" svg:viewBox="0 0 17 30" draw:points="0,19 0,19 3,24 3,24 3,24 8,30 8,24 12,24 12,19 12,19 12,19 12,19 17,19 17,19 17,19 3,0 3,0 3,0 8,2 8,2 3,7 3,13 3,13 3,13 3,13">
          <text:p/>
        </draw:polygon>
        <draw:polygon draw:style-name="Mgr10" draw:text-style-name="MP1" draw:layer="backgroundobjects" svg:width="0.025cm" svg:height="0.047cm" svg:x="26.721cm" svg:y="20.167cm" svg:viewBox="0 0 26 48" draw:points="21,48 21,43 26,38 12,17 0,0 0,7 0,17 0,21 0,21 3,30 3,30 12,38 17,43">
          <text:p/>
        </draw:polygon>
        <draw:polygon draw:style-name="Mgr3" draw:text-style-name="MP1" draw:layer="backgroundobjects" svg:width="0cm" svg:height="0.007cm" svg:x="26.668cm" svg:y="20.409cm" svg:viewBox="0 0 0 8" draw:points="0,8 0,0 0,0 0,0 0,0">
          <text:p/>
        </draw:polygon>
        <draw:polygon draw:style-name="Mgr4" draw:text-style-name="MP1" draw:layer="backgroundobjects" svg:width="0.082cm" svg:height="0.064cm" svg:x="26.668cm" svg:y="20.409cm" svg:viewBox="0 0 83 65" draw:points="0,0 0,4 13,24 33,24 83,65 70,54 55,44 46,32 33,16 33,16 23,16 17,13 13,13 13,13 13,13 8,4 0,4">
          <text:p/>
        </draw:polygon>
        <draw:polygon draw:style-name="Mgr4" draw:text-style-name="MP1" draw:layer="backgroundobjects" svg:width="0.095cm" svg:height="0.064cm" svg:x="26.668cm" svg:y="20.409cm" svg:viewBox="0 0 96 65" draw:points="0,0 0,0 0,0 17,4 33,13 42,16 50,24 50,24 64,44 74,44 92,54 96,65 92,56 92,54 83,47 74,44 74,44 69,32 59,24 55,24 50,13 46,13 37,4 33,4 27,4 17,4 13,0">
          <text:p/>
        </draw:polygon>
        <draw:polygon draw:style-name="Mgr3" draw:text-style-name="MP1" draw:layer="backgroundobjects" svg:width="0.109cm" svg:height="0.086cm" svg:x="26.668cm" svg:y="20.409cm" svg:viewBox="0 0 110 87" draw:points="0,0 0,0 12,0 16,5 26,5 30,5 35,5 44,14 48,14 53,25 57,25 66,33 70,39 70,39 79,49 88,56 88,58 92,67 97,73 101,76 106,81 110,87 110,87 110,87 106,76 101,73 97,58 92,58 92,51 88,39 84,39 75,28 66,25 61,14 57,14 53,14 48,5 39,5 30,5 22,0 12,0">
          <text:p/>
        </draw:polygon>
        <draw:polygon draw:style-name="Mgr5" draw:text-style-name="MP1" draw:layer="backgroundobjects" svg:width="0.157cm" svg:height="0.182cm" svg:x="26.668cm" svg:y="20.409cm" svg:viewBox="0 0 158 183" draw:points="0,0 0,0 0,5 8,5 13,14 13,14 13,14 17,14 23,17 32,17 32,17 45,33 55,39 68,48 83,60 96,69 115,116 124,121 132,135 132,150 136,159 136,164 140,169 140,169 145,169 145,169 140,159 145,159 145,159 149,164 154,169 154,180 158,183 158,183 154,169 154,164 145,153 145,150 132,126 96,60 91,48 73,39 64,39 49,25 49,25 41,17 32,14 17,5">
          <text:p/>
        </draw:polygon>
        <draw:polygon draw:style-name="Mgr2" draw:text-style-name="MP1" draw:layer="backgroundobjects" svg:width="0.807cm" svg:height="1.203cm" svg:x="25.905cm" svg:y="20.123cm" svg:viewBox="0 0 808 1204" draw:points="767,370 751,324 723,281 697,253 693,209 693,209 688,187 684,169 675,154 675,136 635,57 631,47 626,47 622,38 617,28 609,24 604,13 595,5 587,2 582,0 578,0 578,0 556,5 551,9 532,20 526,24 526,28 522,28 522,34 522,34 522,38 522,38 522,38 518,38 508,47 499,57 494,62 486,65 486,68 477,77 468,77 459,82 450,91 446,97 433,101 430,101 423,101 415,111 415,111 415,111 415,111 415,111 415,111 415,111 415,111 415,116 415,116 415,116 410,121 405,125 392,125 387,125 383,136 374,136 369,136 360,136 351,138 351,143 342,143 333,143 329,143 324,143 324,138 319,136 315,136 306,136 301,136 301,125 301,125 288,111 284,101 279,101 269,91 260,82 255,77 255,65 255,65 251,65 251,65 246,62 246,57 242,52 238,47 229,47 229,43 229,38 229,38 229,43 229,43 229,43 229,43 229,43 224,43 224,43 224,43 220,47 220,47 216,47 216,47 216,47 216,47 216,47 210,47 210,47 210,47 210,47 210,52 210,57 206,62 201,65 197,77 194,82 185,97 180,101 176,111 171,121 167,136 158,136 154,143 154,143 149,154 149,163 145,173 145,181 145,193 145,197 145,204 149,209 154,218 154,223 158,228 163,234 167,238 171,242 176,253 185,258 185,258 194,261 201,265 210,276 176,295 145,320 119,333 92,355 83,360 56,435 29,499 25,513 25,519 25,519 21,529 12,547 7,572 3,594 3,610 3,610 0,746 3,754 7,760 25,774 34,788 47,803 56,819 65,824 79,835 97,849 105,857 113,868 119,872 127,882 145,906 171,921 180,931 194,942 201,953 210,958 216,962 220,972 224,983 229,988 229,988 229,993 233,1000 238,1004 238,1004 242,1008 242,1008 242,1014 242,1014 242,1018 242,1023 242,1023 242,1028 242,1028 242,1032 242,1038 238,1042 238,1046 233,1046 229,1049 229,1055 229,1055 229,1055 229,1055 229,1060 220,1060 216,1064 216,1064 216,1069 216,1069 210,1069 210,1069 201,1074 197,1074 194,1074 189,1079 185,1079 185,1083 185,1083 180,1083 176,1083 176,1083 167,1083 167,1083 180,1123 185,1131 189,1137 194,1141 201,1146 201,1156 206,1156 210,1156 220,1166 229,1177 229,1177 242,1181 251,1184 255,1188 255,1188 255,1188 255,1188 260,1188 260,1188 260,1194 315,1204 333,1204 351,1204 360,1204 369,1204 374,1204 387,1204 405,1200 430,1200 430,1194 442,1194 450,1194 450,1194 459,1194 464,1194 468,1188 481,1188 486,1188 486,1188 486,1184 503,1181 518,1177 522,1177 531,1170 532,1161 547,1156 551,1156 551,1156 551,1156 551,1156 556,1156 569,1146 578,1141 582,1137 587,1137 591,1135 595,1131 604,1123 609,1117 617,1113 617,1107 663,1074 663,1069 663,1069 666,1064 666,1060 670,1055 666,1028 663,993 663,953 663,916 666,911 670,911 675,906 675,901 684,895 688,887 693,887 701,882 706,882 715,877 715,824 715,803 715,803 715,803 719,797 719,788 737,779 737,779 794,779 799,760 808,736 808,732 808,732 808,728 808,728 808,725 808,699 808,684 808,586 808,532 808,532 808,524 808,509 804,486 799,480 794,466 794,459 794,455 794,444 789,444 789,444 789,440 789,426 785,421 785,406 776,389">
          <text:p/>
        </draw:polygon>
        <draw:polygon draw:style-name="Mgr2" draw:text-style-name="MP1" draw:layer="backgroundobjects" svg:width="0.269cm" svg:height="0.17cm" svg:x="26.384cm" svg:y="20.36cm" svg:viewBox="0 0 270 171" draw:points="255,171 253,171 248,162 239,158 226,148 222,132 208,127 199,121 195,118 178,108 170,106 156,99 147,94 129,94 121,86 107,81 98,78 90,78 72,70 63,67 51,67 48,58 39,58 27,52 23,47 18,41 14,36 8,32 4,32 0,27 18,27 23,27 39,24 45,24 51,24 55,18 63,18 68,18 72,18 77,13 90,13 94,13 107,8 121,4 129,4 142,0 142,0 147,0 151,0 156,0 165,0 174,4 185,4 191,8 262,148 262,158 266,158 266,158 266,168 270,171 270,171 266,171 262,171 262,171 262,171 262,171 262,171 262,171 262,171 262,171 262,171">
          <text:p/>
        </draw:polygon>
        <draw:polygon draw:style-name="Mgr2" draw:text-style-name="MP1" draw:layer="backgroundobjects" svg:width="0.094cm" svg:height="0.052cm" svg:x="26.173cm" svg:y="20.373cm" svg:viewBox="0 0 95 53" draw:points="17,20 17,20 13,20 8,20 4,15 4,15 0,15 0,11 0,11 13,5 26,5 39,0 54,0 54,0 62,0 62,0 72,5 86,11 86,11 95,11 86,15 86,15 82,20 82,20 82,20 77,20 72,20 67,20 62,20 31,53 31,44 31,44 26,33 26,28 22,24">
          <text:p/>
        </draw:polygon>
        <draw:polygon draw:style-name="Mgr2" draw:text-style-name="MP1" draw:layer="backgroundobjects" svg:width="0.029cm" svg:height="0.39cm" svg:x="26.147cm" svg:y="20.597cm" svg:viewBox="0 0 30 391" draw:points="26,5 30,0 30,70 26,137 26,206 17,273 17,279 17,300 21,314 21,323 26,333 26,343 30,347 30,353 30,353 30,353 30,353 30,362 30,365 30,365 30,365 30,365 30,377 30,377 26,381 26,381 21,387 17,387 17,391 17,391 17,391 12,391 12,391 12,391 12,391 12,387 12,387 8,347 8,309 0,273 0,229 0,189 8,148 8,118 8,97 8,80 17,40">
          <text:p/>
        </draw:polygon>
        <draw:polygon draw:style-name="Mgr11" draw:text-style-name="MP1" draw:layer="backgroundobjects" svg:width="0.269cm" svg:height="0.17cm" svg:x="26.384cm" svg:y="20.36cm" svg:viewBox="0 0 270 171" draw:points="253,171 255,171 255,171 262,171 262,171 262,171 262,171 262,171 262,171 262,171 262,171 262,171 266,171 270,171 253,168 248,152 239,148 235,138 226,132 222,127 217,121 208,118 199,108 195,106 185,102 174,99 160,94 151,94 142,86 107,70 77,58 51,47 23,32 107,13 116,13 125,13 134,8 147,13 156,13 170,13 174,13 185,18 262,148 191,8 185,4 174,4 165,0 156,0 151,0 147,0 142,0 142,0 129,4 121,4 107,8 94,13 90,13 77,13 72,18 68,18 63,18 55,18 51,24 45,24 39,24 23,27 18,27 0,27 4,32 8,32 14,36 18,41 23,47 27,52 39,58 48,58 51,67 63,67 72,70 90,78 98,78 107,81 121,86 129,94 147,94 156,99 170,106 178,108 195,118 199,121 208,127 222,132 226,148 239,158 248,162">
          <text:p/>
        </draw:polygon>
        <draw:polygon draw:style-name="Mgr12" draw:text-style-name="MP1" draw:layer="backgroundobjects" svg:width="0.247cm" svg:height="0.161cm" svg:x="26.406cm" svg:y="20.365cm" svg:viewBox="0 0 248 162" draw:points="231,159 248,162 248,162 244,159 244,149 244,149 240,149 240,139 160,9 152,4 148,4 133,4 120,4 111,0 102,4 93,4 84,4 0,23 29,38 54,48 84,60 115,76 129,88 138,88 152,91 160,95 173,98 177,100 186,109 195,112 199,118 204,123 213,129 217,139 226,143">
          <text:p/>
        </draw:polygon>
        <draw:polygon draw:style-name="Mgr12" draw:text-style-name="MP1" draw:layer="backgroundobjects" svg:width="0.213cm" svg:height="0.139cm" svg:x="26.428cm" svg:y="20.382cm" svg:viewBox="0 0 214 140" draw:points="168,96 163,91 155,84 150,80 150,77 141,67 137,67 128,61 120,58 104,53 73,41 47,33 20,22 0,7 25,7 60,4 91,0 128,0 141,16 155,33 168,48 177,67 190,87 199,105 205,121 214,140 205,130 199,130 194,121 186,110 177,105 177,105">
          <text:p/>
        </draw:polygon>
        <draw:polygon draw:style-name="Mgr13" draw:text-style-name="MP1" draw:layer="backgroundobjects" svg:width="0.213cm" svg:height="0.139cm" svg:x="26.428cm" svg:y="20.382cm" svg:viewBox="0 0 214 140" draw:points="104,53 120,58 128,61 137,67 141,67 150,77 150,80 155,84 163,91 168,96 177,105 177,105 186,110 194,121 199,130 205,130 214,140 205,121 199,105 190,87 177,67 168,48 155,33 141,16 128,0 91,0 60,4 25,7 0,7 20,22 47,33 73,41">
          <text:p/>
        </draw:polygon>
        <draw:polygon draw:style-name="Mgr11" draw:text-style-name="MP1" draw:layer="backgroundobjects" svg:width="0.094cm" svg:height="0.052cm" svg:x="26.173cm" svg:y="20.373cm" svg:viewBox="0 0 95 53" draw:points="17,20 17,20 22,24 26,28 26,33 31,44 31,44 31,53 62,20 67,20 72,20 77,20 82,20 82,20 82,20 86,15 86,15 95,11 86,11 86,11 72,5 62,0 62,0 54,0 54,0 39,0 26,5 13,5 0,11 0,11 0,15 4,15 4,15 8,20 13,20">
          <text:p/>
        </draw:polygon>
        <draw:polygon draw:style-name="Mgr11" draw:text-style-name="MP1" draw:layer="backgroundobjects" svg:width="0.029cm" svg:height="0.39cm" svg:x="26.147cm" svg:y="20.597cm" svg:viewBox="0 0 30 391" draw:points="30,0 26,5 17,40 8,80 8,97 8,118 8,148 0,189 0,229 0,273 8,309 8,347 12,387 12,387 12,391 12,391 12,391 12,391 17,391 17,391 17,391 17,387 21,387 26,381 26,381 30,377 30,377 30,365 30,365 30,365 30,365 30,362 30,353 30,353 30,353 30,353 30,347 26,343 26,333 21,323 21,314 17,300 17,279 17,273 26,206 26,137 30,70">
          <text:p/>
        </draw:polygon>
        <draw:polygon draw:style-name="Mgr4" draw:text-style-name="MP1" draw:layer="backgroundobjects" svg:width="0.05cm" svg:height="0.069cm" svg:x="26.594cm" svg:y="20.382cm" svg:viewBox="0 0 51 70" draw:points="51,70 51,70 51,65 47,65 44,51 41,40 36,32 21,21 12,15 8,6 0,0 0,0 0,0 0,0 0,0 0,0 17,26">
          <text:p/>
        </draw:polygon>
        <draw:polygon draw:style-name="Mgr14" draw:text-style-name="MP1" draw:layer="backgroundobjects" svg:width="0.014cm" svg:height="0.029cm" svg:x="26.845cm" svg:y="20.36cm" svg:viewBox="0 0 15 30" draw:points="15,30 15,30 15,30 0,0 0,0 0,4 3,9 3,14 3,21 6,21 6,25 6,30 11,30 11,30">
          <text:p/>
        </draw:polygon>
        <draw:polygon draw:style-name="Mgr9" draw:text-style-name="MP1" draw:layer="backgroundobjects" svg:width="0.02cm" svg:height="0.043cm" svg:x="26.849cm" svg:y="20.395cm" svg:viewBox="0 0 21 44" draw:points="0,0 0,0 3,14 9,24 15,33 21,39 21,39 21,44 21,39 21,33 21,24 15,19 9,14">
          <text:p/>
        </draw:polygon>
        <draw:polygon draw:style-name="Mgr4" draw:text-style-name="MP1" draw:layer="backgroundobjects" svg:width="0.051cm" svg:height="0.134cm" svg:x="26.787cm" svg:y="20.501cm" svg:viewBox="0 0 52 135" draw:points="0,0 0,0 3,14 12,17 15,29 15,38 15,38 30,62 30,62 34,67 39,74 43,79 43,79 43,79 43,98 43,98 48,104 52,121 52,126 52,135 52,126 52,115 52,102 52,98 43,79 43,74 39,62 30,48 24,38 20,34 12,17">
          <text:p/>
        </draw:polygon>
        <draw:polygon draw:style-name="Mgr4" draw:text-style-name="MP1" draw:layer="backgroundobjects" svg:width="0.034cm" svg:height="0.056cm" svg:x="26.765cm" svg:y="20.479cm" svg:viewBox="0 0 35 57" draw:points="17,18 17,18 12,13 8,8 3,2 0,0 35,57 35,57 35,47 30,38 21,33">
          <text:p/>
        </draw:polygon>
        <draw:polygon draw:style-name="Mgr4" draw:text-style-name="MP1" draw:layer="backgroundobjects" svg:width="0.029cm" svg:height="0.047cm" svg:x="26.757cm" svg:y="20.479cm" svg:viewBox="0 0 30 48" draw:points="12,9 0,0 3,3 8,9 8,9 8,14 12,19 21,34 21,39 21,44 26,48 26,48 26,48 30,48 30,48 30,48">
          <text:p/>
        </draw:polygon>
        <draw:polygon draw:style-name="Mgr4" draw:text-style-name="MP1" draw:layer="backgroundobjects" svg:width="0.021cm" svg:height="0.047cm" svg:x="26.787cm" svg:y="20.523cm" svg:viewBox="0 0 22 48" draw:points="0,0 0,0 18,37 22,48 22,43 18,34 18,18 9,5">
          <text:p/>
        </draw:polygon>
        <draw:polygon draw:style-name="Mgr4" draw:text-style-name="MP1" draw:layer="backgroundobjects" svg:width="0.021cm" svg:height="0.134cm" svg:x="26.818cm" svg:y="20.559cm" svg:viewBox="0 0 22 135" draw:points="13,32 13,32 13,43 18,54 18,59 18,69 22,73 22,79 22,79 22,113 22,135 22,126 22,126 22,126 22,122 22,122 22,113 22,103 22,93 22,83 22,69 22,69 22,59 22,54 18,37 13,32 13,32 13,13 13,13 13,13 9,8 4,2 0,0 0,0 0,2 9,13 9,17">
          <text:p/>
        </draw:polygon>
        <draw:polygon draw:style-name="Mgr4" draw:text-style-name="MP1" draw:layer="backgroundobjects" svg:width="0.025cm" svg:height="0.205cm" svg:x="26.801cm" svg:y="20.567cm" svg:viewBox="0 0 26 206" draw:points="12,14 12,14 8,14 8,14 3,9 0,0 0,9 3,14 8,28 12,32 12,34 17,40 17,40 17,40 21,56 21,80 21,90 21,108 21,123 17,149 17,172 12,183 8,206 17,179 17,179 21,158 21,149 26,132 26,114 26,95 26,74 21,70 21,65 21,45 21,45 21,40 17,34 17,28 17,28 12,24 12,24">
          <text:p/>
        </draw:polygon>
        <draw:polygon draw:style-name="Mgr5" draw:text-style-name="MP1" draw:layer="backgroundobjects" svg:width="0.016cm" svg:height="0.139cm" svg:x="26.818cm" svg:y="20.602cm" svg:viewBox="0 0 17 140" draw:points="8,0 8,0 8,5 8,5 8,10 8,16 8,16 8,16 8,16 8,16 8,16 8,16 3,10 3,10 3,5 3,25 3,29 8,35 8,54 8,69 8,89 3,106 3,114 0,135 0,135 0,135 3,129 8,129 8,119 8,129 8,135 8,140 17,110 17,110 17,94 17,69 12,76 12,80 8,69 8,54 8,35 8,25 8,25 12,29 12,29 17,29 17,35 17,35 17,29 12,25 12,16 12,10">
          <text:p/>
        </draw:polygon>
        <draw:polygon draw:style-name="Mgr7" draw:text-style-name="MP1" draw:layer="backgroundobjects" svg:width="0.02cm" svg:height="0.05cm" svg:x="26.81cm" svg:y="20.572cm" svg:viewBox="0 0 21 51" draw:points="21,35 21,35 21,23 16,19 16,9 10,4 4,0 4,0 0,0 4,9 4,19 4,19 10,23 10,23 10,29 16,35 16,40 16,40 16,46 16,46 21,51 21,51 21,51 21,51 21,51 21,51 21,51 21,46 21,40 21,40">
          <text:p/>
        </draw:polygon>
        <draw:polygon draw:style-name="Mgr7" draw:text-style-name="MP1" draw:layer="backgroundobjects" svg:width="0.007cm" svg:height="0.051cm" svg:x="26.832cm" svg:y="20.628cm" svg:viewBox="0 0 8 52" draw:points="8,9 8,3 3,3 3,3 0,0 0,0 0,9 0,28 0,43 3,52 3,48 8,43">
          <text:p/>
        </draw:polygon>
        <draw:polygon draw:style-name="Mgr4" draw:text-style-name="MP1" draw:layer="backgroundobjects" svg:width="0cm" svg:height="0.082cm" svg:x="26.84cm" svg:y="20.628cm" svg:viewBox="0 0 0 83" draw:points="0,67 0,83 0,67 0,53 0,49 0,34 0,18 0,0 0,14 0,24 0,34 0,45 0,53 0,53 0,58 0,58 0,58">
          <text:p/>
        </draw:polygon>
        <draw:polygon draw:style-name="Mgr6" draw:text-style-name="MP1" draw:layer="backgroundobjects" svg:width="0.025cm" svg:height="0.073cm" svg:x="26.66cm" svg:y="20.506cm" svg:viewBox="0 0 26 74" draw:points="21,74 21,74 26,74 26,74 21,64 21,55 21,43 17,30 8,24 8,13 3,4 0,0 8,19 17,34 17,51 21,55 21,69">
          <text:p/>
        </draw:polygon>
        <draw:polygon draw:style-name="Mgr6" draw:text-style-name="MP1" draw:layer="backgroundobjects" svg:width="0.016cm" svg:height="0.077cm" svg:x="26.69cm" svg:y="20.581cm" svg:viewBox="0 0 17 78" draw:points="17,78 17,78 17,78 17,65 17,50 17,45 11,30 11,19 4,9 0,3 0,0 0,3 0,9 4,25 11,30 17,56 17,69">
          <text:p/>
        </draw:polygon>
        <draw:polygon draw:style-name="Mgr15" draw:text-style-name="MP1" draw:layer="backgroundobjects" svg:width="0.021cm" svg:height="0.16cm" svg:x="26.69cm" svg:y="20.73cm" svg:viewBox="0 0 22 161" draw:points="17,0 17,0 17,14 17,17 17,23 17,28 17,28 17,38 17,43 17,51 17,56 17,65 17,65 17,80 17,107 17,110 17,110 17,114 17,114 17,119 4,142 0,161 0,161 0,158 0,158 4,158 4,152 4,152 11,147 11,147 11,142 11,142 11,142 17,142 17,86 17,86 22,65 22,43 22,23">
          <text:p/>
        </draw:polygon>
        <draw:polygon draw:style-name="Mgr12" draw:text-style-name="MP1" draw:layer="backgroundobjects" svg:width="0cm" svg:height="0.1cm" svg:x="26.704cm" svg:y="20.725cm" svg:viewBox="0 0 0 101" draw:points="0,28 0,28 0,28 0,19 0,19 0,15 0,15 0,5 0,0 0,101 0,101 0,91 0,87 0,78 0,73 0,60 0,60 0,57 0,52 0,43">
          <text:p/>
        </draw:polygon>
        <draw:polygon draw:style-name="Mgr6" draw:text-style-name="MP1" draw:layer="backgroundobjects" svg:width="0.003cm" svg:height="0.174cm" svg:x="26.704cm" svg:y="20.668cm" svg:viewBox="0 0 4 175" draw:points="0,82 0,82 4,112 4,133 4,155 0,175 0,175 0,175 0,175 4,155 4,129 4,112 4,82 4,65 0,44 0,24 0,0 0,53 0,61 0,70 0,70 0,74 0,74">
          <text:p/>
        </draw:polygon>
        <draw:polygon draw:style-name="Mgr16" draw:text-style-name="MP1" draw:layer="backgroundobjects" svg:width="0.118cm" svg:height="0.121cm" svg:x="26.69cm" svg:y="20.791cm" svg:viewBox="0 0 119 122" draw:points="14,79 9,79 9,79 9,79 9,83 9,83 4,89 4,89 4,93 0,93 0,93 0,98 4,98 14,98 14,103 14,108 18,108 18,118 23,118 23,122 23,122 32,103 32,93 36,89 46,79 50,79 55,73 66,66 75,53 79,53 79,53 85,53 89,53 89,53 98,53 98,53 102,48 102,48 107,48 107,48 107,48 111,44 111,44 111,44 111,44 115,44 115,44 115,38 119,38 119,38 119,35 119,25 119,15 115,10 115,0 111,15 111,19 107,30 102,38 98,44 75,48 75,53 75,53 70,53 66,53 66,53 59,53 55,53 55,53 55,48 55,48 46,66 36,79 32,89 18,98 14,98 14,98 14,98 14,93 14,93 9,93 9,89 14,83">
          <text:p/>
        </draw:polygon>
        <draw:polygon draw:style-name="Mgr3" draw:text-style-name="MP1" draw:layer="backgroundobjects" svg:width="0.051cm" svg:height="0.059cm" svg:x="26.713cm" svg:y="20.835cm" svg:viewBox="0 0 52 60" draw:points="34,10 34,10 34,10 39,6 43,6 43,6 43,6 48,6 52,6 52,0 52,0 52,0 52,0 52,0 52,0 52,0 52,0 48,0 43,6 34,6 34,6 30,10 21,14 16,24 12,35 12,41 7,41 3,55 0,60 12,51 16,41 25,24">
          <text:p/>
        </draw:polygon>
        <draw:polygon draw:style-name="Mgr5" draw:text-style-name="MP1" draw:layer="backgroundobjects" svg:width="0.052cm" svg:height="0.038cm" svg:x="26.743cm" svg:y="20.813cm" svg:viewBox="0 0 53 39" draw:points="0,34 0,34 0,39 0,39 3,39 8,39 8,39 12,39 17,39 17,39 17,34 39,30 44,24 48,15 53,4 53,0 53,0 53,4 53,4 53,4 53,4 48,4 48,4 48,4 48,4 48,4 48,4 48,4 48,4 44,4 44,4 44,10 44,15 44,15 39,15 39,15 39,21 39,21 39,21 39,24 35,24 35,24 35,24 30,24 30,24 30,24 30,24 21,24 21,24 21,24 21,24 17,24 17,24 17,24 17,24 17,24 17,24 17,24 17,30 12,30 8,30 8,30 8,30 3,30">
          <text:p/>
        </draw:polygon>
        <draw:polygon draw:style-name="Mgr7" draw:text-style-name="MP1" draw:layer="backgroundobjects" svg:width="0.012cm" svg:height="0.042cm" svg:x="26.818cm" svg:y="20.725cm" svg:viewBox="0 0 13 43" draw:points="13,8 13,0 13,8 8,8 3,15 3,15 3,24 3,24 3,24 3,24 3,24 3,24 3,24 3,24 3,24 3,24 3,24 3,24 0,24 0,28 0,33 0,33 3,39 3,39 3,43 3,43 3,43 3,43 3,43 8,39 8,33 8,33 13,28 13,28 13,24 13,15">
          <text:p/>
        </draw:polygon>
        <draw:polygon draw:style-name="Mgr4" draw:text-style-name="MP1" draw:layer="backgroundobjects" svg:width="0.034cm" svg:height="0.117cm" svg:x="26.801cm" svg:y="20.716cm" svg:viewBox="0 0 35 118" draw:points="26,27 26,32 26,36 26,43 22,46 22,46 22,46 22,46 22,51 22,51 22,51 22,51 22,51 22,51 17,61 17,61 13,64 13,69 13,69 13,69 13,74 13,81 13,81 13,81 13,85 8,89 8,98 4,103 4,107 0,107 0,107 0,118 4,107 4,107 4,103 8,98 13,81 17,74 22,69 26,51 26,46 26,43 26,36 31,24 31,19 31,14 31,3 35,0">
          <text:p/>
        </draw:polygon>
        <draw:polygon draw:style-name="Mgr6" draw:text-style-name="MP1" draw:layer="backgroundobjects" svg:width="0.034cm" svg:height="0.1cm" svg:x="26.796cm" svg:y="20.725cm" svg:viewBox="0 0 35 101" draw:points="26,3 26,0 16,27 16,27 16,33 16,33 16,35 16,40 11,45 11,54 11,59 7,62 7,62 7,67 7,77 3,81 3,81 3,87 3,87 3,87 3,92 3,92 0,92 0,92 0,97 0,101 0,101 0,101 0,101 0,101 0,101 0,101 3,101 3,101 3,101 3,101 3,97 3,97 7,81 7,81 11,81 11,77 16,72 16,62 21,59 21,54 21,54 21,54 21,45 21,40 21,40 21,40 21,35 26,33 26,33 30,27 30,27 30,27 30,27 30,27 30,27 30,23 30,23 30,23 30,23 35,17 35,12 35,7 35,7 30,12 30,12 30,17 26,23 26,23 26,23 26,23 26,23 26,17 26,17 21,12 21,12 21,7 21,3">
          <text:p/>
        </draw:polygon>
        <draw:polygon draw:style-name="Mgr4" draw:text-style-name="MP1" draw:layer="backgroundobjects" svg:width="0.034cm" svg:height="0.043cm" svg:x="26.765cm" svg:y="20.791cm" svg:viewBox="0 0 35 44" draw:points="17,38 0,44 0,44 3,44 3,44 3,44 3,44 12,44 12,44 12,44 12,44 17,44 17,44 17,44 21,44 21,38 21,38 21,38 21,34 21,34 26,34 26,34 26,27 26,21 26,21 30,21 30,21 30,16 30,11 30,11 35,11 35,11 35,6 35,6 35,6 35,0 35,0 35,0 26,11 21,16 21,21">
          <text:p/>
        </draw:polygon>
        <draw:polygon draw:style-name="Mgr3" draw:text-style-name="MP1" draw:layer="backgroundobjects" svg:width="0.081cm" svg:height="0.033cm" svg:x="26.818cm" svg:y="20.835cm" svg:viewBox="0 0 82 34" draw:points="8,0 0,0 13,5 22,9 25,13 37,21 49,25 64,25 69,25 82,34 82,25 78,25 69,25 64,25 61,13 53,13 44,13 29,13 22,9 22,5 17,5 13,0">
          <text:p/>
        </draw:polygon>
        <draw:polygon draw:style-name="Mgr4" draw:text-style-name="MP1" draw:layer="backgroundobjects" svg:width="0.094cm" svg:height="0.016cm" svg:x="26.818cm" svg:y="20.835cm" svg:viewBox="0 0 95 17" draw:points="0,0 0,0 3,0 7,6 12,6 12,12 20,17 29,17 36,17 40,17 40,17 53,17 56,17 64,17 68,17 68,17 77,17 77,17 77,17 77,17 95,17 91,17 82,17 68,6 64,6 56,6 40,0 29,0 20,0 12,0">
          <text:p/>
        </draw:polygon>
        <draw:polygon draw:style-name="Mgr4" draw:text-style-name="MP1" draw:layer="backgroundobjects" svg:width="0.037cm" svg:height="0.033cm" svg:x="26.845cm" svg:y="20.844cm" svg:viewBox="0 0 38 34" draw:points="29,0 29,0 29,0 29,0 20,0 20,0 15,0 7,0 4,0 0,0 0,0 4,10 7,10 15,10 20,10 20,20 29,20 29,24 34,24 34,29 34,34 38,34 38,24 10,0 10,0 20,0 20,0">
          <text:p/>
        </draw:polygon>
        <draw:polygon draw:style-name="Mgr5" draw:text-style-name="MP1" draw:layer="backgroundobjects" svg:width="0.042cm" svg:height="0.024cm" svg:x="26.849cm" svg:y="20.844cm" svg:viewBox="0 0 43 25" draw:points="18,6 23,6 28,6 34,6 34,10 34,10 38,10 43,10 38,0 18,0 18,0 8,0 8,0 0,0 0,0 28,25 23,21 23,10 18,10">
          <text:p/>
        </draw:polygon>
        <draw:polygon draw:style-name="Mgr6" draw:text-style-name="MP1" draw:layer="backgroundobjects" svg:width="0.034cm" svg:height="0.033cm" svg:x="26.866cm" svg:y="20.849cm" svg:viewBox="0 0 35 34" draw:points="3,0 0,0 0,4 3,4 3,11 8,20 21,34 26,34 30,34 30,34 35,34 35,34 35,30 35,30 35,30 35,24 35,20 35,20 35,20 35,20 35,20 30,20 30,11 30,11 30,11 30,11 30,4 26,4 21,4 17,4 12,4 12,4 12,0 8,0">
          <text:p/>
        </draw:polygon>
        <draw:polygon draw:style-name="Mgr6" draw:text-style-name="MP1" draw:layer="backgroundobjects" svg:width="0.021cm" svg:height="0.024cm" svg:x="26.883cm" svg:y="20.849cm" svg:viewBox="0 0 22 25" draw:points="0,9 0,0 3,0 3,9 8,9 13,9 17,14 17,14 17,14 22,20 22,25 17,20 13,14 8,14 3,14 3,14 0,14">
          <text:p/>
        </draw:polygon>
        <draw:polygon draw:style-name="Mgr8" draw:text-style-name="MP1" draw:layer="backgroundobjects" svg:width="0.021cm" svg:height="0.024cm" svg:x="26.883cm" svg:y="20.849cm" svg:viewBox="0 0 22 25" draw:points="0,0 0,9 0,9 0,14 3,14 3,14 8,14 13,14 17,20 22,25 22,20 17,14 17,14 17,14 13,9 8,9 3,9 3,0">
          <text:p/>
        </draw:polygon>
        <draw:polygon draw:style-name="Mgr9" draw:text-style-name="MP1" draw:layer="backgroundobjects" svg:width="0.016cm" svg:height="0.043cm" svg:x="26.906cm" svg:y="20.514cm" svg:viewBox="0 0 17 44" draw:points="0,24 11,33 11,40 17,40 17,44 0,0">
          <text:p/>
        </draw:polygon>
        <draw:polygon draw:style-name="Mgr16" draw:text-style-name="MP1" draw:layer="backgroundobjects" svg:width="0.082cm" svg:height="0.086cm" svg:x="26.861cm" svg:y="20.844cm" svg:viewBox="0 0 83 87" draw:points="26,0 26,0 32,9 36,9 41,9 41,17 41,17 41,17 41,17 46,23 46,23 46,23 55,23 55,27 55,33 61,37 61,45 55,45 55,45 46,45 46,45 46,50 46,55 41,55 41,65 36,65 36,65 32,65 26,65 26,65 22,55 22,50 22,45 17,45 26,45 26,45 22,37 22,37 17,33 13,33 13,50 8,55 13,65 13,65 13,65 13,65 13,65 13,65 13,69 8,69 8,69 8,69 8,69 8,69 8,75 8,75 8,75 8,75 4,84 4,84 4,84 0,87 0,87 4,87 8,87 8,87 8,87 8,87 13,87 13,87 13,87 13,87 13,87 13,87 17,87 22,84 22,75 46,69 46,65 46,65 46,65 46,55 46,55 55,55 61,50 61,55 65,65 65,65 65,65 65,65 65,69 65,75 65,69 70,69 74,65 79,65 83,69 83,69 83,65 79,65 74,65 74,65 70,55 65,55 65,50 65,45 65,45 65,37 65,37 65,33 65,33 61,23 55,23 46,17 41,9">
          <text:p/>
        </draw:polygon>
        <draw:polygon draw:style-name="Mgr3" draw:text-style-name="MP1" draw:layer="backgroundobjects" svg:width="0.094cm" svg:height="0.016cm" svg:x="26.818cm" svg:y="20.835cm" svg:viewBox="0 0 95 17" draw:points="95,17 95,17 82,12 73,6 56,0 40,0 31,0 29,0 20,0 12,0 0,0 12,0 20,0 29,0 40,0 56,6 64,6 68,6 82,17 91,17">
          <text:p/>
        </draw:polygon>
        <draw:polygon draw:style-name="Mgr4" draw:text-style-name="MP1" draw:layer="backgroundobjects" svg:width="0.117cm" svg:height="0.007cm" svg:x="26.256cm" svg:y="19.385cm" svg:viewBox="0 0 118 8" draw:points="114,8 118,8 100,3 82,0 73,0 52,0 52,0 43,0 25,0 16,0 0,0 0,3 12,3 12,0 39,0 52,0 63,0 78,3 87,3">
          <text:p/>
        </draw:polygon>
        <draw:polygon draw:style-name="Mgr17" draw:text-style-name="MP1" draw:layer="backgroundobjects" svg:width="0.147cm" svg:height="0.16cm" svg:x="26.309cm" svg:y="19.724cm" svg:viewBox="0 0 148 161" draw:points="31,35 31,31 40,26 44,26 116,21 116,20 120,18 120,12 120,7 125,7 127,7 127,7 130,7 139,7 139,7 135,12 130,18 130,20 130,21 130,26 130,26 135,31 144,31 148,41 148,35 148,31 148,31 144,21 144,18 144,12 148,12 148,7 148,7 148,7 148,7 148,7 148,7 144,7 144,3 144,3 139,0 135,0 135,0 127,0 125,0 120,0 120,0 120,0 120,0 107,3 87,7 63,12 50,21 35,26 22,35 10,45 4,50 0,55 0,64 0,68 0,82 0,82 0,91 0,99 0,110 4,115 4,124 4,128 4,138 8,143 10,147 10,151 22,157 22,157 22,157 22,157 22,161 22,161 10,128 10,128 4,115 4,106 4,94 4,82 4,68 8,55 10,45 22,41">
          <text:p/>
        </draw:polygon>
        <draw:polygon draw:style-name="Mgr12" draw:text-style-name="MP1" draw:layer="backgroundobjects" svg:width="0.103cm" svg:height="0.033cm" svg:x="26.335cm" svg:y="19.733cm" svg:viewBox="0 0 104 34" draw:points="0,30 0,34 6,30 15,30 29,24 33,24 47,24 71,24 81,24 90,30 104,30 99,30 96,24 96,24 96,20 96,11 96,10 99,4 101,0 101,0 96,0 93,0 93,0 90,0 81,0 81,4 81,10 77,11 77,20 11,24 6,24">
          <text:p/>
        </draw:polygon>
        <draw:polygon draw:style-name="Mgr5" draw:text-style-name="MP1" draw:layer="backgroundobjects" svg:width="0.095cm" svg:height="0.038cm" svg:x="26.318cm" svg:y="19.697cm" svg:viewBox="0 0 96 39" draw:points="47,10 47,10 47,10 47,10 47,10 43,10 29,16 24,21 20,27 15,27 11,30 6,35 0,35 0,39 11,35 15,30 24,27 43,16 54,10 63,10 77,5 92,5 96,10 96,0 96,0 87,0 68,0 54,0">
          <text:p/>
        </draw:polygon>
        <draw:polygon draw:style-name="Mgr4" draw:text-style-name="MP1" draw:layer="backgroundobjects" svg:width="0.065cm" svg:height="0.051cm" svg:x="26.309cm" svg:y="19.71cm" svg:viewBox="0 0 66 52" draw:points="66,0 66,0 66,0 66,0 66,0 52,0 41,4 29,8 25,14 19,17 10,22 8,22 8,33 4,39 0,47 0,52 10,33 10,22 19,22 25,17 29,14 37,14 41,8 48,4 61,0">
          <text:p/>
        </draw:polygon>
        <draw:polygon draw:style-name="Mgr18" draw:text-style-name="MP1" draw:layer="backgroundobjects" svg:width="0.129cm" svg:height="0.069cm" svg:x="26.309cm" svg:y="19.71cm" svg:viewBox="0 0 130 70" draw:points="111,0 111,0 111,0 90,4 76,14 72,17 48,22 36,22 27,39 18,46 8,51 0,67 0,70 8,67 18,56 31,46 48,41 61,26 80,22 102,17 116,14 116,14 116,14 116,14 122,14 125,14 130,14 130,14 130,14 130,14 127,8 125,4 125,4 120,4 116,0 116,0">
          <text:p/>
        </draw:polygon>
        <draw:polygon draw:style-name="Mgr8" draw:text-style-name="MP1" draw:layer="backgroundobjects" svg:width="0.095cm" svg:height="0.051cm" svg:x="26.318cm" svg:y="19.71cm" svg:viewBox="0 0 96 52" draw:points="96,0 96,0 96,0 96,0 87,0 73,0 58,4 54,14 45,14 37,17 27,17 22,22 18,33 13,39 9,42 0,52 0,52 9,47 18,39 27,22 37,22 58,17 63,14 77,4">
          <text:p/>
        </draw:polygon>
        <draw:polygon draw:style-name="Mgr7" draw:text-style-name="MP1" draw:layer="backgroundobjects" svg:width="0.147cm" svg:height="0.098cm" svg:x="26.3cm" svg:y="19.702cm" svg:viewBox="0 0 148 99" draw:points="116,4 116,4 116,4 121,4 121,4 125,9 131,9 131,9 134,14 136,17 136,17 136,17 148,23 148,23 148,23 144,17 144,17 139,14 136,9 134,9 131,4 121,4 116,0 102,0 89,4 70,4 61,9 43,17 34,23 30,27 19,32 7,57 7,67 3,71 0,90 0,99 0,99 3,99 3,99 3,95 3,90 3,81 7,76 7,71 16,57 16,57 26,42 30,41 34,32 39,27 43,23 52,23 61,17 65,17 70,9 93,4 107,4">
          <text:p/>
        </draw:polygon>
        <draw:polygon draw:style-name="Mgr4" draw:text-style-name="MP1" draw:layer="backgroundobjects" svg:width="0.063cm" svg:height="0.073cm" svg:x="26.41cm" svg:y="19.697cm" svg:viewBox="0 0 64 74" draw:points="24,20 24,20 11,10 8,5 0,0 0,10 11,10 14,16 18,16 22,20 24,26 24,26 30,29 30,29 30,29 30,34 30,34 41,34 46,49 46,52 51,54 55,59 60,64 64,64 64,74 64,74 64,74 64,69 64,69 64,64 60,59 55,49 55,34 55,34 51,34 51,34 46,34 46,34 41,29 30,29 30,29 30,29 30,29 30,26 24,26">
          <text:p/>
        </draw:polygon>
        <draw:polygon draw:style-name="Mgr11" draw:text-style-name="MP1" draw:layer="backgroundobjects" svg:width="0.151cm" svg:height="0.124cm" svg:x="26.309cm" svg:y="19.755cm" svg:viewBox="0 0 152 125" draw:points="139,4 121,4 115,0 105,0 85,0 65,0 61,0 45,4 36,4 27,8 18,14 10,18 8,32 4,41 4,50 0,58 0,74 4,79 8,92 8,92 18,125 27,125 18,121 18,115 10,102 8,92 8,79 8,62 8,50 10,41 18,23 18,18 27,14 31,8 36,8 45,4 65,4 89,4 105,4 111,4 125,4 130,8 139,8 143,14 152,18 143,14">
          <text:p/>
        </draw:polygon>
        <draw:polygon draw:style-name="Mgr8" draw:text-style-name="MP1" draw:layer="backgroundobjects" svg:width="0.046cm" svg:height="0.089cm" svg:x="26.432cm" svg:y="19.724cm" svg:viewBox="0 0 47 90" draw:points="24,20 24,18 19,7 9,7 9,7 9,3 0,0 2,0 5,3 5,3 5,7 9,7 9,7 24,49 28,53 34,53 38,53 38,58 43,63 43,71 43,77 43,77 47,81 47,81 47,86 47,86 47,90 47,90 47,86 47,77 43,53 43,53 43,53 38,49 34,36 28,26 24,21">
          <text:p/>
        </draw:polygon>
        <draw:polygon draw:style-name="Mgr17" draw:text-style-name="MP1" draw:layer="backgroundobjects" svg:width="0.034cm" svg:height="0.067cm" svg:x="26.445cm" svg:y="19.733cm" svg:viewBox="0 0 35 68" draw:points="0,4 0,10 0,13 3,23 3,23 3,28 3,40 12,46 30,54 35,68 35,63 3,28 3,10 3,0 3,0 3,0 3,0 3,0 3,0 3,0 3,4">
          <text:p/>
        </draw:polygon>
        <draw:polygon draw:style-name="Mgr15" draw:text-style-name="MP1" draw:layer="backgroundobjects" svg:width="0.029cm" svg:height="0.063cm" svg:x="26.445cm" svg:y="19.733cm" svg:viewBox="0 0 30 64" draw:points="0,0 0,10 0,36 30,64 30,55 25,51 25,46 21,46 16,46 11,41">
          <text:p/>
        </draw:polygon>
        <draw:polygon draw:style-name="Mgr4" draw:text-style-name="MP1" draw:layer="backgroundobjects" svg:width="0.021cm" svg:height="0.116cm" svg:x="26.462cm" svg:y="19.75cm" svg:viewBox="0 0 22 117" draw:points="13,18 13,9 8,9 3,4 0,0 3,4 3,9 13,18 13,24 13,24 13,24 13,29 17,34 17,42 22,48 22,48 22,48 22,67 22,67 22,67 22,84 22,88 22,102 22,117 22,97 22,84 22,62 22,48 22,48 22,48 17,29">
          <text:p/>
        </draw:polygon>
        <draw:polygon draw:style-name="Mgr6" draw:text-style-name="MP1" draw:layer="backgroundobjects" svg:width="0.025cm" svg:height="0.067cm" svg:x="26.458cm" svg:y="19.746cm" svg:viewBox="0 0 26 68" draw:points="3,0 0,0 0,0 3,4 8,14 12,20 17,24 17,24 17,24 21,51 21,60 21,65 26,68 26,68 26,51 26,51 26,51 21,47 21,38 17,29 17,24 17,24 17,24 17,20 8,10 8,4">
          <text:p/>
        </draw:polygon>
        <draw:polygon draw:style-name="Mgr9" draw:text-style-name="MP1" draw:layer="backgroundobjects" svg:width="0.025cm" svg:height="0.052cm" svg:x="26.581cm" svg:y="19.552cm" svg:viewBox="0 0 26 53" draw:points="12,41 17,44 21,50 26,53 26,53 21,41 12,25 3,16 0,0 12,35">
          <text:p/>
        </draw:polygon>
        <draw:polygon draw:style-name="Mgr3" draw:text-style-name="MP1" draw:layer="backgroundobjects" svg:width="0.05cm" svg:height="0.016cm" svg:x="26.213cm" svg:y="19.385cm" svg:viewBox="0 0 51 17" draw:points="0,17 9,17 11,17 15,17 15,11 18,11 28,11 33,11 38,4 42,4 42,4 42,0 42,0 42,0 51,0 38,0 0,11">
          <text:p/>
        </draw:polygon>
        <draw:polygon draw:style-name="Mgr9" draw:text-style-name="MP1" draw:layer="backgroundobjects" svg:width="0.078cm" svg:height="0.042cm" svg:x="26.138cm" svg:y="19.403cm" svg:viewBox="0 0 79 43" draw:points="79,0 79,0 69,3 64,8 45,14 41,19 25,22 21,22 7,27 0,37 0,43 3,43 3,37 25,27 31,22 35,22 41,22 45,22 64,14 73,3 77,3">
          <text:p/>
        </draw:polygon>
        <draw:polygon draw:style-name="Mgr4" draw:text-style-name="MP1" draw:layer="backgroundobjects" svg:width="0.073cm" svg:height="0.017cm" svg:x="26.098cm" svg:y="19.715cm" svg:viewBox="0 0 74 18" draw:points="0,13 0,18 27,10 32,10 32,4 36,4 42,4 46,4 52,4 56,4 65,10 70,10 74,13 74,13 70,10 65,4 56,4 52,4 46,0 42,0 36,0 32,0 22,4 13,4 13,10 13,10">
          <text:p/>
        </draw:polygon>
        <draw:polygon draw:style-name="Mgr7" draw:text-style-name="MP1" draw:layer="backgroundobjects" svg:width="0.047cm" svg:height="0.059cm" svg:x="26.085cm" svg:y="19.724cm" svg:viewBox="0 0 48 60" draw:points="48,0 43,0 29,3 24,7 13,12 9,20 4,31 4,36 4,40 4,46 0,50 0,60 0,60 4,50 9,50 9,40 13,36 13,21 20,12">
          <text:p/>
        </draw:polygon>
        <draw:polygon draw:style-name="Mgr6" draw:text-style-name="MP1" draw:layer="backgroundobjects" svg:width="0.074cm" svg:height="0.051cm" svg:x="26.129cm" svg:y="19.715cm" svg:viewBox="0 0 75 52" draw:points="0,0 0,3 0,3 13,0 22,3 31,9 35,13 40,13 48,18 53,32 57,37 66,42 71,47 75,52 75,52 71,47 71,42 66,37 62,32 57,18 53,13 48,13 44,9 40,9 40,9 35,3 31,3 22,0 17,0 13,0 8,0 4,0">
          <text:p/>
        </draw:polygon>
        <draw:polygon draw:style-name="Mgr15" draw:text-style-name="MP1" draw:layer="backgroundobjects" svg:width="0.122cm" svg:height="0.089cm" svg:x="26.085cm" svg:y="19.715cm" svg:viewBox="0 0 123 90" draw:points="65,0 49,3 22,18 16,29 16,37 12,48 12,59 7,59 3,67 3,72 3,72 3,77 3,77 3,77 3,77 3,77 3,77 0,77 0,77 0,77 0,77 0,77 0,81 0,90 0,81 3,81 7,72 12,62 12,62 12,59 22,37 35,18 40,13 49,9 53,9 58,9 65,9 69,9 74,9 83,13 87,18 92,24 92,29 96,32 101,32 105,37 105,37 114,37 123,48 123,48 119,37 110,32 105,28 101,18 92,13 87,13 83,9 74,3">
          <text:p/>
        </draw:polygon>
        <draw:polygon draw:style-name="Mgr18" draw:text-style-name="MP1" draw:layer="backgroundobjects" svg:width="0.069cm" svg:height="0.051cm" svg:x="26.094cm" svg:y="19.728cm" svg:viewBox="0 0 70 52" draw:points="48,4 48,0 52,0 52,0 57,0 61,0 61,4 70,4 70,4 61,0 57,0 52,0 48,0 43,0 39,0 28,4 23,9 10,33 0,49 0,52">
          <text:p/>
        </draw:polygon>
        <draw:polygon draw:style-name="Mgr13" draw:text-style-name="MP1" draw:layer="backgroundobjects" svg:width="0.065cm" svg:height="0.042cm" svg:x="26.107cm" svg:y="19.728cm" svg:viewBox="0 0 66 43" draw:points="26,0 26,4 22,4 22,9 17,23 17,28 17,28 8,33 0,38 0,43 22,38 22,33 66,38 66,33 62,33 57,33 57,28 57,23 53,16 53,15 53,9 48,4 48,4 39,4 39,0 35,0 31,0 31,0">
          <text:p/>
        </draw:polygon>
        <draw:polygon draw:style-name="Mgr11" draw:text-style-name="MP1" draw:layer="backgroundobjects" svg:width="0.109cm" svg:height="0.041cm" svg:x="26.089cm" svg:y="19.759cm" svg:viewBox="0 0 110 42" draw:points="45,0 45,4 23,10 23,10 23,10 23,14 18,14 14,14 8,14 4,19 4,24 4,28 0,38 0,42 0,38 4,38 8,28 14,19 23,14 23,14 32,10 40,4 45,4 49,4 61,4 66,4 79,4 83,4 92,4 97,4 110,10 110,10 110,4 101,4 97,4 97,4 92,4">
          <text:p/>
        </draw:polygon>
        <draw:polygon draw:style-name="Mgr18" draw:text-style-name="MP1" draw:layer="backgroundobjects" svg:width="0.038cm" svg:height="0.042cm" svg:x="26.16cm" svg:y="19.737cm" svg:viewBox="0 0 39 43" draw:points="12,32 17,32 17,32 21,32 30,32 30,37 30,37 39,43 39,43 39,37 35,32 35,32 26,26 17,26 17,26 12,15 8,15 3,10 3,6 0,0 0,6 0,7 3,10 3,15 3,26 8,26 12,26">
          <text:p/>
        </draw:polygon>
        <draw:polygon draw:style-name="Mgr17" draw:text-style-name="MP1" draw:layer="backgroundobjects" svg:width="0.06cm" svg:height="0.08cm" svg:x="26.085cm" svg:y="19.733cm" svg:viewBox="0 0 61 81" draw:points="34,28 43,23 52,18 52,18 52,13 57,4 57,0 61,0 12,49 12,49 8,58 3,68 0,68 0,77 0,81 8,68 12,58 12,54 12,49 18,46 22,46 27,46 34,46 34,33 34,33 34,33">
          <text:p/>
        </draw:polygon>
        <draw:polygon draw:style-name="Mgr5" draw:text-style-name="MP1" draw:layer="backgroundobjects" svg:width="0.047cm" svg:height="0.067cm" svg:x="26.085cm" svg:y="19.724cm" svg:viewBox="0 0 48 68" draw:points="48,0 18,6 18,6 12,20 8,30 3,49 0,68 0,68 0,68 0,68 0,68 0,68 3,68 3,68 3,68 3,68 3,68 3,68 3,63 3,63 3,59 3,59 3,49 8,45 8,39 8,30 8,25 12,20 18,11 29,6 34,2">
          <text:p/>
        </draw:polygon>
        <draw:polygon draw:style-name="Mgr4" draw:text-style-name="MP1" draw:layer="backgroundobjects" svg:width="0.034cm" svg:height="0.051cm" svg:x="26.169cm" svg:y="19.728cm" svg:viewBox="0 0 35 52" draw:points="31,36 31,36 31,36 31,36 31,30 31,30 31,30 31,30 31,30 35,30 35,30 35,30 26,16 17,9 8,4 0,0 4,4 8,4 13,9 17,16 22,30 26,36 26,41 31,46 31,46 31,52 31,52 31,46 31,41 31,41 31,41">
          <text:p/>
        </draw:polygon>
        <draw:polygon draw:style-name="Mgr19" draw:text-style-name="MP1" draw:layer="backgroundobjects" svg:width="0.173cm" svg:height="0.178cm" svg:x="26.318cm" svg:y="19.759cm" svg:viewBox="0 0 174 179" draw:points="9,14 9,19 1,37 0,46 0,60 0,76 0,91 1,101 9,114 9,121 18,125 18,131 18,136 18,136 22,136 22,136 27,136 31,136 31,136 27,136 27,136 22,121 22,110 22,101 22,91 22,76 22,71 27,54 36,46 36,46 36,42 44,37 49,33 53,28 53,24 70,19 74,19 95,19 99,19 103,24 103,28 110,28 113,37 116,37 121,42 125,46 130,49 130,49 130,54 130,67 134,71 134,76 134,80 134,91 134,101 134,110 134,110 134,110 134,110 134,110 134,114 134,114 134,114 134,114 134,114 130,121 130,121 130,125 130,125 130,136 130,136 130,139 121,144 116,148 116,148 113,148 113,148 113,148 113,154 110,154 110,154 110,154 110,154 108,154 103,160 103,160 103,160 103,160 103,160 103,160 103,170 108,170 110,175 113,175 116,179 125,179 130,179 130,179 134,179 134,179 134,179 134,179 134,179 143,179 143,179 143,179 143,175 147,175 147,170 147,170 147,170 152,170 152,160 152,160 152,160 156,148 165,144 165,136 165,136 170,125 170,125 170,125 170,121 170,121 170,110 174,101 174,91 174,91 174,91 174,85 174,76 174,76 174,54 174,54 170,49 170,49 170,46 170,46 170,42 170,42 165,37 165,37 161,24 143,14 134,8 130,4 121,4 113,0 99,0 95,0 74,0 53,0 36,0 27,4 22,4 18,8">
          <text:p/>
        </draw:polygon>
        <draw:polygon draw:style-name="Mgr14" draw:text-style-name="MP1" draw:layer="backgroundobjects" svg:width="0.007cm" svg:height="0.09cm" svg:x="26.3cm" svg:y="19.759cm" svg:viewBox="0 0 8 91" draw:points="0,42 0,42 0,33 3,14 8,8 8,0 0,24 0,52 0,69 0,73 0,78 0,78 3,87 8,91 8,91 8,91 8,91 3,82 3,78 0,73 0,73 0,62 0,57 0,49">
          <text:p/>
        </draw:polygon>
        <draw:polygon draw:style-name="Mgr20" draw:text-style-name="MP1" draw:layer="backgroundobjects" svg:width="0.029cm" svg:height="0.073cm" svg:x="26.3cm" svg:y="19.802cm" svg:viewBox="0 0 30 74" draw:points="4,0 0,0 0,3 0,11 0,16 0,27 0,27 4,32 4,36 9,45 9,45 9,51 9,55 13,64 20,68 20,68 30,74 20,68 20,64 13,60 9,55 9,45 9,42 9,32 4,27 4,16 4,6">
          <text:p/>
        </draw:polygon>
        <draw:polygon draw:style-name="Mgr5" draw:text-style-name="MP1" draw:layer="backgroundobjects" svg:width="0.042cm" svg:height="0.007cm" svg:x="26.256cm" svg:y="19.829cm" svg:viewBox="0 0 43 8" draw:points="38,3 23,3 23,3 19,0 13,0 9,0 4,3 0,3 0,3 4,8 4,8 9,8 13,8 19,8 19,8 23,8 28,8 38,8 43,8 43,8">
          <text:p/>
        </draw:polygon>
        <draw:polygon draw:style-name="Mgr9" draw:text-style-name="MP1" draw:layer="backgroundobjects" svg:width="0.021cm" svg:height="0.02cm" svg:x="26.274cm" svg:y="19.833cm" svg:viewBox="0 0 22 21" draw:points="22,0 22,0 17,0 8,0 3,0 0,0 0,0 0,4 0,10 0,10 0,15 0,15 3,15 3,15 8,15 8,15 17,15 17,21 17,21 17,21 22,21 22,21 22,21 22,21 22,21 22,21 22,15 22,15 22,15 22,15 22,15 22,15 17,10 17,4 22,4 22,4">
          <text:p/>
        </draw:polygon>
        <draw:polygon draw:style-name="Mgr9" draw:text-style-name="MP1" draw:layer="backgroundobjects" svg:width="0.025cm" svg:height="0.046cm" svg:x="26.291cm" svg:y="19.829cm" svg:viewBox="0 0 26 47" draw:points="0,4 3,8 3,13 3,13 8,17 8,22 12,22 12,27 12,34 12,39 8,47 8,47 8,47 8,47 8,47 12,47 12,47 17,47 17,47 17,47 21,47 26,47 26,47 21,43 17,34 17,27 17,22 17,22 17,22 12,17 8,8 8,8 8,4 8,0 8,4 3,4 3,4 3,4 3,4 3,4 3,4">
          <text:p/>
        </draw:polygon>
        <draw:polygon draw:style-name="Mgr4" draw:text-style-name="MP1" draw:layer="backgroundobjects" svg:width="0.043cm" svg:height="0.02cm" svg:x="26.234cm" svg:y="19.82cm" svg:viewBox="0 0 44 21" draw:points="44,12 40,12 40,5 40,5 40,0 30,0 20,0 14,5 4,12 0,12 0,12 9,12 20,16 20,16 25,21 40,21 40,16 35,16 30,16 25,16 25,16 20,12 20,12 25,12 30,5 35,5 40,5">
          <text:p/>
        </draw:polygon>
        <draw:polygon draw:style-name="Mgr3" draw:text-style-name="MP1" draw:layer="backgroundobjects" svg:width="0.055cm" svg:height="0.038cm" svg:x="26.217cm" svg:y="19.802cm" svg:viewBox="0 0 56 39" draw:points="47,39 56,39 56,33 42,33 36,29 36,29 24,24 13,24 13,24 19,24 31,20 36,13 47,13 56,13 51,0 36,8 31,8 24,8 19,8 13,8 13,8 9,8 9,3 3,0 7,3 7,8 7,13 7,20 3,24 3,24 0,29 7,29 9,33 13,39 13,39 24,39 31,39 42,39">
          <text:p/>
        </draw:polygon>
        <draw:polygon draw:style-name="Mgr12" draw:text-style-name="MP1" draw:layer="backgroundobjects" svg:width="0.021cm" svg:height="0.081cm" svg:x="26.309cm" svg:y="19.772cm" svg:viewBox="0 0 22 82" draw:points="9,82 9,82 3,69 0,64 0,47 3,37 3,28 9,17 13,4 22,0 9,4 3,14 0,28 0,33 0,47 0,60 0,69">
          <text:p/>
        </draw:polygon>
        <draw:polygon draw:style-name="Mgr9" draw:text-style-name="MP1" draw:layer="backgroundobjects" svg:width="0cm" svg:height="0.028cm" svg:x="26.3cm" svg:y="19.785cm" svg:viewBox="0 0 0 29" draw:points="0,29 0,0 0,8 0,13">
          <text:p/>
        </draw:polygon>
        <draw:polygon draw:style-name="Mgr20" draw:text-style-name="MP1" draw:layer="backgroundobjects" svg:width="0.012cm" svg:height="0.081cm" svg:x="26.204cm" svg:y="19.772cm" svg:viewBox="0 0 13 82" draw:points="0,0 0,0 0,0 5,28 11,37 11,47 13,59 13,59 11,63 11,73 11,82 11,82 11,77 13,77 13,69 13,69 13,63 13,63 13,63 13,59 13,59 13,59 13,54 13,40 13,40 13,40 11,28 5,23 5,5">
          <text:p/>
        </draw:polygon>
        <draw:polygon draw:style-name="Mgr21" draw:text-style-name="MP1" draw:layer="backgroundobjects" svg:width="0.122cm" svg:height="0.187cm" svg:x="26.089cm" svg:y="19.763cm" svg:viewBox="0 0 123 188" draw:points="120,10 111,4 98,0 93,0 83,0 79,0 66,0 59,0 50,0 46,0 41,0 32,4 23,10 23,10 14,15 8,24 4,33 0,33 0,37 0,37 0,50 0,60 0,67 0,71 0,85 0,106 4,110 4,115 4,120 4,132 4,140 8,144 8,156 8,166 14,166 23,170 23,170 23,175 23,175 23,177 23,184 23,188 23,188 27,184 32,184 32,184 41,175 41,175 41,175 41,175 41,175 41,175 41,170 50,166 46,166 46,166 46,156 41,150 36,150 32,144 23,140 23,135 23,132 23,125 18,115 14,110 14,106 8,102 8,88 8,85 8,71 8,67 14,67 14,67 14,60 14,50 18,50 23,42 23,42 23,33 27,33 36,33 36,28 41,24 41,19 46,19 50,19 55,24 59,24 66,24 66,28 74,33 79,33 79,33 83,33 83,37 89,42 93,45 93,50 93,55 98,60 98,67 98,67 98,55 106,67 102,55 98,45 98,37 98,33 89,24 79,19 74,15 66,10 66,10 74,10 74,10 79,10 79,10 83,10 83,10 83,10 83,10 83,10 83,10 89,10 89,4 89,4 89,4 89,4 89,4 93,4 93,4 98,4 98,4 102,4 102,10 111,10 115,19 115,33 120,37 123,45 120,85 120,85 120,85 115,85 115,85 115,76 111,71 111,67 106,71 102,71 102,85 102,97 106,106 111,115 111,115 111,115 115,115 115,110 115,110 115,106 120,106 120,106 120,97 123,85 123,76 123,71 123,67 123,50 123,42 123,37">
          <text:p/>
        </draw:polygon>
        <draw:polygon draw:style-name="Mgr2" draw:text-style-name="MP1" draw:layer="backgroundobjects" svg:width="0.056cm" svg:height="0.081cm" svg:x="26.147cm" svg:y="19.772cm" svg:viewBox="0 0 57 82" draw:points="57,44 53,33 48,28 48,14 44,4 35,4 35,0 31,0 31,0 26,0 26,0 22,0 22,0 22,0 22,0 22,0 22,4 17,4 17,4 17,4 17,4 17,4 17,4 13,4 13,4 8,4 8,4 0,4 0,4 8,9 13,14 22,17 31,28 31,33 31,44 35,52 39,64 31,52 31,64 35,69 39,69 44,64 44,69 48,73 48,82 48,82 53,82 53,82 53,82">
          <text:p/>
        </draw:polygon>
        <draw:polygon draw:style-name="Mgr16" draw:text-style-name="MP1" draw:layer="backgroundobjects" svg:width="0.012cm" svg:height="0.055cm" svg:x="26.204cm" svg:y="19.811cm" svg:viewBox="0 0 13 56" draw:points="13,0 13,0 13,9 13,15 13,15 13,15 13,19 13,19 13,19 13,24 13,24 13,33 11,33 11,36 5,36 5,36 5,43 5,43 5,43 5,43 5,43 5,48 5,48 5,48 5,48 5,48 5,52 0,52 0,52 0,52 0,56 0,56 0,56 0,56 5,56 5,56 5,56 5,56 5,56 11,56 5,52 11,48 13,43 13,43 13,33 13,24 13,19 13,15 13,9">
          <text:p/>
        </draw:polygon>
        <draw:polygon draw:style-name="Mgr22" draw:text-style-name="MP1" draw:layer="backgroundobjects" svg:width="0.012cm" svg:height="0.064cm" svg:x="26.204cm" svg:y="19.802cm" svg:viewBox="0 0 13 65" draw:points="5,52 5,52 11,52 11,52 11,42 11,33 13,28 13,28 11,17 11,7 5,0 5,4 5,12 5,28 5,33 5,37 5,46 0,56 0,65 0,65 0,65 0,65 0,65 5,65 5,61 5,61 5,61 5,61 5,61 5,56 5,56 5,56 5,56 5,56">
          <text:p/>
        </draw:polygon>
        <draw:polygon draw:style-name="Mgr16" draw:text-style-name="MP1" draw:layer="backgroundobjects" svg:width="0.069cm" svg:height="0.007cm" svg:x="26.234cm" svg:y="19.864cm" svg:viewBox="0 0 70 8" draw:points="0,4 0,4 4,4 13,4 23,4 32,4 43,4 48,4 61,4 66,8 66,8 70,8 70,4 70,4 61,4 52,4 43,0 39,0 28,0 19,0 4,0">
          <text:p/>
        </draw:polygon>
        <draw:polygon draw:style-name="Mgr16" draw:text-style-name="MP1" draw:layer="backgroundobjects" svg:width="0.112cm" svg:height="0.008cm" svg:x="26.217cm" svg:y="19.864cm" svg:viewBox="0 0 113 9" draw:points="9,0 9,0 9,0 3,0 0,0 0,3 12,3 27,3 38,3 51,3 66,3 81,3 95,3 99,9 113,9 103,3 99,3 95,3 95,3 95,3 90,3 90,3 86,3 86,3 81,3 81,3 75,0 62,0 51,0 42,0 31,0 21,0 12,0">
          <text:p/>
        </draw:polygon>
        <draw:polygon draw:style-name="Mgr23" draw:text-style-name="MP1" draw:layer="backgroundobjects" svg:width="0.16cm" svg:height="0.2cm" svg:x="26.138cm" svg:y="19.877cm" svg:viewBox="0 0 161 201" draw:points="125,29 125,23 125,23 125,23 125,18 121,18 121,18 116,18 107,18 111,18 102,8 102,8 102,8 98,5 98,0 93,0 87,0 87,0 66,34 44,43 44,49 44,52 44,67 44,67 44,72 44,72 44,72 44,72 40,72 40,72 40,76 40,86 40,89 40,95 35,100 35,107 35,107 35,107 35,107 35,112 35,112 35,112 35,112 31,123 31,127 31,131 26,131 26,136 22,141 22,150 13,150 13,150 8,150 4,156 0,160 4,165 4,170 4,175 4,175 4,175 4,175 4,178 4,178 4,178 8,187 13,187 22,187 22,187 26,192 26,196 31,196 35,196 40,196 44,201 44,201 71,201 66,196 57,196 49,196 40,187 62,187 62,187 62,178 66,175 71,170 74,170 77,170 77,170 90,165 98,165 93,160 93,156 93,156 93,156 93,150 98,150 98,150 102,150 102,144 102,136 102,123 107,112 111,107 116,100 121,95 121,95 125,89 125,86 125,86 130,62 143,43 143,43 148,43 157,43 161,43 161,43 161,43 161,43 161,43 161,43 161,34 148,34 139,34 139,34 125,34 130,29">
          <text:p/>
        </draw:polygon>
        <draw:polygon draw:style-name="Mgr24" draw:text-style-name="MP1" draw:layer="backgroundobjects" svg:width="0.222cm" svg:height="0.213cm" svg:x="26.116cm" svg:y="19.873cm" svg:viewBox="0 0 223 214" draw:points="146,28 146,33 146,33 146,33 146,39 151,39 146,44 161,44 161,44 169,44 183,44 183,53 187,44 187,44 192,44 192,44 192,44 196,44 196,44 196,44 196,44 196,44 200,44 200,39 204,39 204,39 204,39 204,39 204,33 204,33 204,33 204,28 204,28 200,28 196,24 196,18 204,18 204,18 214,18 219,18 223,24 223,18 223,18 219,18 214,15 204,9 200,9 187,5 183,5 178,0 161,0 151,0 146,0 123,0 104,0 96,0 89,5 85,9 76,18 80,18 80,18 85,24 85,24 85,28 85,28 85,33 85,33 80,39 70,44 62,53 48,66 44,72 39,82 31,86 26,96 22,105 17,115 13,135 8,139 8,152 0,169 0,173 8,173 8,179 8,182 8,182 8,182 13,186 17,195 22,195 26,195 31,200 39,204 44,204 48,210 57,210 62,214 76,214 85,214 89,214 96,214 104,214 123,214 123,214 123,210 142,210 89,210 62,210 62,210 57,204 53,204 48,204 44,204 44,200 39,195 39,195 31,195 26,195 22,186 22,186 22,186 22,182 22,182 22,182 22,182 22,179 22,173 17,169 22,164 26,158 31,158 31,158 39,158 39,149 44,145 44,139 48,139 48,135 48,131 53,120 53,120 53,120 53,120 53,115 53,115 53,115 53,115 53,111 57,105 57,102 57,96 57,86 57,82 57,82 62,82 62,82 62,82 62,82 62,77 62,77 62,62 62,59 62,53 85,44 99,9 99,9 106,9 119,9 119,15 123,18 123,18 123,18 132,28 128,28 137,28 142,28 142,28">
          <text:p/>
        </draw:polygon>
        <draw:polygon draw:style-name="Mgr25" draw:text-style-name="MP1" draw:layer="backgroundobjects" svg:width="0.034cm" svg:height="0.016cm" svg:x="26.274cm" svg:y="19.877cm" svg:viewBox="0 0 35 17" draw:points="26,4 26,4 35,17 0,11 3,4 3,4 8,0 17,0 21,0 21,4">
          <text:p/>
        </draw:polygon>
        <draw:polygon draw:style-name="Mgr25" draw:text-style-name="MP1" draw:layer="backgroundobjects" svg:width="0.034cm" svg:height="0.016cm" svg:x="26.274cm" svg:y="19.886cm" svg:viewBox="0 0 35 17" draw:points="35,5 35,5 35,5 35,11 35,11 35,11 35,11 35,17 26,17 21,17 21,17 17,17 3,17 0,11 0,5 0,5 3,0 17,0 21,0 30,5">
          <text:p/>
        </draw:polygon>
        <draw:polygon draw:style-name="Mgr26" draw:text-style-name="MP1" draw:layer="backgroundobjects" svg:width="0.034cm" svg:height="0.016cm" svg:x="26.274cm" svg:y="19.877cm" svg:viewBox="0 0 35 17" draw:points="26,4 26,4 21,4 21,0 17,0 8,0 3,4 3,4 0,11 35,17">
          <text:p/>
        </draw:polygon>
        <draw:polygon draw:style-name="Mgr27" draw:text-style-name="MP1" draw:layer="backgroundobjects" svg:width="0.025cm" svg:height="0.008cm" svg:x="26.287cm" svg:y="19.899cm" svg:viewBox="0 0 26 9" draw:points="21,0 21,0 0,0 0,4 8,4 12,9 12,9 17,9 17,9 21,9 26,4 26,0 26,0">
          <text:p/>
        </draw:polygon>
        <draw:polygon draw:style-name="Mgr28" draw:text-style-name="MP1" draw:layer="backgroundobjects" svg:width="0.034cm" svg:height="0.016cm" svg:x="26.274cm" svg:y="19.886cm" svg:viewBox="0 0 35 17" draw:points="30,5 30,5 21,0 17,0 3,0 0,5 0,5 0,11 3,17 17,17 21,17 21,17 26,17 35,17 35,11 35,11 35,11 35,11 35,5 35,5 35,11 30,17 26,17 26,17 21,17 21,17 17,11 8,11 8,5">
          <text:p/>
        </draw:polygon>
        <draw:polygon draw:style-name="Mgr29" draw:text-style-name="MP1" draw:layer="backgroundobjects" svg:width="0.139cm" svg:height="0.171cm" svg:x="26.089cm" svg:y="19.873cm" svg:viewBox="0 0 140 172" draw:points="140,0 137,0 137,0 128,4 120,8 107,17 97,23 93,27 88,32 84,32 84,38 84,38 80,38 80,38 64,43 59,43 55,43 55,43 50,43 50,52 40,58 40,61 45,58 40,71 27,81 23,95 14,104 8,114 4,130 4,143 0,157 18,172 23,172 23,157 23,157 23,157 23,143 23,138 27,134 27,130 32,125 36,119 36,114 36,114 40,114 40,114 40,114 45,101 45,95 45,85 45,85 50,85 50,81 50,81 55,81 55,76 55,76 55,71 84,52 84,52 88,43 88,43 93,38 97,38 103,38 107,38 116,38 120,38 125,32 125,32 125,27 125,27 125,23 125,23 120,17 120,17 116,17 125,8 128,4 134,0">
          <text:p/>
        </draw:polygon>
        <draw:polygon draw:style-name="Mgr30" draw:text-style-name="MP1" draw:layer="backgroundobjects" svg:width="0.134cm" svg:height="0.028cm" svg:x="26.217cm" svg:y="19.873cm" svg:viewBox="0 0 135 29" draw:points="0,0 3,0 12,0 36,0 40,0 51,0 75,0 79,5 84,5 99,10 102,10 113,15 117,21 122,21 122,21 122,24 131,29 135,29 135,29 135,29 135,24 135,24 135,21 135,21 135,21 131,21 126,21 126,21 122,21 122,21 122,15 122,10 113,10 113,10 113,5 113,5 113,5 113,5 99,5 94,0 79,0 60,0 51,0 36,0 27,0 12,0">
          <text:p/>
        </draw:polygon>
        <draw:polygon draw:style-name="Mgr27" draw:text-style-name="MP1" draw:layer="backgroundobjects" svg:width="0.042cm" svg:height="0.064cm" svg:x="26.173cm" svg:y="19.833cm" svg:viewBox="0 0 43 65" draw:points="43,41 43,41 43,41 37,41 32,41 32,41 32,41 32,41 32,41 28,41 28,41 28,41 28,41 28,37 28,37 28,41 28,41 21,41 21,41 21,41 21,46 21,46 17,46 17,51 12,51 12,51 8,37 8,21 3,8 3,0 0,0 3,4 3,13 3,16 3,16 3,16 3,28 3,37 3,41 3,46 0,51 0,62 0,62 0,62 0,62 0,65 8,62 21,51 32,46">
          <text:p/>
        </draw:polygon>
        <draw:polygon draw:style-name="Mgr31" draw:text-style-name="MP1" draw:layer="backgroundobjects" svg:width="0.021cm" svg:height="0.051cm" svg:x="26.178cm" svg:y="19.833cm" svg:viewBox="0 0 22 52" draw:points="17,48 13,48 13,48 13,48 8,38 3,29 3,18 3,4 0,0 0,0 0,9 3,21 3,38 8,52 8,52 13,52 13,48 17,48 17,48 17,42 17,42 17,42 22,42 22,42 22,38 17,38 17,42 17,42">
          <text:p/>
        </draw:polygon>
        <draw:polygon draw:style-name="Mgr23" draw:text-style-name="MP1" draw:layer="backgroundobjects" svg:width="0.293cm" svg:height="0.191cm" svg:x="26.173cm" svg:y="19.886cm" svg:viewBox="0 0 294 192" draw:points="125,0 125,5 130,10 134,10 134,10 134,15 134,15 134,15 134,20 134,20 134,20 134,20 130,20 130,26 125,26 125,26 125,26 125,26 125,26 121,26 121,26 121,26 117,26 117,26 112,35 112,35 112,35 112,35 112,35 112,35 108,35 99,35 92,35 92,35 79,54 75,78 75,78 75,81 70,86 70,86 66,92 60,98 56,103 53,114 53,127 53,135 53,141 50,141 50,141 47,141 47,147 47,147 47,147 47,151 50,156 43,156 37,161 37,161 33,161 29,161 24,165 20,169 20,178 20,178 0,178 6,187 15,187 24,187 29,192 70,192 79,187 79,187 79,187 79,187 88,187 88,187 99,183 112,178 121,178 125,178 134,173 149,165 149,165 149,165 149,165 149,165 157,165 162,165 171,156 175,151 193,141 213,130 213,130 217,130 217,130 217,130 222,130 222,127 222,127 222,127 222,127 222,127 222,127 222,127 222,127 231,121 231,121 231,121 231,121 236,121 236,118 240,114 244,108 246,103 250,103 263,86 285,114 290,103 294,103 294,98 294,92 294,86 294,86 294,86 294,81 294,78 294,78 290,68 285,68 281,63 276,63 272,59 263,59 260,54 254,54 246,54 246,54 236,48 236,48 166,10 157,5 153,0 149,0 134,0 134,0">
          <text:p/>
        </draw:polygon>
        <draw:polygon draw:style-name="Mgr23" draw:text-style-name="MP1" draw:layer="backgroundobjects" svg:width="0.1cm" svg:height="0.109cm" svg:x="26.256cm" svg:y="19.926cm" svg:viewBox="0 0 101 110" draw:points="35,18 35,18 35,12 35,7 40,7 66,0 79,0 83,7 92,7 101,12 101,12 101,12 101,12 101,12 101,18 101,18 101,18 101,18 101,23 101,23 97,23 97,23 92,23 92,23 92,27 88,32 88,32 88,32 83,45 83,51 74,56 66,66 63,71 55,81 55,85 44,90 40,95 25,98 16,104 16,104 3,110 3,110 3,110 3,110 0,110 0,110 0,104 0,104 0,98 3,95 3,95 3,90 7,90 7,90 7,90 7,90 7,85 7,85 7,85 7,85 7,85 7,85 12,85 12,81 12,77 12,71 16,66 16,66 16,61 25,51 25,51 35,51 35,45 35,45 35,45 35,42 35,42 35,32 35,32 35,32 35,27 35,23 35,23">
          <text:p/>
        </draw:polygon>
        <draw:polygon draw:style-name="Mgr23" draw:text-style-name="MP1" draw:layer="backgroundobjects" svg:width="0.028cm" svg:height="0.015cm" svg:x="26.204cm" svg:y="20.057cm" svg:viewBox="0 0 29 16" draw:points="29,4 29,11 29,11 29,11 29,11 25,11 22,11 11,16 8,16 8,11 0,11 0,11 0,11 8,4 8,0 11,0 20,0 22,0 25,0">
          <text:p/>
        </draw:polygon>
        <draw:polygon draw:style-name="Mgr23" draw:text-style-name="MP1" draw:layer="backgroundobjects" svg:width="0.021cm" svg:height="0.02cm" svg:x="26.445cm" svg:y="19.961cm" svg:viewBox="0 0 22 21" draw:points="22,14 22,21 22,21 22,21 22,21 17,21 13,21 8,21 8,21 0,14 0,14 0,11 0,11 0,11 0,0 0,0 8,0 8,0 13,11 13,11 17,11">
          <text:p/>
        </draw:polygon>
        <draw:polygon draw:style-name="Mgr23" draw:text-style-name="MP1" draw:layer="backgroundobjects" svg:width="0.1cm" svg:height="0.109cm" svg:x="26.256cm" svg:y="19.926cm" svg:viewBox="0 0 101 110" draw:points="40,7 35,7 35,12 35,18 35,18 35,23 35,23 35,27 35,32 35,32 35,32 35,42 35,42 35,45 35,45 35,45 35,51 25,51 25,51 16,61 16,66 16,66 12,71 12,77 12,81 12,85 7,85 7,85 7,85 7,85 7,85 7,85 7,90 7,90 7,90 7,90 3,90 3,95 3,95 0,98 0,104 0,104 0,110 0,110 3,110 3,110 3,110 3,110 16,104 16,104 25,98 40,95 44,90 55,85 55,81 63,71 66,66 74,56 83,51 83,45 88,32 88,32 88,32 92,27 92,23 92,23 97,23 97,23 101,23 101,23 101,18 101,18 101,18 101,18 101,12 101,12 101,12 101,12 101,12 92,7 83,7 79,0 66,0">
          <text:p/>
        </draw:polygon>
        <draw:polygon draw:style-name="Mgr23" draw:text-style-name="MP1" draw:layer="backgroundobjects" svg:width="0.047cm" svg:height="0.052cm" svg:x="26.287cm" svg:y="19.952cm" svg:viewBox="0 0 48 53" draw:points="48,0 48,0 48,3 48,3 48,8 48,8 48,18 39,18 39,21 35,27 35,27 35,27 33,27 33,27 29,32 29,37 22,42 22,42 18,42 18,42 18,42 12,48 8,48 0,48 0,53 0,42 0,42 8,37 12,32 12,27 18,21 18,18 18,18 29,18 29,18 29,18 29,18 35,8 35,8 35,8 35,3 39,3 39,0">
          <text:p/>
        </draw:polygon>
        <draw:polygon draw:style-name="Mgr23" draw:text-style-name="MP1" draw:layer="backgroundobjects" svg:width="0.047cm" svg:height="0.052cm" svg:x="26.287cm" svg:y="19.952cm" svg:viewBox="0 0 48 53" draw:points="48,0 48,0 48,0 39,0 39,3 35,3 35,8 35,8 35,8 29,18 29,18 29,18 29,18 18,18 18,18 18,21 12,27 12,32 8,37 0,42 0,42 0,53 0,48 8,48 12,48 18,42 18,42 18,42 22,42 22,42 29,37 29,32 33,27 33,27 35,27 35,27 35,27 39,21 39,18 48,18 48,8 48,8 48,3 48,3">
          <text:p/>
        </draw:polygon>
        <draw:polygon draw:style-name="Mgr23" draw:text-style-name="MP1" draw:layer="backgroundobjects" svg:width="0.028cm" svg:height="0.015cm" svg:x="26.204cm" svg:y="20.057cm" svg:viewBox="0 0 29 16" draw:points="29,11 29,4 25,0 22,0 20,0 11,0 8,0 8,4 0,11 0,11 0,11 8,11 8,16 11,16 22,11 25,11">
          <text:p/>
        </draw:polygon>
        <draw:polygon draw:style-name="Mgr23" draw:text-style-name="MP1" draw:layer="backgroundobjects" svg:width="0.021cm" svg:height="0.02cm" svg:x="26.445cm" svg:y="19.961cm" svg:viewBox="0 0 22 21" draw:points="22,21 22,21 22,21 22,21 22,14 17,11 13,11 13,11 8,0 8,0 0,0 0,0 0,11 0,11 0,11 0,14 0,14 8,21 8,21 13,21 17,21">
          <text:p/>
        </draw:polygon>
        <draw:polygon draw:style-name="Mgr4" draw:text-style-name="MP1" draw:layer="backgroundobjects" svg:width="0.038cm" svg:height="0.037cm" svg:x="26.129cm" svg:y="19.798cm" svg:viewBox="0 0 39 38" draw:points="39,12 30,4 30,9 30,9 26,4 17,0 12,0 8,0 3,4 3,9 0,9 0,12 0,17 3,17 3,17 3,9 8,9 12,9 17,9 17,9 26,12 26,12 26,17 30,17 30,17 30,29 30,29 30,33 30,33 35,38 35,38 35,38 35,38 35,33 35,29 35,17">
          <text:p/>
        </draw:polygon>
        <draw:polygon draw:style-name="Mgr15" draw:text-style-name="MP1" draw:layer="backgroundobjects" svg:width="0.052cm" svg:height="0.046cm" svg:x="26.129cm" svg:y="19.785cm" svg:viewBox="0 0 53 47" draw:points="35,18 44,27 49,47 53,47 53,42 49,35 49,30 49,27 44,22 40,18 40,13 35,13 35,13 31,13 22,8 22,3 17,3 13,3 8,0 4,0 0,0 0,3 4,3 8,3 13,8 22,8 22,13 31,13 35,13">
          <text:p/>
        </draw:polygon>
        <draw:polygon draw:style-name="Mgr10" draw:text-style-name="MP1" draw:layer="backgroundobjects" svg:width="0.082cm" svg:height="0.13cm" svg:x="26.103cm" svg:y="19.789cm" svg:viewBox="0 0 83 131" draw:points="65,17 65,14 65,14 65,9 61,9 51,9 51,4 41,4 36,0 32,0 26,0 22,4 22,9 8,14 8,17 8,22 4,27 0,37 0,43 0,47 4,52 4,56 8,61 8,73 8,73 8,78 4,82 4,86 8,91 8,96 8,107 13,110 17,115 26,119 26,125 32,131 32,131 36,131 41,131 41,125 41,125 41,125 41,125 41,125 46,125 46,125 51,119 51,119 51,119 79,110 79,107 79,107 79,107 79,107 79,96 83,91 83,86 83,82 83,73 83,61 83,61 83,61 83,56 83,47 79,43 74,22 70,27 70,37 70,43 70,47 70,47 70,56 70,61 70,64 70,64 70,64 70,73 70,73 70,73 70,78 70,82 65,78 61,73 51,73 46,61 41,61 41,56 41,52 41,47 41,47 36,43 36,43 36,37 36,27 36,27 32,27 32,22 32,17 36,17 36,14 41,9 46,9 51,9 61,14">
          <text:p/>
        </draw:polygon>
        <draw:polygon draw:style-name="Mgr6" draw:text-style-name="MP1" draw:layer="backgroundobjects" svg:width="0.029cm" svg:height="0.051cm" svg:x="26.138cm" svg:y="19.811cm" svg:viewBox="0 0 30 52" draw:points="0,0 0,10 25,52 30,32 30,21 30,21 30,21 25,37 25,32 25,21 21,21 12,16 8,10 3,5">
          <text:p/>
        </draw:polygon>
        <draw:polygon draw:style-name="Mgr8" draw:text-style-name="MP1" draw:layer="backgroundobjects" svg:width="0.029cm" svg:height="0.042cm" svg:x="26.138cm" svg:y="19.802cm" svg:viewBox="0 0 30 43" draw:points="30,30 25,25 25,25 25,20 25,20 25,8 25,8 21,8 21,3 21,3 12,0 12,0 8,0 3,0 0,0 0,8 3,13 8,20 12,25 21,30 25,30 25,40 25,43">
          <text:p/>
        </draw:polygon>
        <draw:polygon draw:style-name="Mgr4" draw:text-style-name="MP1" draw:layer="backgroundobjects" svg:width="0.029cm" svg:height="0.042cm" svg:x="26.138cm" svg:y="19.829cm" svg:viewBox="0 0 30 43" draw:points="30,24 30,18 25,39 0,0 0,4 0,4 3,9 3,9 3,13 3,18 3,24 8,24 12,34 21,34 25,39 30,43 30,39 30,34 30,34 30,34 30,30 30,30 30,30">
          <text:p/>
        </draw:polygon>
        <draw:polygon draw:style-name="Mgr12" draw:text-style-name="MP1" draw:layer="backgroundobjects" svg:width="0.012cm" svg:height="0.103cm" svg:x="26.081cm" svg:y="19.798cm" svg:viewBox="0 0 13 104" draw:points="13,4 13,4 13,0 4,12 4,12 0,27 0,37 0,51 4,67 4,75 9,85 13,96 13,104 13,104 13,104 13,91 13,75 9,67 9,51 9,37 9,33 9,17">
          <text:p/>
        </draw:polygon>
        <draw:polygon draw:style-name="Mgr5" draw:text-style-name="MP1" draw:layer="backgroundobjects" svg:width="0.003cm" svg:height="0.073cm" svg:x="26.081cm" svg:y="19.798cm" svg:viewBox="0 0 4 74" draw:points="4,12 4,7 4,0 0,4 0,12 0,33 0,51 0,61 0,74 0,74 0,12">
          <text:p/>
        </draw:polygon>
        <draw:polygon draw:style-name="Mgr15" draw:text-style-name="MP1" draw:layer="backgroundobjects" svg:width="0.016cm" svg:height="0.126cm" svg:x="26.081cm" svg:y="19.811cm" svg:viewBox="0 0 17 127" draw:points="3,0 0,0 0,61 0,68 17,127 12,102 12,92 12,92 12,83 7,72 3,61 3,53 0,37 0,24 0,15">
          <text:p/>
        </draw:polygon>
        <draw:polygon draw:style-name="Mgr4" draw:text-style-name="MP1" draw:layer="backgroundobjects" svg:width="0.025cm" svg:height="0.073cm" svg:x="26.103cm" svg:y="19.798cm" svg:viewBox="0 0 26 74" draw:points="10,61 10,61 10,51 4,46 4,42 0,37 0,33 0,27 4,17 10,12 10,7 10,4 26,0 16,0 10,0 10,7 10,7 4,17 0,17 0,27 0,33 0,33 0,42 0,54 0,66 4,74 4,74 4,70 10,66">
          <text:p/>
        </draw:polygon>
        <draw:polygon draw:style-name="Mgr15" draw:text-style-name="MP1" draw:layer="backgroundobjects" svg:width="0.043cm" svg:height="0.095cm" svg:x="26.098cm" svg:y="19.833cm" svg:viewBox="0 0 44 96" draw:points="4,0 0,0 0,4 0,16 0,21 0,33 4,37 4,41 9,46 13,56 13,62 13,65 13,70 24,74 29,80 35,80 40,86 40,96 40,96 44,96 40,86 40,86 35,80 35,74 24,70 20,65 13,62 13,51 13,46 9,41 9,41 4,33 4,21 4,8">
          <text:p/>
        </draw:polygon>
        <draw:polygon draw:style-name="Mgr11" draw:text-style-name="MP1" draw:layer="backgroundobjects" svg:width="0.016cm" svg:height="0.126cm" svg:x="26.085cm" svg:y="19.802cm" svg:viewBox="0 0 17 127" draw:points="11,93 11,81 11,77 11,71 4,67 4,47 4,33 4,28 4,24 4,12 4,0 0,12 0,28 0,33 0,47 0,62 4,71 4,88 4,101 4,101 4,111 17,127 17,117 17,105 11,101">
          <text:p/>
        </draw:polygon>
        <draw:polygon draw:style-name="Mgr22" draw:text-style-name="MP1" draw:layer="backgroundobjects" svg:width="0.025cm" svg:height="0.038cm" svg:x="26.089cm" svg:y="19.908cm" svg:viewBox="0 0 26 39" draw:points="11,34 11,39 16,39 16,39 21,39 21,39 26,39 26,39 26,39 26,39 26,39 26,39 26,34 26,28 26,24 26,24 26,21 26,21 16,14 11,14 0,0 4,24">
          <text:p/>
        </draw:polygon>
        <draw:polygon draw:style-name="Mgr14" draw:text-style-name="MP1" draw:layer="backgroundobjects" svg:width="0.02cm" svg:height="0.065cm" svg:x="26.081cm" svg:y="19.877cm" svg:viewBox="0 0 21 66" draw:points="21,66 21,66 21,66 16,56 0,0 0,7 3,17 7,27 11,33 11,47 16,53 16,60">
          <text:p/>
        </draw:polygon>
        <draw:polygon draw:style-name="Mgr27" draw:text-style-name="MP1" draw:layer="backgroundobjects" svg:width="0.042cm" svg:height="0.082cm" svg:x="26.076cm" svg:y="19.952cm" svg:viewBox="0 0 43 83" draw:points="29,0 29,0 29,4 23,9 23,22 18,29 9,39 9,39 4,44 4,44 4,44 4,44 4,44 0,55 0,60 0,64 4,70 4,79 4,83 4,83 4,74 4,64 9,44 12,39 18,29 23,19 34,9 43,0 43,0 43,0 38,0 38,0 34,0 34,0">
          <text:p/>
        </draw:polygon>
        <draw:polygon draw:style-name="Mgr32" draw:text-style-name="MP1" draw:layer="backgroundobjects" svg:width="0.06cm" svg:height="0.113cm" svg:x="26.081cm" svg:y="19.93cm" svg:viewBox="0 0 61 114" draw:points="38,18 38,18 38,18 27,27 16,37 12,46 7,56 4,61 0,80 0,90 0,99 0,99 23,110 33,114 12,99 16,85 16,72 23,56 27,46 38,37 43,23 57,13 61,0 57,3 57,3 57,3 57,3 57,3 57,3 48,13 48,13 43,13">
          <text:p/>
        </draw:polygon>
        <draw:polygon draw:style-name="Mgr27" draw:text-style-name="MP1" draw:layer="backgroundobjects" svg:width="0.043cm" svg:height="0.03cm" svg:x="26.129cm" svg:y="19.899cm" svg:viewBox="0 0 44 31" draw:points="0,21 4,31 4,21 8,21 8,21 13,21 17,21 26,15 26,15 31,15 31,15 31,9 35,9 40,4 44,0 17,9 17,9 17,9 13,15 13,15 8,15 8,15 8,15 8,15 8,15 8,21 4,21">
          <text:p/>
        </draw:polygon>
        <draw:polygon draw:style-name="Mgr29" draw:text-style-name="MP1" draw:layer="backgroundobjects" svg:width="0.087cm" svg:height="0.144cm" svg:x="26.107cm" svg:y="19.908cm" svg:viewBox="0 0 88 145" draw:points="30,33 30,38 30,38 30,43 25,43 25,43 25,47 21,47 21,47 21,57 21,60 16,77 16,77 16,77 12,77 12,77 12,82 7,88 3,93 3,97 0,101 0,106 0,120 0,120 0,120 0,135 12,145 12,145 16,145 16,145 16,145 16,145 16,145 16,145 16,141 16,135 7,135 7,131 16,114 16,101 21,97 25,77 30,66 34,57 39,47 48,43 52,33 57,27 70,14 79,5 88,0 84,0 75,0 70,0 66,0 61,0 57,5 57,5 52,14 52,14">
          <text:p/>
        </draw:polygon>
        <draw:polygon draw:style-name="Mgr16" draw:text-style-name="MP1" draw:layer="backgroundobjects" svg:width="0.003cm" svg:height="0.003cm" svg:x="26.081cm" svg:y="19.983cm" svg:viewBox="0 0 4 4" draw:points="4,0 0,4 0,4 0,4 0,4">
          <text:p/>
        </draw:polygon>
        <draw:polygon draw:style-name="Mgr16" draw:text-style-name="MP1" draw:layer="backgroundobjects" svg:width="0.038cm" svg:height="0.085cm" svg:x="26.067cm" svg:y="19.992cm" svg:viewBox="0 0 39 86" draw:points="4,38 4,46 34,86 39,86 39,82 34,82 34,82 34,77 34,77 23,55 29,55 29,55 29,55 34,55 34,55 34,55 34,50 9,38 9,32 9,24 4,18 4,15 4,9 9,0 0,15 0,24 0,32">
          <text:p/>
        </draw:polygon>
        <draw:polygon draw:style-name="Mgr27" draw:text-style-name="MP1" draw:layer="backgroundobjects" svg:width="0.043cm" svg:height="0.028cm" svg:x="26.089cm" svg:y="20.04cm" svg:viewBox="0 0 44 29" draw:points="10,4 10,4 10,4 4,4 4,4 4,4 0,4 10,29 14,29 14,20 14,20 14,20 14,20 14,14 14,14 10,14 14,14 26,14 26,14 26,14 35,14 44,24 44,20 40,14 26,4 19,4 10,0">
          <text:p/>
        </draw:polygon>
        <draw:polygon draw:style-name="Mgr27" draw:text-style-name="MP1" draw:layer="backgroundobjects" svg:width="0.109cm" svg:height="0.037cm" svg:x="26.098cm" svg:y="20.049cm" svg:viewBox="0 0 110 38" draw:points="0,18 0,18 3,18 7,18 12,22 16,22 25,32 29,38 29,38 29,38 29,38 29,32 29,32 29,32 34,32 38,32 43,32 47,32 52,32 61,38 61,38 61,38 110,38 101,32 88,32 79,32 70,28 61,22 52,22 43,13 34,13 29,3 29,8 21,0 12,0 12,0 12,0 3,0 0,0 3,0 3,0 3,3 3,3 3,3 3,3 3,13 0,13 0,13">
          <text:p/>
        </draw:polygon>
        <draw:polygon draw:style-name="Mgr4" draw:text-style-name="MP1" draw:layer="backgroundobjects" svg:width="0.016cm" svg:height="0.099cm" svg:x="26.089cm" svg:y="20.07cm" svg:viewBox="0 0 17 100" draw:points="11,3 4,0 4,3 4,8 11,13 11,18 11,23 11,27 11,32 4,37 4,43 4,53 4,58 4,68 4,70 4,68 4,63 4,58 4,48 0,48 0,43 0,37 0,58 4,70 4,85 11,100 17,13 17,3">
          <text:p/>
        </draw:polygon>
        <draw:polygon draw:style-name="Mgr14" draw:text-style-name="MP1" draw:layer="backgroundobjects" svg:width="0.043cm" svg:height="0.048cm" svg:x="26.103cm" svg:y="20.07cm" svg:viewBox="0 0 44 49" draw:points="0,3 0,13 4,13 9,13 9,13 13,13 19,19 25,23 25,29 30,29 30,32 30,37 35,49 44,49 44,43 40,37 40,37 40,37 40,32 35,29 30,19 30,19 25,13 13,3 9,3 4,0 0,0">
          <text:p/>
        </draw:polygon>
        <draw:polygon draw:style-name="Mgr3" draw:text-style-name="MP1" draw:layer="backgroundobjects" svg:width="0.016cm" svg:height="0.082cm" svg:x="26.085cm" svg:y="20.101cm" svg:viewBox="0 0 17 83" draw:points="11,30 11,20 11,15 11,5 11,0 11,0 11,0 4,0 4,0 0,0 4,45 4,60 4,83 4,80 4,80 4,75 11,75 11,75 11,69 11,69 17,64 17,64 17,64 11,49 11,32 4,20 4,0 4,5 4,11 11,11 11,20 11,25 11,30 11,32">
          <text:p/>
        </draw:polygon>
        <draw:polygon draw:style-name="Mgr33" draw:text-style-name="MP1" draw:layer="backgroundobjects" svg:width="0.191cm" svg:height="0.086cm" svg:x="26.129cm" svg:y="20.079cm" svg:viewBox="0 0 192 87" draw:points="31,5 31,5 31,5 22,0 17,0 13,0 8,0 4,0 0,0 0,0 0,0 0,5 0,5 0,5 4,14 8,24 13,24 17,29 22,39 22,39 31,45 31,45 39,50 44,55 48,68 48,68 48,68 77,77 84,83 91,87 108,87 117,87 133,87 146,87 155,87 173,87 173,83 177,83 177,83 177,83 177,83 177,83 182,83 186,77 186,77 186,77 190,72 192,72 192,68 192,68 190,62 190,62 186,57 186,57 186,57 182,62 177,62 177,68 168,68 155,68 151,72 137,72 133,72 117,72 112,72 103,68 91,68 87,62 81,57 77,55 72,45 68,45 53,35 53,24 48,24 44,29 39,29 35,29 31,24 31,24 22,24 17,14 22,8 22,8 22,8">
          <text:p/>
        </draw:polygon>
        <draw:polygon draw:style-name="Mgr32" draw:text-style-name="MP1" draw:layer="backgroundobjects" svg:width="0.318cm" svg:height="0.169cm" svg:x="26.12cm" svg:y="19.983cm" svg:viewBox="0 0 319 170" draw:points="3,72 7,80 16,80 25,90 34,90 43,95 52,100 60,100 74,100 83,105 34,105 25,109 25,109 25,109 21,115 25,123 34,123 34,123 38,129 43,129 47,129 52,123 56,123 56,135 69,143 74,143 78,153 83,157 91,160 93,167 101,167 109,170 112,170 126,170 131,170 144,170 148,167 169,167 178,167 178,160 182,160 186,157 186,157 186,157 191,160 191,160 195,167 195,167 195,170 195,170 198,170 205,170 205,170 209,167 213,167 213,167 213,160 213,157 213,157 213,153 213,153 213,143 220,143 220,143 220,143 205,143 186,149 173,153 173,153 169,153 148,153 144,153 140,153 135,153 116,153 103,153 91,153 91,153 83,153 78,143 78,143 74,139 69,135 65,129 60,123 60,118 69,118 69,115 78,115 103,109 116,109 131,105 144,100 153,100 173,100 195,90 209,86 213,86 213,86 213,86 213,86 213,80 224,80 233,75 233,68 242,68 246,68 251,58 260,53 264,49 287,34 287,29 292,29 292,29 300,24 300,24 316,16 316,16 319,16 319,10 319,10 319,5 319,5 319,5 319,5 319,5 319,0 316,0 309,0 306,5 302,5 300,10 296,16 292,20 292,24 287,24 287,24 287,24 287,24 278,29 278,29 287,29 278,37 264,43 255,49 251,53 246,63 233,68 233,68 224,72 213,80 213,80 205,80 195,80 195,86 191,86 191,86 186,90 182,90 173,95 153,95 144,100 135,100 131,100 126,105 122,105 112,105 109,105 109,105 103,105 97,105 93,100 109,100 109,100 109,100 97,100 91,100 83,100 78,100 69,100 56,100 52,95 43,95 38,90 34,90 25,86 21,80 16,80 12,80 7,72 3,68 3,68 3,68 3,68 0,68 0,68">
          <text:p/>
        </draw:polygon>
        <draw:polygon draw:style-name="Mgr20" draw:text-style-name="MP1" draw:layer="backgroundobjects" svg:width="0.043cm" svg:height="0.099cm" svg:x="26.089cm" svg:y="20.079cm" svg:viewBox="0 0 44 100" draw:points="44,24 44,19 44,14 40,14 40,8 35,5 31,0 26,0 26,0 19,0 14,0 10,86 10,86 10,86 4,90 4,90 4,97 4,97 0,97 0,100 4,97 4,97 4,97 4,97 10,97 10,90 10,86 10,67 14,44 14,24 26,5">
          <text:p/>
        </draw:polygon>
        <draw:polygon draw:style-name="Mgr22" draw:text-style-name="MP1" draw:layer="backgroundobjects" svg:width="0.412cm" svg:height="0.196cm" svg:x="26.098cm" svg:y="20.066cm" svg:viewBox="0 0 413 197" draw:points="35,53 30,42 13,24 4,42 4,62 0,85 0,110 4,106 13,94 13,89 17,89 22,85 30,85 30,89 35,89 39,89 39,94 44,94 44,106 48,110 48,110 48,136 84,193 106,193 116,197 116,197 116,197 120,197 126,197 130,197 138,197 138,197 138,197 157,188 157,188 161,188 161,182 170,182 174,174 174,174 179,174 179,174 196,174 216,163 223,154 238,144 243,139 243,139 247,136 260,131 274,121 283,110 296,94 315,85 319,85 319,85 319,79 324,74 333,62 342,53 338,48 335,48 333,48 333,42 333,42 333,42 330,42 330,42 330,42 330,42 330,42 330,42 330,37 330,37 330,34 333,34 333,28 338,28 347,28 351,28 360,28 360,34 364,37 364,42 369,42 373,48 373,58 382,62 382,62 387,62 387,62 391,72 391,72 391,74 400,72 400,72 404,72 404,72 409,72 409,72 413,74 413,74 413,79 413,72 409,62 404,53 400,42 391,28 387,14 382,5 382,0 378,0 373,5 369,8 364,8 360,8 351,14 351,14 347,18 342,18 342,18 338,18 338,18 335,18 335,18 333,18 333,18 333,18 333,18 333,18 333,18 330,18 330,24 330,24 330,24 328,24 328,24 283,62 283,62 283,68 274,72 269,74 260,85 256,85 256,89 252,89 247,94 247,94 243,94 234,106 234,110 225,110 223,110 216,110 216,110 205,114 201,114 196,114 183,121 174,121 161,121 147,121 138,114 120,110 110,110 101,106 84,94 70,89 70,89 66,89 66,85 66,85 61,85 53,74 48,72 44,62 44,62 39,62 39,58 39,53">
          <text:p/>
        </draw:polygon>
        <draw:polygon draw:style-name="Mgr14" draw:text-style-name="MP1" draw:layer="backgroundobjects" svg:width="0.034cm" svg:height="0.043cm" svg:x="26.129cm" svg:y="20.097cm" svg:viewBox="0 0 35 44" draw:points="8,27 8,27 35,44 30,41 30,37 26,33 26,27 17,23 17,23 12,13 8,7 3,7 0,0 3,2 3,7 3,7 3,7 8,13 8,18 0,18 3,18 3,23 3,27">
          <text:p/>
        </draw:polygon>
        <draw:polygon draw:style-name="Mgr20" draw:text-style-name="MP1" draw:layer="backgroundobjects" svg:width="0.034cm" svg:height="0.029cm" svg:x="26.138cm" svg:y="20.123cm" svg:viewBox="0 0 35 30" draw:points="22,17 26,20 0,3 4,13 8,17 17,27 22,27 22,27 22,30 26,27 26,27 26,27 31,27 31,27 35,27 35,27 35,27 35,27 35,27 35,27 35,27 31,13 26,9 17,3 17,3 8,0 17,3 17,9 22,13">
          <text:p/>
        </draw:polygon>
        <draw:polygon draw:style-name="Mgr25" draw:text-style-name="MP1" draw:layer="backgroundobjects" svg:width="0.157cm" svg:height="0.063cm" svg:x="26.234cm" svg:y="20.023cm" svg:viewBox="0 0 158 64" draw:points="0,60 0,64 0,64 36,60 41,54 45,54 56,54 60,50 74,45 74,45 85,45 94,42 94,42 103,36 103,32 109,32 114,32 123,28 123,23 131,23 136,18 140,14 140,14 140,8 154,8 154,2 158,0 158,0 158,0 158,0 140,8 123,18 118,23 109,32 103,32 94,32 94,32 94,32 94,32 94,32 85,42 74,45 69,45 60,45 45,50 36,54 36,54 27,54 27,54 27,54 27,54 18,60">
          <text:p/>
        </draw:polygon>
        <draw:polygon draw:style-name="Mgr29" draw:text-style-name="MP1" draw:layer="backgroundobjects" svg:width="0.103cm" svg:height="0.033cm" svg:x="26.191cm" svg:y="20.097cm" svg:viewBox="0 0 104 34" draw:points="7,0 0,0 0,3 3,8 3,8 7,14 12,20 12,24 21,29 21,29 23,29 30,29 33,34 37,34 37,34 45,29 59,29 63,29 68,29 77,29 77,29 82,20 86,20 95,20 104,14 100,14 100,8 100,8 100,8 95,8 95,8 86,8 86,8 82,8 82,8 77,8 77,8 68,3 63,8 63,8 59,8 37,8 33,3 21,0 16,0">
          <text:p/>
        </draw:polygon>
        <draw:polygon draw:style-name="Mgr29" draw:text-style-name="MP1" draw:layer="backgroundobjects" svg:width="0.296cm" svg:height="0.165cm" svg:x="26.182cm" svg:y="19.974cm" svg:viewBox="0 0 297 166" draw:points="28,162 28,162 41,162 52,162 70,162 75,162 79,162 84,162 101,162 105,162 105,162 119,158 137,153 154,153 154,153 154,153 150,153 150,162 150,162 150,166 185,144 185,144 185,144 185,138 185,138 185,138 185,132 194,132 207,129 225,120 230,114 230,114 230,109 240,99 254,90 266,90 284,81 284,78 284,78 284,78 288,78 288,78 288,78 288,68 293,59 293,53 293,53 297,53 297,47 297,47 297,44 297,39 297,34 297,30 297,15 297,5 297,0 297,0 297,0 297,0 297,0 293,10 293,15 293,15 288,20 293,59 279,68 257,78 254,87 244,90 238,90 234,95 230,99 225,99 221,104 217,109 211,109 207,109 198,109 194,109 189,109 185,109 185,104 185,99 185,99 181,99 181,95 185,90 185,87 185,78 194,78 198,73 198,73 198,73 198,73 198,73 198,73 207,68 211,68 217,63 217,59 221,59 221,59 234,47 234,47 240,47 240,44 240,44 244,44 247,39 250,39 254,34 254,34 254,34 254,34 254,30 254,26 238,34 238,34 230,39 230,39 225,39 225,44 198,59 194,63 185,68 181,78 176,78 167,78 167,87 158,90 150,90 150,95 150,95 150,95 150,95 141,95 127,99 105,109 88,109 79,109 66,114 52,120 41,120 15,124 24,124 28,124 41,129 45,132 61,132 66,132 66,132 70,129 79,132 79,132 84,132 84,132 88,132 88,132 101,132 101,132 105,132 105,132 105,132 105,138 110,138 101,144 88,144 84,144 79,153 79,153 70,153 66,153 61,153 52,153 45,158 45,158 41,158 38,153 31,153 28,153 28,153 20,148 20,144 15,138 11,132 11,132 6,129 0,129 0,132 2,138 6,144 11,148 15,153 15,153 20,162">
          <text:p/>
        </draw:polygon>
        <draw:polygon draw:style-name="Mgr27" draw:text-style-name="MP1" draw:layer="backgroundobjects" svg:width="0.055cm" svg:height="0.008cm" svg:x="26.217cm" svg:y="20.079cm" svg:viewBox="0 0 56 9" draw:points="13,3 0,3 3,9 9,9 13,9 13,9 19,9 31,9 36,9 42,3 47,3 47,0 56,0">
          <text:p/>
        </draw:polygon>
        <draw:polygon draw:style-name="Mgr33" draw:text-style-name="MP1" draw:layer="backgroundobjects" svg:width="0.148cm" svg:height="0.072cm" svg:x="26.265cm" svg:y="20.018cm" svg:viewBox="0 0 149 73" draw:points="0,69 0,73 8,73 17,69 31,69 39,63 44,63 48,59 48,59 53,59 53,54 63,54 76,54 76,54 85,44 94,40 94,40 108,35 113,24 117,20 126,14 140,8 149,0 140,0 140,0 140,0 140,0 140,0 140,0 140,0 140,3 135,3 135,3 135,3 130,3 130,3 130,3 126,8 126,14 113,14 113,20 113,20 108,24 104,30 94,30 94,35 85,40 80,40 76,40 76,44 63,51 63,51 53,54 44,54 44,54 31,59 26,63 17,63 13,63 8,69">
          <text:p/>
        </draw:polygon>
        <draw:polygon draw:style-name="Mgr15" draw:text-style-name="MP1" draw:layer="backgroundobjects" svg:width="0.003cm" svg:height="0.086cm" svg:x="26.48cm" svg:y="19.811cm" svg:viewBox="0 0 4 87" draw:points="4,0 4,20 4,34 4,45 4,54 4,68 0,79 0,87 0,87 0,87 0,84 4,84 4,84 4,79 4,74 4,68 4,64 4,64 4,58 4,58 4,54 4,54 4,54 4,54 4,50 4,34 4,20 4,16">
          <text:p/>
        </draw:polygon>
        <draw:polygon draw:style-name="Mgr34" draw:text-style-name="MP1" draw:layer="backgroundobjects" svg:width="0.043cm" svg:height="0.099cm" svg:x="26.445cm" svg:y="19.833cm" svg:viewBox="0 0 44 100" draw:points="39,65 39,65 39,57 44,46 44,32 44,23 44,13 44,0 44,0 44,9 44,13 44,13 44,13 44,23 39,32 39,42 39,42 39,46 39,46 39,46 35,57 35,57 35,65 26,69 21,81 21,81 21,81 21,91 17,91 17,91 17,91 17,96 12,96 12,100 12,100 12,100 3,100 3,100 3,100 3,100 3,100 0,100 3,100 3,100 12,100 17,100 21,100 26,100 26,100 39,75 39,69">
          <text:p/>
        </draw:polygon>
        <draw:polygon draw:style-name="Mgr10" draw:text-style-name="MP1" draw:layer="backgroundobjects" svg:width="0.103cm" svg:height="0.147cm" svg:x="26.34cm" svg:y="19.781cm" svg:viewBox="0 0 104 148" draw:points="100,32 100,32 96,27 94,23 91,18 89,18 85,8 77,8 77,5 71,0 30,5 12,27 3,35 3,51 0,56 0,69 0,80 0,89 3,99 3,109 3,114 7,114 7,114 7,117 7,117 7,122 7,122 7,122 71,148 71,138 77,138 77,132 85,132 89,126 89,126 94,122 94,117 96,114 100,114 100,109 100,103 100,99 100,99 100,99 100,99 104,93 104,93 104,93 104,93 104,93 104,89 104,89 104,89 104,80 104,80 104,76 100,65 100,60 100,56 100,56">
          <text:p/>
        </draw:polygon>
        <draw:polygon draw:style-name="Mgr10" draw:text-style-name="MP1" draw:layer="backgroundobjects" svg:width="0.051cm" svg:height="0.055cm" svg:x="26.384cm" svg:y="19.789cm" svg:viewBox="0 0 52 56" draw:points="21,0 25,0 25,5 37,5 41,5 45,14 45,14 45,17 47,22 47,34 50,38 52,43 52,47 50,53 50,56 50,56 37,47 25,43 21,38 21,38 21,34 21,27 16,27 12,22 6,22 6,14 2,14 2,9 0,5">
          <text:p/>
        </draw:polygon>
        <draw:polygon draw:style-name="Mgr4" draw:text-style-name="MP1" draw:layer="backgroundobjects" svg:width="0.043cm" svg:height="0.034cm" svg:x="26.384cm" svg:y="19.789cm" svg:viewBox="0 0 44 35" draw:points="29,0 24,0 0,5 3,10 3,14 7,14 7,23 13,23 17,28 24,28 24,35 24,28 24,23 17,23 17,20 13,14 13,14 13,10 7,5 13,5 17,5 17,5 24,5 24,5 24,5 24,5 29,5 29,10 34,10 38,14 41,14 41,20 41,23 44,35 44,35 44,35 44,23 41,20 41,14 41,14 38,5 34,5 29,5">
          <text:p/>
        </draw:polygon>
        <draw:polygon draw:style-name="Mgr8" draw:text-style-name="MP1" draw:layer="backgroundobjects" svg:width="0.029cm" svg:height="0.033cm" svg:x="26.401cm" svg:y="19.798cm" svg:viewBox="0 0 30 34" draw:points="28,34 30,29 30,29 28,17 28,12 28,9 25,9 22,4 12,4 12,0 8,0 0,0 3,9 8,12 8,17 8,17 12,22 22,34 22,29">
          <text:p/>
        </draw:polygon>
        <draw:polygon draw:style-name="Mgr6" draw:text-style-name="MP1" draw:layer="backgroundobjects" svg:width="0.042cm" svg:height="0.042cm" svg:x="26.393cm" svg:y="19.798cm" svg:viewBox="0 0 43 43" draw:points="41,30 38,34 30,30 30,34 21,23 14,17 14,17 14,12 10,9 5,0 14,0 14,0 14,0 14,0 10,0 10,0 5,0 0,0 5,4 5,9 5,9 10,12 10,17 14,17 14,23 14,30 14,34 21,34 21,34 30,39 38,39 38,43 38,43 38,43 41,43 41,43 41,43 41,43 41,43 43,39 43,39 43,39 43,34 41,34 41,34 41,34 41,34">
          <text:p/>
        </draw:polygon>
        <draw:polygon draw:style-name="Mgr4" draw:text-style-name="MP1" draw:layer="backgroundobjects" svg:width="0.029cm" svg:height="0.02cm" svg:x="26.406cm" svg:y="19.829cm" svg:viewBox="0 0 30 21" draw:points="0,3 0,3 3,8 8,12 28,21 28,21 28,17 30,12 30,8 28,3 25,0 25,3 25,3 25,3 25,3 28,3 28,8 28,8 28,8 25,12 25,12 25,12 25,12 25,12 23,12 23,12 23,12 23,8 8,8 3,3 3,3">
          <text:p/>
        </draw:polygon>
        <draw:polygon draw:style-name="Mgr5" draw:text-style-name="MP1" draw:layer="backgroundobjects" svg:width="0.003cm" svg:height="0.055cm" svg:x="26.445cm" svg:y="19.811cm" svg:viewBox="0 0 4 56" draw:points="0,24 0,24 0,28 0,33 4,43 4,47 4,47 4,56 4,56 4,56 4,47 4,37 4,28 4,24 4,19 0,15 0,3 0,0">
          <text:p/>
        </draw:polygon>
        <draw:polygon draw:style-name="Mgr6" draw:text-style-name="MP1" draw:layer="backgroundobjects" svg:width="0.051cm" svg:height="0.028cm" svg:x="26.353cm" svg:y="19.781cm" svg:viewBox="0 0 52 29" draw:points="0,24 0,29 0,29 15,5 52,0 48,0 33,0 29,0 15,5 15,9 11,13 6,20">
          <text:p/>
        </draw:polygon>
        <draw:polygon draw:style-name="Mgr20" draw:text-style-name="MP1" draw:layer="backgroundobjects" svg:width="0.012cm" svg:height="0.086cm" svg:x="26.34cm" svg:y="19.802cm" svg:viewBox="0 0 13 87" draw:points="4,87 4,87 4,82 4,72 0,62 0,53 0,42 0,28 4,24 4,8 13,0 4,8 0,24 0,28 0,42 0,53 0,62 0,72">
          <text:p/>
        </draw:polygon>
        <draw:polygon draw:style-name="Mgr29" draw:text-style-name="MP1" draw:layer="backgroundobjects" svg:width="0.142cm" svg:height="0.187cm" svg:x="26.349cm" svg:y="19.899cm" svg:viewBox="0 0 143 188" draw:points="4,0 0,0 68,38 68,38 84,44 84,44 89,44 98,44 103,49 112,49 116,53 121,53 125,58 130,58 134,68 134,68 134,71 134,77 134,77 134,77 134,82 134,87 134,92 130,92 125,105 103,77 86,92 89,87 98,87 103,87 103,92 103,92 103,92 103,92 103,92 103,100 103,100 103,105 98,105 98,105 98,109 98,113 98,113 98,113 98,113 93,118 89,118 86,123 84,123 84,123 84,126 74,126 74,126 59,138 59,138 55,138 55,143 48,147 44,147 40,152 40,152 40,152 40,152 40,152 40,152 35,156 26,156 26,166 26,169 22,174 22,178 26,178 26,178 26,184 26,188 31,188 35,188 40,188 44,188 48,188 55,188 59,184 64,178 68,178 74,174 80,169 86,169 98,166 103,156 125,147 139,138 134,100 139,92 139,92 139,87 143,77 143,77 143,77 143,77 143,77 139,68 139,58 134,53 125,44 98,38 98,38 89,34 86,34 84,34 84,34 74,34 74,34 74,34 68,29 68,25 64,25">
          <text:p/>
        </draw:polygon>
        <draw:polygon draw:style-name="Mgr20" draw:text-style-name="MP1" draw:layer="backgroundobjects" svg:width="0.059cm" svg:height="0.06cm" svg:x="26.406cm" svg:y="19.877cm" svg:viewBox="0 0 60 61" draw:points="32,0 32,0 32,0 32,4 32,10 32,13 26,13 23,19 23,23 15,28 15,28 12,34 3,34 3,40 0,40 0,50 3,50 3,54 7,59 7,59 7,59 15,59 15,59 19,59 23,59 32,61 32,61 32,61 37,61 60,59 60,59 60,59 56,59 51,59 47,59 37,59 37,59 32,59 32,59 26,59 19,59 15,54 12,54 7,50 3,50 3,40 3,40 3,40 3,40 3,40 3,40 7,34 12,34 12,34 12,34 12,34 15,34 15,28 15,28 15,28 19,28 19,28 23,23 32,19 32,13 32,13 32,4 32,4">
          <text:p/>
        </draw:polygon>
        <draw:polygon draw:style-name="Mgr27" draw:text-style-name="MP1" draw:layer="backgroundobjects" svg:width="0.038cm" svg:height="0.034cm" svg:x="26.445cm" svg:y="19.908cm" svg:viewBox="0 0 39 35" draw:points="26,25 30,21 35,15 35,15 35,15 35,15 35,15 35,5 39,0 26,25 26,25 26,25 26,25 3,29 0,29 0,29 26,35 26,35 26,35 26,29 26,29">
          <text:p/>
        </draw:polygon>
        <draw:polygon draw:style-name="Mgr16" draw:text-style-name="MP1" draw:layer="backgroundobjects" svg:width="0.025cm" svg:height="0.1cm" svg:x="26.467cm" svg:y="19.93cm" svg:viewBox="0 0 26 101" draw:points="0,0 0,3 0,3 0,9 0,9 0,9 8,14 8,14 13,18 17,23 17,23 17,33 17,33 17,36 17,36 17,52 17,72 17,76 17,86 17,101 17,101 17,101 17,89 26,72 26,52 26,36 26,36 26,33 17,23 17,18 17,14 13,14 8,9">
          <text:p/>
        </draw:polygon>
        <draw:polygon draw:style-name="Mgr20" draw:text-style-name="MP1" draw:layer="backgroundobjects" svg:width="0.047cm" svg:height="0.033cm" svg:x="26.309cm" svg:y="20.136cm" svg:viewBox="0 0 48 34" draw:points="48,0 48,0 44,2 39,2 39,7 35,13 29,13 29,19 18,19 8,24 3,24 0,30 0,30 0,34 0,30 0,30 0,30 3,30 3,30 8,30 8,24 10,24 18,24 18,24 29,19 29,19 29,19 29,19 29,19 35,19 39,13 39,7 44,7 48,2 48,2">
          <text:p/>
        </draw:polygon>
        <draw:polygon draw:style-name="Mgr20" draw:text-style-name="MP1" draw:layer="backgroundobjects" svg:width="0.169cm" svg:height="0.055cm" svg:x="26.204cm" svg:y="20.119cm" svg:viewBox="0 0 170 56" draw:points="152,17 152,17 170,8 170,4 170,4 170,4 170,0 170,0 170,0 170,0 170,0 170,0 135,21 135,21 135,25 135,33 135,33 130,33 126,37 126,37 118,37 116,37 116,37 112,37 108,42 108,42 108,42 103,47 99,47 99,47 99,47 99,47 99,47 94,47 94,52 67,52 58,52 45,52 30,52 23,52 13,52 7,47 0,42 3,47 10,47 17,52 23,52 26,52 40,56 49,56 62,56 71,52 90,52 103,52 108,52 108,47 108,47 112,42 116,42 126,37 135,37 135,33 139,33 144,25 144,21 148,21">
          <text:p/>
        </draw:polygon>
        <draw:polygon draw:style-name="Mgr35" draw:text-style-name="MP1" draw:layer="backgroundobjects" svg:width="0.1cm" svg:height="0.051cm" svg:x="26.274cm" svg:y="20.123cm" svg:viewBox="0 0 101 52" draw:points="83,9 83,9 83,9 83,9 83,9 83,9 83,9 83,9 83,11 83,11 79,16 74,16 74,22 70,26 64,26 64,26 64,26 64,26 64,26 55,31 55,31 46,31 44,31 44,37 40,37 40,37 35,37 35,37 35,37 35,41 35,41 35,41 35,41 35,41 25,41 21,41 21,41 16,41 7,46 0,46 0,52 7,52 21,46 25,46 30,46 35,41 35,41 44,41 46,41 55,41 55,37 64,31 70,31 70,31 74,26 79,26 79,22 83,22 92,11 97,9 101,4 101,0 101,0">
          <text:p/>
        </draw:polygon>
        <draw:polygon draw:style-name="Mgr35" draw:text-style-name="MP1" draw:layer="backgroundobjects" svg:width="0.043cm" svg:height="0.038cm" svg:x="26.371cm" svg:y="20.088cm" svg:viewBox="0 0 44 39" draw:points="0,30 0,30 0,35 0,35 0,35 0,39 44,0 40,0">
          <text:p/>
        </draw:polygon>
        <draw:polygon draw:style-name="Mgr28" draw:text-style-name="MP1" draw:layer="backgroundobjects" svg:width="0.042cm" svg:height="0.029cm" svg:x="26.371cm" svg:y="20.088cm" svg:viewBox="0 0 43 30" draw:points="0,30 0,30 43,0 43,0 39,4 19,13 9,18 0,18 0,24 0,24 0,24">
          <text:p/>
        </draw:polygon>
        <draw:polygon draw:style-name="Mgr27" draw:text-style-name="MP1" draw:layer="backgroundobjects" svg:width="0.021cm" svg:height="0.125cm" svg:x="26.462cm" svg:y="19.943cm" svg:viewBox="0 0 22 126" draw:points="8,117 8,117 3,123 3,123 3,123 3,126 0,126 3,126 3,126 8,126 13,126 17,126 13,126 13,126 13,126 13,123 13,117 22,95 22,95 22,79 22,69 22,65 22,44 22,27 22,27 22,24 22,24 22,14 22,14 17,9 13,5 13,5 3,0 13,9 17,14 17,24 22,33 22,38 22,49 22,65 22,69 22,74 22,79 22,82 22,82 22,89 17,89 17,89 17,95 13,104 13,113 13,113 13,113 8,113 8,113 8,113">
          <text:p/>
        </draw:polygon>
        <draw:polygon draw:style-name="Mgr30" draw:text-style-name="MP1" draw:layer="backgroundobjects" svg:width="0.063cm" svg:height="0.033cm" svg:x="26.41cm" svg:y="20.057cm" svg:viewBox="0 0 64 34" draw:points="55,9 55,4 55,4 55,4 60,0 60,0 41,9 24,9 11,19 0,29 0,34 3,34 3,34 8,34 8,34 8,34 8,29 11,29 11,29 11,29 11,29 11,29 64,9 60,9 55,9 55,9 51,9">
          <text:p/>
        </draw:polygon>
        <draw:polygon draw:style-name="Mgr10" draw:text-style-name="MP1" draw:layer="backgroundobjects" svg:width="0.007cm" svg:height="0.041cm" svg:x="26.475cm" svg:y="20.036cm" svg:viewBox="0 0 8 42" draw:points="0,24 0,30 0,33 0,33 0,33 3,33 8,42 8,42 8,38 8,33 8,33 3,30 3,24 0,24 8,0 8,0">
          <text:p/>
        </draw:polygon>
        <draw:polygon draw:style-name="Mgr35" draw:text-style-name="MP1" draw:layer="backgroundobjects" svg:width="0.05cm" svg:height="0.02cm" svg:x="26.423cm" svg:y="20.066cm" svg:viewBox="0 0 51 21" draw:points="0,21 0,21 0,21 0,21 2,21 2,21 6,21 6,21 9,21 9,21 12,21 15,16 15,16 28,10 33,10 37,10 42,5 46,0 51,0 51,5 51,0">
          <text:p/>
        </draw:polygon>
        <draw:polygon draw:style-name="Mgr12" draw:text-style-name="MP1" draw:layer="backgroundobjects" svg:width="0.428cm" svg:height="0.183cm" svg:x="26.098cm" svg:y="20.092cm" svg:viewBox="0 0 429 184" draw:points="335,19 337,19 341,25 333,34 321,46 317,50 317,57 317,57 312,57 294,66 276,75 271,84 258,104 245,109 240,112 240,112 236,117 221,127 209,136 196,147 178,147 178,147 174,147 174,147 170,155 161,155 161,161 156,161 156,161 133,170 133,170 133,170 129,170 126,170 120,170 116,170 116,170 116,170 104,165 82,165 47,109 47,75 47,75 43,71 43,66 38,66 38,61 34,61 29,61 29,57 21,57 16,61 12,61 12,66 3,71 0,75 0,80 0,84 0,84 0,84 0,84 0,84 3,84 3,84 7,80 7,80 7,80 12,80 12,80 12,80 12,80 12,80 12,75 12,75 12,75 12,75 12,75 21,80 25,84 29,84 34,101 34,104 34,109 38,109 38,121 43,127 51,136 60,147 65,147 69,155 82,170 82,170 82,180 87,180 96,180 100,180 104,180 110,184 116,184 120,184 129,184 133,184 140,180 147,180 156,180 161,180 170,180 174,170 178,170 192,170 196,165 201,161 201,161 201,161 201,155 201,155 201,155 201,155 201,155 201,147 209,147 218,147 224,141 231,136 240,127 245,127 254,121 258,117 258,112 271,109 276,109 276,109 280,104 294,90 303,84 308,80 312,75 317,71 321,66 321,61 321,61 333,57 345,46 350,42 372,34 372,34 376,34 381,39 389,42 398,50 403,61 411,66 416,75 420,84 425,84 429,101 411,50 411,46 411,46 407,42 407,42 403,42 403,42 398,42 398,42 389,46 389,42 389,42 385,34 385,34 381,34 381,34 372,29 372,19 367,14 363,14 363,9 358,4 358,0 350,0 345,0 337,0 333,0 333,4 328,4 328,9 328,9 328,14 328,14 328,14 328,14 328,14 328,14 333,14 333,14 333,14 333,19">
          <text:p/>
        </draw:polygon>
        <draw:polygon draw:style-name="Mgr8" draw:text-style-name="MP1" draw:layer="backgroundobjects" svg:width="0.021cm" svg:height="0.052cm" svg:x="26.475cm" svg:y="20.066cm" svg:viewBox="0 0 22 53" draw:points="0,0 0,4 3,13 8,29 17,41 22,53 17,29 17,29 3,0">
          <text:p/>
        </draw:polygon>
        <draw:polygon draw:style-name="Mgr4" draw:text-style-name="MP1" draw:layer="backgroundobjects" svg:width="0.029cm" svg:height="0.086cm" svg:x="26.48cm" svg:y="20.066cm" svg:viewBox="0 0 30 87" draw:points="12,28 12,28 17,55 21,65 26,75 30,87 26,70 17,50 12,28 3,8 3,8 3,8 0,0">
          <text:p/>
        </draw:polygon>
        <draw:polygon draw:style-name="Mgr8" draw:text-style-name="MP1" draw:layer="backgroundobjects" svg:width="0.06cm" svg:height="0.135cm" svg:x="26.506cm" svg:y="20.136cm" svg:viewBox="0 0 61 136" draw:points="0,0 0,6 18,50 61,136 57,122 18,43 4,13">
          <text:p/>
        </draw:polygon>
        <draw:polygon draw:style-name="Mgr4" draw:text-style-name="MP1" draw:layer="backgroundobjects" svg:width="0.038cm" svg:height="0.078cm" svg:x="26.032cm" svg:y="20.207cm" svg:viewBox="0 0 39 79" draw:points="3,65 3,68 3,68 3,68 0,79 30,34 30,24 30,24 35,17 39,9 39,0 35,9 30,24 21,24 21,46 17,46 17,46 17,46 17,46 12,50 12,50 12,50 12,61 12,61 12,61 8,61 8,61 3,61 0,61">
          <text:p/>
        </draw:polygon>
        <draw:polygon draw:style-name="Mgr11" draw:text-style-name="MP1" draw:layer="backgroundobjects" svg:width="0.125cm" svg:height="0.209cm" svg:x="25.989cm" svg:y="20.286cm" svg:viewBox="0 0 126 210" draw:points="43,24 43,24 43,24 43,24 43,24 43,24 43,24 43,24 43,24 43,24 43,24 43,27 43,33 43,41 43,47 43,55 43,64 43,75 48,75 65,90 73,95 78,100 82,115 91,115 91,124 96,130 82,135 69,140 48,156 39,169 33,173 24,184 3,205 3,205 3,205 3,205 0,205 0,205 0,210 29,187 52,173 91,150 126,130 117,121 109,115 100,112 100,112 91,100 87,90 82,85 78,81 73,75 69,69 69,64 65,55 52,50 52,41 52,38 52,27 52,19 65,9 65,0">
          <text:p/>
        </draw:polygon>
        <draw:polygon draw:style-name="Mgr7" draw:text-style-name="MP1" draw:layer="backgroundobjects" svg:width="0.016cm" svg:height="0.085cm" svg:x="26.023cm" svg:y="20.308cm" svg:viewBox="0 0 17 86" draw:points="17,3 17,0 17,0 17,0 17,0 17,0 17,0 17,0 17,0 17,0 17,0 17,0 17,9 17,9 3,26 3,42 0,62 0,82 0,86 12,23 12,18 17,9">
          <text:p/>
        </draw:polygon>
        <draw:polygon draw:style-name="Mgr4" draw:text-style-name="MP1" draw:layer="backgroundobjects" svg:width="0.025cm" svg:height="0.077cm" svg:x="26.023cm" svg:y="20.313cm" svg:viewBox="0 0 26 78" draw:points="26,0 21,0 21,0 17,10 3,14 1,22 0,27 0,34 0,34 0,37 1,37 1,37 3,37 3,37 3,34 3,37 3,42 1,48 1,58 1,65 1,69 1,69 1,69 1,69 1,78 3,78 3,78 3,78 3,78 3,78 3,78 3,74 3,54 17,34 17,17">
          <text:p/>
        </draw:polygon>
        <draw:polygon draw:style-name="Mgr13" draw:text-style-name="MP1" draw:layer="backgroundobjects" svg:width="0.09cm" svg:height="0.169cm" svg:x="26.002cm" svg:y="20.313cm" svg:viewBox="0 0 91 170" draw:points="46,0 34,10 34,14 34,17 34,22 34,22 34,22 34,22 34,22 34,26 34,33 64,96 30,126 7,147 0,167 0,170 20,150 24,140 34,134 51,121 64,107 78,101 91,96 87,83 87,74 78,74 73,67 69,61 60,56 51,41 46,41 46,33 46,22 46,14 46,10">
          <text:p/>
        </draw:polygon>
        <draw:polygon draw:style-name="Mgr7" draw:text-style-name="MP1" draw:layer="backgroundobjects" svg:width="0.038cm" svg:height="0.065cm" svg:x="26.023cm" svg:y="20.238cm" svg:viewBox="0 0 39 66" draw:points="8,42 0,66 12,42 17,31 17,31 21,24 30,24 35,8 39,0">
          <text:p/>
        </draw:polygon>
        <draw:polygon draw:style-name="Mgr9" draw:text-style-name="MP1" draw:layer="backgroundobjects" svg:width="0.02cm" svg:height="0.047cm" svg:x="25.861cm" svg:y="20.4cm" svg:viewBox="0 0 21 48" draw:points="21,3 21,0 0,45 0,48 0,48 0,45 3,45 8,40 12,35 12,29 12,29 17,29 17,19 17,19 21,19 21,19 21,19 21,14 21,9 21,9">
          <text:p/>
        </draw:polygon>
        <draw:polygon draw:style-name="Mgr9" draw:text-style-name="MP1" draw:layer="backgroundobjects" svg:width="0.047cm" svg:height="0.068cm" svg:x="25.892cm" svg:y="20.313cm" svg:viewBox="0 0 48 69" draw:points="0,65 0,69 3,65 8,58 12,58 12,49 21,42 30,37 39,27 39,22 44,14 48,6 48,0">
          <text:p/>
        </draw:polygon>
        <draw:polygon draw:style-name="Mgr6" draw:text-style-name="MP1" draw:layer="backgroundobjects" svg:width="0.025cm" svg:height="0.038cm" svg:x="25.91cm" svg:y="20.475cm" svg:viewBox="0 0 26 39" draw:points="17,3 17,3 17,3 13,8 13,8 8,14 8,14 8,14 8,14 4,14 4,14 0,14 0,34 0,34 0,39 0,39 0,39 4,39 4,39 4,39 8,39 13,39 17,24 17,19 22,14 26,3 26,3 26,3 26,3 26,3 26,0 22,0 22,0 22,0 17,0 17,0">
          <text:p/>
        </draw:polygon>
        <draw:polygon draw:style-name="Mgr4" draw:text-style-name="MP1" draw:layer="backgroundobjects" svg:width="0.064cm" svg:height="0.112cm" svg:x="25.892cm" svg:y="20.453cm" svg:viewBox="0 0 65 113" draw:points="32,19 32,19 32,19 37,11 41,11 41,7 51,7 56,5 56,7 56,7 56,7 56,7 56,7 56,11 56,11 56,11 56,11 56,11 56,11 51,11 51,16 47,19 41,19 41,19 41,19 41,19 37,30 32,34 32,40 28,61 9,85 9,85 9,94 9,94 4,99 4,105 4,105 0,105 0,110 0,110 0,110 0,110 0,113 9,105 13,81 28,67 32,34 41,24 47,19 51,19 51,19 51,19 51,19 56,19 56,19 56,16 56,16 60,11 60,11 65,7 65,5 65,5 65,5 65,5 65,5 65,2 65,0 60,0 56,0 56,0 51,0 41,5 37,11 32,16 23,24 18,30 13,30 18,30 18,30 23,30 23,30 23,30 23,30 28,24 28,24">
          <text:p/>
        </draw:polygon>
        <draw:polygon draw:style-name="Mgr5" draw:text-style-name="MP1" draw:layer="backgroundobjects" svg:width="0.025cm" svg:height="0.029cm" svg:x="25.892cm" svg:y="20.506cm" svg:viewBox="0 0 26 30" draw:points="12,0 12,0 12,0 12,0 12,0 12,4 8,10 8,20 3,20 3,25 0,25 0,30 0,30 0,30 0,30 3,25 3,25 8,25 8,25 8,25 8,25 8,30 8,30 26,4 21,4 17,4 17,4 17,4 12,4 12,4 12,4">
          <text:p/>
        </draw:polygon>
        <draw:polygon draw:style-name="Mgr4" draw:text-style-name="MP1" draw:layer="backgroundobjects" svg:width="0.042cm" svg:height="0.103cm" svg:x="25.861cm" svg:y="20.506cm" svg:viewBox="0 0 43 104" draw:points="43,0 43,0 43,0 43,0 43,0 30,19 7,84 0,96 0,104 30,28 30,28 30,24 34,24 34,19 39,19 39,7 43,4">
          <text:p/>
        </draw:polygon>
        <draw:polygon draw:style-name="Mgr4" draw:text-style-name="MP1" draw:layer="backgroundobjects" svg:width="0.012cm" svg:height="0.038cm" svg:x="25.892cm" svg:y="20.484cm" svg:viewBox="0 0 13 39" draw:points="13,20 13,0 0,39 0,39">
          <text:p/>
        </draw:polygon>
        <draw:polygon draw:style-name="Mgr4" draw:text-style-name="MP1" draw:layer="backgroundobjects" svg:width="0.021cm" svg:height="0.02cm" svg:x="25.927cm" svg:y="20.457cm" svg:viewBox="0 0 22 21" draw:points="0,21 0,21 0,21 0,16 0,16 3,16 3,16 3,16 8,16 8,21 8,21 13,21 17,16 17,12 22,12 22,12 22,12 22,12 22,12 22,12 22,3 22,3 22,3 22,3 22,3 22,0 17,3 8,3 8,12 3,12">
          <text:p/>
        </draw:polygon>
        <draw:polygon draw:style-name="Mgr18" draw:text-style-name="MP1" draw:layer="backgroundobjects" svg:width="0.045cm" svg:height="0.126cm" svg:x="26.007cm" svg:y="20.329cm" svg:viewBox="0 0 46 127" draw:points="33,17 33,12 33,7 33,7 33,7 33,7 33,7 33,3 33,0 17,60 17,60 17,60 17,60 17,60 17,60 16,60 16,67 17,76 16,76 16,76 16,76 16,81 16,86 11,95 11,95 11,95 11,101 7,106 7,109 7,120 0,127 28,106 28,95 46,76 46,76 46,70 42,60 37,52 37,47 37,41 33,33 33,27">
          <text:p/>
        </draw:polygon>
        <draw:polygon draw:style-name="Mgr4" draw:text-style-name="MP1" draw:layer="backgroundobjects" svg:width="0.046cm" svg:height="0.13cm" svg:x="25.98cm" svg:y="20.382cm" svg:viewBox="0 0 47 131" draw:points="46,13 46,5 46,5 46,5 46,5 46,0 44,5 44,8 44,13 44,22 41,17 41,13 41,13 41,13 41,13 41,13 32,13 32,13 32,13 32,28 32,28 32,28 32,38 32,38 32,47 32,58 32,72 32,77 21,77 21,77 17,89 12,77 3,97 3,107 3,110 3,121 0,131 3,131 3,131 3,131 3,131 3,131 3,131 3,127 3,127 3,121 3,121 8,115 12,110 17,101 21,92 21,92 32,89 32,81 32,77 32,77 41,77 41,63 41,58 44,53 44,47 44,47 44,47 46,38 46,33 46,28 46,28 46,28 47,28 46,17">
          <text:p/>
        </draw:polygon>
        <draw:polygon draw:style-name="Mgr18" draw:text-style-name="MP1" draw:layer="backgroundobjects" svg:width="0.025cm" svg:height="0.086cm" svg:x="26.023cm" svg:y="20.351cm" svg:viewBox="0 0 26 87" draw:points="17,57 17,57 0,76 0,87 26,57 2,0 2,8 2,14 6,23 6,28 6,33 11,41 17,51">
          <text:p/>
        </draw:polygon>
        <draw:polygon draw:style-name="Mgr4" draw:text-style-name="MP1" draw:layer="backgroundobjects" svg:width="0.012cm" svg:height="0.06cm" svg:x="25.989cm" svg:y="20.404cm" svg:viewBox="0 0 13 61" draw:points="0,50 3,61 8,50 8,50 13,50 13,44 13,33 13,19 13,10 13,10 13,0 13,0 13,0 13,0 13,0 13,0 13,5 13,10 13,19 13,19 13,19 8,19 8,19 8,33 8,40 3,44 3,44 3,44">
          <text:p/>
        </draw:polygon>
        <draw:polygon draw:style-name="Mgr6" draw:text-style-name="MP1" draw:layer="backgroundobjects" svg:width="0.029cm" svg:height="0.046cm" svg:x="25.98cm" svg:y="20.453cm" svg:viewBox="0 0 30 47" draw:points="18,12 18,12 13,27 9,36 4,41 0,47 9,41 9,36 9,36 13,36 13,36 13,36 13,36 13,30 22,6 30,0 22,0 22,0 22,2 22,7">
          <text:p/>
        </draw:polygon>
        <draw:polygon draw:style-name="Mgr7" draw:text-style-name="MP1" draw:layer="backgroundobjects" svg:width="0.038cm" svg:height="0.078cm" svg:x="25.945cm" svg:y="20.501cm" svg:viewBox="0 0 39 79" draw:points="39,0 39,0 39,5 39,5 39,9 39,9 39,9 39,9 39,9 39,9 34,9 0,79 4,79 4,79 4,79 4,79 4,79 9,79 9,74 9,74 9,74 9,74">
          <text:p/>
        </draw:polygon>
        <draw:polygon draw:style-name="Mgr9" draw:text-style-name="MP1" draw:layer="backgroundobjects" svg:width="0.021cm" svg:height="0.038cm" svg:x="25.761cm" svg:y="20.699cm" svg:viewBox="0 0 22 39" draw:points="22,4 22,0 0,39 0,39 4,39 4,39 4,39 4,39 9,39 13,39 13,35 13,35 13,30 13,26 13,26 18,13 18,13 18,9 22,13 22,9 22,9">
          <text:p/>
        </draw:polygon>
        <draw:polygon draw:style-name="Mgr24" draw:text-style-name="MP1" draw:layer="backgroundobjects" svg:width="0.489cm" svg:height="0.572cm" svg:x="25.559cm" svg:y="20.849cm" svg:viewBox="0 0 490 573" draw:points="218,5 211,5 211,5 211,5 193,24 189,29 189,38 189,38 189,47 189,52 180,58 180,71 171,71 171,82 167,86 167,96 161,101 157,111 148,115 148,115 148,115 148,115 144,115 135,119 130,129 130,129 126,129 126,129 122,134 117,134 113,134 108,139 100,142 100,142 95,148 86,148 82,148 77,148 77,153 69,153 60,148 56,148 52,148 48,142 47,142 47,139 38,139 38,139 38,139 38,139 38,142 38,142 38,142 33,142 33,148 33,148 33,148 33,148 33,148 33,148 29,153 24,153 20,153 20,158 16,158 11,163 7,173 7,178 2,182 0,190 0,204 0,209 0,213 0,222 0,238 0,238 2,246 2,255 7,260 7,270 7,278 11,282 16,293 16,307 16,318 16,324 16,329 16,344 16,362 16,378 7,397 7,402 7,402 7,402 7,414 2,414 0,424 0,439 0,446 0,452 2,452 2,462 7,468 7,476 7,481 69,500 108,506 144,514 180,525 216,533 286,551 302,551 320,560 325,560 334,560 339,564 352,564 357,570 361,570 361,570 365,570 365,573 374,573 383,573 396,573 396,570 411,570 411,564 415,564 428,560 433,560 437,555 449,551 449,551 458,551 458,542 462,542 464,533 468,525 468,525 468,525 468,519 468,519 468,519 468,514 472,514 472,514 472,510 472,510 472,510 477,506 477,492 481,472 481,452 481,439 481,442 490,446 490,442 490,442 490,442 490,439 490,439 490,439 490,435 490,419 490,414 490,408 490,397 490,394 486,378 486,372 481,362 477,354 468,338 468,329 462,324 462,319 462,318 462,316 458,316 458,307 454,302 449,297 445,293 445,282 437,278 437,275 437,270 433,255 437,255 437,255 437,255 433,255 433,250 428,250 424,246 424,243 419,243 415,238 379,163 361,129 339,101 334,82 320,71 316,52 302,47 286,24 272,10 268,10 268,10 264,5 264,5 259,5 253,0 244,0 236,0 227,0">
          <text:p/>
        </draw:polygon>
        <draw:polygon draw:style-name="Mgr24" draw:text-style-name="MP1" draw:layer="backgroundobjects" svg:width="0.411cm" svg:height="0.504cm" svg:x="25.615cm" svg:y="20.865cm" svg:viewBox="0 0 412 505" draw:points="172,0 172,0 184,0 197,0 201,0 208,0 203,14 239,42 239,42 243,48 243,48 248,48 248,48 248,56 248,56 248,61 248,61 243,61 243,61 243,61 243,72 243,72 243,76 248,82 248,86 248,82 248,76 248,72 248,66 248,61 256,61 256,66 256,66 256,72 260,72 264,72 264,72 264,76 264,76 264,82 264,82 264,86 256,86 256,86 256,89 256,94 256,94 260,101 260,101 264,105 264,105 264,153 269,163 273,163 273,168 284,174 284,182 284,182 284,188 284,193 288,193 288,193 288,193 288,193 288,193 288,198 292,202 292,211 292,222 297,222 301,222 301,227 306,227 306,227 306,227 306,227 310,232 310,232 310,232 315,240 315,240 319,244 323,244 323,249 323,249 328,249 332,262 332,275 332,275 332,279 337,279 337,279 341,285 341,285 345,285 345,285 345,285 345,285 345,285 345,289 345,289 345,289 345,289 345,289 345,289 345,289 345,289 345,289 341,289 341,289 337,289 332,289 332,289 328,294 323,294 323,294 323,294 319,299 319,304 319,305 315,305 319,309 319,309 319,311 323,316 323,321 332,321 332,321 332,326 337,331 337,331 341,331 341,331 345,331 345,326 350,321 354,321 359,316 359,316 359,321 359,326 363,331 363,331 363,331 368,331 373,331 368,348 363,336 363,351 363,366 363,381 368,393 368,393 368,393 368,393 368,393 363,398 363,398 363,398 363,398 363,398 363,398 363,398 363,398 359,405 359,405 363,405 363,411 363,415 363,426 363,426 368,426 377,483 377,483 382,483 382,483 386,483 391,483 391,483 395,483 399,478 399,472 399,472 399,472 399,472 403,472 403,468 403,468 403,468 403,468 403,468 403,468 403,463 410,468 410,468 410,468 412,468 412,472 412,478 412,483 410,483 410,488 410,494 410,494 410,494 403,497 403,497 403,502 399,505 399,505 395,505 395,505 395,502 391,497 386,494 382,494 382,494 382,494 377,494 377,494 377,494 368,494 363,497 363,497 363,502 359,505 345,505 345,505 341,505 332,505 328,505 323,505 310,505 301,502 292,497 288,497 284,497 269,497 260,494 256,494 248,497 243,497 239,497 239,494 203,488 197,472 127,472 122,468 122,463 122,459 122,453 122,453 122,449 122,449 109,443 91,443 82,443 69,437 56,437 47,435 34,430 21,426 25,426 25,426 29,426 29,420 34,420 34,420 34,420 34,420 38,415 38,411 38,411 43,411 34,405 34,405 29,405 25,405 25,405 21,405 21,405 21,405 21,398 21,398 21,398 25,393 25,393 29,393 34,398 34,398 38,398 43,398 43,398 47,398 51,393 51,393 51,393 56,390 56,385 56,381 51,372 51,366 51,362 51,356 51,351 51,348 51,331 47,331 43,331 34,331 29,331 25,331 16,331 16,321 12,321 12,309 12,299 12,285 12,279 8,275 4,265 4,244 4,240 4,232 0,211 0,202 0,193 25,193 29,198 34,198 38,198 43,198 43,198 43,198 43,198 43,198 47,198 51,198 56,198 56,193 59,193 59,193 74,198 65,198 69,202 74,202 78,202 78,202 78,202 78,202 82,202 87,202 87,202 87,202 87,202 91,202 96,202 100,198 104,198 104,198 96,193 91,193 87,193 87,193 82,193 74,193 87,182 91,182 104,168 113,163 113,153 118,148 118,148 118,148 118,148 122,143 122,143 127,138 135,138 150,129 150,123 163,109 163,105 172,101 188,86 188,89 188,94 188,101 188,101 188,101 188,105 184,105 184,105 184,105 184,109 184,109 188,109 188,109 188,109 201,94 197,89 197,86 188,89 188,82 188,76 192,66 197,61 192,56 188,48 188,37 184,37 184,28 184,19 179,14 176,14 172,10 172,4">
          <text:p/>
        </draw:polygon>
        <draw:polygon draw:style-name="Mgr24" draw:text-style-name="MP1" draw:layer="backgroundobjects" svg:width="0.109cm" svg:height="0.204cm" svg:x="25.883cm" svg:y="20.94cm" svg:viewBox="0 0 110 205" draw:points="56,126 56,121 56,121 52,110 52,110 47,100 47,96 43,91 38,86 38,75 34,75 34,75 21,47 21,41 16,37 16,37 16,37 16,37 16,37 16,33 16,33 16,33 16,33 12,33 7,22 3,17 3,14 0,8 0,4 0,0 3,8 12,17 16,33 25,37 29,37 38,47 38,51 38,57 43,66 43,75 47,81 56,96 56,100 60,110 69,121 78,135 78,135 78,135 78,135 78,139 78,139 78,139 78,150 78,155 78,155 88,160 92,163 97,168 101,177 101,186 106,190 110,201 110,205 106,205 101,205 101,205 97,205 97,201 97,201 92,195 92,195 92,190 92,186 92,186 92,183 92,183 88,183 83,177 83,177 78,172 78,172 78,172 78,168 78,172 78,172 78,172 78,168 78,163 78,160 74,160 74,160 74,160 74,155 69,150 69,139 69,139 60,135 60,129 60,129">
          <text:p/>
        </draw:polygon>
        <draw:polygon draw:style-name="Mgr24" draw:text-style-name="MP1" draw:layer="backgroundobjects" svg:width="0.045cm" svg:height="0.065cm" svg:x="25.989cm" svg:y="21.146cm" svg:viewBox="0 0 46 66" draw:points="3,4 0,0 3,0 8,0 12,4 12,4 12,4 20,4 20,9 20,14 20,17 32,17 32,21 32,21 35,22 37,27 37,27 42,37 42,37 42,47 42,47 42,53 42,63 42,63 46,63 46,66 42,66 42,66 42,66 42,66 42,66 42,66 20,27 8,21 8,17 8,14 8,9">
          <text:p/>
        </draw:polygon>
        <draw:polygon draw:style-name="Mgr23" draw:text-style-name="MP1" draw:layer="backgroundobjects" svg:width="0.411cm" svg:height="0.504cm" svg:x="25.615cm" svg:y="20.865cm" svg:viewBox="0 0 412 505" draw:points="172,0 172,0 172,0 172,0 172,4 172,10 176,14 179,14 184,19 184,28 184,37 188,37 188,48 192,56 197,61 192,66 188,76 188,82 188,89 197,86 197,89 201,94 188,109 188,109 188,109 184,109 184,109 184,105 184,105 184,105 188,105 188,101 188,101 188,101 188,94 188,89 188,86 172,101 163,105 163,109 150,123 150,129 135,138 127,138 122,143 122,143 118,148 118,148 118,148 118,148 113,153 113,163 104,168 91,182 87,182 74,193 82,193 87,193 87,193 91,193 96,193 104,198 104,198 100,198 96,202 91,202 87,202 87,202 87,202 87,202 82,202 78,202 78,202 78,202 78,202 74,202 69,202 65,198 74,198 59,193 59,193 56,193 56,198 51,198 47,198 43,198 43,198 43,198 43,198 43,198 38,198 34,198 29,198 25,193 0,193 0,202 0,211 4,232 4,240 4,244 4,265 8,275 12,279 12,285 12,299 12,309 12,321 16,321 16,331 25,331 29,331 34,331 43,331 47,331 51,331 51,348 51,351 51,356 51,362 51,366 51,372 56,381 56,385 56,390 51,393 51,393 51,393 47,398 43,398 43,398 38,398 34,398 34,398 29,393 25,393 25,393 21,398 21,398 21,398 21,405 21,405 21,405 25,405 25,405 29,405 34,405 34,405 43,411 38,411 38,411 38,415 34,420 34,420 34,420 34,420 29,420 29,426 25,426 25,426 21,426 34,430 47,435 56,437 69,437 82,443 91,443 109,443 122,449 122,449 122,453 122,453 122,459 122,463 122,468 127,472 197,472 203,488 239,494 239,497 243,497 248,497 256,494 260,494 269,497 284,497 288,497 292,497 301,502 310,505 323,505 328,505 332,505 341,505 345,505 345,505 359,505 363,502 363,497 363,497 368,494 377,494 377,494 377,494 382,494 382,494 382,494 386,494 391,497 395,502 395,505 395,505 399,505 399,505 403,502 403,497 403,497 410,494 410,494 410,494 410,488 410,483 412,483 412,478 412,472 412,468 410,468 410,468 410,468 403,463 403,468 403,468 403,468 403,468 403,468 403,468 403,472 399,472 399,472 399,472 399,472 399,478 395,483 391,483 391,483 386,483 382,483 382,483 377,483 377,483 368,426 363,426 363,426 363,415 363,411 363,405 359,405 359,405 363,398 363,398 363,398 363,398 363,398 363,398 363,398 363,398 368,393 368,393 368,393 368,393 368,393 363,381 363,366 363,351 363,336 368,348 373,331 368,331 363,331 363,331 363,331 359,326 359,321 359,316 359,316 354,321 350,321 345,326 345,331 341,331 341,331 337,331 337,331 332,326 332,321 332,321 323,321 323,316 319,311 319,309 319,309 315,305 319,305 319,304 319,299 323,294 323,294 323,294 328,294 332,289 332,289 337,289 341,289 341,289 345,289 345,289 345,289 345,289 345,289 345,289 345,289 345,289 345,289 345,285 345,285 345,285 345,285 345,285 341,285 341,285 337,279 337,279 332,279 332,275 332,275 332,262 328,249 323,249 323,249 323,244 319,244 315,240 315,240 310,232 310,232 310,232 306,227 306,227 306,227 306,227 301,227 301,222 297,222 292,222 292,211 292,202 288,198 288,193 288,193 288,193 288,193 288,193 284,193 284,188 284,182 284,182 284,174 273,168 273,163 269,163 264,153 264,105 264,105 260,101 260,101 256,94 256,94 256,89 256,86 256,86 264,86 264,82 264,82 264,76 264,76 264,72 264,72 260,72 256,72 256,66 256,66 256,61 248,61 248,66 248,72 248,76 248,82 248,86 248,82 243,76 243,72 243,72 243,61 243,61 243,61 248,61 248,61 248,56 248,56 248,48 248,48 243,48 243,48 239,42 239,42 203,14 208,0 201,0 197,0 184,0">
          <text:p/>
        </draw:polygon>
        <draw:polygon draw:style-name="Mgr23" draw:text-style-name="MP1" draw:layer="backgroundobjects" svg:width="0.109cm" svg:height="0.204cm" svg:x="25.883cm" svg:y="20.94cm" svg:viewBox="0 0 110 205" draw:points="52,110 52,110 56,121 56,121 56,126 60,129 60,129 60,135 69,139 69,139 69,150 74,155 74,160 74,160 74,160 78,160 78,163 78,168 78,172 78,172 78,172 78,168 78,172 78,172 78,172 83,177 83,177 88,183 92,183 92,183 92,186 92,186 92,190 92,195 92,195 97,201 97,201 97,205 101,205 101,205 106,205 110,205 110,201 106,190 101,186 101,177 97,168 92,163 88,160 78,155 78,155 78,150 78,139 78,139 78,139 78,135 78,135 78,135 78,135 69,121 60,110 56,100 56,96 47,81 43,75 43,66 38,57 38,51 38,47 29,37 25,37 16,33 12,17 3,8 0,0 0,4 0,8 3,14 3,17 7,22 12,33 16,33 16,33 16,33 16,33 16,37 16,37 16,37 16,37 16,37 21,41 21,47 34,75 34,75 38,75 38,86 43,91 47,96 47,100">
          <text:p/>
        </draw:polygon>
        <draw:polygon draw:style-name="Mgr26" draw:text-style-name="MP1" draw:layer="backgroundobjects" svg:width="0.045cm" svg:height="0.065cm" svg:x="25.989cm" svg:y="21.146cm" svg:viewBox="0 0 46 66" draw:points="0,0 3,4 8,9 8,14 8,17 8,21 20,27 42,66 42,66 42,66 42,66 42,66 42,66 46,66 46,63 42,63 42,63 42,53 42,47 42,47 42,37 42,37 37,27 37,27 35,22 32,21 32,21 32,17 20,17 20,14 20,9 20,4 12,4 12,4 12,4 8,0 3,0">
          <text:p/>
        </draw:polygon>
        <draw:polygon draw:style-name="Mgr29" draw:text-style-name="MP1" draw:layer="backgroundobjects" svg:width="0.577cm" svg:height="0.616cm" svg:x="25.51cm" svg:y="20.849cm" svg:viewBox="0 0 578 617" draw:points="264,10 271,10 271,10 280,3 289,3 301,3 305,3 311,10 316,10 316,10 320,15 320,15 325,15 316,10 311,10 306,3 305,3 301,3 296,0 284,0 280,0 271,0 264,3 260,3 255,3 251,10 242,15 238,15 229,20 225,26 225,30 225,30 225,35 220,39 220,44 220,44 220,53 220,53 211,61 211,61 211,61 211,72 207,77 207,77 202,77 202,77 202,77 194,87 187,92 183,92 178,96 178,102 174,102 170,102 165,102 161,105 161,105 161,105 152,110 147,110 147,110 147,110 147,110 139,117 134,117 130,117 125,117 125,117 121,117 112,117 104,117 100,117 98,117 90,117 86,120 77,120 68,120 59,125 59,125 50,129 46,135 37,139 28,145 28,154 20,163 20,196 24,214 24,228 24,247 24,261 24,261 24,275 28,284 28,288 28,294 28,302 28,320 28,324 28,333 28,347 28,320 28,333 28,347 28,347 28,347 28,353 28,361 28,366 24,371 24,371 24,381 24,390 20,400 20,407 20,412 20,412 15,423 10,423 5,428 1,448 1,451 1,455 1,455 1,461 1,461 1,461 0,471 0,471 5,515 24,527 28,523 28,523 42,523 46,523 59,527 68,527 77,533 86,533 77,533 98,542 98,542 98,533 99,533 99,533 100,533 100,533 104,533 109,542 109,542 112,542 117,542 121,546 121,546 125,549 130,549 130,549 134,549 139,549 139,549 143,549 143,560 147,560 147,549 147,549 147,549 147,549 152,549 152,549 152,560 152,560 152,560 152,564 134,560 112,549 98,549 86,546 77,546 99,549 125,560 139,560 152,564 165,564 183,569 202,569 220,569 242,579 255,582 280,587 296,592 329,597 347,606 368,606 381,606 405,612 418,617 440,617 454,617 477,612 486,612 490,606 498,606 502,606 507,606 511,606 513,602 516,597 521,592 521,592 521,592 521,592 521,592 530,587 534,587 538,579 543,569 547,569 552,569 552,564 560,549 560,549 560,546 565,533 569,523 569,523 569,523 569,515 578,509 578,501 578,490 578,481 578,467 578,461 578,461 578,461 578,455 578,448 578,444 578,433 574,428 574,423 569,423 569,412 569,407 569,407 569,407 552,377 534,347 511,288 507,288 490,261 490,261 486,261 490,275 490,279 490,284 498,288 498,294 502,298 507,302 511,313 511,320 513,320 513,324 513,328 513,333 521,337 525,347 530,361 538,371 543,381 552,390 552,400 560,412 560,423 560,433 565,444 565,455 565,467 565,481 565,490 565,506 565,506 552,527 552,527 552,533 547,533 543,533 543,533 538,542 534,542 534,542 530,542 525,549 521,560 516,560 516,564 516,564 513,564 513,569 511,569 502,582 498,587 490,587 490,587 490,587 486,592 477,592 468,592 454,592 449,597 436,597 427,597 418,597 414,592 405,592 392,592 305,569 220,546 125,523 42,506 37,501 37,490 28,490 28,485 28,475 28,471 28,461 28,461 28,455 28,451 28,448 28,448 28,444 28,444 28,444 37,437 37,428 42,423 46,412 46,407 50,400 50,395 55,381 55,371 55,361 55,347 50,347 50,343 50,337 46,324 42,313 37,284 28,275 28,261 28,252 28,244 28,228 28,219 28,214 28,202 28,196 37,184 42,174 46,163 50,163 59,148 59,139 68,135 68,135 73,135 73,135 73,135 77,135 77,129 77,129 77,129 77,129 81,129 81,129 86,129 86,125 86,125 86,125 86,125 86,125 86,125 86,125 86,125 99,125 112,129 134,135 152,135 161,135 165,125 174,125 183,120 194,120 194,120 194,120 198,120 198,117 202,117 202,105 207,102 211,92 211,92 216,87 220,87 220,82 220,77 220,77 220,77 220,77 220,72 220,61 220,61 220,58 220,58 220,58 220,53 220,53 220,53 225,44 229,39 233,30 242,30 247,20 255,15 260,10">
          <text:p/>
        </draw:polygon>
        <draw:polygon draw:style-name="Mgr29" draw:text-style-name="MP1" draw:layer="backgroundobjects" svg:width="0.533cm" svg:height="0.587cm" svg:x="25.541cm" svg:y="20.865cm" svg:viewBox="0 0 534 588" draw:points="233,0 233,0 229,0 225,5 216,10 211,20 203,20 198,29 194,33 189,42 189,42 189,42 189,48 189,48 189,48 189,51 189,51 189,62 189,66 189,66 189,66 189,66 189,72 189,77 185,77 180,82 180,82 174,90 170,95 170,107 165,107 165,110 161,110 161,110 161,110 152,110 143,115 134,115 130,124 121,124 103,124 81,119 68,115 55,115 55,115 55,115 55,115 55,115 55,115 55,115 55,115 55,119 51,119 51,119 46,119 46,119 46,119 46,119 46,124 42,124 42,124 42,124 37,124 37,124 28,129 28,138 20,153 15,153 11,164 6,174 0,186 0,191 0,203 0,207 0,215 0,233 0,240 0,249 0,263 6,271 11,305 15,316 20,329 20,334 20,339 24,339 24,353 24,363 24,373 20,387 20,390 15,400 15,406 11,414 6,419 6,428 0,434 0,434 0,434 0,439 0,439 0,442 0,446 0,452 0,452 0,462 0,466 0,476 0,480 6,480 6,492 11,497 95,512 189,535 274,560 361,583 374,583 383,583 387,588 396,588 405,588 418,588 423,583 437,583 446,583 455,583 459,578 459,578 459,578 467,578 471,573 480,560 482,560 482,555 485,555 485,555 485,551 490,551 494,540 499,531 503,531 503,531 508,531 512,523 512,523 516,523 521,523 521,518 521,518 534,497 534,497 534,480 534,472 534,456 534,446 534,434 530,423 530,414 530,406 521,390 521,382 512,373 508,363 499,353 494,339 490,329 482,325 490,329 490,339 499,353 503,363 508,373 508,378 512,390 512,396 512,406 512,414 512,419 512,434 512,439 512,439 512,439 512,442 512,442 512,442 512,446 503,442 503,439 503,452 503,472 499,492 499,506 494,510 494,510 494,510 494,512 494,512 490,512 490,518 490,518 490,518 490,523 490,523 490,523 485,531 482,540 480,540 480,551 471,551 471,551 459,555 455,560 450,560 437,564 433,564 433,568 418,568 418,573 405,573 396,573 387,573 387,568 383,568 383,568 379,568 374,564 361,564 355,560 346,560 341,560 324,551 307,551 238,531 203,523 165,512 130,506 90,500 28,480 28,476 28,466 24,462 24,452 20,452 15,446 15,439 20,423 24,414 28,414 28,400 28,400 28,400 28,396 37,378 37,363 37,343 37,329 37,325 37,316 37,305 37,282 33,277 28,271 28,263 28,255 24,249 24,240 20,233 20,233 15,215 15,207 20,203 20,199 20,186 24,177 28,174 28,168 33,158 37,153 42,153 42,148 46,148 51,148 55,144 55,144 55,144 55,144 55,144 55,144 55,138 59,138 59,138 59,138 59,132 59,132 59,132 59,132 67,132 67,138 68,138 73,144 78,144 81,144 90,148 99,148 99,144 103,144 108,144 117,144 121,138 121,138 130,132 134,129 139,129 143,129 148,124 148,124 152,124 152,124 156,115 165,110 170,110 170,110 170,110 170,110 180,107 185,95 189,90 189,82 194,77 194,66 203,66 203,51 211,48 211,42 211,33 211,33 211,25 216,20">
          <text:p/>
        </draw:polygon>
        <draw:polygon draw:style-name="Mgr13" draw:text-style-name="MP1" draw:layer="backgroundobjects" svg:width="0.025cm" svg:height="0.063cm" svg:x="25.932cm" svg:y="20.572cm" svg:viewBox="0 0 26 64" draw:points="26,0 26,0 26,0 26,0 26,3 21,3 21,3 21,3 21,3 21,3 17,3 0,64">
          <text:p/>
        </draw:polygon>
        <draw:polygon draw:style-name="Mgr6" draw:text-style-name="MP1" draw:layer="backgroundobjects" svg:width="0.021cm" svg:height="0.072cm" svg:x="25.927cm" svg:y="20.576cm" svg:viewBox="0 0 22 73" draw:points="22,0 13,22 0,73 3,59">
          <text:p/>
        </draw:polygon>
        <draw:polygon draw:style-name="Mgr3" draw:text-style-name="MP1" draw:layer="backgroundobjects" svg:width="0.021cm" svg:height="0.065cm" svg:x="25.87cm" svg:y="20.523cm" svg:viewBox="0 0 22 66" draw:points="22,0 22,0 17,10 13,31 3,44 0,55 0,66">
          <text:p/>
        </draw:polygon>
        <draw:polygon draw:style-name="Mgr6" draw:text-style-name="MP1" draw:layer="backgroundobjects" svg:width="0.046cm" svg:height="0.103cm" svg:x="25.857cm" svg:y="20.528cm" svg:viewBox="0 0 47 104" draw:points="47,4 47,4 47,4 47,0 47,0 47,0 47,0 43,0 43,0 38,4 38,4 38,4 7,79 7,85 7,91 0,91 0,100 0,104 0,104 0,104 7,104 7,100 7,104 7,104 7,104 7,100 11,91 16,91 16,85 16,79 20,74 20,67 25,63 25,63 29,59 29,43 29,43 34,43 34,43 34,43 34,38 34,38 34,32 34,32 34,32 34,32 38,32 38,27 38,27 38,27 38,27 38,24 43,24 43,24 43,17 47,13 47,13">
          <text:p/>
        </draw:polygon>
        <draw:polygon draw:style-name="Mgr4" draw:text-style-name="MP1" draw:layer="backgroundobjects" svg:width="0.029cm" svg:height="0.077cm" svg:x="25.861cm" svg:y="20.567cm" svg:viewBox="0 0 30 78" draw:points="21,10 21,10 21,25 17,29 17,29 12,33 12,43 8,48 8,54 8,59 3,59 0,68 0,73 0,78 0,78 0,73 3,73 8,68 12,59 17,48 21,33 21,25 26,10 30,0 26,0 26,0 26,0 26,0 26,6 26,6 26,10 26,10 26,10">
          <text:p/>
        </draw:polygon>
        <draw:polygon draw:style-name="Mgr4" draw:text-style-name="MP1" draw:layer="backgroundobjects" svg:width="0.028cm" svg:height="0.144cm" svg:x="25.835cm" svg:y="20.619cm" svg:viewBox="0 0 29 145" draw:points="29,0 29,0 21,14 17,18 17,24 12,43 8,59 3,85 3,96 0,106 0,120 0,127 3,145 3,145 3,145 3,145 3,131 3,120 3,102 8,85 12,63 12,52 17,38 21,18 21,18 21,14 21,5 29,5">
          <text:p/>
        </draw:polygon>
        <draw:polygon draw:style-name="Mgr4" draw:text-style-name="MP1" draw:layer="backgroundobjects" svg:width="0.016cm" svg:height="0.1cm" svg:x="25.852cm" svg:y="20.65cm" svg:viewBox="0 0 17 101" draw:points="3,19 3,19 3,19 8,19 8,19 8,19 8,19 8,13 8,9 8,9 8,9 17,9 17,0 8,13 3,24 0,37 0,58 0,63 0,82 0,89 3,101 3,101 0,48 0,42 3,42 3,37 3,33 3,24">
          <text:p/>
        </draw:polygon>
        <draw:polygon draw:style-name="Mgr4" draw:text-style-name="MP1" draw:layer="backgroundobjects" svg:width="0.029cm" svg:height="0.069cm" svg:x="25.91cm" svg:y="20.597cm" svg:viewBox="0 0 30 70" draw:points="17,57 17,51 30,0 21,12 17,23 12,23 8,32 0,42 0,42 0,42 0,42 3,70">
          <text:p/>
        </draw:polygon>
        <draw:polygon draw:style-name="Mgr5" draw:text-style-name="MP1" draw:layer="backgroundobjects" svg:width="0.021cm" svg:height="0.051cm" svg:x="25.91cm" svg:y="20.65cm" svg:viewBox="0 0 22 52" draw:points="22,0 22,0 8,11 3,11 3,11 3,11 0,11 0,11 0,18 0,18 3,18 3,18 3,22 0,22 0,22 0,27 0,31 0,37 0,37 0,40 0,40 0,52 0,52 17,8">
          <text:p/>
        </draw:polygon>
        <draw:polygon draw:style-name="Mgr6" draw:text-style-name="MP1" draw:layer="backgroundobjects" svg:width="0.024cm" svg:height="0.17cm" svg:x="25.839cm" svg:y="20.628cm" svg:viewBox="0 0 25 171" draw:points="25,4 25,4 25,4 25,0 25,4 17,4 17,4 12,24 8,37 8,48 3,67 0,83 0,106 0,119 0,134 0,134 0,137 3,137 3,93 3,93 8,106 8,108 8,113 8,119 8,119 12,166 12,166 12,166 12,166 12,166 12,171 12,171 12,171 12,159 12,156 12,147 12,141 12,127 12,127 8,113 8,106 8,83 8,79 8,62 12,48 17,37 25,24 25,24 25,18 25,18 25,18 25,14 25,8">
          <text:p/>
        </draw:polygon>
        <draw:polygon draw:style-name="Mgr4" draw:text-style-name="MP1" draw:layer="backgroundobjects" svg:width="0cm" svg:height="0.007cm" svg:x="25.861cm" svg:y="20.65cm" svg:viewBox="0 0 0 8" draw:points="0,8 0,0 0,0 0,0">
          <text:p/>
        </draw:polygon>
        <draw:polygon draw:style-name="Mgr4" draw:text-style-name="MP1" draw:layer="backgroundobjects" svg:width="0.007cm" svg:height="0.034cm" svg:x="25.892cm" svg:y="20.677cm" svg:viewBox="0 0 8 35" draw:points="4,9 0,14 4,35 8,30 8,26 8,26 8,14 8,14 8,9 8,9 8,3 8,0 8,0 8,3 8,3 8,3 8,9">
          <text:p/>
        </draw:polygon>
        <draw:polygon draw:style-name="Mgr13" draw:text-style-name="MP1" draw:layer="backgroundobjects" svg:width="0.021cm" svg:height="0.117cm" svg:x="25.905cm" svg:y="20.668cm" svg:viewBox="0 0 22 118" draw:points="4,43 4,48 0,78 0,118 4,82 4,82 4,68 9,43 13,18 22,0">
          <text:p/>
        </draw:polygon>
        <draw:polygon draw:style-name="Mgr9" draw:text-style-name="MP1" draw:layer="backgroundobjects" svg:width="0.029cm" svg:height="0.074cm" svg:x="25.861cm" svg:y="20.769cm" svg:viewBox="0 0 30 75" draw:points="26,3 26,0 26,0 26,13 21,22 21,33 21,42 21,47 21,47 21,47 21,53 21,57 21,57 21,57 21,63 21,63 21,63 21,63 21,63 17,66 17,66 12,66 12,66 12,66 8,66 8,66 8,63 3,63 0,63 8,66 8,70 12,70 17,75 21,75 30,75 26,75 26,75 26,75 26,70 26,70 26,57 26,37 26,22 26,7">
          <text:p/>
        </draw:polygon>
        <draw:polygon draw:style-name="Mgr7" draw:text-style-name="MP1" draw:layer="backgroundobjects" svg:width="0.047cm" svg:height="0.099cm" svg:x="25.852cm" svg:y="20.765cm" svg:viewBox="0 0 48 100" draw:points="44,4 44,7 44,76 44,76 44,81 44,81 44,81 48,81 39,81 35,81 30,76 26,76 26,72 16,69 16,69 16,69 16,63 8,53 8,46 8,37 8,26 3,22 3,17 3,4 3,4 3,0 3,0 3,0 3,0 3,4 3,7 3,17 3,17 3,17 3,17 3,22 3,22 3,22 3,26 3,26 3,26 3,26 3,26 3,26 3,26 3,26 3,26 0,26 0,26 0,26 0,26 0,26 0,26 0,26 3,37 3,37 3,42 3,46 3,46 3,59 8,63 8,69 8,69 16,69 39,100 39,92 48,92 48,81 48,81 48,69 44,42 44,26 48,4">
          <text:p/>
        </draw:polygon>
        <draw:polygon draw:style-name="Mgr6" draw:text-style-name="MP1" draw:layer="backgroundobjects" svg:width="0cm" svg:height="0.065cm" svg:x="25.892cm" svg:y="20.769cm" svg:viewBox="0 0 0 66" draw:points="0,0 0,4 0,18 0,34 0,54 0,66">
          <text:p/>
        </draw:polygon>
        <draw:polygon draw:style-name="Mgr6" draw:text-style-name="MP1" draw:layer="backgroundobjects" svg:width="0.007cm" svg:height="0.082cm" svg:x="25.892cm" svg:y="20.716cm" svg:viewBox="0 0 8 83" draw:points="0,76 0,83 4,25 8,0 4,4 0,25 0,43 0,63">
          <text:p/>
        </draw:polygon>
        <draw:polygon draw:style-name="Mgr4" draw:text-style-name="MP1" draw:layer="backgroundobjects" svg:width="0.012cm" svg:height="0.082cm" svg:x="25.883cm" svg:y="20.716cm" svg:viewBox="0 0 13 83" draw:points="9,78 9,71 9,59 9,35 9,22 13,0 9,0 9,0 4,4 4,12 4,12 0,12 0,22 0,26 0,26 0,26 4,35 4,48 4,63 4,71 4,83 9,83">
          <text:p/>
        </draw:polygon>
        <draw:polygon draw:style-name="Mgr18" draw:text-style-name="MP1" draw:layer="backgroundobjects" svg:width="0.007cm" svg:height="0.134cm" svg:x="25.892cm" svg:y="20.725cm" svg:viewBox="0 0 8 135" draw:points="8,40 8,40 8,0 3,51 3,56 0,84 0,99 3,125 3,135 3,135 3,135 3,135 3,119 3,90 3,64">
          <text:p/>
        </draw:polygon>
        <draw:polygon draw:style-name="Mgr11" draw:text-style-name="MP1" draw:layer="backgroundobjects" svg:width="0.003cm" svg:height="0.138cm" svg:x="25.905cm" svg:y="20.725cm" svg:viewBox="0 0 4 139" draw:points="0,36 0,36 0,139 0,139 4,0">
          <text:p/>
        </draw:polygon>
        <draw:polygon draw:style-name="Mgr8" draw:text-style-name="MP1" draw:layer="backgroundobjects" svg:width="0.003cm" svg:height="0.06cm" svg:x="25.839cm" svg:y="20.716cm" svg:viewBox="0 0 4 61" draw:points="4,27 4,27 4,23 4,16 4,12 0,0 0,0 0,51 0,55 0,61 0,61 0,61 0,61 0,61 4,61 4,61 4,61">
          <text:p/>
        </draw:polygon>
        <draw:polygon draw:style-name="Mgr4" draw:text-style-name="MP1" draw:layer="backgroundobjects" svg:width="0.024cm" svg:height="0.068cm" svg:x="25.817cm" svg:y="20.73cm" svg:viewBox="0 0 25 69" draw:points="21,0 21,0 21,5 21,11 21,11 21,15 21,21 21,24 21,24 16,29 16,29 16,29 16,29 8,29 2,33 0,33 0,33 0,41 0,41 0,45 0,53 0,59 0,63 0,63 0,63 2,69 2,69 8,69 21,69 16,69 8,63 2,63 0,59 0,53 2,41 16,33 21,29 25,29 25,11 25,5 25,5 25,15 21,5">
          <text:p/>
        </draw:polygon>
        <draw:polygon draw:style-name="Mgr3" draw:text-style-name="MP1" draw:layer="backgroundobjects" svg:width="0.036cm" svg:height="0.153cm" svg:x="25.814cm" svg:y="20.672cm" svg:viewBox="0 0 37 154" draw:points="28,82 28,82 28,82 28,88 32,96 32,88 32,88 28,65 28,58 28,42 32,33 32,22 37,0 22,42 12,101 0,130 2,150 28,154 28,150 12,150 6,150 6,150 2,144 2,144 2,144 2,140 2,134 2,127 2,122 2,122 2,115 2,115 6,115 12,110 22,110 22,110 22,110 22,110 28,107 28,107 28,101 28,96 28,92 28,92 28,88">
          <text:p/>
        </draw:polygon>
        <draw:polygon draw:style-name="Mgr4" draw:text-style-name="MP1" draw:layer="backgroundobjects" svg:width="0.051cm" svg:height="0.082cm" svg:x="25.817cm" svg:y="20.76cm" svg:viewBox="0 0 52 83" draw:points="0,23 0,28 0,33 6,33 10,37 16,37 16,45 34,59 34,64 40,70 40,74 40,80 44,80 52,83 52,80 44,80 44,80 44,74 40,70 40,59 30,37 20,37 16,37 16,37 16,37 16,37 10,33 6,33 6,28 6,23 20,10 20,0 16,0 10,4 0,10">
          <text:p/>
        </draw:polygon>
        <draw:polygon draw:style-name="Mgr7" draw:text-style-name="MP1" draw:layer="backgroundobjects" svg:width="0.007cm" svg:height="0.073cm" svg:x="25.839cm" svg:y="20.725cm" svg:viewBox="0 0 8 74" draw:points="4,30 4,30 4,30 0,30 0,30 0,30 0,30 0,30 0,25 0,19 0,44 4,74 4,44 4,44 8,52 4,0">
          <text:p/>
        </draw:polygon>
        <draw:polygon draw:style-name="Mgr5" draw:text-style-name="MP1" draw:layer="backgroundobjects" svg:width="0.016cm" svg:height="0.055cm" svg:x="25.83cm" svg:y="20.743cm" svg:viewBox="0 0 17 56" draw:points="12,0 12,17 12,28 0,40 0,46 0,50 3,50 8,56 8,56 8,56 8,56 12,56 17,56 12,56 8,50 8,50 8,50 8,46 8,40 8,40 8,36 8,36 12,32 12,32 17,28 17,28 17,28 17,21 17,21 17,0">
          <text:p/>
        </draw:polygon>
        <draw:polygon draw:style-name="Mgr6" draw:text-style-name="MP1" draw:layer="backgroundobjects" svg:width="0.016cm" svg:height="0.051cm" svg:x="25.835cm" svg:y="20.76cm" svg:viewBox="0 0 17 52" draw:points="0,18 0,18 0,23 0,28 0,28 0,28 3,32 8,32 17,52 17,52 17,48 17,43 17,43 12,32 12,32 12,32 12,28 8,0 8,0 8,5 8,5 8,5 3,10 3,10 0,13 0,13">
          <text:p/>
        </draw:polygon>
        <draw:polygon draw:style-name="Mgr18" draw:text-style-name="MP1" draw:layer="backgroundobjects" svg:width="0.003cm" svg:height="0.034cm" svg:x="25.852cm" svg:y="20.76cm" svg:viewBox="0 0 4 35" draw:points="4,5 4,5 0,0 0,0 0,29 0,35 0,35 0,35 0,35 0,35 4,35 4,35 4,35 4,35 4,35 4,35 4,35 4,35 4,35 4,29 4,29 4,29 4,25 4,25 4,25 4,25 4,13 4,10">
          <text:p/>
        </draw:polygon>
        <draw:polygon draw:style-name="Mgr3" draw:text-style-name="MP1" draw:layer="backgroundobjects" svg:width="0.025cm" svg:height="0.034cm" svg:x="25.835cm" svg:y="20.804cm" svg:viewBox="0 0 26 35" draw:points="3,10 3,10 3,10 3,10 0,10 26,35 21,35 21,30 21,25 17,20 17,14 3,0 3,5 3,5 3,5 3,5 3,5 3,5 3,5">
          <text:p/>
        </draw:polygon>
        <draw:polygon draw:style-name="Mgr14" draw:text-style-name="MP1" draw:layer="backgroundobjects" svg:width="0.033cm" svg:height="0.041cm" svg:x="25.861cm" svg:y="20.835cm" svg:viewBox="0 0 34 42" draw:points="0,0 0,5 21,33 34,42 21,33">
          <text:p/>
        </draw:polygon>
        <draw:polygon draw:style-name="Mgr20" draw:text-style-name="MP1" draw:layer="backgroundobjects" svg:width="0.021cm" svg:height="0.041cm" svg:x="25.883cm" svg:y="20.844cm" svg:viewBox="0 0 22 42" draw:points="0,10 0,19 13,28 22,42 22,39 22,39 22,39 18,33 18,28 18,23 13,23 13,19 13,19 13,10 13,10 13,10 9,6 9,0 9,0 9,10">
          <text:p/>
        </draw:polygon>
        <draw:polygon draw:style-name="Mgr12" draw:text-style-name="MP1" draw:layer="backgroundobjects" svg:width="0.003cm" svg:height="0.099cm" svg:x="25.892cm" svg:y="20.76cm" svg:viewBox="0 0 4 100" draw:points="0,90 0,90 0,97 4,100 4,100 4,100 4,0 0,22 0,42 0,72">
          <text:p/>
        </draw:polygon>
        <draw:polygon draw:style-name="Mgr13" draw:text-style-name="MP1" draw:layer="backgroundobjects" svg:width="0.2cm" svg:height="0.191cm" svg:x="25.905cm" svg:y="20.849cm" svg:viewBox="0 0 201 192" draw:points="0,0 0,0 0,7 0,7 0,12 2,12 2,16 2,22 6,26 6,26 6,26 6,31 11,31 11,31 11,31 24,36 28,40 42,55 55,68 64,73 64,79 64,84 136,136 180,175 201,192 189,181 180,171 153,155 136,132 125,122 120,117 114,106 96,99 78,84 64,73 55,68 46,55 33,40 24,26 6,12 2,7">
          <text:p/>
        </draw:polygon>
        <draw:polygon draw:style-name="Mgr4" draw:text-style-name="MP1" draw:layer="backgroundobjects" svg:width="0.118cm" svg:height="0.109cm" svg:x="25.883cm" svg:y="20.865cm" svg:viewBox="0 0 119 110" draw:points="13,9 0,0 0,4 4,9 4,19 8,19 8,24 17,28 17,33 22,33 22,33 26,33 41,42 45,53 49,66 58,71 77,81 92,96 110,110 106,106 119,110 119,110 119,110 110,99 106,96 97,91 97,87 87,81 83,77 26,24 26,24 26,24 22,24">
          <text:p/>
        </draw:polygon>
        <draw:polygon draw:style-name="Mgr4" draw:text-style-name="MP1" draw:layer="backgroundobjects" svg:width="0.038cm" svg:height="0.078cm" svg:x="26.524cm" svg:y="20.171cm" svg:viewBox="0 0 39 79" draw:points="35,59 39,55 31,30 18,18 13,18 9,15 0,0 39,79">
          <text:p/>
        </draw:polygon>
        <draw:polygon draw:style-name="Mgr18" draw:text-style-name="MP1" draw:layer="backgroundobjects" svg:width="0.016cm" svg:height="0.072cm" svg:x="26.564cm" svg:y="20.26cm" svg:viewBox="0 0 17 73" draw:points="0,0 0,0 0,17 8,33 12,51 17,73 17,73">
          <text:p/>
        </draw:polygon>
        <draw:polygon draw:style-name="Mgr11" draw:text-style-name="MP1" draw:layer="backgroundobjects" svg:width="0.117cm" svg:height="0.091cm" svg:x="26.3cm" svg:y="20.149cm" svg:viewBox="0 0 118 92" draw:points="118,0 118,0 118,4 114,10 109,14 105,19 99,23 90,29 82,38 76,42 76,42 72,42 54,50 54,54 50,59 41,64 37,64 27,73 19,79 13,84 8,84 0,84 0,92 0,92 0,92 0,92 8,84 17,84 19,84 31,79 37,73 45,64 54,59 67,59 76,50 76,42 86,38 90,33 99,23 109,14 114,14 114,14 114,14 114,10 114,10 114,4 118,4">
          <text:p/>
        </draw:polygon>
        <draw:polygon draw:style-name="Mgr3" draw:text-style-name="MP1" draw:layer="backgroundobjects" svg:width="0.016cm" svg:height="0.034cm" svg:x="26.586cm" svg:y="20.351cm" svg:viewBox="0 0 17 35" draw:points="17,3 17,3 17,0 12,0 12,0 12,0 12,3 12,8 12,8 12,8 12,14 12,14 12,14 12,14 12,14 12,20 12,20 12,24 12,24 12,24 12,24 8,24 8,24 8,24 8,24 8,24 8,24 8,24 3,24 0,24 8,35 8,35 8,35 8,35 8,35 8,35 12,35 12,35 12,35 12,35 17,35 17,35 17,35 17,35 17,35 17,35 17,31 17,24 17,24 17,20 17,14 17,8 17,8">
          <text:p/>
        </draw:polygon>
        <draw:polygon draw:style-name="Mgr8" draw:text-style-name="MP1" draw:layer="backgroundobjects" svg:width="0.029cm" svg:height="0.073cm" svg:x="26.581cm" svg:y="20.334cm" svg:viewBox="0 0 30 74" draw:points="3,35 3,14 0,0 3,45 30,74 12,45">
          <text:p/>
        </draw:polygon>
        <draw:polygon draw:style-name="Mgr4" draw:text-style-name="MP1" draw:layer="backgroundobjects" svg:width="0.021cm" svg:height="0.086cm" svg:x="26.564cm" svg:y="20.26cm" svg:viewBox="0 0 22 87" draw:points="22,87 22,87 18,73 18,65 13,51 13,41 9,32 9,22 4,6 0,0 18,73">
          <text:p/>
        </draw:polygon>
        <draw:polygon draw:style-name="Mgr35" draw:text-style-name="MP1" draw:layer="backgroundobjects" svg:width="0.147cm" svg:height="0.029cm" svg:x="26.16cm" svg:y="20.145cm" svg:viewBox="0 0 148 30" draw:points="113,30 113,23 121,23 130,19 135,19 135,19 139,19 148,19 148,19 148,19 148,19 148,19 144,19 130,19 121,19 113,23 98,23 89,23 75,19 66,19 59,19 52,14 44,14 39,9 13,0 13,0 13,0 13,0 13,0 8,0 8,0 4,0 4,0 4,0 0,4 4,4 4,4 17,9 35,14 44,19 55,19 75,23 84,30 98,30">
          <text:p/>
        </draw:polygon>
        <draw:polygon draw:style-name="Mgr11" draw:text-style-name="MP1" draw:layer="backgroundobjects" svg:width="0.05cm" svg:height="0.007cm" svg:x="26.191cm" svg:y="20.26cm" svg:viewBox="0 0 51 8" draw:points="42,3 51,0 47,0 42,3 38,3 25,3 22,3 13,3 8,0 4,0 0,0 4,0 8,3 13,8 22,8 25,8 35,8 42,8">
          <text:p/>
        </draw:polygon>
        <draw:polygon draw:style-name="Mgr11" draw:text-style-name="MP1" draw:layer="backgroundobjects" svg:width="0.025cm" svg:height="0.029cm" svg:x="26.107cm" svg:y="20.167cm" svg:viewBox="0 0 26 30" draw:points="21,30 26,30 26,30 21,30 21,25 21,22 17,11 12,11 8,4 0,0 0,0 0,0 0,0 0,4 0,11 8,11 12,14 17,22 17,25">
          <text:p/>
        </draw:polygon>
        <draw:polygon draw:style-name="Mgr13" draw:text-style-name="MP1" draw:layer="backgroundobjects" svg:width="0.038cm" svg:height="0.078cm" svg:x="26.058cm" svg:y="20.171cm" svg:viewBox="0 0 39 79" draw:points="35,5 35,5 3,69 0,79 3,69 8,59 12,55 22,35 27,30 30,18 35,15 39,10 39,5 39,0">
          <text:p/>
        </draw:polygon>
        <draw:polygon draw:style-name="Mgr7" draw:text-style-name="MP1" draw:layer="backgroundobjects" svg:width="0.029cm" svg:height="0.064cm" svg:x="26.063cm" svg:y="20.18cm" svg:viewBox="0 0 30 65" draw:points="30,0 30,4 30,8 30,8 26,8 26,12 22,12 22,12 18,15 18,21 8,26 8,26 8,41 3,52 0,57 0,57 0,65">
          <text:p/>
        </draw:polygon>
        <draw:polygon draw:style-name="Mgr36" draw:text-style-name="MP1" draw:layer="backgroundobjects" svg:width="0.08cm" svg:height="0.016cm" svg:x="26.608cm" svg:y="20.887cm" svg:viewBox="0 0 81 17" draw:points="4,17 4,17 8,8 13,3 17,0 25,0 25,0 81,0 22,0 22,0 0,8 0,17">
          <text:p/>
        </draw:polygon>
        <draw:polygon draw:style-name="Mgr37" draw:text-style-name="MP1" draw:layer="backgroundobjects" svg:width="0.529cm" svg:height="0.544cm" svg:x="26.608cm" svg:y="20.887cm" svg:viewBox="0 0 530 545" draw:points="0,16 0,16 0,16 0,16 0,16 0,16 0,16 0,16 0,16 0,16 0,16 0,22 0,22 0,22 0,36 0,36 0,36 2,36 2,36 2,40 2,40 2,40 2,40 2,40 2,51 2,51 2,56 2,56 2,60 2,60 2,64 2,64 2,64 2,64 2,64 0,64 0,64 0,64 0,60 0,60 0,60 0,60 0,56 0,56 0,51 0,84 0,88 0,93 0,98 0,118 0,145 0,160 0,175 0,175 0,179 0,165 2,160 2,160 2,145 2,145 7,145 7,145 7,145 11,145 11,145 11,145 11,145 11,145 11,145 11,151 11,160 11,160 11,160 16,165 16,171 16,171 20,179 20,185 20,188 22,188 22,206 29,206 29,218 22,237 22,264 22,280 22,292 22,326 29,358 29,373 29,380 29,413 32,447 34,472 42,490 51,500 60,507 64,518 68,522 83,526 87,531 100,535 105,545 114,545 118,545 122,545 131,545 140,545 140,545 145,545 153,545 162,535 171,531 175,531 185,526 193,522 198,522 206,522 211,518 215,518 238,503 244,490 263,480 285,472 307,467 329,459 334,459 338,453 347,447 375,433 379,429 383,429 383,429 397,423 410,419 422,413 437,406 444,395 450,390 458,380 467,380 472,380 480,373 480,369 480,369 485,369 485,369 489,369 489,369 489,369 489,369 494,369 494,369 494,369 503,369 503,363 503,363 507,358 511,358 511,355 517,350 521,350 526,346 526,336 530,331 530,326 530,321 530,307 530,307 526,297 526,292 521,288 521,285 511,280 511,280 503,280 494,269 485,264 480,264 476,260 472,260 467,260 467,264 472,264 476,264 480,269 485,280 489,280 494,280 494,280 494,285 503,285 503,288 503,288 503,288 507,288 507,288 507,288 511,288 511,288 511,288 511,288 511,288 511,292 511,297 511,297 511,307 511,307 511,307 511,321 507,321 507,326 503,326 503,331 494,331 494,336 489,336 489,341 485,341 480,341 480,346 480,346 480,346 480,346 480,346 480,346 480,346 476,350 476,350 476,350 476,355 472,355 472,355 472,355 472,355 472,355 463,358 454,363 450,369 446,373 446,373 446,373 440,380 437,380 431,386 427,386 422,390 419,395 414,401 410,401 410,401 401,406 397,406 392,406 392,406 388,406 383,406 383,409 379,413 375,419 369,419 369,419 366,423 366,423 361,429 357,429 347,438 343,438 338,443 326,443 321,443 312,443 312,443 312,443 307,447 299,429 290,438 285,443 281,447 276,447 268,447 268,453 263,453 255,459 252,459 248,464 244,467 244,467 244,467 240,472 234,472 231,480 224,480 215,480 215,485 215,485 215,490 215,490 211,490 211,500 202,503 189,507 185,507 181,507 175,518 162,518 153,522 145,522 145,522 136,526 122,518 109,518 100,507 87,507 83,507 83,503 78,500 74,500 68,500 46,459 46,395 51,331 51,269 51,209 83,222 83,222 83,228 87,232 92,232 92,237 96,237 96,237 100,241 100,241 100,241 105,244 105,244 109,250 114,250 118,250 122,250 122,255 127,255 131,255 136,260 140,264 140,264 153,264 171,264 185,264 198,264 198,260 202,260 202,260 206,260 215,255 215,255 215,255 215,255 215,255 220,255 215,250 215,250 215,250 215,250 220,250 227,250 231,250 231,250 234,244 234,244 234,241 238,237 238,237 240,232 244,228 255,206 276,171 281,171 290,171 290,165 294,160 299,160 303,160 307,151 307,145 312,142 312,138 312,138 312,138 312,138 312,138 312,138 312,132 312,132 312,132 312,132 312,132 312,132 312,132 321,132 321,127 321,127 321,127 321,127 321,127 321,127 321,127 321,127 321,122 321,118 326,106 312,103 312,103 312,98 312,93 312,88 307,84 299,106 290,132 290,138 276,151 268,165 248,179 240,188 238,201 238,201 238,201 238,201 234,206 234,206 234,206 231,206 231,206 231,206 224,209 224,209 220,209 215,209 215,213 211,213 206,213 198,218 185,218 181,218 181,218 175,218 175,222 175,222 175,222 171,222 171,222 167,222 162,222 162,222 158,222 153,222 153,218 149,218 149,218 140,218 122,213 109,209 100,209 83,179 78,175 74,165 68,160 68,145 64,127 64,106 68,103 68,93 74,88 74,84 83,64 83,51 83,51 83,46 83,46 83,46 83,46 83,46 83,40 83,40 83,40 87,40 92,25 92,22 92,22 92,16 87,16 87,7 83,7 83,3 83,0 74,0 68,0 68,0 20,0 20,0 11,0 7,3 2,7">
          <text:p/>
        </draw:polygon>
        <draw:polygon draw:style-name="Mgr37" draw:text-style-name="MP1" draw:layer="backgroundobjects" svg:width="0.086cm" svg:height="0.135cm" svg:x="26.625cm" svg:y="20.892cm" svg:viewBox="0 0 87 136" draw:points="68,13 74,13 74,13 78,13 83,13 83,13 83,13 83,13 83,13 87,13 83,18 83,24 83,32 83,37 83,37 78,48 74,52 68,62 64,67 64,71 64,71 64,71 64,78 64,82 56,82 56,82 56,82 56,87 56,87 47,87 47,91 47,96 47,96 47,96 47,96 34,101 34,101 34,101 34,106 34,112 34,115 34,120 23,125 23,125 23,125 18,131 18,136 16,136 16,125 16,125 10,115 10,101 7,87 7,82 7,62 7,58 7,52 10,37 7,37 7,37 4,37 0,32 0,24 0,24 0,18 7,13 10,4 16,4 23,4 34,0 47,4 64,4">
          <text:p/>
        </draw:polygon>
        <draw:polygon draw:style-name="Mgr23" draw:text-style-name="MP1" draw:layer="backgroundobjects" svg:width="0.086cm" svg:height="0.135cm" svg:x="26.625cm" svg:y="20.892cm" svg:viewBox="0 0 87 136" draw:points="74,13 68,13 64,4 47,4 34,0 23,4 16,4 10,4 7,13 0,18 0,24 0,24 0,32 4,37 7,37 7,37 10,37 7,52 7,58 7,62 7,82 7,87 10,101 10,115 16,125 16,125 16,136 18,136 18,131 23,125 23,125 23,125 34,120 34,115 34,112 34,106 34,101 34,101 34,101 47,96 47,96 47,96 47,96 47,91 47,87 56,87 56,87 56,82 56,82 56,82 64,82 64,78 64,71 64,71 64,71 64,67 68,62 74,52 78,48 83,37 83,37 83,32 83,24 83,18 87,13 83,13 83,13 83,13 83,13 83,13 78,13">
          <text:p/>
        </draw:polygon>
        <draw:polygon draw:style-name="Mgr23" draw:text-style-name="MP1" draw:layer="backgroundobjects" svg:width="0.072cm" svg:height="0.034cm" svg:x="26.63cm" svg:y="20.9cm" svg:viewBox="0 0 73 35" draw:points="73,14 69,14 69,14 69,22 69,22 69,35 73,35 24,35 15,35 15,35 12,35 12,30 9,30 9,22 9,22 3,22 3,22 0,14 3,9 9,9 9,9 12,9 24,0 40,9 40,9">
          <text:p/>
        </draw:polygon>
        <draw:polygon draw:style-name="Mgr23" draw:text-style-name="MP1" draw:layer="backgroundobjects" svg:width="0.072cm" svg:height="0.034cm" svg:x="26.63cm" svg:y="20.9cm" svg:viewBox="0 0 73 35" draw:points="69,22 69,22 69,14 69,14 73,14 40,9 40,9 24,0 12,9 9,9 9,9 3,9 0,14 3,22 3,22 9,22 9,22 9,30 12,30 12,35 15,35 15,35 24,35 73,35 69,35">
          <text:p/>
        </draw:polygon>
        <draw:polygon draw:style-name="Mgr38" draw:text-style-name="MP1" draw:layer="backgroundobjects" svg:width="0.007cm" svg:height="0.17cm" svg:x="26.603cm" svg:y="20.909cm" svg:viewBox="0 0 8 171" draw:points="8,0 3,0 0,5 0,5 0,5 0,24 0,52 3,83 3,113 0,146 0,166 0,171 0,166 0,166 0,166 0,166 3,166 3,166 3,166 3,161 3,161 3,161 3,146 3,135 8,103 8,83 3,78 3,73 3,69 3,35 3,19 3,5 8,5 8,5">
          <text:p/>
        </draw:polygon>
        <draw:polygon draw:style-name="Mgr29" draw:text-style-name="MP1" draw:layer="backgroundobjects" svg:width="0.007cm" svg:height="0.029cm" svg:x="26.608cm" svg:y="20.931cm" svg:viewBox="0 0 8 30" draw:points="0,15 0,20 0,20 3,25 3,25 3,25 3,25 3,30 3,30 3,30 8,30 8,30 8,30 8,30 8,30 8,25 8,25 8,20 8,20 8,15 8,15 8,4 8,4 8,4 8,4 8,4 8,0 8,0 3,0 0,0 0,0">
          <text:p/>
        </draw:polygon>
        <draw:polygon draw:style-name="Mgr34" draw:text-style-name="MP1" draw:layer="backgroundobjects" svg:width="0.051cm" svg:height="0.258cm" svg:x="26.55cm" svg:y="20.931cm" svg:viewBox="0 0 52 259" draw:points="52,28 52,0 52,52 43,58 38,58 29,62 25,62 20,71 11,77 11,82 8,86 3,86 0,93 0,137 0,178 3,213 8,244 3,248 3,249 0,254 0,254 0,259 11,248 11,248 11,244 11,241 11,232 11,232 8,213 3,200 3,181 3,172 3,146 3,120 3,108 3,86 8,86 11,82 20,71 25,62 25,62 52,58">
          <text:p/>
        </draw:polygon>
        <draw:polygon draw:style-name="Mgr12" draw:text-style-name="MP1" draw:layer="backgroundobjects" svg:width="0.047cm" svg:height="0.187cm" svg:x="26.555cm" svg:y="20.993cm" svg:viewBox="0 0 48 188" draw:points="48,0 48,0 20,4 20,4 16,13 7,24 3,28 0,28 0,49 0,61 0,82 0,114 0,122 0,140 3,156 7,174 7,174 7,181 7,185 7,188 16,170 11,140 7,114 7,74 3,43 26,7 30,7 30,4 30,4 35,4 39,4 44,4 48,4">
          <text:p/>
        </draw:polygon>
        <draw:polygon draw:style-name="Mgr39" draw:text-style-name="MP1" draw:layer="backgroundobjects" svg:width="0.003cm" svg:height="0.165cm" svg:x="26.603cm" svg:y="20.962cm" svg:viewBox="0 0 4 166" draw:points="0,28 0,28 0,166 0,163 0,153 0,153 0,148 0,144 0,141 0,136 0,136 0,131 0,120 0,116 0,110 0,91 4,57 4,28 0,0">
          <text:p/>
        </draw:polygon>
        <draw:polygon draw:style-name="Mgr13" draw:text-style-name="MP1" draw:layer="backgroundobjects" svg:width="0.042cm" svg:height="0.187cm" svg:x="26.559cm" svg:y="20.993cm" svg:viewBox="0 0 43 188" draw:points="43,0 43,4 38,4 34,4 29,4 25,4 25,4 25,7 20,7 0,43 2,74 2,114 7,140 11,170 2,188 2,188 7,185 11,181 16,181 16,181 16,178 20,174 25,166 25,166 29,166 34,160 34,156 38,151 38,151 43,151 43,146 43,146 43,146 43,146">
          <text:p/>
        </draw:polygon>
        <draw:polygon draw:style-name="Mgr38" draw:text-style-name="MP1" draw:layer="backgroundobjects" svg:width="0.007cm" svg:height="0.072cm" svg:x="26.603cm" svg:y="21.064cm" svg:viewBox="0 0 8 73" draw:points="0,8 0,13 0,25 0,30 0,30 0,35 0,40 0,44 0,49 0,49 0,61 0,63 0,63 0,63 0,63 0,68 0,68 0,68 0,68 0,68 0,68 0,68 0,73 0,73 0,73 3,73 3,73 3,73 3,73 3,73 3,73 3,73 3,73 3,68 3,68 3,68 3,68 3,68 3,63 3,63 3,49 8,49 8,44 8,44 8,44 8,44 3,4 3,0 3,0 3,4 3,4 3,4 0,4 0,4 0,4 0,4">
          <text:p/>
        </draw:polygon>
        <draw:polygon draw:style-name="Mgr29" draw:text-style-name="MP1" draw:layer="backgroundobjects" svg:width="0.025cm" svg:height="0.279cm" svg:x="26.608cm" svg:y="21.086cm" svg:viewBox="0 0 26 280" draw:points="3,28 3,28 3,28 3,28 3,32 0,32 0,46 12,60 12,85 12,108 12,131 12,157 12,197 19,235 19,280 23,280 23,280 26,280 26,280 26,280 26,275 26,197 23,197 23,197 23,175 19,162 19,153 19,112 19,102 19,93 23,74 23,56 23,32 19,28 19,16 19,16 8,0">
          <text:p/>
        </draw:polygon>
        <draw:polygon draw:style-name="Mgr29" draw:text-style-name="MP1" draw:layer="backgroundobjects" svg:width="0.16cm" svg:height="0.406cm" svg:x="26.608cm" svg:y="21.037cm" svg:viewBox="0 0 161 407" draw:points="4,68 8,38 17,56 17,56 17,68 22,72 22,94 22,114 17,134 25,235 25,316 25,321 28,330 28,338 33,348 39,364 50,384 73,402 73,407 92,407 96,407 112,407 117,407 121,407 130,407 139,407 152,407 161,407 152,407 139,407 126,407 117,407 112,402 96,402 92,394 82,388 73,384 69,380 60,364 50,364 50,357 39,348 36,334 36,324 33,305 33,286 28,260 28,240 25,222 25,197 25,178 25,154 28,130 28,110 28,87 25,68 25,38 22,22 22,22 22,16 17,11 17,11 17,11 17,2 17,0 17,0 17,0 17,0 17,0 17,0 13,0 13,0 13,0 8,0 8,0 8,11 8,11 4,16 0,30">
          <text:p/>
        </draw:polygon>
        <draw:polygon draw:style-name="Mgr29" draw:text-style-name="MP1" draw:layer="backgroundobjects" svg:width="0.454cm" svg:height="0.357cm" svg:x="26.608cm" svg:y="21.117cm" svg:viewBox="0 0 455 358" draw:points="0,8 0,8 1,22 1,22 1,53 0,67 0,87 1,140 1,168 5,212 10,249 10,269 14,277 14,287 19,287 22,291 25,296 25,300 31,304 31,314 31,319 31,319 31,319 34,319 34,319 34,324 37,324 37,324 37,333 45,337 45,344 54,347 71,352 86,352 99,352 108,358 121,358 125,358 125,352 125,352 134,352 143,352 159,352 168,347 186,344 189,344 193,337 198,333 198,333 207,333 220,333 220,329 220,329 220,329 224,324 239,319 237,314 239,314 242,314 280,287 327,259 358,238 375,229 389,218 428,194 441,184 455,173 455,173 455,173 455,173 455,173 455,173 428,188 398,208 367,224 332,249 318,249 318,259 298,269 298,269 289,269 289,269 285,277 280,277 276,277 271,277 263,277 256,287 251,291 247,291 237,300 234,304 224,309 220,314 216,314 211,314 207,319 193,319 186,324 172,329 168,333 164,333 159,333 159,333 155,333 147,333 134,333 121,333 108,333 103,333 103,333 99,333 86,333 86,333 81,333 77,329 71,329 67,324 63,324 54,319 54,319 45,314 45,304 37,296 34,296 31,287 31,287 31,277 25,269 25,259 22,259 22,249 19,238 19,232 14,229 14,184 10,140 10,97 10,82 10,58 10,39 10,12 0,0 0,0 0,5 0,5 0,5 0,5 0,5">
          <text:p/>
        </draw:polygon>
        <draw:polygon draw:style-name="Mgr32" draw:text-style-name="MP1" draw:layer="backgroundobjects" svg:width="0.007cm" svg:height="0.086cm" svg:x="26.603cm" svg:y="21.133cm" svg:viewBox="0 0 8 87" draw:points="3,0 0,0 3,87 3,67 8,52 8,14 8,14">
          <text:p/>
        </draw:polygon>
        <draw:polygon draw:style-name="Mgr33" draw:text-style-name="MP1" draw:layer="backgroundobjects" svg:width="0.309cm" svg:height="0.39cm" svg:x="26.599cm" svg:y="21.133cm" svg:viewBox="0 0 310 391" draw:points="4,3 4,3 4,3 4,0 4,0 4,0 4,0 4,0 4,0 4,0 4,0 4,0 4,0 4,3 4,3 4,3 4,3 4,8 4,14 4,23 4,50 4,125 0,210 0,222 0,230 0,242 4,253 4,264 4,272 8,287 17,305 22,314 26,329 34,338 36,348 42,358 42,363 45,363 57,373 61,373 66,377 79,386 83,386 93,391 106,391 114,391 123,391 132,391 141,386 150,386 162,386 166,386 166,386 166,386 166,386 166,386 166,386 171,377 179,373 197,369 205,363 216,363 222,363 226,363 226,358 239,358 248,348 259,333 263,329 268,329 277,324 310,287 297,291 297,291 297,296 297,296 297,296 292,305 288,305 288,305 288,310 280,314 280,314 277,314 272,320 268,324 259,329 250,333 248,338 248,343 248,348 248,348 244,348 239,354 226,358 216,358 202,363 193,363 184,363 175,369 166,373 154,373 141,373 128,373 123,373 110,373 106,373 83,373 79,369 66,363 61,358 57,358 45,348 42,338 42,329 36,320 34,314 26,305 26,291 22,281 17,264 8,242 4,222 4,206 4,182 4,173 4,158 8,155 8,134 13,134 8,84">
          <text:p/>
        </draw:polygon>
        <draw:polygon draw:style-name="Mgr15" draw:text-style-name="MP1" draw:layer="backgroundobjects" svg:width="0.1cm" svg:height="0.095cm" svg:x="26.506cm" svg:y="21.133cm" svg:viewBox="0 0 101 96" draw:points="101,0 101,0 97,0 97,0 92,3 92,8 88,14 83,14 83,14 79,23 74,28 74,33 74,33 70,33 65,35 61,38 45,56 0,90 0,96 0,96 4,96 4,96 4,96 4,90 8,90 13,85 22,85 26,82 31,66 35,66 41,66 45,66 53,56 53,56 56,52 61,38 70,35 74,35 74,33 79,28 79,23 88,14 92,14 92,8 97,3 97,3 97,3 101,3">
          <text:p/>
        </draw:polygon>
        <draw:polygon draw:style-name="Mgr9" draw:text-style-name="MP1" draw:layer="backgroundobjects" svg:width="0.047cm" svg:height="0.056cm" svg:x="26.555cm" svg:y="21.133cm" svg:viewBox="0 0 48 57" draw:points="48,9 48,3 48,3 48,3 48,3 48,0 48,0 48,0 48,3 44,3 44,3 44,3 39,9 39,14 35,14 26,23 26,35 20,37 20,40 16,40 7,44 3,52 0,57 0,57 3,52 7,52 7,52 7,52 7,52 11,47 16,44 20,40 26,40 30,35 39,23 44,14">
          <text:p/>
        </draw:polygon>
        <draw:polygon draw:style-name="Mgr16" draw:text-style-name="MP1" draw:layer="backgroundobjects" svg:width="0.213cm" svg:height="0.394cm" svg:x="26.564cm" svg:y="21.133cm" svg:viewBox="0 0 214 395" draw:points="38,8 38,0 38,8 34,23 34,28 34,33 34,35 29,69 21,98 16,124 12,157 12,186 7,229 7,257 7,294 7,294 7,294 7,294 7,294 7,294 7,294 7,294 7,294 7,299 7,299 3,299 3,299 0,299 0,299 0,299 16,313 25,324 34,338 52,353 71,370 77,375 77,381 79,381 83,381 91,385 96,391 100,391 120,391 125,391 135,395 143,395 157,395 157,391 157,391 157,391 165,391 174,391 174,391 174,391 174,391 174,391 183,391 196,391 196,385 196,385 201,385 205,381 214,381 196,381 170,381 148,381 125,381 100,381 100,381 91,381 83,375 79,375 79,375 77,370 77,370 71,370 71,370 69,361 69,361 69,361 65,361 60,358 60,353 56,347 52,343 47,343 43,338 38,332 29,313 29,299 25,286 25,267 21,254 21,239 16,207 16,157 21,144 21,124 21,113 25,98 29,64 34,59 34,45 38,33 38,23">
          <text:p/>
        </draw:polygon>
        <draw:polygon draw:style-name="Mgr3" draw:text-style-name="MP1" draw:layer="backgroundobjects" svg:width="0.507cm" svg:height="0.324cm" svg:x="26.094cm" svg:y="21.133cm" svg:viewBox="0 0 508 325" draw:points="508,5 508,0 508,0 508,0 508,0 504,5 499,14 490,19 486,27 482,27 477,32 473,34 468,36 468,36 468,36 468,36 464,36 460,41 456,51 456,51 456,51 442,51 437,65 428,70 420,75 415,84 406,90 397,94 389,102 380,112 371,117 358,122 349,128 344,128 333,134 329,138 329,143 325,143 318,149 305,152 291,157 286,165 278,171 273,171 247,175 247,180 229,180 229,180 219,180 211,180 202,185 198,190 194,190 194,190 180,190 176,195 176,195 176,195 176,195 160,195 155,190 155,190 151,190 136,190 127,190 120,190 114,190 105,190 91,190 78,185 65,180 56,175 52,171 38,165 34,165 16,152 0,149 2,157 12,171 16,180 16,190 21,199 25,211 29,224 34,234 34,243 34,257 34,264 34,273 34,273 34,279 29,288 25,302 21,306 16,321 16,325 16,325 21,321 21,321 25,321 25,321 29,321 34,321 34,321 38,321 38,321 38,316 38,312 38,312 38,312 43,312 43,306 43,306 43,306 43,306 65,302 83,302 120,297 120,292 136,288 160,288 176,288 194,288 219,292 219,292 243,292 273,288 291,288 318,292 344,292 362,292 384,297 411,297 415,297 424,302 433,302 442,302 446,302 456,302 468,306 468,306 468,306 473,306 473,306 477,306 477,306 477,302 477,302 477,302 477,302 477,302 477,302 477,302 477,302 477,302 477,264 477,237 482,199 482,171 486,134 490,102 499,75 504,41 504,36 504,32 504,27 508,14">
          <text:p/>
        </draw:polygon>
        <draw:polygon draw:style-name="Mgr8" draw:text-style-name="MP1" draw:layer="backgroundobjects" svg:width="0.182cm" svg:height="0.108cm" svg:x="26.371cm" svg:y="21.182cm" svg:viewBox="0 0 183 109" draw:points="179,0 173,0 169,0 164,14 160,19 151,19 147,24 142,24 142,29 142,29 142,29 138,29 138,29 129,34 125,40 115,49 110,54 106,59 101,59 97,64 82,71 69,77 65,77 65,77 65,77 65,77 62,77 52,82 45,91 36,98 32,98 17,102 0,107 0,109 0,107 4,107 4,107 8,107 8,107 13,107 22,102 27,102 36,102 36,102 40,98 40,98 40,98 49,91 52,91 52,87 55,82 65,77 69,77 78,71 97,64 106,59 115,54 125,44 133,40 142,34 147,24 156,19 164,14 169,0 183,0 183,0 183,0">
          <text:p/>
        </draw:polygon>
        <draw:polygon draw:style-name="Mgr16" draw:text-style-name="MP1" draw:layer="backgroundobjects" svg:width="0.257cm" svg:height="0.372cm" svg:x="26.581cm" svg:y="21.155cm" svg:viewBox="0 0 258 373" draw:points="22,27 22,0 22,13 22,22 17,36 17,51 13,56 8,88 4,103 4,115 4,134 0,149 0,199 4,230 4,242 8,259 8,276 13,291 13,305 22,324 26,330 30,335 35,335 39,339 44,345 44,350 48,353 52,353 52,353 52,353 54,362 54,362 60,362 60,362 62,367 62,367 66,367 75,373 85,373 85,373 103,373 133,373 155,373 184,373 202,373 210,373 219,367 223,367 232,362 236,353 245,350 249,345 258,339 258,339 258,339 258,339 258,339 249,339 240,350 227,350 223,353 215,362 210,362 206,362 206,367 197,367 188,367 184,367 184,367 184,367 179,373 164,373 155,373 146,373 142,373 122,373 113,373 103,367 99,367 85,367 75,362 62,350 60,350 60,345 54,339 52,335 48,335 44,324 35,316 30,305 22,296 22,291 17,286 13,272 13,263 13,247 8,242 8,230 8,220 8,212 8,199 13,149 13,131 13,124 13,115 17,109">
          <text:p/>
        </draw:polygon>
        <draw:polygon draw:style-name="Mgr4" draw:text-style-name="MP1" draw:layer="backgroundobjects" svg:width="0.076cm" svg:height="0.065cm" svg:x="26.007cm" svg:y="20.975cm" svg:viewBox="0 0 77 66" draw:points="77,66 73,57 73,57 73,57 64,57 59,47 51,42 46,42 30,42 30,32 21,23 21,17 0,0 0,3 0,3 7,7 7,13 7,13 7,13 17,17 21,26 21,32 30,42 30,42 46,57 51,57 59,57 64,57 68,63 68,63">
          <text:p/>
        </draw:polygon>
        <draw:polygon draw:style-name="Mgr8" draw:text-style-name="MP1" draw:layer="backgroundobjects" svg:width="0.069cm" svg:height="0.09cm" svg:x="26.058cm" svg:y="21.033cm" svg:viewBox="0 0 70 91" draw:points="0,0 4,8 13,17 22,23 27,28 37,33 41,36 41,36 41,36 47,47 52,63 61,68 61,76 66,80 70,91 70,91 66,80 66,76 61,68 61,63 61,63 56,58 52,47 47,36 41,33 31,28 22,17">
          <text:p/>
        </draw:polygon>
        <draw:polygon draw:style-name="Mgr3" draw:text-style-name="MP1" draw:layer="backgroundobjects" svg:width="0.016cm" svg:height="0.025cm" svg:x="26.054cm" svg:y="21.037cm" svg:viewBox="0 0 17 26" draw:points="8,3 0,0 3,3 0,12 0,12 3,12 3,20 8,20 8,26 12,26 12,20 17,20 17,12">
          <text:p/>
        </draw:polygon>
        <draw:polygon draw:style-name="Mgr6" draw:text-style-name="MP1" draw:layer="backgroundobjects" svg:width="0.042cm" svg:height="0.038cm" svg:x="26.023cm" svg:y="20.998cm" svg:viewBox="0 0 43 39" draw:points="43,39 43,39 43,39 0,0 0,2 6,14 6,23 15,23 20,23 30,29 34,39">
          <text:p/>
        </draw:polygon>
        <draw:polygon draw:style-name="Mgr4" draw:text-style-name="MP1" draw:layer="backgroundobjects" svg:width="0.038cm" svg:height="0.046cm" svg:x="26.067cm" svg:y="21.042cm" svg:viewBox="0 0 39 47" draw:points="0,0 0,5 4,11 9,15 9,15 14,15 18,21 23,21 23,30 23,30 29,30 29,42 29,47 34,47 34,47 34,47 39,47 29,21 29,21 29,21 23,15 14,11 9,5">
          <text:p/>
        </draw:polygon>
        <draw:polygon draw:style-name="Mgr4" draw:text-style-name="MP1" draw:layer="backgroundobjects" svg:width="0.042cm" svg:height="0.09cm" svg:x="26.081cm" svg:y="21.103cm" svg:viewBox="0 0 43 91" draw:points="39,13 39,13 39,13 33,4 30,0 33,4 39,13 39,19 39,28 39,37 39,41 39,59 39,64 39,68 39,68 39,68 39,68 39,68 39,72 33,75 33,75 30,78 24,78 24,81 18,81 12,86 12,86 8,86 4,86 4,86 0,91 0,91 0,91 8,91 18,86 18,86 24,81 24,78 30,78 39,75 39,75 39,75 39,72 39,72 39,68 39,64 43,64 43,59 43,59 43,55 43,41 43,37 43,32 39,28 39,23">
          <text:p/>
        </draw:polygon>
        <draw:polygon draw:style-name="Mgr5" draw:text-style-name="MP1" draw:layer="backgroundobjects" svg:width="0.029cm" svg:height="0.081cm" svg:x="26.094cm" svg:y="21.072cm" svg:viewBox="0 0 30 82" draw:points="21,45 21,45 21,45 21,54 21,58 25,63 25,68 25,72 25,78 25,82 25,82 25,78 25,78 25,72 30,72 30,68 30,68 30,63 30,58 30,58 30,54 25,45 21,38 21,29 10,26 4,8 0,0 10,26 10,26 10,26 10,26 10,29 10,29 10,29 14,34">
          <text:p/>
        </draw:polygon>
        <draw:polygon draw:style-name="Mgr13" draw:text-style-name="MP1" draw:layer="backgroundobjects" svg:width="0.034cm" svg:height="0.085cm" svg:x="26.094cm" svg:y="21.095cm" svg:viewBox="0 0 35 86" draw:points="30,25 30,31 30,31 30,34 30,39 30,39 30,49 26,49 26,54 26,54 26,59 26,63 21,63 21,69 21,72 21,72 21,76 21,76 21,76 10,80 4,80 4,83 0,86 0,86 0,86 4,86 4,86 4,83 4,83 10,80 21,80 21,76 21,76 21,76 21,76 21,69 26,63 30,63 30,59 35,54 35,49 35,39 35,39 35,34 35,34 35,31 35,25 35,25 35,21 35,21 30,15 30,15 26,11 21,2 21,0 21,2 26,11 26,15">
          <text:p/>
        </draw:polygon>
        <draw:polygon draw:style-name="Mgr16" draw:text-style-name="MP1" draw:layer="backgroundobjects" svg:width="0.034cm" svg:height="0.065cm" svg:x="26.054cm" svg:y="21.195cm" svg:viewBox="0 0 35 66" draw:points="12,20 0,0 0,0 0,10 17,49 17,49 22,55 27,62 27,62 31,62 31,66 35,66 35,62 35,62 35,62 35,55 27,49 22,44 17,29">
          <text:p/>
        </draw:polygon>
        <draw:polygon draw:style-name="Mgr22" draw:text-style-name="MP1" draw:layer="backgroundobjects" svg:width="0.043cm" svg:height="0.051cm" svg:x="26.045cm" svg:y="21.168cm" svg:viewBox="0 0 44 52" draw:points="8,30 21,52 8,9 8,9 17,9 17,9 21,9 27,9 27,9 27,4 31,4 36,0 40,0 44,0 36,0 36,0 31,0 27,4 21,9 21,9 21,9 17,9 17,9 17,9 17,9 8,9 8,9 8,9 0,9 0,9 3,13 3,24 8,24">
          <text:p/>
        </draw:polygon>
        <draw:polygon draw:style-name="Mgr13" draw:text-style-name="MP1" draw:layer="backgroundobjects" svg:width="0.125cm" svg:height="0.016cm" svg:x="26.191cm" svg:y="21.292cm" svg:viewBox="0 0 126 17" draw:points="126,0 126,4 99,4 80,11 66,11 57,11 47,11 38,11 24,11 0,11 4,11 8,11 17,11 21,17 28,17 34,17 38,17 52,17 57,17 57,11 117,11 126,11 126,4">
          <text:p/>
        </draw:polygon>
        <draw:polygon draw:style-name="Mgr15" draw:text-style-name="MP1" draw:layer="backgroundobjects" svg:width="0.056cm" svg:height="0.016cm" svg:x="26.318cm" svg:y="21.283cm" svg:viewBox="0 0 57 17" draw:points="0,11 0,17 8,17 8,17 8,11 18,11 18,11 24,5 33,5 37,5 48,5 53,0 57,0 57,0 57,0 57,0 57,0 57,0 53,0 37,0 33,5 28,5 18,5 18,5 8,5 0,5">
          <text:p/>
        </draw:polygon>
        <draw:polygon draw:style-name="Mgr4" draw:text-style-name="MP1" draw:layer="backgroundobjects" svg:width="0.087cm" svg:height="0.029cm" svg:x="26.326cm" svg:y="21.279cm" svg:viewBox="0 0 88 30" draw:points="0,24 0,30 18,30 18,24 40,19 47,19 56,13 60,8 75,3 88,0 88,0 88,0 84,3 84,3 75,3 69,3 60,8 56,8 56,8 51,8 51,8 47,8 47,13 47,13 47,13 47,13 47,13 40,13 36,19 27,19 22,19 13,19 9,24 9,24">
          <text:p/>
        </draw:polygon>
        <draw:polygon draw:style-name="Mgr5" draw:text-style-name="MP1" draw:layer="backgroundobjects" svg:width="0.191cm" svg:height="0.025cm" svg:x="26.138cm" svg:y="21.292cm" svg:viewBox="0 0 192 26" draw:points="192,10 182,10 174,10 174,10 174,10 169,10 165,10 165,10 161,10 156,10 147,16 143,16 138,16 138,16 123,16 119,16 114,16 100,16 89,16 82,16 75,16 72,10 62,10 57,10 53,10 0,0 8,0 22,4 35,10 44,10 57,16 72,16 82,22 100,22 100,22 114,22 119,22 119,22 123,26 138,26 138,26 138,26 138,26 143,22 156,22 156,22 161,22 165,16 174,10 182,10">
          <text:p/>
        </draw:polygon>
        <draw:polygon draw:style-name="Mgr8" draw:text-style-name="MP1" draw:layer="backgroundobjects" svg:width="0.051cm" svg:height="0.007cm" svg:x="26.256cm" svg:y="21.301cm" svg:viewBox="0 0 52 8" draw:points="52,0 52,0 52,0 0,0 0,8 2,8 16,8 16,8 20,8 25,8 34,0 38,0 43,0 43,0 47,0">
          <text:p/>
        </draw:polygon>
        <draw:polygon draw:style-name="Mgr4" draw:text-style-name="MP1" draw:layer="backgroundobjects" svg:width="0.107cm" svg:height="0.025cm" svg:x="26.129cm" svg:y="21.283cm" svg:viewBox="0 0 108 26" draw:points="108,26 108,26 97,26 89,20 76,20 62,16 49,16 35,10 22,5 13,5 13,0 13,0 8,0 8,0 0,0 4,0 17,5 22,10 30,16 45,20 62,26 76,26 85,26 91,26 97,26">
          <text:p/>
        </draw:polygon>
        <draw:polygon draw:style-name="Mgr9" draw:text-style-name="MP1" draw:layer="backgroundobjects" svg:width="0.103cm" svg:height="0.007cm" svg:x="26.213cm" svg:y="21.401cm" svg:viewBox="0 0 104 8" draw:points="0,3 0,8 104,3 104,3 77,0 57,0 40,0 16,0">
          <text:p/>
        </draw:polygon>
        <draw:polygon draw:style-name="Mgr35" draw:text-style-name="MP1" draw:layer="backgroundobjects" svg:width="0.056cm" svg:height="0.029cm" svg:x="26.085cm" svg:y="21.257cm" svg:viewBox="0 0 57 30" draw:points="57,30 57,30 57,30 52,28 43,23 29,19 29,19 20,8 9,0 4,0 0,0 0,0 29,23 48,30">
          <text:p/>
        </draw:polygon>
        <draw:polygon draw:style-name="Mgr16" draw:text-style-name="MP1" draw:layer="backgroundobjects" svg:width="0.047cm" svg:height="0.195cm" svg:x="26.085cm" svg:y="21.257cm" svg:viewBox="0 0 48 196" draw:points="9,20 29,25 0,0 0,0 0,5 4,20 9,25 13,32 20,42 29,52 29,62 29,72 34,83 34,92 39,102 39,112 39,127 39,130 39,143 34,148 34,166 29,166 29,166 24,171 20,171 20,171 13,181 13,185 13,185 9,185 13,196 29,191 29,185 34,171 39,166 43,152 48,143 48,139 48,139 48,130 48,121 48,107 48,96 43,86 39,78 34,67 29,58 29,48 24,38 13,28">
          <text:p/>
        </draw:polygon>
        <draw:polygon draw:style-name="Mgr33" draw:text-style-name="MP1" draw:layer="backgroundobjects" svg:width="0.521cm" svg:height="0.244cm" svg:x="25.615cm" svg:y="21.235cm" svg:viewBox="0 0 522 245" draw:points="495,17 495,12 490,12 490,12 486,5 482,0 486,12 490,12 495,24 499,34 499,39 503,43 503,53 503,58 503,58 503,58 503,63 503,73 503,83 503,89 503,92 499,102 499,107 495,110 490,127 490,137 482,145 478,155 478,159 474,163 469,167 465,171 465,176 460,181 456,181 456,186 451,186 447,186 447,186 443,191 438,200 434,200 434,200 429,200 425,206 417,211 412,214 409,219 402,219 399,219 385,219 377,219 362,219 358,219 324,219 298,211 276,206 251,200 230,196 207,191 201,186 172,186 157,186 134,181 121,181 99,181 51,163 0,155 0,155 99,186 139,191 157,196 172,200 207,211 243,219 271,230 280,230 285,234 293,234 302,241 316,245 324,245 333,245 338,245 362,245 362,245 377,245 381,245 394,245 402,245 409,241 417,234 425,234 434,230 438,230 447,225 456,219 460,214 465,214 465,214 465,211 474,200 474,200 474,200 474,200 478,200 482,191 482,191 482,186 486,186 490,186 499,181 503,167 508,163 513,155 513,145 522,137 518,110 518,102 513,77 513,48 513,48">
          <text:p/>
        </draw:polygon>
        <draw:polygon draw:style-name="Mgr32" draw:text-style-name="MP1" draw:layer="backgroundobjects" svg:width="0.56cm" svg:height="0.222cm" svg:x="25.541cm" svg:y="21.235cm" svg:viewBox="0 0 561 223" draw:points="540,0 540,0 540,0 540,0 540,6 540,13 544,13 544,18 549,21 549,32 549,35 549,44 549,49 549,49 549,49 549,54 549,69 549,79 549,91 549,99 540,104 540,119 540,119 540,119 536,130 531,143 531,148 531,148 522,162 522,167 518,167 514,167 509,177 505,185 500,185 491,190 491,190 491,190 491,190 491,190 487,195 483,200 481,204 477,204 473,204 469,204 461,204 456,210 448,210 424,215 411,215 389,215 373,210 351,204 338,204 316,204 299,195 263,190 250,185 225,180 212,177 190,167 169,167 152,167 134,162 121,162 108,159 94,159 68,148 46,143 33,140 24,140 11,130 0,130 0,140 15,143 33,148 55,159 68,159 68,159 68,159 116,167 165,185 190,185 203,185 225,190 241,190 263,190 274,195 294,200 316,204 338,210 360,215 389,223 416,223 420,223 434,223 443,223 456,223 461,223 469,223 473,220 481,215 483,210 487,204 491,204 491,204 496,204 500,195 505,190 505,190 509,190 514,190 514,185 518,185 522,180 522,177 527,171 531,167 536,162 536,159 540,148 549,140 549,130 552,119 557,116 557,104 561,94 561,91 561,85 561,75 561,64 561,59 561,59 561,59 561,54 561,44 557,40 557,35 552,25 549,13 544,13">
          <text:p/>
        </draw:polygon>
        <draw:polygon draw:style-name="Mgr16" draw:text-style-name="MP1" draw:layer="backgroundobjects" svg:width="0.428cm" svg:height="0.252cm" svg:x="25.717cm" svg:y="21.257cm" svg:viewBox="0 0 429 253" draw:points="407,32 407,61 411,73 416,87 416,95 420,106 420,119 416,119 411,124 407,138 407,142 402,147 402,151 402,156 397,161 393,165 384,176 380,181 376,181 376,185 376,192 367,200 367,200 367,200 363,200 358,210 350,210 345,215 341,215 336,215 332,215 332,215 327,215 327,221 327,221 323,226 311,226 307,229 296,229 291,238 276,238 267,238 253,238 248,238 235,238 226,229 217,226 202,226 188,221 180,215 171,215 162,210 133,200 99,192 70,181 54,176 36,172 0,165 27,172 58,181 92,192 111,200 144,215 175,226 206,238 240,249 248,249 253,249 257,249 267,253 272,253 276,253 276,253 276,253 291,253 296,253 307,249 307,249 307,249 311,249 319,249 323,249 327,243 336,243 336,243 336,243 336,243 350,238 358,238 358,229 367,226 372,226 376,215 376,215 407,192 402,181 407,181 407,181 407,176 411,165 411,165 416,165 420,161 420,161 425,161 425,142 429,138 429,124 429,119 429,106 429,95 425,87 425,76 420,67 420,57 420,47 411,37 407,27 402,18 397,15 393,0 388,0">
          <text:p/>
        </draw:polygon>
        <draw:polygon draw:style-name="Mgr27" draw:text-style-name="MP1" draw:layer="backgroundobjects" svg:width="0.257cm" svg:height="0.174cm" svg:x="25.883cm" svg:y="21.318cm" svg:viewBox="0 0 258 175" draw:points="258,56 258,43 253,32 253,24 249,8 245,0 249,24 249,32 253,51 245,60 245,69 239,78 235,83 231,99 222,103 218,103 214,103 214,109 214,109 209,118 205,118 205,118 205,118 205,118 196,129 196,132 196,132 192,132 187,137 178,143 169,147 164,147 155,152 146,152 140,158 124,163 117,163 103,163 99,163 84,163 84,163 66,163 61,163 53,163 44,163 30,158 22,152 13,152 8,147 0,147 8,152 17,152 26,158 39,163 48,163 57,166 66,175 79,175 84,175 99,175 108,175 121,175 124,166 143,166 146,163 160,163 164,158 164,158 164,152 169,152 169,152 174,152 178,152 183,152 187,147 196,147 201,137 205,137 205,137 205,137 214,129 214,122 214,118 218,118 222,113 231,103 235,99 239,94 239,89 239,83 245,78 245,75 249,60 253,56">
          <text:p/>
        </draw:polygon>
        <draw:polygon draw:style-name="Mgr16" draw:text-style-name="MP1" draw:layer="backgroundobjects" svg:width="0.125cm" svg:height="0.043cm" svg:x="25.967cm" svg:y="21.467cm" svg:viewBox="0 0 126 44" draw:points="126,0 126,0 122,10 117,10 108,13 108,23 99,23 86,28 86,28 86,28 86,28 77,28 73,34 68,34 57,34 52,34 52,34 52,34 39,38 35,38 22,38 22,38 22,38 17,38 13,38 3,34 0,34 0,38 3,38 13,38 22,44 31,44 35,44 39,44 39,44 39,44 39,44 47,44 56,44 57,44 68,44 68,44 73,38 77,34 77,34 82,34 82,34 86,34 95,34 99,28 99,28 99,28 108,23 113,23 117,13 122,10">
          <text:p/>
        </draw:polygon>
        <draw:polygon draw:style-name="Mgr27" draw:text-style-name="MP1" draw:layer="backgroundobjects" svg:width="0.275cm" svg:height="0.341cm" svg:x="26.594cm" svg:y="21.168cm" svg:viewBox="0 0 276 342" draw:points="6,148 11,76 11,0 6,83 2,88 2,96 2,102 2,120 0,160 0,182 0,190 0,201 0,214 2,219 2,232 2,241 6,255 11,260 11,265 20,274 24,285 33,293 36,304 39,304 42,308 48,314 48,319 52,319 64,331 73,336 89,336 93,336 103,342 112,342 125,342 130,342 144,342 153,342 166,342 170,336 170,336 170,336 175,336 184,336 195,336 195,331 200,331 203,331 212,322 217,319 230,319 239,308 247,308 276,270 267,274 263,274 258,278 247,293 239,304 225,304 225,308 221,308 217,308 212,308 203,314 184,319 175,322 170,331 170,331 170,331 170,331 170,331 170,331 166,331 157,331 148,331 134,336 125,336 117,336 108,336 103,336 93,331 89,331 73,322 68,319 64,319 52,308 48,308 48,304 42,293 39,285 33,274 29,260 24,250 15,232 11,219 11,210 11,201 6,190 6,177 6,160">
          <text:p/>
        </draw:polygon>
        <draw:polygon draw:style-name="Mgr3" draw:text-style-name="MP1" draw:layer="backgroundobjects" svg:width="0.025cm" svg:height="0.016cm" svg:x="25.989cm" svg:y="20.975cm" svg:viewBox="0 0 26 17" draw:points="12,2 0,0 3,2 12,7 12,7 18,11 18,17 26,17 26,17 26,17 26,17 26,11 18,7 18,7 18,2">
          <text:p/>
        </draw:polygon>
        <draw:polygon draw:style-name="Mgr6" draw:text-style-name="MP1" draw:layer="backgroundobjects" svg:width="0.072cm" svg:height="0.051cm" svg:x="25.967cm" svg:y="20.94cm" svg:viewBox="0 0 73 52" draw:points="37,33 37,33 37,33 49,33 73,52 0,0 4,4 14,10 14,14 23,19 28,22">
          <text:p/>
        </draw:polygon>
        <draw:polygon draw:style-name="Mgr20" draw:text-style-name="MP1" draw:layer="backgroundobjects" svg:width="0.051cm" svg:height="0.051cm" svg:x="25.914cm" svg:y="20.887cm" svg:viewBox="0 0 52 52" draw:points="52,52 52,47 52,41 43,36 30,22 16,8 12,3 0,0">
          <text:p/>
        </draw:polygon>
        <draw:polygon draw:style-name="Mgr16" draw:text-style-name="MP1" draw:layer="backgroundobjects" svg:width="0.047cm" svg:height="0.082cm" svg:x="25.905cm" svg:y="20.931cm" svg:viewBox="0 0 48 83" draw:points="48,83 48,78 44,63 39,59 26,40 21,25 12,15 3,10 0,0">
          <text:p/>
        </draw:polygon>
        <draw:polygon draw:style-name="Mgr29" draw:text-style-name="MP1" draw:layer="backgroundobjects" svg:width="0.113cm" svg:height="0.188cm" svg:x="25.87cm" svg:y="20.909cm" svg:viewBox="0 0 114 189" draw:points="26,24 26,24 26,24 22,24 17,8 17,8 13,5 4,0 0,0 13,5 17,24 31,34 35,52 60,82 77,117 114,189 114,173 114,173 114,173 114,168 114,168 114,163 114,163 114,163 114,163 105,150 95,132 91,117 77,107">
          <text:p/>
        </draw:polygon>
        <draw:polygon draw:style-name="Mgr16" draw:text-style-name="MP1" draw:layer="backgroundobjects" svg:width="0.042cm" svg:height="0.047cm" svg:x="25.857cm" svg:y="20.878cm" svg:viewBox="0 0 43 48" draw:points="43,48 43,48 43,48 43,48 43,48 39,35 34,30 25,23 16,14 7,5 7,0 0,0 16,23 21,23 30,30 34,35 34,35 39,48">
          <text:p/>
        </draw:polygon>
        <draw:polygon draw:style-name="Mgr28" draw:text-style-name="MP1" draw:layer="backgroundobjects" svg:width="0.021cm" svg:height="0.034cm" svg:x="25.98cm" svg:y="21.086cm" svg:viewBox="0 0 22 35" draw:points="22,35 22,35 22,35 22,35 0,0 0,16 4,23 9,23 9,26 13,31 18,31 18,35">
          <text:p/>
        </draw:polygon>
        <draw:polygon draw:style-name="Mgr16" draw:text-style-name="MP1" draw:layer="backgroundobjects" svg:width="0.038cm" svg:height="0.072cm" svg:x="25.98cm" svg:y="21.072cm" svg:viewBox="0 0 39 73" draw:points="39,73 39,67 30,50 22,34 12,21 0,0 0,0 0,5 0,5 0,10 0,10 0,10 22,44">
          <text:p/>
        </draw:polygon>
        <draw:polygon draw:style-name="Mgr16" draw:text-style-name="MP1" draw:layer="backgroundobjects" svg:width="0.038cm" svg:height="0.055cm" svg:x="25.945cm" svg:y="21.015cm" svg:viewBox="0 0 39 56" draw:points="39,56 39,52 30,37 19,25 0,0 14,9 19,25 30,43">
          <text:p/>
        </draw:polygon>
        <draw:polygon draw:style-name="Mgr27" draw:text-style-name="MP1" draw:layer="backgroundobjects" svg:width="0.043cm" svg:height="0.038cm" svg:x="26.036cm" svg:y="21.168cm" svg:viewBox="0 0 44 39" draw:points="8,8 8,8 17,8 17,8 17,8 26,8 26,8 26,8 26,8 31,8 31,8 31,8 35,3 40,0 44,0 44,0 8,8 8,8 8,8 8,8 8,8 8,8 8,8 8,8 4,8 4,8 4,8 0,8 17,39 17,28 17,28 17,23 13,23 13,12">
          <text:p/>
        </draw:polygon>
        <draw:polygon draw:style-name="Mgr16" draw:text-style-name="MP1" draw:layer="backgroundobjects" svg:width="0.038cm" svg:height="0.056cm" svg:x="26.023cm" svg:y="21.133cm" svg:viewBox="0 0 39 57" draw:points="39,57 39,57 39,57 39,57 39,57 39,57 39,57 39,57 26,43 13,27 4,14 0,0 30,57 35,57 35,57 35,57">
          <text:p/>
        </draw:polygon>
        <draw:polygon draw:style-name="Mgr38" draw:text-style-name="MP1" draw:layer="backgroundobjects" svg:width="0.003cm" svg:height="0.064cm" svg:x="25.532cm" svg:y="21.042cm" svg:viewBox="0 0 4 65" draw:points="0,0 0,0 0,20 0,42 0,53 4,65 4,65 4,65 4,53 4,30 4,15">
          <text:p/>
        </draw:polygon>
        <draw:polygon draw:style-name="Mgr38" draw:text-style-name="MP1" draw:layer="backgroundobjects" svg:width="0.003cm" svg:height="0.068cm" svg:x="25.537cm" svg:y="21.117cm" svg:viewBox="0 0 4 69" draw:points="4,45 4,69 4,55 4,50 4,45 4,25 4,16 4,11 4,7 0,0">
          <text:p/>
        </draw:polygon>
        <draw:polygon draw:style-name="Mgr29" draw:text-style-name="MP1" draw:layer="backgroundobjects" svg:width="0.169cm" svg:height="0.116cm" svg:x="25.506cm" svg:y="21.283cm" svg:viewBox="0 0 170 117" draw:points="170,117 170,113 170,113 170,113 170,104 170,104 167,104 167,104 167,104 167,104 167,113 162,113 162,104 158,104 158,104 153,104 149,104 149,104 144,104 140,99 140,99 136,95 131,95 127,95 127,95 122,86 119,86 119,86 113,86 113,86 109,86 109,95 109,95 95,86 103,86 95,86 77,80 68,80 54,74 49,74 36,74 36,74 32,80 13,66 4,19 4,19 8,9 8,9 8,9 8,4 8,4 8,0 4,4 4,9 4,9 0,19 0,29 0,34 0,38 0,38 0,51 0,54 0,59 4,66 4,71 8,74 13,80 17,86 27,86 27,86 32,86 36,95 36,86 49,86 64,95 72,95 95,99 103,99 109,104 131,104 153,113">
          <text:p/>
        </draw:polygon>
        <draw:polygon draw:style-name="Mgr23" draw:text-style-name="MP1" draw:layer="backgroundobjects" svg:width="0.021cm" svg:height="0.034cm" svg:x="26.936cm" svg:y="20.923cm" svg:viewBox="0 0 22 35" draw:points="9,20 9,25 9,25 13,25 13,25 13,30 13,30 13,30 22,35 22,25 22,25 22,13 22,13 22,13 22,13 18,8 13,8 13,0 0,0 0,8 0,13 0,13 0,13 0,20 0,25">
          <text:p/>
        </draw:polygon>
        <draw:polygon draw:style-name="Mgr24" draw:text-style-name="MP1" draw:layer="backgroundobjects" svg:width="0.46cm" svg:height="0.512cm" svg:x="26.668cm" svg:y="20.914cm" svg:viewBox="0 0 461 513" draw:points="311,29 305,29 305,29 305,24 297,29 297,24 297,18 297,18 297,18 297,14 297,3 311,3 297,0 297,0 292,0 288,0 288,0 288,0 288,0 283,14 279,18 279,18 279,24 279,24 275,33 270,38 270,42 261,42 261,42 261,47 261,59 257,62 257,62 261,66 261,71 261,76 261,81 261,81 275,84 270,96 270,100 270,105 270,105 270,105 270,105 270,105 270,105 270,105 270,105 270,110 261,110 261,110 261,110 261,110 261,110 261,110 261,110 261,116 261,116 261,116 261,116 261,116 261,116 261,120 257,126 257,129 252,138 248,138 244,138 239,143 239,149 227,149 223,149 205,186 194,208 189,212 185,216 185,216 181,221 181,226 181,226 178,230 178,230 177,230 170,230 166,230 166,230 166,230 166,230 170,235 166,235 166,235 166,235 166,235 166,235 157,240 151,240 151,240 147,240 147,244 134,244 121,244 104,244 90,244 90,244 86,240 82,235 77,235 73,235 73,230 68,230 64,230 59,230 55,226 55,226 51,221 51,221 51,221 46,216 46,216 42,216 42,212 37,212 33,208 33,202 33,202 1,189 1,250 1,315 0,381 0,445 19,485 23,485 28,485 33,490 33,493 37,493 51,493 59,504 73,504 86,513 95,509 95,509 104,509 112,504 126,504 130,493 134,493 138,493 151,490 161,485 161,477 166,477 166,477 166,471 166,471 166,466 173,466 178,466 181,459 189,459 194,456 194,456 194,456 198,450 202,445 205,445 210,439 214,439 214,434 223,434 227,434 235,429 239,425 248,415 257,434 261,429 261,429 261,429 270,429 275,429 288,429 292,425 297,425 305,415 311,415 315,411 315,411 319,405 319,405 324,405 329,399 333,395 333,392 337,392 342,392 342,392 346,392 351,392 360,388 360,388 364,388 368,381 372,377 376,372 380,372 384,367 387,367 395,359 395,359 395,359 399,353 404,349 412,347 421,339 421,339 421,339 421,339 421,339 426,339 426,334 426,334 426,334 430,330 430,330 430,330 430,330 430,330 430,330 430,330 430,325 435,325 439,325 439,321 443,321 443,315 452,315 452,310 457,310 457,305 461,305 461,291 461,291 461,291 461,281 461,281 461,277 461,272 461,272 461,272 461,272 461,272 457,272 457,272 457,272 452,272 452,272 452,272 452,269 443,269 443,256 443,256 439,254 435,254 430,250 426,244 421,244 417,244 417,240 421,240 421,240 421,235 412,235 404,230 399,226 390,221 390,216 384,208 384,202 380,198 372,189 368,186 364,181 360,165 355,157 351,153 346,149 342,138 337,129 333,120 333,110 333,105 333,100 333,84 333,76 333,66 333,62 333,52 333,42 333,38 329,33 329,29 324,29 324,24 319,18 319,29 319,29 319,38 311,33 311,33 311,33">
          <text:p/>
        </draw:polygon>
        <draw:polygon draw:style-name="Mgr10" draw:text-style-name="MP1" draw:layer="backgroundobjects" svg:width="0.065cm" svg:height="0.047cm" svg:x="26.853cm" svg:y="20.892cm" svg:viewBox="0 0 66 48" draw:points="66,4 66,0 61,4 53,4 53,4 53,13 53,13 53,13 53,18 27,24 27,32 23,37 17,37 17,37 17,37 17,37 17,37 17,37 13,37 13,37 13,37 13,37 8,37 4,37 4,37 8,32 8,32 8,32 13,24 13,24 13,24 13,24 13,18 13,18 13,18 13,18 13,18 17,18 17,13 17,13 17,13 17,13 17,13 17,13 13,4 17,0 13,4 13,4 13,13 13,13 13,13 13,13 13,13 13,18 13,18 8,18 8,24 8,24 4,24 4,32 4,32 4,32 4,37 0,37 4,37 8,37 13,43 17,48 17,48 23,48 27,43 32,37 43,37">
          <text:p/>
        </draw:polygon>
        <draw:polygon draw:style-name="Mgr28" draw:text-style-name="MP1" draw:layer="backgroundobjects" svg:width="0.042cm" svg:height="0.069cm" svg:x="26.901cm" svg:y="20.909cm" svg:viewBox="0 0 43 70" draw:points="43,5 43,5 43,5 39,0 34,0 30,5 25,5 25,8 21,24 16,29 16,37 7,37 7,41 7,47 3,56 3,66 0,70 0,70 0,70 3,70 7,66 7,56 7,51 7,51 16,51 16,47 21,41 25,29 25,29 25,24 25,24 30,19 34,5 34,5 34,5 34,5 39,5">
          <text:p/>
        </draw:polygon>
        <draw:polygon draw:style-name="Mgr5" draw:text-style-name="MP1" draw:layer="backgroundobjects" svg:width="0.043cm" svg:height="0.043cm" svg:x="26.875cm" svg:y="20.865cm" svg:viewBox="0 0 44 44" draw:points="19,20 13,20 0,5 0,16 4,20 4,20 9,26 9,26 0,26 4,26 4,31 4,35 9,44 9,44 13,44 19,44 19,44 25,44 25,35 30,35 30,31 30,26 30,26 39,26 39,26 44,26 44,20 39,16 39,10 39,5 30,5 30,5 30,5 25,0 25,5 30,5 30,5 30,5 30,5 30,5 30,10 30,16 30,16 30,16 30,20 30,20 25,20 25,20">
          <text:p/>
        </draw:polygon>
        <draw:polygon draw:style-name="Mgr29" draw:text-style-name="MP1" draw:layer="backgroundobjects" svg:width="0.248cm" svg:height="0.17cm" svg:x="26.682cm" svg:y="20.94cm" svg:viewBox="0 0 249 171" draw:points="249,33 249,33 245,33 240,37 236,47 236,51 231,51 231,51 231,57 227,66 223,71 223,75 223,75 218,75 214,81 209,92 205,97 197,97 194,109 189,109 180,109 176,115 172,120 158,125 149,128 136,128 118,128 105,128 92,128 88,128 80,128 76,128 62,128 62,128 58,125 58,125 54,125 49,125 40,120 36,120 36,109 31,109 27,109 23,97 18,87 18,75 18,66 18,51 14,37 18,33 18,17 18,4 18,0 18,0 18,14 8,33 8,37 4,41 4,51 0,57 0,75 4,97 4,109 8,115 14,125 18,128 36,159 45,159 58,162 76,167 88,167 88,167 92,167 92,171 96,171 101,171 101,171 105,171 110,171 110,171 114,171 114,171 114,171 114,167 118,167 118,167 122,167 140,167 149,162 153,162 158,162 158,159 162,159 166,159 166,159 172,154 172,154 172,154 176,154 176,154 176,154 180,149 180,149 180,149 180,149 185,138 194,128 209,115 218,101 231,87 231,81 240,57">
          <text:p/>
        </draw:polygon>
        <draw:polygon draw:style-name="Mgr29" draw:text-style-name="MP1" draw:layer="backgroundobjects" svg:width="0.231cm" svg:height="0.139cm" svg:x="26.699cm" svg:y="20.931cm" svg:viewBox="0 0 232 140" draw:points="232,43 232,43 232,43 232,43 228,43 228,48 223,48 223,48 223,48 223,48 223,48 223,52 219,58 219,58 219,58 219,58 219,58 219,58 219,58 219,58 219,58 219,58 219,62 214,62 205,73 201,88 197,88 188,88 183,94 180,104 176,104 176,104 176,104 172,109 168,109 168,109 163,112 163,112 159,112 150,121 143,121 143,121 143,121 143,121 134,121 134,127 125,127 121,132 114,132 114,132 110,132 110,132 105,132 105,132 105,132 102,132 89,132 75,132 66,132 62,127 57,121 53,121 44,121 39,112 35,109 26,104 26,104 26,99 22,88 22,88 17,73 13,62 13,62 13,58 13,52 8,48 8,43 4,33 4,15 4,15 4,15 4,10 4,10 4,10 8,10 8,10 8,10 8,5 8,5 8,5 8,0 8,0 8,0 4,0 4,0 4,0 4,5 4,5 4,5 4,5 4,5 4,10 4,15 4,28 4,43 0,48 4,62 4,79 4,88 4,99 8,109 13,121 17,121 22,121 22,132 26,132 35,136 39,136 44,136 44,136 48,140 48,140 62,140 66,140 70,140 75,140 93,140 105,140 121,140 134,140 143,136 159,132 163,127 168,121 176,121 180,121 183,109 192,109 197,104 201,94 205,88 210,88 210,88 210,84 214,79 219,68 219,62 219,62 223,62 223,58 228,48">
          <text:p/>
        </draw:polygon>
        <draw:polygon draw:style-name="Mgr16" draw:text-style-name="MP1" draw:layer="backgroundobjects" svg:width="0.103cm" svg:height="0.065cm" svg:x="26.818cm" svg:y="20.975cm" svg:viewBox="0 0 104 66" draw:points="104,0 104,0 104,0 104,0 95,0 95,4 91,4 91,9 86,14 82,14 82,19 82,19 77,19 77,24 68,30 63,40 55,45 46,45 46,45 41,45 41,45 37,45 31,45 29,51 28,56 20,61 12,61 12,61 12,61 12,61 12,61 12,61 12,61 7,61 3,66 0,66 0,66 12,66 12,61 24,61 31,61 31,56 41,51 46,45 59,45 68,45 68,40 77,30 86,19 91,19 91,14 91,14 91,14 91,14 91,14 91,14 91,14 91,14 91,14 91,14 95,9 95,4 95,4 95,4 95,4 95,4 100,4 100,0">
          <text:p/>
        </draw:polygon>
        <draw:polygon draw:style-name="Mgr28" draw:text-style-name="MP1" draw:layer="backgroundobjects" svg:width="0.047cm" svg:height="0.144cm" svg:x="26.976cm" svg:y="20.962cm" svg:viewBox="0 0 48 145" draw:points="0,0 0,10 0,15 0,25 0,35 0,49 0,53 0,59 0,69 3,79 8,87 12,99 17,103 21,106 26,116 30,127 35,132 39,137 48,145 48,143 48,143 39,137 35,132 35,127 30,116 26,106 17,103 17,93 12,87 8,75 3,69 0,53 0,49 0,29 0,25 0,10">
          <text:p/>
        </draw:polygon>
        <draw:polygon draw:style-name="Mgr28" draw:text-style-name="MP1" draw:layer="backgroundobjects" svg:width="0.05cm" svg:height="0.041cm" svg:x="27.02cm" svg:y="21.108cm" svg:viewBox="0 0 51 42" draw:points="46,42 51,42 51,42 51,38 37,32 22,19 15,4 0,0 7,4 7,10 15,19 15,23 22,28 30,32 37,38 46,38">
          <text:p/>
        </draw:polygon>
        <draw:polygon draw:style-name="Mgr29" draw:text-style-name="MP1" draw:layer="backgroundobjects" svg:width="0.318cm" svg:height="0.182cm" svg:x="26.84cm" svg:y="21.217cm" svg:viewBox="0 0 319 183" draw:points="283,18 283,18 278,18 278,18 278,25 269,32 265,32 256,32 247,39 238,44 230,55 213,64 200,70 187,74 174,80 174,80 170,80 165,84 135,102 126,107 121,113 117,113 88,129 61,142 48,148 35,157 15,175 0,183 92,148 92,137 113,137 148,113 183,97 213,74 247,64 252,64 252,55 252,55 252,55 261,50 261,50 261,50 261,50 265,50 265,50 265,50 265,50 265,50 269,44 274,44 274,39 283,36 283,32 283,32 287,32 292,32 300,25 305,25 309,18 309,18 309,18 309,18 319,0 315,0 309,5 309,8 305,8 300,13 300,13 300,18 292,18 292,18 292,18 287,18 287,18 287,18 287,18">
          <text:p/>
        </draw:polygon>
        <draw:polygon draw:style-name="Mgr29" draw:text-style-name="MP1" draw:layer="backgroundobjects" svg:width="0.054cm" svg:height="0.047cm" svg:x="27.051cm" svg:y="21.235cm" svg:viewBox="0 0 55 48" draw:points="55,0 55,0 55,0 55,0 55,0 55,0 51,6 46,6 37,13 33,13 28,13 28,13 28,18 19,25 19,30 15,30 10,36 10,36 10,36 10,36 10,36 6,36 6,36 6,36 6,36 0,41 0,41 0,41 0,48 2,41 6,41 6,41 6,41 10,41 15,36 19,36 28,25 33,13 46,13 51,6">
          <text:p/>
        </draw:polygon>
        <draw:polygon draw:style-name="Mgr33" draw:text-style-name="MP1" draw:layer="backgroundobjects" svg:width="0.131cm" svg:height="0.122cm" svg:x="26.704cm" svg:y="20.923cm" svg:viewBox="0 0 132 123" draw:points="132,120 119,120 119,120 101,120 97,120 84,120 71,120 61,114 61,114 57,114 53,110 44,104 39,99 35,99 26,94 22,89 17,80 17,75 17,70 13,60 8,56 4,56 4,45 4,37 4,27 4,23 4,12 4,12 8,0 8,0 8,0 4,12 4,12 4,12 4,17 4,17 4,17 4,23 4,23 4,23 0,23 0,23 0,23 0,27 0,27 0,45 4,56 4,60 8,65 8,70 8,75 8,75 8,75 17,75 17,86 17,86 17,89 17,94 17,94 17,94 17,94 22,99 22,99 30,99 35,104 48,114 57,114 57,120 61,120 71,120 80,123 89,123 97,123 101,123 110,123 114,123 123,123 123,120">
          <text:p/>
        </draw:polygon>
        <draw:polygon draw:style-name="Mgr29" draw:text-style-name="MP1" draw:layer="backgroundobjects" svg:width="0.199cm" svg:height="0.069cm" svg:x="26.713cm" svg:y="20.998cm" svg:viewBox="0 0 200 70" draw:points="132,46 123,46 123,50 114,50 110,50 94,50 89,50 81,50 72,50 62,46 53,46 48,46 48,41 39,41 26,30 22,24 13,24 13,24 8,20 8,20 8,20 8,20 8,15 8,9 8,9 8,0 0,0 4,9 8,24 8,24 13,35 13,41 13,41 22,46 26,50 31,58 39,58 44,58 48,64 53,70 62,70 72,70 86,70 89,70 89,70 89,70 94,70 94,70 98,70 98,70 110,70 114,64 123,64 123,58 132,58 132,58 132,58 132,58 140,58 144,50 149,50 149,50 153,46 153,46 158,46 162,41 162,41 162,41 166,41 169,30 173,24 182,24 187,24 191,9 200,0 191,9 182,20 182,24 173,24 166,24 162,30 153,35 153,41 140,41 132,41">
          <text:p/>
        </draw:polygon>
        <draw:polygon draw:style-name="Mgr16" draw:text-style-name="MP1" draw:layer="backgroundobjects" svg:width="0.087cm" svg:height="0.016cm" svg:x="26.748cm" svg:y="21.028cm" svg:viewBox="0 0 88 17" draw:points="75,17 75,17 75,17 79,17 84,11 88,11 88,11 88,11 88,11 88,11 88,11 70,11 62,11 53,11 44,11 35,11 26,11 17,11 13,5 0,0 8,5 13,11 17,11 17,11 26,17 39,17 53,17 57,17">
          <text:p/>
        </draw:polygon>
        <draw:polygon draw:style-name="Mgr16" draw:text-style-name="MP1" draw:layer="backgroundobjects" svg:width="0.034cm" svg:height="0.122cm" svg:x="26.713cm" svg:y="20.892cm" svg:viewBox="0 0 35 123" draw:points="3,17 3,23 3,23 3,23 0,36 0,36 0,47 0,51 0,61 0,69 0,80 3,80 8,85 12,94 12,99 12,104 17,113 21,118 30,123 35,123 30,123 26,113 17,99 12,89 12,85 12,69 12,51 12,47 12,36 12,31 12,23 12,12 12,12 12,3 12,0">
          <text:p/>
        </draw:polygon>
        <draw:polygon draw:style-name="Mgr29" draw:text-style-name="MP1" draw:layer="backgroundobjects" svg:width="0cm" svg:height="0.016cm" svg:x="26.704cm" svg:y="20.94cm" svg:viewBox="0 0 0 17" draw:points="0,0 0,0 0,17">
          <text:p/>
        </draw:polygon>
        <draw:polygon draw:style-name="Mgr29" draw:text-style-name="MP1" draw:layer="backgroundobjects" svg:width="0cm" svg:height="0.003cm" svg:x="26.713cm" svg:y="20.993cm" svg:viewBox="0 0 0 4" draw:points="0,4 0,4 0,0">
          <text:p/>
        </draw:polygon>
        <draw:polygon draw:style-name="Mgr29" draw:text-style-name="MP1" draw:layer="backgroundobjects" svg:width="0.322cm" svg:height="0.384cm" svg:x="26.63cm" svg:y="21.059cm" svg:viewBox="0 0 323 385" draw:points="10,32 4,32 4,16 2,16 2,13 2,8 0,0 2,16 2,46 4,65 4,88 4,108 2,132 2,156 2,175 2,200 4,218 4,238 10,264 10,283 13,302 13,312 16,326 25,335 25,342 34,342 42,358 47,362 51,366 61,372 66,380 79,380 83,385 92,385 109,385 122,385 131,385 140,385 145,385 158,385 174,380 178,380 187,375 200,366 209,362 209,362 228,353 248,335 261,326 275,320 301,308 323,294 301,302 279,308 257,316 241,326 232,339 209,353 205,353 200,358 191,358 187,358 178,362 169,366 158,366 149,372 140,380 131,380 127,380 127,380 118,380 109,380 102,380 96,380 88,380 83,372 70,366 66,362 51,358 47,353 42,342 34,335 25,326 16,308 13,283 10,245 10,213 10,205 10,185 4,151 4,115 4,105 4,92 4,65 10,46">
          <text:p/>
        </draw:polygon>
        <draw:polygon draw:style-name="Mgr29" draw:text-style-name="MP1" draw:layer="backgroundobjects" svg:width="0.309cm" svg:height="0.103cm" svg:x="26.625cm" svg:y="21.336cm" svg:viewBox="0 0 310 104" draw:points="217,66 202,71 189,80 180,85 176,85 168,90 152,90 147,90 138,90 129,90 116,90 107,90 92,90 88,90 84,90 70,90 66,90 52,90 52,85 29,66 21,46 15,27 9,16 9,8 6,0 6,0 6,0 3,0 3,0 0,0 3,3 3,8 6,16 6,27 9,27 9,38 15,46 15,58 15,58 17,66 21,66 29,75 29,85 38,90 38,90 47,95 52,95 56,100 60,100 66,104 70,104 70,104 84,104 88,104 88,104 92,104 112,104 125,104 138,104 143,104 147,104 147,104 152,104 159,104 163,100 176,95 185,90 198,90 202,85 207,85 217,85 222,80 224,75 228,71 241,61 246,61 250,58 257,46 266,46 270,46 275,46 279,46 283,38 283,38 292,38 292,38 310,27">
          <text:p/>
        </draw:polygon>
        <draw:polygon draw:style-name="Mgr32" draw:text-style-name="MP1" draw:layer="backgroundobjects" svg:width="0.34cm" svg:height="0.23cm" svg:x="26.603cm" svg:y="21.257cm" svg:viewBox="0 0 341 231" draw:points="259,167 254,167 250,167 254,172 244,177 239,182 239,182 239,182 239,186 220,186 211,186 211,186 207,192 202,197 198,197 181,202 169,205 156,205 147,205 138,205 138,205 138,211 134,211 121,211 106,205 92,205 78,205 60,202 52,197 52,192 43,186 43,177 43,177 39,177 39,172 39,172 37,172 37,172 37,172 37,167 37,159 31,152 31,148 29,143 25,139 21,139 21,130 16,121 16,101 12,67 7,28 7,0 3,0 3,20 0,25 0,38 0,48 0,62 0,79 3,101 12,121 16,139 21,148 21,162 29,172 31,177 37,186 37,197 39,205 52,216 56,216 60,220 74,227 78,231 92,231 97,231 116,231 121,231 134,231 147,231 156,231 165,227 177,220 186,220 194,220 202,216 211,216 224,211 235,205 239,205 239,205 239,202 239,197 246,192 250,186 259,182 263,177 268,172 272,172 272,172 279,167 279,162 279,162 283,162 288,152 288,152 288,152 288,148 288,148 301,143 301,143 341,111 297,139">
          <text:p/>
        </draw:polygon>
        <draw:polygon draw:style-name="Mgr29" draw:text-style-name="MP1" draw:layer="backgroundobjects" svg:width="0.007cm" svg:height="0.096cm" svg:x="26.625cm" svg:y="21.168cm" svg:viewBox="0 0 8 97" draw:points="3,97 3,97 8,97 0,0 0,4 0,14 0,44 0,63 3,77">
          <text:p/>
        </draw:polygon>
      </draw:g>
      <draw:frame presentation:style-name="Mpr1" draw:text-style-name="MP3" draw:layer="backgroundobjects" svg:width="23.367cm" svg:height="2.266cm" svg:x="1.301cm" svg:y="1.301cm" presentation:class="title">
        <draw:text-box>
          <text:p text:style-name="MP2">Click to edit the title text format</text:p>
        </draw:text-box>
      </draw:frame>
      <draw:frame presentation:style-name="Mpr2" draw:text-style-name="MP12" draw:layer="backgroundobjects" svg:width="23.367cm" svg:height="16.078cm" svg:x="1.301cm" svg:y="3.744cm" presentation:class="outline">
        <draw:text-box>
          <text:list text:style-name="ML2">
            <text:list-item>
              <text:p text:style-name="MP2">Click to edit the outline text format</text:p>
            </text:list-item>
          </text:list>
          <text:p text:style-name="MP4"><text:span text:style-name="MT1">Second Outline Level</text:span></text:p>
          <text:p text:style-name="MP5"><text:span text:style-name="MT2">Third Outline Level</text:span></text:p>
          <text:p text:style-name="MP6"><text:span text:style-name="MT3">Fourth Outline Level</text:span></text:p>
          <text:p text:style-name="MP7"><text:span text:style-name="MT3">Fifth Outline Level</text:span></text:p>
          <text:p text:style-name="MP8"><text:span text:style-name="MT3">Sixth Outline Level</text:span></text:p>
          <text:p text:style-name="MP9"><text:span text:style-name="MT3">Seventh Outline Level</text:span></text:p>
          <text:p text:style-name="MP10"><text:span text:style-name="MT3">Eighth Outline Level</text:span></text:p>
          <text:p text:style-name="MP11"><text:span text:style-name="MT3">Ninth Outline Level</text:span></text:p>
        </draw:text-box>
      </draw:frame>
      <presentation:notes style:page-layout-name="PM1">
        <draw:rect draw:style-name="Mgr40" draw:text-style-name="MP1" draw:layer="backgroundobjects" svg:width="19.05cm" svg:height="25.4cm" svg:x="0cm" svg:y="0cm">
          <text:p/>
        </draw:rect>
        <draw:rect draw:style-name="Mgr2" draw:text-style-name="MP1" draw:layer="backgroundobjects" svg:width="19.05cm" svg:height="25.4cm" svg:x="0cm" svg:y="0cm" draw:corner-radius="0.004cm">
          <text:p/>
        </draw:rect>
        <draw:rect draw:style-name="Mgr2" draw:text-style-name="MP1" draw:layer="backgroundobjects" svg:width="19.05cm" svg:height="25.4cm" svg:x="0cm" svg:y="0cm" draw:corner-radius="0.004cm">
          <text:p/>
        </draw:rect>
        <draw:rect draw:style-name="Mgr2" draw:text-style-name="MP1" draw:layer="backgroundobjects" svg:width="19.05cm" svg:height="25.4cm" svg:x="0cm" svg:y="0cm" draw:corner-radius="0.004cm">
          <text:p/>
        </draw:rect>
        <draw:rect draw:style-name="Mgr2" draw:text-style-name="MP1" draw:layer="backgroundobjects" svg:width="19.05cm" svg:height="25.4cm" svg:x="0cm" svg:y="0cm" draw:corner-radius="0.004cm">
          <text:p/>
        </draw:rect>
        <draw:rect draw:style-name="Mgr2" draw:text-style-name="MP1" draw:layer="backgroundobjects" svg:width="19.05cm" svg:height="25.4cm" svg:x="0cm" svg:y="0cm" draw:corner-radius="0.004cm">
          <text:p/>
        </draw:rect>
        <draw:rect draw:style-name="Mgr2" draw:text-style-name="MP1" draw:layer="backgroundobjects" svg:width="19.05cm" svg:height="25.4cm" svg:x="0cm" svg:y="0cm" draw:corner-radius="0.004cm">
          <text:p/>
        </draw:rect>
        <draw:rect draw:style-name="Mgr2" draw:text-style-name="MP1" draw:layer="backgroundobjects" svg:width="19.05cm" svg:height="25.4cm" svg:x="0cm" svg:y="0cm" draw:corner-radius="0.004cm">
          <text:p/>
        </draw:rect>
        <draw:rect draw:style-name="Mgr2" draw:text-style-name="MP1" draw:layer="backgroundobjects" svg:width="19.05cm" svg:height="25.4cm" svg:x="0cm" svg:y="0cm" draw:corner-radius="0.004cm">
          <text:p/>
        </draw:rect>
        <draw:rect draw:style-name="Mgr2" draw:text-style-name="MP1" draw:layer="backgroundobjects" svg:width="19.05cm" svg:height="25.4cm" svg:x="0cm" svg:y="0cm" draw:corner-radius="0.004cm">
          <text:p/>
        </draw:rect>
        <draw:rect draw:style-name="Mgr2" draw:text-style-name="MP1" draw:layer="backgroundobjects" svg:width="19.05cm" svg:height="25.4cm" svg:x="0cm" svg:y="0cm" draw:corner-radius="0.004cm">
          <text:p/>
        </draw:rect>
        <draw:rect draw:style-name="Mgr2" draw:text-style-name="MP1" draw:layer="backgroundobjects" svg:width="19.05cm" svg:height="25.4cm" svg:x="0cm" svg:y="0cm" draw:corner-radius="0.004cm">
          <text:p/>
        </draw:rect>
        <draw:rect draw:style-name="Mgr2" draw:text-style-name="MP1" draw:layer="backgroundobjects" svg:width="19.05cm" svg:height="25.4cm" svg:x="0cm" svg:y="0cm" draw:corner-radius="0.004cm">
          <text:p/>
        </draw:rect>
        <draw:rect draw:style-name="Mgr2" draw:text-style-name="MP1" draw:layer="backgroundobjects" svg:width="19.05cm" svg:height="25.4cm" svg:x="0cm" svg:y="0cm" draw:corner-radius="0.004cm">
          <text:p/>
        </draw:rect>
        <draw:rect draw:style-name="Mgr2" draw:text-style-name="MP1" draw:layer="backgroundobjects" svg:width="19.05cm" svg:height="25.4cm" svg:x="0cm" svg:y="0cm" draw:corner-radius="0.004cm">
          <text:p/>
        </draw:rect>
        <draw:page-thumbnail presentation:style-name="LTC_5f_OO_5f_Template-title" draw:layer="backgroundobjects" svg:width="12.33cm" svg:height="9.525cm" svg:x="3.36cm" svg:y="1.905cm" presentation:class="page"/>
        <draw:frame presentation:style-name="LTC_5f_OO_5f_Template-notes" draw:layer="backgroundobjects" svg:width="13.97cm" svg:height="11.43cm" svg:x="2.54cm" svg:y="12.065cm" presentation:class="notes" presentation:placeholder="true">
          <draw:text-box/>
        </draw:frame>
      </presentation:notes>
    </style:master-page>
    <style:master-page style:name="Default" style:page-layout-name="PM0" draw:style-name="Mdp1">
      <draw:frame draw:style-name="Mgr1" draw:layer="backgroundobjects" svg:width="15.465cm" svg:height="16.933cm" svg:x="6.606cm" svg:y="1.993cm">
        <draw:object-ole draw:class-id="00000000-0000-0000-0000-000000000000" xlink:href="./Object 7" xlink:type="simple" xlink:show="embed" xlink:actuate="onLoad"/>
        <draw:image xlink:href="./ObjectReplacements/Object 7" xlink:type="simple" xlink:show="embed" xlink:actuate="onLoad"/>
      </draw:frame>
      <draw:frame draw:style-name="Mgr41" draw:text-style-name="MP14" draw:layer="backgroundobjects" svg:width="4.736cm" svg:height="1.354cm" svg:x="22.379cm" svg:y="19.738cm">
        <draw:text-box>
          <text:p text:style-name="MP13"><text:span text:style-name="MT4">© 2003 IBM Corporation</text:span></text:p>
        </draw:text-box>
      </draw:frame>
      <draw:line draw:style-name="Mgr42" draw:text-style-name="MP15" draw:layer="backgroundobjects" svg:x1="5.689cm" svg:y1="5.383cm" svg:x2="5.693cm" svg:y2="4.228cm">
        <text:p/>
      </draw:line>
      <draw:frame presentation:style-name="Mpr3" draw:text-style-name="MP17" draw:layer="backgroundobjects" svg:width="23.715cm" svg:height="4.787cm" svg:x="4.225cm" svg:y="5.964cm" presentation:class="title">
        <draw:text-box>
          <text:p text:style-name="MP16"><text:span text:style-name="MT5">Click to edit the title text format</text:span></text:p>
        </draw:text-box>
      </draw:frame>
      <draw:frame presentation:style-name="Mpr4" draw:text-style-name="MP18" draw:layer="backgroundobjects" svg:width="20.953cm" svg:height="6.487cm" svg:x="4.694cm" svg:y="12.12cm" presentation:class="outline">
        <draw:text-box>
          <text:list text:style-name="ML2">
            <text:list-item>
              <text:p text:style-name="MP2">Author</text:p>
            </text:list-item>
            <text:list-item>
              <text:p text:style-name="MP2">Date</text:p>
            </text:list-item>
          </text:list>
        </draw:text-box>
      </draw:frame>
      <draw:frame draw:style-name="Mgr1" draw:layer="backgroundobjects" svg:width="27.94cm" svg:height="2.818cm" svg:x="0cm" svg:y="18.772cm">
        <draw:object-ole draw:class-id="00000000-0000-0000-0000-000000000000" xlink:href="./Object 5" xlink:type="simple" xlink:show="embed" xlink:actuate="onLoad"/>
        <draw:image xlink:href="./ObjectReplacements/Object 5" xlink:type="simple" xlink:show="embed" xlink:actuate="onLoad"/>
      </draw:frame>
      <draw:g>
        <draw:polygon draw:style-name="Mgr3" draw:text-style-name="MP1" draw:layer="backgroundobjects" svg:width="1.248cm" svg:height="1.817cm" svg:x="25.74cm" svg:y="19.386cm" svg:viewBox="0 0 1249 1818" draw:points="906,374 906,370 903,356 903,336 903,332 903,323 903,313 901,294 901,285 901,271 896,260 892,241 883,216 879,213 874,207 870,204 870,198 856,163 852,154 852,148 848,141 843,137 831,124 824,109 809,101 801,90 787,81 778,72 765,63 756,52 743,42 725,37 712,34 699,29 689,19 680,19 662,10 649,4 644,4 613,0 604,0 590,0 581,0 568,0 542,0 542,0 533,0 533,0 533,0 533,4 533,4 528,4 524,10 519,10 514,10 510,10 510,15 505,15 501,15 490,15 490,19 487,19 478,29 460,37 456,37 451,37 447,37 443,42 421,52 421,58 414,58 404,68 391,72 387,81 372,96 368,105 359,116 351,128 343,141 338,154 334,168 329,184 325,198 320,216 316,232 316,254 312,267 307,294 307,329 307,356 307,374 307,406 307,434 312,467 316,495 316,510 316,533 316,553 320,576 320,591 325,622 325,642 325,665 325,669 325,673 325,673 325,678 325,681 325,687 325,691 325,701 325,701 325,705 325,715 320,715 320,715 320,721 316,726 316,735 316,735 312,740 312,745 307,747 303,763 294,772 290,785 285,800 284,804 275,815 271,825 263,839 259,849 250,859 241,874 237,881 222,892 222,902 209,912 200,919 200,925 200,931 196,939 192,947 192,951 183,961 174,966 165,972 165,981 161,981 156,986 152,991 143,999 143,1005 143,1008 143,1008 143,1014 143,1014 143,1019 143,1024 143,1024 143,1024 139,1024 139,1024 139,1033 134,1033 134,1033 134,1039 130,1044 125,1047 121,1047 121,1052 121,1052 121,1058 121,1058 121,1063 121,1067 113,1082 109,1088 109,1104 104,1121 95,1141 91,1156 91,1161 91,1164 77,1199 76,1223 76,1228 76,1228 76,1228 76,1228 72,1237 67,1241 63,1261 49,1285 43,1298 43,1303 38,1314 38,1314 38,1319 38,1319 38,1319 38,1319 38,1319 38,1323 38,1323 38,1328 34,1323 34,1328 34,1328 29,1336 29,1336 29,1340 29,1345 29,1345 29,1349 25,1349 21,1349 21,1349 21,1349 21,1349 16,1349 7,1356 3,1367 0,1384 0,1389 0,1396 0,1408 0,1418 0,1447 0,1474 0,1484 0,1492 3,1498 3,1498 3,1508 7,1502 16,1498 21,1498 29,1492 34,1484 38,1484 43,1484 49,1479 58,1479 63,1479 72,1479 76,1484 77,1484 77,1484 87,1492 91,1492 100,1498 113,1512 121,1512 121,1517 130,1526 139,1535 147,1540 152,1546 156,1559 156,1559 156,1559 161,1570 170,1574 178,1584 183,1599 196,1617 200,1621 205,1636 205,1641 222,1666 232,1678 241,1693 241,1697 254,1718 263,1731 271,1744 280,1763 280,1767 284,1767 285,1781 294,1791 303,1804 316,1818 316,1818 351,1808 351,1808 351,1808 356,1804 356,1804 359,1804 364,1804 364,1804 368,1799 372,1799 372,1795 378,1795 382,1791 382,1791 387,1789 387,1786 387,1786 387,1786 387,1786 387,1786 387,1781 387,1777 387,1767 387,1763 387,1753 387,1744 387,1740 382,1731 378,1726 378,1726 378,1726 378,1723 378,1723 378,1723 378,1723 372,1723 372,1723 372,1723 368,1723 368,1718 368,1707 364,1707 364,1707 364,1697 359,1697 356,1693 351,1693 351,1693 347,1688 343,1684 338,1684 338,1688 334,1688 334,1684 329,1684 329,1678 325,1678 325,1678 329,1670 325,1666 325,1666 320,1661 316,1661 307,1661 303,1661 294,1646 294,1646 285,1636 285,1630 284,1621 271,1617 271,1617 263,1617 263,1612 259,1607 259,1607 250,1603 232,1589 218,1574 200,1565 192,1559 187,1546 183,1535 170,1526 165,1526 165,1526 161,1526 161,1522 152,1517 152,1512 147,1512 147,1502 143,1498 143,1492 121,1466 113,1463 87,1437 91,1437 91,1437 91,1437 91,1437 91,1437 91,1433 91,1433 91,1433 91,1433 91,1433 91,1433 91,1433 91,1428 76,1422 72,1404 82,1377 87,1323 100,1281 104,1266 109,1247 109,1241 113,1237 121,1223 121,1223 121,1217 121,1201 130,1190 130,1179 134,1170 143,1156 147,1137 152,1127 165,1088 170,1088 174,1082 183,1074 187,1072 192,1067 200,1058 205,1058 205,1058 209,1058 214,1058 214,1063 214,1067 214,1067 214,1067 214,1067 214,1067 214,1071 209,1072 209,1072 205,1074 205,1074 205,1079 205,1079 200,1079 200,1079 200,1079 200,1079 196,1079 192,1082 183,1093 178,1118 165,1132 161,1156 152,1164 147,1175 143,1190 143,1199 139,1217 134,1228 130,1237 125,1241 121,1241 121,1247 121,1247 121,1251 121,1255 121,1261 121,1261 121,1271 113,1271 113,1271 113,1271 113,1274 113,1281 113,1281 113,1281 113,1281 109,1281 109,1281 109,1281 109,1285 109,1294 109,1298 109,1303 104,1303 104,1309 109,1356 109,1372 109,1377 109,1384 109,1389 109,1400 109,1400 109,1413 109,1418 113,1422 113,1433 113,1442 113,1447 121,1457 121,1463 121,1463 121,1463 125,1463 130,1463 130,1466 130,1466 134,1466 134,1466 134,1466 139,1466 139,1466 143,1463 143,1463 143,1463 143,1463 143,1463 143,1457 143,1457 143,1457 143,1453 143,1447 143,1447 143,1447 143,1442 143,1433 143,1422 147,1413 147,1400 147,1400 147,1389 147,1381 147,1367 147,1356 143,1349 143,1349 143,1349 143,1345 143,1336 147,1336 147,1336 147,1328 152,1323 152,1323 156,1323 152,1303 156,1298 161,1298 161,1294 161,1294 161,1294 161,1289 161,1289 161,1285 161,1285 165,1285 165,1281 165,1281 161,1281 161,1281 161,1274 161,1274 165,1274 165,1274 165,1274 170,1274 165,1247 165,1247 165,1247 165,1247 174,1237 178,1228 183,1228 187,1217 196,1199 205,1175 237,1108 241,1098 241,1088 241,1082 241,1074 250,1058 250,1058 254,1052 254,1052 254,1052 259,1047 259,1044 259,1033 259,1033 263,1033 263,1033 263,1033 263,1024 263,1019 263,1014 263,1014 263,1014 263,1014 263,999 263,999 263,999 271,999 271,999 271,999 271,999 271,999 271,1005 275,1008 275,999 275,996 275,991 280,986 280,981 280,972 284,966 284,961 284,958 284,961 284,961 280,961 280,961 275,961 275,958 275,958 275,951 280,947 284,939 285,936 290,925 290,925 294,925 294,925 294,916 303,892 307,881 307,881 307,881 307,878 303,874 307,874 312,874 312,874 316,874 316,874 316,874 316,863 316,863 316,863 320,859 320,859 320,859 320,859 325,859 325,839 334,839 338,825 343,815 343,815 351,811 351,807 356,804 356,804 359,804 359,800 364,800 364,800 364,795 364,772 364,758 359,715 364,715 364,715 368,715 368,715 368,715 372,710 372,705 372,701 372,697 372,691 368,687 368,681 368,678 372,681 347,642 347,636 343,630 343,622 343,613 351,591 351,591 356,586 364,576 368,570 368,557 372,553 372,548 372,548 372,543 372,543 372,543 368,537 368,530 364,524 364,510 359,504 356,495 351,486 351,476 351,471 351,471 351,458 351,449 351,430 351,409 351,402 356,399 356,394 356,394 359,374 364,360 368,352 372,336 372,336 372,332 387,329 387,329 387,323 396,323 404,319 409,319 414,319 421,319 425,323 429,323 438,323 443,329 447,332 451,332 460,336 469,341 478,352 487,356 487,356 487,356 482,356 482,356 482,356 482,356 482,356 482,360 482,360 482,360 482,360 482,364 482,364 482,364 482,370 482,374 487,379 487,399 490,402 490,414 490,414 490,426 490,430 490,434 490,439 490,449 490,458 490,458 490,463 487,467 490,471 492,471 492,467 496,467 505,467 505,467 505,467 505,467 510,463 524,463 533,463 542,463 546,463 555,467 564,467 573,467 573,467 573,471 573,471 573,471 573,471 573,471 573,471 577,463 577,458 577,452 577,449 573,449 573,444 568,439 568,439 568,439 564,439 564,444 568,449 568,449 568,449 568,449 568,449 568,449 568,452 568,452 568,452 568,452 568,452 568,452 564,452 564,452 564,452 564,449 555,449 555,449 550,449 550,449 546,449 546,449 546,444 546,444 537,444 533,444 524,444 519,444 510,444 510,444 505,439 501,434 492,434 496,430 496,430 501,426 501,419 501,414 501,409 496,406 505,409 505,414 510,414 510,414 514,414 519,414 524,414 528,414 542,406 546,419 546,426 546,426 546,430 550,430 550,430 564,430 564,430 568,430 568,430 568,430 568,430 568,430 568,430 573,430 573,426 573,409 573,399 573,394 573,384 581,360 581,356 586,352 590,341 590,336 592,336 599,332 604,329 608,323 617,319 631,313 644,313 649,303 662,303 680,303 689,303 689,303 697,308 697,313 712,323 712,323 712,329 717,329 717,332 717,332 717,332 717,332 725,332 730,336 730,336 734,336 734,336 739,336 739,336 739,347 743,356 748,360 748,364 748,364 748,370 752,379 756,399 756,399 756,399 756,409 756,430 756,444 756,463 756,467 756,467 756,467 756,467 756,471 756,471 756,476 756,476 756,481 756,486 756,489 756,495 756,495 752,495 752,499 752,499 752,504 752,510 748,515 748,524 748,524 748,524 748,524 748,524 743,530 739,533 739,533 748,543 752,548 756,548 756,553 756,557 765,567 765,570 765,570 765,586 765,613 756,630 756,642 748,665 752,665 752,669 756,673 756,673 756,678 756,681 756,681 756,681 756,681 765,701 770,721 778,740 783,758 796,785 805,800 809,804 814,804 824,815 831,835 828,839 831,859 839,874 839,874 843,881 848,897 848,907 852,916 852,925 856,939 856,947 861,961 861,961 861,981 865,981 870,981 870,981 870,981 870,981 870,981 870,981 870,981 874,981 874,981 874,981 874,981 874,976 874,976 874,972 874,972 874,972 874,972 874,972 874,966 874,966 874,966 874,961 874,958 874,958 874,958 879,958 879,961 879,961 879,966 879,966 879,972 879,976 879,981 879,981 879,986 879,991 879,991 879,991 879,991 879,991 879,991 874,991 874,991 874,991 874,991 870,991 879,999 883,1008 892,1014 901,1024 903,1033 903,1044 906,1058 915,1058 915,1063 915,1063 931,1108 936,1113 940,1121 940,1132 949,1137 953,1150 953,1161 953,1170 958,1179 958,1179 958,1190 958,1195 963,1201 968,1217 968,1228 972,1241 972,1247 972,1261 972,1274 972,1274 972,1298 972,1319 977,1340 977,1356 977,1381 977,1396 977,1422 972,1442 972,1442 972,1442 972,1498 972,1498 972,1498 972,1502 968,1508 968,1512 972,1512 972,1512 972,1517 972,1517 972,1517 977,1517 981,1512 985,1498 990,1498 990,1492 994,1484 999,1474 1007,1470 1012,1466 1012,1466 1021,1466 1025,1463 1030,1463 1030,1463 1030,1463 1047,1457 1052,1442 1052,1437 1056,1433 1065,1422 1065,1422 1068,1418 1068,1408 1068,1404 1068,1404 1073,1400 1073,1396 1073,1389 1077,1384 1077,1381 1077,1377 1077,1377 1077,1372 1077,1372 1081,1349 1086,1336 1086,1314 1090,1289 1090,1274 1090,1261 1090,1251 1090,1228 1086,1206 1086,1206 1086,1206 1081,1201 1081,1199 1077,1195 1073,1179 1068,1175 1068,1164 1052,1127 1052,1127 1047,1127 1047,1127 1047,1127 1043,1121 1043,1118 1043,1113 1034,1098 1030,1093 1030,1088 1030,1088 1025,1082 1021,1079 972,1044 953,1044 940,1024 940,1019 940,1019 940,1019 953,1019 963,1019 972,1024 981,1024 990,1024 994,1033 999,1033 1003,1033 1007,1044 1016,1047 1025,1058 1030,1058 1034,1067 1034,1072 1038,1072 1043,1082 1047,1088 1052,1098 1065,1118 1073,1132 1077,1137 1081,1145 1090,1161 1095,1170 1095,1175 1104,1195 1104,1199 1104,1217 1104,1228 1104,1237 1104,1237 1104,1255 1104,1271 1104,1285 1104,1289 1104,1303 1104,1319 1104,1319 1099,1323 1099,1336 1099,1340 1099,1345 1095,1356 1095,1363 1095,1367 1095,1372 1090,1384 1086,1389 1081,1396 1077,1413 1073,1418 1073,1422 1073,1422 1068,1433 1073,1437 1073,1447 1073,1457 1073,1463 1073,1463 1068,1463 1068,1466 1068,1466 1065,1466 1065,1466 1065,1466 1065,1466 1060,1470 1060,1470 1060,1470 1056,1470 1056,1470 1052,1474 1052,1474 1043,1474 1043,1474 1038,1474 1034,1474 1034,1474 1030,1474 1021,1484 1012,1492 1007,1498 1003,1498 994,1508 990,1512 990,1522 990,1526 990,1535 990,1535 990,1546 990,1554 990,1559 990,1570 990,1574 990,1592 990,1607 990,1612 994,1621 1003,1636 1007,1646 1012,1646 1016,1651 1030,1656 1034,1661 1043,1661 1052,1661 1060,1661 1068,1661 1077,1661 1086,1661 1104,1661 1104,1661 1110,1661 1114,1656 1119,1651 1123,1646 1127,1646 1132,1646 1132,1646 1136,1646 1136,1646 1139,1646 1148,1641 1152,1630 1161,1627 1161,1621 1165,1621 1165,1621 1165,1617 1170,1617 1174,1612 1174,1607 1178,1607 1178,1603 1187,1603 1192,1599 1192,1589 1196,1580 1196,1574 1196,1570 1205,1570 1205,1565 1209,1559 1214,1546 1214,1540 1214,1535 1214,1535 1214,1535 1214,1535 1209,1526 1187,1559 1178,1559 1174,1565 1170,1570 1165,1570 1165,1570 1161,1565 1156,1559 1152,1559 1148,1559 1152,1559 1152,1554 1152,1554 1152,1554 1152,1546 1156,1546 1156,1546 1156,1540 1161,1540 1161,1540 1161,1535 1161,1535 1161,1535 1161,1535 1161,1535 1161,1526 1161,1526 1165,1522 1165,1508 1165,1502 1165,1498 1161,1498 1161,1492 1152,1492 1139,1484 1136,1484 1123,1484 1114,1479 1108,1474 1104,1470 1095,1466 1081,1463 1090,1463 1090,1463 1104,1463 1110,1463 1119,1463 1123,1463 1132,1463 1139,1463 1156,1466 1165,1470 1178,1474 1192,1484 1196,1492 1205,1498 1209,1498 1214,1508 1214,1508 1214,1512 1214,1512 1214,1517 1214,1517 1214,1522 1214,1526 1218,1526 1223,1535 1223,1535 1227,1535 1231,1535 1231,1526 1231,1517 1231,1512 1231,1512 1236,1508 1240,1498 1240,1498 1240,1492 1240,1492 1245,1484 1245,1474 1245,1474 1245,1474 1245,1466 1245,1463 1245,1463 1245,1463 1245,1447 1245,1437 1245,1433 1245,1433 1249,1422 1249,1422 1249,1422 1249,1418 1249,1408 1249,1396 1249,1389 1249,1389 1249,1384 1249,1377 1245,1356 1245,1345 1245,1328 1245,1319 1245,1303 1236,1274 1231,1247 1231,1223 1223,1201 1223,1195 1218,1179 1214,1170 1209,1161 1209,1156 1205,1156 1205,1150 1196,1141 1196,1141 1196,1118 1161,1044 1161,1039 1161,1039 1156,1033 1152,1024 1148,1014 1143,999 1139,999 1139,999 1136,999 1136,996 1136,991 1132,991 1132,986 1132,981 1127,976 1127,972 1127,972 1127,972 1110,951 1104,936 1081,916 1077,907 1068,897 1056,878 1047,863 1043,855 1030,835 1016,811 1012,815 1012,821 1007,815 1003,811 994,804 994,804 990,800 990,800 990,795 990,785 990,777 1003,795 990,763 990,763 990,763 985,763 985,763 985,763 985,763 985,767 981,767 981,772 977,767 977,767 977,767 972,763 972,763 977,758 977,758 977,758 977,758 977,752 981,747 981,747 977,745 977,745 977,745 968,715 953,691 940,669 931,656 931,636 923,625 919,617 919,613 915,586 915,576 915,570 915,553 915,548 915,537 915,515 915,499 906,499 906,499 906,481 906,467 906,434 903,406 903,388">
          <text:p/>
        </draw:polygon>
        <draw:polygon draw:style-name="Mgr3" draw:text-style-name="MP1" draw:layer="backgroundobjects" svg:width="0.087cm" svg:height="0.082cm" svg:x="26.7cm" svg:y="20.507cm" svg:viewBox="0 0 88 83" draw:points="44,0 66,10 66,10 70,10 70,13 70,13 75,19 79,19 79,19 88,49 84,53 79,53 79,58 79,62 75,62 70,67 70,67 66,72 66,72 66,72 57,72 48,72 31,83 26,83 17,83 4,83 0,58 4,53 8,42 8,33 8,24 17,19 26,13 26,10 31,4 39,4">
          <text:p/>
        </draw:polygon>
        <draw:polygon draw:style-name="Mgr3" draw:text-style-name="MP1" draw:layer="backgroundobjects" svg:width="0.125cm" svg:height="0.134cm" svg:x="26.389cm" svg:y="19.47cm" svg:viewBox="0 0 126 135" draw:points="108,106 91,106 81,106 76,106 76,111 72,111 63,115 49,121 49,121 49,121 36,126 21,135 21,135 16,135 16,135 16,131 12,121 7,106 2,106 2,96 0,87 0,77 0,69 0,60 2,56 2,47 7,38 12,35 16,24 16,19 21,9 21,0 33,0 44,3 47,9 49,9 49,9 67,15 76,19 86,24 91,28 95,35 104,38 104,47 113,56 117,60 122,69 126,77 126,90 126,96 126,96 126,96 122,102 122,102 122,102 122,102 117,102 117,106">
          <text:p/>
        </draw:polygon>
        <draw:polygon draw:style-name="Mgr3" draw:text-style-name="MP1" draw:layer="backgroundobjects" svg:width="0.085cm" svg:height="0.087cm" svg:x="26.407cm" svg:y="19.667cm" svg:viewBox="0 0 86 88" draw:points="31,27 29,23 29,23 29,23 26,17 23,17 19,17 16,14 16,14 8,14 8,14 4,14 4,14 4,8 0,8 0,4 0,0 0,0 4,0 16,0 31,4 46,14 51,14 55,17 60,17 68,23 68,23 73,33 77,38 77,51 77,60 77,66 86,71 86,74 86,74 86,81 86,88 86,88 86,88 86,88 86,88 86,88 77,78 77,74 77,71 73,66 68,60 60,51 51,38">
          <text:p/>
        </draw:polygon>
        <draw:polygon draw:style-name="Mgr3" draw:text-style-name="MP1" draw:layer="backgroundobjects" svg:width="0.073cm" svg:height="0.064cm" svg:x="26.139cm" svg:y="19.681cm" svg:viewBox="0 0 74 65" draw:points="39,22 34,17 34,17 16,6 16,6 7,6 7,6 7,6 3,2 3,2 3,0 3,0 0,0 7,0 16,0 16,0 21,0 25,0 30,0 34,0 39,2 39,2 47,6 52,6 56,6 56,12 61,17 61,22 65,27 70,38 74,47 74,47 74,52 74,65 70,52 65,52 61,47 56,47 56,47 52,44">
          <text:p/>
        </draw:polygon>
        <draw:polygon draw:style-name="Mgr3" draw:text-style-name="MP1" draw:layer="backgroundobjects" svg:width="0.091cm" svg:height="0.098cm" svg:x="26.547cm" svg:y="20.046cm" svg:viewBox="0 0 92 99" draw:points="50,22 68,22 89,51 89,51 89,57 89,57 92,65 89,65 89,71 89,77 89,77 89,77 89,81 89,81 86,86 82,86 82,86 82,91 77,95 73,95 73,95 73,95 68,95 59,99 55,95 50,95 50,95 38,95 33,95 33,95 33,86 29,86 29,77 29,77 29,71 24,65 20,65 15,65 15,57 15,51 15,51 15,46 15,41 12,36 7,36 3,31 3,22 3,22 3,17 0,9 0,0 7,0 12,0 15,0 24,0 24,5 29,5 33,9 42,9 50,13">
          <text:p/>
        </draw:polygon>
        <draw:polygon draw:style-name="Mgr3" draw:text-style-name="MP1" draw:layer="backgroundobjects" svg:width="0.029cm" svg:height="0.034cm" svg:x="26.024cm" svg:y="20.195cm" svg:viewBox="0 0 30 35" draw:points="30,13 30,20 25,24 21,30 21,35 21,35 21,35 10,35 10,35 5,35 5,35 5,35 1,35 1,30 1,30 0,24 5,0 5,0 10,0 21,3 21,8 25,8 30,8">
          <text:p/>
        </draw:polygon>
        <draw:polygon draw:style-name="Mgr3" draw:text-style-name="MP1" draw:layer="backgroundobjects" svg:width="0.087cm" svg:height="0.082cm" svg:x="26.7cm" svg:y="20.507cm" svg:viewBox="0 0 88 83" draw:points="66,10 44,0 39,4 31,4 26,10 26,13 17,19 8,24 8,33 8,42 4,53 0,58 4,83 17,83 26,83 31,83 48,72 57,72 66,72 66,72 66,72 70,67 70,67 75,62 79,62 79,58 79,53 84,53 88,49 79,19 79,19 75,19 70,13 70,13 70,10">
          <text:p/>
        </draw:polygon>
        <draw:polygon draw:style-name="Mgr3" draw:text-style-name="MP1" draw:layer="backgroundobjects" svg:width="0.064cm" svg:height="0.065cm" svg:x="26.714cm" svg:y="20.507cm" svg:viewBox="0 0 65 66" draw:points="18,4 32,0 41,4 65,23 65,43 56,47 56,56 51,56 51,56 47,61 41,61 37,61 32,61 32,61 32,66 28,66 28,66 18,66 13,66 13,66 9,61 9,61 9,61 9,56 4,56 4,52 0,43 0,43 0,36 0,27 4,23 9,18 9,13 9,13 9,4 13,4">
          <text:p/>
        </draw:polygon>
        <draw:polygon draw:style-name="Mgr4" draw:text-style-name="MP1" draw:layer="backgroundobjects" svg:width="0.064cm" svg:height="0.065cm" svg:x="26.714cm" svg:y="20.507cm" svg:viewBox="0 0 65 66" draw:points="41,4 32,0 18,4 13,4 9,4 9,13 9,13 9,18 4,23 0,27 0,36 0,43 0,43 4,52 4,56 9,56 9,61 9,61 9,61 13,66 13,66 18,66 28,66 28,66 32,66 32,61 32,61 37,61 41,61 47,61 51,56 51,56 56,56 56,47 65,43 65,23">
          <text:p/>
        </draw:polygon>
        <draw:polygon draw:style-name="Mgr4" draw:text-style-name="MP1" draw:layer="backgroundobjects" svg:width="0.043cm" svg:height="0.052cm" svg:x="26.722cm" svg:y="20.524cm" svg:viewBox="0 0 44 53" draw:points="12,0 30,0 30,0 30,5 35,5 39,5 39,10 39,10 39,14 39,14 39,19 44,23 39,28 39,34 39,34 39,39 39,39 39,39 39,39 39,39 39,42 30,48 30,48 21,48 21,53 17,53 12,53 8,53 3,48 3,48 0,48 0,42 0,39 0,34 0,14 3,10">
          <text:p/>
        </draw:polygon>
        <draw:polygon draw:style-name="Mgr4" draw:text-style-name="MP1" draw:layer="backgroundobjects" svg:width="0.043cm" svg:height="0.052cm" svg:x="26.722cm" svg:y="20.524cm" svg:viewBox="0 0 44 53" draw:points="30,0 12,0 3,10 0,14 0,34 0,39 0,42 0,48 3,48 3,48 8,53 12,53 17,53 21,53 21,48 30,48 30,48 39,42 39,39 39,39 39,39 39,39 39,39 39,34 39,34 39,28 44,23 39,19 39,14 39,14 39,10 39,10 39,5 35,5 30,5">
          <text:p/>
        </draw:polygon>
        <draw:polygon draw:style-name="Mgr4" draw:text-style-name="MP1" draw:layer="backgroundobjects" svg:width="0.029cm" svg:height="0.03cm" svg:x="26.727cm" svg:y="20.529cm" svg:viewBox="0 0 30 31" draw:points="30,8 30,12 26,17 26,23 26,23 26,23 21,28 21,28 21,28 17,28 17,31 17,31 17,31 17,31 17,31 17,31 12,31 12,28 8,28 3,28 3,23 0,23 0,17 0,12 3,8 3,3 8,3 12,0 12,0 17,0 17,0 21,0 21,0 26,0 26,0 30,3 30,3">
          <text:p/>
        </draw:polygon>
        <draw:polygon draw:style-name="Mgr5" draw:text-style-name="MP1" draw:layer="backgroundobjects" svg:width="0.029cm" svg:height="0.03cm" svg:x="26.727cm" svg:y="20.529cm" svg:viewBox="0 0 30 31" draw:points="0,23 3,23 3,28 8,28 12,28 12,31 17,31 17,31 17,31 17,31 17,31 17,31 17,28 21,28 21,28 21,28 26,23 26,23 26,23 26,17 30,12 30,8 30,3 30,3 26,0 26,0 21,0 21,0 17,0 17,0 12,0 12,0 8,3 3,3 3,8 0,12 0,17">
          <text:p/>
        </draw:polygon>
        <draw:polygon draw:style-name="Mgr3" draw:text-style-name="MP1" draw:layer="backgroundobjects" svg:width="0.125cm" svg:height="0.134cm" svg:x="26.389cm" svg:y="19.47cm" svg:viewBox="0 0 126 135" draw:points="91,106 108,106 117,106 117,102 122,102 122,102 122,102 122,102 126,96 126,96 126,96 126,90 126,77 122,69 117,60 113,56 104,47 104,38 95,35 91,28 86,24 76,19 67,15 49,9 49,9 47,9 44,3 33,0 21,0 21,9 16,19 16,24 12,35 7,38 2,47 2,56 0,60 0,69 0,77 0,87 2,96 2,106 7,106 12,121 16,131 16,135 16,135 21,135 21,135 36,126 49,121 49,121 49,121 63,115 72,111 76,111 76,106 81,106">
          <text:p/>
        </draw:polygon>
        <draw:polygon draw:style-name="Mgr3" draw:text-style-name="MP1" draw:layer="backgroundobjects" svg:width="0.108cm" svg:height="0.111cm" svg:x="26.402cm" svg:y="19.479cm" svg:viewBox="0 0 109 112" draw:points="12,0 16,0 23,0 33,6 33,6 37,10 46,15 58,15 67,19 71,26 78,26 82,34 82,38 91,47 96,53 100,60 105,68 109,78 96,81 82,93 78,93 71,98 67,98 62,98 62,98 62,98 62,98 58,98 46,102 37,107 33,107 29,112 23,112 20,112 16,112 12,112 7,112 7,112 7,102 3,98 3,93 3,81 3,78 0,68 0,60 0,53 0,47 0,42 3,38 3,26 3,19 7,15 7,6">
          <text:p/>
        </draw:polygon>
        <draw:polygon draw:style-name="Mgr4" draw:text-style-name="MP1" draw:layer="backgroundobjects" svg:width="0.108cm" svg:height="0.111cm" svg:x="26.402cm" svg:y="19.479cm" svg:viewBox="0 0 109 112" draw:points="16,0 12,0 7,6 7,15 3,19 3,26 3,38 0,42 0,47 0,53 0,60 0,68 3,78 3,81 3,93 3,98 7,102 7,112 7,112 12,112 16,112 20,112 23,112 29,112 33,107 37,107 46,102 58,98 62,98 62,98 62,98 62,98 67,98 71,98 78,93 82,93 96,81 109,78 105,68 100,60 96,53 91,47 82,38 82,34 78,26 71,26 67,19 58,15 46,15 37,10 33,6 33,6 23,0">
          <text:p/>
        </draw:polygon>
        <draw:polygon draw:style-name="Mgr4" draw:text-style-name="MP1" draw:layer="backgroundobjects" svg:width="0.085cm" svg:height="0.089cm" svg:x="26.407cm" svg:y="19.488cm" svg:viewBox="0 0 86 90" draw:points="13,0 16,0 19,0 26,0 29,0 31,4 46,4 51,4 55,8 60,15 68,15 68,23 73,27 77,32 77,36 77,42 86,51 86,56 77,66 68,69 64,75 60,81 55,81 46,86 31,86 29,86 26,86 26,86 23,86 23,86 19,86 16,86 16,86 13,86 13,90 8,90 4,90 4,81 0,69 0,56 0,42 0,32 4,18 4,8">
          <text:p/>
        </draw:polygon>
        <draw:polygon draw:style-name="Mgr4" draw:text-style-name="MP1" draw:layer="backgroundobjects" svg:width="0.085cm" svg:height="0.089cm" svg:x="26.407cm" svg:y="19.488cm" svg:viewBox="0 0 86 90" draw:points="16,0 13,0 4,8 4,18 0,32 0,42 0,56 0,69 4,81 4,90 8,90 13,90 13,86 16,86 16,86 19,86 23,86 23,86 26,86 26,86 29,86 31,86 46,86 55,81 60,81 64,75 68,69 77,66 86,56 86,51 77,42 77,36 77,32 73,27 68,23 68,15 60,15 55,8 51,4 46,4 31,4 29,0 26,0 19,0">
          <text:p/>
        </draw:polygon>
        <draw:polygon draw:style-name="Mgr4" draw:text-style-name="MP1" draw:layer="backgroundobjects" svg:width="0.068cm" svg:height="0.081cm" svg:x="26.411cm" svg:y="19.492cm" svg:viewBox="0 0 69 82" draw:points="7,82 3,82 0,66 0,57 0,46 0,36 0,28 3,18 7,8 14,0 21,0 25,0 25,0 28,0 28,4 40,4 45,4 51,8 56,8 56,18 60,23 65,23 65,32 65,32 65,36 69,46 65,48 65,52 60,57 56,61 56,66 51,66 40,72 40,72 28,78 28,78 25,78 25,82 21,82 14,82 14,82 11,82">
          <text:p/>
        </draw:polygon>
        <draw:polygon draw:style-name="Mgr5" draw:text-style-name="MP1" draw:layer="backgroundobjects" svg:width="0.068cm" svg:height="0.081cm" svg:x="26.411cm" svg:y="19.492cm" svg:viewBox="0 0 69 82" draw:points="3,82 7,82 11,82 14,82 14,82 21,82 25,82 25,78 28,78 28,78 40,72 40,72 51,66 56,66 56,61 60,57 65,52 65,48 69,46 65,36 65,32 65,32 65,23 60,23 56,18 56,8 51,8 45,4 40,4 28,4 28,0 25,0 25,0 21,0 14,0 7,8 3,18 0,28 0,36 0,46 0,57 0,66">
          <text:p/>
        </draw:polygon>
        <draw:polygon draw:style-name="Mgr5" draw:text-style-name="MP1" draw:layer="backgroundobjects" svg:width="0.05cm" svg:height="0.072cm" svg:x="26.416cm" svg:y="19.496cm" svg:viewBox="0 0 51 73" draw:points="7,73 7,73 0,61 0,48 0,41 0,32 0,28 4,19 7,4 10,0 17,0 20,0 29,0 29,0 29,4 38,4 38,4 38,4 42,19 42,19 47,19 47,19 47,28 51,32 51,41 51,41 51,43 47,48 47,48 47,48 42,52 38,58 38,58 38,58 38,58 29,61 29,61 20,67 14,67">
          <text:p/>
        </draw:polygon>
        <draw:polygon draw:style-name="Mgr6" draw:text-style-name="MP1" draw:layer="backgroundobjects" svg:width="0.05cm" svg:height="0.072cm" svg:x="26.416cm" svg:y="19.496cm" svg:viewBox="0 0 51 73" draw:points="7,73 7,73 14,67 20,67 29,61 29,61 38,58 38,58 38,58 38,58 42,52 47,48 47,48 47,48 51,43 51,41 51,41 51,32 47,28 47,19 47,19 42,19 42,19 38,4 38,4 38,4 29,4 29,0 29,0 20,0 17,0 10,0 7,4 4,19 0,28 0,32 0,41 0,48 0,61">
          <text:p/>
        </draw:polygon>
        <draw:polygon draw:style-name="Mgr6" draw:text-style-name="MP1" draw:layer="backgroundobjects" svg:width="0.042cm" svg:height="0.055cm" svg:x="26.424cm" svg:y="19.505cm" svg:viewBox="0 0 43 56" draw:points="16,56 9,56 6,56 2,56 2,56 2,56 2,53 0,43 0,34 0,26 2,22 2,12 6,7 12,0 16,0 16,0 24,3 24,7 34,7 34,12 38,12 43,16 43,22 43,22 43,26 43,26 38,34 34,37 34,43 24,47 24,47 24,53 24,53 24,53 24,53 24,53">
          <text:p/>
        </draw:polygon>
        <draw:polygon draw:style-name="Mgr6" draw:text-style-name="MP1" draw:layer="backgroundobjects" svg:width="0.042cm" svg:height="0.055cm" svg:x="26.424cm" svg:y="19.505cm" svg:viewBox="0 0 43 56" draw:points="2,56 2,56 2,56 6,56 9,56 16,56 16,56 16,56 16,56 16,56 24,53 24,53 24,53 24,53 24,53 24,47 24,47 34,43 34,37 38,34 43,26 43,26 43,22 43,22 43,16 38,12 34,12 34,7 24,7 24,3 16,0 16,0 12,0 6,7 2,12 2,22 0,26 0,34 0,43 2,53">
          <text:p/>
        </draw:polygon>
        <draw:polygon draw:style-name="Mgr6" draw:text-style-name="MP1" draw:layer="backgroundobjects" svg:width="0.028cm" svg:height="0.037cm" svg:x="26.424cm" svg:y="19.514cm" svg:viewBox="0 0 29 38" draw:points="6,38 2,38 2,28 0,28 0,21 0,21 0,13 2,9 2,9 6,9 6,6 9,0 12,0 12,0 12,0 20,0 20,0 29,6 29,9 29,9 29,13 29,13 29,21 29,21 29,21 29,24 20,28 20,28 20,28 20,28 20,32 12,32 12,32 12,38">
          <text:p/>
        </draw:polygon>
        <draw:polygon draw:style-name="Mgr7" draw:text-style-name="MP1" draw:layer="backgroundobjects" svg:width="0.028cm" svg:height="0.037cm" svg:x="26.424cm" svg:y="19.514cm" svg:viewBox="0 0 29 38" draw:points="2,38 6,38 12,38 12,32 12,32 20,32 20,28 20,28 20,28 20,28 29,24 29,21 29,21 29,21 29,13 29,13 29,9 29,9 29,6 20,0 20,0 12,0 12,0 12,0 9,0 6,6 6,9 2,9 2,9 0,13 0,21 0,21 0,28 2,28">
          <text:p/>
        </draw:polygon>
        <draw:polygon draw:style-name="Mgr7" draw:text-style-name="MP1" draw:layer="backgroundobjects" svg:width="0.011cm" svg:height="0.016cm" svg:x="26.433cm" svg:y="19.526cm" svg:viewBox="0 0 12 17" draw:points="0,17 0,4 0,4 2,0 2,0 6,0 6,0 6,0 6,0 12,0 12,0 12,4 12,4 12,4 12,4 12,4 12,4 12,13 12,13 6,13 6,13 6,13 6,13">
          <text:p/>
        </draw:polygon>
        <draw:polygon draw:style-name="Mgr8" draw:text-style-name="MP1" draw:layer="backgroundobjects" svg:width="0.011cm" svg:height="0.016cm" svg:x="26.433cm" svg:y="19.526cm" svg:viewBox="0 0 12 17" draw:points="0,4 0,17 6,13 6,13 6,13 6,13 12,13 12,13 12,4 12,4 12,4 12,4 12,4 12,4 12,0 12,0 6,0 6,0 6,0 6,0 2,0 2,0">
          <text:p/>
        </draw:polygon>
        <draw:polygon draw:style-name="Mgr4" draw:text-style-name="MP1" draw:layer="backgroundobjects" svg:width="0.072cm" svg:height="0.082cm" svg:x="26.424cm" svg:y="19.672cm" svg:viewBox="0 0 73 83" draw:points="20,0 0,0 3,10 6,10 9,13 12,13 6,4 9,4 16,4 16,10 20,10 20,10 29,10 38,13 46,13 46,19 51,19 55,23 55,28 55,40 60,51 60,56 60,66 60,61 64,66 64,69 64,73 73,83 73,83 73,83 73,83 73,83 73,83 73,76 73,69 73,69 73,66 64,61 64,56 64,40 64,33 60,28 55,19 55,19 46,13 42,13 38,10 29,10">
          <text:p/>
        </draw:polygon>
        <draw:polygon draw:style-name="Mgr3" draw:text-style-name="MP1" draw:layer="backgroundobjects" svg:width="0.037cm" svg:height="0.021cm" svg:x="26.407cm" svg:y="19.667cm" svg:viewBox="0 0 38 22" draw:points="12,3 38,3 17,0 3,0 0,0 0,0 0,3 0,8 3,8 3,13 3,13 8,13 8,13 17,13 17,13 24,18 27,18 30,18 34,22 34,22 34,22 30,18 27,18 24,13 17,13">
          <text:p/>
        </draw:polygon>
        <draw:polygon draw:style-name="Mgr4" draw:text-style-name="MP1" draw:layer="backgroundobjects" svg:width="0.003cm" svg:height="0.004cm" svg:x="26.446cm" svg:y="19.689cm" svg:viewBox="0 0 4 5" draw:points="0,0 0,0 4,5">
          <text:p/>
        </draw:polygon>
        <draw:polygon draw:style-name="Mgr4" draw:text-style-name="MP1" draw:layer="backgroundobjects" svg:width="0.05cm" svg:height="0.052cm" svg:x="26.429cm" svg:y="19.676cm" svg:viewBox="0 0 51 53" draw:points="11,18 11,18 29,27 38,34 47,43 51,49 51,53 51,43 51,39 47,34 47,22 47,18 42,13 38,13 38,9 29,9 20,4 11,4 11,4 8,4 8,0 2,0 0,0 4,9 8,13">
          <text:p/>
        </draw:polygon>
        <draw:polygon draw:style-name="Mgr4" draw:text-style-name="MP1" draw:layer="backgroundobjects" svg:width="0.034cm" svg:height="0.021cm" svg:x="26.446cm" svg:y="19.681cm" svg:viewBox="0 0 35 22" draw:points="30,22 26,17 17,17 12,13 12,8 3,8 3,8 0,2 0,0 3,0 3,2 12,2 21,8 26,8 26,8 30,13 35,22">
          <text:p/>
        </draw:polygon>
        <draw:polygon draw:style-name="Mgr6" draw:text-style-name="MP1" draw:layer="backgroundobjects" svg:width="0.034cm" svg:height="0.021cm" svg:x="26.446cm" svg:y="19.681cm" svg:viewBox="0 0 35 22" draw:points="0,0 0,2 3,8 3,8 12,8 12,13 17,17 26,17 30,22 35,22 30,13 26,8 26,8 21,8 12,2 3,2 3,0">
          <text:p/>
        </draw:polygon>
        <draw:polygon draw:style-name="Mgr5" draw:text-style-name="MP1" draw:layer="backgroundobjects" svg:width="0.047cm" svg:height="0.034cm" svg:x="26.156cm" svg:y="19.689cm" svg:viewBox="0 0 48 35" draw:points="17,9 21,14 48,35 48,35 48,35 48,30 48,25 44,21 44,14 39,9 39,4 35,0 30,0 26,0 21,0 17,0 17,0 12,0 8,0 3,0 0,0">
          <text:p/>
        </draw:polygon>
        <draw:polygon draw:style-name="Mgr4" draw:text-style-name="MP1" draw:layer="backgroundobjects" svg:width="0.065cm" svg:height="0.047cm" svg:x="26.148cm" svg:y="19.685cm" svg:viewBox="0 0 66 48" draw:points="26,15 8,4 13,4 17,4 22,4 26,4 26,4 31,4 36,4 40,4 45,4 49,10 49,15 54,21 54,26 58,32 58,38 58,43 58,43 58,43 31,21 45,43 49,43 49,43 49,48 54,48 54,48 58,48 58,48 58,48 63,48 66,48 66,48 63,38 58,26 54,21 54,15 49,10 49,4 45,4 45,4 36,4 31,0 31,0 26,0 22,0 17,0 13,0 13,0 8,0 0,0 8,4">
          <text:p/>
        </draw:polygon>
        <draw:polygon draw:style-name="Mgr3" draw:text-style-name="MP1" draw:layer="backgroundobjects" svg:width="0.065cm" svg:height="0.029cm" svg:x="26.139cm" svg:y="19.681cm" svg:viewBox="0 0 66 30" draw:points="0,0 4,0 4,0 4,3 4,3 8,9 8,9 8,9 17,9 17,9 8,3 17,3 22,3 22,3 26,3 31,3 35,3 39,3 39,3 44,9 53,9 53,9 57,9 57,13 62,18 62,23 66,30 62,23 62,18 57,13 57,9 53,9 48,9 39,3 39,3 35,0 31,0 26,0 22,0 17,0 17,0 8,0">
          <text:p/>
        </draw:polygon>
        <draw:polygon draw:style-name="Mgr3" draw:text-style-name="MP1" draw:layer="backgroundobjects" svg:width="0.02cm" svg:height="0.02cm" svg:x="26.192cm" svg:y="19.725cm" svg:viewBox="0 0 21 21" draw:points="18,7 21,21 21,7 21,2 18,2 13,2 13,2 13,2 9,2 9,2 4,2 4,0 4,0 0,0 4,2 4,2 9,2 13,7">
          <text:p/>
        </draw:polygon>
        <draw:polygon draw:style-name="Mgr4" draw:text-style-name="MP1" draw:layer="backgroundobjects" svg:width="0.091cm" svg:height="0.098cm" svg:x="26.547cm" svg:y="20.046cm" svg:viewBox="0 0 92 99" draw:points="68,22 50,22 50,13 42,9 33,9 29,5 24,5 24,0 15,0 12,0 7,0 0,0 0,9 3,17 3,22 3,22 3,31 7,36 12,36 15,41 15,46 15,51 15,51 15,57 15,65 20,65 24,65 29,71 29,77 29,77 29,86 33,86 33,95 33,95 38,95 50,95 50,95 55,95 59,99 68,95 73,95 73,95 73,95 77,95 82,91 82,86 82,86 86,86 89,81 89,81 89,77 89,77 89,77 89,71 89,65 92,65 89,57 89,57 89,51 89,51">
          <text:p/>
        </draw:polygon>
        <draw:polygon draw:style-name="Mgr4" draw:text-style-name="MP1" draw:layer="backgroundobjects" svg:width="0.087cm" svg:height="0.094cm" svg:x="26.551cm" svg:y="20.046cm" svg:viewBox="0 0 88 95" draw:points="73,31 73,31 73,36 78,40 78,40 82,46 82,46 82,51 85,51 88,51 88,57 88,57 88,60 88,65 88,65 88,71 88,71 85,76 82,81 82,85 78,85 73,85 69,95 64,95 58,95 58,95 53,95 49,91 37,85 32,85 26,81 26,76 26,71 26,65 26,65 21,60 21,51 17,46 9,31 4,17 0,5 4,0 4,0 12,0 12,0 12,0 21,9 32,9 37,17 49,22 49,22 58,22 64,22 69,22 73,27">
          <text:p/>
        </draw:polygon>
        <draw:polygon draw:style-name="Mgr4" draw:text-style-name="MP1" draw:layer="backgroundobjects" svg:width="0.087cm" svg:height="0.094cm" svg:x="26.551cm" svg:y="20.046cm" svg:viewBox="0 0 88 95" draw:points="73,31 73,31 73,27 69,22 64,22 58,22 49,22 49,22 37,17 32,9 21,9 12,0 12,0 12,0 32,22 26,22 26,22 26,27 26,31 26,31 26,36 26,40 26,40 32,46 32,46 32,51 37,51 41,51 49,51 49,51 58,51 58,51 58,51 58,51 58,51 58,51 64,51 64,51 64,51 69,51 69,46 69,46 69,46 69,40 69,40 69,40 69,40 69,36 73,51 73,51 78,51 78,51 82,57 82,60 85,65 85,65 85,65 82,65 82,65 82,65 78,65 78,65 73,65 73,71 73,76 73,81 58,85 58,85 49,85 49,85 37,85 37,81 32,76 32,76 32,71 32,65 32,65 32,65 26,60 26,51 21,46 12,36 12,31 9,22 9,17 4,9 4,0 4,0 0,5 4,17 9,31 17,46 21,51 21,60 26,65 26,65 26,71 26,76 26,81 32,85 37,85 49,91 53,95 58,95 58,95 64,95 69,95 73,85 78,85 82,85 82,81 85,76 88,71 88,71 88,65 88,65 88,60 88,57 88,57 88,51 85,51 82,51 82,46 82,46 78,40 78,40 73,36">
          <text:p/>
        </draw:polygon>
        <draw:polygon draw:style-name="Mgr5" draw:text-style-name="MP1" draw:layer="backgroundobjects" svg:width="0.073cm" svg:height="0.085cm" svg:x="26.556cm" svg:y="20.046cm" svg:viewBox="0 0 74 86" draw:points="70,66 74,66 74,66 74,66 70,61 70,58 65,52 65,52 61,52 61,52 56,36 56,40 56,40 56,40 56,40 56,48 56,48 56,48 56,52 52,52 52,52 52,52 47,52 47,52 47,52 47,52 47,52 47,52 39,52 39,52 34,52 30,52 25,52 25,48 25,48 21,40 21,40 21,36 21,30 21,30 21,27 21,22 21,22 25,22 7,0 0,0 0,9 4,17 4,22 7,30 7,36 16,48 21,52 21,61 25,66 25,66 25,66 25,72 25,77 25,77 30,82 30,86 39,86 39,86 47,86 47,86 61,82 61,77 61,72 61,66 65,66 65,66">
          <text:p/>
        </draw:polygon>
        <draw:polygon draw:style-name="Mgr3" draw:text-style-name="MP1" draw:layer="backgroundobjects" svg:width="0.029cm" svg:height="0.034cm" svg:x="26.024cm" svg:y="20.195cm" svg:viewBox="0 0 30 35" draw:points="0,24 1,30 1,30 1,35 5,35 5,35 5,35 10,35 10,35 21,35 21,35 21,35 21,30 25,24 30,20 30,13 30,13 30,8 25,8 21,8 21,3 10,0 5,0 5,0">
          <text:p/>
        </draw:polygon>
        <draw:polygon draw:style-name="Mgr9" draw:text-style-name="MP1" draw:layer="backgroundobjects" svg:width="0.011cm" svg:height="0.125cm" svg:x="26.631cm" svg:y="19.773cm" svg:viewBox="0 0 12 126" draw:points="3,126 3,126 12,126 3,0 0,13 0,31 3,60 3,93 3,107">
          <text:p/>
        </draw:polygon>
        <draw:polygon draw:style-name="Mgr10" draw:text-style-name="MP1" draw:layer="backgroundobjects" svg:width="0.016cm" svg:height="0.029cm" svg:x="26.705cm" svg:y="20.137cm" svg:viewBox="0 0 17 30" draw:points="0,19 0,19 3,24 3,24 3,24 8,30 8,24 12,24 12,19 12,19 12,19 12,19 17,19 17,19 17,19 3,0 3,0 3,0 8,2 8,2 3,7 3,13 3,13 3,13 3,13">
          <text:p/>
        </draw:polygon>
        <draw:polygon draw:style-name="Mgr10" draw:text-style-name="MP1" draw:layer="backgroundobjects" svg:width="0.025cm" svg:height="0.047cm" svg:x="26.722cm" svg:y="20.168cm" svg:viewBox="0 0 26 48" draw:points="21,48 21,43 26,38 12,17 0,0 0,7 0,17 0,21 0,21 3,30 3,30 12,38 17,43">
          <text:p/>
        </draw:polygon>
        <draw:polygon draw:style-name="Mgr3" draw:text-style-name="MP1" draw:layer="backgroundobjects" svg:width="0cm" svg:height="0.007cm" svg:x="26.669cm" svg:y="20.41cm" svg:viewBox="0 0 0 8" draw:points="0,8 0,0 0,0 0,0 0,0">
          <text:p/>
        </draw:polygon>
        <draw:polygon draw:style-name="Mgr4" draw:text-style-name="MP1" draw:layer="backgroundobjects" svg:width="0.082cm" svg:height="0.064cm" svg:x="26.669cm" svg:y="20.41cm" svg:viewBox="0 0 83 65" draw:points="0,0 0,4 13,24 33,24 83,65 70,54 55,44 46,32 33,16 33,16 23,16 17,13 13,13 13,13 13,13 8,4 0,4">
          <text:p/>
        </draw:polygon>
        <draw:polygon draw:style-name="Mgr4" draw:text-style-name="MP1" draw:layer="backgroundobjects" svg:width="0.095cm" svg:height="0.064cm" svg:x="26.669cm" svg:y="20.41cm" svg:viewBox="0 0 96 65" draw:points="0,0 0,0 0,0 17,4 33,13 42,16 50,24 50,24 64,44 74,44 92,54 96,65 92,56 92,54 83,47 74,44 74,44 69,32 59,24 55,24 50,13 46,13 37,4 33,4 27,4 17,4 13,0">
          <text:p/>
        </draw:polygon>
        <draw:polygon draw:style-name="Mgr3" draw:text-style-name="MP1" draw:layer="backgroundobjects" svg:width="0.109cm" svg:height="0.086cm" svg:x="26.669cm" svg:y="20.41cm" svg:viewBox="0 0 110 87" draw:points="0,0 0,0 12,0 16,5 26,5 30,5 35,5 44,14 48,14 53,25 57,25 66,33 70,39 70,39 79,49 88,56 88,58 92,67 97,73 101,76 106,81 110,87 110,87 110,87 106,76 101,73 97,58 92,58 92,51 88,39 84,39 75,28 66,25 61,14 57,14 53,14 48,5 39,5 30,5 22,0 12,0">
          <text:p/>
        </draw:polygon>
        <draw:polygon draw:style-name="Mgr5" draw:text-style-name="MP1" draw:layer="backgroundobjects" svg:width="0.157cm" svg:height="0.182cm" svg:x="26.669cm" svg:y="20.41cm" svg:viewBox="0 0 158 183" draw:points="0,0 0,0 0,5 8,5 13,14 13,14 13,14 17,14 23,17 32,17 32,17 45,33 55,39 68,48 83,60 96,69 115,116 124,121 132,135 132,150 136,159 136,164 140,169 140,169 145,169 145,169 140,159 145,159 145,159 149,164 154,169 154,180 158,183 158,183 154,169 154,164 145,153 145,150 132,126 96,60 91,48 73,39 64,39 49,25 49,25 41,17 32,14 17,5">
          <text:p/>
        </draw:polygon>
        <draw:polygon draw:style-name="Mgr2" draw:text-style-name="MP1" draw:layer="backgroundobjects" svg:width="0.807cm" svg:height="1.203cm" svg:x="25.906cm" svg:y="20.124cm" svg:viewBox="0 0 808 1204" draw:points="767,370 751,324 723,281 697,253 693,209 693,209 688,187 684,169 675,154 675,136 635,57 631,47 626,47 622,38 617,28 609,24 604,13 595,5 587,2 582,0 578,0 578,0 556,5 551,9 532,20 526,24 526,28 522,28 522,34 522,34 522,38 522,38 522,38 518,38 508,47 499,57 494,62 486,65 486,68 477,77 468,77 459,82 450,91 446,97 433,101 430,101 423,101 415,111 415,111 415,111 415,111 415,111 415,111 415,111 415,111 415,116 415,116 415,116 410,121 405,125 392,125 387,125 383,136 374,136 369,136 360,136 351,138 351,143 342,143 333,143 329,143 324,143 324,138 319,136 315,136 306,136 301,136 301,125 301,125 288,111 284,101 279,101 269,91 260,82 255,77 255,65 255,65 251,65 251,65 246,62 246,57 242,52 238,47 229,47 229,43 229,38 229,38 229,43 229,43 229,43 229,43 229,43 224,43 224,43 224,43 220,47 220,47 216,47 216,47 216,47 216,47 216,47 210,47 210,47 210,47 210,47 210,52 210,57 206,62 201,65 197,77 194,82 185,97 180,101 176,111 171,121 167,136 158,136 154,143 154,143 149,154 149,163 145,173 145,181 145,193 145,197 145,204 149,209 154,218 154,223 158,228 163,234 167,238 171,242 176,253 185,258 185,258 194,261 201,265 210,276 176,295 145,320 119,333 92,355 83,360 56,435 29,499 25,513 25,519 25,519 21,529 12,547 7,572 3,594 3,610 3,610 0,746 3,754 7,760 25,774 34,788 47,803 56,819 65,824 79,835 97,849 105,857 113,868 119,872 127,882 145,906 171,921 180,931 194,942 201,953 210,958 216,962 220,972 224,983 229,988 229,988 229,993 233,1000 238,1004 238,1004 242,1008 242,1008 242,1014 242,1014 242,1018 242,1023 242,1023 242,1028 242,1028 242,1032 242,1038 238,1042 238,1046 233,1046 229,1049 229,1055 229,1055 229,1055 229,1055 229,1060 220,1060 216,1064 216,1064 216,1069 216,1069 210,1069 210,1069 201,1074 197,1074 194,1074 189,1079 185,1079 185,1083 185,1083 180,1083 176,1083 176,1083 167,1083 167,1083 180,1123 185,1131 189,1137 194,1141 201,1146 201,1156 206,1156 210,1156 220,1166 229,1177 229,1177 242,1181 251,1184 255,1188 255,1188 255,1188 255,1188 260,1188 260,1188 260,1194 315,1204 333,1204 351,1204 360,1204 369,1204 374,1204 387,1204 405,1200 430,1200 430,1194 442,1194 450,1194 450,1194 459,1194 464,1194 468,1188 481,1188 486,1188 486,1188 486,1184 503,1181 518,1177 522,1177 531,1170 532,1161 547,1156 551,1156 551,1156 551,1156 551,1156 556,1156 569,1146 578,1141 582,1137 587,1137 591,1135 595,1131 604,1123 609,1117 617,1113 617,1107 663,1074 663,1069 663,1069 666,1064 666,1060 670,1055 666,1028 663,993 663,953 663,916 666,911 670,911 675,906 675,901 684,895 688,887 693,887 701,882 706,882 715,877 715,824 715,803 715,803 715,803 719,797 719,788 737,779 737,779 794,779 799,760 808,736 808,732 808,732 808,728 808,728 808,725 808,699 808,684 808,586 808,532 808,532 808,524 808,509 804,486 799,480 794,466 794,459 794,455 794,444 789,444 789,444 789,440 789,426 785,421 785,406 776,389">
          <text:p/>
        </draw:polygon>
        <draw:polygon draw:style-name="Mgr2" draw:text-style-name="MP1" draw:layer="backgroundobjects" svg:width="0.269cm" svg:height="0.17cm" svg:x="26.385cm" svg:y="20.361cm" svg:viewBox="0 0 270 171" draw:points="255,171 253,171 248,162 239,158 226,148 222,132 208,127 199,121 195,118 178,108 170,106 156,99 147,94 129,94 121,86 107,81 98,78 90,78 72,70 63,67 51,67 48,58 39,58 27,52 23,47 18,41 14,36 8,32 4,32 0,27 18,27 23,27 39,24 45,24 51,24 55,18 63,18 68,18 72,18 77,13 90,13 94,13 107,8 121,4 129,4 142,0 142,0 147,0 151,0 156,0 165,0 174,4 185,4 191,8 262,148 262,158 266,158 266,158 266,168 270,171 270,171 266,171 262,171 262,171 262,171 262,171 262,171 262,171 262,171 262,171 262,171">
          <text:p/>
        </draw:polygon>
        <draw:polygon draw:style-name="Mgr2" draw:text-style-name="MP1" draw:layer="backgroundobjects" svg:width="0.094cm" svg:height="0.052cm" svg:x="26.174cm" svg:y="20.374cm" svg:viewBox="0 0 95 53" draw:points="17,20 17,20 13,20 8,20 4,15 4,15 0,15 0,11 0,11 13,5 26,5 39,0 54,0 54,0 62,0 62,0 72,5 86,11 86,11 95,11 86,15 86,15 82,20 82,20 82,20 77,20 72,20 67,20 62,20 31,53 31,44 31,44 26,33 26,28 22,24">
          <text:p/>
        </draw:polygon>
        <draw:polygon draw:style-name="Mgr2" draw:text-style-name="MP1" draw:layer="backgroundobjects" svg:width="0.029cm" svg:height="0.39cm" svg:x="26.148cm" svg:y="20.598cm" svg:viewBox="0 0 30 391" draw:points="26,5 30,0 30,70 26,137 26,206 17,273 17,279 17,300 21,314 21,323 26,333 26,343 30,347 30,353 30,353 30,353 30,353 30,362 30,365 30,365 30,365 30,365 30,377 30,377 26,381 26,381 21,387 17,387 17,391 17,391 17,391 12,391 12,391 12,391 12,391 12,387 12,387 8,347 8,309 0,273 0,229 0,189 8,148 8,118 8,97 8,80 17,40">
          <text:p/>
        </draw:polygon>
        <draw:polygon draw:style-name="Mgr11" draw:text-style-name="MP1" draw:layer="backgroundobjects" svg:width="0.269cm" svg:height="0.17cm" svg:x="26.385cm" svg:y="20.361cm" svg:viewBox="0 0 270 171" draw:points="253,171 255,171 255,171 262,171 262,171 262,171 262,171 262,171 262,171 262,171 262,171 262,171 266,171 270,171 253,168 248,152 239,148 235,138 226,132 222,127 217,121 208,118 199,108 195,106 185,102 174,99 160,94 151,94 142,86 107,70 77,58 51,47 23,32 107,13 116,13 125,13 134,8 147,13 156,13 170,13 174,13 185,18 262,148 191,8 185,4 174,4 165,0 156,0 151,0 147,0 142,0 142,0 129,4 121,4 107,8 94,13 90,13 77,13 72,18 68,18 63,18 55,18 51,24 45,24 39,24 23,27 18,27 0,27 4,32 8,32 14,36 18,41 23,47 27,52 39,58 48,58 51,67 63,67 72,70 90,78 98,78 107,81 121,86 129,94 147,94 156,99 170,106 178,108 195,118 199,121 208,127 222,132 226,148 239,158 248,162">
          <text:p/>
        </draw:polygon>
        <draw:polygon draw:style-name="Mgr12" draw:text-style-name="MP1" draw:layer="backgroundobjects" svg:width="0.247cm" svg:height="0.161cm" svg:x="26.407cm" svg:y="20.366cm" svg:viewBox="0 0 248 162" draw:points="231,159 248,162 248,162 244,159 244,149 244,149 240,149 240,139 160,9 152,4 148,4 133,4 120,4 111,0 102,4 93,4 84,4 0,23 29,38 54,48 84,60 115,76 129,88 138,88 152,91 160,95 173,98 177,100 186,109 195,112 199,118 204,123 213,129 217,139 226,143">
          <text:p/>
        </draw:polygon>
        <draw:polygon draw:style-name="Mgr12" draw:text-style-name="MP1" draw:layer="backgroundobjects" svg:width="0.213cm" svg:height="0.139cm" svg:x="26.429cm" svg:y="20.383cm" svg:viewBox="0 0 214 140" draw:points="168,96 163,91 155,84 150,80 150,77 141,67 137,67 128,61 120,58 104,53 73,41 47,33 20,22 0,7 25,7 60,4 91,0 128,0 141,16 155,33 168,48 177,67 190,87 199,105 205,121 214,140 205,130 199,130 194,121 186,110 177,105 177,105">
          <text:p/>
        </draw:polygon>
        <draw:polygon draw:style-name="Mgr13" draw:text-style-name="MP1" draw:layer="backgroundobjects" svg:width="0.213cm" svg:height="0.139cm" svg:x="26.429cm" svg:y="20.383cm" svg:viewBox="0 0 214 140" draw:points="104,53 120,58 128,61 137,67 141,67 150,77 150,80 155,84 163,91 168,96 177,105 177,105 186,110 194,121 199,130 205,130 214,140 205,121 199,105 190,87 177,67 168,48 155,33 141,16 128,0 91,0 60,4 25,7 0,7 20,22 47,33 73,41">
          <text:p/>
        </draw:polygon>
        <draw:polygon draw:style-name="Mgr11" draw:text-style-name="MP1" draw:layer="backgroundobjects" svg:width="0.094cm" svg:height="0.052cm" svg:x="26.174cm" svg:y="20.374cm" svg:viewBox="0 0 95 53" draw:points="17,20 17,20 22,24 26,28 26,33 31,44 31,44 31,53 62,20 67,20 72,20 77,20 82,20 82,20 82,20 86,15 86,15 95,11 86,11 86,11 72,5 62,0 62,0 54,0 54,0 39,0 26,5 13,5 0,11 0,11 0,15 4,15 4,15 8,20 13,20">
          <text:p/>
        </draw:polygon>
        <draw:polygon draw:style-name="Mgr11" draw:text-style-name="MP1" draw:layer="backgroundobjects" svg:width="0.029cm" svg:height="0.39cm" svg:x="26.148cm" svg:y="20.598cm" svg:viewBox="0 0 30 391" draw:points="30,0 26,5 17,40 8,80 8,97 8,118 8,148 0,189 0,229 0,273 8,309 8,347 12,387 12,387 12,391 12,391 12,391 12,391 17,391 17,391 17,391 17,387 21,387 26,381 26,381 30,377 30,377 30,365 30,365 30,365 30,365 30,362 30,353 30,353 30,353 30,353 30,347 26,343 26,333 21,323 21,314 17,300 17,279 17,273 26,206 26,137 30,70">
          <text:p/>
        </draw:polygon>
        <draw:polygon draw:style-name="Mgr4" draw:text-style-name="MP1" draw:layer="backgroundobjects" svg:width="0.05cm" svg:height="0.069cm" svg:x="26.595cm" svg:y="20.383cm" svg:viewBox="0 0 51 70" draw:points="51,70 51,70 51,65 47,65 44,51 41,40 36,32 21,21 12,15 8,6 0,0 0,0 0,0 0,0 0,0 0,0 17,26">
          <text:p/>
        </draw:polygon>
        <draw:polygon draw:style-name="Mgr14" draw:text-style-name="MP1" draw:layer="backgroundobjects" svg:width="0.014cm" svg:height="0.029cm" svg:x="26.846cm" svg:y="20.361cm" svg:viewBox="0 0 15 30" draw:points="15,30 15,30 15,30 0,0 0,0 0,4 3,9 3,14 3,21 6,21 6,25 6,30 11,30 11,30">
          <text:p/>
        </draw:polygon>
        <draw:polygon draw:style-name="Mgr9" draw:text-style-name="MP1" draw:layer="backgroundobjects" svg:width="0.02cm" svg:height="0.043cm" svg:x="26.85cm" svg:y="20.396cm" svg:viewBox="0 0 21 44" draw:points="0,0 0,0 3,14 9,24 15,33 21,39 21,39 21,44 21,39 21,33 21,24 15,19 9,14">
          <text:p/>
        </draw:polygon>
        <draw:polygon draw:style-name="Mgr4" draw:text-style-name="MP1" draw:layer="backgroundobjects" svg:width="0.051cm" svg:height="0.134cm" svg:x="26.788cm" svg:y="20.502cm" svg:viewBox="0 0 52 135" draw:points="0,0 0,0 3,14 12,17 15,29 15,38 15,38 30,62 30,62 34,67 39,74 43,79 43,79 43,79 43,98 43,98 48,104 52,121 52,126 52,135 52,126 52,115 52,102 52,98 43,79 43,74 39,62 30,48 24,38 20,34 12,17">
          <text:p/>
        </draw:polygon>
        <draw:polygon draw:style-name="Mgr4" draw:text-style-name="MP1" draw:layer="backgroundobjects" svg:width="0.034cm" svg:height="0.056cm" svg:x="26.766cm" svg:y="20.48cm" svg:viewBox="0 0 35 57" draw:points="17,18 17,18 12,13 8,8 3,2 0,0 35,57 35,57 35,47 30,38 21,33">
          <text:p/>
        </draw:polygon>
        <draw:polygon draw:style-name="Mgr4" draw:text-style-name="MP1" draw:layer="backgroundobjects" svg:width="0.029cm" svg:height="0.047cm" svg:x="26.758cm" svg:y="20.48cm" svg:viewBox="0 0 30 48" draw:points="12,9 0,0 3,3 8,9 8,9 8,14 12,19 21,34 21,39 21,44 26,48 26,48 26,48 30,48 30,48 30,48">
          <text:p/>
        </draw:polygon>
        <draw:polygon draw:style-name="Mgr4" draw:text-style-name="MP1" draw:layer="backgroundobjects" svg:width="0.021cm" svg:height="0.047cm" svg:x="26.788cm" svg:y="20.524cm" svg:viewBox="0 0 22 48" draw:points="0,0 0,0 18,37 22,48 22,43 18,34 18,18 9,5">
          <text:p/>
        </draw:polygon>
        <draw:polygon draw:style-name="Mgr4" draw:text-style-name="MP1" draw:layer="backgroundobjects" svg:width="0.021cm" svg:height="0.134cm" svg:x="26.819cm" svg:y="20.56cm" svg:viewBox="0 0 22 135" draw:points="13,32 13,32 13,43 18,54 18,59 18,69 22,73 22,79 22,79 22,113 22,135 22,126 22,126 22,126 22,122 22,122 22,113 22,103 22,93 22,83 22,69 22,69 22,59 22,54 18,37 13,32 13,32 13,13 13,13 13,13 9,8 4,2 0,0 0,0 0,2 9,13 9,17">
          <text:p/>
        </draw:polygon>
        <draw:polygon draw:style-name="Mgr4" draw:text-style-name="MP1" draw:layer="backgroundobjects" svg:width="0.025cm" svg:height="0.205cm" svg:x="26.802cm" svg:y="20.568cm" svg:viewBox="0 0 26 206" draw:points="12,14 12,14 8,14 8,14 3,9 0,0 0,9 3,14 8,28 12,32 12,34 17,40 17,40 17,40 21,56 21,80 21,90 21,108 21,123 17,149 17,172 12,183 8,206 17,179 17,179 21,158 21,149 26,132 26,114 26,95 26,74 21,70 21,65 21,45 21,45 21,40 17,34 17,28 17,28 12,24 12,24">
          <text:p/>
        </draw:polygon>
        <draw:polygon draw:style-name="Mgr5" draw:text-style-name="MP1" draw:layer="backgroundobjects" svg:width="0.016cm" svg:height="0.139cm" svg:x="26.819cm" svg:y="20.603cm" svg:viewBox="0 0 17 140" draw:points="8,0 8,0 8,5 8,5 8,10 8,16 8,16 8,16 8,16 8,16 8,16 8,16 3,10 3,10 3,5 3,25 3,29 8,35 8,54 8,69 8,89 3,106 3,114 0,135 0,135 0,135 3,129 8,129 8,119 8,129 8,135 8,140 17,110 17,110 17,94 17,69 12,76 12,80 8,69 8,54 8,35 8,25 8,25 12,29 12,29 17,29 17,35 17,35 17,29 12,25 12,16 12,10">
          <text:p/>
        </draw:polygon>
        <draw:polygon draw:style-name="Mgr7" draw:text-style-name="MP1" draw:layer="backgroundobjects" svg:width="0.02cm" svg:height="0.05cm" svg:x="26.811cm" svg:y="20.573cm" svg:viewBox="0 0 21 51" draw:points="21,35 21,35 21,23 16,19 16,9 10,4 4,0 4,0 0,0 4,9 4,19 4,19 10,23 10,23 10,29 16,35 16,40 16,40 16,46 16,46 21,51 21,51 21,51 21,51 21,51 21,51 21,51 21,46 21,40 21,40">
          <text:p/>
        </draw:polygon>
        <draw:polygon draw:style-name="Mgr7" draw:text-style-name="MP1" draw:layer="backgroundobjects" svg:width="0.007cm" svg:height="0.051cm" svg:x="26.833cm" svg:y="20.629cm" svg:viewBox="0 0 8 52" draw:points="8,9 8,3 3,3 3,3 0,0 0,0 0,9 0,28 0,43 3,52 3,48 8,43">
          <text:p/>
        </draw:polygon>
        <draw:polygon draw:style-name="Mgr4" draw:text-style-name="MP1" draw:layer="backgroundobjects" svg:width="0cm" svg:height="0.082cm" svg:x="26.841cm" svg:y="20.629cm" svg:viewBox="0 0 0 83" draw:points="0,67 0,83 0,67 0,53 0,49 0,34 0,18 0,0 0,14 0,24 0,34 0,45 0,53 0,53 0,58 0,58 0,58">
          <text:p/>
        </draw:polygon>
        <draw:polygon draw:style-name="Mgr6" draw:text-style-name="MP1" draw:layer="backgroundobjects" svg:width="0.025cm" svg:height="0.073cm" svg:x="26.661cm" svg:y="20.507cm" svg:viewBox="0 0 26 74" draw:points="21,74 21,74 26,74 26,74 21,64 21,55 21,43 17,30 8,24 8,13 3,4 0,0 8,19 17,34 17,51 21,55 21,69">
          <text:p/>
        </draw:polygon>
        <draw:polygon draw:style-name="Mgr6" draw:text-style-name="MP1" draw:layer="backgroundobjects" svg:width="0.016cm" svg:height="0.077cm" svg:x="26.691cm" svg:y="20.582cm" svg:viewBox="0 0 17 78" draw:points="17,78 17,78 17,78 17,65 17,50 17,45 11,30 11,19 4,9 0,3 0,0 0,3 0,9 4,25 11,30 17,56 17,69">
          <text:p/>
        </draw:polygon>
        <draw:polygon draw:style-name="Mgr15" draw:text-style-name="MP1" draw:layer="backgroundobjects" svg:width="0.021cm" svg:height="0.16cm" svg:x="26.691cm" svg:y="20.731cm" svg:viewBox="0 0 22 161" draw:points="17,0 17,0 17,14 17,17 17,23 17,28 17,28 17,38 17,43 17,51 17,56 17,65 17,65 17,80 17,107 17,110 17,110 17,114 17,114 17,119 4,142 0,161 0,161 0,158 0,158 4,158 4,152 4,152 11,147 11,147 11,142 11,142 11,142 17,142 17,86 17,86 22,65 22,43 22,23">
          <text:p/>
        </draw:polygon>
        <draw:polygon draw:style-name="Mgr12" draw:text-style-name="MP1" draw:layer="backgroundobjects" svg:width="0cm" svg:height="0.1cm" svg:x="26.705cm" svg:y="20.726cm" svg:viewBox="0 0 0 101" draw:points="0,28 0,28 0,28 0,19 0,19 0,15 0,15 0,5 0,0 0,101 0,101 0,91 0,87 0,78 0,73 0,60 0,60 0,57 0,52 0,43">
          <text:p/>
        </draw:polygon>
        <draw:polygon draw:style-name="Mgr6" draw:text-style-name="MP1" draw:layer="backgroundobjects" svg:width="0.003cm" svg:height="0.174cm" svg:x="26.705cm" svg:y="20.669cm" svg:viewBox="0 0 4 175" draw:points="0,82 0,82 4,112 4,133 4,155 0,175 0,175 0,175 0,175 4,155 4,129 4,112 4,82 4,65 0,44 0,24 0,0 0,53 0,61 0,70 0,70 0,74 0,74">
          <text:p/>
        </draw:polygon>
        <draw:polygon draw:style-name="Mgr16" draw:text-style-name="MP1" draw:layer="backgroundobjects" svg:width="0.118cm" svg:height="0.121cm" svg:x="26.691cm" svg:y="20.792cm" svg:viewBox="0 0 119 122" draw:points="14,79 9,79 9,79 9,79 9,83 9,83 4,89 4,89 4,93 0,93 0,93 0,98 4,98 14,98 14,103 14,108 18,108 18,118 23,118 23,122 23,122 32,103 32,93 36,89 46,79 50,79 55,73 66,66 75,53 79,53 79,53 85,53 89,53 89,53 98,53 98,53 102,48 102,48 107,48 107,48 107,48 111,44 111,44 111,44 111,44 115,44 115,44 115,38 119,38 119,38 119,35 119,25 119,15 115,10 115,0 111,15 111,19 107,30 102,38 98,44 75,48 75,53 75,53 70,53 66,53 66,53 59,53 55,53 55,53 55,48 55,48 46,66 36,79 32,89 18,98 14,98 14,98 14,98 14,93 14,93 9,93 9,89 14,83">
          <text:p/>
        </draw:polygon>
        <draw:polygon draw:style-name="Mgr3" draw:text-style-name="MP1" draw:layer="backgroundobjects" svg:width="0.051cm" svg:height="0.059cm" svg:x="26.714cm" svg:y="20.836cm" svg:viewBox="0 0 52 60" draw:points="34,10 34,10 34,10 39,6 43,6 43,6 43,6 48,6 52,6 52,0 52,0 52,0 52,0 52,0 52,0 52,0 52,0 48,0 43,6 34,6 34,6 30,10 21,14 16,24 12,35 12,41 7,41 3,55 0,60 12,51 16,41 25,24">
          <text:p/>
        </draw:polygon>
        <draw:polygon draw:style-name="Mgr5" draw:text-style-name="MP1" draw:layer="backgroundobjects" svg:width="0.052cm" svg:height="0.038cm" svg:x="26.744cm" svg:y="20.814cm" svg:viewBox="0 0 53 39" draw:points="0,34 0,34 0,39 0,39 3,39 8,39 8,39 12,39 17,39 17,39 17,34 39,30 44,24 48,15 53,4 53,0 53,0 53,4 53,4 53,4 53,4 48,4 48,4 48,4 48,4 48,4 48,4 48,4 48,4 44,4 44,4 44,10 44,15 44,15 39,15 39,15 39,21 39,21 39,21 39,24 35,24 35,24 35,24 30,24 30,24 30,24 30,24 21,24 21,24 21,24 21,24 17,24 17,24 17,24 17,24 17,24 17,24 17,24 17,30 12,30 8,30 8,30 8,30 3,30">
          <text:p/>
        </draw:polygon>
        <draw:polygon draw:style-name="Mgr7" draw:text-style-name="MP1" draw:layer="backgroundobjects" svg:width="0.012cm" svg:height="0.042cm" svg:x="26.819cm" svg:y="20.726cm" svg:viewBox="0 0 13 43" draw:points="13,8 13,0 13,8 8,8 3,15 3,15 3,24 3,24 3,24 3,24 3,24 3,24 3,24 3,24 3,24 3,24 3,24 3,24 0,24 0,28 0,33 0,33 3,39 3,39 3,43 3,43 3,43 3,43 3,43 8,39 8,33 8,33 13,28 13,28 13,24 13,15">
          <text:p/>
        </draw:polygon>
        <draw:polygon draw:style-name="Mgr4" draw:text-style-name="MP1" draw:layer="backgroundobjects" svg:width="0.034cm" svg:height="0.117cm" svg:x="26.802cm" svg:y="20.717cm" svg:viewBox="0 0 35 118" draw:points="26,27 26,32 26,36 26,43 22,46 22,46 22,46 22,46 22,51 22,51 22,51 22,51 22,51 22,51 17,61 17,61 13,64 13,69 13,69 13,69 13,74 13,81 13,81 13,81 13,85 8,89 8,98 4,103 4,107 0,107 0,107 0,118 4,107 4,107 4,103 8,98 13,81 17,74 22,69 26,51 26,46 26,43 26,36 31,24 31,19 31,14 31,3 35,0">
          <text:p/>
        </draw:polygon>
        <draw:polygon draw:style-name="Mgr6" draw:text-style-name="MP1" draw:layer="backgroundobjects" svg:width="0.034cm" svg:height="0.1cm" svg:x="26.797cm" svg:y="20.726cm" svg:viewBox="0 0 35 101" draw:points="26,3 26,0 16,27 16,27 16,33 16,33 16,35 16,40 11,45 11,54 11,59 7,62 7,62 7,67 7,77 3,81 3,81 3,87 3,87 3,87 3,92 3,92 0,92 0,92 0,97 0,101 0,101 0,101 0,101 0,101 0,101 0,101 3,101 3,101 3,101 3,101 3,97 3,97 7,81 7,81 11,81 11,77 16,72 16,62 21,59 21,54 21,54 21,54 21,45 21,40 21,40 21,40 21,35 26,33 26,33 30,27 30,27 30,27 30,27 30,27 30,27 30,23 30,23 30,23 30,23 35,17 35,12 35,7 35,7 30,12 30,12 30,17 26,23 26,23 26,23 26,23 26,23 26,17 26,17 21,12 21,12 21,7 21,3">
          <text:p/>
        </draw:polygon>
        <draw:polygon draw:style-name="Mgr4" draw:text-style-name="MP1" draw:layer="backgroundobjects" svg:width="0.034cm" svg:height="0.043cm" svg:x="26.766cm" svg:y="20.792cm" svg:viewBox="0 0 35 44" draw:points="17,38 0,44 0,44 3,44 3,44 3,44 3,44 12,44 12,44 12,44 12,44 17,44 17,44 17,44 21,44 21,38 21,38 21,38 21,34 21,34 26,34 26,34 26,27 26,21 26,21 30,21 30,21 30,16 30,11 30,11 35,11 35,11 35,6 35,6 35,6 35,0 35,0 35,0 26,11 21,16 21,21">
          <text:p/>
        </draw:polygon>
        <draw:polygon draw:style-name="Mgr3" draw:text-style-name="MP1" draw:layer="backgroundobjects" svg:width="0.081cm" svg:height="0.033cm" svg:x="26.819cm" svg:y="20.836cm" svg:viewBox="0 0 82 34" draw:points="8,0 0,0 13,5 22,9 25,13 37,21 49,25 64,25 69,25 82,34 82,25 78,25 69,25 64,25 61,13 53,13 44,13 29,13 22,9 22,5 17,5 13,0">
          <text:p/>
        </draw:polygon>
        <draw:polygon draw:style-name="Mgr4" draw:text-style-name="MP1" draw:layer="backgroundobjects" svg:width="0.094cm" svg:height="0.016cm" svg:x="26.819cm" svg:y="20.836cm" svg:viewBox="0 0 95 17" draw:points="0,0 0,0 3,0 7,6 12,6 12,12 20,17 29,17 36,17 40,17 40,17 53,17 56,17 64,17 68,17 68,17 77,17 77,17 77,17 77,17 95,17 91,17 82,17 68,6 64,6 56,6 40,0 29,0 20,0 12,0">
          <text:p/>
        </draw:polygon>
        <draw:polygon draw:style-name="Mgr4" draw:text-style-name="MP1" draw:layer="backgroundobjects" svg:width="0.037cm" svg:height="0.033cm" svg:x="26.846cm" svg:y="20.845cm" svg:viewBox="0 0 38 34" draw:points="29,0 29,0 29,0 29,0 20,0 20,0 15,0 7,0 4,0 0,0 0,0 4,10 7,10 15,10 20,10 20,20 29,20 29,24 34,24 34,29 34,34 38,34 38,24 10,0 10,0 20,0 20,0">
          <text:p/>
        </draw:polygon>
        <draw:polygon draw:style-name="Mgr5" draw:text-style-name="MP1" draw:layer="backgroundobjects" svg:width="0.042cm" svg:height="0.024cm" svg:x="26.85cm" svg:y="20.845cm" svg:viewBox="0 0 43 25" draw:points="18,6 23,6 28,6 34,6 34,10 34,10 38,10 43,10 38,0 18,0 18,0 8,0 8,0 0,0 0,0 28,25 23,21 23,10 18,10">
          <text:p/>
        </draw:polygon>
        <draw:polygon draw:style-name="Mgr6" draw:text-style-name="MP1" draw:layer="backgroundobjects" svg:width="0.034cm" svg:height="0.033cm" svg:x="26.867cm" svg:y="20.85cm" svg:viewBox="0 0 35 34" draw:points="3,0 0,0 0,4 3,4 3,11 8,20 21,34 26,34 30,34 30,34 35,34 35,34 35,30 35,30 35,30 35,24 35,20 35,20 35,20 35,20 35,20 30,20 30,11 30,11 30,11 30,11 30,4 26,4 21,4 17,4 12,4 12,4 12,0 8,0">
          <text:p/>
        </draw:polygon>
        <draw:polygon draw:style-name="Mgr6" draw:text-style-name="MP1" draw:layer="backgroundobjects" svg:width="0.021cm" svg:height="0.024cm" svg:x="26.884cm" svg:y="20.85cm" svg:viewBox="0 0 22 25" draw:points="0,9 0,0 3,0 3,9 8,9 13,9 17,14 17,14 17,14 22,20 22,25 17,20 13,14 8,14 3,14 3,14 0,14">
          <text:p/>
        </draw:polygon>
        <draw:polygon draw:style-name="Mgr8" draw:text-style-name="MP1" draw:layer="backgroundobjects" svg:width="0.021cm" svg:height="0.024cm" svg:x="26.884cm" svg:y="20.85cm" svg:viewBox="0 0 22 25" draw:points="0,0 0,9 0,9 0,14 3,14 3,14 8,14 13,14 17,20 22,25 22,20 17,14 17,14 17,14 13,9 8,9 3,9 3,0">
          <text:p/>
        </draw:polygon>
        <draw:polygon draw:style-name="Mgr9" draw:text-style-name="MP1" draw:layer="backgroundobjects" svg:width="0.016cm" svg:height="0.043cm" svg:x="26.907cm" svg:y="20.515cm" svg:viewBox="0 0 17 44" draw:points="0,24 11,33 11,40 17,40 17,44 0,0">
          <text:p/>
        </draw:polygon>
        <draw:polygon draw:style-name="Mgr16" draw:text-style-name="MP1" draw:layer="backgroundobjects" svg:width="0.082cm" svg:height="0.086cm" svg:x="26.862cm" svg:y="20.845cm" svg:viewBox="0 0 83 87" draw:points="26,0 26,0 32,9 36,9 41,9 41,17 41,17 41,17 41,17 46,23 46,23 46,23 55,23 55,27 55,33 61,37 61,45 55,45 55,45 46,45 46,45 46,50 46,55 41,55 41,65 36,65 36,65 32,65 26,65 26,65 22,55 22,50 22,45 17,45 26,45 26,45 22,37 22,37 17,33 13,33 13,50 8,55 13,65 13,65 13,65 13,65 13,65 13,65 13,69 8,69 8,69 8,69 8,69 8,69 8,75 8,75 8,75 8,75 4,84 4,84 4,84 0,87 0,87 4,87 8,87 8,87 8,87 8,87 13,87 13,87 13,87 13,87 13,87 13,87 17,87 22,84 22,75 46,69 46,65 46,65 46,65 46,55 46,55 55,55 61,50 61,55 65,65 65,65 65,65 65,65 65,69 65,75 65,69 70,69 74,65 79,65 83,69 83,69 83,65 79,65 74,65 74,65 70,55 65,55 65,50 65,45 65,45 65,37 65,37 65,33 65,33 61,23 55,23 46,17 41,9">
          <text:p/>
        </draw:polygon>
        <draw:polygon draw:style-name="Mgr3" draw:text-style-name="MP1" draw:layer="backgroundobjects" svg:width="0.094cm" svg:height="0.016cm" svg:x="26.819cm" svg:y="20.836cm" svg:viewBox="0 0 95 17" draw:points="95,17 95,17 82,12 73,6 56,0 40,0 31,0 29,0 20,0 12,0 0,0 12,0 20,0 29,0 40,0 56,6 64,6 68,6 82,17 91,17">
          <text:p/>
        </draw:polygon>
        <draw:polygon draw:style-name="Mgr4" draw:text-style-name="MP1" draw:layer="backgroundobjects" svg:width="0.117cm" svg:height="0.007cm" svg:x="26.257cm" svg:y="19.386cm" svg:viewBox="0 0 118 8" draw:points="114,8 118,8 100,3 82,0 73,0 52,0 52,0 43,0 25,0 16,0 0,0 0,3 12,3 12,0 39,0 52,0 63,0 78,3 87,3">
          <text:p/>
        </draw:polygon>
        <draw:polygon draw:style-name="Mgr17" draw:text-style-name="MP1" draw:layer="backgroundobjects" svg:width="0.147cm" svg:height="0.16cm" svg:x="26.31cm" svg:y="19.725cm" svg:viewBox="0 0 148 161" draw:points="31,35 31,31 40,26 44,26 116,21 116,20 120,18 120,12 120,7 125,7 127,7 127,7 130,7 139,7 139,7 135,12 130,18 130,20 130,21 130,26 130,26 135,31 144,31 148,41 148,35 148,31 148,31 144,21 144,18 144,12 148,12 148,7 148,7 148,7 148,7 148,7 148,7 144,7 144,3 144,3 139,0 135,0 135,0 127,0 125,0 120,0 120,0 120,0 120,0 107,3 87,7 63,12 50,21 35,26 22,35 10,45 4,50 0,55 0,64 0,68 0,82 0,82 0,91 0,99 0,110 4,115 4,124 4,128 4,138 8,143 10,147 10,151 22,157 22,157 22,157 22,157 22,161 22,161 10,128 10,128 4,115 4,106 4,94 4,82 4,68 8,55 10,45 22,41">
          <text:p/>
        </draw:polygon>
        <draw:polygon draw:style-name="Mgr12" draw:text-style-name="MP1" draw:layer="backgroundobjects" svg:width="0.103cm" svg:height="0.033cm" svg:x="26.336cm" svg:y="19.734cm" svg:viewBox="0 0 104 34" draw:points="0,30 0,34 6,30 15,30 29,24 33,24 47,24 71,24 81,24 90,30 104,30 99,30 96,24 96,24 96,20 96,11 96,10 99,4 101,0 101,0 96,0 93,0 93,0 90,0 81,0 81,4 81,10 77,11 77,20 11,24 6,24">
          <text:p/>
        </draw:polygon>
        <draw:polygon draw:style-name="Mgr5" draw:text-style-name="MP1" draw:layer="backgroundobjects" svg:width="0.095cm" svg:height="0.038cm" svg:x="26.319cm" svg:y="19.698cm" svg:viewBox="0 0 96 39" draw:points="47,10 47,10 47,10 47,10 47,10 43,10 29,16 24,21 20,27 15,27 11,30 6,35 0,35 0,39 11,35 15,30 24,27 43,16 54,10 63,10 77,5 92,5 96,10 96,0 96,0 87,0 68,0 54,0">
          <text:p/>
        </draw:polygon>
        <draw:polygon draw:style-name="Mgr4" draw:text-style-name="MP1" draw:layer="backgroundobjects" svg:width="0.065cm" svg:height="0.051cm" svg:x="26.31cm" svg:y="19.711cm" svg:viewBox="0 0 66 52" draw:points="66,0 66,0 66,0 66,0 66,0 52,0 41,4 29,8 25,14 19,17 10,22 8,22 8,33 4,39 0,47 0,52 10,33 10,22 19,22 25,17 29,14 37,14 41,8 48,4 61,0">
          <text:p/>
        </draw:polygon>
        <draw:polygon draw:style-name="Mgr18" draw:text-style-name="MP1" draw:layer="backgroundobjects" svg:width="0.129cm" svg:height="0.069cm" svg:x="26.31cm" svg:y="19.711cm" svg:viewBox="0 0 130 70" draw:points="111,0 111,0 111,0 90,4 76,14 72,17 48,22 36,22 27,39 18,46 8,51 0,67 0,70 8,67 18,56 31,46 48,41 61,26 80,22 102,17 116,14 116,14 116,14 116,14 122,14 125,14 130,14 130,14 130,14 130,14 127,8 125,4 125,4 120,4 116,0 116,0">
          <text:p/>
        </draw:polygon>
        <draw:polygon draw:style-name="Mgr8" draw:text-style-name="MP1" draw:layer="backgroundobjects" svg:width="0.095cm" svg:height="0.051cm" svg:x="26.319cm" svg:y="19.711cm" svg:viewBox="0 0 96 52" draw:points="96,0 96,0 96,0 96,0 87,0 73,0 58,4 54,14 45,14 37,17 27,17 22,22 18,33 13,39 9,42 0,52 0,52 9,47 18,39 27,22 37,22 58,17 63,14 77,4">
          <text:p/>
        </draw:polygon>
        <draw:polygon draw:style-name="Mgr7" draw:text-style-name="MP1" draw:layer="backgroundobjects" svg:width="0.147cm" svg:height="0.098cm" svg:x="26.301cm" svg:y="19.703cm" svg:viewBox="0 0 148 99" draw:points="116,4 116,4 116,4 121,4 121,4 125,9 131,9 131,9 134,14 136,17 136,17 136,17 148,23 148,23 148,23 144,17 144,17 139,14 136,9 134,9 131,4 121,4 116,0 102,0 89,4 70,4 61,9 43,17 34,23 30,27 19,32 7,57 7,67 3,71 0,90 0,99 0,99 3,99 3,99 3,95 3,90 3,81 7,76 7,71 16,57 16,57 26,42 30,41 34,32 39,27 43,23 52,23 61,17 65,17 70,9 93,4 107,4">
          <text:p/>
        </draw:polygon>
        <draw:polygon draw:style-name="Mgr4" draw:text-style-name="MP1" draw:layer="backgroundobjects" svg:width="0.063cm" svg:height="0.073cm" svg:x="26.411cm" svg:y="19.698cm" svg:viewBox="0 0 64 74" draw:points="24,20 24,20 11,10 8,5 0,0 0,10 11,10 14,16 18,16 22,20 24,26 24,26 30,29 30,29 30,29 30,34 30,34 41,34 46,49 46,52 51,54 55,59 60,64 64,64 64,74 64,74 64,74 64,69 64,69 64,64 60,59 55,49 55,34 55,34 51,34 51,34 46,34 46,34 41,29 30,29 30,29 30,29 30,29 30,26 24,26">
          <text:p/>
        </draw:polygon>
        <draw:polygon draw:style-name="Mgr11" draw:text-style-name="MP1" draw:layer="backgroundobjects" svg:width="0.151cm" svg:height="0.124cm" svg:x="26.31cm" svg:y="19.756cm" svg:viewBox="0 0 152 125" draw:points="139,4 121,4 115,0 105,0 85,0 65,0 61,0 45,4 36,4 27,8 18,14 10,18 8,32 4,41 4,50 0,58 0,74 4,79 8,92 8,92 18,125 27,125 18,121 18,115 10,102 8,92 8,79 8,62 8,50 10,41 18,23 18,18 27,14 31,8 36,8 45,4 65,4 89,4 105,4 111,4 125,4 130,8 139,8 143,14 152,18 143,14">
          <text:p/>
        </draw:polygon>
        <draw:polygon draw:style-name="Mgr8" draw:text-style-name="MP1" draw:layer="backgroundobjects" svg:width="0.046cm" svg:height="0.089cm" svg:x="26.433cm" svg:y="19.725cm" svg:viewBox="0 0 47 90" draw:points="24,20 24,18 19,7 9,7 9,7 9,3 0,0 2,0 5,3 5,3 5,7 9,7 9,7 24,49 28,53 34,53 38,53 38,58 43,63 43,71 43,77 43,77 47,81 47,81 47,86 47,86 47,90 47,90 47,86 47,77 43,53 43,53 43,53 38,49 34,36 28,26 24,21">
          <text:p/>
        </draw:polygon>
        <draw:polygon draw:style-name="Mgr17" draw:text-style-name="MP1" draw:layer="backgroundobjects" svg:width="0.034cm" svg:height="0.067cm" svg:x="26.446cm" svg:y="19.734cm" svg:viewBox="0 0 35 68" draw:points="0,4 0,10 0,13 3,23 3,23 3,28 3,40 12,46 30,54 35,68 35,63 3,28 3,10 3,0 3,0 3,0 3,0 3,0 3,0 3,0 3,4">
          <text:p/>
        </draw:polygon>
        <draw:polygon draw:style-name="Mgr15" draw:text-style-name="MP1" draw:layer="backgroundobjects" svg:width="0.029cm" svg:height="0.063cm" svg:x="26.446cm" svg:y="19.734cm" svg:viewBox="0 0 30 64" draw:points="0,0 0,10 0,36 30,64 30,55 25,51 25,46 21,46 16,46 11,41">
          <text:p/>
        </draw:polygon>
        <draw:polygon draw:style-name="Mgr4" draw:text-style-name="MP1" draw:layer="backgroundobjects" svg:width="0.021cm" svg:height="0.116cm" svg:x="26.463cm" svg:y="19.751cm" svg:viewBox="0 0 22 117" draw:points="13,18 13,9 8,9 3,4 0,0 3,4 3,9 13,18 13,24 13,24 13,24 13,29 17,34 17,42 22,48 22,48 22,48 22,67 22,67 22,67 22,84 22,88 22,102 22,117 22,97 22,84 22,62 22,48 22,48 22,48 17,29">
          <text:p/>
        </draw:polygon>
        <draw:polygon draw:style-name="Mgr6" draw:text-style-name="MP1" draw:layer="backgroundobjects" svg:width="0.025cm" svg:height="0.067cm" svg:x="26.459cm" svg:y="19.747cm" svg:viewBox="0 0 26 68" draw:points="3,0 0,0 0,0 3,4 8,14 12,20 17,24 17,24 17,24 21,51 21,60 21,65 26,68 26,68 26,51 26,51 26,51 21,47 21,38 17,29 17,24 17,24 17,24 17,20 8,10 8,4">
          <text:p/>
        </draw:polygon>
        <draw:polygon draw:style-name="Mgr9" draw:text-style-name="MP1" draw:layer="backgroundobjects" svg:width="0.025cm" svg:height="0.052cm" svg:x="26.582cm" svg:y="19.553cm" svg:viewBox="0 0 26 53" draw:points="12,41 17,44 21,50 26,53 26,53 21,41 12,25 3,16 0,0 12,35">
          <text:p/>
        </draw:polygon>
        <draw:polygon draw:style-name="Mgr3" draw:text-style-name="MP1" draw:layer="backgroundobjects" svg:width="0.05cm" svg:height="0.016cm" svg:x="26.214cm" svg:y="19.386cm" svg:viewBox="0 0 51 17" draw:points="0,17 9,17 11,17 15,17 15,11 18,11 28,11 33,11 38,4 42,4 42,4 42,0 42,0 42,0 51,0 38,0 0,11">
          <text:p/>
        </draw:polygon>
        <draw:polygon draw:style-name="Mgr9" draw:text-style-name="MP1" draw:layer="backgroundobjects" svg:width="0.078cm" svg:height="0.042cm" svg:x="26.139cm" svg:y="19.404cm" svg:viewBox="0 0 79 43" draw:points="79,0 79,0 69,3 64,8 45,14 41,19 25,22 21,22 7,27 0,37 0,43 3,43 3,37 25,27 31,22 35,22 41,22 45,22 64,14 73,3 77,3">
          <text:p/>
        </draw:polygon>
        <draw:polygon draw:style-name="Mgr4" draw:text-style-name="MP1" draw:layer="backgroundobjects" svg:width="0.073cm" svg:height="0.017cm" svg:x="26.099cm" svg:y="19.716cm" svg:viewBox="0 0 74 18" draw:points="0,13 0,18 27,10 32,10 32,4 36,4 42,4 46,4 52,4 56,4 65,10 70,10 74,13 74,13 70,10 65,4 56,4 52,4 46,0 42,0 36,0 32,0 22,4 13,4 13,10 13,10">
          <text:p/>
        </draw:polygon>
        <draw:polygon draw:style-name="Mgr7" draw:text-style-name="MP1" draw:layer="backgroundobjects" svg:width="0.047cm" svg:height="0.059cm" svg:x="26.086cm" svg:y="19.725cm" svg:viewBox="0 0 48 60" draw:points="48,0 43,0 29,3 24,7 13,12 9,20 4,31 4,36 4,40 4,46 0,50 0,60 0,60 4,50 9,50 9,40 13,36 13,21 20,12">
          <text:p/>
        </draw:polygon>
        <draw:polygon draw:style-name="Mgr6" draw:text-style-name="MP1" draw:layer="backgroundobjects" svg:width="0.074cm" svg:height="0.051cm" svg:x="26.13cm" svg:y="19.716cm" svg:viewBox="0 0 75 52" draw:points="0,0 0,3 0,3 13,0 22,3 31,9 35,13 40,13 48,18 53,32 57,37 66,42 71,47 75,52 75,52 71,47 71,42 66,37 62,32 57,18 53,13 48,13 44,9 40,9 40,9 35,3 31,3 22,0 17,0 13,0 8,0 4,0">
          <text:p/>
        </draw:polygon>
        <draw:polygon draw:style-name="Mgr15" draw:text-style-name="MP1" draw:layer="backgroundobjects" svg:width="0.122cm" svg:height="0.089cm" svg:x="26.086cm" svg:y="19.716cm" svg:viewBox="0 0 123 90" draw:points="65,0 49,3 22,18 16,29 16,37 12,48 12,59 7,59 3,67 3,72 3,72 3,77 3,77 3,77 3,77 3,77 3,77 0,77 0,77 0,77 0,77 0,77 0,81 0,90 0,81 3,81 7,72 12,62 12,62 12,59 22,37 35,18 40,13 49,9 53,9 58,9 65,9 69,9 74,9 83,13 87,18 92,24 92,29 96,32 101,32 105,37 105,37 114,37 123,48 123,48 119,37 110,32 105,28 101,18 92,13 87,13 83,9 74,3">
          <text:p/>
        </draw:polygon>
        <draw:polygon draw:style-name="Mgr18" draw:text-style-name="MP1" draw:layer="backgroundobjects" svg:width="0.069cm" svg:height="0.051cm" svg:x="26.095cm" svg:y="19.729cm" svg:viewBox="0 0 70 52" draw:points="48,4 48,0 52,0 52,0 57,0 61,0 61,4 70,4 70,4 61,0 57,0 52,0 48,0 43,0 39,0 28,4 23,9 10,33 0,49 0,52">
          <text:p/>
        </draw:polygon>
        <draw:polygon draw:style-name="Mgr13" draw:text-style-name="MP1" draw:layer="backgroundobjects" svg:width="0.065cm" svg:height="0.042cm" svg:x="26.108cm" svg:y="19.729cm" svg:viewBox="0 0 66 43" draw:points="26,0 26,4 22,4 22,9 17,23 17,28 17,28 8,33 0,38 0,43 22,38 22,33 66,38 66,33 62,33 57,33 57,28 57,23 53,16 53,15 53,9 48,4 48,4 39,4 39,0 35,0 31,0 31,0">
          <text:p/>
        </draw:polygon>
        <draw:polygon draw:style-name="Mgr11" draw:text-style-name="MP1" draw:layer="backgroundobjects" svg:width="0.109cm" svg:height="0.041cm" svg:x="26.09cm" svg:y="19.76cm" svg:viewBox="0 0 110 42" draw:points="45,0 45,4 23,10 23,10 23,10 23,14 18,14 14,14 8,14 4,19 4,24 4,28 0,38 0,42 0,38 4,38 8,28 14,19 23,14 23,14 32,10 40,4 45,4 49,4 61,4 66,4 79,4 83,4 92,4 97,4 110,10 110,10 110,4 101,4 97,4 97,4 92,4">
          <text:p/>
        </draw:polygon>
        <draw:polygon draw:style-name="Mgr18" draw:text-style-name="MP1" draw:layer="backgroundobjects" svg:width="0.038cm" svg:height="0.042cm" svg:x="26.161cm" svg:y="19.738cm" svg:viewBox="0 0 39 43" draw:points="12,32 17,32 17,32 21,32 30,32 30,37 30,37 39,43 39,43 39,37 35,32 35,32 26,26 17,26 17,26 12,15 8,15 3,10 3,6 0,0 0,6 0,7 3,10 3,15 3,26 8,26 12,26">
          <text:p/>
        </draw:polygon>
        <draw:polygon draw:style-name="Mgr17" draw:text-style-name="MP1" draw:layer="backgroundobjects" svg:width="0.06cm" svg:height="0.08cm" svg:x="26.086cm" svg:y="19.734cm" svg:viewBox="0 0 61 81" draw:points="34,28 43,23 52,18 52,18 52,13 57,4 57,0 61,0 12,49 12,49 8,58 3,68 0,68 0,77 0,81 8,68 12,58 12,54 12,49 18,46 22,46 27,46 34,46 34,33 34,33 34,33">
          <text:p/>
        </draw:polygon>
        <draw:polygon draw:style-name="Mgr5" draw:text-style-name="MP1" draw:layer="backgroundobjects" svg:width="0.047cm" svg:height="0.067cm" svg:x="26.086cm" svg:y="19.725cm" svg:viewBox="0 0 48 68" draw:points="48,0 18,6 18,6 12,20 8,30 3,49 0,68 0,68 0,68 0,68 0,68 0,68 3,68 3,68 3,68 3,68 3,68 3,68 3,63 3,63 3,59 3,59 3,49 8,45 8,39 8,30 8,25 12,20 18,11 29,6 34,2">
          <text:p/>
        </draw:polygon>
        <draw:polygon draw:style-name="Mgr4" draw:text-style-name="MP1" draw:layer="backgroundobjects" svg:width="0.034cm" svg:height="0.051cm" svg:x="26.17cm" svg:y="19.729cm" svg:viewBox="0 0 35 52" draw:points="31,36 31,36 31,36 31,36 31,30 31,30 31,30 31,30 31,30 35,30 35,30 35,30 26,16 17,9 8,4 0,0 4,4 8,4 13,9 17,16 22,30 26,36 26,41 31,46 31,46 31,52 31,52 31,46 31,41 31,41 31,41">
          <text:p/>
        </draw:polygon>
        <draw:polygon draw:style-name="Mgr19" draw:text-style-name="MP1" draw:layer="backgroundobjects" svg:width="0.173cm" svg:height="0.178cm" svg:x="26.319cm" svg:y="19.76cm" svg:viewBox="0 0 174 179" draw:points="9,14 9,19 1,37 0,46 0,60 0,76 0,91 1,101 9,114 9,121 18,125 18,131 18,136 18,136 22,136 22,136 27,136 31,136 31,136 27,136 27,136 22,121 22,110 22,101 22,91 22,76 22,71 27,54 36,46 36,46 36,42 44,37 49,33 53,28 53,24 70,19 74,19 95,19 99,19 103,24 103,28 110,28 113,37 116,37 121,42 125,46 130,49 130,49 130,54 130,67 134,71 134,76 134,80 134,91 134,101 134,110 134,110 134,110 134,110 134,110 134,114 134,114 134,114 134,114 134,114 130,121 130,121 130,125 130,125 130,136 130,136 130,139 121,144 116,148 116,148 113,148 113,148 113,148 113,154 110,154 110,154 110,154 110,154 108,154 103,160 103,160 103,160 103,160 103,160 103,160 103,170 108,170 110,175 113,175 116,179 125,179 130,179 130,179 134,179 134,179 134,179 134,179 134,179 143,179 143,179 143,179 143,175 147,175 147,170 147,170 147,170 152,170 152,160 152,160 152,160 156,148 165,144 165,136 165,136 170,125 170,125 170,125 170,121 170,121 170,110 174,101 174,91 174,91 174,91 174,85 174,76 174,76 174,54 174,54 170,49 170,49 170,46 170,46 170,42 170,42 165,37 165,37 161,24 143,14 134,8 130,4 121,4 113,0 99,0 95,0 74,0 53,0 36,0 27,4 22,4 18,8">
          <text:p/>
        </draw:polygon>
        <draw:polygon draw:style-name="Mgr14" draw:text-style-name="MP1" draw:layer="backgroundobjects" svg:width="0.007cm" svg:height="0.09cm" svg:x="26.301cm" svg:y="19.76cm" svg:viewBox="0 0 8 91" draw:points="0,42 0,42 0,33 3,14 8,8 8,0 0,24 0,52 0,69 0,73 0,78 0,78 3,87 8,91 8,91 8,91 8,91 3,82 3,78 0,73 0,73 0,62 0,57 0,49">
          <text:p/>
        </draw:polygon>
        <draw:polygon draw:style-name="Mgr20" draw:text-style-name="MP1" draw:layer="backgroundobjects" svg:width="0.029cm" svg:height="0.073cm" svg:x="26.301cm" svg:y="19.803cm" svg:viewBox="0 0 30 74" draw:points="4,0 0,0 0,3 0,11 0,16 0,27 0,27 4,32 4,36 9,45 9,45 9,51 9,55 13,64 20,68 20,68 30,74 20,68 20,64 13,60 9,55 9,45 9,42 9,32 4,27 4,16 4,6">
          <text:p/>
        </draw:polygon>
        <draw:polygon draw:style-name="Mgr5" draw:text-style-name="MP1" draw:layer="backgroundobjects" svg:width="0.042cm" svg:height="0.007cm" svg:x="26.257cm" svg:y="19.83cm" svg:viewBox="0 0 43 8" draw:points="38,3 23,3 23,3 19,0 13,0 9,0 4,3 0,3 0,3 4,8 4,8 9,8 13,8 19,8 19,8 23,8 28,8 38,8 43,8 43,8">
          <text:p/>
        </draw:polygon>
        <draw:polygon draw:style-name="Mgr9" draw:text-style-name="MP1" draw:layer="backgroundobjects" svg:width="0.021cm" svg:height="0.02cm" svg:x="26.275cm" svg:y="19.834cm" svg:viewBox="0 0 22 21" draw:points="22,0 22,0 17,0 8,0 3,0 0,0 0,0 0,4 0,10 0,10 0,15 0,15 3,15 3,15 8,15 8,15 17,15 17,21 17,21 17,21 22,21 22,21 22,21 22,21 22,21 22,21 22,15 22,15 22,15 22,15 22,15 22,15 17,10 17,4 22,4 22,4">
          <text:p/>
        </draw:polygon>
        <draw:polygon draw:style-name="Mgr9" draw:text-style-name="MP1" draw:layer="backgroundobjects" svg:width="0.025cm" svg:height="0.046cm" svg:x="26.292cm" svg:y="19.83cm" svg:viewBox="0 0 26 47" draw:points="0,4 3,8 3,13 3,13 8,17 8,22 12,22 12,27 12,34 12,39 8,47 8,47 8,47 8,47 8,47 12,47 12,47 17,47 17,47 17,47 21,47 26,47 26,47 21,43 17,34 17,27 17,22 17,22 17,22 12,17 8,8 8,8 8,4 8,0 8,4 3,4 3,4 3,4 3,4 3,4 3,4">
          <text:p/>
        </draw:polygon>
        <draw:polygon draw:style-name="Mgr4" draw:text-style-name="MP1" draw:layer="backgroundobjects" svg:width="0.043cm" svg:height="0.02cm" svg:x="26.235cm" svg:y="19.821cm" svg:viewBox="0 0 44 21" draw:points="44,12 40,12 40,5 40,5 40,0 30,0 20,0 14,5 4,12 0,12 0,12 9,12 20,16 20,16 25,21 40,21 40,16 35,16 30,16 25,16 25,16 20,12 20,12 25,12 30,5 35,5 40,5">
          <text:p/>
        </draw:polygon>
        <draw:polygon draw:style-name="Mgr3" draw:text-style-name="MP1" draw:layer="backgroundobjects" svg:width="0.055cm" svg:height="0.038cm" svg:x="26.218cm" svg:y="19.803cm" svg:viewBox="0 0 56 39" draw:points="47,39 56,39 56,33 42,33 36,29 36,29 24,24 13,24 13,24 19,24 31,20 36,13 47,13 56,13 51,0 36,8 31,8 24,8 19,8 13,8 13,8 9,8 9,3 3,0 7,3 7,8 7,13 7,20 3,24 3,24 0,29 7,29 9,33 13,39 13,39 24,39 31,39 42,39">
          <text:p/>
        </draw:polygon>
        <draw:polygon draw:style-name="Mgr12" draw:text-style-name="MP1" draw:layer="backgroundobjects" svg:width="0.021cm" svg:height="0.081cm" svg:x="26.31cm" svg:y="19.773cm" svg:viewBox="0 0 22 82" draw:points="9,82 9,82 3,69 0,64 0,47 3,37 3,28 9,17 13,4 22,0 9,4 3,14 0,28 0,33 0,47 0,60 0,69">
          <text:p/>
        </draw:polygon>
        <draw:polygon draw:style-name="Mgr9" draw:text-style-name="MP1" draw:layer="backgroundobjects" svg:width="0cm" svg:height="0.028cm" svg:x="26.301cm" svg:y="19.786cm" svg:viewBox="0 0 0 29" draw:points="0,29 0,0 0,8 0,13">
          <text:p/>
        </draw:polygon>
        <draw:polygon draw:style-name="Mgr20" draw:text-style-name="MP1" draw:layer="backgroundobjects" svg:width="0.012cm" svg:height="0.081cm" svg:x="26.205cm" svg:y="19.773cm" svg:viewBox="0 0 13 82" draw:points="0,0 0,0 0,0 5,28 11,37 11,47 13,59 13,59 11,63 11,73 11,82 11,82 11,77 13,77 13,69 13,69 13,63 13,63 13,63 13,59 13,59 13,59 13,54 13,40 13,40 13,40 11,28 5,23 5,5">
          <text:p/>
        </draw:polygon>
        <draw:polygon draw:style-name="Mgr21" draw:text-style-name="MP1" draw:layer="backgroundobjects" svg:width="0.122cm" svg:height="0.187cm" svg:x="26.09cm" svg:y="19.764cm" svg:viewBox="0 0 123 188" draw:points="120,10 111,4 98,0 93,0 83,0 79,0 66,0 59,0 50,0 46,0 41,0 32,4 23,10 23,10 14,15 8,24 4,33 0,33 0,37 0,37 0,50 0,60 0,67 0,71 0,85 0,106 4,110 4,115 4,120 4,132 4,140 8,144 8,156 8,166 14,166 23,170 23,170 23,175 23,175 23,177 23,184 23,188 23,188 27,184 32,184 32,184 41,175 41,175 41,175 41,175 41,175 41,175 41,170 50,166 46,166 46,166 46,156 41,150 36,150 32,144 23,140 23,135 23,132 23,125 18,115 14,110 14,106 8,102 8,88 8,85 8,71 8,67 14,67 14,67 14,60 14,50 18,50 23,42 23,42 23,33 27,33 36,33 36,28 41,24 41,19 46,19 50,19 55,24 59,24 66,24 66,28 74,33 79,33 79,33 83,33 83,37 89,42 93,45 93,50 93,55 98,60 98,67 98,67 98,55 106,67 102,55 98,45 98,37 98,33 89,24 79,19 74,15 66,10 66,10 74,10 74,10 79,10 79,10 83,10 83,10 83,10 83,10 83,10 83,10 89,10 89,4 89,4 89,4 89,4 89,4 93,4 93,4 98,4 98,4 102,4 102,10 111,10 115,19 115,33 120,37 123,45 120,85 120,85 120,85 115,85 115,85 115,76 111,71 111,67 106,71 102,71 102,85 102,97 106,106 111,115 111,115 111,115 115,115 115,110 115,110 115,106 120,106 120,106 120,97 123,85 123,76 123,71 123,67 123,50 123,42 123,37">
          <text:p/>
        </draw:polygon>
        <draw:polygon draw:style-name="Mgr2" draw:text-style-name="MP1" draw:layer="backgroundobjects" svg:width="0.056cm" svg:height="0.081cm" svg:x="26.148cm" svg:y="19.773cm" svg:viewBox="0 0 57 82" draw:points="57,44 53,33 48,28 48,14 44,4 35,4 35,0 31,0 31,0 26,0 26,0 22,0 22,0 22,0 22,0 22,0 22,4 17,4 17,4 17,4 17,4 17,4 17,4 13,4 13,4 8,4 8,4 0,4 0,4 8,9 13,14 22,17 31,28 31,33 31,44 35,52 39,64 31,52 31,64 35,69 39,69 44,64 44,69 48,73 48,82 48,82 53,82 53,82 53,82">
          <text:p/>
        </draw:polygon>
        <draw:polygon draw:style-name="Mgr16" draw:text-style-name="MP1" draw:layer="backgroundobjects" svg:width="0.012cm" svg:height="0.055cm" svg:x="26.205cm" svg:y="19.812cm" svg:viewBox="0 0 13 56" draw:points="13,0 13,0 13,9 13,15 13,15 13,15 13,19 13,19 13,19 13,24 13,24 13,33 11,33 11,36 5,36 5,36 5,43 5,43 5,43 5,43 5,43 5,48 5,48 5,48 5,48 5,48 5,52 0,52 0,52 0,52 0,56 0,56 0,56 0,56 5,56 5,56 5,56 5,56 5,56 11,56 5,52 11,48 13,43 13,43 13,33 13,24 13,19 13,15 13,9">
          <text:p/>
        </draw:polygon>
        <draw:polygon draw:style-name="Mgr22" draw:text-style-name="MP1" draw:layer="backgroundobjects" svg:width="0.012cm" svg:height="0.064cm" svg:x="26.205cm" svg:y="19.803cm" svg:viewBox="0 0 13 65" draw:points="5,52 5,52 11,52 11,52 11,42 11,33 13,28 13,28 11,17 11,7 5,0 5,4 5,12 5,28 5,33 5,37 5,46 0,56 0,65 0,65 0,65 0,65 0,65 5,65 5,61 5,61 5,61 5,61 5,61 5,56 5,56 5,56 5,56 5,56">
          <text:p/>
        </draw:polygon>
        <draw:polygon draw:style-name="Mgr16" draw:text-style-name="MP1" draw:layer="backgroundobjects" svg:width="0.069cm" svg:height="0.007cm" svg:x="26.235cm" svg:y="19.865cm" svg:viewBox="0 0 70 8" draw:points="0,4 0,4 4,4 13,4 23,4 32,4 43,4 48,4 61,4 66,8 66,8 70,8 70,4 70,4 61,4 52,4 43,0 39,0 28,0 19,0 4,0">
          <text:p/>
        </draw:polygon>
        <draw:polygon draw:style-name="Mgr16" draw:text-style-name="MP1" draw:layer="backgroundobjects" svg:width="0.112cm" svg:height="0.008cm" svg:x="26.218cm" svg:y="19.865cm" svg:viewBox="0 0 113 9" draw:points="9,0 9,0 9,0 3,0 0,0 0,3 12,3 27,3 38,3 51,3 66,3 81,3 95,3 99,9 113,9 103,3 99,3 95,3 95,3 95,3 90,3 90,3 86,3 86,3 81,3 81,3 75,0 62,0 51,0 42,0 31,0 21,0 12,0">
          <text:p/>
        </draw:polygon>
        <draw:polygon draw:style-name="Mgr23" draw:text-style-name="MP1" draw:layer="backgroundobjects" svg:width="0.16cm" svg:height="0.2cm" svg:x="26.139cm" svg:y="19.878cm" svg:viewBox="0 0 161 201" draw:points="125,29 125,23 125,23 125,23 125,18 121,18 121,18 116,18 107,18 111,18 102,8 102,8 102,8 98,5 98,0 93,0 87,0 87,0 66,34 44,43 44,49 44,52 44,67 44,67 44,72 44,72 44,72 44,72 40,72 40,72 40,76 40,86 40,89 40,95 35,100 35,107 35,107 35,107 35,107 35,112 35,112 35,112 35,112 31,123 31,127 31,131 26,131 26,136 22,141 22,150 13,150 13,150 8,150 4,156 0,160 4,165 4,170 4,175 4,175 4,175 4,175 4,178 4,178 4,178 8,187 13,187 22,187 22,187 26,192 26,196 31,196 35,196 40,196 44,201 44,201 71,201 66,196 57,196 49,196 40,187 62,187 62,187 62,178 66,175 71,170 74,170 77,170 77,170 90,165 98,165 93,160 93,156 93,156 93,156 93,150 98,150 98,150 102,150 102,144 102,136 102,123 107,112 111,107 116,100 121,95 121,95 125,89 125,86 125,86 130,62 143,43 143,43 148,43 157,43 161,43 161,43 161,43 161,43 161,43 161,43 161,34 148,34 139,34 139,34 125,34 130,29">
          <text:p/>
        </draw:polygon>
        <draw:polygon draw:style-name="Mgr24" draw:text-style-name="MP1" draw:layer="backgroundobjects" svg:width="0.222cm" svg:height="0.213cm" svg:x="26.117cm" svg:y="19.874cm" svg:viewBox="0 0 223 214" draw:points="146,28 146,33 146,33 146,33 146,39 151,39 146,44 161,44 161,44 169,44 183,44 183,53 187,44 187,44 192,44 192,44 192,44 196,44 196,44 196,44 196,44 196,44 200,44 200,39 204,39 204,39 204,39 204,39 204,33 204,33 204,33 204,28 204,28 200,28 196,24 196,18 204,18 204,18 214,18 219,18 223,24 223,18 223,18 219,18 214,15 204,9 200,9 187,5 183,5 178,0 161,0 151,0 146,0 123,0 104,0 96,0 89,5 85,9 76,18 80,18 80,18 85,24 85,24 85,28 85,28 85,33 85,33 80,39 70,44 62,53 48,66 44,72 39,82 31,86 26,96 22,105 17,115 13,135 8,139 8,152 0,169 0,173 8,173 8,179 8,182 8,182 8,182 13,186 17,195 22,195 26,195 31,200 39,204 44,204 48,210 57,210 62,214 76,214 85,214 89,214 96,214 104,214 123,214 123,214 123,210 142,210 89,210 62,210 62,210 57,204 53,204 48,204 44,204 44,200 39,195 39,195 31,195 26,195 22,186 22,186 22,186 22,182 22,182 22,182 22,182 22,179 22,173 17,169 22,164 26,158 31,158 31,158 39,158 39,149 44,145 44,139 48,139 48,135 48,131 53,120 53,120 53,120 53,120 53,115 53,115 53,115 53,115 53,111 57,105 57,102 57,96 57,86 57,82 57,82 62,82 62,82 62,82 62,82 62,77 62,77 62,62 62,59 62,53 85,44 99,9 99,9 106,9 119,9 119,15 123,18 123,18 123,18 132,28 128,28 137,28 142,28 142,28">
          <text:p/>
        </draw:polygon>
        <draw:polygon draw:style-name="Mgr25" draw:text-style-name="MP1" draw:layer="backgroundobjects" svg:width="0.034cm" svg:height="0.016cm" svg:x="26.275cm" svg:y="19.878cm" svg:viewBox="0 0 35 17" draw:points="26,4 26,4 35,17 0,11 3,4 3,4 8,0 17,0 21,0 21,4">
          <text:p/>
        </draw:polygon>
        <draw:polygon draw:style-name="Mgr25" draw:text-style-name="MP1" draw:layer="backgroundobjects" svg:width="0.034cm" svg:height="0.016cm" svg:x="26.275cm" svg:y="19.887cm" svg:viewBox="0 0 35 17" draw:points="35,5 35,5 35,5 35,11 35,11 35,11 35,11 35,17 26,17 21,17 21,17 17,17 3,17 0,11 0,5 0,5 3,0 17,0 21,0 30,5">
          <text:p/>
        </draw:polygon>
        <draw:polygon draw:style-name="Mgr26" draw:text-style-name="MP1" draw:layer="backgroundobjects" svg:width="0.034cm" svg:height="0.016cm" svg:x="26.275cm" svg:y="19.878cm" svg:viewBox="0 0 35 17" draw:points="26,4 26,4 21,4 21,0 17,0 8,0 3,4 3,4 0,11 35,17">
          <text:p/>
        </draw:polygon>
        <draw:polygon draw:style-name="Mgr27" draw:text-style-name="MP1" draw:layer="backgroundobjects" svg:width="0.025cm" svg:height="0.008cm" svg:x="26.288cm" svg:y="19.9cm" svg:viewBox="0 0 26 9" draw:points="21,0 21,0 0,0 0,4 8,4 12,9 12,9 17,9 17,9 21,9 26,4 26,0 26,0">
          <text:p/>
        </draw:polygon>
        <draw:polygon draw:style-name="Mgr28" draw:text-style-name="MP1" draw:layer="backgroundobjects" svg:width="0.034cm" svg:height="0.016cm" svg:x="26.275cm" svg:y="19.887cm" svg:viewBox="0 0 35 17" draw:points="30,5 30,5 21,0 17,0 3,0 0,5 0,5 0,11 3,17 17,17 21,17 21,17 26,17 35,17 35,11 35,11 35,11 35,11 35,5 35,5 35,11 30,17 26,17 26,17 21,17 21,17 17,11 8,11 8,5">
          <text:p/>
        </draw:polygon>
        <draw:polygon draw:style-name="Mgr29" draw:text-style-name="MP1" draw:layer="backgroundobjects" svg:width="0.139cm" svg:height="0.171cm" svg:x="26.09cm" svg:y="19.874cm" svg:viewBox="0 0 140 172" draw:points="140,0 137,0 137,0 128,4 120,8 107,17 97,23 93,27 88,32 84,32 84,38 84,38 80,38 80,38 64,43 59,43 55,43 55,43 50,43 50,52 40,58 40,61 45,58 40,71 27,81 23,95 14,104 8,114 4,130 4,143 0,157 18,172 23,172 23,157 23,157 23,157 23,143 23,138 27,134 27,130 32,125 36,119 36,114 36,114 40,114 40,114 40,114 45,101 45,95 45,85 45,85 50,85 50,81 50,81 55,81 55,76 55,76 55,71 84,52 84,52 88,43 88,43 93,38 97,38 103,38 107,38 116,38 120,38 125,32 125,32 125,27 125,27 125,23 125,23 120,17 120,17 116,17 125,8 128,4 134,0">
          <text:p/>
        </draw:polygon>
        <draw:polygon draw:style-name="Mgr30" draw:text-style-name="MP1" draw:layer="backgroundobjects" svg:width="0.134cm" svg:height="0.028cm" svg:x="26.218cm" svg:y="19.874cm" svg:viewBox="0 0 135 29" draw:points="0,0 3,0 12,0 36,0 40,0 51,0 75,0 79,5 84,5 99,10 102,10 113,15 117,21 122,21 122,21 122,24 131,29 135,29 135,29 135,29 135,24 135,24 135,21 135,21 135,21 131,21 126,21 126,21 122,21 122,21 122,15 122,10 113,10 113,10 113,5 113,5 113,5 113,5 99,5 94,0 79,0 60,0 51,0 36,0 27,0 12,0">
          <text:p/>
        </draw:polygon>
        <draw:polygon draw:style-name="Mgr27" draw:text-style-name="MP1" draw:layer="backgroundobjects" svg:width="0.042cm" svg:height="0.064cm" svg:x="26.174cm" svg:y="19.834cm" svg:viewBox="0 0 43 65" draw:points="43,41 43,41 43,41 37,41 32,41 32,41 32,41 32,41 32,41 28,41 28,41 28,41 28,41 28,37 28,37 28,41 28,41 21,41 21,41 21,41 21,46 21,46 17,46 17,51 12,51 12,51 8,37 8,21 3,8 3,0 0,0 3,4 3,13 3,16 3,16 3,16 3,28 3,37 3,41 3,46 0,51 0,62 0,62 0,62 0,62 0,65 8,62 21,51 32,46">
          <text:p/>
        </draw:polygon>
        <draw:polygon draw:style-name="Mgr31" draw:text-style-name="MP1" draw:layer="backgroundobjects" svg:width="0.021cm" svg:height="0.051cm" svg:x="26.179cm" svg:y="19.834cm" svg:viewBox="0 0 22 52" draw:points="17,48 13,48 13,48 13,48 8,38 3,29 3,18 3,4 0,0 0,0 0,9 3,21 3,38 8,52 8,52 13,52 13,48 17,48 17,48 17,42 17,42 17,42 22,42 22,42 22,38 17,38 17,42 17,42">
          <text:p/>
        </draw:polygon>
        <draw:polygon draw:style-name="Mgr23" draw:text-style-name="MP1" draw:layer="backgroundobjects" svg:width="0.293cm" svg:height="0.191cm" svg:x="26.174cm" svg:y="19.887cm" svg:viewBox="0 0 294 192" draw:points="125,0 125,5 130,10 134,10 134,10 134,15 134,15 134,15 134,20 134,20 134,20 134,20 130,20 130,26 125,26 125,26 125,26 125,26 125,26 121,26 121,26 121,26 117,26 117,26 112,35 112,35 112,35 112,35 112,35 112,35 108,35 99,35 92,35 92,35 79,54 75,78 75,78 75,81 70,86 70,86 66,92 60,98 56,103 53,114 53,127 53,135 53,141 50,141 50,141 47,141 47,147 47,147 47,147 47,151 50,156 43,156 37,161 37,161 33,161 29,161 24,165 20,169 20,178 20,178 0,178 6,187 15,187 24,187 29,192 70,192 79,187 79,187 79,187 79,187 88,187 88,187 99,183 112,178 121,178 125,178 134,173 149,165 149,165 149,165 149,165 149,165 157,165 162,165 171,156 175,151 193,141 213,130 213,130 217,130 217,130 217,130 222,130 222,127 222,127 222,127 222,127 222,127 222,127 222,127 222,127 231,121 231,121 231,121 231,121 236,121 236,118 240,114 244,108 246,103 250,103 263,86 285,114 290,103 294,103 294,98 294,92 294,86 294,86 294,86 294,81 294,78 294,78 290,68 285,68 281,63 276,63 272,59 263,59 260,54 254,54 246,54 246,54 236,48 236,48 166,10 157,5 153,0 149,0 134,0 134,0">
          <text:p/>
        </draw:polygon>
        <draw:polygon draw:style-name="Mgr23" draw:text-style-name="MP1" draw:layer="backgroundobjects" svg:width="0.1cm" svg:height="0.109cm" svg:x="26.257cm" svg:y="19.927cm" svg:viewBox="0 0 101 110" draw:points="35,18 35,18 35,12 35,7 40,7 66,0 79,0 83,7 92,7 101,12 101,12 101,12 101,12 101,12 101,18 101,18 101,18 101,18 101,23 101,23 97,23 97,23 92,23 92,23 92,27 88,32 88,32 88,32 83,45 83,51 74,56 66,66 63,71 55,81 55,85 44,90 40,95 25,98 16,104 16,104 3,110 3,110 3,110 3,110 0,110 0,110 0,104 0,104 0,98 3,95 3,95 3,90 7,90 7,90 7,90 7,90 7,85 7,85 7,85 7,85 7,85 7,85 12,85 12,81 12,77 12,71 16,66 16,66 16,61 25,51 25,51 35,51 35,45 35,45 35,45 35,42 35,42 35,32 35,32 35,32 35,27 35,23 35,23">
          <text:p/>
        </draw:polygon>
        <draw:polygon draw:style-name="Mgr23" draw:text-style-name="MP1" draw:layer="backgroundobjects" svg:width="0.028cm" svg:height="0.015cm" svg:x="26.205cm" svg:y="20.058cm" svg:viewBox="0 0 29 16" draw:points="29,4 29,11 29,11 29,11 29,11 25,11 22,11 11,16 8,16 8,11 0,11 0,11 0,11 8,4 8,0 11,0 20,0 22,0 25,0">
          <text:p/>
        </draw:polygon>
        <draw:polygon draw:style-name="Mgr23" draw:text-style-name="MP1" draw:layer="backgroundobjects" svg:width="0.021cm" svg:height="0.02cm" svg:x="26.446cm" svg:y="19.962cm" svg:viewBox="0 0 22 21" draw:points="22,14 22,21 22,21 22,21 22,21 17,21 13,21 8,21 8,21 0,14 0,14 0,11 0,11 0,11 0,0 0,0 8,0 8,0 13,11 13,11 17,11">
          <text:p/>
        </draw:polygon>
        <draw:polygon draw:style-name="Mgr23" draw:text-style-name="MP1" draw:layer="backgroundobjects" svg:width="0.1cm" svg:height="0.109cm" svg:x="26.257cm" svg:y="19.927cm" svg:viewBox="0 0 101 110" draw:points="40,7 35,7 35,12 35,18 35,18 35,23 35,23 35,27 35,32 35,32 35,32 35,42 35,42 35,45 35,45 35,45 35,51 25,51 25,51 16,61 16,66 16,66 12,71 12,77 12,81 12,85 7,85 7,85 7,85 7,85 7,85 7,85 7,90 7,90 7,90 7,90 3,90 3,95 3,95 0,98 0,104 0,104 0,110 0,110 3,110 3,110 3,110 3,110 16,104 16,104 25,98 40,95 44,90 55,85 55,81 63,71 66,66 74,56 83,51 83,45 88,32 88,32 88,32 92,27 92,23 92,23 97,23 97,23 101,23 101,23 101,18 101,18 101,18 101,18 101,12 101,12 101,12 101,12 101,12 92,7 83,7 79,0 66,0">
          <text:p/>
        </draw:polygon>
        <draw:polygon draw:style-name="Mgr23" draw:text-style-name="MP1" draw:layer="backgroundobjects" svg:width="0.047cm" svg:height="0.052cm" svg:x="26.288cm" svg:y="19.953cm" svg:viewBox="0 0 48 53" draw:points="48,0 48,0 48,3 48,3 48,8 48,8 48,18 39,18 39,21 35,27 35,27 35,27 33,27 33,27 29,32 29,37 22,42 22,42 18,42 18,42 18,42 12,48 8,48 0,48 0,53 0,42 0,42 8,37 12,32 12,27 18,21 18,18 18,18 29,18 29,18 29,18 29,18 35,8 35,8 35,8 35,3 39,3 39,0">
          <text:p/>
        </draw:polygon>
        <draw:polygon draw:style-name="Mgr23" draw:text-style-name="MP1" draw:layer="backgroundobjects" svg:width="0.047cm" svg:height="0.052cm" svg:x="26.288cm" svg:y="19.953cm" svg:viewBox="0 0 48 53" draw:points="48,0 48,0 48,0 39,0 39,3 35,3 35,8 35,8 35,8 29,18 29,18 29,18 29,18 18,18 18,18 18,21 12,27 12,32 8,37 0,42 0,42 0,53 0,48 8,48 12,48 18,42 18,42 18,42 22,42 22,42 29,37 29,32 33,27 33,27 35,27 35,27 35,27 39,21 39,18 48,18 48,8 48,8 48,3 48,3">
          <text:p/>
        </draw:polygon>
        <draw:polygon draw:style-name="Mgr23" draw:text-style-name="MP1" draw:layer="backgroundobjects" svg:width="0.028cm" svg:height="0.015cm" svg:x="26.205cm" svg:y="20.058cm" svg:viewBox="0 0 29 16" draw:points="29,11 29,4 25,0 22,0 20,0 11,0 8,0 8,4 0,11 0,11 0,11 8,11 8,16 11,16 22,11 25,11">
          <text:p/>
        </draw:polygon>
        <draw:polygon draw:style-name="Mgr23" draw:text-style-name="MP1" draw:layer="backgroundobjects" svg:width="0.021cm" svg:height="0.02cm" svg:x="26.446cm" svg:y="19.962cm" svg:viewBox="0 0 22 21" draw:points="22,21 22,21 22,21 22,21 22,14 17,11 13,11 13,11 8,0 8,0 0,0 0,0 0,11 0,11 0,11 0,14 0,14 8,21 8,21 13,21 17,21">
          <text:p/>
        </draw:polygon>
        <draw:polygon draw:style-name="Mgr4" draw:text-style-name="MP1" draw:layer="backgroundobjects" svg:width="0.038cm" svg:height="0.037cm" svg:x="26.13cm" svg:y="19.799cm" svg:viewBox="0 0 39 38" draw:points="39,12 30,4 30,9 30,9 26,4 17,0 12,0 8,0 3,4 3,9 0,9 0,12 0,17 3,17 3,17 3,9 8,9 12,9 17,9 17,9 26,12 26,12 26,17 30,17 30,17 30,29 30,29 30,33 30,33 35,38 35,38 35,38 35,38 35,33 35,29 35,17">
          <text:p/>
        </draw:polygon>
        <draw:polygon draw:style-name="Mgr15" draw:text-style-name="MP1" draw:layer="backgroundobjects" svg:width="0.052cm" svg:height="0.046cm" svg:x="26.13cm" svg:y="19.786cm" svg:viewBox="0 0 53 47" draw:points="35,18 44,27 49,47 53,47 53,42 49,35 49,30 49,27 44,22 40,18 40,13 35,13 35,13 31,13 22,8 22,3 17,3 13,3 8,0 4,0 0,0 0,3 4,3 8,3 13,8 22,8 22,13 31,13 35,13">
          <text:p/>
        </draw:polygon>
        <draw:polygon draw:style-name="Mgr10" draw:text-style-name="MP1" draw:layer="backgroundobjects" svg:width="0.082cm" svg:height="0.13cm" svg:x="26.104cm" svg:y="19.79cm" svg:viewBox="0 0 83 131" draw:points="65,17 65,14 65,14 65,9 61,9 51,9 51,4 41,4 36,0 32,0 26,0 22,4 22,9 8,14 8,17 8,22 4,27 0,37 0,43 0,47 4,52 4,56 8,61 8,73 8,73 8,78 4,82 4,86 8,91 8,96 8,107 13,110 17,115 26,119 26,125 32,131 32,131 36,131 41,131 41,125 41,125 41,125 41,125 41,125 46,125 46,125 51,119 51,119 51,119 79,110 79,107 79,107 79,107 79,107 79,96 83,91 83,86 83,82 83,73 83,61 83,61 83,61 83,56 83,47 79,43 74,22 70,27 70,37 70,43 70,47 70,47 70,56 70,61 70,64 70,64 70,64 70,73 70,73 70,73 70,78 70,82 65,78 61,73 51,73 46,61 41,61 41,56 41,52 41,47 41,47 36,43 36,43 36,37 36,27 36,27 32,27 32,22 32,17 36,17 36,14 41,9 46,9 51,9 61,14">
          <text:p/>
        </draw:polygon>
        <draw:polygon draw:style-name="Mgr6" draw:text-style-name="MP1" draw:layer="backgroundobjects" svg:width="0.029cm" svg:height="0.051cm" svg:x="26.139cm" svg:y="19.812cm" svg:viewBox="0 0 30 52" draw:points="0,0 0,10 25,52 30,32 30,21 30,21 30,21 25,37 25,32 25,21 21,21 12,16 8,10 3,5">
          <text:p/>
        </draw:polygon>
        <draw:polygon draw:style-name="Mgr8" draw:text-style-name="MP1" draw:layer="backgroundobjects" svg:width="0.029cm" svg:height="0.042cm" svg:x="26.139cm" svg:y="19.803cm" svg:viewBox="0 0 30 43" draw:points="30,30 25,25 25,25 25,20 25,20 25,8 25,8 21,8 21,3 21,3 12,0 12,0 8,0 3,0 0,0 0,8 3,13 8,20 12,25 21,30 25,30 25,40 25,43">
          <text:p/>
        </draw:polygon>
        <draw:polygon draw:style-name="Mgr4" draw:text-style-name="MP1" draw:layer="backgroundobjects" svg:width="0.029cm" svg:height="0.042cm" svg:x="26.139cm" svg:y="19.83cm" svg:viewBox="0 0 30 43" draw:points="30,24 30,18 25,39 0,0 0,4 0,4 3,9 3,9 3,13 3,18 3,24 8,24 12,34 21,34 25,39 30,43 30,39 30,34 30,34 30,34 30,30 30,30 30,30">
          <text:p/>
        </draw:polygon>
        <draw:polygon draw:style-name="Mgr12" draw:text-style-name="MP1" draw:layer="backgroundobjects" svg:width="0.012cm" svg:height="0.103cm" svg:x="26.082cm" svg:y="19.799cm" svg:viewBox="0 0 13 104" draw:points="13,4 13,4 13,0 4,12 4,12 0,27 0,37 0,51 4,67 4,75 9,85 13,96 13,104 13,104 13,104 13,91 13,75 9,67 9,51 9,37 9,33 9,17">
          <text:p/>
        </draw:polygon>
        <draw:polygon draw:style-name="Mgr5" draw:text-style-name="MP1" draw:layer="backgroundobjects" svg:width="0.003cm" svg:height="0.073cm" svg:x="26.082cm" svg:y="19.799cm" svg:viewBox="0 0 4 74" draw:points="4,12 4,7 4,0 0,4 0,12 0,33 0,51 0,61 0,74 0,74 0,12">
          <text:p/>
        </draw:polygon>
        <draw:polygon draw:style-name="Mgr15" draw:text-style-name="MP1" draw:layer="backgroundobjects" svg:width="0.016cm" svg:height="0.126cm" svg:x="26.082cm" svg:y="19.812cm" svg:viewBox="0 0 17 127" draw:points="3,0 0,0 0,61 0,68 17,127 12,102 12,92 12,92 12,83 7,72 3,61 3,53 0,37 0,24 0,15">
          <text:p/>
        </draw:polygon>
        <draw:polygon draw:style-name="Mgr4" draw:text-style-name="MP1" draw:layer="backgroundobjects" svg:width="0.025cm" svg:height="0.073cm" svg:x="26.104cm" svg:y="19.799cm" svg:viewBox="0 0 26 74" draw:points="10,61 10,61 10,51 4,46 4,42 0,37 0,33 0,27 4,17 10,12 10,7 10,4 26,0 16,0 10,0 10,7 10,7 4,17 0,17 0,27 0,33 0,33 0,42 0,54 0,66 4,74 4,74 4,70 10,66">
          <text:p/>
        </draw:polygon>
        <draw:polygon draw:style-name="Mgr15" draw:text-style-name="MP1" draw:layer="backgroundobjects" svg:width="0.043cm" svg:height="0.095cm" svg:x="26.099cm" svg:y="19.834cm" svg:viewBox="0 0 44 96" draw:points="4,0 0,0 0,4 0,16 0,21 0,33 4,37 4,41 9,46 13,56 13,62 13,65 13,70 24,74 29,80 35,80 40,86 40,96 40,96 44,96 40,86 40,86 35,80 35,74 24,70 20,65 13,62 13,51 13,46 9,41 9,41 4,33 4,21 4,8">
          <text:p/>
        </draw:polygon>
        <draw:polygon draw:style-name="Mgr11" draw:text-style-name="MP1" draw:layer="backgroundobjects" svg:width="0.016cm" svg:height="0.126cm" svg:x="26.086cm" svg:y="19.803cm" svg:viewBox="0 0 17 127" draw:points="11,93 11,81 11,77 11,71 4,67 4,47 4,33 4,28 4,24 4,12 4,0 0,12 0,28 0,33 0,47 0,62 4,71 4,88 4,101 4,101 4,111 17,127 17,117 17,105 11,101">
          <text:p/>
        </draw:polygon>
        <draw:polygon draw:style-name="Mgr22" draw:text-style-name="MP1" draw:layer="backgroundobjects" svg:width="0.025cm" svg:height="0.038cm" svg:x="26.09cm" svg:y="19.909cm" svg:viewBox="0 0 26 39" draw:points="11,34 11,39 16,39 16,39 21,39 21,39 26,39 26,39 26,39 26,39 26,39 26,39 26,34 26,28 26,24 26,24 26,21 26,21 16,14 11,14 0,0 4,24">
          <text:p/>
        </draw:polygon>
        <draw:polygon draw:style-name="Mgr14" draw:text-style-name="MP1" draw:layer="backgroundobjects" svg:width="0.02cm" svg:height="0.065cm" svg:x="26.082cm" svg:y="19.878cm" svg:viewBox="0 0 21 66" draw:points="21,66 21,66 21,66 16,56 0,0 0,7 3,17 7,27 11,33 11,47 16,53 16,60">
          <text:p/>
        </draw:polygon>
        <draw:polygon draw:style-name="Mgr27" draw:text-style-name="MP1" draw:layer="backgroundobjects" svg:width="0.042cm" svg:height="0.082cm" svg:x="26.077cm" svg:y="19.953cm" svg:viewBox="0 0 43 83" draw:points="29,0 29,0 29,4 23,9 23,22 18,29 9,39 9,39 4,44 4,44 4,44 4,44 4,44 0,55 0,60 0,64 4,70 4,79 4,83 4,83 4,74 4,64 9,44 12,39 18,29 23,19 34,9 43,0 43,0 43,0 38,0 38,0 34,0 34,0">
          <text:p/>
        </draw:polygon>
        <draw:polygon draw:style-name="Mgr32" draw:text-style-name="MP1" draw:layer="backgroundobjects" svg:width="0.06cm" svg:height="0.113cm" svg:x="26.082cm" svg:y="19.931cm" svg:viewBox="0 0 61 114" draw:points="38,18 38,18 38,18 27,27 16,37 12,46 7,56 4,61 0,80 0,90 0,99 0,99 23,110 33,114 12,99 16,85 16,72 23,56 27,46 38,37 43,23 57,13 61,0 57,3 57,3 57,3 57,3 57,3 57,3 48,13 48,13 43,13">
          <text:p/>
        </draw:polygon>
        <draw:polygon draw:style-name="Mgr27" draw:text-style-name="MP1" draw:layer="backgroundobjects" svg:width="0.043cm" svg:height="0.03cm" svg:x="26.13cm" svg:y="19.9cm" svg:viewBox="0 0 44 31" draw:points="0,21 4,31 4,21 8,21 8,21 13,21 17,21 26,15 26,15 31,15 31,15 31,9 35,9 40,4 44,0 17,9 17,9 17,9 13,15 13,15 8,15 8,15 8,15 8,15 8,15 8,21 4,21">
          <text:p/>
        </draw:polygon>
        <draw:polygon draw:style-name="Mgr29" draw:text-style-name="MP1" draw:layer="backgroundobjects" svg:width="0.087cm" svg:height="0.144cm" svg:x="26.108cm" svg:y="19.909cm" svg:viewBox="0 0 88 145" draw:points="30,33 30,38 30,38 30,43 25,43 25,43 25,47 21,47 21,47 21,57 21,60 16,77 16,77 16,77 12,77 12,77 12,82 7,88 3,93 3,97 0,101 0,106 0,120 0,120 0,120 0,135 12,145 12,145 16,145 16,145 16,145 16,145 16,145 16,145 16,141 16,135 7,135 7,131 16,114 16,101 21,97 25,77 30,66 34,57 39,47 48,43 52,33 57,27 70,14 79,5 88,0 84,0 75,0 70,0 66,0 61,0 57,5 57,5 52,14 52,14">
          <text:p/>
        </draw:polygon>
        <draw:polygon draw:style-name="Mgr16" draw:text-style-name="MP1" draw:layer="backgroundobjects" svg:width="0.003cm" svg:height="0.003cm" svg:x="26.082cm" svg:y="19.984cm" svg:viewBox="0 0 4 4" draw:points="4,0 0,4 0,4 0,4 0,4">
          <text:p/>
        </draw:polygon>
        <draw:polygon draw:style-name="Mgr16" draw:text-style-name="MP1" draw:layer="backgroundobjects" svg:width="0.038cm" svg:height="0.085cm" svg:x="26.068cm" svg:y="19.993cm" svg:viewBox="0 0 39 86" draw:points="4,38 4,46 34,86 39,86 39,82 34,82 34,82 34,77 34,77 23,55 29,55 29,55 29,55 34,55 34,55 34,55 34,50 9,38 9,32 9,24 4,18 4,15 4,9 9,0 0,15 0,24 0,32">
          <text:p/>
        </draw:polygon>
        <draw:polygon draw:style-name="Mgr27" draw:text-style-name="MP1" draw:layer="backgroundobjects" svg:width="0.043cm" svg:height="0.028cm" svg:x="26.09cm" svg:y="20.041cm" svg:viewBox="0 0 44 29" draw:points="10,4 10,4 10,4 4,4 4,4 4,4 0,4 10,29 14,29 14,20 14,20 14,20 14,20 14,14 14,14 10,14 14,14 26,14 26,14 26,14 35,14 44,24 44,20 40,14 26,4 19,4 10,0">
          <text:p/>
        </draw:polygon>
        <draw:polygon draw:style-name="Mgr27" draw:text-style-name="MP1" draw:layer="backgroundobjects" svg:width="0.109cm" svg:height="0.037cm" svg:x="26.099cm" svg:y="20.05cm" svg:viewBox="0 0 110 38" draw:points="0,18 0,18 3,18 7,18 12,22 16,22 25,32 29,38 29,38 29,38 29,38 29,32 29,32 29,32 34,32 38,32 43,32 47,32 52,32 61,38 61,38 61,38 110,38 101,32 88,32 79,32 70,28 61,22 52,22 43,13 34,13 29,3 29,8 21,0 12,0 12,0 12,0 3,0 0,0 3,0 3,0 3,3 3,3 3,3 3,3 3,13 0,13 0,13">
          <text:p/>
        </draw:polygon>
        <draw:polygon draw:style-name="Mgr4" draw:text-style-name="MP1" draw:layer="backgroundobjects" svg:width="0.016cm" svg:height="0.099cm" svg:x="26.09cm" svg:y="20.071cm" svg:viewBox="0 0 17 100" draw:points="11,3 4,0 4,3 4,8 11,13 11,18 11,23 11,27 11,32 4,37 4,43 4,53 4,58 4,68 4,70 4,68 4,63 4,58 4,48 0,48 0,43 0,37 0,58 4,70 4,85 11,100 17,13 17,3">
          <text:p/>
        </draw:polygon>
        <draw:polygon draw:style-name="Mgr14" draw:text-style-name="MP1" draw:layer="backgroundobjects" svg:width="0.043cm" svg:height="0.048cm" svg:x="26.104cm" svg:y="20.071cm" svg:viewBox="0 0 44 49" draw:points="0,3 0,13 4,13 9,13 9,13 13,13 19,19 25,23 25,29 30,29 30,32 30,37 35,49 44,49 44,43 40,37 40,37 40,37 40,32 35,29 30,19 30,19 25,13 13,3 9,3 4,0 0,0">
          <text:p/>
        </draw:polygon>
        <draw:polygon draw:style-name="Mgr3" draw:text-style-name="MP1" draw:layer="backgroundobjects" svg:width="0.016cm" svg:height="0.082cm" svg:x="26.086cm" svg:y="20.102cm" svg:viewBox="0 0 17 83" draw:points="11,30 11,20 11,15 11,5 11,0 11,0 11,0 4,0 4,0 0,0 4,45 4,60 4,83 4,80 4,80 4,75 11,75 11,75 11,69 11,69 17,64 17,64 17,64 11,49 11,32 4,20 4,0 4,5 4,11 11,11 11,20 11,25 11,30 11,32">
          <text:p/>
        </draw:polygon>
        <draw:polygon draw:style-name="Mgr33" draw:text-style-name="MP1" draw:layer="backgroundobjects" svg:width="0.191cm" svg:height="0.086cm" svg:x="26.13cm" svg:y="20.08cm" svg:viewBox="0 0 192 87" draw:points="31,5 31,5 31,5 22,0 17,0 13,0 8,0 4,0 0,0 0,0 0,0 0,5 0,5 0,5 4,14 8,24 13,24 17,29 22,39 22,39 31,45 31,45 39,50 44,55 48,68 48,68 48,68 77,77 84,83 91,87 108,87 117,87 133,87 146,87 155,87 173,87 173,83 177,83 177,83 177,83 177,83 177,83 182,83 186,77 186,77 186,77 190,72 192,72 192,68 192,68 190,62 190,62 186,57 186,57 186,57 182,62 177,62 177,68 168,68 155,68 151,72 137,72 133,72 117,72 112,72 103,68 91,68 87,62 81,57 77,55 72,45 68,45 53,35 53,24 48,24 44,29 39,29 35,29 31,24 31,24 22,24 17,14 22,8 22,8 22,8">
          <text:p/>
        </draw:polygon>
        <draw:polygon draw:style-name="Mgr32" draw:text-style-name="MP1" draw:layer="backgroundobjects" svg:width="0.318cm" svg:height="0.169cm" svg:x="26.121cm" svg:y="19.984cm" svg:viewBox="0 0 319 170" draw:points="3,72 7,80 16,80 25,90 34,90 43,95 52,100 60,100 74,100 83,105 34,105 25,109 25,109 25,109 21,115 25,123 34,123 34,123 38,129 43,129 47,129 52,123 56,123 56,135 69,143 74,143 78,153 83,157 91,160 93,167 101,167 109,170 112,170 126,170 131,170 144,170 148,167 169,167 178,167 178,160 182,160 186,157 186,157 186,157 191,160 191,160 195,167 195,167 195,170 195,170 198,170 205,170 205,170 209,167 213,167 213,167 213,160 213,157 213,157 213,153 213,153 213,143 220,143 220,143 220,143 205,143 186,149 173,153 173,153 169,153 148,153 144,153 140,153 135,153 116,153 103,153 91,153 91,153 83,153 78,143 78,143 74,139 69,135 65,129 60,123 60,118 69,118 69,115 78,115 103,109 116,109 131,105 144,100 153,100 173,100 195,90 209,86 213,86 213,86 213,86 213,86 213,80 224,80 233,75 233,68 242,68 246,68 251,58 260,53 264,49 287,34 287,29 292,29 292,29 300,24 300,24 316,16 316,16 319,16 319,10 319,10 319,5 319,5 319,5 319,5 319,5 319,0 316,0 309,0 306,5 302,5 300,10 296,16 292,20 292,24 287,24 287,24 287,24 287,24 278,29 278,29 287,29 278,37 264,43 255,49 251,53 246,63 233,68 233,68 224,72 213,80 213,80 205,80 195,80 195,86 191,86 191,86 186,90 182,90 173,95 153,95 144,100 135,100 131,100 126,105 122,105 112,105 109,105 109,105 103,105 97,105 93,100 109,100 109,100 109,100 97,100 91,100 83,100 78,100 69,100 56,100 52,95 43,95 38,90 34,90 25,86 21,80 16,80 12,80 7,72 3,68 3,68 3,68 3,68 0,68 0,68">
          <text:p/>
        </draw:polygon>
        <draw:polygon draw:style-name="Mgr20" draw:text-style-name="MP1" draw:layer="backgroundobjects" svg:width="0.043cm" svg:height="0.099cm" svg:x="26.09cm" svg:y="20.08cm" svg:viewBox="0 0 44 100" draw:points="44,24 44,19 44,14 40,14 40,8 35,5 31,0 26,0 26,0 19,0 14,0 10,86 10,86 10,86 4,90 4,90 4,97 4,97 0,97 0,100 4,97 4,97 4,97 4,97 10,97 10,90 10,86 10,67 14,44 14,24 26,5">
          <text:p/>
        </draw:polygon>
        <draw:polygon draw:style-name="Mgr22" draw:text-style-name="MP1" draw:layer="backgroundobjects" svg:width="0.412cm" svg:height="0.196cm" svg:x="26.099cm" svg:y="20.067cm" svg:viewBox="0 0 413 197" draw:points="35,53 30,42 13,24 4,42 4,62 0,85 0,110 4,106 13,94 13,89 17,89 22,85 30,85 30,89 35,89 39,89 39,94 44,94 44,106 48,110 48,110 48,136 84,193 106,193 116,197 116,197 116,197 120,197 126,197 130,197 138,197 138,197 138,197 157,188 157,188 161,188 161,182 170,182 174,174 174,174 179,174 179,174 196,174 216,163 223,154 238,144 243,139 243,139 247,136 260,131 274,121 283,110 296,94 315,85 319,85 319,85 319,79 324,74 333,62 342,53 338,48 335,48 333,48 333,42 333,42 333,42 330,42 330,42 330,42 330,42 330,42 330,42 330,37 330,37 330,34 333,34 333,28 338,28 347,28 351,28 360,28 360,34 364,37 364,42 369,42 373,48 373,58 382,62 382,62 387,62 387,62 391,72 391,72 391,74 400,72 400,72 404,72 404,72 409,72 409,72 413,74 413,74 413,79 413,72 409,62 404,53 400,42 391,28 387,14 382,5 382,0 378,0 373,5 369,8 364,8 360,8 351,14 351,14 347,18 342,18 342,18 338,18 338,18 335,18 335,18 333,18 333,18 333,18 333,18 333,18 333,18 330,18 330,24 330,24 330,24 328,24 328,24 283,62 283,62 283,68 274,72 269,74 260,85 256,85 256,89 252,89 247,94 247,94 243,94 234,106 234,110 225,110 223,110 216,110 216,110 205,114 201,114 196,114 183,121 174,121 161,121 147,121 138,114 120,110 110,110 101,106 84,94 70,89 70,89 66,89 66,85 66,85 61,85 53,74 48,72 44,62 44,62 39,62 39,58 39,53">
          <text:p/>
        </draw:polygon>
        <draw:polygon draw:style-name="Mgr14" draw:text-style-name="MP1" draw:layer="backgroundobjects" svg:width="0.034cm" svg:height="0.043cm" svg:x="26.13cm" svg:y="20.098cm" svg:viewBox="0 0 35 44" draw:points="8,27 8,27 35,44 30,41 30,37 26,33 26,27 17,23 17,23 12,13 8,7 3,7 0,0 3,2 3,7 3,7 3,7 8,13 8,18 0,18 3,18 3,23 3,27">
          <text:p/>
        </draw:polygon>
        <draw:polygon draw:style-name="Mgr20" draw:text-style-name="MP1" draw:layer="backgroundobjects" svg:width="0.034cm" svg:height="0.029cm" svg:x="26.139cm" svg:y="20.124cm" svg:viewBox="0 0 35 30" draw:points="22,17 26,20 0,3 4,13 8,17 17,27 22,27 22,27 22,30 26,27 26,27 26,27 31,27 31,27 35,27 35,27 35,27 35,27 35,27 35,27 35,27 31,13 26,9 17,3 17,3 8,0 17,3 17,9 22,13">
          <text:p/>
        </draw:polygon>
        <draw:polygon draw:style-name="Mgr25" draw:text-style-name="MP1" draw:layer="backgroundobjects" svg:width="0.157cm" svg:height="0.063cm" svg:x="26.235cm" svg:y="20.024cm" svg:viewBox="0 0 158 64" draw:points="0,60 0,64 0,64 36,60 41,54 45,54 56,54 60,50 74,45 74,45 85,45 94,42 94,42 103,36 103,32 109,32 114,32 123,28 123,23 131,23 136,18 140,14 140,14 140,8 154,8 154,2 158,0 158,0 158,0 158,0 140,8 123,18 118,23 109,32 103,32 94,32 94,32 94,32 94,32 94,32 85,42 74,45 69,45 60,45 45,50 36,54 36,54 27,54 27,54 27,54 27,54 18,60">
          <text:p/>
        </draw:polygon>
        <draw:polygon draw:style-name="Mgr29" draw:text-style-name="MP1" draw:layer="backgroundobjects" svg:width="0.103cm" svg:height="0.033cm" svg:x="26.192cm" svg:y="20.098cm" svg:viewBox="0 0 104 34" draw:points="7,0 0,0 0,3 3,8 3,8 7,14 12,20 12,24 21,29 21,29 23,29 30,29 33,34 37,34 37,34 45,29 59,29 63,29 68,29 77,29 77,29 82,20 86,20 95,20 104,14 100,14 100,8 100,8 100,8 95,8 95,8 86,8 86,8 82,8 82,8 77,8 77,8 68,3 63,8 63,8 59,8 37,8 33,3 21,0 16,0">
          <text:p/>
        </draw:polygon>
        <draw:polygon draw:style-name="Mgr29" draw:text-style-name="MP1" draw:layer="backgroundobjects" svg:width="0.296cm" svg:height="0.165cm" svg:x="26.183cm" svg:y="19.975cm" svg:viewBox="0 0 297 166" draw:points="28,162 28,162 41,162 52,162 70,162 75,162 79,162 84,162 101,162 105,162 105,162 119,158 137,153 154,153 154,153 154,153 150,153 150,162 150,162 150,166 185,144 185,144 185,144 185,138 185,138 185,138 185,132 194,132 207,129 225,120 230,114 230,114 230,109 240,99 254,90 266,90 284,81 284,78 284,78 284,78 288,78 288,78 288,78 288,68 293,59 293,53 293,53 297,53 297,47 297,47 297,44 297,39 297,34 297,30 297,15 297,5 297,0 297,0 297,0 297,0 297,0 293,10 293,15 293,15 288,20 293,59 279,68 257,78 254,87 244,90 238,90 234,95 230,99 225,99 221,104 217,109 211,109 207,109 198,109 194,109 189,109 185,109 185,104 185,99 185,99 181,99 181,95 185,90 185,87 185,78 194,78 198,73 198,73 198,73 198,73 198,73 198,73 207,68 211,68 217,63 217,59 221,59 221,59 234,47 234,47 240,47 240,44 240,44 244,44 247,39 250,39 254,34 254,34 254,34 254,34 254,30 254,26 238,34 238,34 230,39 230,39 225,39 225,44 198,59 194,63 185,68 181,78 176,78 167,78 167,87 158,90 150,90 150,95 150,95 150,95 150,95 141,95 127,99 105,109 88,109 79,109 66,114 52,120 41,120 15,124 24,124 28,124 41,129 45,132 61,132 66,132 66,132 70,129 79,132 79,132 84,132 84,132 88,132 88,132 101,132 101,132 105,132 105,132 105,132 105,138 110,138 101,144 88,144 84,144 79,153 79,153 70,153 66,153 61,153 52,153 45,158 45,158 41,158 38,153 31,153 28,153 28,153 20,148 20,144 15,138 11,132 11,132 6,129 0,129 0,132 2,138 6,144 11,148 15,153 15,153 20,162">
          <text:p/>
        </draw:polygon>
        <draw:polygon draw:style-name="Mgr27" draw:text-style-name="MP1" draw:layer="backgroundobjects" svg:width="0.055cm" svg:height="0.008cm" svg:x="26.218cm" svg:y="20.08cm" svg:viewBox="0 0 56 9" draw:points="13,3 0,3 3,9 9,9 13,9 13,9 19,9 31,9 36,9 42,3 47,3 47,0 56,0">
          <text:p/>
        </draw:polygon>
        <draw:polygon draw:style-name="Mgr33" draw:text-style-name="MP1" draw:layer="backgroundobjects" svg:width="0.148cm" svg:height="0.072cm" svg:x="26.266cm" svg:y="20.019cm" svg:viewBox="0 0 149 73" draw:points="0,69 0,73 8,73 17,69 31,69 39,63 44,63 48,59 48,59 53,59 53,54 63,54 76,54 76,54 85,44 94,40 94,40 108,35 113,24 117,20 126,14 140,8 149,0 140,0 140,0 140,0 140,0 140,0 140,0 140,0 140,3 135,3 135,3 135,3 130,3 130,3 130,3 126,8 126,14 113,14 113,20 113,20 108,24 104,30 94,30 94,35 85,40 80,40 76,40 76,44 63,51 63,51 53,54 44,54 44,54 31,59 26,63 17,63 13,63 8,69">
          <text:p/>
        </draw:polygon>
        <draw:polygon draw:style-name="Mgr15" draw:text-style-name="MP1" draw:layer="backgroundobjects" svg:width="0.003cm" svg:height="0.086cm" svg:x="26.481cm" svg:y="19.812cm" svg:viewBox="0 0 4 87" draw:points="4,0 4,20 4,34 4,45 4,54 4,68 0,79 0,87 0,87 0,87 0,84 4,84 4,84 4,79 4,74 4,68 4,64 4,64 4,58 4,58 4,54 4,54 4,54 4,54 4,50 4,34 4,20 4,16">
          <text:p/>
        </draw:polygon>
        <draw:polygon draw:style-name="Mgr34" draw:text-style-name="MP1" draw:layer="backgroundobjects" svg:width="0.043cm" svg:height="0.099cm" svg:x="26.446cm" svg:y="19.834cm" svg:viewBox="0 0 44 100" draw:points="39,65 39,65 39,57 44,46 44,32 44,23 44,13 44,0 44,0 44,9 44,13 44,13 44,13 44,23 39,32 39,42 39,42 39,46 39,46 39,46 35,57 35,57 35,65 26,69 21,81 21,81 21,81 21,91 17,91 17,91 17,91 17,96 12,96 12,100 12,100 12,100 3,100 3,100 3,100 3,100 3,100 0,100 3,100 3,100 12,100 17,100 21,100 26,100 26,100 39,75 39,69">
          <text:p/>
        </draw:polygon>
        <draw:polygon draw:style-name="Mgr10" draw:text-style-name="MP1" draw:layer="backgroundobjects" svg:width="0.103cm" svg:height="0.147cm" svg:x="26.341cm" svg:y="19.782cm" svg:viewBox="0 0 104 148" draw:points="100,32 100,32 96,27 94,23 91,18 89,18 85,8 77,8 77,5 71,0 30,5 12,27 3,35 3,51 0,56 0,69 0,80 0,89 3,99 3,109 3,114 7,114 7,114 7,117 7,117 7,122 7,122 7,122 71,148 71,138 77,138 77,132 85,132 89,126 89,126 94,122 94,117 96,114 100,114 100,109 100,103 100,99 100,99 100,99 100,99 104,93 104,93 104,93 104,93 104,93 104,89 104,89 104,89 104,80 104,80 104,76 100,65 100,60 100,56 100,56">
          <text:p/>
        </draw:polygon>
        <draw:polygon draw:style-name="Mgr10" draw:text-style-name="MP1" draw:layer="backgroundobjects" svg:width="0.051cm" svg:height="0.055cm" svg:x="26.385cm" svg:y="19.79cm" svg:viewBox="0 0 52 56" draw:points="21,0 25,0 25,5 37,5 41,5 45,14 45,14 45,17 47,22 47,34 50,38 52,43 52,47 50,53 50,56 50,56 37,47 25,43 21,38 21,38 21,34 21,27 16,27 12,22 6,22 6,14 2,14 2,9 0,5">
          <text:p/>
        </draw:polygon>
        <draw:polygon draw:style-name="Mgr4" draw:text-style-name="MP1" draw:layer="backgroundobjects" svg:width="0.043cm" svg:height="0.034cm" svg:x="26.385cm" svg:y="19.79cm" svg:viewBox="0 0 44 35" draw:points="29,0 24,0 0,5 3,10 3,14 7,14 7,23 13,23 17,28 24,28 24,35 24,28 24,23 17,23 17,20 13,14 13,14 13,10 7,5 13,5 17,5 17,5 24,5 24,5 24,5 24,5 29,5 29,10 34,10 38,14 41,14 41,20 41,23 44,35 44,35 44,35 44,23 41,20 41,14 41,14 38,5 34,5 29,5">
          <text:p/>
        </draw:polygon>
        <draw:polygon draw:style-name="Mgr8" draw:text-style-name="MP1" draw:layer="backgroundobjects" svg:width="0.029cm" svg:height="0.033cm" svg:x="26.402cm" svg:y="19.799cm" svg:viewBox="0 0 30 34" draw:points="28,34 30,29 30,29 28,17 28,12 28,9 25,9 22,4 12,4 12,0 8,0 0,0 3,9 8,12 8,17 8,17 12,22 22,34 22,29">
          <text:p/>
        </draw:polygon>
        <draw:polygon draw:style-name="Mgr6" draw:text-style-name="MP1" draw:layer="backgroundobjects" svg:width="0.042cm" svg:height="0.042cm" svg:x="26.394cm" svg:y="19.799cm" svg:viewBox="0 0 43 43" draw:points="41,30 38,34 30,30 30,34 21,23 14,17 14,17 14,12 10,9 5,0 14,0 14,0 14,0 14,0 10,0 10,0 5,0 0,0 5,4 5,9 5,9 10,12 10,17 14,17 14,23 14,30 14,34 21,34 21,34 30,39 38,39 38,43 38,43 38,43 41,43 41,43 41,43 41,43 41,43 43,39 43,39 43,39 43,34 41,34 41,34 41,34 41,34">
          <text:p/>
        </draw:polygon>
        <draw:polygon draw:style-name="Mgr4" draw:text-style-name="MP1" draw:layer="backgroundobjects" svg:width="0.029cm" svg:height="0.02cm" svg:x="26.407cm" svg:y="19.83cm" svg:viewBox="0 0 30 21" draw:points="0,3 0,3 3,8 8,12 28,21 28,21 28,17 30,12 30,8 28,3 25,0 25,3 25,3 25,3 25,3 28,3 28,8 28,8 28,8 25,12 25,12 25,12 25,12 25,12 23,12 23,12 23,12 23,8 8,8 3,3 3,3">
          <text:p/>
        </draw:polygon>
        <draw:polygon draw:style-name="Mgr5" draw:text-style-name="MP1" draw:layer="backgroundobjects" svg:width="0.003cm" svg:height="0.055cm" svg:x="26.446cm" svg:y="19.812cm" svg:viewBox="0 0 4 56" draw:points="0,24 0,24 0,28 0,33 4,43 4,47 4,47 4,56 4,56 4,56 4,47 4,37 4,28 4,24 4,19 0,15 0,3 0,0">
          <text:p/>
        </draw:polygon>
        <draw:polygon draw:style-name="Mgr6" draw:text-style-name="MP1" draw:layer="backgroundobjects" svg:width="0.051cm" svg:height="0.028cm" svg:x="26.354cm" svg:y="19.782cm" svg:viewBox="0 0 52 29" draw:points="0,24 0,29 0,29 15,5 52,0 48,0 33,0 29,0 15,5 15,9 11,13 6,20">
          <text:p/>
        </draw:polygon>
        <draw:polygon draw:style-name="Mgr20" draw:text-style-name="MP1" draw:layer="backgroundobjects" svg:width="0.012cm" svg:height="0.086cm" svg:x="26.341cm" svg:y="19.803cm" svg:viewBox="0 0 13 87" draw:points="4,87 4,87 4,82 4,72 0,62 0,53 0,42 0,28 4,24 4,8 13,0 4,8 0,24 0,28 0,42 0,53 0,62 0,72">
          <text:p/>
        </draw:polygon>
        <draw:polygon draw:style-name="Mgr29" draw:text-style-name="MP1" draw:layer="backgroundobjects" svg:width="0.142cm" svg:height="0.187cm" svg:x="26.35cm" svg:y="19.9cm" svg:viewBox="0 0 143 188" draw:points="4,0 0,0 68,38 68,38 84,44 84,44 89,44 98,44 103,49 112,49 116,53 121,53 125,58 130,58 134,68 134,68 134,71 134,77 134,77 134,77 134,82 134,87 134,92 130,92 125,105 103,77 86,92 89,87 98,87 103,87 103,92 103,92 103,92 103,92 103,92 103,100 103,100 103,105 98,105 98,105 98,109 98,113 98,113 98,113 98,113 93,118 89,118 86,123 84,123 84,123 84,126 74,126 74,126 59,138 59,138 55,138 55,143 48,147 44,147 40,152 40,152 40,152 40,152 40,152 40,152 35,156 26,156 26,166 26,169 22,174 22,178 26,178 26,178 26,184 26,188 31,188 35,188 40,188 44,188 48,188 55,188 59,184 64,178 68,178 74,174 80,169 86,169 98,166 103,156 125,147 139,138 134,100 139,92 139,92 139,87 143,77 143,77 143,77 143,77 143,77 139,68 139,58 134,53 125,44 98,38 98,38 89,34 86,34 84,34 84,34 74,34 74,34 74,34 68,29 68,25 64,25">
          <text:p/>
        </draw:polygon>
        <draw:polygon draw:style-name="Mgr20" draw:text-style-name="MP1" draw:layer="backgroundobjects" svg:width="0.059cm" svg:height="0.06cm" svg:x="26.407cm" svg:y="19.878cm" svg:viewBox="0 0 60 61" draw:points="32,0 32,0 32,0 32,4 32,10 32,13 26,13 23,19 23,23 15,28 15,28 12,34 3,34 3,40 0,40 0,50 3,50 3,54 7,59 7,59 7,59 15,59 15,59 19,59 23,59 32,61 32,61 32,61 37,61 60,59 60,59 60,59 56,59 51,59 47,59 37,59 37,59 32,59 32,59 26,59 19,59 15,54 12,54 7,50 3,50 3,40 3,40 3,40 3,40 3,40 3,40 7,34 12,34 12,34 12,34 12,34 15,34 15,28 15,28 15,28 19,28 19,28 23,23 32,19 32,13 32,13 32,4 32,4">
          <text:p/>
        </draw:polygon>
        <draw:polygon draw:style-name="Mgr27" draw:text-style-name="MP1" draw:layer="backgroundobjects" svg:width="0.038cm" svg:height="0.034cm" svg:x="26.446cm" svg:y="19.909cm" svg:viewBox="0 0 39 35" draw:points="26,25 30,21 35,15 35,15 35,15 35,15 35,15 35,5 39,0 26,25 26,25 26,25 26,25 3,29 0,29 0,29 26,35 26,35 26,35 26,29 26,29">
          <text:p/>
        </draw:polygon>
        <draw:polygon draw:style-name="Mgr16" draw:text-style-name="MP1" draw:layer="backgroundobjects" svg:width="0.025cm" svg:height="0.1cm" svg:x="26.468cm" svg:y="19.931cm" svg:viewBox="0 0 26 101" draw:points="0,0 0,3 0,3 0,9 0,9 0,9 8,14 8,14 13,18 17,23 17,23 17,33 17,33 17,36 17,36 17,52 17,72 17,76 17,86 17,101 17,101 17,101 17,89 26,72 26,52 26,36 26,36 26,33 17,23 17,18 17,14 13,14 8,9">
          <text:p/>
        </draw:polygon>
        <draw:polygon draw:style-name="Mgr20" draw:text-style-name="MP1" draw:layer="backgroundobjects" svg:width="0.047cm" svg:height="0.033cm" svg:x="26.31cm" svg:y="20.137cm" svg:viewBox="0 0 48 34" draw:points="48,0 48,0 44,2 39,2 39,7 35,13 29,13 29,19 18,19 8,24 3,24 0,30 0,30 0,34 0,30 0,30 0,30 3,30 3,30 8,30 8,24 10,24 18,24 18,24 29,19 29,19 29,19 29,19 29,19 35,19 39,13 39,7 44,7 48,2 48,2">
          <text:p/>
        </draw:polygon>
        <draw:polygon draw:style-name="Mgr20" draw:text-style-name="MP1" draw:layer="backgroundobjects" svg:width="0.169cm" svg:height="0.055cm" svg:x="26.205cm" svg:y="20.12cm" svg:viewBox="0 0 170 56" draw:points="152,17 152,17 170,8 170,4 170,4 170,4 170,0 170,0 170,0 170,0 170,0 170,0 135,21 135,21 135,25 135,33 135,33 130,33 126,37 126,37 118,37 116,37 116,37 112,37 108,42 108,42 108,42 103,47 99,47 99,47 99,47 99,47 99,47 94,47 94,52 67,52 58,52 45,52 30,52 23,52 13,52 7,47 0,42 3,47 10,47 17,52 23,52 26,52 40,56 49,56 62,56 71,52 90,52 103,52 108,52 108,47 108,47 112,42 116,42 126,37 135,37 135,33 139,33 144,25 144,21 148,21">
          <text:p/>
        </draw:polygon>
        <draw:polygon draw:style-name="Mgr35" draw:text-style-name="MP1" draw:layer="backgroundobjects" svg:width="0.1cm" svg:height="0.051cm" svg:x="26.275cm" svg:y="20.124cm" svg:viewBox="0 0 101 52" draw:points="83,9 83,9 83,9 83,9 83,9 83,9 83,9 83,9 83,11 83,11 79,16 74,16 74,22 70,26 64,26 64,26 64,26 64,26 64,26 55,31 55,31 46,31 44,31 44,37 40,37 40,37 35,37 35,37 35,37 35,41 35,41 35,41 35,41 35,41 25,41 21,41 21,41 16,41 7,46 0,46 0,52 7,52 21,46 25,46 30,46 35,41 35,41 44,41 46,41 55,41 55,37 64,31 70,31 70,31 74,26 79,26 79,22 83,22 92,11 97,9 101,4 101,0 101,0">
          <text:p/>
        </draw:polygon>
        <draw:polygon draw:style-name="Mgr35" draw:text-style-name="MP1" draw:layer="backgroundobjects" svg:width="0.043cm" svg:height="0.038cm" svg:x="26.372cm" svg:y="20.089cm" svg:viewBox="0 0 44 39" draw:points="0,30 0,30 0,35 0,35 0,35 0,39 44,0 40,0">
          <text:p/>
        </draw:polygon>
        <draw:polygon draw:style-name="Mgr28" draw:text-style-name="MP1" draw:layer="backgroundobjects" svg:width="0.042cm" svg:height="0.029cm" svg:x="26.372cm" svg:y="20.089cm" svg:viewBox="0 0 43 30" draw:points="0,30 0,30 43,0 43,0 39,4 19,13 9,18 0,18 0,24 0,24 0,24">
          <text:p/>
        </draw:polygon>
        <draw:polygon draw:style-name="Mgr27" draw:text-style-name="MP1" draw:layer="backgroundobjects" svg:width="0.021cm" svg:height="0.125cm" svg:x="26.463cm" svg:y="19.944cm" svg:viewBox="0 0 22 126" draw:points="8,117 8,117 3,123 3,123 3,123 3,126 0,126 3,126 3,126 8,126 13,126 17,126 13,126 13,126 13,126 13,123 13,117 22,95 22,95 22,79 22,69 22,65 22,44 22,27 22,27 22,24 22,24 22,14 22,14 17,9 13,5 13,5 3,0 13,9 17,14 17,24 22,33 22,38 22,49 22,65 22,69 22,74 22,79 22,82 22,82 22,89 17,89 17,89 17,95 13,104 13,113 13,113 13,113 8,113 8,113 8,113">
          <text:p/>
        </draw:polygon>
        <draw:polygon draw:style-name="Mgr30" draw:text-style-name="MP1" draw:layer="backgroundobjects" svg:width="0.063cm" svg:height="0.033cm" svg:x="26.411cm" svg:y="20.058cm" svg:viewBox="0 0 64 34" draw:points="55,9 55,4 55,4 55,4 60,0 60,0 41,9 24,9 11,19 0,29 0,34 3,34 3,34 8,34 8,34 8,34 8,29 11,29 11,29 11,29 11,29 11,29 64,9 60,9 55,9 55,9 51,9">
          <text:p/>
        </draw:polygon>
        <draw:polygon draw:style-name="Mgr10" draw:text-style-name="MP1" draw:layer="backgroundobjects" svg:width="0.007cm" svg:height="0.041cm" svg:x="26.476cm" svg:y="20.037cm" svg:viewBox="0 0 8 42" draw:points="0,24 0,30 0,33 0,33 0,33 3,33 8,42 8,42 8,38 8,33 8,33 3,30 3,24 0,24 8,0 8,0">
          <text:p/>
        </draw:polygon>
        <draw:polygon draw:style-name="Mgr35" draw:text-style-name="MP1" draw:layer="backgroundobjects" svg:width="0.05cm" svg:height="0.02cm" svg:x="26.424cm" svg:y="20.067cm" svg:viewBox="0 0 51 21" draw:points="0,21 0,21 0,21 0,21 2,21 2,21 6,21 6,21 9,21 9,21 12,21 15,16 15,16 28,10 33,10 37,10 42,5 46,0 51,0 51,5 51,0">
          <text:p/>
        </draw:polygon>
        <draw:polygon draw:style-name="Mgr12" draw:text-style-name="MP1" draw:layer="backgroundobjects" svg:width="0.428cm" svg:height="0.183cm" svg:x="26.099cm" svg:y="20.093cm" svg:viewBox="0 0 429 184" draw:points="335,19 337,19 341,25 333,34 321,46 317,50 317,57 317,57 312,57 294,66 276,75 271,84 258,104 245,109 240,112 240,112 236,117 221,127 209,136 196,147 178,147 178,147 174,147 174,147 170,155 161,155 161,161 156,161 156,161 133,170 133,170 133,170 129,170 126,170 120,170 116,170 116,170 116,170 104,165 82,165 47,109 47,75 47,75 43,71 43,66 38,66 38,61 34,61 29,61 29,57 21,57 16,61 12,61 12,66 3,71 0,75 0,80 0,84 0,84 0,84 0,84 0,84 3,84 3,84 7,80 7,80 7,80 12,80 12,80 12,80 12,80 12,80 12,75 12,75 12,75 12,75 12,75 21,80 25,84 29,84 34,101 34,104 34,109 38,109 38,121 43,127 51,136 60,147 65,147 69,155 82,170 82,170 82,180 87,180 96,180 100,180 104,180 110,184 116,184 120,184 129,184 133,184 140,180 147,180 156,180 161,180 170,180 174,170 178,170 192,170 196,165 201,161 201,161 201,161 201,155 201,155 201,155 201,155 201,155 201,147 209,147 218,147 224,141 231,136 240,127 245,127 254,121 258,117 258,112 271,109 276,109 276,109 280,104 294,90 303,84 308,80 312,75 317,71 321,66 321,61 321,61 333,57 345,46 350,42 372,34 372,34 376,34 381,39 389,42 398,50 403,61 411,66 416,75 420,84 425,84 429,101 411,50 411,46 411,46 407,42 407,42 403,42 403,42 398,42 398,42 389,46 389,42 389,42 385,34 385,34 381,34 381,34 372,29 372,19 367,14 363,14 363,9 358,4 358,0 350,0 345,0 337,0 333,0 333,4 328,4 328,9 328,9 328,14 328,14 328,14 328,14 328,14 328,14 333,14 333,14 333,14 333,19">
          <text:p/>
        </draw:polygon>
        <draw:polygon draw:style-name="Mgr8" draw:text-style-name="MP1" draw:layer="backgroundobjects" svg:width="0.021cm" svg:height="0.052cm" svg:x="26.476cm" svg:y="20.067cm" svg:viewBox="0 0 22 53" draw:points="0,0 0,4 3,13 8,29 17,41 22,53 17,29 17,29 3,0">
          <text:p/>
        </draw:polygon>
        <draw:polygon draw:style-name="Mgr4" draw:text-style-name="MP1" draw:layer="backgroundobjects" svg:width="0.029cm" svg:height="0.086cm" svg:x="26.481cm" svg:y="20.067cm" svg:viewBox="0 0 30 87" draw:points="12,28 12,28 17,55 21,65 26,75 30,87 26,70 17,50 12,28 3,8 3,8 3,8 0,0">
          <text:p/>
        </draw:polygon>
        <draw:polygon draw:style-name="Mgr8" draw:text-style-name="MP1" draw:layer="backgroundobjects" svg:width="0.06cm" svg:height="0.135cm" svg:x="26.507cm" svg:y="20.137cm" svg:viewBox="0 0 61 136" draw:points="0,0 0,6 18,50 61,136 57,122 18,43 4,13">
          <text:p/>
        </draw:polygon>
        <draw:polygon draw:style-name="Mgr4" draw:text-style-name="MP1" draw:layer="backgroundobjects" svg:width="0.038cm" svg:height="0.078cm" svg:x="26.033cm" svg:y="20.208cm" svg:viewBox="0 0 39 79" draw:points="3,65 3,68 3,68 3,68 0,79 30,34 30,24 30,24 35,17 39,9 39,0 35,9 30,24 21,24 21,46 17,46 17,46 17,46 17,46 12,50 12,50 12,50 12,61 12,61 12,61 8,61 8,61 3,61 0,61">
          <text:p/>
        </draw:polygon>
        <draw:polygon draw:style-name="Mgr11" draw:text-style-name="MP1" draw:layer="backgroundobjects" svg:width="0.125cm" svg:height="0.209cm" svg:x="25.99cm" svg:y="20.287cm" svg:viewBox="0 0 126 210" draw:points="43,24 43,24 43,24 43,24 43,24 43,24 43,24 43,24 43,24 43,24 43,24 43,27 43,33 43,41 43,47 43,55 43,64 43,75 48,75 65,90 73,95 78,100 82,115 91,115 91,124 96,130 82,135 69,140 48,156 39,169 33,173 24,184 3,205 3,205 3,205 3,205 0,205 0,205 0,210 29,187 52,173 91,150 126,130 117,121 109,115 100,112 100,112 91,100 87,90 82,85 78,81 73,75 69,69 69,64 65,55 52,50 52,41 52,38 52,27 52,19 65,9 65,0">
          <text:p/>
        </draw:polygon>
        <draw:polygon draw:style-name="Mgr7" draw:text-style-name="MP1" draw:layer="backgroundobjects" svg:width="0.016cm" svg:height="0.085cm" svg:x="26.024cm" svg:y="20.309cm" svg:viewBox="0 0 17 86" draw:points="17,3 17,0 17,0 17,0 17,0 17,0 17,0 17,0 17,0 17,0 17,0 17,0 17,9 17,9 3,26 3,42 0,62 0,82 0,86 12,23 12,18 17,9">
          <text:p/>
        </draw:polygon>
        <draw:polygon draw:style-name="Mgr4" draw:text-style-name="MP1" draw:layer="backgroundobjects" svg:width="0.025cm" svg:height="0.077cm" svg:x="26.024cm" svg:y="20.314cm" svg:viewBox="0 0 26 78" draw:points="26,0 21,0 21,0 17,10 3,14 1,22 0,27 0,34 0,34 0,37 1,37 1,37 3,37 3,37 3,34 3,37 3,42 1,48 1,58 1,65 1,69 1,69 1,69 1,69 1,78 3,78 3,78 3,78 3,78 3,78 3,78 3,74 3,54 17,34 17,17">
          <text:p/>
        </draw:polygon>
        <draw:polygon draw:style-name="Mgr13" draw:text-style-name="MP1" draw:layer="backgroundobjects" svg:width="0.09cm" svg:height="0.169cm" svg:x="26.003cm" svg:y="20.314cm" svg:viewBox="0 0 91 170" draw:points="46,0 34,10 34,14 34,17 34,22 34,22 34,22 34,22 34,22 34,26 34,33 64,96 30,126 7,147 0,167 0,170 20,150 24,140 34,134 51,121 64,107 78,101 91,96 87,83 87,74 78,74 73,67 69,61 60,56 51,41 46,41 46,33 46,22 46,14 46,10">
          <text:p/>
        </draw:polygon>
        <draw:polygon draw:style-name="Mgr7" draw:text-style-name="MP1" draw:layer="backgroundobjects" svg:width="0.038cm" svg:height="0.065cm" svg:x="26.024cm" svg:y="20.239cm" svg:viewBox="0 0 39 66" draw:points="8,42 0,66 12,42 17,31 17,31 21,24 30,24 35,8 39,0">
          <text:p/>
        </draw:polygon>
        <draw:polygon draw:style-name="Mgr9" draw:text-style-name="MP1" draw:layer="backgroundobjects" svg:width="0.02cm" svg:height="0.047cm" svg:x="25.862cm" svg:y="20.401cm" svg:viewBox="0 0 21 48" draw:points="21,3 21,0 0,45 0,48 0,48 0,45 3,45 8,40 12,35 12,29 12,29 17,29 17,19 17,19 21,19 21,19 21,19 21,14 21,9 21,9">
          <text:p/>
        </draw:polygon>
        <draw:polygon draw:style-name="Mgr9" draw:text-style-name="MP1" draw:layer="backgroundobjects" svg:width="0.047cm" svg:height="0.068cm" svg:x="25.893cm" svg:y="20.314cm" svg:viewBox="0 0 48 69" draw:points="0,65 0,69 3,65 8,58 12,58 12,49 21,42 30,37 39,27 39,22 44,14 48,6 48,0">
          <text:p/>
        </draw:polygon>
        <draw:polygon draw:style-name="Mgr6" draw:text-style-name="MP1" draw:layer="backgroundobjects" svg:width="0.025cm" svg:height="0.038cm" svg:x="25.911cm" svg:y="20.476cm" svg:viewBox="0 0 26 39" draw:points="17,3 17,3 17,3 13,8 13,8 8,14 8,14 8,14 8,14 4,14 4,14 0,14 0,34 0,34 0,39 0,39 0,39 4,39 4,39 4,39 8,39 13,39 17,24 17,19 22,14 26,3 26,3 26,3 26,3 26,3 26,0 22,0 22,0 22,0 17,0 17,0">
          <text:p/>
        </draw:polygon>
        <draw:polygon draw:style-name="Mgr4" draw:text-style-name="MP1" draw:layer="backgroundobjects" svg:width="0.064cm" svg:height="0.112cm" svg:x="25.893cm" svg:y="20.454cm" svg:viewBox="0 0 65 113" draw:points="32,19 32,19 32,19 37,11 41,11 41,7 51,7 56,5 56,7 56,7 56,7 56,7 56,7 56,11 56,11 56,11 56,11 56,11 56,11 51,11 51,16 47,19 41,19 41,19 41,19 41,19 37,30 32,34 32,40 28,61 9,85 9,85 9,94 9,94 4,99 4,105 4,105 0,105 0,110 0,110 0,110 0,110 0,113 9,105 13,81 28,67 32,34 41,24 47,19 51,19 51,19 51,19 51,19 56,19 56,19 56,16 56,16 60,11 60,11 65,7 65,5 65,5 65,5 65,5 65,5 65,2 65,0 60,0 56,0 56,0 51,0 41,5 37,11 32,16 23,24 18,30 13,30 18,30 18,30 23,30 23,30 23,30 23,30 28,24 28,24">
          <text:p/>
        </draw:polygon>
        <draw:polygon draw:style-name="Mgr5" draw:text-style-name="MP1" draw:layer="backgroundobjects" svg:width="0.025cm" svg:height="0.029cm" svg:x="25.893cm" svg:y="20.507cm" svg:viewBox="0 0 26 30" draw:points="12,0 12,0 12,0 12,0 12,0 12,4 8,10 8,20 3,20 3,25 0,25 0,30 0,30 0,30 0,30 3,25 3,25 8,25 8,25 8,25 8,25 8,30 8,30 26,4 21,4 17,4 17,4 17,4 12,4 12,4 12,4">
          <text:p/>
        </draw:polygon>
        <draw:polygon draw:style-name="Mgr4" draw:text-style-name="MP1" draw:layer="backgroundobjects" svg:width="0.042cm" svg:height="0.103cm" svg:x="25.862cm" svg:y="20.507cm" svg:viewBox="0 0 43 104" draw:points="43,0 43,0 43,0 43,0 43,0 30,19 7,84 0,96 0,104 30,28 30,28 30,24 34,24 34,19 39,19 39,7 43,4">
          <text:p/>
        </draw:polygon>
        <draw:polygon draw:style-name="Mgr4" draw:text-style-name="MP1" draw:layer="backgroundobjects" svg:width="0.012cm" svg:height="0.038cm" svg:x="25.893cm" svg:y="20.485cm" svg:viewBox="0 0 13 39" draw:points="13,20 13,0 0,39 0,39">
          <text:p/>
        </draw:polygon>
        <draw:polygon draw:style-name="Mgr4" draw:text-style-name="MP1" draw:layer="backgroundobjects" svg:width="0.021cm" svg:height="0.02cm" svg:x="25.928cm" svg:y="20.458cm" svg:viewBox="0 0 22 21" draw:points="0,21 0,21 0,21 0,16 0,16 3,16 3,16 3,16 8,16 8,21 8,21 13,21 17,16 17,12 22,12 22,12 22,12 22,12 22,12 22,12 22,3 22,3 22,3 22,3 22,3 22,0 17,3 8,3 8,12 3,12">
          <text:p/>
        </draw:polygon>
        <draw:polygon draw:style-name="Mgr18" draw:text-style-name="MP1" draw:layer="backgroundobjects" svg:width="0.045cm" svg:height="0.126cm" svg:x="26.008cm" svg:y="20.33cm" svg:viewBox="0 0 46 127" draw:points="33,17 33,12 33,7 33,7 33,7 33,7 33,7 33,3 33,0 17,60 17,60 17,60 17,60 17,60 17,60 16,60 16,67 17,76 16,76 16,76 16,76 16,81 16,86 11,95 11,95 11,95 11,101 7,106 7,109 7,120 0,127 28,106 28,95 46,76 46,76 46,70 42,60 37,52 37,47 37,41 33,33 33,27">
          <text:p/>
        </draw:polygon>
        <draw:polygon draw:style-name="Mgr4" draw:text-style-name="MP1" draw:layer="backgroundobjects" svg:width="0.046cm" svg:height="0.13cm" svg:x="25.981cm" svg:y="20.383cm" svg:viewBox="0 0 47 131" draw:points="46,13 46,5 46,5 46,5 46,5 46,0 44,5 44,8 44,13 44,22 41,17 41,13 41,13 41,13 41,13 41,13 32,13 32,13 32,13 32,28 32,28 32,28 32,38 32,38 32,47 32,58 32,72 32,77 21,77 21,77 17,89 12,77 3,97 3,107 3,110 3,121 0,131 3,131 3,131 3,131 3,131 3,131 3,131 3,127 3,127 3,121 3,121 8,115 12,110 17,101 21,92 21,92 32,89 32,81 32,77 32,77 41,77 41,63 41,58 44,53 44,47 44,47 44,47 46,38 46,33 46,28 46,28 46,28 47,28 46,17">
          <text:p/>
        </draw:polygon>
        <draw:polygon draw:style-name="Mgr18" draw:text-style-name="MP1" draw:layer="backgroundobjects" svg:width="0.025cm" svg:height="0.086cm" svg:x="26.024cm" svg:y="20.352cm" svg:viewBox="0 0 26 87" draw:points="17,57 17,57 0,76 0,87 26,57 2,0 2,8 2,14 6,23 6,28 6,33 11,41 17,51">
          <text:p/>
        </draw:polygon>
        <draw:polygon draw:style-name="Mgr4" draw:text-style-name="MP1" draw:layer="backgroundobjects" svg:width="0.012cm" svg:height="0.06cm" svg:x="25.99cm" svg:y="20.405cm" svg:viewBox="0 0 13 61" draw:points="0,50 3,61 8,50 8,50 13,50 13,44 13,33 13,19 13,10 13,10 13,0 13,0 13,0 13,0 13,0 13,0 13,5 13,10 13,19 13,19 13,19 8,19 8,19 8,33 8,40 3,44 3,44 3,44">
          <text:p/>
        </draw:polygon>
        <draw:polygon draw:style-name="Mgr6" draw:text-style-name="MP1" draw:layer="backgroundobjects" svg:width="0.029cm" svg:height="0.046cm" svg:x="25.981cm" svg:y="20.454cm" svg:viewBox="0 0 30 47" draw:points="18,12 18,12 13,27 9,36 4,41 0,47 9,41 9,36 9,36 13,36 13,36 13,36 13,36 13,30 22,6 30,0 22,0 22,0 22,2 22,7">
          <text:p/>
        </draw:polygon>
        <draw:polygon draw:style-name="Mgr7" draw:text-style-name="MP1" draw:layer="backgroundobjects" svg:width="0.038cm" svg:height="0.078cm" svg:x="25.946cm" svg:y="20.502cm" svg:viewBox="0 0 39 79" draw:points="39,0 39,0 39,5 39,5 39,9 39,9 39,9 39,9 39,9 39,9 34,9 0,79 4,79 4,79 4,79 4,79 4,79 9,79 9,74 9,74 9,74 9,74">
          <text:p/>
        </draw:polygon>
        <draw:polygon draw:style-name="Mgr9" draw:text-style-name="MP1" draw:layer="backgroundobjects" svg:width="0.021cm" svg:height="0.038cm" svg:x="25.762cm" svg:y="20.7cm" svg:viewBox="0 0 22 39" draw:points="22,4 22,0 0,39 0,39 4,39 4,39 4,39 4,39 9,39 13,39 13,35 13,35 13,30 13,26 13,26 18,13 18,13 18,9 22,13 22,9 22,9">
          <text:p/>
        </draw:polygon>
        <draw:polygon draw:style-name="Mgr24" draw:text-style-name="MP1" draw:layer="backgroundobjects" svg:width="0.489cm" svg:height="0.572cm" svg:x="25.56cm" svg:y="20.85cm" svg:viewBox="0 0 490 573" draw:points="218,5 211,5 211,5 211,5 193,24 189,29 189,38 189,38 189,47 189,52 180,58 180,71 171,71 171,82 167,86 167,96 161,101 157,111 148,115 148,115 148,115 148,115 144,115 135,119 130,129 130,129 126,129 126,129 122,134 117,134 113,134 108,139 100,142 100,142 95,148 86,148 82,148 77,148 77,153 69,153 60,148 56,148 52,148 48,142 47,142 47,139 38,139 38,139 38,139 38,139 38,142 38,142 38,142 33,142 33,148 33,148 33,148 33,148 33,148 33,148 29,153 24,153 20,153 20,158 16,158 11,163 7,173 7,178 2,182 0,190 0,204 0,209 0,213 0,222 0,238 0,238 2,246 2,255 7,260 7,270 7,278 11,282 16,293 16,307 16,318 16,324 16,329 16,344 16,362 16,378 7,397 7,402 7,402 7,402 7,414 2,414 0,424 0,439 0,446 0,452 2,452 2,462 7,468 7,476 7,481 69,500 108,506 144,514 180,525 216,533 286,551 302,551 320,560 325,560 334,560 339,564 352,564 357,570 361,570 361,570 365,570 365,573 374,573 383,573 396,573 396,570 411,570 411,564 415,564 428,560 433,560 437,555 449,551 449,551 458,551 458,542 462,542 464,533 468,525 468,525 468,525 468,519 468,519 468,519 468,514 472,514 472,514 472,510 472,510 472,510 477,506 477,492 481,472 481,452 481,439 481,442 490,446 490,442 490,442 490,442 490,439 490,439 490,439 490,435 490,419 490,414 490,408 490,397 490,394 486,378 486,372 481,362 477,354 468,338 468,329 462,324 462,319 462,318 462,316 458,316 458,307 454,302 449,297 445,293 445,282 437,278 437,275 437,270 433,255 437,255 437,255 437,255 433,255 433,250 428,250 424,246 424,243 419,243 415,238 379,163 361,129 339,101 334,82 320,71 316,52 302,47 286,24 272,10 268,10 268,10 264,5 264,5 259,5 253,0 244,0 236,0 227,0">
          <text:p/>
        </draw:polygon>
        <draw:polygon draw:style-name="Mgr24" draw:text-style-name="MP1" draw:layer="backgroundobjects" svg:width="0.411cm" svg:height="0.504cm" svg:x="25.616cm" svg:y="20.866cm" svg:viewBox="0 0 412 505" draw:points="172,0 172,0 184,0 197,0 201,0 208,0 203,14 239,42 239,42 243,48 243,48 248,48 248,48 248,56 248,56 248,61 248,61 243,61 243,61 243,61 243,72 243,72 243,76 248,82 248,86 248,82 248,76 248,72 248,66 248,61 256,61 256,66 256,66 256,72 260,72 264,72 264,72 264,76 264,76 264,82 264,82 264,86 256,86 256,86 256,89 256,94 256,94 260,101 260,101 264,105 264,105 264,153 269,163 273,163 273,168 284,174 284,182 284,182 284,188 284,193 288,193 288,193 288,193 288,193 288,193 288,198 292,202 292,211 292,222 297,222 301,222 301,227 306,227 306,227 306,227 306,227 310,232 310,232 310,232 315,240 315,240 319,244 323,244 323,249 323,249 328,249 332,262 332,275 332,275 332,279 337,279 337,279 341,285 341,285 345,285 345,285 345,285 345,285 345,285 345,289 345,289 345,289 345,289 345,289 345,289 345,289 345,289 345,289 341,289 341,289 337,289 332,289 332,289 328,294 323,294 323,294 323,294 319,299 319,304 319,305 315,305 319,309 319,309 319,311 323,316 323,321 332,321 332,321 332,326 337,331 337,331 341,331 341,331 345,331 345,326 350,321 354,321 359,316 359,316 359,321 359,326 363,331 363,331 363,331 368,331 373,331 368,348 363,336 363,351 363,366 363,381 368,393 368,393 368,393 368,393 368,393 363,398 363,398 363,398 363,398 363,398 363,398 363,398 363,398 359,405 359,405 363,405 363,411 363,415 363,426 363,426 368,426 377,483 377,483 382,483 382,483 386,483 391,483 391,483 395,483 399,478 399,472 399,472 399,472 399,472 403,472 403,468 403,468 403,468 403,468 403,468 403,468 403,463 410,468 410,468 410,468 412,468 412,472 412,478 412,483 410,483 410,488 410,494 410,494 410,494 403,497 403,497 403,502 399,505 399,505 395,505 395,505 395,502 391,497 386,494 382,494 382,494 382,494 377,494 377,494 377,494 368,494 363,497 363,497 363,502 359,505 345,505 345,505 341,505 332,505 328,505 323,505 310,505 301,502 292,497 288,497 284,497 269,497 260,494 256,494 248,497 243,497 239,497 239,494 203,488 197,472 127,472 122,468 122,463 122,459 122,453 122,453 122,449 122,449 109,443 91,443 82,443 69,437 56,437 47,435 34,430 21,426 25,426 25,426 29,426 29,420 34,420 34,420 34,420 34,420 38,415 38,411 38,411 43,411 34,405 34,405 29,405 25,405 25,405 21,405 21,405 21,405 21,398 21,398 21,398 25,393 25,393 29,393 34,398 34,398 38,398 43,398 43,398 47,398 51,393 51,393 51,393 56,390 56,385 56,381 51,372 51,366 51,362 51,356 51,351 51,348 51,331 47,331 43,331 34,331 29,331 25,331 16,331 16,321 12,321 12,309 12,299 12,285 12,279 8,275 4,265 4,244 4,240 4,232 0,211 0,202 0,193 25,193 29,198 34,198 38,198 43,198 43,198 43,198 43,198 43,198 47,198 51,198 56,198 56,193 59,193 59,193 74,198 65,198 69,202 74,202 78,202 78,202 78,202 78,202 82,202 87,202 87,202 87,202 87,202 91,202 96,202 100,198 104,198 104,198 96,193 91,193 87,193 87,193 82,193 74,193 87,182 91,182 104,168 113,163 113,153 118,148 118,148 118,148 118,148 122,143 122,143 127,138 135,138 150,129 150,123 163,109 163,105 172,101 188,86 188,89 188,94 188,101 188,101 188,101 188,105 184,105 184,105 184,105 184,109 184,109 188,109 188,109 188,109 201,94 197,89 197,86 188,89 188,82 188,76 192,66 197,61 192,56 188,48 188,37 184,37 184,28 184,19 179,14 176,14 172,10 172,4">
          <text:p/>
        </draw:polygon>
        <draw:polygon draw:style-name="Mgr24" draw:text-style-name="MP1" draw:layer="backgroundobjects" svg:width="0.109cm" svg:height="0.204cm" svg:x="25.884cm" svg:y="20.941cm" svg:viewBox="0 0 110 205" draw:points="56,126 56,121 56,121 52,110 52,110 47,100 47,96 43,91 38,86 38,75 34,75 34,75 21,47 21,41 16,37 16,37 16,37 16,37 16,37 16,33 16,33 16,33 16,33 12,33 7,22 3,17 3,14 0,8 0,4 0,0 3,8 12,17 16,33 25,37 29,37 38,47 38,51 38,57 43,66 43,75 47,81 56,96 56,100 60,110 69,121 78,135 78,135 78,135 78,135 78,139 78,139 78,139 78,150 78,155 78,155 88,160 92,163 97,168 101,177 101,186 106,190 110,201 110,205 106,205 101,205 101,205 97,205 97,201 97,201 92,195 92,195 92,190 92,186 92,186 92,183 92,183 88,183 83,177 83,177 78,172 78,172 78,172 78,168 78,172 78,172 78,172 78,168 78,163 78,160 74,160 74,160 74,160 74,155 69,150 69,139 69,139 60,135 60,129 60,129">
          <text:p/>
        </draw:polygon>
        <draw:polygon draw:style-name="Mgr24" draw:text-style-name="MP1" draw:layer="backgroundobjects" svg:width="0.045cm" svg:height="0.065cm" svg:x="25.99cm" svg:y="21.147cm" svg:viewBox="0 0 46 66" draw:points="3,4 0,0 3,0 8,0 12,4 12,4 12,4 20,4 20,9 20,14 20,17 32,17 32,21 32,21 35,22 37,27 37,27 42,37 42,37 42,47 42,47 42,53 42,63 42,63 46,63 46,66 42,66 42,66 42,66 42,66 42,66 42,66 20,27 8,21 8,17 8,14 8,9">
          <text:p/>
        </draw:polygon>
        <draw:polygon draw:style-name="Mgr23" draw:text-style-name="MP1" draw:layer="backgroundobjects" svg:width="0.411cm" svg:height="0.504cm" svg:x="25.616cm" svg:y="20.866cm" svg:viewBox="0 0 412 505" draw:points="172,0 172,0 172,0 172,0 172,4 172,10 176,14 179,14 184,19 184,28 184,37 188,37 188,48 192,56 197,61 192,66 188,76 188,82 188,89 197,86 197,89 201,94 188,109 188,109 188,109 184,109 184,109 184,105 184,105 184,105 188,105 188,101 188,101 188,101 188,94 188,89 188,86 172,101 163,105 163,109 150,123 150,129 135,138 127,138 122,143 122,143 118,148 118,148 118,148 118,148 113,153 113,163 104,168 91,182 87,182 74,193 82,193 87,193 87,193 91,193 96,193 104,198 104,198 100,198 96,202 91,202 87,202 87,202 87,202 87,202 82,202 78,202 78,202 78,202 78,202 74,202 69,202 65,198 74,198 59,193 59,193 56,193 56,198 51,198 47,198 43,198 43,198 43,198 43,198 43,198 38,198 34,198 29,198 25,193 0,193 0,202 0,211 4,232 4,240 4,244 4,265 8,275 12,279 12,285 12,299 12,309 12,321 16,321 16,331 25,331 29,331 34,331 43,331 47,331 51,331 51,348 51,351 51,356 51,362 51,366 51,372 56,381 56,385 56,390 51,393 51,393 51,393 47,398 43,398 43,398 38,398 34,398 34,398 29,393 25,393 25,393 21,398 21,398 21,398 21,405 21,405 21,405 25,405 25,405 29,405 34,405 34,405 43,411 38,411 38,411 38,415 34,420 34,420 34,420 34,420 29,420 29,426 25,426 25,426 21,426 34,430 47,435 56,437 69,437 82,443 91,443 109,443 122,449 122,449 122,453 122,453 122,459 122,463 122,468 127,472 197,472 203,488 239,494 239,497 243,497 248,497 256,494 260,494 269,497 284,497 288,497 292,497 301,502 310,505 323,505 328,505 332,505 341,505 345,505 345,505 359,505 363,502 363,497 363,497 368,494 377,494 377,494 377,494 382,494 382,494 382,494 386,494 391,497 395,502 395,505 395,505 399,505 399,505 403,502 403,497 403,497 410,494 410,494 410,494 410,488 410,483 412,483 412,478 412,472 412,468 410,468 410,468 410,468 403,463 403,468 403,468 403,468 403,468 403,468 403,468 403,472 399,472 399,472 399,472 399,472 399,478 395,483 391,483 391,483 386,483 382,483 382,483 377,483 377,483 368,426 363,426 363,426 363,415 363,411 363,405 359,405 359,405 363,398 363,398 363,398 363,398 363,398 363,398 363,398 363,398 368,393 368,393 368,393 368,393 368,393 363,381 363,366 363,351 363,336 368,348 373,331 368,331 363,331 363,331 363,331 359,326 359,321 359,316 359,316 354,321 350,321 345,326 345,331 341,331 341,331 337,331 337,331 332,326 332,321 332,321 323,321 323,316 319,311 319,309 319,309 315,305 319,305 319,304 319,299 323,294 323,294 323,294 328,294 332,289 332,289 337,289 341,289 341,289 345,289 345,289 345,289 345,289 345,289 345,289 345,289 345,289 345,289 345,285 345,285 345,285 345,285 345,285 341,285 341,285 337,279 337,279 332,279 332,275 332,275 332,262 328,249 323,249 323,249 323,244 319,244 315,240 315,240 310,232 310,232 310,232 306,227 306,227 306,227 306,227 301,227 301,222 297,222 292,222 292,211 292,202 288,198 288,193 288,193 288,193 288,193 288,193 284,193 284,188 284,182 284,182 284,174 273,168 273,163 269,163 264,153 264,105 264,105 260,101 260,101 256,94 256,94 256,89 256,86 256,86 264,86 264,82 264,82 264,76 264,76 264,72 264,72 260,72 256,72 256,66 256,66 256,61 248,61 248,66 248,72 248,76 248,82 248,86 248,82 243,76 243,72 243,72 243,61 243,61 243,61 248,61 248,61 248,56 248,56 248,48 248,48 243,48 243,48 239,42 239,42 203,14 208,0 201,0 197,0 184,0">
          <text:p/>
        </draw:polygon>
        <draw:polygon draw:style-name="Mgr23" draw:text-style-name="MP1" draw:layer="backgroundobjects" svg:width="0.109cm" svg:height="0.204cm" svg:x="25.884cm" svg:y="20.941cm" svg:viewBox="0 0 110 205" draw:points="52,110 52,110 56,121 56,121 56,126 60,129 60,129 60,135 69,139 69,139 69,150 74,155 74,160 74,160 74,160 78,160 78,163 78,168 78,172 78,172 78,172 78,168 78,172 78,172 78,172 83,177 83,177 88,183 92,183 92,183 92,186 92,186 92,190 92,195 92,195 97,201 97,201 97,205 101,205 101,205 106,205 110,205 110,201 106,190 101,186 101,177 97,168 92,163 88,160 78,155 78,155 78,150 78,139 78,139 78,139 78,135 78,135 78,135 78,135 69,121 60,110 56,100 56,96 47,81 43,75 43,66 38,57 38,51 38,47 29,37 25,37 16,33 12,17 3,8 0,0 0,4 0,8 3,14 3,17 7,22 12,33 16,33 16,33 16,33 16,33 16,37 16,37 16,37 16,37 16,37 21,41 21,47 34,75 34,75 38,75 38,86 43,91 47,96 47,100">
          <text:p/>
        </draw:polygon>
        <draw:polygon draw:style-name="Mgr26" draw:text-style-name="MP1" draw:layer="backgroundobjects" svg:width="0.045cm" svg:height="0.065cm" svg:x="25.99cm" svg:y="21.147cm" svg:viewBox="0 0 46 66" draw:points="0,0 3,4 8,9 8,14 8,17 8,21 20,27 42,66 42,66 42,66 42,66 42,66 42,66 46,66 46,63 42,63 42,63 42,53 42,47 42,47 42,37 42,37 37,27 37,27 35,22 32,21 32,21 32,17 20,17 20,14 20,9 20,4 12,4 12,4 12,4 8,0 3,0">
          <text:p/>
        </draw:polygon>
        <draw:polygon draw:style-name="Mgr29" draw:text-style-name="MP1" draw:layer="backgroundobjects" svg:width="0.577cm" svg:height="0.616cm" svg:x="25.511cm" svg:y="20.85cm" svg:viewBox="0 0 578 617" draw:points="264,10 271,10 271,10 280,3 289,3 301,3 305,3 311,10 316,10 316,10 320,15 320,15 325,15 316,10 311,10 306,3 305,3 301,3 296,0 284,0 280,0 271,0 264,3 260,3 255,3 251,10 242,15 238,15 229,20 225,26 225,30 225,30 225,35 220,39 220,44 220,44 220,53 220,53 211,61 211,61 211,61 211,72 207,77 207,77 202,77 202,77 202,77 194,87 187,92 183,92 178,96 178,102 174,102 170,102 165,102 161,105 161,105 161,105 152,110 147,110 147,110 147,110 147,110 139,117 134,117 130,117 125,117 125,117 121,117 112,117 104,117 100,117 98,117 90,117 86,120 77,120 68,120 59,125 59,125 50,129 46,135 37,139 28,145 28,154 20,163 20,196 24,214 24,228 24,247 24,261 24,261 24,275 28,284 28,288 28,294 28,302 28,320 28,324 28,333 28,347 28,320 28,333 28,347 28,347 28,347 28,353 28,361 28,366 24,371 24,371 24,381 24,390 20,400 20,407 20,412 20,412 15,423 10,423 5,428 1,448 1,451 1,455 1,455 1,461 1,461 1,461 0,471 0,471 5,515 24,527 28,523 28,523 42,523 46,523 59,527 68,527 77,533 86,533 77,533 98,542 98,542 98,533 99,533 99,533 100,533 100,533 104,533 109,542 109,542 112,542 117,542 121,546 121,546 125,549 130,549 130,549 134,549 139,549 139,549 143,549 143,560 147,560 147,549 147,549 147,549 147,549 152,549 152,549 152,560 152,560 152,560 152,564 134,560 112,549 98,549 86,546 77,546 99,549 125,560 139,560 152,564 165,564 183,569 202,569 220,569 242,579 255,582 280,587 296,592 329,597 347,606 368,606 381,606 405,612 418,617 440,617 454,617 477,612 486,612 490,606 498,606 502,606 507,606 511,606 513,602 516,597 521,592 521,592 521,592 521,592 521,592 530,587 534,587 538,579 543,569 547,569 552,569 552,564 560,549 560,549 560,546 565,533 569,523 569,523 569,523 569,515 578,509 578,501 578,490 578,481 578,467 578,461 578,461 578,461 578,455 578,448 578,444 578,433 574,428 574,423 569,423 569,412 569,407 569,407 569,407 552,377 534,347 511,288 507,288 490,261 490,261 486,261 490,275 490,279 490,284 498,288 498,294 502,298 507,302 511,313 511,320 513,320 513,324 513,328 513,333 521,337 525,347 530,361 538,371 543,381 552,390 552,400 560,412 560,423 560,433 565,444 565,455 565,467 565,481 565,490 565,506 565,506 552,527 552,527 552,533 547,533 543,533 543,533 538,542 534,542 534,542 530,542 525,549 521,560 516,560 516,564 516,564 513,564 513,569 511,569 502,582 498,587 490,587 490,587 490,587 486,592 477,592 468,592 454,592 449,597 436,597 427,597 418,597 414,592 405,592 392,592 305,569 220,546 125,523 42,506 37,501 37,490 28,490 28,485 28,475 28,471 28,461 28,461 28,455 28,451 28,448 28,448 28,444 28,444 28,444 37,437 37,428 42,423 46,412 46,407 50,400 50,395 55,381 55,371 55,361 55,347 50,347 50,343 50,337 46,324 42,313 37,284 28,275 28,261 28,252 28,244 28,228 28,219 28,214 28,202 28,196 37,184 42,174 46,163 50,163 59,148 59,139 68,135 68,135 73,135 73,135 73,135 77,135 77,129 77,129 77,129 77,129 81,129 81,129 86,129 86,125 86,125 86,125 86,125 86,125 86,125 86,125 86,125 99,125 112,129 134,135 152,135 161,135 165,125 174,125 183,120 194,120 194,120 194,120 198,120 198,117 202,117 202,105 207,102 211,92 211,92 216,87 220,87 220,82 220,77 220,77 220,77 220,77 220,72 220,61 220,61 220,58 220,58 220,58 220,53 220,53 220,53 225,44 229,39 233,30 242,30 247,20 255,15 260,10">
          <text:p/>
        </draw:polygon>
        <draw:polygon draw:style-name="Mgr29" draw:text-style-name="MP1" draw:layer="backgroundobjects" svg:width="0.533cm" svg:height="0.587cm" svg:x="25.542cm" svg:y="20.866cm" svg:viewBox="0 0 534 588" draw:points="233,0 233,0 229,0 225,5 216,10 211,20 203,20 198,29 194,33 189,42 189,42 189,42 189,48 189,48 189,48 189,51 189,51 189,62 189,66 189,66 189,66 189,66 189,72 189,77 185,77 180,82 180,82 174,90 170,95 170,107 165,107 165,110 161,110 161,110 161,110 152,110 143,115 134,115 130,124 121,124 103,124 81,119 68,115 55,115 55,115 55,115 55,115 55,115 55,115 55,115 55,115 55,119 51,119 51,119 46,119 46,119 46,119 46,119 46,124 42,124 42,124 42,124 37,124 37,124 28,129 28,138 20,153 15,153 11,164 6,174 0,186 0,191 0,203 0,207 0,215 0,233 0,240 0,249 0,263 6,271 11,305 15,316 20,329 20,334 20,339 24,339 24,353 24,363 24,373 20,387 20,390 15,400 15,406 11,414 6,419 6,428 0,434 0,434 0,434 0,439 0,439 0,442 0,446 0,452 0,452 0,462 0,466 0,476 0,480 6,480 6,492 11,497 95,512 189,535 274,560 361,583 374,583 383,583 387,588 396,588 405,588 418,588 423,583 437,583 446,583 455,583 459,578 459,578 459,578 467,578 471,573 480,560 482,560 482,555 485,555 485,555 485,551 490,551 494,540 499,531 503,531 503,531 508,531 512,523 512,523 516,523 521,523 521,518 521,518 534,497 534,497 534,480 534,472 534,456 534,446 534,434 530,423 530,414 530,406 521,390 521,382 512,373 508,363 499,353 494,339 490,329 482,325 490,329 490,339 499,353 503,363 508,373 508,378 512,390 512,396 512,406 512,414 512,419 512,434 512,439 512,439 512,439 512,442 512,442 512,442 512,446 503,442 503,439 503,452 503,472 499,492 499,506 494,510 494,510 494,510 494,512 494,512 490,512 490,518 490,518 490,518 490,523 490,523 490,523 485,531 482,540 480,540 480,551 471,551 471,551 459,555 455,560 450,560 437,564 433,564 433,568 418,568 418,573 405,573 396,573 387,573 387,568 383,568 383,568 379,568 374,564 361,564 355,560 346,560 341,560 324,551 307,551 238,531 203,523 165,512 130,506 90,500 28,480 28,476 28,466 24,462 24,452 20,452 15,446 15,439 20,423 24,414 28,414 28,400 28,400 28,400 28,396 37,378 37,363 37,343 37,329 37,325 37,316 37,305 37,282 33,277 28,271 28,263 28,255 24,249 24,240 20,233 20,233 15,215 15,207 20,203 20,199 20,186 24,177 28,174 28,168 33,158 37,153 42,153 42,148 46,148 51,148 55,144 55,144 55,144 55,144 55,144 55,144 55,138 59,138 59,138 59,138 59,132 59,132 59,132 59,132 67,132 67,138 68,138 73,144 78,144 81,144 90,148 99,148 99,144 103,144 108,144 117,144 121,138 121,138 130,132 134,129 139,129 143,129 148,124 148,124 152,124 152,124 156,115 165,110 170,110 170,110 170,110 170,110 180,107 185,95 189,90 189,82 194,77 194,66 203,66 203,51 211,48 211,42 211,33 211,33 211,25 216,20">
          <text:p/>
        </draw:polygon>
        <draw:polygon draw:style-name="Mgr13" draw:text-style-name="MP1" draw:layer="backgroundobjects" svg:width="0.025cm" svg:height="0.063cm" svg:x="25.933cm" svg:y="20.573cm" svg:viewBox="0 0 26 64" draw:points="26,0 26,0 26,0 26,0 26,3 21,3 21,3 21,3 21,3 21,3 17,3 0,64">
          <text:p/>
        </draw:polygon>
        <draw:polygon draw:style-name="Mgr6" draw:text-style-name="MP1" draw:layer="backgroundobjects" svg:width="0.021cm" svg:height="0.072cm" svg:x="25.928cm" svg:y="20.577cm" svg:viewBox="0 0 22 73" draw:points="22,0 13,22 0,73 3,59">
          <text:p/>
        </draw:polygon>
        <draw:polygon draw:style-name="Mgr3" draw:text-style-name="MP1" draw:layer="backgroundobjects" svg:width="0.021cm" svg:height="0.065cm" svg:x="25.871cm" svg:y="20.524cm" svg:viewBox="0 0 22 66" draw:points="22,0 22,0 17,10 13,31 3,44 0,55 0,66">
          <text:p/>
        </draw:polygon>
        <draw:polygon draw:style-name="Mgr6" draw:text-style-name="MP1" draw:layer="backgroundobjects" svg:width="0.046cm" svg:height="0.103cm" svg:x="25.858cm" svg:y="20.529cm" svg:viewBox="0 0 47 104" draw:points="47,4 47,4 47,4 47,0 47,0 47,0 47,0 43,0 43,0 38,4 38,4 38,4 7,79 7,85 7,91 0,91 0,100 0,104 0,104 0,104 7,104 7,100 7,104 7,104 7,104 7,100 11,91 16,91 16,85 16,79 20,74 20,67 25,63 25,63 29,59 29,43 29,43 34,43 34,43 34,43 34,38 34,38 34,32 34,32 34,32 34,32 38,32 38,27 38,27 38,27 38,27 38,24 43,24 43,24 43,17 47,13 47,13">
          <text:p/>
        </draw:polygon>
        <draw:polygon draw:style-name="Mgr4" draw:text-style-name="MP1" draw:layer="backgroundobjects" svg:width="0.029cm" svg:height="0.077cm" svg:x="25.862cm" svg:y="20.568cm" svg:viewBox="0 0 30 78" draw:points="21,10 21,10 21,25 17,29 17,29 12,33 12,43 8,48 8,54 8,59 3,59 0,68 0,73 0,78 0,78 0,73 3,73 8,68 12,59 17,48 21,33 21,25 26,10 30,0 26,0 26,0 26,0 26,0 26,6 26,6 26,10 26,10 26,10">
          <text:p/>
        </draw:polygon>
        <draw:polygon draw:style-name="Mgr4" draw:text-style-name="MP1" draw:layer="backgroundobjects" svg:width="0.028cm" svg:height="0.144cm" svg:x="25.836cm" svg:y="20.62cm" svg:viewBox="0 0 29 145" draw:points="29,0 29,0 21,14 17,18 17,24 12,43 8,59 3,85 3,96 0,106 0,120 0,127 3,145 3,145 3,145 3,145 3,131 3,120 3,102 8,85 12,63 12,52 17,38 21,18 21,18 21,14 21,5 29,5">
          <text:p/>
        </draw:polygon>
        <draw:polygon draw:style-name="Mgr4" draw:text-style-name="MP1" draw:layer="backgroundobjects" svg:width="0.016cm" svg:height="0.1cm" svg:x="25.853cm" svg:y="20.651cm" svg:viewBox="0 0 17 101" draw:points="3,19 3,19 3,19 8,19 8,19 8,19 8,19 8,13 8,9 8,9 8,9 17,9 17,0 8,13 3,24 0,37 0,58 0,63 0,82 0,89 3,101 3,101 0,48 0,42 3,42 3,37 3,33 3,24">
          <text:p/>
        </draw:polygon>
        <draw:polygon draw:style-name="Mgr4" draw:text-style-name="MP1" draw:layer="backgroundobjects" svg:width="0.029cm" svg:height="0.069cm" svg:x="25.911cm" svg:y="20.598cm" svg:viewBox="0 0 30 70" draw:points="17,57 17,51 30,0 21,12 17,23 12,23 8,32 0,42 0,42 0,42 0,42 3,70">
          <text:p/>
        </draw:polygon>
        <draw:polygon draw:style-name="Mgr5" draw:text-style-name="MP1" draw:layer="backgroundobjects" svg:width="0.021cm" svg:height="0.051cm" svg:x="25.911cm" svg:y="20.651cm" svg:viewBox="0 0 22 52" draw:points="22,0 22,0 8,11 3,11 3,11 3,11 0,11 0,11 0,18 0,18 3,18 3,18 3,22 0,22 0,22 0,27 0,31 0,37 0,37 0,40 0,40 0,52 0,52 17,8">
          <text:p/>
        </draw:polygon>
        <draw:polygon draw:style-name="Mgr6" draw:text-style-name="MP1" draw:layer="backgroundobjects" svg:width="0.024cm" svg:height="0.17cm" svg:x="25.84cm" svg:y="20.629cm" svg:viewBox="0 0 25 171" draw:points="25,4 25,4 25,4 25,0 25,4 17,4 17,4 12,24 8,37 8,48 3,67 0,83 0,106 0,119 0,134 0,134 0,137 3,137 3,93 3,93 8,106 8,108 8,113 8,119 8,119 12,166 12,166 12,166 12,166 12,166 12,171 12,171 12,171 12,159 12,156 12,147 12,141 12,127 12,127 8,113 8,106 8,83 8,79 8,62 12,48 17,37 25,24 25,24 25,18 25,18 25,18 25,14 25,8">
          <text:p/>
        </draw:polygon>
        <draw:polygon draw:style-name="Mgr4" draw:text-style-name="MP1" draw:layer="backgroundobjects" svg:width="0cm" svg:height="0.007cm" svg:x="25.862cm" svg:y="20.651cm" svg:viewBox="0 0 0 8" draw:points="0,8 0,0 0,0 0,0">
          <text:p/>
        </draw:polygon>
        <draw:polygon draw:style-name="Mgr4" draw:text-style-name="MP1" draw:layer="backgroundobjects" svg:width="0.007cm" svg:height="0.034cm" svg:x="25.893cm" svg:y="20.678cm" svg:viewBox="0 0 8 35" draw:points="4,9 0,14 4,35 8,30 8,26 8,26 8,14 8,14 8,9 8,9 8,3 8,0 8,0 8,3 8,3 8,3 8,9">
          <text:p/>
        </draw:polygon>
        <draw:polygon draw:style-name="Mgr13" draw:text-style-name="MP1" draw:layer="backgroundobjects" svg:width="0.021cm" svg:height="0.117cm" svg:x="25.906cm" svg:y="20.669cm" svg:viewBox="0 0 22 118" draw:points="4,43 4,48 0,78 0,118 4,82 4,82 4,68 9,43 13,18 22,0">
          <text:p/>
        </draw:polygon>
        <draw:polygon draw:style-name="Mgr9" draw:text-style-name="MP1" draw:layer="backgroundobjects" svg:width="0.029cm" svg:height="0.074cm" svg:x="25.862cm" svg:y="20.77cm" svg:viewBox="0 0 30 75" draw:points="26,3 26,0 26,0 26,13 21,22 21,33 21,42 21,47 21,47 21,47 21,53 21,57 21,57 21,57 21,63 21,63 21,63 21,63 21,63 17,66 17,66 12,66 12,66 12,66 8,66 8,66 8,63 3,63 0,63 8,66 8,70 12,70 17,75 21,75 30,75 26,75 26,75 26,75 26,70 26,70 26,57 26,37 26,22 26,7">
          <text:p/>
        </draw:polygon>
        <draw:polygon draw:style-name="Mgr7" draw:text-style-name="MP1" draw:layer="backgroundobjects" svg:width="0.047cm" svg:height="0.099cm" svg:x="25.853cm" svg:y="20.766cm" svg:viewBox="0 0 48 100" draw:points="44,4 44,7 44,76 44,76 44,81 44,81 44,81 48,81 39,81 35,81 30,76 26,76 26,72 16,69 16,69 16,69 16,63 8,53 8,46 8,37 8,26 3,22 3,17 3,4 3,4 3,0 3,0 3,0 3,0 3,4 3,7 3,17 3,17 3,17 3,17 3,22 3,22 3,22 3,26 3,26 3,26 3,26 3,26 3,26 3,26 3,26 3,26 0,26 0,26 0,26 0,26 0,26 0,26 0,26 3,37 3,37 3,42 3,46 3,46 3,59 8,63 8,69 8,69 16,69 39,100 39,92 48,92 48,81 48,81 48,69 44,42 44,26 48,4">
          <text:p/>
        </draw:polygon>
        <draw:polygon draw:style-name="Mgr6" draw:text-style-name="MP1" draw:layer="backgroundobjects" svg:width="0cm" svg:height="0.065cm" svg:x="25.893cm" svg:y="20.77cm" svg:viewBox="0 0 0 66" draw:points="0,0 0,4 0,18 0,34 0,54 0,66">
          <text:p/>
        </draw:polygon>
        <draw:polygon draw:style-name="Mgr6" draw:text-style-name="MP1" draw:layer="backgroundobjects" svg:width="0.007cm" svg:height="0.082cm" svg:x="25.893cm" svg:y="20.717cm" svg:viewBox="0 0 8 83" draw:points="0,76 0,83 4,25 8,0 4,4 0,25 0,43 0,63">
          <text:p/>
        </draw:polygon>
        <draw:polygon draw:style-name="Mgr4" draw:text-style-name="MP1" draw:layer="backgroundobjects" svg:width="0.012cm" svg:height="0.082cm" svg:x="25.884cm" svg:y="20.717cm" svg:viewBox="0 0 13 83" draw:points="9,78 9,71 9,59 9,35 9,22 13,0 9,0 9,0 4,4 4,12 4,12 0,12 0,22 0,26 0,26 0,26 4,35 4,48 4,63 4,71 4,83 9,83">
          <text:p/>
        </draw:polygon>
        <draw:polygon draw:style-name="Mgr18" draw:text-style-name="MP1" draw:layer="backgroundobjects" svg:width="0.007cm" svg:height="0.134cm" svg:x="25.893cm" svg:y="20.726cm" svg:viewBox="0 0 8 135" draw:points="8,40 8,40 8,0 3,51 3,56 0,84 0,99 3,125 3,135 3,135 3,135 3,135 3,119 3,90 3,64">
          <text:p/>
        </draw:polygon>
        <draw:polygon draw:style-name="Mgr11" draw:text-style-name="MP1" draw:layer="backgroundobjects" svg:width="0.003cm" svg:height="0.138cm" svg:x="25.906cm" svg:y="20.726cm" svg:viewBox="0 0 4 139" draw:points="0,36 0,36 0,139 0,139 4,0">
          <text:p/>
        </draw:polygon>
        <draw:polygon draw:style-name="Mgr8" draw:text-style-name="MP1" draw:layer="backgroundobjects" svg:width="0.003cm" svg:height="0.06cm" svg:x="25.84cm" svg:y="20.717cm" svg:viewBox="0 0 4 61" draw:points="4,27 4,27 4,23 4,16 4,12 0,0 0,0 0,51 0,55 0,61 0,61 0,61 0,61 0,61 4,61 4,61 4,61">
          <text:p/>
        </draw:polygon>
        <draw:polygon draw:style-name="Mgr4" draw:text-style-name="MP1" draw:layer="backgroundobjects" svg:width="0.024cm" svg:height="0.068cm" svg:x="25.818cm" svg:y="20.731cm" svg:viewBox="0 0 25 69" draw:points="21,0 21,0 21,5 21,11 21,11 21,15 21,21 21,24 21,24 16,29 16,29 16,29 16,29 8,29 2,33 0,33 0,33 0,41 0,41 0,45 0,53 0,59 0,63 0,63 0,63 2,69 2,69 8,69 21,69 16,69 8,63 2,63 0,59 0,53 2,41 16,33 21,29 25,29 25,11 25,5 25,5 25,15 21,5">
          <text:p/>
        </draw:polygon>
        <draw:polygon draw:style-name="Mgr3" draw:text-style-name="MP1" draw:layer="backgroundobjects" svg:width="0.036cm" svg:height="0.153cm" svg:x="25.815cm" svg:y="20.673cm" svg:viewBox="0 0 37 154" draw:points="28,82 28,82 28,82 28,88 32,96 32,88 32,88 28,65 28,58 28,42 32,33 32,22 37,0 22,42 12,101 0,130 2,150 28,154 28,150 12,150 6,150 6,150 2,144 2,144 2,144 2,140 2,134 2,127 2,122 2,122 2,115 2,115 6,115 12,110 22,110 22,110 22,110 22,110 28,107 28,107 28,101 28,96 28,92 28,92 28,88">
          <text:p/>
        </draw:polygon>
        <draw:polygon draw:style-name="Mgr4" draw:text-style-name="MP1" draw:layer="backgroundobjects" svg:width="0.051cm" svg:height="0.082cm" svg:x="25.818cm" svg:y="20.761cm" svg:viewBox="0 0 52 83" draw:points="0,23 0,28 0,33 6,33 10,37 16,37 16,45 34,59 34,64 40,70 40,74 40,80 44,80 52,83 52,80 44,80 44,80 44,74 40,70 40,59 30,37 20,37 16,37 16,37 16,37 16,37 10,33 6,33 6,28 6,23 20,10 20,0 16,0 10,4 0,10">
          <text:p/>
        </draw:polygon>
        <draw:polygon draw:style-name="Mgr7" draw:text-style-name="MP1" draw:layer="backgroundobjects" svg:width="0.007cm" svg:height="0.073cm" svg:x="25.84cm" svg:y="20.726cm" svg:viewBox="0 0 8 74" draw:points="4,30 4,30 4,30 0,30 0,30 0,30 0,30 0,30 0,25 0,19 0,44 4,74 4,44 4,44 8,52 4,0">
          <text:p/>
        </draw:polygon>
        <draw:polygon draw:style-name="Mgr5" draw:text-style-name="MP1" draw:layer="backgroundobjects" svg:width="0.016cm" svg:height="0.055cm" svg:x="25.831cm" svg:y="20.744cm" svg:viewBox="0 0 17 56" draw:points="12,0 12,17 12,28 0,40 0,46 0,50 3,50 8,56 8,56 8,56 8,56 12,56 17,56 12,56 8,50 8,50 8,50 8,46 8,40 8,40 8,36 8,36 12,32 12,32 17,28 17,28 17,28 17,21 17,21 17,0">
          <text:p/>
        </draw:polygon>
        <draw:polygon draw:style-name="Mgr6" draw:text-style-name="MP1" draw:layer="backgroundobjects" svg:width="0.016cm" svg:height="0.051cm" svg:x="25.836cm" svg:y="20.761cm" svg:viewBox="0 0 17 52" draw:points="0,18 0,18 0,23 0,28 0,28 0,28 3,32 8,32 17,52 17,52 17,48 17,43 17,43 12,32 12,32 12,32 12,28 8,0 8,0 8,5 8,5 8,5 3,10 3,10 0,13 0,13">
          <text:p/>
        </draw:polygon>
        <draw:polygon draw:style-name="Mgr18" draw:text-style-name="MP1" draw:layer="backgroundobjects" svg:width="0.003cm" svg:height="0.034cm" svg:x="25.853cm" svg:y="20.761cm" svg:viewBox="0 0 4 35" draw:points="4,5 4,5 0,0 0,0 0,29 0,35 0,35 0,35 0,35 0,35 4,35 4,35 4,35 4,35 4,35 4,35 4,35 4,35 4,35 4,29 4,29 4,29 4,25 4,25 4,25 4,25 4,13 4,10">
          <text:p/>
        </draw:polygon>
        <draw:polygon draw:style-name="Mgr3" draw:text-style-name="MP1" draw:layer="backgroundobjects" svg:width="0.025cm" svg:height="0.034cm" svg:x="25.836cm" svg:y="20.805cm" svg:viewBox="0 0 26 35" draw:points="3,10 3,10 3,10 3,10 0,10 26,35 21,35 21,30 21,25 17,20 17,14 3,0 3,5 3,5 3,5 3,5 3,5 3,5 3,5">
          <text:p/>
        </draw:polygon>
        <draw:polygon draw:style-name="Mgr14" draw:text-style-name="MP1" draw:layer="backgroundobjects" svg:width="0.033cm" svg:height="0.041cm" svg:x="25.862cm" svg:y="20.836cm" svg:viewBox="0 0 34 42" draw:points="0,0 0,5 21,33 34,42 21,33">
          <text:p/>
        </draw:polygon>
        <draw:polygon draw:style-name="Mgr20" draw:text-style-name="MP1" draw:layer="backgroundobjects" svg:width="0.021cm" svg:height="0.041cm" svg:x="25.884cm" svg:y="20.845cm" svg:viewBox="0 0 22 42" draw:points="0,10 0,19 13,28 22,42 22,39 22,39 22,39 18,33 18,28 18,23 13,23 13,19 13,19 13,10 13,10 13,10 9,6 9,0 9,0 9,10">
          <text:p/>
        </draw:polygon>
        <draw:polygon draw:style-name="Mgr12" draw:text-style-name="MP1" draw:layer="backgroundobjects" svg:width="0.003cm" svg:height="0.099cm" svg:x="25.893cm" svg:y="20.761cm" svg:viewBox="0 0 4 100" draw:points="0,90 0,90 0,97 4,100 4,100 4,100 4,0 0,22 0,42 0,72">
          <text:p/>
        </draw:polygon>
        <draw:polygon draw:style-name="Mgr13" draw:text-style-name="MP1" draw:layer="backgroundobjects" svg:width="0.2cm" svg:height="0.191cm" svg:x="25.906cm" svg:y="20.85cm" svg:viewBox="0 0 201 192" draw:points="0,0 0,0 0,7 0,7 0,12 2,12 2,16 2,22 6,26 6,26 6,26 6,31 11,31 11,31 11,31 24,36 28,40 42,55 55,68 64,73 64,79 64,84 136,136 180,175 201,192 189,181 180,171 153,155 136,132 125,122 120,117 114,106 96,99 78,84 64,73 55,68 46,55 33,40 24,26 6,12 2,7">
          <text:p/>
        </draw:polygon>
        <draw:polygon draw:style-name="Mgr4" draw:text-style-name="MP1" draw:layer="backgroundobjects" svg:width="0.118cm" svg:height="0.109cm" svg:x="25.884cm" svg:y="20.866cm" svg:viewBox="0 0 119 110" draw:points="13,9 0,0 0,4 4,9 4,19 8,19 8,24 17,28 17,33 22,33 22,33 26,33 41,42 45,53 49,66 58,71 77,81 92,96 110,110 106,106 119,110 119,110 119,110 110,99 106,96 97,91 97,87 87,81 83,77 26,24 26,24 26,24 22,24">
          <text:p/>
        </draw:polygon>
        <draw:polygon draw:style-name="Mgr4" draw:text-style-name="MP1" draw:layer="backgroundobjects" svg:width="0.038cm" svg:height="0.078cm" svg:x="26.525cm" svg:y="20.172cm" svg:viewBox="0 0 39 79" draw:points="35,59 39,55 31,30 18,18 13,18 9,15 0,0 39,79">
          <text:p/>
        </draw:polygon>
        <draw:polygon draw:style-name="Mgr18" draw:text-style-name="MP1" draw:layer="backgroundobjects" svg:width="0.016cm" svg:height="0.072cm" svg:x="26.565cm" svg:y="20.261cm" svg:viewBox="0 0 17 73" draw:points="0,0 0,0 0,17 8,33 12,51 17,73 17,73">
          <text:p/>
        </draw:polygon>
        <draw:polygon draw:style-name="Mgr11" draw:text-style-name="MP1" draw:layer="backgroundobjects" svg:width="0.117cm" svg:height="0.091cm" svg:x="26.301cm" svg:y="20.15cm" svg:viewBox="0 0 118 92" draw:points="118,0 118,0 118,4 114,10 109,14 105,19 99,23 90,29 82,38 76,42 76,42 72,42 54,50 54,54 50,59 41,64 37,64 27,73 19,79 13,84 8,84 0,84 0,92 0,92 0,92 0,92 8,84 17,84 19,84 31,79 37,73 45,64 54,59 67,59 76,50 76,42 86,38 90,33 99,23 109,14 114,14 114,14 114,14 114,10 114,10 114,4 118,4">
          <text:p/>
        </draw:polygon>
        <draw:polygon draw:style-name="Mgr3" draw:text-style-name="MP1" draw:layer="backgroundobjects" svg:width="0.016cm" svg:height="0.034cm" svg:x="26.587cm" svg:y="20.352cm" svg:viewBox="0 0 17 35" draw:points="17,3 17,3 17,0 12,0 12,0 12,0 12,3 12,8 12,8 12,8 12,14 12,14 12,14 12,14 12,14 12,20 12,20 12,24 12,24 12,24 12,24 8,24 8,24 8,24 8,24 8,24 8,24 8,24 3,24 0,24 8,35 8,35 8,35 8,35 8,35 8,35 12,35 12,35 12,35 12,35 17,35 17,35 17,35 17,35 17,35 17,35 17,31 17,24 17,24 17,20 17,14 17,8 17,8">
          <text:p/>
        </draw:polygon>
        <draw:polygon draw:style-name="Mgr8" draw:text-style-name="MP1" draw:layer="backgroundobjects" svg:width="0.029cm" svg:height="0.073cm" svg:x="26.582cm" svg:y="20.335cm" svg:viewBox="0 0 30 74" draw:points="3,35 3,14 0,0 3,45 30,74 12,45">
          <text:p/>
        </draw:polygon>
        <draw:polygon draw:style-name="Mgr4" draw:text-style-name="MP1" draw:layer="backgroundobjects" svg:width="0.021cm" svg:height="0.086cm" svg:x="26.565cm" svg:y="20.261cm" svg:viewBox="0 0 22 87" draw:points="22,87 22,87 18,73 18,65 13,51 13,41 9,32 9,22 4,6 0,0 18,73">
          <text:p/>
        </draw:polygon>
        <draw:polygon draw:style-name="Mgr35" draw:text-style-name="MP1" draw:layer="backgroundobjects" svg:width="0.147cm" svg:height="0.029cm" svg:x="26.161cm" svg:y="20.146cm" svg:viewBox="0 0 148 30" draw:points="113,30 113,23 121,23 130,19 135,19 135,19 139,19 148,19 148,19 148,19 148,19 148,19 144,19 130,19 121,19 113,23 98,23 89,23 75,19 66,19 59,19 52,14 44,14 39,9 13,0 13,0 13,0 13,0 13,0 8,0 8,0 4,0 4,0 4,0 0,4 4,4 4,4 17,9 35,14 44,19 55,19 75,23 84,30 98,30">
          <text:p/>
        </draw:polygon>
        <draw:polygon draw:style-name="Mgr11" draw:text-style-name="MP1" draw:layer="backgroundobjects" svg:width="0.05cm" svg:height="0.007cm" svg:x="26.192cm" svg:y="20.261cm" svg:viewBox="0 0 51 8" draw:points="42,3 51,0 47,0 42,3 38,3 25,3 22,3 13,3 8,0 4,0 0,0 4,0 8,3 13,8 22,8 25,8 35,8 42,8">
          <text:p/>
        </draw:polygon>
        <draw:polygon draw:style-name="Mgr11" draw:text-style-name="MP1" draw:layer="backgroundobjects" svg:width="0.025cm" svg:height="0.029cm" svg:x="26.108cm" svg:y="20.168cm" svg:viewBox="0 0 26 30" draw:points="21,30 26,30 26,30 21,30 21,25 21,22 17,11 12,11 8,4 0,0 0,0 0,0 0,0 0,4 0,11 8,11 12,14 17,22 17,25">
          <text:p/>
        </draw:polygon>
        <draw:polygon draw:style-name="Mgr13" draw:text-style-name="MP1" draw:layer="backgroundobjects" svg:width="0.038cm" svg:height="0.078cm" svg:x="26.059cm" svg:y="20.172cm" svg:viewBox="0 0 39 79" draw:points="35,5 35,5 3,69 0,79 3,69 8,59 12,55 22,35 27,30 30,18 35,15 39,10 39,5 39,0">
          <text:p/>
        </draw:polygon>
        <draw:polygon draw:style-name="Mgr7" draw:text-style-name="MP1" draw:layer="backgroundobjects" svg:width="0.029cm" svg:height="0.064cm" svg:x="26.064cm" svg:y="20.181cm" svg:viewBox="0 0 30 65" draw:points="30,0 30,4 30,8 30,8 26,8 26,12 22,12 22,12 18,15 18,21 8,26 8,26 8,41 3,52 0,57 0,57 0,65">
          <text:p/>
        </draw:polygon>
        <draw:polygon draw:style-name="Mgr36" draw:text-style-name="MP1" draw:layer="backgroundobjects" svg:width="0.08cm" svg:height="0.016cm" svg:x="26.609cm" svg:y="20.888cm" svg:viewBox="0 0 81 17" draw:points="4,17 4,17 8,8 13,3 17,0 25,0 25,0 81,0 22,0 22,0 0,8 0,17">
          <text:p/>
        </draw:polygon>
        <draw:polygon draw:style-name="Mgr37" draw:text-style-name="MP1" draw:layer="backgroundobjects" svg:width="0.529cm" svg:height="0.544cm" svg:x="26.609cm" svg:y="20.888cm" svg:viewBox="0 0 530 545" draw:points="0,16 0,16 0,16 0,16 0,16 0,16 0,16 0,16 0,16 0,16 0,16 0,22 0,22 0,22 0,36 0,36 0,36 2,36 2,36 2,40 2,40 2,40 2,40 2,40 2,51 2,51 2,56 2,56 2,60 2,60 2,64 2,64 2,64 2,64 2,64 0,64 0,64 0,64 0,60 0,60 0,60 0,60 0,56 0,56 0,51 0,84 0,88 0,93 0,98 0,118 0,145 0,160 0,175 0,175 0,179 0,165 2,160 2,160 2,145 2,145 7,145 7,145 7,145 11,145 11,145 11,145 11,145 11,145 11,145 11,151 11,160 11,160 11,160 16,165 16,171 16,171 20,179 20,185 20,188 22,188 22,206 29,206 29,218 22,237 22,264 22,280 22,292 22,326 29,358 29,373 29,380 29,413 32,447 34,472 42,490 51,500 60,507 64,518 68,522 83,526 87,531 100,535 105,545 114,545 118,545 122,545 131,545 140,545 140,545 145,545 153,545 162,535 171,531 175,531 185,526 193,522 198,522 206,522 211,518 215,518 238,503 244,490 263,480 285,472 307,467 329,459 334,459 338,453 347,447 375,433 379,429 383,429 383,429 397,423 410,419 422,413 437,406 444,395 450,390 458,380 467,380 472,380 480,373 480,369 480,369 485,369 485,369 489,369 489,369 489,369 489,369 494,369 494,369 494,369 503,369 503,363 503,363 507,358 511,358 511,355 517,350 521,350 526,346 526,336 530,331 530,326 530,321 530,307 530,307 526,297 526,292 521,288 521,285 511,280 511,280 503,280 494,269 485,264 480,264 476,260 472,260 467,260 467,264 472,264 476,264 480,269 485,280 489,280 494,280 494,280 494,285 503,285 503,288 503,288 503,288 507,288 507,288 507,288 511,288 511,288 511,288 511,288 511,288 511,292 511,297 511,297 511,307 511,307 511,307 511,321 507,321 507,326 503,326 503,331 494,331 494,336 489,336 489,341 485,341 480,341 480,346 480,346 480,346 480,346 480,346 480,346 480,346 476,350 476,350 476,350 476,355 472,355 472,355 472,355 472,355 472,355 463,358 454,363 450,369 446,373 446,373 446,373 440,380 437,380 431,386 427,386 422,390 419,395 414,401 410,401 410,401 401,406 397,406 392,406 392,406 388,406 383,406 383,409 379,413 375,419 369,419 369,419 366,423 366,423 361,429 357,429 347,438 343,438 338,443 326,443 321,443 312,443 312,443 312,443 307,447 299,429 290,438 285,443 281,447 276,447 268,447 268,453 263,453 255,459 252,459 248,464 244,467 244,467 244,467 240,472 234,472 231,480 224,480 215,480 215,485 215,485 215,490 215,490 211,490 211,500 202,503 189,507 185,507 181,507 175,518 162,518 153,522 145,522 145,522 136,526 122,518 109,518 100,507 87,507 83,507 83,503 78,500 74,500 68,500 46,459 46,395 51,331 51,269 51,209 83,222 83,222 83,228 87,232 92,232 92,237 96,237 96,237 100,241 100,241 100,241 105,244 105,244 109,250 114,250 118,250 122,250 122,255 127,255 131,255 136,260 140,264 140,264 153,264 171,264 185,264 198,264 198,260 202,260 202,260 206,260 215,255 215,255 215,255 215,255 215,255 220,255 215,250 215,250 215,250 215,250 220,250 227,250 231,250 231,250 234,244 234,244 234,241 238,237 238,237 240,232 244,228 255,206 276,171 281,171 290,171 290,165 294,160 299,160 303,160 307,151 307,145 312,142 312,138 312,138 312,138 312,138 312,138 312,138 312,132 312,132 312,132 312,132 312,132 312,132 312,132 321,132 321,127 321,127 321,127 321,127 321,127 321,127 321,127 321,127 321,122 321,118 326,106 312,103 312,103 312,98 312,93 312,88 307,84 299,106 290,132 290,138 276,151 268,165 248,179 240,188 238,201 238,201 238,201 238,201 234,206 234,206 234,206 231,206 231,206 231,206 224,209 224,209 220,209 215,209 215,213 211,213 206,213 198,218 185,218 181,218 181,218 175,218 175,222 175,222 175,222 171,222 171,222 167,222 162,222 162,222 158,222 153,222 153,218 149,218 149,218 140,218 122,213 109,209 100,209 83,179 78,175 74,165 68,160 68,145 64,127 64,106 68,103 68,93 74,88 74,84 83,64 83,51 83,51 83,46 83,46 83,46 83,46 83,46 83,40 83,40 83,40 87,40 92,25 92,22 92,22 92,16 87,16 87,7 83,7 83,3 83,0 74,0 68,0 68,0 20,0 20,0 11,0 7,3 2,7">
          <text:p/>
        </draw:polygon>
        <draw:polygon draw:style-name="Mgr37" draw:text-style-name="MP1" draw:layer="backgroundobjects" svg:width="0.086cm" svg:height="0.135cm" svg:x="26.626cm" svg:y="20.893cm" svg:viewBox="0 0 87 136" draw:points="68,13 74,13 74,13 78,13 83,13 83,13 83,13 83,13 83,13 87,13 83,18 83,24 83,32 83,37 83,37 78,48 74,52 68,62 64,67 64,71 64,71 64,71 64,78 64,82 56,82 56,82 56,82 56,87 56,87 47,87 47,91 47,96 47,96 47,96 47,96 34,101 34,101 34,101 34,106 34,112 34,115 34,120 23,125 23,125 23,125 18,131 18,136 16,136 16,125 16,125 10,115 10,101 7,87 7,82 7,62 7,58 7,52 10,37 7,37 7,37 4,37 0,32 0,24 0,24 0,18 7,13 10,4 16,4 23,4 34,0 47,4 64,4">
          <text:p/>
        </draw:polygon>
        <draw:polygon draw:style-name="Mgr23" draw:text-style-name="MP1" draw:layer="backgroundobjects" svg:width="0.086cm" svg:height="0.135cm" svg:x="26.626cm" svg:y="20.893cm" svg:viewBox="0 0 87 136" draw:points="74,13 68,13 64,4 47,4 34,0 23,4 16,4 10,4 7,13 0,18 0,24 0,24 0,32 4,37 7,37 7,37 10,37 7,52 7,58 7,62 7,82 7,87 10,101 10,115 16,125 16,125 16,136 18,136 18,131 23,125 23,125 23,125 34,120 34,115 34,112 34,106 34,101 34,101 34,101 47,96 47,96 47,96 47,96 47,91 47,87 56,87 56,87 56,82 56,82 56,82 64,82 64,78 64,71 64,71 64,71 64,67 68,62 74,52 78,48 83,37 83,37 83,32 83,24 83,18 87,13 83,13 83,13 83,13 83,13 83,13 78,13">
          <text:p/>
        </draw:polygon>
        <draw:polygon draw:style-name="Mgr23" draw:text-style-name="MP1" draw:layer="backgroundobjects" svg:width="0.072cm" svg:height="0.034cm" svg:x="26.631cm" svg:y="20.901cm" svg:viewBox="0 0 73 35" draw:points="73,14 69,14 69,14 69,22 69,22 69,35 73,35 24,35 15,35 15,35 12,35 12,30 9,30 9,22 9,22 3,22 3,22 0,14 3,9 9,9 9,9 12,9 24,0 40,9 40,9">
          <text:p/>
        </draw:polygon>
        <draw:polygon draw:style-name="Mgr23" draw:text-style-name="MP1" draw:layer="backgroundobjects" svg:width="0.072cm" svg:height="0.034cm" svg:x="26.631cm" svg:y="20.901cm" svg:viewBox="0 0 73 35" draw:points="69,22 69,22 69,14 69,14 73,14 40,9 40,9 24,0 12,9 9,9 9,9 3,9 0,14 3,22 3,22 9,22 9,22 9,30 12,30 12,35 15,35 15,35 24,35 73,35 69,35">
          <text:p/>
        </draw:polygon>
        <draw:polygon draw:style-name="Mgr38" draw:text-style-name="MP1" draw:layer="backgroundobjects" svg:width="0.007cm" svg:height="0.17cm" svg:x="26.604cm" svg:y="20.91cm" svg:viewBox="0 0 8 171" draw:points="8,0 3,0 0,5 0,5 0,5 0,24 0,52 3,83 3,113 0,146 0,166 0,171 0,166 0,166 0,166 0,166 3,166 3,166 3,166 3,161 3,161 3,161 3,146 3,135 8,103 8,83 3,78 3,73 3,69 3,35 3,19 3,5 8,5 8,5">
          <text:p/>
        </draw:polygon>
        <draw:polygon draw:style-name="Mgr29" draw:text-style-name="MP1" draw:layer="backgroundobjects" svg:width="0.007cm" svg:height="0.029cm" svg:x="26.609cm" svg:y="20.932cm" svg:viewBox="0 0 8 30" draw:points="0,15 0,20 0,20 3,25 3,25 3,25 3,25 3,30 3,30 3,30 8,30 8,30 8,30 8,30 8,30 8,25 8,25 8,20 8,20 8,15 8,15 8,4 8,4 8,4 8,4 8,4 8,0 8,0 3,0 0,0 0,0">
          <text:p/>
        </draw:polygon>
        <draw:polygon draw:style-name="Mgr34" draw:text-style-name="MP1" draw:layer="backgroundobjects" svg:width="0.051cm" svg:height="0.258cm" svg:x="26.551cm" svg:y="20.932cm" svg:viewBox="0 0 52 259" draw:points="52,28 52,0 52,52 43,58 38,58 29,62 25,62 20,71 11,77 11,82 8,86 3,86 0,93 0,137 0,178 3,213 8,244 3,248 3,249 0,254 0,254 0,259 11,248 11,248 11,244 11,241 11,232 11,232 8,213 3,200 3,181 3,172 3,146 3,120 3,108 3,86 8,86 11,82 20,71 25,62 25,62 52,58">
          <text:p/>
        </draw:polygon>
        <draw:polygon draw:style-name="Mgr12" draw:text-style-name="MP1" draw:layer="backgroundobjects" svg:width="0.047cm" svg:height="0.187cm" svg:x="26.556cm" svg:y="20.994cm" svg:viewBox="0 0 48 188" draw:points="48,0 48,0 20,4 20,4 16,13 7,24 3,28 0,28 0,49 0,61 0,82 0,114 0,122 0,140 3,156 7,174 7,174 7,181 7,185 7,188 16,170 11,140 7,114 7,74 3,43 26,7 30,7 30,4 30,4 35,4 39,4 44,4 48,4">
          <text:p/>
        </draw:polygon>
        <draw:polygon draw:style-name="Mgr39" draw:text-style-name="MP1" draw:layer="backgroundobjects" svg:width="0.003cm" svg:height="0.165cm" svg:x="26.604cm" svg:y="20.963cm" svg:viewBox="0 0 4 166" draw:points="0,28 0,28 0,166 0,163 0,153 0,153 0,148 0,144 0,141 0,136 0,136 0,131 0,120 0,116 0,110 0,91 4,57 4,28 0,0">
          <text:p/>
        </draw:polygon>
        <draw:polygon draw:style-name="Mgr13" draw:text-style-name="MP1" draw:layer="backgroundobjects" svg:width="0.042cm" svg:height="0.187cm" svg:x="26.56cm" svg:y="20.994cm" svg:viewBox="0 0 43 188" draw:points="43,0 43,4 38,4 34,4 29,4 25,4 25,4 25,7 20,7 0,43 2,74 2,114 7,140 11,170 2,188 2,188 7,185 11,181 16,181 16,181 16,178 20,174 25,166 25,166 29,166 34,160 34,156 38,151 38,151 43,151 43,146 43,146 43,146 43,146">
          <text:p/>
        </draw:polygon>
        <draw:polygon draw:style-name="Mgr38" draw:text-style-name="MP1" draw:layer="backgroundobjects" svg:width="0.007cm" svg:height="0.072cm" svg:x="26.604cm" svg:y="21.065cm" svg:viewBox="0 0 8 73" draw:points="0,8 0,13 0,25 0,30 0,30 0,35 0,40 0,44 0,49 0,49 0,61 0,63 0,63 0,63 0,63 0,68 0,68 0,68 0,68 0,68 0,68 0,68 0,73 0,73 0,73 3,73 3,73 3,73 3,73 3,73 3,73 3,73 3,73 3,68 3,68 3,68 3,68 3,68 3,63 3,63 3,49 8,49 8,44 8,44 8,44 8,44 3,4 3,0 3,0 3,4 3,4 3,4 0,4 0,4 0,4 0,4">
          <text:p/>
        </draw:polygon>
        <draw:polygon draw:style-name="Mgr29" draw:text-style-name="MP1" draw:layer="backgroundobjects" svg:width="0.025cm" svg:height="0.279cm" svg:x="26.609cm" svg:y="21.087cm" svg:viewBox="0 0 26 280" draw:points="3,28 3,28 3,28 3,28 3,32 0,32 0,46 12,60 12,85 12,108 12,131 12,157 12,197 19,235 19,280 23,280 23,280 26,280 26,280 26,280 26,275 26,197 23,197 23,197 23,175 19,162 19,153 19,112 19,102 19,93 23,74 23,56 23,32 19,28 19,16 19,16 8,0">
          <text:p/>
        </draw:polygon>
        <draw:polygon draw:style-name="Mgr29" draw:text-style-name="MP1" draw:layer="backgroundobjects" svg:width="0.16cm" svg:height="0.406cm" svg:x="26.609cm" svg:y="21.038cm" svg:viewBox="0 0 161 407" draw:points="4,68 8,38 17,56 17,56 17,68 22,72 22,94 22,114 17,134 25,235 25,316 25,321 28,330 28,338 33,348 39,364 50,384 73,402 73,407 92,407 96,407 112,407 117,407 121,407 130,407 139,407 152,407 161,407 152,407 139,407 126,407 117,407 112,402 96,402 92,394 82,388 73,384 69,380 60,364 50,364 50,357 39,348 36,334 36,324 33,305 33,286 28,260 28,240 25,222 25,197 25,178 25,154 28,130 28,110 28,87 25,68 25,38 22,22 22,22 22,16 17,11 17,11 17,11 17,2 17,0 17,0 17,0 17,0 17,0 17,0 13,0 13,0 13,0 8,0 8,0 8,11 8,11 4,16 0,30">
          <text:p/>
        </draw:polygon>
        <draw:polygon draw:style-name="Mgr29" draw:text-style-name="MP1" draw:layer="backgroundobjects" svg:width="0.454cm" svg:height="0.357cm" svg:x="26.609cm" svg:y="21.118cm" svg:viewBox="0 0 455 358" draw:points="0,8 0,8 1,22 1,22 1,53 0,67 0,87 1,140 1,168 5,212 10,249 10,269 14,277 14,287 19,287 22,291 25,296 25,300 31,304 31,314 31,319 31,319 31,319 34,319 34,319 34,324 37,324 37,324 37,333 45,337 45,344 54,347 71,352 86,352 99,352 108,358 121,358 125,358 125,352 125,352 134,352 143,352 159,352 168,347 186,344 189,344 193,337 198,333 198,333 207,333 220,333 220,329 220,329 220,329 224,324 239,319 237,314 239,314 242,314 280,287 327,259 358,238 375,229 389,218 428,194 441,184 455,173 455,173 455,173 455,173 455,173 455,173 428,188 398,208 367,224 332,249 318,249 318,259 298,269 298,269 289,269 289,269 285,277 280,277 276,277 271,277 263,277 256,287 251,291 247,291 237,300 234,304 224,309 220,314 216,314 211,314 207,319 193,319 186,324 172,329 168,333 164,333 159,333 159,333 155,333 147,333 134,333 121,333 108,333 103,333 103,333 99,333 86,333 86,333 81,333 77,329 71,329 67,324 63,324 54,319 54,319 45,314 45,304 37,296 34,296 31,287 31,287 31,277 25,269 25,259 22,259 22,249 19,238 19,232 14,229 14,184 10,140 10,97 10,82 10,58 10,39 10,12 0,0 0,0 0,5 0,5 0,5 0,5 0,5">
          <text:p/>
        </draw:polygon>
        <draw:polygon draw:style-name="Mgr32" draw:text-style-name="MP1" draw:layer="backgroundobjects" svg:width="0.007cm" svg:height="0.086cm" svg:x="26.604cm" svg:y="21.134cm" svg:viewBox="0 0 8 87" draw:points="3,0 0,0 3,87 3,67 8,52 8,14 8,14">
          <text:p/>
        </draw:polygon>
        <draw:polygon draw:style-name="Mgr33" draw:text-style-name="MP1" draw:layer="backgroundobjects" svg:width="0.309cm" svg:height="0.39cm" svg:x="26.6cm" svg:y="21.134cm" svg:viewBox="0 0 310 391" draw:points="4,3 4,3 4,3 4,0 4,0 4,0 4,0 4,0 4,0 4,0 4,0 4,0 4,0 4,3 4,3 4,3 4,3 4,8 4,14 4,23 4,50 4,125 0,210 0,222 0,230 0,242 4,253 4,264 4,272 8,287 17,305 22,314 26,329 34,338 36,348 42,358 42,363 45,363 57,373 61,373 66,377 79,386 83,386 93,391 106,391 114,391 123,391 132,391 141,386 150,386 162,386 166,386 166,386 166,386 166,386 166,386 166,386 171,377 179,373 197,369 205,363 216,363 222,363 226,363 226,358 239,358 248,348 259,333 263,329 268,329 277,324 310,287 297,291 297,291 297,296 297,296 297,296 292,305 288,305 288,305 288,310 280,314 280,314 277,314 272,320 268,324 259,329 250,333 248,338 248,343 248,348 248,348 244,348 239,354 226,358 216,358 202,363 193,363 184,363 175,369 166,373 154,373 141,373 128,373 123,373 110,373 106,373 83,373 79,369 66,363 61,358 57,358 45,348 42,338 42,329 36,320 34,314 26,305 26,291 22,281 17,264 8,242 4,222 4,206 4,182 4,173 4,158 8,155 8,134 13,134 8,84">
          <text:p/>
        </draw:polygon>
        <draw:polygon draw:style-name="Mgr15" draw:text-style-name="MP1" draw:layer="backgroundobjects" svg:width="0.1cm" svg:height="0.095cm" svg:x="26.507cm" svg:y="21.134cm" svg:viewBox="0 0 101 96" draw:points="101,0 101,0 97,0 97,0 92,3 92,8 88,14 83,14 83,14 79,23 74,28 74,33 74,33 70,33 65,35 61,38 45,56 0,90 0,96 0,96 4,96 4,96 4,96 4,90 8,90 13,85 22,85 26,82 31,66 35,66 41,66 45,66 53,56 53,56 56,52 61,38 70,35 74,35 74,33 79,28 79,23 88,14 92,14 92,8 97,3 97,3 97,3 101,3">
          <text:p/>
        </draw:polygon>
        <draw:polygon draw:style-name="Mgr9" draw:text-style-name="MP1" draw:layer="backgroundobjects" svg:width="0.047cm" svg:height="0.056cm" svg:x="26.556cm" svg:y="21.134cm" svg:viewBox="0 0 48 57" draw:points="48,9 48,3 48,3 48,3 48,3 48,0 48,0 48,0 48,3 44,3 44,3 44,3 39,9 39,14 35,14 26,23 26,35 20,37 20,40 16,40 7,44 3,52 0,57 0,57 3,52 7,52 7,52 7,52 7,52 11,47 16,44 20,40 26,40 30,35 39,23 44,14">
          <text:p/>
        </draw:polygon>
        <draw:polygon draw:style-name="Mgr16" draw:text-style-name="MP1" draw:layer="backgroundobjects" svg:width="0.213cm" svg:height="0.394cm" svg:x="26.565cm" svg:y="21.134cm" svg:viewBox="0 0 214 395" draw:points="38,8 38,0 38,8 34,23 34,28 34,33 34,35 29,69 21,98 16,124 12,157 12,186 7,229 7,257 7,294 7,294 7,294 7,294 7,294 7,294 7,294 7,294 7,294 7,299 7,299 3,299 3,299 0,299 0,299 0,299 16,313 25,324 34,338 52,353 71,370 77,375 77,381 79,381 83,381 91,385 96,391 100,391 120,391 125,391 135,395 143,395 157,395 157,391 157,391 157,391 165,391 174,391 174,391 174,391 174,391 174,391 183,391 196,391 196,385 196,385 201,385 205,381 214,381 196,381 170,381 148,381 125,381 100,381 100,381 91,381 83,375 79,375 79,375 77,370 77,370 71,370 71,370 69,361 69,361 69,361 65,361 60,358 60,353 56,347 52,343 47,343 43,338 38,332 29,313 29,299 25,286 25,267 21,254 21,239 16,207 16,157 21,144 21,124 21,113 25,98 29,64 34,59 34,45 38,33 38,23">
          <text:p/>
        </draw:polygon>
        <draw:polygon draw:style-name="Mgr3" draw:text-style-name="MP1" draw:layer="backgroundobjects" svg:width="0.507cm" svg:height="0.324cm" svg:x="26.095cm" svg:y="21.134cm" svg:viewBox="0 0 508 325" draw:points="508,5 508,0 508,0 508,0 508,0 504,5 499,14 490,19 486,27 482,27 477,32 473,34 468,36 468,36 468,36 468,36 464,36 460,41 456,51 456,51 456,51 442,51 437,65 428,70 420,75 415,84 406,90 397,94 389,102 380,112 371,117 358,122 349,128 344,128 333,134 329,138 329,143 325,143 318,149 305,152 291,157 286,165 278,171 273,171 247,175 247,180 229,180 229,180 219,180 211,180 202,185 198,190 194,190 194,190 180,190 176,195 176,195 176,195 176,195 160,195 155,190 155,190 151,190 136,190 127,190 120,190 114,190 105,190 91,190 78,185 65,180 56,175 52,171 38,165 34,165 16,152 0,149 2,157 12,171 16,180 16,190 21,199 25,211 29,224 34,234 34,243 34,257 34,264 34,273 34,273 34,279 29,288 25,302 21,306 16,321 16,325 16,325 21,321 21,321 25,321 25,321 29,321 34,321 34,321 38,321 38,321 38,316 38,312 38,312 38,312 43,312 43,306 43,306 43,306 43,306 65,302 83,302 120,297 120,292 136,288 160,288 176,288 194,288 219,292 219,292 243,292 273,288 291,288 318,292 344,292 362,292 384,297 411,297 415,297 424,302 433,302 442,302 446,302 456,302 468,306 468,306 468,306 473,306 473,306 477,306 477,306 477,302 477,302 477,302 477,302 477,302 477,302 477,302 477,302 477,302 477,264 477,237 482,199 482,171 486,134 490,102 499,75 504,41 504,36 504,32 504,27 508,14">
          <text:p/>
        </draw:polygon>
        <draw:polygon draw:style-name="Mgr8" draw:text-style-name="MP1" draw:layer="backgroundobjects" svg:width="0.182cm" svg:height="0.108cm" svg:x="26.372cm" svg:y="21.183cm" svg:viewBox="0 0 183 109" draw:points="179,0 173,0 169,0 164,14 160,19 151,19 147,24 142,24 142,29 142,29 142,29 138,29 138,29 129,34 125,40 115,49 110,54 106,59 101,59 97,64 82,71 69,77 65,77 65,77 65,77 65,77 62,77 52,82 45,91 36,98 32,98 17,102 0,107 0,109 0,107 4,107 4,107 8,107 8,107 13,107 22,102 27,102 36,102 36,102 40,98 40,98 40,98 49,91 52,91 52,87 55,82 65,77 69,77 78,71 97,64 106,59 115,54 125,44 133,40 142,34 147,24 156,19 164,14 169,0 183,0 183,0 183,0">
          <text:p/>
        </draw:polygon>
        <draw:polygon draw:style-name="Mgr16" draw:text-style-name="MP1" draw:layer="backgroundobjects" svg:width="0.257cm" svg:height="0.372cm" svg:x="26.582cm" svg:y="21.156cm" svg:viewBox="0 0 258 373" draw:points="22,27 22,0 22,13 22,22 17,36 17,51 13,56 8,88 4,103 4,115 4,134 0,149 0,199 4,230 4,242 8,259 8,276 13,291 13,305 22,324 26,330 30,335 35,335 39,339 44,345 44,350 48,353 52,353 52,353 52,353 54,362 54,362 60,362 60,362 62,367 62,367 66,367 75,373 85,373 85,373 103,373 133,373 155,373 184,373 202,373 210,373 219,367 223,367 232,362 236,353 245,350 249,345 258,339 258,339 258,339 258,339 258,339 249,339 240,350 227,350 223,353 215,362 210,362 206,362 206,367 197,367 188,367 184,367 184,367 184,367 179,373 164,373 155,373 146,373 142,373 122,373 113,373 103,367 99,367 85,367 75,362 62,350 60,350 60,345 54,339 52,335 48,335 44,324 35,316 30,305 22,296 22,291 17,286 13,272 13,263 13,247 8,242 8,230 8,220 8,212 8,199 13,149 13,131 13,124 13,115 17,109">
          <text:p/>
        </draw:polygon>
        <draw:polygon draw:style-name="Mgr4" draw:text-style-name="MP1" draw:layer="backgroundobjects" svg:width="0.076cm" svg:height="0.065cm" svg:x="26.008cm" svg:y="20.976cm" svg:viewBox="0 0 77 66" draw:points="77,66 73,57 73,57 73,57 64,57 59,47 51,42 46,42 30,42 30,32 21,23 21,17 0,0 0,3 0,3 7,7 7,13 7,13 7,13 17,17 21,26 21,32 30,42 30,42 46,57 51,57 59,57 64,57 68,63 68,63">
          <text:p/>
        </draw:polygon>
        <draw:polygon draw:style-name="Mgr8" draw:text-style-name="MP1" draw:layer="backgroundobjects" svg:width="0.069cm" svg:height="0.09cm" svg:x="26.059cm" svg:y="21.034cm" svg:viewBox="0 0 70 91" draw:points="0,0 4,8 13,17 22,23 27,28 37,33 41,36 41,36 41,36 47,47 52,63 61,68 61,76 66,80 70,91 70,91 66,80 66,76 61,68 61,63 61,63 56,58 52,47 47,36 41,33 31,28 22,17">
          <text:p/>
        </draw:polygon>
        <draw:polygon draw:style-name="Mgr3" draw:text-style-name="MP1" draw:layer="backgroundobjects" svg:width="0.016cm" svg:height="0.025cm" svg:x="26.055cm" svg:y="21.038cm" svg:viewBox="0 0 17 26" draw:points="8,3 0,0 3,3 0,12 0,12 3,12 3,20 8,20 8,26 12,26 12,20 17,20 17,12">
          <text:p/>
        </draw:polygon>
        <draw:polygon draw:style-name="Mgr6" draw:text-style-name="MP1" draw:layer="backgroundobjects" svg:width="0.042cm" svg:height="0.038cm" svg:x="26.024cm" svg:y="20.999cm" svg:viewBox="0 0 43 39" draw:points="43,39 43,39 43,39 0,0 0,2 6,14 6,23 15,23 20,23 30,29 34,39">
          <text:p/>
        </draw:polygon>
        <draw:polygon draw:style-name="Mgr4" draw:text-style-name="MP1" draw:layer="backgroundobjects" svg:width="0.038cm" svg:height="0.046cm" svg:x="26.068cm" svg:y="21.043cm" svg:viewBox="0 0 39 47" draw:points="0,0 0,5 4,11 9,15 9,15 14,15 18,21 23,21 23,30 23,30 29,30 29,42 29,47 34,47 34,47 34,47 39,47 29,21 29,21 29,21 23,15 14,11 9,5">
          <text:p/>
        </draw:polygon>
        <draw:polygon draw:style-name="Mgr4" draw:text-style-name="MP1" draw:layer="backgroundobjects" svg:width="0.042cm" svg:height="0.09cm" svg:x="26.082cm" svg:y="21.104cm" svg:viewBox="0 0 43 91" draw:points="39,13 39,13 39,13 33,4 30,0 33,4 39,13 39,19 39,28 39,37 39,41 39,59 39,64 39,68 39,68 39,68 39,68 39,68 39,72 33,75 33,75 30,78 24,78 24,81 18,81 12,86 12,86 8,86 4,86 4,86 0,91 0,91 0,91 8,91 18,86 18,86 24,81 24,78 30,78 39,75 39,75 39,75 39,72 39,72 39,68 39,64 43,64 43,59 43,59 43,55 43,41 43,37 43,32 39,28 39,23">
          <text:p/>
        </draw:polygon>
        <draw:polygon draw:style-name="Mgr5" draw:text-style-name="MP1" draw:layer="backgroundobjects" svg:width="0.029cm" svg:height="0.081cm" svg:x="26.095cm" svg:y="21.073cm" svg:viewBox="0 0 30 82" draw:points="21,45 21,45 21,45 21,54 21,58 25,63 25,68 25,72 25,78 25,82 25,82 25,78 25,78 25,72 30,72 30,68 30,68 30,63 30,58 30,58 30,54 25,45 21,38 21,29 10,26 4,8 0,0 10,26 10,26 10,26 10,26 10,29 10,29 10,29 14,34">
          <text:p/>
        </draw:polygon>
        <draw:polygon draw:style-name="Mgr13" draw:text-style-name="MP1" draw:layer="backgroundobjects" svg:width="0.034cm" svg:height="0.085cm" svg:x="26.095cm" svg:y="21.096cm" svg:viewBox="0 0 35 86" draw:points="30,25 30,31 30,31 30,34 30,39 30,39 30,49 26,49 26,54 26,54 26,59 26,63 21,63 21,69 21,72 21,72 21,76 21,76 21,76 10,80 4,80 4,83 0,86 0,86 0,86 4,86 4,86 4,83 4,83 10,80 21,80 21,76 21,76 21,76 21,76 21,69 26,63 30,63 30,59 35,54 35,49 35,39 35,39 35,34 35,34 35,31 35,25 35,25 35,21 35,21 30,15 30,15 26,11 21,2 21,0 21,2 26,11 26,15">
          <text:p/>
        </draw:polygon>
        <draw:polygon draw:style-name="Mgr16" draw:text-style-name="MP1" draw:layer="backgroundobjects" svg:width="0.034cm" svg:height="0.065cm" svg:x="26.055cm" svg:y="21.196cm" svg:viewBox="0 0 35 66" draw:points="12,20 0,0 0,0 0,10 17,49 17,49 22,55 27,62 27,62 31,62 31,66 35,66 35,62 35,62 35,62 35,55 27,49 22,44 17,29">
          <text:p/>
        </draw:polygon>
        <draw:polygon draw:style-name="Mgr22" draw:text-style-name="MP1" draw:layer="backgroundobjects" svg:width="0.043cm" svg:height="0.051cm" svg:x="26.046cm" svg:y="21.169cm" svg:viewBox="0 0 44 52" draw:points="8,30 21,52 8,9 8,9 17,9 17,9 21,9 27,9 27,9 27,4 31,4 36,0 40,0 44,0 36,0 36,0 31,0 27,4 21,9 21,9 21,9 17,9 17,9 17,9 17,9 8,9 8,9 8,9 0,9 0,9 3,13 3,24 8,24">
          <text:p/>
        </draw:polygon>
        <draw:polygon draw:style-name="Mgr13" draw:text-style-name="MP1" draw:layer="backgroundobjects" svg:width="0.125cm" svg:height="0.016cm" svg:x="26.192cm" svg:y="21.293cm" svg:viewBox="0 0 126 17" draw:points="126,0 126,4 99,4 80,11 66,11 57,11 47,11 38,11 24,11 0,11 4,11 8,11 17,11 21,17 28,17 34,17 38,17 52,17 57,17 57,11 117,11 126,11 126,4">
          <text:p/>
        </draw:polygon>
        <draw:polygon draw:style-name="Mgr15" draw:text-style-name="MP1" draw:layer="backgroundobjects" svg:width="0.056cm" svg:height="0.016cm" svg:x="26.319cm" svg:y="21.284cm" svg:viewBox="0 0 57 17" draw:points="0,11 0,17 8,17 8,17 8,11 18,11 18,11 24,5 33,5 37,5 48,5 53,0 57,0 57,0 57,0 57,0 57,0 57,0 53,0 37,0 33,5 28,5 18,5 18,5 8,5 0,5">
          <text:p/>
        </draw:polygon>
        <draw:polygon draw:style-name="Mgr4" draw:text-style-name="MP1" draw:layer="backgroundobjects" svg:width="0.087cm" svg:height="0.029cm" svg:x="26.327cm" svg:y="21.28cm" svg:viewBox="0 0 88 30" draw:points="0,24 0,30 18,30 18,24 40,19 47,19 56,13 60,8 75,3 88,0 88,0 88,0 84,3 84,3 75,3 69,3 60,8 56,8 56,8 51,8 51,8 47,8 47,13 47,13 47,13 47,13 47,13 40,13 36,19 27,19 22,19 13,19 9,24 9,24">
          <text:p/>
        </draw:polygon>
        <draw:polygon draw:style-name="Mgr5" draw:text-style-name="MP1" draw:layer="backgroundobjects" svg:width="0.191cm" svg:height="0.025cm" svg:x="26.139cm" svg:y="21.293cm" svg:viewBox="0 0 192 26" draw:points="192,10 182,10 174,10 174,10 174,10 169,10 165,10 165,10 161,10 156,10 147,16 143,16 138,16 138,16 123,16 119,16 114,16 100,16 89,16 82,16 75,16 72,10 62,10 57,10 53,10 0,0 8,0 22,4 35,10 44,10 57,16 72,16 82,22 100,22 100,22 114,22 119,22 119,22 123,26 138,26 138,26 138,26 138,26 143,22 156,22 156,22 161,22 165,16 174,10 182,10">
          <text:p/>
        </draw:polygon>
        <draw:polygon draw:style-name="Mgr8" draw:text-style-name="MP1" draw:layer="backgroundobjects" svg:width="0.051cm" svg:height="0.007cm" svg:x="26.257cm" svg:y="21.302cm" svg:viewBox="0 0 52 8" draw:points="52,0 52,0 52,0 0,0 0,8 2,8 16,8 16,8 20,8 25,8 34,0 38,0 43,0 43,0 47,0">
          <text:p/>
        </draw:polygon>
        <draw:polygon draw:style-name="Mgr4" draw:text-style-name="MP1" draw:layer="backgroundobjects" svg:width="0.107cm" svg:height="0.025cm" svg:x="26.13cm" svg:y="21.284cm" svg:viewBox="0 0 108 26" draw:points="108,26 108,26 97,26 89,20 76,20 62,16 49,16 35,10 22,5 13,5 13,0 13,0 8,0 8,0 0,0 4,0 17,5 22,10 30,16 45,20 62,26 76,26 85,26 91,26 97,26">
          <text:p/>
        </draw:polygon>
        <draw:polygon draw:style-name="Mgr9" draw:text-style-name="MP1" draw:layer="backgroundobjects" svg:width="0.103cm" svg:height="0.007cm" svg:x="26.214cm" svg:y="21.402cm" svg:viewBox="0 0 104 8" draw:points="0,3 0,8 104,3 104,3 77,0 57,0 40,0 16,0">
          <text:p/>
        </draw:polygon>
        <draw:polygon draw:style-name="Mgr35" draw:text-style-name="MP1" draw:layer="backgroundobjects" svg:width="0.056cm" svg:height="0.029cm" svg:x="26.086cm" svg:y="21.258cm" svg:viewBox="0 0 57 30" draw:points="57,30 57,30 57,30 52,28 43,23 29,19 29,19 20,8 9,0 4,0 0,0 0,0 29,23 48,30">
          <text:p/>
        </draw:polygon>
        <draw:polygon draw:style-name="Mgr16" draw:text-style-name="MP1" draw:layer="backgroundobjects" svg:width="0.047cm" svg:height="0.195cm" svg:x="26.086cm" svg:y="21.258cm" svg:viewBox="0 0 48 196" draw:points="9,20 29,25 0,0 0,0 0,5 4,20 9,25 13,32 20,42 29,52 29,62 29,72 34,83 34,92 39,102 39,112 39,127 39,130 39,143 34,148 34,166 29,166 29,166 24,171 20,171 20,171 13,181 13,185 13,185 9,185 13,196 29,191 29,185 34,171 39,166 43,152 48,143 48,139 48,139 48,130 48,121 48,107 48,96 43,86 39,78 34,67 29,58 29,48 24,38 13,28">
          <text:p/>
        </draw:polygon>
        <draw:polygon draw:style-name="Mgr33" draw:text-style-name="MP1" draw:layer="backgroundobjects" svg:width="0.521cm" svg:height="0.244cm" svg:x="25.616cm" svg:y="21.236cm" svg:viewBox="0 0 522 245" draw:points="495,17 495,12 490,12 490,12 486,5 482,0 486,12 490,12 495,24 499,34 499,39 503,43 503,53 503,58 503,58 503,58 503,63 503,73 503,83 503,89 503,92 499,102 499,107 495,110 490,127 490,137 482,145 478,155 478,159 474,163 469,167 465,171 465,176 460,181 456,181 456,186 451,186 447,186 447,186 443,191 438,200 434,200 434,200 429,200 425,206 417,211 412,214 409,219 402,219 399,219 385,219 377,219 362,219 358,219 324,219 298,211 276,206 251,200 230,196 207,191 201,186 172,186 157,186 134,181 121,181 99,181 51,163 0,155 0,155 99,186 139,191 157,196 172,200 207,211 243,219 271,230 280,230 285,234 293,234 302,241 316,245 324,245 333,245 338,245 362,245 362,245 377,245 381,245 394,245 402,245 409,241 417,234 425,234 434,230 438,230 447,225 456,219 460,214 465,214 465,214 465,211 474,200 474,200 474,200 474,200 478,200 482,191 482,191 482,186 486,186 490,186 499,181 503,167 508,163 513,155 513,145 522,137 518,110 518,102 513,77 513,48 513,48">
          <text:p/>
        </draw:polygon>
        <draw:polygon draw:style-name="Mgr32" draw:text-style-name="MP1" draw:layer="backgroundobjects" svg:width="0.56cm" svg:height="0.222cm" svg:x="25.542cm" svg:y="21.236cm" svg:viewBox="0 0 561 223" draw:points="540,0 540,0 540,0 540,0 540,6 540,13 544,13 544,18 549,21 549,32 549,35 549,44 549,49 549,49 549,49 549,54 549,69 549,79 549,91 549,99 540,104 540,119 540,119 540,119 536,130 531,143 531,148 531,148 522,162 522,167 518,167 514,167 509,177 505,185 500,185 491,190 491,190 491,190 491,190 491,190 487,195 483,200 481,204 477,204 473,204 469,204 461,204 456,210 448,210 424,215 411,215 389,215 373,210 351,204 338,204 316,204 299,195 263,190 250,185 225,180 212,177 190,167 169,167 152,167 134,162 121,162 108,159 94,159 68,148 46,143 33,140 24,140 11,130 0,130 0,140 15,143 33,148 55,159 68,159 68,159 68,159 116,167 165,185 190,185 203,185 225,190 241,190 263,190 274,195 294,200 316,204 338,210 360,215 389,223 416,223 420,223 434,223 443,223 456,223 461,223 469,223 473,220 481,215 483,210 487,204 491,204 491,204 496,204 500,195 505,190 505,190 509,190 514,190 514,185 518,185 522,180 522,177 527,171 531,167 536,162 536,159 540,148 549,140 549,130 552,119 557,116 557,104 561,94 561,91 561,85 561,75 561,64 561,59 561,59 561,59 561,54 561,44 557,40 557,35 552,25 549,13 544,13">
          <text:p/>
        </draw:polygon>
        <draw:polygon draw:style-name="Mgr16" draw:text-style-name="MP1" draw:layer="backgroundobjects" svg:width="0.428cm" svg:height="0.252cm" svg:x="25.718cm" svg:y="21.258cm" svg:viewBox="0 0 429 253" draw:points="407,32 407,61 411,73 416,87 416,95 420,106 420,119 416,119 411,124 407,138 407,142 402,147 402,151 402,156 397,161 393,165 384,176 380,181 376,181 376,185 376,192 367,200 367,200 367,200 363,200 358,210 350,210 345,215 341,215 336,215 332,215 332,215 327,215 327,221 327,221 323,226 311,226 307,229 296,229 291,238 276,238 267,238 253,238 248,238 235,238 226,229 217,226 202,226 188,221 180,215 171,215 162,210 133,200 99,192 70,181 54,176 36,172 0,165 27,172 58,181 92,192 111,200 144,215 175,226 206,238 240,249 248,249 253,249 257,249 267,253 272,253 276,253 276,253 276,253 291,253 296,253 307,249 307,249 307,249 311,249 319,249 323,249 327,243 336,243 336,243 336,243 336,243 350,238 358,238 358,229 367,226 372,226 376,215 376,215 407,192 402,181 407,181 407,181 407,176 411,165 411,165 416,165 420,161 420,161 425,161 425,142 429,138 429,124 429,119 429,106 429,95 425,87 425,76 420,67 420,57 420,47 411,37 407,27 402,18 397,15 393,0 388,0">
          <text:p/>
        </draw:polygon>
        <draw:polygon draw:style-name="Mgr27" draw:text-style-name="MP1" draw:layer="backgroundobjects" svg:width="0.257cm" svg:height="0.174cm" svg:x="25.884cm" svg:y="21.319cm" svg:viewBox="0 0 258 175" draw:points="258,56 258,43 253,32 253,24 249,8 245,0 249,24 249,32 253,51 245,60 245,69 239,78 235,83 231,99 222,103 218,103 214,103 214,109 214,109 209,118 205,118 205,118 205,118 205,118 196,129 196,132 196,132 192,132 187,137 178,143 169,147 164,147 155,152 146,152 140,158 124,163 117,163 103,163 99,163 84,163 84,163 66,163 61,163 53,163 44,163 30,158 22,152 13,152 8,147 0,147 8,152 17,152 26,158 39,163 48,163 57,166 66,175 79,175 84,175 99,175 108,175 121,175 124,166 143,166 146,163 160,163 164,158 164,158 164,152 169,152 169,152 174,152 178,152 183,152 187,147 196,147 201,137 205,137 205,137 205,137 214,129 214,122 214,118 218,118 222,113 231,103 235,99 239,94 239,89 239,83 245,78 245,75 249,60 253,56">
          <text:p/>
        </draw:polygon>
        <draw:polygon draw:style-name="Mgr16" draw:text-style-name="MP1" draw:layer="backgroundobjects" svg:width="0.125cm" svg:height="0.043cm" svg:x="25.968cm" svg:y="21.468cm" svg:viewBox="0 0 126 44" draw:points="126,0 126,0 122,10 117,10 108,13 108,23 99,23 86,28 86,28 86,28 86,28 77,28 73,34 68,34 57,34 52,34 52,34 52,34 39,38 35,38 22,38 22,38 22,38 17,38 13,38 3,34 0,34 0,38 3,38 13,38 22,44 31,44 35,44 39,44 39,44 39,44 39,44 47,44 56,44 57,44 68,44 68,44 73,38 77,34 77,34 82,34 82,34 86,34 95,34 99,28 99,28 99,28 108,23 113,23 117,13 122,10">
          <text:p/>
        </draw:polygon>
        <draw:polygon draw:style-name="Mgr27" draw:text-style-name="MP1" draw:layer="backgroundobjects" svg:width="0.275cm" svg:height="0.341cm" svg:x="26.595cm" svg:y="21.169cm" svg:viewBox="0 0 276 342" draw:points="6,148 11,76 11,0 6,83 2,88 2,96 2,102 2,120 0,160 0,182 0,190 0,201 0,214 2,219 2,232 2,241 6,255 11,260 11,265 20,274 24,285 33,293 36,304 39,304 42,308 48,314 48,319 52,319 64,331 73,336 89,336 93,336 103,342 112,342 125,342 130,342 144,342 153,342 166,342 170,336 170,336 170,336 175,336 184,336 195,336 195,331 200,331 203,331 212,322 217,319 230,319 239,308 247,308 276,270 267,274 263,274 258,278 247,293 239,304 225,304 225,308 221,308 217,308 212,308 203,314 184,319 175,322 170,331 170,331 170,331 170,331 170,331 170,331 166,331 157,331 148,331 134,336 125,336 117,336 108,336 103,336 93,331 89,331 73,322 68,319 64,319 52,308 48,308 48,304 42,293 39,285 33,274 29,260 24,250 15,232 11,219 11,210 11,201 6,190 6,177 6,160">
          <text:p/>
        </draw:polygon>
        <draw:polygon draw:style-name="Mgr3" draw:text-style-name="MP1" draw:layer="backgroundobjects" svg:width="0.025cm" svg:height="0.016cm" svg:x="25.99cm" svg:y="20.976cm" svg:viewBox="0 0 26 17" draw:points="12,2 0,0 3,2 12,7 12,7 18,11 18,17 26,17 26,17 26,17 26,17 26,11 18,7 18,7 18,2">
          <text:p/>
        </draw:polygon>
        <draw:polygon draw:style-name="Mgr6" draw:text-style-name="MP1" draw:layer="backgroundobjects" svg:width="0.072cm" svg:height="0.051cm" svg:x="25.968cm" svg:y="20.941cm" svg:viewBox="0 0 73 52" draw:points="37,33 37,33 37,33 49,33 73,52 0,0 4,4 14,10 14,14 23,19 28,22">
          <text:p/>
        </draw:polygon>
        <draw:polygon draw:style-name="Mgr20" draw:text-style-name="MP1" draw:layer="backgroundobjects" svg:width="0.051cm" svg:height="0.051cm" svg:x="25.915cm" svg:y="20.888cm" svg:viewBox="0 0 52 52" draw:points="52,52 52,47 52,41 43,36 30,22 16,8 12,3 0,0">
          <text:p/>
        </draw:polygon>
        <draw:polygon draw:style-name="Mgr16" draw:text-style-name="MP1" draw:layer="backgroundobjects" svg:width="0.047cm" svg:height="0.082cm" svg:x="25.906cm" svg:y="20.932cm" svg:viewBox="0 0 48 83" draw:points="48,83 48,78 44,63 39,59 26,40 21,25 12,15 3,10 0,0">
          <text:p/>
        </draw:polygon>
        <draw:polygon draw:style-name="Mgr29" draw:text-style-name="MP1" draw:layer="backgroundobjects" svg:width="0.113cm" svg:height="0.188cm" svg:x="25.871cm" svg:y="20.91cm" svg:viewBox="0 0 114 189" draw:points="26,24 26,24 26,24 22,24 17,8 17,8 13,5 4,0 0,0 13,5 17,24 31,34 35,52 60,82 77,117 114,189 114,173 114,173 114,173 114,168 114,168 114,163 114,163 114,163 114,163 105,150 95,132 91,117 77,107">
          <text:p/>
        </draw:polygon>
        <draw:polygon draw:style-name="Mgr16" draw:text-style-name="MP1" draw:layer="backgroundobjects" svg:width="0.042cm" svg:height="0.047cm" svg:x="25.858cm" svg:y="20.879cm" svg:viewBox="0 0 43 48" draw:points="43,48 43,48 43,48 43,48 43,48 39,35 34,30 25,23 16,14 7,5 7,0 0,0 16,23 21,23 30,30 34,35 34,35 39,48">
          <text:p/>
        </draw:polygon>
        <draw:polygon draw:style-name="Mgr28" draw:text-style-name="MP1" draw:layer="backgroundobjects" svg:width="0.021cm" svg:height="0.034cm" svg:x="25.981cm" svg:y="21.087cm" svg:viewBox="0 0 22 35" draw:points="22,35 22,35 22,35 22,35 0,0 0,16 4,23 9,23 9,26 13,31 18,31 18,35">
          <text:p/>
        </draw:polygon>
        <draw:polygon draw:style-name="Mgr16" draw:text-style-name="MP1" draw:layer="backgroundobjects" svg:width="0.038cm" svg:height="0.072cm" svg:x="25.981cm" svg:y="21.073cm" svg:viewBox="0 0 39 73" draw:points="39,73 39,67 30,50 22,34 12,21 0,0 0,0 0,5 0,5 0,10 0,10 0,10 22,44">
          <text:p/>
        </draw:polygon>
        <draw:polygon draw:style-name="Mgr16" draw:text-style-name="MP1" draw:layer="backgroundobjects" svg:width="0.038cm" svg:height="0.055cm" svg:x="25.946cm" svg:y="21.016cm" svg:viewBox="0 0 39 56" draw:points="39,56 39,52 30,37 19,25 0,0 14,9 19,25 30,43">
          <text:p/>
        </draw:polygon>
        <draw:polygon draw:style-name="Mgr27" draw:text-style-name="MP1" draw:layer="backgroundobjects" svg:width="0.043cm" svg:height="0.038cm" svg:x="26.037cm" svg:y="21.169cm" svg:viewBox="0 0 44 39" draw:points="8,8 8,8 17,8 17,8 17,8 26,8 26,8 26,8 26,8 31,8 31,8 31,8 35,3 40,0 44,0 44,0 8,8 8,8 8,8 8,8 8,8 8,8 8,8 8,8 4,8 4,8 4,8 0,8 17,39 17,28 17,28 17,23 13,23 13,12">
          <text:p/>
        </draw:polygon>
        <draw:polygon draw:style-name="Mgr16" draw:text-style-name="MP1" draw:layer="backgroundobjects" svg:width="0.038cm" svg:height="0.056cm" svg:x="26.024cm" svg:y="21.134cm" svg:viewBox="0 0 39 57" draw:points="39,57 39,57 39,57 39,57 39,57 39,57 39,57 39,57 26,43 13,27 4,14 0,0 30,57 35,57 35,57 35,57">
          <text:p/>
        </draw:polygon>
        <draw:polygon draw:style-name="Mgr38" draw:text-style-name="MP1" draw:layer="backgroundobjects" svg:width="0.003cm" svg:height="0.064cm" svg:x="25.533cm" svg:y="21.043cm" svg:viewBox="0 0 4 65" draw:points="0,0 0,0 0,20 0,42 0,53 4,65 4,65 4,65 4,53 4,30 4,15">
          <text:p/>
        </draw:polygon>
        <draw:polygon draw:style-name="Mgr38" draw:text-style-name="MP1" draw:layer="backgroundobjects" svg:width="0.003cm" svg:height="0.068cm" svg:x="25.538cm" svg:y="21.118cm" svg:viewBox="0 0 4 69" draw:points="4,45 4,69 4,55 4,50 4,45 4,25 4,16 4,11 4,7 0,0">
          <text:p/>
        </draw:polygon>
        <draw:polygon draw:style-name="Mgr29" draw:text-style-name="MP1" draw:layer="backgroundobjects" svg:width="0.169cm" svg:height="0.116cm" svg:x="25.507cm" svg:y="21.284cm" svg:viewBox="0 0 170 117" draw:points="170,117 170,113 170,113 170,113 170,104 170,104 167,104 167,104 167,104 167,104 167,113 162,113 162,104 158,104 158,104 153,104 149,104 149,104 144,104 140,99 140,99 136,95 131,95 127,95 127,95 122,86 119,86 119,86 113,86 113,86 109,86 109,95 109,95 95,86 103,86 95,86 77,80 68,80 54,74 49,74 36,74 36,74 32,80 13,66 4,19 4,19 8,9 8,9 8,9 8,4 8,4 8,0 4,4 4,9 4,9 0,19 0,29 0,34 0,38 0,38 0,51 0,54 0,59 4,66 4,71 8,74 13,80 17,86 27,86 27,86 32,86 36,95 36,86 49,86 64,95 72,95 95,99 103,99 109,104 131,104 153,113">
          <text:p/>
        </draw:polygon>
        <draw:polygon draw:style-name="Mgr23" draw:text-style-name="MP1" draw:layer="backgroundobjects" svg:width="0.021cm" svg:height="0.034cm" svg:x="26.937cm" svg:y="20.924cm" svg:viewBox="0 0 22 35" draw:points="9,20 9,25 9,25 13,25 13,25 13,30 13,30 13,30 22,35 22,25 22,25 22,13 22,13 22,13 22,13 18,8 13,8 13,0 0,0 0,8 0,13 0,13 0,13 0,20 0,25">
          <text:p/>
        </draw:polygon>
        <draw:polygon draw:style-name="Mgr24" draw:text-style-name="MP1" draw:layer="backgroundobjects" svg:width="0.46cm" svg:height="0.512cm" svg:x="26.669cm" svg:y="20.915cm" svg:viewBox="0 0 461 513" draw:points="311,29 305,29 305,29 305,24 297,29 297,24 297,18 297,18 297,18 297,14 297,3 311,3 297,0 297,0 292,0 288,0 288,0 288,0 288,0 283,14 279,18 279,18 279,24 279,24 275,33 270,38 270,42 261,42 261,42 261,47 261,59 257,62 257,62 261,66 261,71 261,76 261,81 261,81 275,84 270,96 270,100 270,105 270,105 270,105 270,105 270,105 270,105 270,105 270,105 270,110 261,110 261,110 261,110 261,110 261,110 261,110 261,110 261,116 261,116 261,116 261,116 261,116 261,116 261,120 257,126 257,129 252,138 248,138 244,138 239,143 239,149 227,149 223,149 205,186 194,208 189,212 185,216 185,216 181,221 181,226 181,226 178,230 178,230 177,230 170,230 166,230 166,230 166,230 166,230 170,235 166,235 166,235 166,235 166,235 166,235 157,240 151,240 151,240 147,240 147,244 134,244 121,244 104,244 90,244 90,244 86,240 82,235 77,235 73,235 73,230 68,230 64,230 59,230 55,226 55,226 51,221 51,221 51,221 46,216 46,216 42,216 42,212 37,212 33,208 33,202 33,202 1,189 1,250 1,315 0,381 0,445 19,485 23,485 28,485 33,490 33,493 37,493 51,493 59,504 73,504 86,513 95,509 95,509 104,509 112,504 126,504 130,493 134,493 138,493 151,490 161,485 161,477 166,477 166,477 166,471 166,471 166,466 173,466 178,466 181,459 189,459 194,456 194,456 194,456 198,450 202,445 205,445 210,439 214,439 214,434 223,434 227,434 235,429 239,425 248,415 257,434 261,429 261,429 261,429 270,429 275,429 288,429 292,425 297,425 305,415 311,415 315,411 315,411 319,405 319,405 324,405 329,399 333,395 333,392 337,392 342,392 342,392 346,392 351,392 360,388 360,388 364,388 368,381 372,377 376,372 380,372 384,367 387,367 395,359 395,359 395,359 399,353 404,349 412,347 421,339 421,339 421,339 421,339 421,339 426,339 426,334 426,334 426,334 430,330 430,330 430,330 430,330 430,330 430,330 430,330 430,325 435,325 439,325 439,321 443,321 443,315 452,315 452,310 457,310 457,305 461,305 461,291 461,291 461,291 461,281 461,281 461,277 461,272 461,272 461,272 461,272 461,272 457,272 457,272 457,272 452,272 452,272 452,272 452,269 443,269 443,256 443,256 439,254 435,254 430,250 426,244 421,244 417,244 417,240 421,240 421,240 421,235 412,235 404,230 399,226 390,221 390,216 384,208 384,202 380,198 372,189 368,186 364,181 360,165 355,157 351,153 346,149 342,138 337,129 333,120 333,110 333,105 333,100 333,84 333,76 333,66 333,62 333,52 333,42 333,38 329,33 329,29 324,29 324,24 319,18 319,29 319,29 319,38 311,33 311,33 311,33">
          <text:p/>
        </draw:polygon>
        <draw:polygon draw:style-name="Mgr10" draw:text-style-name="MP1" draw:layer="backgroundobjects" svg:width="0.065cm" svg:height="0.047cm" svg:x="26.854cm" svg:y="20.893cm" svg:viewBox="0 0 66 48" draw:points="66,4 66,0 61,4 53,4 53,4 53,13 53,13 53,13 53,18 27,24 27,32 23,37 17,37 17,37 17,37 17,37 17,37 17,37 13,37 13,37 13,37 13,37 8,37 4,37 4,37 8,32 8,32 8,32 13,24 13,24 13,24 13,24 13,18 13,18 13,18 13,18 13,18 17,18 17,13 17,13 17,13 17,13 17,13 17,13 13,4 17,0 13,4 13,4 13,13 13,13 13,13 13,13 13,13 13,18 13,18 8,18 8,24 8,24 4,24 4,32 4,32 4,32 4,37 0,37 4,37 8,37 13,43 17,48 17,48 23,48 27,43 32,37 43,37">
          <text:p/>
        </draw:polygon>
        <draw:polygon draw:style-name="Mgr28" draw:text-style-name="MP1" draw:layer="backgroundobjects" svg:width="0.042cm" svg:height="0.069cm" svg:x="26.902cm" svg:y="20.91cm" svg:viewBox="0 0 43 70" draw:points="43,5 43,5 43,5 39,0 34,0 30,5 25,5 25,8 21,24 16,29 16,37 7,37 7,41 7,47 3,56 3,66 0,70 0,70 0,70 3,70 7,66 7,56 7,51 7,51 16,51 16,47 21,41 25,29 25,29 25,24 25,24 30,19 34,5 34,5 34,5 34,5 39,5">
          <text:p/>
        </draw:polygon>
        <draw:polygon draw:style-name="Mgr5" draw:text-style-name="MP1" draw:layer="backgroundobjects" svg:width="0.043cm" svg:height="0.043cm" svg:x="26.876cm" svg:y="20.866cm" svg:viewBox="0 0 44 44" draw:points="19,20 13,20 0,5 0,16 4,20 4,20 9,26 9,26 0,26 4,26 4,31 4,35 9,44 9,44 13,44 19,44 19,44 25,44 25,35 30,35 30,31 30,26 30,26 39,26 39,26 44,26 44,20 39,16 39,10 39,5 30,5 30,5 30,5 25,0 25,5 30,5 30,5 30,5 30,5 30,5 30,10 30,16 30,16 30,16 30,20 30,20 25,20 25,20">
          <text:p/>
        </draw:polygon>
        <draw:polygon draw:style-name="Mgr29" draw:text-style-name="MP1" draw:layer="backgroundobjects" svg:width="0.248cm" svg:height="0.17cm" svg:x="26.683cm" svg:y="20.941cm" svg:viewBox="0 0 249 171" draw:points="249,33 249,33 245,33 240,37 236,47 236,51 231,51 231,51 231,57 227,66 223,71 223,75 223,75 218,75 214,81 209,92 205,97 197,97 194,109 189,109 180,109 176,115 172,120 158,125 149,128 136,128 118,128 105,128 92,128 88,128 80,128 76,128 62,128 62,128 58,125 58,125 54,125 49,125 40,120 36,120 36,109 31,109 27,109 23,97 18,87 18,75 18,66 18,51 14,37 18,33 18,17 18,4 18,0 18,0 18,14 8,33 8,37 4,41 4,51 0,57 0,75 4,97 4,109 8,115 14,125 18,128 36,159 45,159 58,162 76,167 88,167 88,167 92,167 92,171 96,171 101,171 101,171 105,171 110,171 110,171 114,171 114,171 114,171 114,167 118,167 118,167 122,167 140,167 149,162 153,162 158,162 158,159 162,159 166,159 166,159 172,154 172,154 172,154 176,154 176,154 176,154 180,149 180,149 180,149 180,149 185,138 194,128 209,115 218,101 231,87 231,81 240,57">
          <text:p/>
        </draw:polygon>
        <draw:polygon draw:style-name="Mgr29" draw:text-style-name="MP1" draw:layer="backgroundobjects" svg:width="0.231cm" svg:height="0.139cm" svg:x="26.7cm" svg:y="20.932cm" svg:viewBox="0 0 232 140" draw:points="232,43 232,43 232,43 232,43 228,43 228,48 223,48 223,48 223,48 223,48 223,48 223,52 219,58 219,58 219,58 219,58 219,58 219,58 219,58 219,58 219,58 219,58 219,62 214,62 205,73 201,88 197,88 188,88 183,94 180,104 176,104 176,104 176,104 172,109 168,109 168,109 163,112 163,112 159,112 150,121 143,121 143,121 143,121 143,121 134,121 134,127 125,127 121,132 114,132 114,132 110,132 110,132 105,132 105,132 105,132 102,132 89,132 75,132 66,132 62,127 57,121 53,121 44,121 39,112 35,109 26,104 26,104 26,99 22,88 22,88 17,73 13,62 13,62 13,58 13,52 8,48 8,43 4,33 4,15 4,15 4,15 4,10 4,10 4,10 8,10 8,10 8,10 8,5 8,5 8,5 8,0 8,0 8,0 4,0 4,0 4,0 4,5 4,5 4,5 4,5 4,5 4,10 4,15 4,28 4,43 0,48 4,62 4,79 4,88 4,99 8,109 13,121 17,121 22,121 22,132 26,132 35,136 39,136 44,136 44,136 48,140 48,140 62,140 66,140 70,140 75,140 93,140 105,140 121,140 134,140 143,136 159,132 163,127 168,121 176,121 180,121 183,109 192,109 197,104 201,94 205,88 210,88 210,88 210,84 214,79 219,68 219,62 219,62 223,62 223,58 228,48">
          <text:p/>
        </draw:polygon>
        <draw:polygon draw:style-name="Mgr16" draw:text-style-name="MP1" draw:layer="backgroundobjects" svg:width="0.103cm" svg:height="0.065cm" svg:x="26.819cm" svg:y="20.976cm" svg:viewBox="0 0 104 66" draw:points="104,0 104,0 104,0 104,0 95,0 95,4 91,4 91,9 86,14 82,14 82,19 82,19 77,19 77,24 68,30 63,40 55,45 46,45 46,45 41,45 41,45 37,45 31,45 29,51 28,56 20,61 12,61 12,61 12,61 12,61 12,61 12,61 12,61 7,61 3,66 0,66 0,66 12,66 12,61 24,61 31,61 31,56 41,51 46,45 59,45 68,45 68,40 77,30 86,19 91,19 91,14 91,14 91,14 91,14 91,14 91,14 91,14 91,14 91,14 91,14 95,9 95,4 95,4 95,4 95,4 95,4 100,4 100,0">
          <text:p/>
        </draw:polygon>
        <draw:polygon draw:style-name="Mgr28" draw:text-style-name="MP1" draw:layer="backgroundobjects" svg:width="0.047cm" svg:height="0.144cm" svg:x="26.977cm" svg:y="20.963cm" svg:viewBox="0 0 48 145" draw:points="0,0 0,10 0,15 0,25 0,35 0,49 0,53 0,59 0,69 3,79 8,87 12,99 17,103 21,106 26,116 30,127 35,132 39,137 48,145 48,143 48,143 39,137 35,132 35,127 30,116 26,106 17,103 17,93 12,87 8,75 3,69 0,53 0,49 0,29 0,25 0,10">
          <text:p/>
        </draw:polygon>
        <draw:polygon draw:style-name="Mgr28" draw:text-style-name="MP1" draw:layer="backgroundobjects" svg:width="0.05cm" svg:height="0.041cm" svg:x="27.021cm" svg:y="21.109cm" svg:viewBox="0 0 51 42" draw:points="46,42 51,42 51,42 51,38 37,32 22,19 15,4 0,0 7,4 7,10 15,19 15,23 22,28 30,32 37,38 46,38">
          <text:p/>
        </draw:polygon>
        <draw:polygon draw:style-name="Mgr29" draw:text-style-name="MP1" draw:layer="backgroundobjects" svg:width="0.318cm" svg:height="0.182cm" svg:x="26.841cm" svg:y="21.218cm" svg:viewBox="0 0 319 183" draw:points="283,18 283,18 278,18 278,18 278,25 269,32 265,32 256,32 247,39 238,44 230,55 213,64 200,70 187,74 174,80 174,80 170,80 165,84 135,102 126,107 121,113 117,113 88,129 61,142 48,148 35,157 15,175 0,183 92,148 92,137 113,137 148,113 183,97 213,74 247,64 252,64 252,55 252,55 252,55 261,50 261,50 261,50 261,50 265,50 265,50 265,50 265,50 265,50 269,44 274,44 274,39 283,36 283,32 283,32 287,32 292,32 300,25 305,25 309,18 309,18 309,18 309,18 319,0 315,0 309,5 309,8 305,8 300,13 300,13 300,18 292,18 292,18 292,18 287,18 287,18 287,18 287,18">
          <text:p/>
        </draw:polygon>
        <draw:polygon draw:style-name="Mgr29" draw:text-style-name="MP1" draw:layer="backgroundobjects" svg:width="0.054cm" svg:height="0.047cm" svg:x="27.052cm" svg:y="21.236cm" svg:viewBox="0 0 55 48" draw:points="55,0 55,0 55,0 55,0 55,0 55,0 51,6 46,6 37,13 33,13 28,13 28,13 28,18 19,25 19,30 15,30 10,36 10,36 10,36 10,36 10,36 6,36 6,36 6,36 6,36 0,41 0,41 0,41 0,48 2,41 6,41 6,41 6,41 10,41 15,36 19,36 28,25 33,13 46,13 51,6">
          <text:p/>
        </draw:polygon>
        <draw:polygon draw:style-name="Mgr33" draw:text-style-name="MP1" draw:layer="backgroundobjects" svg:width="0.131cm" svg:height="0.122cm" svg:x="26.705cm" svg:y="20.924cm" svg:viewBox="0 0 132 123" draw:points="132,120 119,120 119,120 101,120 97,120 84,120 71,120 61,114 61,114 57,114 53,110 44,104 39,99 35,99 26,94 22,89 17,80 17,75 17,70 13,60 8,56 4,56 4,45 4,37 4,27 4,23 4,12 4,12 8,0 8,0 8,0 4,12 4,12 4,12 4,17 4,17 4,17 4,23 4,23 4,23 0,23 0,23 0,23 0,27 0,27 0,45 4,56 4,60 8,65 8,70 8,75 8,75 8,75 17,75 17,86 17,86 17,89 17,94 17,94 17,94 17,94 22,99 22,99 30,99 35,104 48,114 57,114 57,120 61,120 71,120 80,123 89,123 97,123 101,123 110,123 114,123 123,123 123,120">
          <text:p/>
        </draw:polygon>
        <draw:polygon draw:style-name="Mgr29" draw:text-style-name="MP1" draw:layer="backgroundobjects" svg:width="0.199cm" svg:height="0.069cm" svg:x="26.714cm" svg:y="20.999cm" svg:viewBox="0 0 200 70" draw:points="132,46 123,46 123,50 114,50 110,50 94,50 89,50 81,50 72,50 62,46 53,46 48,46 48,41 39,41 26,30 22,24 13,24 13,24 8,20 8,20 8,20 8,20 8,15 8,9 8,9 8,0 0,0 4,9 8,24 8,24 13,35 13,41 13,41 22,46 26,50 31,58 39,58 44,58 48,64 53,70 62,70 72,70 86,70 89,70 89,70 89,70 94,70 94,70 98,70 98,70 110,70 114,64 123,64 123,58 132,58 132,58 132,58 132,58 140,58 144,50 149,50 149,50 153,46 153,46 158,46 162,41 162,41 162,41 166,41 169,30 173,24 182,24 187,24 191,9 200,0 191,9 182,20 182,24 173,24 166,24 162,30 153,35 153,41 140,41 132,41">
          <text:p/>
        </draw:polygon>
        <draw:polygon draw:style-name="Mgr16" draw:text-style-name="MP1" draw:layer="backgroundobjects" svg:width="0.087cm" svg:height="0.016cm" svg:x="26.749cm" svg:y="21.029cm" svg:viewBox="0 0 88 17" draw:points="75,17 75,17 75,17 79,17 84,11 88,11 88,11 88,11 88,11 88,11 88,11 70,11 62,11 53,11 44,11 35,11 26,11 17,11 13,5 0,0 8,5 13,11 17,11 17,11 26,17 39,17 53,17 57,17">
          <text:p/>
        </draw:polygon>
        <draw:polygon draw:style-name="Mgr16" draw:text-style-name="MP1" draw:layer="backgroundobjects" svg:width="0.034cm" svg:height="0.122cm" svg:x="26.714cm" svg:y="20.893cm" svg:viewBox="0 0 35 123" draw:points="3,17 3,23 3,23 3,23 0,36 0,36 0,47 0,51 0,61 0,69 0,80 3,80 8,85 12,94 12,99 12,104 17,113 21,118 30,123 35,123 30,123 26,113 17,99 12,89 12,85 12,69 12,51 12,47 12,36 12,31 12,23 12,12 12,12 12,3 12,0">
          <text:p/>
        </draw:polygon>
        <draw:polygon draw:style-name="Mgr29" draw:text-style-name="MP1" draw:layer="backgroundobjects" svg:width="0cm" svg:height="0.016cm" svg:x="26.705cm" svg:y="20.941cm" svg:viewBox="0 0 0 17" draw:points="0,0 0,0 0,17">
          <text:p/>
        </draw:polygon>
        <draw:polygon draw:style-name="Mgr29" draw:text-style-name="MP1" draw:layer="backgroundobjects" svg:width="0cm" svg:height="0.003cm" svg:x="26.714cm" svg:y="20.994cm" svg:viewBox="0 0 0 4" draw:points="0,4 0,4 0,0">
          <text:p/>
        </draw:polygon>
        <draw:polygon draw:style-name="Mgr29" draw:text-style-name="MP1" draw:layer="backgroundobjects" svg:width="0.322cm" svg:height="0.384cm" svg:x="26.631cm" svg:y="21.06cm" svg:viewBox="0 0 323 385" draw:points="10,32 4,32 4,16 2,16 2,13 2,8 0,0 2,16 2,46 4,65 4,88 4,108 2,132 2,156 2,175 2,200 4,218 4,238 10,264 10,283 13,302 13,312 16,326 25,335 25,342 34,342 42,358 47,362 51,366 61,372 66,380 79,380 83,385 92,385 109,385 122,385 131,385 140,385 145,385 158,385 174,380 178,380 187,375 200,366 209,362 209,362 228,353 248,335 261,326 275,320 301,308 323,294 301,302 279,308 257,316 241,326 232,339 209,353 205,353 200,358 191,358 187,358 178,362 169,366 158,366 149,372 140,380 131,380 127,380 127,380 118,380 109,380 102,380 96,380 88,380 83,372 70,366 66,362 51,358 47,353 42,342 34,335 25,326 16,308 13,283 10,245 10,213 10,205 10,185 4,151 4,115 4,105 4,92 4,65 10,46">
          <text:p/>
        </draw:polygon>
        <draw:polygon draw:style-name="Mgr29" draw:text-style-name="MP1" draw:layer="backgroundobjects" svg:width="0.309cm" svg:height="0.103cm" svg:x="26.626cm" svg:y="21.337cm" svg:viewBox="0 0 310 104" draw:points="217,66 202,71 189,80 180,85 176,85 168,90 152,90 147,90 138,90 129,90 116,90 107,90 92,90 88,90 84,90 70,90 66,90 52,90 52,85 29,66 21,46 15,27 9,16 9,8 6,0 6,0 6,0 3,0 3,0 0,0 3,3 3,8 6,16 6,27 9,27 9,38 15,46 15,58 15,58 17,66 21,66 29,75 29,85 38,90 38,90 47,95 52,95 56,100 60,100 66,104 70,104 70,104 84,104 88,104 88,104 92,104 112,104 125,104 138,104 143,104 147,104 147,104 152,104 159,104 163,100 176,95 185,90 198,90 202,85 207,85 217,85 222,80 224,75 228,71 241,61 246,61 250,58 257,46 266,46 270,46 275,46 279,46 283,38 283,38 292,38 292,38 310,27">
          <text:p/>
        </draw:polygon>
        <draw:polygon draw:style-name="Mgr32" draw:text-style-name="MP1" draw:layer="backgroundobjects" svg:width="0.34cm" svg:height="0.23cm" svg:x="26.604cm" svg:y="21.258cm" svg:viewBox="0 0 341 231" draw:points="259,167 254,167 250,167 254,172 244,177 239,182 239,182 239,182 239,186 220,186 211,186 211,186 207,192 202,197 198,197 181,202 169,205 156,205 147,205 138,205 138,205 138,211 134,211 121,211 106,205 92,205 78,205 60,202 52,197 52,192 43,186 43,177 43,177 39,177 39,172 39,172 37,172 37,172 37,172 37,167 37,159 31,152 31,148 29,143 25,139 21,139 21,130 16,121 16,101 12,67 7,28 7,0 3,0 3,20 0,25 0,38 0,48 0,62 0,79 3,101 12,121 16,139 21,148 21,162 29,172 31,177 37,186 37,197 39,205 52,216 56,216 60,220 74,227 78,231 92,231 97,231 116,231 121,231 134,231 147,231 156,231 165,227 177,220 186,220 194,220 202,216 211,216 224,211 235,205 239,205 239,205 239,202 239,197 246,192 250,186 259,182 263,177 268,172 272,172 272,172 279,167 279,162 279,162 283,162 288,152 288,152 288,152 288,148 288,148 301,143 301,143 341,111 297,139">
          <text:p/>
        </draw:polygon>
        <draw:polygon draw:style-name="Mgr29" draw:text-style-name="MP1" draw:layer="backgroundobjects" svg:width="0.007cm" svg:height="0.096cm" svg:x="26.626cm" svg:y="21.169cm" svg:viewBox="0 0 8 97" draw:points="3,97 3,97 8,97 0,0 0,4 0,14 0,44 0,63 3,77">
          <text:p/>
        </draw:polygon>
      </draw:g>
      <draw:frame draw:style-name="Mgr1" draw:layer="backgroundobjects" svg:width="27.94cm" svg:height="3.285cm" svg:x="0cm" svg:y="0.001cm">
        <draw:object-ole draw:class-id="00000000-0000-0000-0000-000000000000" xlink:href="./Object 6" xlink:type="simple" xlink:show="embed" xlink:actuate="onLoad"/>
        <draw:image xlink:href="./ObjectReplacements/Object 6" xlink:type="simple" xlink:show="embed" xlink:actuate="onLoad"/>
      </draw:frame>
      <draw:line presentation:style-name="Mpr5" draw:text-style-name="MP1" draw:layer="backgroundobjects" svg:x1="4.481cm" svg:y1="9.827cm" svg:x2="27.94cm" svg:y2="9.827cm">
        <text:p/>
      </draw:line>
      <draw:g>
        <draw:polygon draw:style-name="Mgr2" draw:text-style-name="MP1" draw:layer="backgroundobjects" svg:width="0.393cm" svg:height="0.082cm" svg:x="24.455cm" svg:y="20.557cm" svg:viewBox="0 0 394 83" draw:points="28,0 0,83 394,83 394,0">
          <text:p/>
        </draw:polygon>
        <draw:polygon draw:style-name="Mgr2" draw:text-style-name="MP1" draw:layer="backgroundobjects" svg:width="0.372cm" svg:height="0.082cm" svg:x="24.59cm" svg:y="21.256cm" svg:viewBox="0 0 373 83" draw:points="373,0 0,0 0,83 373,83">
          <text:p/>
        </draw:polygon>
        <draw:polygon draw:style-name="Mgr2" draw:text-style-name="MP1" draw:layer="backgroundobjects" svg:width="0.231cm" svg:height="0.082cm" svg:x="24.577cm" svg:y="20.975cm" svg:viewBox="0 0 232 83" draw:points="232,83 232,0 0,0 4,83">
          <text:p/>
        </draw:polygon>
        <draw:polygon draw:style-name="Mgr2" draw:text-style-name="MP1" draw:layer="backgroundobjects" svg:width="0.231cm" svg:height="0.082cm" svg:x="24.577cm" svg:y="20.865cm" svg:viewBox="0 0 232 83" draw:points="232,83 232,0 0,0 0,83">
          <text:p/>
        </draw:polygon>
        <draw:polygon draw:style-name="Mgr2" draw:text-style-name="MP1" draw:layer="backgroundobjects" svg:width="0.482cm" svg:height="0.081cm" svg:x="24.489cm" svg:y="20.404cm" svg:viewBox="0 0 483 82" draw:points="34,0 0,82 483,82 483,0">
          <text:p/>
        </draw:polygon>
        <draw:polygon draw:style-name="Mgr2" draw:text-style-name="MP1" draw:layer="backgroundobjects" svg:width="0.434cm" svg:height="0.077cm" svg:x="24.533cm" svg:y="20.263cm" svg:viewBox="0 0 435 78" draw:points="435,78 435,0 38,0 0,78">
          <text:p/>
        </draw:polygon>
        <draw:polygon draw:style-name="Mgr2" draw:text-style-name="MP1" draw:layer="backgroundobjects" svg:width="0.359cm" svg:height="0.082cm" svg:x="24.221cm" svg:y="20.865cm" svg:viewBox="0 0 360 83" draw:points="0,0 16,83 333,83 360,0">
          <text:p/>
        </draw:polygon>
        <draw:polygon draw:style-name="Mgr2" draw:text-style-name="MP1" draw:layer="backgroundobjects" svg:width="0.372cm" svg:height="0.077cm" svg:x="24.59cm" svg:y="21.125cm" svg:viewBox="0 0 373 78" draw:points="373,78 373,0 0,0 0,78">
          <text:p/>
        </draw:polygon>
        <draw:polygon draw:style-name="Mgr2" draw:text-style-name="MP1" draw:layer="backgroundobjects" svg:width="0.653cm" svg:height="0.082cm" svg:x="23.083cm" svg:y="20.707cm" svg:viewBox="0 0 654 83" draw:points="0,0 0,83 582,80 585,80 593,80 597,70 597,70 604,59 614,54 619,45 628,38 632,36 636,25 645,20 645,20 650,16 654,6 654,6 654,0 654,0">
          <text:p/>
        </draw:polygon>
        <draw:polygon draw:style-name="Mgr2" draw:text-style-name="MP1" draw:layer="backgroundobjects" svg:width="0.825cm" svg:height="0.081cm" svg:x="22.942cm" svg:y="21.125cm" svg:viewBox="0 0 826 82" draw:points="0,0 0,82 800,82 804,66 804,62 813,47 817,29 822,24 822,14 822,5 826,0">
          <text:p/>
        </draw:polygon>
        <draw:polygon draw:style-name="Mgr2" draw:text-style-name="MP1" draw:layer="backgroundobjects" svg:width="0.512cm" svg:height="0.082cm" svg:x="22.353cm" svg:y="21.256cm" svg:viewBox="0 0 513 83" draw:points="0,0 0,83 513,83 513,0">
          <text:p/>
        </draw:polygon>
        <draw:polygon draw:style-name="Mgr2" draw:text-style-name="MP1" draw:layer="backgroundobjects" svg:width="0.226cm" svg:height="0.082cm" svg:x="23.083cm" svg:y="20.557cm" svg:viewBox="0 0 227 83" draw:points="227,83 227,0 0,0 0,83">
          <text:p/>
        </draw:polygon>
        <draw:polygon draw:style-name="Mgr2" draw:text-style-name="MP1" draw:layer="backgroundobjects" svg:width="0.737cm" svg:height="0.082cm" svg:x="22.942cm" svg:y="21.256cm" svg:viewBox="0 0 738 83" draw:points="0,0 0,83 579,83 588,78 602,72 611,72 611,72 619,72 628,68 646,59 650,59 655,59 655,59 655,59 664,53 681,49 695,37 703,33 717,30 720,25 723,19 731,14 731,4 738,0">
          <text:p/>
        </draw:polygon>
        <draw:polygon draw:style-name="Mgr2" draw:text-style-name="MP1" draw:layer="backgroundobjects" svg:width="0.266cm" svg:height="0.082cm" svg:x="24.27cm" svg:y="20.975cm" svg:viewBox="0 0 267 83" draw:points="0,0 26,83 246,83 267,0">
          <text:p/>
        </draw:polygon>
        <draw:polygon draw:style-name="Mgr2" draw:text-style-name="MP1" draw:layer="backgroundobjects" svg:width="0.051cm" svg:height="0.082cm" svg:x="24.384cm" svg:y="21.256cm" svg:viewBox="0 0 52 83" draw:points="0,0 22,83 22,83 52,0">
          <text:p/>
        </draw:polygon>
        <draw:polygon draw:style-name="Mgr2" draw:text-style-name="MP1" draw:layer="backgroundobjects" svg:width="0.165cm" svg:height="0.077cm" svg:x="24.318cm" svg:y="21.125cm" svg:viewBox="0 0 166 78" draw:points="0,0 26,78 141,78 166,0">
          <text:p/>
        </draw:polygon>
        <draw:polygon draw:style-name="Mgr2" draw:text-style-name="MP1" draw:layer="backgroundobjects" svg:width="0.653cm" svg:height="0.082cm" svg:x="23.083cm" svg:y="20.865cm" svg:viewBox="0 0 654 83" draw:points="0,0 0,83 654,83 654,83 654,80 654,80 654,80 654,80 654,80 654,80 654,80 654,80 654,73 654,68 645,68 645,64 645,64 645,64 645,57 636,57 636,57 636,52 636,47 632,47 632,47 632,47 628,38 614,17 604,17 597,14 597,8 589,3 585,3 582,0">
          <text:p/>
        </draw:polygon>
        <draw:polygon draw:style-name="Mgr2" draw:text-style-name="MP1" draw:layer="backgroundobjects" svg:width="0.371cm" svg:height="0.082cm" svg:x="23.83cm" svg:y="21.256cm" svg:viewBox="0 0 372 83" draw:points="372,83 372,0 0,0 0,83">
          <text:p/>
        </draw:polygon>
        <draw:polygon draw:style-name="Mgr2" draw:text-style-name="MP1" draw:layer="backgroundobjects" svg:width="0.226cm" svg:height="0.073cm" svg:x="23.083cm" svg:y="20.975cm" svg:viewBox="0 0 227 74" draw:points="0,0 0,74 227,74 227,0">
          <text:p/>
        </draw:polygon>
        <draw:polygon draw:style-name="Mgr2" draw:text-style-name="MP1" draw:layer="backgroundobjects" svg:width="0.394cm" svg:height="0.082cm" svg:x="23.962cm" svg:y="20.557cm" svg:viewBox="0 0 395 83" draw:points="395,83 364,0 0,3 0,83">
          <text:p/>
        </draw:polygon>
        <draw:polygon draw:style-name="Mgr2" draw:text-style-name="MP1" draw:layer="backgroundobjects" svg:width="0.812cm" svg:height="0.081cm" svg:x="22.942cm" svg:y="20.404cm" svg:viewBox="0 0 813 82" draw:points="804,36 804,28 795,12 791,8 791,3 787,0 0,0 0,82 813,82 813,82 813,82 813,78 813,78 809,68 809,63 804,59 804,53 804,48">
          <text:p/>
        </draw:polygon>
        <draw:polygon draw:style-name="Mgr2" draw:text-style-name="MP1" draw:layer="backgroundobjects" svg:width="0.226cm" svg:height="0.073cm" svg:x="22.49cm" svg:y="20.975cm" svg:viewBox="0 0 227 74" draw:points="0,0 0,74 227,74 227,0">
          <text:p/>
        </draw:polygon>
        <draw:polygon draw:style-name="Mgr2" draw:text-style-name="MP1" draw:layer="backgroundobjects" svg:width="0.226cm" svg:height="0.078cm" svg:x="22.49cm" svg:y="20.707cm" svg:viewBox="0 0 227 79" draw:points="0,0 0,79 227,79 227,0">
          <text:p/>
        </draw:polygon>
        <draw:polygon draw:style-name="Mgr2" draw:text-style-name="MP1" draw:layer="backgroundobjects" svg:width="0.754cm" svg:height="0.077cm" svg:x="22.933cm" svg:y="20.263cm" svg:viewBox="0 0 755 78" draw:points="663,15 654,8 637,3 619,0 600,0 596,0 591,0 583,0 0,0 0,78 755,78 738,68 732,58 725,48 712,44 698,37 685,27 672,23">
          <text:p/>
        </draw:polygon>
        <draw:polygon draw:style-name="Mgr2" draw:text-style-name="MP1" draw:layer="backgroundobjects" svg:width="0.512cm" svg:height="0.077cm" svg:x="22.353cm" svg:y="21.125cm" svg:viewBox="0 0 513 78" draw:points="513,78 513,0 0,0 0,74">
          <text:p/>
        </draw:polygon>
        <draw:polygon draw:style-name="Mgr2" draw:text-style-name="MP1" draw:layer="backgroundobjects" svg:width="0.227cm" svg:height="0.073cm" svg:x="22.498cm" svg:y="20.865cm" svg:viewBox="0 0 228 74" draw:points="228,74 228,0 0,0 0,74">
          <text:p/>
        </draw:polygon>
        <draw:polygon draw:style-name="Mgr2" draw:text-style-name="MP1" draw:layer="backgroundobjects" svg:width="0.512cm" svg:height="0.081cm" svg:x="22.348cm" svg:y="20.404cm" svg:viewBox="0 0 513 82" draw:points="0,0 0,82 513,82 513,3">
          <text:p/>
        </draw:polygon>
        <draw:polygon draw:style-name="Mgr2" draw:text-style-name="MP1" draw:layer="backgroundobjects" svg:width="0.512cm" svg:height="0.077cm" svg:x="22.348cm" svg:y="20.263cm" svg:viewBox="0 0 513 78" draw:points="0,0 0,78 513,78 513,0">
          <text:p/>
        </draw:polygon>
        <draw:polygon draw:style-name="Mgr2" draw:text-style-name="MP1" draw:layer="backgroundobjects" svg:width="0.23cm" svg:height="0.082cm" svg:x="22.49cm" svg:y="20.557cm" svg:viewBox="0 0 231 83" draw:points="231,83 231,0 0,0 0,83">
          <text:p/>
        </draw:polygon>
        <draw:polygon draw:style-name="Mgr2" draw:text-style-name="MP1" draw:layer="backgroundobjects" svg:width="0.226cm" svg:height="0.082cm" svg:x="23.962cm" svg:y="20.975cm" svg:viewBox="0 0 227 83" draw:points="227,83 227,0 0,0 0,83">
          <text:p/>
        </draw:polygon>
        <draw:polygon draw:style-name="Mgr2" draw:text-style-name="MP1" draw:layer="backgroundobjects" svg:width="0.486cm" svg:height="0.081cm" svg:x="23.83cm" svg:y="20.404cm" svg:viewBox="0 0 487 82" draw:points="487,82 451,0 0,0 0,82">
          <text:p/>
        </draw:polygon>
        <draw:polygon draw:style-name="Mgr2" draw:text-style-name="MP1" draw:layer="backgroundobjects" svg:width="0.877cm" svg:height="0.078cm" svg:x="23.962cm" svg:y="20.707cm" svg:viewBox="0 0 878 79" draw:points="878,79 878,0 472,0 444,58 413,0 0,0 0,79 220,79 220,36 246,79 637,79 654,36 654,79">
          <text:p/>
        </draw:polygon>
        <draw:polygon draw:style-name="Mgr2" draw:text-style-name="MP1" draw:layer="backgroundobjects" svg:width="0.226cm" svg:height="0.082cm" svg:x="23.962cm" svg:y="20.865cm" svg:viewBox="0 0 227 83" draw:points="227,83 227,0 0,0 0,83">
          <text:p/>
        </draw:polygon>
        <draw:polygon draw:style-name="Mgr2" draw:text-style-name="MP1" draw:layer="backgroundobjects" svg:width="0.249cm" svg:height="0.077cm" svg:x="23.513cm" svg:y="20.562cm" svg:viewBox="0 0 250 78" draw:points="0,0 0,78 228,78 228,78 232,74 237,68 237,63 241,58 241,52 241,52 241,48 246,40 246,29 246,29 246,29 246,29 246,19 250,10 250,10 250,0 250,0">
          <text:p/>
        </draw:polygon>
        <draw:polygon draw:style-name="Mgr2" draw:text-style-name="MP1" draw:layer="backgroundobjects" svg:width="0.245cm" svg:height="0.073cm" svg:x="23.522cm" svg:y="20.975cm" svg:viewBox="0 0 246 74" draw:points="246,74 246,63 246,57 246,42 246,32 242,23 237,13 237,3 233,0 0,0 0,74">
          <text:p/>
        </draw:polygon>
        <draw:polygon draw:style-name="Mgr2" draw:text-style-name="MP1" draw:layer="backgroundobjects" svg:width="0.371cm" svg:height="0.077cm" svg:x="23.83cm" svg:y="21.125cm" svg:viewBox="0 0 372 78" draw:points="372,78 372,0 0,0 0,78">
          <text:p/>
        </draw:polygon>
        <draw:polygon draw:style-name="Mgr2" draw:text-style-name="MP1" draw:layer="backgroundobjects" svg:width="0.429cm" svg:height="0.077cm" svg:x="23.83cm" svg:y="20.263cm" svg:viewBox="0 0 430 78" draw:points="430,78 398,0 0,0 0,78">
          <text:p/>
        </draw:polygon>
      </draw:g>
      <draw:frame draw:style-name="Mgr43" draw:text-style-name="MP14" draw:layer="backgroundobjects" svg:width="15.063cm" svg:height="0.529cm" svg:x="5.293cm" svg:y="20.321cm">
        <draw:text-box>
          <text:p text:style-name="MP19"><text:span text:style-name="MT6">Linux is a registered trademark of Linus Torvalds. </text:span></text:p>
        </draw:text-box>
      </draw:frame>
      <presentation:notes style:page-layout-name="PM1">
        <draw:rect draw:style-name="Mgr40" draw:text-style-name="MP1" draw:layer="backgroundobjects" svg:width="19.05cm" svg:height="25.4cm" svg:x="0cm" svg:y="0cm">
          <text:p/>
        </draw:rect>
        <draw:rect draw:style-name="Mgr2" draw:text-style-name="MP1" draw:layer="backgroundobjects" svg:width="19.05cm" svg:height="25.4cm" svg:x="0cm" svg:y="0cm" draw:corner-radius="0.004cm">
          <text:p/>
        </draw:rect>
        <draw:rect draw:style-name="Mgr2" draw:text-style-name="MP1" draw:layer="backgroundobjects" svg:width="19.05cm" svg:height="25.4cm" svg:x="0cm" svg:y="0cm" draw:corner-radius="0.004cm">
          <text:p/>
        </draw:rect>
        <draw:rect draw:style-name="Mgr2" draw:text-style-name="MP1" draw:layer="backgroundobjects" svg:width="19.05cm" svg:height="25.4cm" svg:x="0cm" svg:y="0cm" draw:corner-radius="0.004cm">
          <text:p/>
        </draw:rect>
        <draw:rect draw:style-name="Mgr2" draw:text-style-name="MP1" draw:layer="backgroundobjects" svg:width="19.05cm" svg:height="25.4cm" svg:x="0cm" svg:y="0cm" draw:corner-radius="0.004cm">
          <text:p/>
        </draw:rect>
        <draw:rect draw:style-name="Mgr2" draw:text-style-name="MP1" draw:layer="backgroundobjects" svg:width="19.05cm" svg:height="25.4cm" svg:x="0cm" svg:y="0cm" draw:corner-radius="0.004cm">
          <text:p/>
        </draw:rect>
        <draw:rect draw:style-name="Mgr2" draw:text-style-name="MP1" draw:layer="backgroundobjects" svg:width="19.05cm" svg:height="25.4cm" svg:x="0cm" svg:y="0cm" draw:corner-radius="0.004cm">
          <text:p/>
        </draw:rect>
        <draw:rect draw:style-name="Mgr2" draw:text-style-name="MP1" draw:layer="backgroundobjects" svg:width="19.05cm" svg:height="25.4cm" svg:x="0cm" svg:y="0cm" draw:corner-radius="0.004cm">
          <text:p/>
        </draw:rect>
        <draw:rect draw:style-name="Mgr2" draw:text-style-name="MP1" draw:layer="backgroundobjects" svg:width="19.05cm" svg:height="25.4cm" svg:x="0cm" svg:y="0cm" draw:corner-radius="0.004cm">
          <text:p/>
        </draw:rect>
        <draw:rect draw:style-name="Mgr2" draw:text-style-name="MP1" draw:layer="backgroundobjects" svg:width="19.05cm" svg:height="25.4cm" svg:x="0cm" svg:y="0cm" draw:corner-radius="0.004cm">
          <text:p/>
        </draw:rect>
        <draw:rect draw:style-name="Mgr2" draw:text-style-name="MP1" draw:layer="backgroundobjects" svg:width="19.05cm" svg:height="25.4cm" svg:x="0cm" svg:y="0cm" draw:corner-radius="0.004cm">
          <text:p/>
        </draw:rect>
        <draw:rect draw:style-name="Mgr2" draw:text-style-name="MP1" draw:layer="backgroundobjects" svg:width="19.05cm" svg:height="25.4cm" svg:x="0cm" svg:y="0cm" draw:corner-radius="0.004cm">
          <text:p/>
        </draw:rect>
        <draw:rect draw:style-name="Mgr2" draw:text-style-name="MP1" draw:layer="backgroundobjects" svg:width="19.05cm" svg:height="25.4cm" svg:x="0cm" svg:y="0cm" draw:corner-radius="0.004cm">
          <text:p/>
        </draw:rect>
        <draw:rect draw:style-name="Mgr2" draw:text-style-name="MP1" draw:layer="backgroundobjects" svg:width="19.05cm" svg:height="25.4cm" svg:x="0cm" svg:y="0cm" draw:corner-radius="0.004cm">
          <text:p/>
        </draw:rect>
        <draw:rect draw:style-name="Mgr2" draw:text-style-name="MP1" draw:layer="backgroundobjects" svg:width="19.05cm" svg:height="25.4cm" svg:x="0cm" svg:y="0cm" draw:corner-radius="0.004cm">
          <text:p/>
        </draw:rect>
        <draw:page-thumbnail presentation:style-name="Default-title" draw:layer="backgroundobjects" svg:width="12.33cm" svg:height="9.525cm" svg:x="3.36cm" svg:y="1.905cm" presentation:class="page"/>
        <draw:frame presentation:style-name="Default-notes" draw:layer="backgroundobjects" svg:width="13.97cm" svg:height="11.43cm" svg:x="2.54cm" svg:y="12.065cm" presentation:class="notes" presentation:placeholder="true" presentation:user-transformed="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LibreOffice/3.5$Linux_X86_64 LibreOffice_project/350m1$Build-2</meta:generator>
    <meta:creation-date>2005-04-11T11:41:25</meta:creation-date>
    <dc:creator>Benjamin Herrenschmidt</dc:creator>
    <dc:date>2012-08-30T10:04:27</dc:date>
    <meta:print-date>2005-04-20T17:32:59</meta:print-date>
    <dc:language>en-US</dc:language>
    <meta:editing-cycles>450</meta:editing-cycles>
    <meta:editing-duration>P2DT13M20S</meta:editing-duration>
    <meta:document-statistic meta:object-count="2084"/>
    <meta:user-defined meta:name="Info 1"/>
    <meta:user-defined meta:name="Info 2"/>
    <meta:user-defined meta:name="Info 3"/>
    <meta:user-defined meta:name="Info 4"/>
  </office:meta>
</office:document-meta>
</file>